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0/Pictures/100006A20000018D0000018DB3B6DC61F342ADE9.svg" manifest:media-type="image/svg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Pictures/100006A20000018D0000018DB3B6DC61F342ADE9.svg" manifest:media-type="image/svg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fo:background-color="#ed1c24"/>
      <style:text-properties fo:color="#fff200" fo:font-weight="bold" style:font-weight-asian="bold" style:font-weight-complex="bold"/>
    </style:style>
    <style:style style:name="ce1" style:family="table-cell" style:parent-style-name="Default" style:data-style-name="N61"/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7.3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7.30000019073486pt" style:language-asian="zh" style:country-asian="CN" style:font-style-asian="normal" style:font-weight-asian="normal" style:font-name-complex="Ubuntu" style:font-size-complex="7.3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8aa97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lation" table:style-name="ta1">
        <table:shapes>
          <draw:frame draw:z-index="0" draw:style-name="gr1" draw:text-style-name="P1" svg:width="568.2pt" svg:height="337.29pt" svg:x="0pt" svg:y="387.78pt">
            <draw:object draw:notify-on-update-of-ranges="Translation.A5:Translation.A28 Translation.B4:Translation.B4 Translation.B5:Translation.B28 Translation.C4:Translation.C4 Translation.C5:Translation.C28 Translation.D4:Translation.D4 Translation.D5:Translation.D28 Translation.E4:Translation.E4 Translation.E5:Translation.E28 Translation.F4:Translation.F4 Translation.F5:Translation.F28 Translation.G4:Translation.G4 Translation.G5:Translation.G28 Translation.H4:Translation.H4 Translation.H5:Translation.H28 Translation.I4:Translation.I4 Translation.I5:Translation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3.62pt" svg:height="353.88pt" svg:x="618.92pt" svg:y="380.98pt">
            <draw:object draw:notify-on-update-of-ranges="Translation.K5:Translation.K28 Translation.L4:Translation.L4 Translation.L5:Translation.L28 Translation.M4:Translation.M4 Translation.M5:Translation.M28 Translation.N4:Translation.N4 Translation.N5:Translation.N28 Translation.O4:Translation.O4 Translation.O5:Translation.O28 Translation.P4:Translation.P4 Translation.P5:Translation.P28 Translation.Q4:Translation.Q4 Translation.Q5:Translation.Q28 Translation.R4:Translation.R4 Translation.R5:Translation.R28 Translation.S4:Translation.S4 Translation.S5:Translation.S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anslation Time</text:p>
          </table:table-cell>
          <table:table-cell table:number-columns-repeated="9"/>
          <table:table-cell office:value-type="string" calcext:value-type="string">
            <text:p>Translation Space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Translation time ratio</text:p>
          </table:table-cell>
          <table:table-cell table:number-columns-repeated="9"/>
          <table:table-cell table:style-name="ce6" office:value-type="string" calcext:value-type="string">
            <text:p>Translation space ratio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mr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table:number-columns-repeated="2"/>
          <table:table-cell office:value-type="string" calcext:value-type="string">
            <text:p>wizard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mr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sm-o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82776" calcext:value-type="float">
            <text:p>4.82776</text:p>
          </table:table-cell>
          <table:table-cell office:value-type="float" office:value="23.4721" calcext:value-type="float">
            <text:p>23.4721</text:p>
          </table:table-cell>
          <table:table-cell office:value-type="float" office:value="26.0343" calcext:value-type="float">
            <text:p>26.0343</text:p>
          </table:table-cell>
          <table:table-cell office:value-type="float" office:value="169.454" calcext:value-type="float">
            <text:p>169.454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828.862" calcext:value-type="float">
            <text:p>828.862</text:p>
          </table:table-cell>
          <table:table-cell office:value-type="float" office:value="1639.87" calcext:value-type="float">
            <text:p>1639.87</text:p>
          </table:table-cell>
          <table:table-cell office:value-type="float" office:value="1984.6" calcext:value-type="float">
            <text:p>1984.6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372197" calcext:value-type="float">
            <text:p>0.372197</text:p>
          </table:table-cell>
          <table:table-cell office:value-type="float" office:value="2.51224" calcext:value-type="float">
            <text:p>2.51224</text:p>
          </table:table-cell>
          <table:table-cell office:value-type="float" office:value="3.85153" calcext:value-type="float">
            <text:p>3.85153</text:p>
          </table:table-cell>
          <table:table-cell office:value-type="float" office:value="1.01748" calcext:value-type="float">
            <text:p>1.01748</text:p>
          </table:table-cell>
          <table:table-cell office:value-type="float" office:value="2.52607" calcext:value-type="float">
            <text:p>2.52607</text:p>
          </table:table-cell>
          <table:table-cell office:value-type="float" office:value="2.27772" calcext:value-type="float">
            <text:p>2.27772</text:p>
          </table:table-cell>
          <table:table-cell office:value-type="float" office:value="2.45785" calcext:value-type="float">
            <text:p>2.45785</text:p>
          </table:table-cell>
          <table:table-cell office:value-type="float" office:value="1.80761" calcext:value-type="float">
            <text:p>1.80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3.6539" calcext:value-type="float">
            <text:p>3.6539</text:p>
          </table:table-cell>
          <table:table-cell office:value-type="float" office:value="24.1284" calcext:value-type="float">
            <text:p>24.1284</text:p>
          </table:table-cell>
          <table:table-cell office:value-type="float" office:value="26.7167" calcext:value-type="float">
            <text:p>26.7167</text:p>
          </table:table-cell>
          <table:table-cell office:value-type="float" office:value="263.274" calcext:value-type="float">
            <text:p>263.274</text:p>
          </table:table-cell>
          <table:table-cell office:value-type="float" office:value="154.153" calcext:value-type="float">
            <text:p>154.153</text:p>
          </table:table-cell>
          <table:table-cell office:value-type="float" office:value="932.231" calcext:value-type="float">
            <text:p>932.231</text:p>
          </table:table-cell>
          <table:table-cell office:value-type="float" office:value="1749.36" calcext:value-type="float">
            <text:p>1749.36</text:p>
          </table:table-cell>
          <table:table-cell office:value-type="float" office:value="1805.41" calcext:value-type="float">
            <text:p>1805.41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348444" calcext:value-type="float">
            <text:p>0.348444</text:p>
          </table:table-cell>
          <table:table-cell office:value-type="float" office:value="2.43622" calcext:value-type="float">
            <text:p>2.43622</text:p>
          </table:table-cell>
          <table:table-cell office:value-type="float" office:value="3.80408" calcext:value-type="float">
            <text:p>3.80408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2.55192" calcext:value-type="float">
            <text:p>2.55192</text:p>
          </table:table-cell>
          <table:table-cell office:value-type="float" office:value="2.32636" calcext:value-type="float">
            <text:p>2.32636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1.74847" calcext:value-type="float">
            <text:p>1.74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.66801" calcext:value-type="float">
            <text:p>2.66801</text:p>
          </table:table-cell>
          <table:table-cell office:value-type="float" office:value="24.3676" calcext:value-type="float">
            <text:p>24.3676</text:p>
          </table:table-cell>
          <table:table-cell office:value-type="float" office:value="26.5972" calcext:value-type="float">
            <text:p>26.5972</text:p>
          </table:table-cell>
          <table:table-cell office:value-type="float" office:value="148.368" calcext:value-type="float">
            <text:p>148.368</text:p>
          </table:table-cell>
          <table:table-cell office:value-type="float" office:value="159.608" calcext:value-type="float">
            <text:p>159.608</text:p>
          </table:table-cell>
          <table:table-cell office:value-type="float" office:value="966.519" calcext:value-type="float">
            <text:p>966.519</text:p>
          </table:table-cell>
          <table:table-cell office:value-type="float" office:value="1787.39" calcext:value-type="float">
            <text:p>1787.39</text:p>
          </table:table-cell>
          <table:table-cell office:value-type="float" office:value="1803.21" calcext:value-type="float">
            <text:p>1803.21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34919" calcext:value-type="float">
            <text:p>0.34919</text:p>
          </table:table-cell>
          <table:table-cell office:value-type="float" office:value="2.4212" calcext:value-type="float">
            <text:p>2.4212</text:p>
          </table:table-cell>
          <table:table-cell office:value-type="float" office:value="3.81295" calcext:value-type="float">
            <text:p>3.81295</text:p>
          </table:table-cell>
          <table:table-cell office:value-type="float" office:value="1.06743" calcext:value-type="float">
            <text:p>1.06743</text:p>
          </table:table-cell>
          <table:table-cell office:value-type="float" office:value="2.55531" calcext:value-type="float">
            <text:p>2.55531</text:p>
          </table:table-cell>
          <table:table-cell office:value-type="float" office:value="2.3294" calcext:value-type="float">
            <text:p>2.3294</text:p>
          </table:table-cell>
          <table:table-cell office:value-type="float" office:value="2.58009" calcext:value-type="float">
            <text:p>2.58009</text:p>
          </table:table-cell>
          <table:table-cell office:value-type="float" office:value="1.78031" calcext:value-type="float">
            <text:p>1.78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2.7932" calcext:value-type="float">
            <text:p>2.7932</text:p>
          </table:table-cell>
          <table:table-cell office:value-type="float" office:value="23.0449" calcext:value-type="float">
            <text:p>23.0449</text:p>
          </table:table-cell>
          <table:table-cell office:value-type="float" office:value="27.8805" calcext:value-type="float">
            <text:p>27.8805</text:p>
          </table:table-cell>
          <table:table-cell office:value-type="float" office:value="118.597" calcext:value-type="float">
            <text:p>118.597</text:p>
          </table:table-cell>
          <table:table-cell office:value-type="float" office:value="179.253" calcext:value-type="float">
            <text:p>179.253</text:p>
          </table:table-cell>
          <table:table-cell office:value-type="float" office:value="847.937" calcext:value-type="float">
            <text:p>847.937</text:p>
          </table:table-cell>
          <table:table-cell office:value-type="float" office:value="1674.88" calcext:value-type="float">
            <text:p>1674.88</text:p>
          </table:table-cell>
          <table:table-cell office:value-type="float" office:value="794.248" calcext:value-type="float">
            <text:p>794.248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360906" calcext:value-type="float">
            <text:p>0.360906</text:p>
          </table:table-cell>
          <table:table-cell office:value-type="float" office:value="1.98618" calcext:value-type="float">
            <text:p>1.98618</text:p>
          </table:table-cell>
          <table:table-cell office:value-type="float" office:value="3.76941" calcext:value-type="float">
            <text:p>3.76941</text:p>
          </table:table-cell>
          <table:table-cell office:value-type="float" office:value="1.03107" calcext:value-type="float">
            <text:p>1.03107</text:p>
          </table:table-cell>
          <table:table-cell office:value-type="float" office:value="2.70139" calcext:value-type="float">
            <text:p>2.70139</text:p>
          </table:table-cell>
          <table:table-cell office:value-type="float" office:value="2.54488" calcext:value-type="float">
            <text:p>2.54488</text:p>
          </table:table-cell>
          <table:table-cell office:value-type="float" office:value="2.62112" calcext:value-type="float">
            <text:p>2.62112</text:p>
          </table:table-cell>
          <table:table-cell office:value-type="float" office:value="1.90034" calcext:value-type="float">
            <text:p>1.90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5.06362" calcext:value-type="float">
            <text:p>5.06362</text:p>
          </table:table-cell>
          <table:table-cell office:value-type="float" office:value="22.2109" calcext:value-type="float">
            <text:p>22.2109</text:p>
          </table:table-cell>
          <table:table-cell office:value-type="float" office:value="26.805" calcext:value-type="float">
            <text:p>26.805</text:p>
          </table:table-cell>
          <table:table-cell office:value-type="float" office:value="299.502" calcext:value-type="float">
            <text:p>299.502</text:p>
          </table:table-cell>
          <table:table-cell office:value-type="float" office:value="171.139" calcext:value-type="float">
            <text:p>171.139</text:p>
          </table:table-cell>
          <table:table-cell office:value-type="float" office:value="834.441" calcext:value-type="float">
            <text:p>834.441</text:p>
          </table:table-cell>
          <table:table-cell office:value-type="float" office:value="1786.83" calcext:value-type="float">
            <text:p>1786.83</text:p>
          </table:table-cell>
          <table:table-cell office:value-type="float" office:value="1921.74" calcext:value-type="float">
            <text:p>1921.74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345483" calcext:value-type="float">
            <text:p>0.345483</text:p>
          </table:table-cell>
          <table:table-cell office:value-type="float" office:value="2.26342" calcext:value-type="float">
            <text:p>2.26342</text:p>
          </table:table-cell>
          <table:table-cell office:value-type="float" office:value="3.74443" calcext:value-type="float">
            <text:p>3.74443</text:p>
          </table:table-cell>
          <table:table-cell office:value-type="float" office:value="1.0103" calcext:value-type="float">
            <text:p>1.0103</text:p>
          </table:table-cell>
          <table:table-cell office:value-type="float" office:value="2.55567" calcext:value-type="float">
            <text:p>2.55567</text:p>
          </table:table-cell>
          <table:table-cell office:value-type="float" office:value="2.33221" calcext:value-type="float">
            <text:p>2.33221</text:p>
          </table:table-cell>
          <table:table-cell office:value-type="float" office:value="2.72353" calcext:value-type="float">
            <text:p>2.72353</text:p>
          </table:table-cell>
          <table:table-cell office:value-type="float" office:value="1.76599" calcext:value-type="float">
            <text:p>1.76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3.38815" calcext:value-type="float">
            <text:p>3.38815</text:p>
          </table:table-cell>
          <table:table-cell office:value-type="float" office:value="23.2058" calcext:value-type="float">
            <text:p>23.2058</text:p>
          </table:table-cell>
          <table:table-cell office:value-type="float" office:value="26.9167" calcext:value-type="float">
            <text:p>26.9167</text:p>
          </table:table-cell>
          <table:table-cell office:value-type="float" office:value="118.992" calcext:value-type="float">
            <text:p>118.992</text:p>
          </table:table-cell>
          <table:table-cell office:value-type="float" office:value="153.222" calcext:value-type="float">
            <text:p>153.222</text:p>
          </table:table-cell>
          <table:table-cell office:value-type="float" office:value="836.661" calcext:value-type="float">
            <text:p>836.661</text:p>
          </table:table-cell>
          <table:table-cell office:value-type="float" office:value="1687.8" calcext:value-type="float">
            <text:p>1687.8</text:p>
          </table:table-cell>
          <table:table-cell office:value-type="float" office:value="1694.08" calcext:value-type="float">
            <text:p>1694.08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343677" calcext:value-type="float">
            <text:p>0.343677</text:p>
          </table:table-cell>
          <table:table-cell office:value-type="float" office:value="2.51427" calcext:value-type="float">
            <text:p>2.51427</text:p>
          </table:table-cell>
          <table:table-cell office:value-type="float" office:value="3.8095" calcext:value-type="float">
            <text:p>3.8095</text:p>
          </table:table-cell>
          <table:table-cell office:value-type="float" office:value="1.02259" calcext:value-type="float">
            <text:p>1.02259</text:p>
          </table:table-cell>
          <table:table-cell office:value-type="float" office:value="2.68061" calcext:value-type="float">
            <text:p>2.68061</text:p>
          </table:table-cell>
          <table:table-cell office:value-type="float" office:value="2.33969" calcext:value-type="float">
            <text:p>2.33969</text:p>
          </table:table-cell>
          <table:table-cell office:value-type="float" office:value="2.64023" calcext:value-type="float">
            <text:p>2.64023</text:p>
          </table:table-cell>
          <table:table-cell office:value-type="float" office:value="1.78236" calcext:value-type="float">
            <text:p>1.78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3.63492" calcext:value-type="float">
            <text:p>3.63492</text:p>
          </table:table-cell>
          <table:table-cell office:value-type="float" office:value="22.6019" calcext:value-type="float">
            <text:p>22.6019</text:p>
          </table:table-cell>
          <table:table-cell office:value-type="float" office:value="27.3638" calcext:value-type="float">
            <text:p>27.3638</text:p>
          </table:table-cell>
          <table:table-cell office:value-type="float" office:value="149.314" calcext:value-type="float">
            <text:p>149.314</text:p>
          </table:table-cell>
          <table:table-cell office:value-type="float" office:value="162.336" calcext:value-type="float">
            <text:p>162.336</text:p>
          </table:table-cell>
          <table:table-cell office:value-type="float" office:value="840.656" calcext:value-type="float">
            <text:p>840.656</text:p>
          </table:table-cell>
          <table:table-cell office:value-type="float" office:value="1745.53" calcext:value-type="float">
            <text:p>1745.53</text:p>
          </table:table-cell>
          <table:table-cell office:value-type="float" office:value="2108.39" calcext:value-type="float">
            <text:p>2108.39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358305" calcext:value-type="float">
            <text:p>0.358305</text:p>
          </table:table-cell>
          <table:table-cell office:value-type="float" office:value="2.09304" calcext:value-type="float">
            <text:p>2.09304</text:p>
          </table:table-cell>
          <table:table-cell office:value-type="float" office:value="3.77957" calcext:value-type="float">
            <text:p>3.77957</text:p>
          </table:table-cell>
          <table:table-cell office:value-type="float" office:value="1.012" calcext:value-type="float">
            <text:p>1.012</text:p>
          </table:table-cell>
          <table:table-cell office:value-type="float" office:value="2.6085" calcext:value-type="float">
            <text:p>2.6085</text:p>
          </table:table-cell>
          <table:table-cell office:value-type="float" office:value="2.34933" calcext:value-type="float">
            <text:p>2.34933</text:p>
          </table:table-cell>
          <table:table-cell office:value-type="float" office:value="2.64519" calcext:value-type="float">
            <text:p>2.64519</text:p>
          </table:table-cell>
          <table:table-cell office:value-type="float" office:value="1.76359" calcext:value-type="float">
            <text:p>1.76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3.58186" calcext:value-type="float">
            <text:p>3.58186</text:p>
          </table:table-cell>
          <table:table-cell office:value-type="float" office:value="21.7354" calcext:value-type="float">
            <text:p>21.7354</text:p>
          </table:table-cell>
          <table:table-cell office:value-type="float" office:value="27.1515" calcext:value-type="float">
            <text:p>27.1515</text:p>
          </table:table-cell>
          <table:table-cell office:value-type="float" office:value="150.773" calcext:value-type="float">
            <text:p>150.773</text:p>
          </table:table-cell>
          <table:table-cell office:value-type="float" office:value="181.395" calcext:value-type="float">
            <text:p>181.395</text:p>
          </table:table-cell>
          <table:table-cell office:value-type="float" office:value="867.978" calcext:value-type="float">
            <text:p>867.978</text:p>
          </table:table-cell>
          <table:table-cell office:value-type="float" office:value="1774.32" calcext:value-type="float">
            <text:p>1774.32</text:p>
          </table:table-cell>
          <table:table-cell office:value-type="float" office:value="1994.86" calcext:value-type="float">
            <text:p>1994.86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356952" calcext:value-type="float">
            <text:p>0.356952</text:p>
          </table:table-cell>
          <table:table-cell office:value-type="float" office:value="1.96858" calcext:value-type="float">
            <text:p>1.96858</text:p>
          </table:table-cell>
          <table:table-cell office:value-type="float" office:value="3.78028" calcext:value-type="float">
            <text:p>3.78028</text:p>
          </table:table-cell>
          <table:table-cell office:value-type="float" office:value="1.05018" calcext:value-type="float">
            <text:p>1.05018</text:p>
          </table:table-cell>
          <table:table-cell office:value-type="float" office:value="2.58683" calcext:value-type="float">
            <text:p>2.58683</text:p>
          </table:table-cell>
          <table:table-cell office:value-type="float" office:value="2.36151" calcext:value-type="float">
            <text:p>2.36151</text:p>
          </table:table-cell>
          <table:table-cell office:value-type="float" office:value="2.63504" calcext:value-type="float">
            <text:p>2.63504</text:p>
          </table:table-cell>
          <table:table-cell office:value-type="float" office:value="1.79246" calcext:value-type="float">
            <text:p>1.79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2.84364" calcext:value-type="float">
            <text:p>2.84364</text:p>
          </table:table-cell>
          <table:table-cell office:value-type="float" office:value="23.4166" calcext:value-type="float">
            <text:p>23.4166</text:p>
          </table:table-cell>
          <table:table-cell office:value-type="float" office:value="26.5168" calcext:value-type="float">
            <text:p>26.5168</text:p>
          </table:table-cell>
          <table:table-cell office:value-type="float" office:value="203.635" calcext:value-type="float">
            <text:p>203.635</text:p>
          </table:table-cell>
          <table:table-cell office:value-type="float" office:value="159.08" calcext:value-type="float">
            <text:p>159.08</text:p>
          </table:table-cell>
          <table:table-cell office:value-type="float" office:value="822.782" calcext:value-type="float">
            <text:p>822.782</text:p>
          </table:table-cell>
          <table:table-cell office:value-type="float" office:value="1725.19" calcext:value-type="float">
            <text:p>1725.19</text:p>
          </table:table-cell>
          <table:table-cell office:value-type="float" office:value="1984.05" calcext:value-type="float">
            <text:p>1984.05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350335" calcext:value-type="float">
            <text:p>0.350335</text:p>
          </table:table-cell>
          <table:table-cell office:value-type="float" office:value="2.39955" calcext:value-type="float">
            <text:p>2.39955</text:p>
          </table:table-cell>
          <table:table-cell office:value-type="float" office:value="3.80648" calcext:value-type="float">
            <text:p>3.80648</text:p>
          </table:table-cell>
          <table:table-cell office:value-type="float" office:value="1.0202" calcext:value-type="float">
            <text:p>1.0202</text:p>
          </table:table-cell>
          <table:table-cell office:value-type="float" office:value="2.55158" calcext:value-type="float">
            <text:p>2.55158</text:p>
          </table:table-cell>
          <table:table-cell office:value-type="float" office:value="2.32407" calcext:value-type="float">
            <text:p>2.32407</text:p>
          </table:table-cell>
          <table:table-cell office:value-type="float" office:value="2.71693" calcext:value-type="float">
            <text:p>2.71693</text:p>
          </table:table-cell>
          <table:table-cell office:value-type="float" office:value="1.78813" calcext:value-type="float">
            <text:p>1.788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3.24766" calcext:value-type="float">
            <text:p>3.24766</text:p>
          </table:table-cell>
          <table:table-cell office:value-type="float" office:value="23.7442" calcext:value-type="float">
            <text:p>23.7442</text:p>
          </table:table-cell>
          <table:table-cell office:value-type="float" office:value="27.5951" calcext:value-type="float">
            <text:p>27.5951</text:p>
          </table:table-cell>
          <table:table-cell office:value-type="float" office:value="125.998" calcext:value-type="float">
            <text:p>125.998</text:p>
          </table:table-cell>
          <table:table-cell office:value-type="float" office:value="169.897" calcext:value-type="float">
            <text:p>169.897</text:p>
          </table:table-cell>
          <table:table-cell office:value-type="float" office:value="856.61" calcext:value-type="float">
            <text:p>856.61</text:p>
          </table:table-cell>
          <table:table-cell office:value-type="float" office:value="1712.08" calcext:value-type="float">
            <text:p>1712.08</text:p>
          </table:table-cell>
          <table:table-cell office:value-type="float" office:value="1806.28" calcext:value-type="float">
            <text:p>1806.28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34498" calcext:value-type="float">
            <text:p>0.34498</text:p>
          </table:table-cell>
          <table:table-cell office:value-type="float" office:value="2.52151" calcext:value-type="float">
            <text:p>2.52151</text:p>
          </table:table-cell>
          <table:table-cell office:value-type="float" office:value="3.8119" calcext:value-type="float">
            <text:p>3.8119</text:p>
          </table:table-cell>
          <table:table-cell office:value-type="float" office:value="1.02373" calcext:value-type="float">
            <text:p>1.02373</text:p>
          </table:table-cell>
          <table:table-cell office:value-type="float" office:value="2.55601" calcext:value-type="float">
            <text:p>2.55601</text:p>
          </table:table-cell>
          <table:table-cell office:value-type="float" office:value="2.33239" calcext:value-type="float">
            <text:p>2.33239</text:p>
          </table:table-cell>
          <table:table-cell office:value-type="float" office:value="2.58187" calcext:value-type="float">
            <text:p>2.58187</text:p>
          </table:table-cell>
          <table:table-cell office:value-type="float" office:value="1.76564" calcext:value-type="float">
            <text:p>1.76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.02721" calcext:value-type="float">
            <text:p>3.02721</text:p>
          </table:table-cell>
          <table:table-cell office:value-type="float" office:value="23.5317" calcext:value-type="float">
            <text:p>23.5317</text:p>
          </table:table-cell>
          <table:table-cell office:value-type="float" office:value="26.6435" calcext:value-type="float">
            <text:p>26.6435</text:p>
          </table:table-cell>
          <table:table-cell office:value-type="float" office:value="147.486" calcext:value-type="float">
            <text:p>147.486</text:p>
          </table:table-cell>
          <table:table-cell office:value-type="float" office:value="155.854" calcext:value-type="float">
            <text:p>155.854</text:p>
          </table:table-cell>
          <table:table-cell office:value-type="float" office:value="820.579" calcext:value-type="float">
            <text:p>820.579</text:p>
          </table:table-cell>
          <table:table-cell office:value-type="float" office:value="1730.99" calcext:value-type="float">
            <text:p>1730.99</text:p>
          </table:table-cell>
          <table:table-cell office:value-type="float" office:value="1825.02" calcext:value-type="float">
            <text:p>1825.02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350803" calcext:value-type="float">
            <text:p>0.350803</text:p>
          </table:table-cell>
          <table:table-cell office:value-type="float" office:value="2.39104" calcext:value-type="float">
            <text:p>2.39104</text:p>
          </table:table-cell>
          <table:table-cell office:value-type="float" office:value="3.80471" calcext:value-type="float">
            <text:p>3.80471</text:p>
          </table:table-cell>
          <table:table-cell office:value-type="float" office:value="1.03306" calcext:value-type="float">
            <text:p>1.03306</text:p>
          </table:table-cell>
          <table:table-cell office:value-type="float" office:value="2.56454" calcext:value-type="float">
            <text:p>2.56454</text:p>
          </table:table-cell>
          <table:table-cell office:value-type="float" office:value="2.33763" calcext:value-type="float">
            <text:p>2.33763</text:p>
          </table:table-cell>
          <table:table-cell office:value-type="float" office:value="2.61205" calcext:value-type="float">
            <text:p>2.61205</text:p>
          </table:table-cell>
          <table:table-cell office:value-type="float" office:value="1.78428" calcext:value-type="float">
            <text:p>1.78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mm</text:p>
          </table:table-cell>
          <table:table-cell table:style-name="ce1" office:value-type="float" office:value="2.7382" calcext:value-type="float">
            <text:p>2.74E+00</text:p>
          </table:table-cell>
          <table:table-cell office:value-type="float" office:value="23.4494" calcext:value-type="float">
            <text:p>23.4494</text:p>
          </table:table-cell>
          <table:table-cell office:value-type="float" office:value="26.4434" calcext:value-type="float">
            <text:p>26.4434</text:p>
          </table:table-cell>
          <table:table-cell office:value-type="float" office:value="141.809" calcext:value-type="float">
            <text:p>141.809</text:p>
          </table:table-cell>
          <table:table-cell office:value-type="float" office:value="161.57" calcext:value-type="float">
            <text:p>161.57</text:p>
          </table:table-cell>
          <table:table-cell office:value-type="float" office:value="838.699" calcext:value-type="float">
            <text:p>838.699</text:p>
          </table:table-cell>
          <table:table-cell office:value-type="float" office:value="1677.45" calcext:value-type="float">
            <text:p>1677.45</text:p>
          </table:table-cell>
          <table:table-cell office:value-type="float" office:value="1900.2" calcext:value-type="float">
            <text:p>1900.2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349247" calcext:value-type="float">
            <text:p>0.349247</text:p>
          </table:table-cell>
          <table:table-cell office:value-type="float" office:value="2.44408" calcext:value-type="float">
            <text:p>2.44408</text:p>
          </table:table-cell>
          <table:table-cell office:value-type="float" office:value="3.78611" calcext:value-type="float">
            <text:p>3.78611</text:p>
          </table:table-cell>
          <table:table-cell office:value-type="float" office:value="1.01097" calcext:value-type="float">
            <text:p>1.01097</text:p>
          </table:table-cell>
          <table:table-cell office:value-type="float" office:value="2.55206" calcext:value-type="float">
            <text:p>2.55206</text:p>
          </table:table-cell>
          <table:table-cell office:value-type="float" office:value="2.31364" calcext:value-type="float">
            <text:p>2.31364</text:p>
          </table:table-cell>
          <table:table-cell office:value-type="float" office:value="2.58818" calcext:value-type="float">
            <text:p>2.58818</text:p>
          </table:table-cell>
          <table:table-cell office:value-type="float" office:value="1.77784" calcext:value-type="float">
            <text:p>1.77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24.2849" calcext:value-type="float">
            <text:p>24.2849</text:p>
          </table:table-cell>
          <table:table-cell office:value-type="float" office:value="26.5938" calcext:value-type="float">
            <text:p>26.5938</text:p>
          </table:table-cell>
          <table:table-cell office:value-type="float" office:value="158.856" calcext:value-type="float">
            <text:p>158.856</text:p>
          </table:table-cell>
          <table:table-cell office:value-type="float" office:value="155.759" calcext:value-type="float">
            <text:p>155.759</text:p>
          </table:table-cell>
          <table:table-cell office:value-type="float" office:value="851.622" calcext:value-type="float">
            <text:p>851.622</text:p>
          </table:table-cell>
          <table:table-cell office:value-type="float" office:value="1707.89" calcext:value-type="float">
            <text:p>1707.89</text:p>
          </table:table-cell>
          <table:table-cell office:value-type="float" office:value="2098.56" calcext:value-type="float">
            <text:p>2098.56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351681" calcext:value-type="float">
            <text:p>0.351681</text:p>
          </table:table-cell>
          <table:table-cell office:value-type="float" office:value="2.39354" calcext:value-type="float">
            <text:p>2.39354</text:p>
          </table:table-cell>
          <table:table-cell office:value-type="float" office:value="3.80554" calcext:value-type="float">
            <text:p>3.80554</text:p>
          </table:table-cell>
          <table:table-cell office:value-type="float" office:value="1.01658" calcext:value-type="float">
            <text:p>1.01658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2.32019" calcext:value-type="float">
            <text:p>2.32019</text:p>
          </table:table-cell>
          <table:table-cell office:value-type="float" office:value="2.57314" calcext:value-type="float">
            <text:p>2.57314</text:p>
          </table:table-cell>
          <table:table-cell office:value-type="float" office:value="1.80293" calcext:value-type="float">
            <text:p>1.8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.81924" calcext:value-type="float">
            <text:p>2.81924</text:p>
          </table:table-cell>
          <table:table-cell office:value-type="float" office:value="23.4927" calcext:value-type="float">
            <text:p>23.4927</text:p>
          </table:table-cell>
          <table:table-cell office:value-type="float" office:value="26.6357" calcext:value-type="float">
            <text:p>26.6357</text:p>
          </table:table-cell>
          <table:table-cell office:value-type="float" office:value="218.426" calcext:value-type="float">
            <text:p>218.426</text:p>
          </table:table-cell>
          <table:table-cell office:value-type="float" office:value="164.756" calcext:value-type="float">
            <text:p>164.756</text:p>
          </table:table-cell>
          <table:table-cell office:value-type="float" office:value="838.047" calcext:value-type="float">
            <text:p>838.047</text:p>
          </table:table-cell>
          <table:table-cell office:value-type="float" office:value="1726.57" calcext:value-type="float">
            <text:p>1726.57</text:p>
          </table:table-cell>
          <table:table-cell office:value-type="float" office:value="2139.33" calcext:value-type="float">
            <text:p>2139.33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349738" calcext:value-type="float">
            <text:p>0.349738</text:p>
          </table:table-cell>
          <table:table-cell office:value-type="float" office:value="2.42737" calcext:value-type="float">
            <text:p>2.42737</text:p>
          </table:table-cell>
          <table:table-cell office:value-type="float" office:value="3.80793" calcext:value-type="float">
            <text:p>3.80793</text:p>
          </table:table-cell>
          <table:table-cell office:value-type="float" office:value="1.02604" calcext:value-type="float">
            <text:p>1.02604</text:p>
          </table:table-cell>
          <table:table-cell office:value-type="float" office:value="2.5611" calcext:value-type="float">
            <text:p>2.5611</text:p>
          </table:table-cell>
          <table:table-cell office:value-type="float" office:value="2.32381" calcext:value-type="float">
            <text:p>2.32381</text:p>
          </table:table-cell>
          <table:table-cell office:value-type="float" office:value="2.58928" calcext:value-type="float">
            <text:p>2.58928</text:p>
          </table:table-cell>
          <table:table-cell office:value-type="float" office:value="1.77122" calcext:value-type="float">
            <text:p>1.77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3.04272" calcext:value-type="float">
            <text:p>3.04272</text:p>
          </table:table-cell>
          <table:table-cell office:value-type="float" office:value="23.8282" calcext:value-type="float">
            <text:p>23.8282</text:p>
          </table:table-cell>
          <table:table-cell office:value-type="float" office:value="26.5" calcext:value-type="float">
            <text:p>26.5</text:p>
          </table:table-cell>
          <table:table-cell office:value-type="float" office:value="189.367" calcext:value-type="float">
            <text:p>189.367</text:p>
          </table:table-cell>
          <table:table-cell office:value-type="float" office:value="138.697" calcext:value-type="float">
            <text:p>138.697</text:p>
          </table:table-cell>
          <table:table-cell office:value-type="float" office:value="831.575" calcext:value-type="float">
            <text:p>831.575</text:p>
          </table:table-cell>
          <table:table-cell office:value-type="float" office:value="1706.79" calcext:value-type="float">
            <text:p>1706.79</text:p>
          </table:table-cell>
          <table:table-cell office:value-type="float" office:value="2235.81" calcext:value-type="float">
            <text:p>2235.81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352389" calcext:value-type="float">
            <text:p>0.352389</text:p>
          </table:table-cell>
          <table:table-cell office:value-type="float" office:value="2.41717" calcext:value-type="float">
            <text:p>2.41717</text:p>
          </table:table-cell>
          <table:table-cell office:value-type="float" office:value="3.81662" calcext:value-type="float">
            <text:p>3.81662</text:p>
          </table:table-cell>
          <table:table-cell office:value-type="float" office:value="1.01942" calcext:value-type="float">
            <text:p>1.01942</text:p>
          </table:table-cell>
          <table:table-cell office:value-type="float" office:value="2.56164" calcext:value-type="float">
            <text:p>2.56164</text:p>
          </table:table-cell>
          <table:table-cell office:value-type="float" office:value="2.33111" calcext:value-type="float">
            <text:p>2.33111</text:p>
          </table:table-cell>
          <table:table-cell office:value-type="float" office:value="2.6239" calcext:value-type="float">
            <text:p>2.6239</text:p>
          </table:table-cell>
          <table:table-cell office:value-type="float" office:value="1.79074" calcext:value-type="float">
            <text:p>1.79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3.02334" calcext:value-type="float">
            <text:p>3.02334</text:p>
          </table:table-cell>
          <table:table-cell office:value-type="float" office:value="24.0774" calcext:value-type="float">
            <text:p>24.0774</text:p>
          </table:table-cell>
          <table:table-cell office:value-type="float" office:value="27.2081" calcext:value-type="float">
            <text:p>27.2081</text:p>
          </table:table-cell>
          <table:table-cell office:value-type="float" office:value="173.61" calcext:value-type="float">
            <text:p>173.61</text:p>
          </table:table-cell>
          <table:table-cell office:value-type="float" office:value="162.71" calcext:value-type="float">
            <text:p>162.71</text:p>
          </table:table-cell>
          <table:table-cell office:value-type="float" office:value="874.666" calcext:value-type="float">
            <text:p>874.666</text:p>
          </table:table-cell>
          <table:table-cell office:value-type="float" office:value="1704.39" calcext:value-type="float">
            <text:p>1704.39</text:p>
          </table:table-cell>
          <table:table-cell office:value-type="float" office:value="1849.93" calcext:value-type="float">
            <text:p>1849.93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345334" calcext:value-type="float">
            <text:p>0.345334</text:p>
          </table:table-cell>
          <table:table-cell office:value-type="float" office:value="2.36118" calcext:value-type="float">
            <text:p>2.36118</text:p>
          </table:table-cell>
          <table:table-cell office:value-type="float" office:value="3.81078" calcext:value-type="float">
            <text:p>3.81078</text:p>
          </table:table-cell>
          <table:table-cell office:value-type="float" office:value="1.02112" calcext:value-type="float">
            <text:p>1.02112</text:p>
          </table:table-cell>
          <table:table-cell office:value-type="float" office:value="2.5778" calcext:value-type="float">
            <text:p>2.5778</text:p>
          </table:table-cell>
          <table:table-cell office:value-type="float" office:value="2.3431" calcext:value-type="float">
            <text:p>2.3431</text:p>
          </table:table-cell>
          <table:table-cell office:value-type="float" office:value="2.57073" calcext:value-type="float">
            <text:p>2.57073</text:p>
          </table:table-cell>
          <table:table-cell office:value-type="float" office:value="1.78085" calcext:value-type="float">
            <text:p>1.780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3.37573" calcext:value-type="float">
            <text:p>3.37573</text:p>
          </table:table-cell>
          <table:table-cell office:value-type="float" office:value="24.1055" calcext:value-type="float">
            <text:p>24.1055</text:p>
          </table:table-cell>
          <table:table-cell office:value-type="float" office:value="27.6266" calcext:value-type="float">
            <text:p>27.6266</text:p>
          </table:table-cell>
          <table:table-cell office:value-type="float" office:value="132.069" calcext:value-type="float">
            <text:p>132.069</text:p>
          </table:table-cell>
          <table:table-cell office:value-type="float" office:value="165.245" calcext:value-type="float">
            <text:p>165.245</text:p>
          </table:table-cell>
          <table:table-cell office:value-type="float" office:value="882.202" calcext:value-type="float">
            <text:p>882.202</text:p>
          </table:table-cell>
          <table:table-cell office:value-type="float" office:value="1732.17" calcext:value-type="float">
            <text:p>1732.17</text:p>
          </table:table-cell>
          <table:table-cell office:value-type="float" office:value="1914.6" calcext:value-type="float">
            <text:p>1914.6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351241" calcext:value-type="float">
            <text:p>0.351241</text:p>
          </table:table-cell>
          <table:table-cell office:value-type="float" office:value="2.42464" calcext:value-type="float">
            <text:p>2.42464</text:p>
          </table:table-cell>
          <table:table-cell office:value-type="float" office:value="3.81636" calcext:value-type="float">
            <text:p>3.81636</text:p>
          </table:table-cell>
          <table:table-cell office:value-type="float" office:value="1.02074" calcext:value-type="float">
            <text:p>1.02074</text:p>
          </table:table-cell>
          <table:table-cell office:value-type="float" office:value="2.55406" calcext:value-type="float">
            <text:p>2.55406</text:p>
          </table:table-cell>
          <table:table-cell office:value-type="float" office:value="2.32836" calcext:value-type="float">
            <text:p>2.32836</text:p>
          </table:table-cell>
          <table:table-cell office:value-type="float" office:value="2.55329" calcext:value-type="float">
            <text:p>2.55329</text:p>
          </table:table-cell>
          <table:table-cell office:value-type="float" office:value="1.80319" calcext:value-type="float">
            <text:p>1.80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.18724" calcext:value-type="float">
            <text:p>3.18724</text:p>
          </table:table-cell>
          <table:table-cell office:value-type="float" office:value="23.0776" calcext:value-type="float">
            <text:p>23.0776</text:p>
          </table:table-cell>
          <table:table-cell office:value-type="float" office:value="26.4264" calcext:value-type="float">
            <text:p>26.4264</text:p>
          </table:table-cell>
          <table:table-cell office:value-type="float" office:value="121.842" calcext:value-type="float">
            <text:p>121.842</text:p>
          </table:table-cell>
          <table:table-cell office:value-type="float" office:value="150.963" calcext:value-type="float">
            <text:p>150.963</text:p>
          </table:table-cell>
          <table:table-cell office:value-type="float" office:value="840.003" calcext:value-type="float">
            <text:p>840.003</text:p>
          </table:table-cell>
          <table:table-cell office:value-type="float" office:value="1737.6" calcext:value-type="float">
            <text:p>1737.6</text:p>
          </table:table-cell>
          <table:table-cell office:value-type="float" office:value="1852.37" calcext:value-type="float">
            <text:p>1852.37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349024" calcext:value-type="float">
            <text:p>0.349024</text:p>
          </table:table-cell>
          <table:table-cell office:value-type="float" office:value="2.53106" calcext:value-type="float">
            <text:p>2.53106</text:p>
          </table:table-cell>
          <table:table-cell office:value-type="float" office:value="3.81114" calcext:value-type="float">
            <text:p>3.81114</text:p>
          </table:table-cell>
          <table:table-cell office:value-type="float" office:value="1.05151" calcext:value-type="float">
            <text:p>1.05151</text:p>
          </table:table-cell>
          <table:table-cell office:value-type="float" office:value="2.56195" calcext:value-type="float">
            <text:p>2.56195</text:p>
          </table:table-cell>
          <table:table-cell office:value-type="float" office:value="2.33005" calcext:value-type="float">
            <text:p>2.33005</text:p>
          </table:table-cell>
          <table:table-cell office:value-type="float" office:value="2.66524" calcext:value-type="float">
            <text:p>2.66524</text:p>
          </table:table-cell>
          <table:table-cell office:value-type="float" office:value="1.84149" calcext:value-type="float">
            <text:p>1.84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48107" calcext:value-type="float">
            <text:p>3.48107</text:p>
          </table:table-cell>
          <table:table-cell office:value-type="float" office:value="23.6434" calcext:value-type="float">
            <text:p>23.6434</text:p>
          </table:table-cell>
          <table:table-cell office:value-type="float" office:value="26.8337" calcext:value-type="float">
            <text:p>26.8337</text:p>
          </table:table-cell>
          <table:table-cell office:value-type="float" office:value="154.783" calcext:value-type="float">
            <text:p>154.783</text:p>
          </table:table-cell>
          <table:table-cell office:value-type="float" office:value="157.003" calcext:value-type="float">
            <text:p>157.003</text:p>
          </table:table-cell>
          <table:table-cell office:value-type="float" office:value="846.05" calcext:value-type="float">
            <text:p>846.05</text:p>
          </table:table-cell>
          <table:table-cell office:value-type="float" office:value="1718.59" calcext:value-type="float">
            <text:p>1718.59</text:p>
          </table:table-cell>
          <table:table-cell office:value-type="float" office:value="1877.05" calcext:value-type="float">
            <text:p>1877.05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349665" calcext:value-type="float">
            <text:p>0.349665</text:p>
          </table:table-cell>
          <table:table-cell office:value-type="float" office:value="2.46441" calcext:value-type="float">
            <text:p>2.46441</text:p>
          </table:table-cell>
          <table:table-cell office:value-type="float" office:value="3.80826" calcext:value-type="float">
            <text:p>3.80826</text:p>
          </table:table-cell>
          <table:table-cell office:value-type="float" office:value="1.02022" calcext:value-type="float">
            <text:p>1.02022</text:p>
          </table:table-cell>
          <table:table-cell office:value-type="float" office:value="2.58844" calcext:value-type="float">
            <text:p>2.58844</text:p>
          </table:table-cell>
          <table:table-cell office:value-type="float" office:value="2.32872" calcext:value-type="float">
            <text:p>2.32872</text:p>
          </table:table-cell>
          <table:table-cell office:value-type="float" office:value="2.6376" calcext:value-type="float">
            <text:p>2.6376</text:p>
          </table:table-cell>
          <table:table-cell office:value-type="float" office:value="1.75045" calcext:value-type="float">
            <text:p>1.75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3.09977" calcext:value-type="float">
            <text:p>3.09977</text:p>
          </table:table-cell>
          <table:table-cell office:value-type="float" office:value="24.1772" calcext:value-type="float">
            <text:p>24.1772</text:p>
          </table:table-cell>
          <table:table-cell office:value-type="float" office:value="27.4423" calcext:value-type="float">
            <text:p>27.4423</text:p>
          </table:table-cell>
          <table:table-cell office:value-type="float" office:value="228.936" calcext:value-type="float">
            <text:p>228.936</text:p>
          </table:table-cell>
          <table:table-cell office:value-type="float" office:value="161.444" calcext:value-type="float">
            <text:p>161.444</text:p>
          </table:table-cell>
          <table:table-cell office:value-type="float" office:value="865.948" calcext:value-type="float">
            <text:p>865.948</text:p>
          </table:table-cell>
          <table:table-cell office:value-type="float" office:value="1748.48" calcext:value-type="float">
            <text:p>1748.48</text:p>
          </table:table-cell>
          <table:table-cell office:value-type="float" office:value="1925.91" calcext:value-type="float">
            <text:p>1925.91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346835" calcext:value-type="float">
            <text:p>0.346835</text:p>
          </table:table-cell>
          <table:table-cell office:value-type="float" office:value="2.42494" calcext:value-type="float">
            <text:p>2.42494</text:p>
          </table:table-cell>
          <table:table-cell office:value-type="float" office:value="3.81029" calcext:value-type="float">
            <text:p>3.81029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2.5651" calcext:value-type="float">
            <text:p>2.5651</text:p>
          </table:table-cell>
          <table:table-cell office:value-type="float" office:value="2.34153" calcext:value-type="float">
            <text:p>2.34153</text:p>
          </table:table-cell>
          <table:table-cell office:value-type="float" office:value="2.57278" calcext:value-type="float">
            <text:p>2.57278</text:p>
          </table:table-cell>
          <table:table-cell office:value-type="float" office:value="1.78109" calcext:value-type="float">
            <text:p>1.78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.75885" calcext:value-type="float">
            <text:p>3.75885</text:p>
          </table:table-cell>
          <table:table-cell office:value-type="float" office:value="22.3406" calcext:value-type="float">
            <text:p>22.3406</text:p>
          </table:table-cell>
          <table:table-cell office:value-type="float" office:value="26.5608" calcext:value-type="float">
            <text:p>26.5608</text:p>
          </table:table-cell>
          <table:table-cell office:value-type="float" office:value="181.058" calcext:value-type="float">
            <text:p>181.058</text:p>
          </table:table-cell>
          <table:table-cell office:value-type="float" office:value="162.656" calcext:value-type="float">
            <text:p>162.656</text:p>
          </table:table-cell>
          <table:table-cell office:value-type="float" office:value="806.204" calcext:value-type="float">
            <text:p>806.204</text:p>
          </table:table-cell>
          <table:table-cell office:value-type="float" office:value="1763.34" calcext:value-type="float">
            <text:p>1763.34</text:p>
          </table:table-cell>
          <table:table-cell office:value-type="float" office:value="2133.45" calcext:value-type="float">
            <text:p>2133.45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0.415458" calcext:value-type="float">
            <text:p>0.415458</text:p>
          </table:table-cell>
          <table:table-cell office:value-type="float" office:value="3.8185" calcext:value-type="float">
            <text:p>3.8185</text:p>
          </table:table-cell>
          <table:table-cell office:value-type="float" office:value="1.02836" calcext:value-type="float">
            <text:p>1.02836</text:p>
          </table:table-cell>
          <table:table-cell office:value-type="float" office:value="2.54725" calcext:value-type="float">
            <text:p>2.54725</text:p>
          </table:table-cell>
          <table:table-cell office:value-type="float" office:value="2.30718" calcext:value-type="float">
            <text:p>2.30718</text:p>
          </table:table-cell>
          <table:table-cell office:value-type="float" office:value="2.65022" calcext:value-type="float">
            <text:p>2.65022</text:p>
          </table:table-cell>
          <table:table-cell office:value-type="float" office:value="1.76807" calcext:value-type="float">
            <text:p>1.76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.87082" calcext:value-type="float">
            <text:p>3.87082</text:p>
          </table:table-cell>
          <table:table-cell office:value-type="float" office:value="21.779" calcext:value-type="float">
            <text:p>21.779</text:p>
          </table:table-cell>
          <table:table-cell office:value-type="float" office:value="27.0013" calcext:value-type="float">
            <text:p>27.0013</text:p>
          </table:table-cell>
          <table:table-cell office:value-type="float" office:value="187.189" calcext:value-type="float">
            <text:p>187.189</text:p>
          </table:table-cell>
          <table:table-cell office:value-type="float" office:value="181.777" calcext:value-type="float">
            <text:p>181.777</text:p>
          </table:table-cell>
          <table:table-cell office:value-type="float" office:value="871.655" calcext:value-type="float">
            <text:p>871.655</text:p>
          </table:table-cell>
          <table:table-cell office:value-type="float" office:value="1802.99" calcext:value-type="float">
            <text:p>1802.99</text:p>
          </table:table-cell>
          <table:table-cell office:value-type="float" office:value="2058.75" calcext:value-type="float">
            <text:p>2058.75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352002" calcext:value-type="float">
            <text:p>0.352002</text:p>
          </table:table-cell>
          <table:table-cell office:value-type="float" office:value="2.32792" calcext:value-type="float">
            <text:p>2.32792</text:p>
          </table:table-cell>
          <table:table-cell office:value-type="float" office:value="3.77958" calcext:value-type="float">
            <text:p>3.77958</text:p>
          </table:table-cell>
          <table:table-cell office:value-type="float" office:value="1.01805" calcext:value-type="float">
            <text:p>1.01805</text:p>
          </table:table-cell>
          <table:table-cell office:value-type="float" office:value="2.67167" calcext:value-type="float">
            <text:p>2.67167</text:p>
          </table:table-cell>
          <table:table-cell office:value-type="float" office:value="2.35359" calcext:value-type="float">
            <text:p>2.35359</text:p>
          </table:table-cell>
          <table:table-cell office:value-type="float" office:value="2.65025" calcext:value-type="float">
            <text:p>2.65025</text:p>
          </table:table-cell>
          <table:table-cell office:value-type="float" office:value="1.75262" calcext:value-type="float">
            <text:p>1.75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.41858" calcext:value-type="float">
            <text:p>3.41858</text:p>
          </table:table-cell>
          <table:table-cell office:value-type="float" office:value="22.0892" calcext:value-type="float">
            <text:p>22.0892</text:p>
          </table:table-cell>
          <table:table-cell office:value-type="float" office:value="26.8616" calcext:value-type="float">
            <text:p>26.8616</text:p>
          </table:table-cell>
          <table:table-cell office:value-type="float" office:value="141.878" calcext:value-type="float">
            <text:p>141.878</text:p>
          </table:table-cell>
          <table:table-cell office:value-type="float" office:value="179.303" calcext:value-type="float">
            <text:p>179.303</text:p>
          </table:table-cell>
          <table:table-cell office:value-type="float" office:value="853.937" calcext:value-type="float">
            <text:p>853.937</text:p>
          </table:table-cell>
          <table:table-cell office:value-type="float" office:value="1790.24" calcext:value-type="float">
            <text:p>1790.24</text:p>
          </table:table-cell>
          <table:table-cell office:value-type="float" office:value="2018.99" calcext:value-type="float">
            <text:p>2018.99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353326" calcext:value-type="float">
            <text:p>0.353326</text:p>
          </table:table-cell>
          <table:table-cell office:value-type="float" office:value="2.31479" calcext:value-type="float">
            <text:p>2.31479</text:p>
          </table:table-cell>
          <table:table-cell office:value-type="float" office:value="3.77769" calcext:value-type="float">
            <text:p>3.77769</text:p>
          </table:table-cell>
          <table:table-cell office:value-type="float" office:value="1.01321" calcext:value-type="float">
            <text:p>1.01321</text:p>
          </table:table-cell>
          <table:table-cell office:value-type="float" office:value="2.59042" calcext:value-type="float">
            <text:p>2.59042</text:p>
          </table:table-cell>
          <table:table-cell office:value-type="float" office:value="2.3444" calcext:value-type="float">
            <text:p>2.3444</text:p>
          </table:table-cell>
          <table:table-cell office:value-type="float" office:value="2.64077" calcext:value-type="float">
            <text:p>2.64077</text:p>
          </table:table-cell>
          <table:table-cell office:value-type="float" office:value="1.77175" calcext:value-type="float">
            <text:p>1.77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.9816" calcext:value-type="float">
            <text:p>2.9816</text:p>
          </table:table-cell>
          <table:table-cell office:value-type="float" office:value="23.5823" calcext:value-type="float">
            <text:p>23.5823</text:p>
          </table:table-cell>
          <table:table-cell office:value-type="float" office:value="26.652" calcext:value-type="float">
            <text:p>26.652</text:p>
          </table:table-cell>
          <table:table-cell office:value-type="float" office:value="176.914" calcext:value-type="float">
            <text:p>176.914</text:p>
          </table:table-cell>
          <table:table-cell table:style-name="ce2" office:value-type="float" office:value="155.865" calcext:value-type="float">
            <text:p>155.865</text:p>
          </table:table-cell>
          <table:table-cell office:value-type="float" office:value="831.927" calcext:value-type="float">
            <text:p>831.927</text:p>
          </table:table-cell>
          <table:table-cell office:value-type="float" office:value="1733.43" calcext:value-type="float">
            <text:p>1733.43</text:p>
          </table:table-cell>
          <table:table-cell office:value-type="float" office:value="1668.37" calcext:value-type="float">
            <text:p>1668.37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346893" calcext:value-type="float">
            <text:p>0.346893</text:p>
          </table:table-cell>
          <table:table-cell office:value-type="float" office:value="2.48598" calcext:value-type="float">
            <text:p>2.48598</text:p>
          </table:table-cell>
          <table:table-cell office:value-type="float" office:value="3.81881" calcext:value-type="float">
            <text:p>3.81881</text:p>
          </table:table-cell>
          <table:table-cell office:value-type="float" office:value="1.01958" calcext:value-type="float">
            <text:p>1.01958</text:p>
          </table:table-cell>
          <table:table-cell office:value-type="float" office:value="2.55111" calcext:value-type="float">
            <text:p>2.55111</text:p>
          </table:table-cell>
          <table:table-cell office:value-type="float" office:value="2.34014" calcext:value-type="float">
            <text:p>2.34014</text:p>
          </table:table-cell>
          <table:table-cell office:value-type="float" office:value="2.62612" calcext:value-type="float">
            <text:p>2.62612</text:p>
          </table:table-cell>
          <table:table-cell office:value-type="float" office:value="1.7697" calcext:value-type="float">
            <text:p>1.7697</text:p>
          </table:table-cell>
          <table:table-cell table:number-columns-repeated="9"/>
        </table:table-row>
        <table:table-row table:style-name="ro1" table:number-rows-repeated="30"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MEDIAN([.B59:.E59])" office:value-type="float" office:value="5.5" calcext:value-type="float">
            <text:p>5.5</text:p>
          </table:table-cell>
          <table:table-cell table:number-columns-repeated="2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xecution time</text:p>
          </table:table-cell>
          <table:table-cell table:number-columns-repeated="14"/>
          <table:table-cell office:value-type="string" calcext:value-type="string">
            <text:p>Normalized to wasm3</text:p>
          </table:table-cell>
          <table:table-cell table:number-columns-repeated="5"/>
          <table:table-cell office:value-type="string" calcext:value-type="string">
            <text:p>Normalized to v8-turbofan</text:p>
          </table:table-cell>
          <table:table-cell table:number-columns-repeated="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wamr-fast</text:p>
          </table:table-cell>
          <table:table-cell office:value-type="string" calcext:value-type="string">
            <text:p>wizard-fast</text:p>
          </table:table-cell>
          <table:table-cell office:value-type="string" calcext:value-type="string">
            <text:p>wamr-classic</text:p>
          </table:table-cell>
          <table:table-cell office:value-type="string" calcext:value-type="string">
            <text:p>wizard-slow</text:p>
          </table:table-cell>
          <table:table-cell office:value-type="string" calcext:value-type="string">
            <text:p>wamr-slow</text:p>
          </table:table-cell>
          <table:table-cell table:number-columns-repeated="2"/>
          <table:table-cell table:formula="of:=[.I66]" office:value-type="string" office:string-value="jsc-int" calcext:value-type="string">
            <text:p>jsc-int</text:p>
          </table:table-cell>
          <table:table-cell table:formula="of:=[.J66]" office:value-type="string" office:string-value="wamr-fast" calcext:value-type="string">
            <text:p>wamr-fast</text:p>
          </table:table-cell>
          <table:table-cell table:formula="of:=[.K66]" office:value-type="string" office:string-value="wizard-fast" calcext:value-type="string">
            <text:p>wizard-fast</text:p>
          </table:table-cell>
          <table:table-cell office:value-type="string" calcext:value-type="string">
            <text:p>wamr-classic</text:p>
          </table:table-cell>
          <table:table-cell table:number-columns-repeated="2"/>
          <table:table-cell table:formula="of:=[.C66]" office:value-type="string" office:string-value="jsc-omg" calcext:value-type="string">
            <text:p>jsc-omg</text:p>
          </table:table-cell>
          <table:table-cell table:formula="of:=[.D66]" office:value-type="string" office:string-value="sm-opt" calcext:value-type="string">
            <text:p>sm-opt</text:p>
          </table:table-cell>
          <table:table-cell table:formula="of:=[.E66]" office:value-type="string" office:string-value="jsc-bbq" calcext:value-type="string">
            <text:p>jsc-bbq</text:p>
          </table:table-cell>
          <table:table-cell table:formula="of:=[.F66]" office:value-type="string" office:string-value="sm-base" calcext:value-type="string">
            <text:p>sm-base</text:p>
          </table:table-cell>
          <table:table-cell table:formula="of:=[.G66]" office:value-type="string" office:string-value="v8-liftoff" calcext:value-type="string">
            <text:p>v8-liftoff</text:p>
          </table:table-cell>
          <table:table-cell table:formula="of:=[.H66]" office:value-type="string" office:string-value="wasm3" calcext:value-type="string">
            <text:p>wasm3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8913" calcext:value-type="float">
            <text:p>0.018913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0.015524" calcext:value-type="float">
            <text:p>0.015524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0.011832" calcext:value-type="float">
            <text:p>0.011832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014205" calcext:value-type="float">
            <text:p>0.014205</text:p>
          </table:table-cell>
          <table:table-cell office:value-type="float" office:value="0.024075" calcext:value-type="float">
            <text:p>0.024075</text:p>
          </table:table-cell>
          <table:table-cell/>
          <table:table-cell table:formula="of:=[.A67]" office:value-type="string" office:string-value="bicg" calcext:value-type="string">
            <text:p>bicg</text:p>
          </table:table-cell>
          <table:table-cell table:formula="of:=[.I67]/[.H67]" office:value-type="float" office:value="2.06058079755454" calcext:value-type="float">
            <text:p>2.06058079755454</text:p>
          </table:table-cell>
          <table:table-cell table:formula="of:=[.J67]/[.H67]" office:value-type="float" office:value="1.68292344032236" calcext:value-type="float">
            <text:p>1.68292344032236</text:p>
          </table:table-cell>
          <table:table-cell table:formula="of:=[.K67]/[.H67]" office:value-type="float" office:value="1.64401834097541" calcext:value-type="float">
            <text:p>1.64401834097541</text:p>
          </table:table-cell>
          <table:table-cell table:formula="of:=[.L67]/[.H67]" office:value-type="float" office:value="2.3112407947756" calcext:value-type="float">
            <text:p>2.3112407947756</text:p>
          </table:table-cell>
          <table:table-cell/>
          <table:table-cell table:formula="of:=[.A67]" office:value-type="string" office:string-value="bicg" calcext:value-type="string">
            <text:p>bicg</text:p>
          </table:table-cell>
          <table:table-cell table:formula="of:=[.C67]/[.B67]" office:value-type="float" office:value="1.06933800012069" calcext:value-type="float">
            <text:p>1.06933800012069</text:p>
          </table:table-cell>
          <table:table-cell table:formula="of:=[.D67]/[.B67]" office:value-type="float" office:value="1.14133124132521" calcext:value-type="float">
            <text:p>1.14133124132521</text:p>
          </table:table-cell>
          <table:table-cell table:formula="of:=[.E67]/[.B67]" office:value-type="float" office:value="0.639551022871281" calcext:value-type="float">
            <text:p>0.639551022871281</text:p>
          </table:table-cell>
          <table:table-cell table:formula="of:=[.F67]/[.B67]" office:value-type="float" office:value="0.936817331482711" calcext:value-type="float">
            <text:p>0.936817331482711</text:p>
          </table:table-cell>
          <table:table-cell table:formula="of:=[.G67]/[.B67]" office:value-type="float" office:value="0.643956309214894" calcext:value-type="float">
            <text:p>0.643956309214894</text:p>
          </table:table-cell>
          <table:table-cell table:formula="of:=[.H67]/[.B67]" office:value-type="float" office:value="0.434312956369561" calcext:value-type="float">
            <text:p>0.43431295636956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0.007945" calcext:value-type="float">
            <text:p>0.007945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0.017226" calcext:value-type="float">
            <text:p>0.017226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8694" calcext:value-type="float">
            <text:p>0.028694</text:p>
          </table:table-cell>
          <table:table-cell/>
          <table:table-cell table:formula="of:=[.A68]" office:value-type="string" office:string-value="mvt" calcext:value-type="string">
            <text:p>mvt</text:p>
          </table:table-cell>
          <table:table-cell table:formula="of:=[.I68]/[.H68]" office:value-type="float" office:value="2.3484555984556" calcext:value-type="float">
            <text:p>2.3484555984556</text:p>
          </table:table-cell>
          <table:table-cell table:formula="of:=[.J68]/[.H68]" office:value-type="float" office:value="1.71180364037507" calcext:value-type="float">
            <text:p>1.71180364037507</text:p>
          </table:table-cell>
          <table:table-cell table:formula="of:=[.K68]/[.H68]" office:value-type="float" office:value="1.81715388858246" calcext:value-type="float">
            <text:p>1.81715388858246</text:p>
          </table:table-cell>
          <table:table-cell table:formula="of:=[.L68]/[.H68]" office:value-type="float" office:value="2.37534473248759" calcext:value-type="float">
            <text:p>2.37534473248759</text:p>
          </table:table-cell>
          <table:table-cell/>
          <table:table-cell table:formula="of:=[.A68]" office:value-type="string" office:string-value="mvt" calcext:value-type="string">
            <text:p>mvt</text:p>
          </table:table-cell>
          <table:table-cell table:formula="of:=[.C68]/[.B68]" office:value-type="float" office:value="0.47812481193958" calcext:value-type="float">
            <text:p>0.47812481193958</text:p>
          </table:table-cell>
          <table:table-cell table:formula="of:=[.D68]/[.B68]" office:value-type="float" office:value="1.13823193115484" calcext:value-type="float">
            <text:p>1.13823193115484</text:p>
          </table:table-cell>
          <table:table-cell table:formula="of:=[.E68]/[.B68]" office:value-type="float" office:value="0.650358067039779" calcext:value-type="float">
            <text:p>0.650358067039779</text:p>
          </table:table-cell>
          <table:table-cell table:formula="of:=[.F68]/[.B68]" office:value-type="float" office:value="0.939519768911356" calcext:value-type="float">
            <text:p>0.939519768911356</text:p>
          </table:table-cell>
          <table:table-cell table:formula="of:=[.G68]/[.B68]" office:value-type="float" office:value="0.642474574231209" calcext:value-type="float">
            <text:p>0.642474574231209</text:p>
          </table:table-cell>
          <table:table-cell table:formula="of:=[.H68]/[.B68]" office:value-type="float" office:value="0.436420533188903" calcext:value-type="float">
            <text:p>0.436420533188903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10576" calcext:value-type="float">
            <text:p>0.010576</text:p>
          </table:table-cell>
          <table:table-cell office:value-type="float" office:value="0.015551" calcext:value-type="float">
            <text:p>0.015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3522" calcext:value-type="float">
            <text:p>0.013522</text:p>
          </table:table-cell>
          <table:table-cell office:value-type="float" office:value="0.017109" calcext:value-type="float">
            <text:p>0.017109</text:p>
          </table:table-cell>
          <table:table-cell office:value-type="float" office:value="0.018202" calcext:value-type="float">
            <text:p>0.018202</text:p>
          </table:table-cell>
          <table:table-cell office:value-type="float" office:value="0.02782" calcext:value-type="float">
            <text:p>0.02782</text:p>
          </table:table-cell>
          <table:table-cell/>
          <table:table-cell table:formula="of:=[.A69]" office:value-type="string" office:string-value="atax" calcext:value-type="string">
            <text:p>atax</text:p>
          </table:table-cell>
          <table:table-cell table:formula="of:=[.I69]/[.H69]" office:value-type="float" office:value="2.31631263616558" calcext:value-type="float">
            <text:p>2.31631263616558</text:p>
          </table:table-cell>
          <table:table-cell table:formula="of:=[.J69]/[.H69]" office:value-type="float" office:value="1.67483660130719" calcext:value-type="float">
            <text:p>1.67483660130719</text:p>
          </table:table-cell>
          <table:table-cell table:formula="of:=[.K69]/[.H69]" office:value-type="float" office:value="1.84123093681917" calcext:value-type="float">
            <text:p>1.84123093681917</text:p>
          </table:table-cell>
          <table:table-cell table:formula="of:=[.L69]/[.H69]" office:value-type="float" office:value="2.3296568627451" calcext:value-type="float">
            <text:p>2.3296568627451</text:p>
          </table:table-cell>
          <table:table-cell/>
          <table:table-cell table:formula="of:=[.A69]" office:value-type="string" office:string-value="atax" calcext:value-type="string">
            <text:p>atax</text:p>
          </table:table-cell>
          <table:table-cell table:formula="of:=[.C69]/[.B69]" office:value-type="float" office:value="1.21135418549991" calcext:value-type="float">
            <text:p>1.21135418549991</text:p>
          </table:table-cell>
          <table:table-cell table:formula="of:=[.D69]/[.B69]" office:value-type="float" office:value="1.14036039293678" calcext:value-type="float">
            <text:p>1.14036039293678</text:p>
          </table:table-cell>
          <table:table-cell table:formula="of:=[.E69]/[.B69]" office:value-type="float" office:value="0.637377207256072" calcext:value-type="float">
            <text:p>0.637377207256072</text:p>
          </table:table-cell>
          <table:table-cell table:formula="of:=[.F69]/[.B69]" office:value-type="float" office:value="0.937202434761646" calcext:value-type="float">
            <text:p>0.937202434761646</text:p>
          </table:table-cell>
          <table:table-cell table:formula="of:=[.G69]/[.B69]" office:value-type="float" office:value="0.642439582956669" calcext:value-type="float">
            <text:p>0.642439582956669</text:p>
          </table:table-cell>
          <table:table-cell table:formula="of:=[.H69]/[.B69]" office:value-type="float" office:value="0.442596275537877" calcext:value-type="float">
            <text:p>0.442596275537877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08737" calcext:value-type="float">
            <text:p>0.008737</text:p>
          </table:table-cell>
          <table:table-cell office:value-type="float" office:value="0.019339" calcext:value-type="float">
            <text:p>0.019339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0.016124" calcext:value-type="float">
            <text:p>0.016124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9553" calcext:value-type="float">
            <text:p>0.009553</text:p>
          </table:table-cell>
          <table:table-cell office:value-type="float" office:value="0.023169" calcext:value-type="float">
            <text:p>0.023169</text:p>
          </table:table-cell>
          <table:table-cell office:value-type="float" office:value="0.016374" calcext:value-type="float">
            <text:p>0.016374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23194" calcext:value-type="float">
            <text:p>0.023194</text:p>
          </table:table-cell>
          <table:table-cell office:value-type="float" office:value="0.026557" calcext:value-type="float">
            <text:p>0.026557</text:p>
          </table:table-cell>
          <table:table-cell office:value-type="float" office:value="0.038583" calcext:value-type="float">
            <text:p>0.038583</text:p>
          </table:table-cell>
          <table:table-cell/>
          <table:table-cell table:formula="of:=[.A70]" office:value-type="string" office:string-value="gemver" calcext:value-type="string">
            <text:p>gemver</text:p>
          </table:table-cell>
          <table:table-cell table:formula="of:=[.I70]/[.H70]" office:value-type="float" office:value="2.42531142049618" calcext:value-type="float">
            <text:p>2.42531142049618</text:p>
          </table:table-cell>
          <table:table-cell table:formula="of:=[.J70]/[.H70]" office:value-type="float" office:value="1.71401653930702" calcext:value-type="float">
            <text:p>1.71401653930702</text:p>
          </table:table-cell>
          <table:table-cell table:formula="of:=[.K70]/[.H70]" office:value-type="float" office:value="1.88945880875118" calcext:value-type="float">
            <text:p>1.88945880875118</text:p>
          </table:table-cell>
          <table:table-cell table:formula="of:=[.L70]/[.H70]" office:value-type="float" office:value="2.42792839945567" calcext:value-type="float">
            <text:p>2.42792839945567</text:p>
          </table:table-cell>
          <table:table-cell/>
          <table:table-cell table:formula="of:=[.A70]" office:value-type="string" office:string-value="gemver" calcext:value-type="string">
            <text:p>gemver</text:p>
          </table:table-cell>
          <table:table-cell table:formula="of:=[.C70]/[.B70]" office:value-type="float" office:value="0.521425161136309" calcext:value-type="float">
            <text:p>0.521425161136309</text:p>
          </table:table-cell>
          <table:table-cell table:formula="of:=[.D70]/[.B70]" office:value-type="float" office:value="1.15415373597517" calcext:value-type="float">
            <text:p>1.15415373597517</text:p>
          </table:table-cell>
          <table:table-cell table:formula="of:=[.E70]/[.B70]" office:value-type="float" office:value="0.691394127476725" calcext:value-type="float">
            <text:p>0.691394127476725</text:p>
          </table:table-cell>
          <table:table-cell table:formula="of:=[.F70]/[.B70]" office:value-type="float" office:value="0.962282167581762" calcext:value-type="float">
            <text:p>0.962282167581762</text:p>
          </table:table-cell>
          <table:table-cell table:formula="of:=[.G70]/[.B70]" office:value-type="float" office:value="0.658868465027453" calcext:value-type="float">
            <text:p>0.658868465027453</text:p>
          </table:table-cell>
          <table:table-cell table:formula="of:=[.H70]/[.B70]" office:value-type="float" office:value="0.570124134638338" calcext:value-type="float">
            <text:p>0.570124134638338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0.133365" calcext:value-type="float">
            <text:p>0.133365</text:p>
          </table:table-cell>
          <table:table-cell office:value-type="float" office:value="0.023721" calcext:value-type="float">
            <text:p>0.023721</text:p>
          </table:table-cell>
          <table:table-cell office:value-type="float" office:value="0.022708" calcext:value-type="float">
            <text:p>0.022708</text:p>
          </table:table-cell>
          <table:table-cell office:value-type="float" office:value="0.025018" calcext:value-type="float">
            <text:p>0.025018</text:p>
          </table:table-cell>
          <table:table-cell office:value-type="float" office:value="0.018061" calcext:value-type="float">
            <text:p>0.018061</text:p>
          </table:table-cell>
          <table:table-cell office:value-type="float" office:value="0.042696" calcext:value-type="float">
            <text:p>0.042696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0.132008" calcext:value-type="float">
            <text:p>0.132008</text:p>
          </table:table-cell>
          <table:table-cell office:value-type="float" office:value="0.188492" calcext:value-type="float">
            <text:p>0.188492</text:p>
          </table:table-cell>
          <table:table-cell office:value-type="float" office:value="0.28801" calcext:value-type="float">
            <text:p>0.28801</text:p>
          </table:table-cell>
          <table:table-cell/>
          <table:table-cell table:formula="of:=[.A71]" office:value-type="string" office:string-value="trmm" calcext:value-type="string">
            <text:p>trmm</text:p>
          </table:table-cell>
          <table:table-cell table:formula="of:=[.I71]/[.H71]" office:value-type="float" office:value="2.3835253887952" calcext:value-type="float">
            <text:p>2.3835253887952</text:p>
          </table:table-cell>
          <table:table-cell table:formula="of:=[.J71]/[.H71]" office:value-type="float" office:value="1.75866591718194" calcext:value-type="float">
            <text:p>1.75866591718194</text:p>
          </table:table-cell>
          <table:table-cell table:formula="of:=[.K71]/[.H71]" office:value-type="float" office:value="2.74325463743676" calcext:value-type="float">
            <text:p>2.74325463743676</text:p>
          </table:table-cell>
          <table:table-cell table:formula="of:=[.L71]/[.H71]" office:value-type="float" office:value="3.09181187933296" calcext:value-type="float">
            <text:p>3.09181187933296</text:p>
          </table:table-cell>
          <table:table-cell/>
          <table:table-cell table:formula="of:=[.A71]" office:value-type="string" office:string-value="trmm" calcext:value-type="string">
            <text:p>trmm</text:p>
          </table:table-cell>
          <table:table-cell table:formula="of:=[.C71]/[.B71]" office:value-type="float" office:value="6.53397677722796" calcext:value-type="float">
            <text:p>6.53397677722796</text:p>
          </table:table-cell>
          <table:table-cell table:formula="of:=[.D71]/[.B71]" office:value-type="float" office:value="1.16216745872324" calcext:value-type="float">
            <text:p>1.16216745872324</text:p>
          </table:table-cell>
          <table:table-cell table:formula="of:=[.E71]/[.B71]" office:value-type="float" office:value="1.11253735730733" calcext:value-type="float">
            <text:p>1.11253735730733</text:p>
          </table:table-cell>
          <table:table-cell table:formula="of:=[.F71]/[.B71]" office:value-type="float" office:value="1.22571162608397" calcext:value-type="float">
            <text:p>1.22571162608397</text:p>
          </table:table-cell>
          <table:table-cell table:formula="of:=[.G71]/[.B71]" office:value-type="float" office:value="0.884866003625496" calcext:value-type="float">
            <text:p>0.884866003625496</text:p>
          </table:table-cell>
          <table:table-cell table:formula="of:=[.H71]/[.B71]" office:value-type="float" office:value="2.09181323795992" calcext:value-type="float">
            <text:p>2.09181323795992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13385" calcext:value-type="float">
            <text:p>0.013385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0.027097" calcext:value-type="float">
            <text:p>0.027097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0.054735" calcext:value-type="float">
            <text:p>0.054735</text:p>
          </table:table-cell>
          <table:table-cell office:value-type="float" office:value="0.163199" calcext:value-type="float">
            <text:p>0.163199</text:p>
          </table:table-cell>
          <table:table-cell office:value-type="float" office:value="0.082634" calcext:value-type="float">
            <text:p>0.082634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155272" calcext:value-type="float">
            <text:p>0.155272</text:p>
          </table:table-cell>
          <table:table-cell office:value-type="float" office:value="0.212448" calcext:value-type="float">
            <text:p>0.212448</text:p>
          </table:table-cell>
          <table:table-cell office:value-type="float" office:value="0.290794" calcext:value-type="float">
            <text:p>0.290794</text:p>
          </table:table-cell>
          <table:table-cell/>
          <table:table-cell table:formula="of:=[.A72]" office:value-type="string" office:string-value="doitgen" calcext:value-type="string">
            <text:p>doitgen</text:p>
          </table:table-cell>
          <table:table-cell table:formula="of:=[.I72]/[.H72]" office:value-type="float" office:value="2.98162053530648" calcext:value-type="float">
            <text:p>2.98162053530648</text:p>
          </table:table-cell>
          <table:table-cell table:formula="of:=[.J72]/[.H72]" office:value-type="float" office:value="1.50971042294693" calcext:value-type="float">
            <text:p>1.50971042294693</text:p>
          </table:table-cell>
          <table:table-cell table:formula="of:=[.K72]/[.H72]" office:value-type="float" office:value="2.43739837398374" calcext:value-type="float">
            <text:p>2.43739837398374</text:p>
          </table:table-cell>
          <table:table-cell table:formula="of:=[.L72]/[.H72]" office:value-type="float" office:value="2.83679546907829" calcext:value-type="float">
            <text:p>2.83679546907829</text:p>
          </table:table-cell>
          <table:table-cell/>
          <table:table-cell table:formula="of:=[.A72]" office:value-type="string" office:string-value="doitgen" calcext:value-type="string">
            <text:p>doitgen</text:p>
          </table:table-cell>
          <table:table-cell table:formula="of:=[.C72]/[.B72]" office:value-type="float" office:value="0.635987836168393" calcext:value-type="float">
            <text:p>0.635987836168393</text:p>
          </table:table-cell>
          <table:table-cell table:formula="of:=[.D72]/[.B72]" office:value-type="float" office:value="1.14359023092274" calcext:value-type="float">
            <text:p>1.14359023092274</text:p>
          </table:table-cell>
          <table:table-cell table:formula="of:=[.E72]/[.B72]" office:value-type="float" office:value="1.28751306661598" calcext:value-type="float">
            <text:p>1.28751306661598</text:p>
          </table:table-cell>
          <table:table-cell table:formula="of:=[.F72]/[.B72]" office:value-type="float" office:value="1.3931388387342" calcext:value-type="float">
            <text:p>1.3931388387342</text:p>
          </table:table-cell>
          <table:table-cell table:formula="of:=[.G72]/[.B72]" office:value-type="float" office:value="0.950869523900029" calcext:value-type="float">
            <text:p>0.950869523900029</text:p>
          </table:table-cell>
          <table:table-cell table:formula="of:=[.H72]/[.B72]" office:value-type="float" office:value="2.60073173049511" calcext:value-type="float">
            <text:p>2.6007317304951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249879" calcext:value-type="float">
            <text:p>0.249879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026983" calcext:value-type="float">
            <text:p>0.026983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0.069131" calcext:value-type="float">
            <text:p>0.069131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0.102626" calcext:value-type="float">
            <text:p>0.102626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60784" calcext:value-type="float">
            <text:p>0.260784</text:p>
          </table:table-cell>
          <table:table-cell office:value-type="float" office:value="0.347882" calcext:value-type="float">
            <text:p>0.347882</text:p>
          </table:table-cell>
          <table:table-cell/>
          <table:table-cell table:formula="of:=[.A73]" office:value-type="string" office:string-value="syrk" calcext:value-type="string">
            <text:p>syrk</text:p>
          </table:table-cell>
          <table:table-cell table:formula="of:=[.I73]/[.H73]" office:value-type="float" office:value="2.83302715135034" calcext:value-type="float">
            <text:p>2.83302715135034</text:p>
          </table:table-cell>
          <table:table-cell table:formula="of:=[.J73]/[.H73]" office:value-type="float" office:value="1.4845149064819" calcext:value-type="float">
            <text:p>1.4845149064819</text:p>
          </table:table-cell>
          <table:table-cell table:formula="of:=[.K73]/[.H73]" office:value-type="float" office:value="2.6422155038984" calcext:value-type="float">
            <text:p>2.6422155038984</text:p>
          </table:table-cell>
          <table:table-cell table:formula="of:=[.L73]/[.H73]" office:value-type="float" office:value="2.66305998755985" calcext:value-type="float">
            <text:p>2.66305998755985</text:p>
          </table:table-cell>
          <table:table-cell/>
          <table:table-cell table:formula="of:=[.A73]" office:value-type="string" office:string-value="syrk" calcext:value-type="string">
            <text:p>syrk</text:p>
          </table:table-cell>
          <table:table-cell table:formula="of:=[.C73]/[.B73]" office:value-type="float" office:value="12.1945732272705" calcext:value-type="float">
            <text:p>12.1945732272705</text:p>
          </table:table-cell>
          <table:table-cell table:formula="of:=[.D73]/[.B73]" office:value-type="float" office:value="1.21721731491874" calcext:value-type="float">
            <text:p>1.21721731491874</text:p>
          </table:table-cell>
          <table:table-cell table:formula="of:=[.E73]/[.B73]" office:value-type="float" office:value="1.67780977014299" calcext:value-type="float">
            <text:p>1.67780977014299</text:p>
          </table:table-cell>
          <table:table-cell table:formula="of:=[.F73]/[.B73]" office:value-type="float" office:value="1.31682201942316" calcext:value-type="float">
            <text:p>1.31682201942316</text:p>
          </table:table-cell>
          <table:table-cell table:formula="of:=[.G73]/[.B73]" office:value-type="float" office:value="1.09906788346103" calcext:value-type="float">
            <text:p>1.09906788346103</text:p>
          </table:table-cell>
          <table:table-cell table:formula="of:=[.H73]/[.B73]" office:value-type="float" office:value="3.37372505002196" calcext:value-type="float">
            <text:p>3.3737250500219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258451" calcext:value-type="float">
            <text:p>0.258451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0.031532" calcext:value-type="float">
            <text:p>0.031532</text:p>
          </table:table-cell>
          <table:table-cell office:value-type="float" office:value="0.032213" calcext:value-type="float">
            <text:p>0.032213</text:p>
          </table:table-cell>
          <table:table-cell office:value-type="float" office:value="0.024129" calcext:value-type="float">
            <text:p>0.024129</text:p>
          </table:table-cell>
          <table:table-cell office:value-type="float" office:value="0.068604" calcext:value-type="float">
            <text:p>0.068604</text:p>
          </table:table-cell>
          <table:table-cell office:value-type="float" office:value="0.201246" calcext:value-type="float">
            <text:p>0.201246</text:p>
          </table:table-cell>
          <table:table-cell office:value-type="float" office:value="0.11241" calcext:value-type="float">
            <text:p>0.11241</text:p>
          </table:table-cell>
          <table:table-cell office:value-type="float" office:value="0.188292" calcext:value-type="float">
            <text:p>0.188292</text:p>
          </table:table-cell>
          <table:table-cell office:value-type="float" office:value="0.175394" calcext:value-type="float">
            <text:p>0.175394</text:p>
          </table:table-cell>
          <table:table-cell office:value-type="float" office:value="0.269982" calcext:value-type="float">
            <text:p>0.269982</text:p>
          </table:table-cell>
          <table:table-cell office:value-type="float" office:value="0.369662" calcext:value-type="float">
            <text:p>0.369662</text:p>
          </table:table-cell>
          <table:table-cell/>
          <table:table-cell table:formula="of:=[.A74]" office:value-type="string" office:string-value="correlation" calcext:value-type="string">
            <text:p>correlation</text:p>
          </table:table-cell>
          <table:table-cell table:formula="of:=[.I74]/[.H74]" office:value-type="float" office:value="2.93344411404583" calcext:value-type="float">
            <text:p>2.93344411404583</text:p>
          </table:table-cell>
          <table:table-cell table:formula="of:=[.J74]/[.H74]" office:value-type="float" office:value="1.63853419625678" calcext:value-type="float">
            <text:p>1.63853419625678</text:p>
          </table:table-cell>
          <table:table-cell table:formula="of:=[.K74]/[.H74]" office:value-type="float" office:value="2.74462130488018" calcext:value-type="float">
            <text:p>2.74462130488018</text:p>
          </table:table-cell>
          <table:table-cell table:formula="of:=[.L74]/[.H74]" office:value-type="float" office:value="2.55661477464871" calcext:value-type="float">
            <text:p>2.55661477464871</text:p>
          </table:table-cell>
          <table:table-cell/>
          <table:table-cell table:formula="of:=[.A74]" office:value-type="string" office:string-value="correlation" calcext:value-type="string">
            <text:p>correlation</text:p>
          </table:table-cell>
          <table:table-cell table:formula="of:=[.C74]/[.B74]" office:value-type="float" office:value="10.8501679261125" calcext:value-type="float">
            <text:p>10.8501679261125</text:p>
          </table:table-cell>
          <table:table-cell table:formula="of:=[.D74]/[.B74]" office:value-type="float" office:value="1.14596977329975" calcext:value-type="float">
            <text:p>1.14596977329975</text:p>
          </table:table-cell>
          <table:table-cell table:formula="of:=[.E74]/[.B74]" office:value-type="float" office:value="1.32376154492024" calcext:value-type="float">
            <text:p>1.32376154492024</text:p>
          </table:table-cell>
          <table:table-cell table:formula="of:=[.F74]/[.B74]" office:value-type="float" office:value="1.35235096557515" calcext:value-type="float">
            <text:p>1.35235096557515</text:p>
          </table:table-cell>
          <table:table-cell table:formula="of:=[.G74]/[.B74]" office:value-type="float" office:value="1.01297229219144" calcext:value-type="float">
            <text:p>1.01297229219144</text:p>
          </table:table-cell>
          <table:table-cell table:formula="of:=[.H74]/[.B74]" office:value-type="float" office:value="2.88010075566751" calcext:value-type="float">
            <text:p>2.88010075566751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0.221612" calcext:value-type="float">
            <text:p>0.221612</text:p>
          </table:table-cell>
          <table:table-cell office:value-type="float" office:value="0.026946" calcext:value-type="float">
            <text:p>0.026946</text:p>
          </table:table-cell>
          <table:table-cell office:value-type="float" office:value="0.033203" calcext:value-type="float">
            <text:p>0.033203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0.025061" calcext:value-type="float">
            <text:p>0.025061</text:p>
          </table:table-cell>
          <table:table-cell office:value-type="float" office:value="0.072963" calcext:value-type="float">
            <text:p>0.072963</text:p>
          </table:table-cell>
          <table:table-cell office:value-type="float" office:value="0.165247" calcext:value-type="float">
            <text:p>0.165247</text:p>
          </table:table-cell>
          <table:table-cell office:value-type="float" office:value="0.114012" calcext:value-type="float">
            <text:p>0.114012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183947" calcext:value-type="float">
            <text:p>0.183947</text:p>
          </table:table-cell>
          <table:table-cell office:value-type="float" office:value="0.281739" calcext:value-type="float">
            <text:p>0.281739</text:p>
          </table:table-cell>
          <table:table-cell office:value-type="float" office:value="0.388672" calcext:value-type="float">
            <text:p>0.388672</text:p>
          </table:table-cell>
          <table:table-cell/>
          <table:table-cell table:formula="of:=[.A75]" office:value-type="string" office:string-value="covariance" calcext:value-type="string">
            <text:p>covariance</text:p>
          </table:table-cell>
          <table:table-cell table:formula="of:=[.I75]/[.H75]" office:value-type="float" office:value="2.26480544933734" calcext:value-type="float">
            <text:p>2.26480544933734</text:p>
          </table:table-cell>
          <table:table-cell table:formula="of:=[.J75]/[.H75]" office:value-type="float" office:value="1.56260022203034" calcext:value-type="float">
            <text:p>1.56260022203034</text:p>
          </table:table-cell>
          <table:table-cell table:formula="of:=[.K75]/[.H75]" office:value-type="float" office:value="2.64572454531749" calcext:value-type="float">
            <text:p>2.64572454531749</text:p>
          </table:table-cell>
          <table:table-cell table:formula="of:=[.L75]/[.H75]" office:value-type="float" office:value="2.52109973548237" calcext:value-type="float">
            <text:p>2.52109973548237</text:p>
          </table:table-cell>
          <table:table-cell/>
          <table:table-cell table:formula="of:=[.A75]" office:value-type="string" office:string-value="covariance" calcext:value-type="string">
            <text:p>covariance</text:p>
          </table:table-cell>
          <table:table-cell table:formula="of:=[.C75]/[.B75]" office:value-type="float" office:value="9.32553442181451" calcext:value-type="float">
            <text:p>9.32553442181451</text:p>
          </table:table-cell>
          <table:table-cell table:formula="of:=[.D75]/[.B75]" office:value-type="float" office:value="1.13390001683218" calcext:value-type="float">
            <text:p>1.13390001683218</text:p>
          </table:table-cell>
          <table:table-cell table:formula="of:=[.E75]/[.B75]" office:value-type="float" office:value="1.39719744150816" calcext:value-type="float">
            <text:p>1.39719744150816</text:p>
          </table:table-cell>
          <table:table-cell table:formula="of:=[.F75]/[.B75]" office:value-type="float" office:value="1.35086685743141" calcext:value-type="float">
            <text:p>1.35086685743141</text:p>
          </table:table-cell>
          <table:table-cell table:formula="of:=[.G75]/[.B75]" office:value-type="float" office:value="1.05457835381249" calcext:value-type="float">
            <text:p>1.05457835381249</text:p>
          </table:table-cell>
          <table:table-cell table:formula="of:=[.H75]/[.B75]" office:value-type="float" office:value="3.07031644504292" calcext:value-type="float">
            <text:p>3.0703164450429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" calcext:value-type="float">
            <text:p>0.023545</text:p>
          </table:table-cell>
          <table:table-cell office:value-type="float" office:value="0.258851" calcext:value-type="float">
            <text:p>0.258851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036832" calcext:value-type="float">
            <text:p>0.036832</text:p>
          </table:table-cell>
          <table:table-cell office:value-type="float" office:value="0.034799" calcext:value-type="float">
            <text:p>0.034799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0.087849" calcext:value-type="float">
            <text:p>0.087849</text:p>
          </table:table-cell>
          <table:table-cell office:value-type="float" office:value="0.20023" calcext:value-type="float">
            <text:p>0.20023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0.208939" calcext:value-type="float">
            <text:p>0.208939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262365" calcext:value-type="float">
            <text:p>0.262365</text:p>
          </table:table-cell>
          <table:table-cell office:value-type="float" office:value="0.33686" calcext:value-type="float">
            <text:p>0.33686</text:p>
          </table:table-cell>
          <table:table-cell/>
          <table:table-cell table:formula="of:=[.A76]" office:value-type="string" office:string-value="symm" calcext:value-type="string">
            <text:p>symm</text:p>
          </table:table-cell>
          <table:table-cell table:formula="of:=[.I76]/[.H76]" office:value-type="float" office:value="2.27925189814341" calcext:value-type="float">
            <text:p>2.27925189814341</text:p>
          </table:table-cell>
          <table:table-cell table:formula="of:=[.J76]/[.H76]" office:value-type="float" office:value="1.45129711209006" calcext:value-type="float">
            <text:p>1.45129711209006</text:p>
          </table:table-cell>
          <table:table-cell table:formula="of:=[.K76]/[.H76]" office:value-type="float" office:value="2.37838791562795" calcext:value-type="float">
            <text:p>2.37838791562795</text:p>
          </table:table-cell>
          <table:table-cell table:formula="of:=[.L76]/[.H76]" office:value-type="float" office:value="2.30764152124668" calcext:value-type="float">
            <text:p>2.30764152124668</text:p>
          </table:table-cell>
          <table:table-cell/>
          <table:table-cell table:formula="of:=[.A76]" office:value-type="string" office:string-value="symm" calcext:value-type="string">
            <text:p>symm</text:p>
          </table:table-cell>
          <table:table-cell table:formula="of:=[.C76]/[.B76]" office:value-type="float" office:value="10.9938840518157" calcext:value-type="float">
            <text:p>10.9938840518157</text:p>
          </table:table-cell>
          <table:table-cell table:formula="of:=[.D76]/[.B76]" office:value-type="float" office:value="1.19350180505415" calcext:value-type="float">
            <text:p>1.19350180505415</text:p>
          </table:table-cell>
          <table:table-cell table:formula="of:=[.E76]/[.B76]" office:value-type="float" office:value="1.56432363559142" calcext:value-type="float">
            <text:p>1.56432363559142</text:p>
          </table:table-cell>
          <table:table-cell table:formula="of:=[.F76]/[.B76]" office:value-type="float" office:value="1.47797833935018" calcext:value-type="float">
            <text:p>1.47797833935018</text:p>
          </table:table-cell>
          <table:table-cell table:formula="of:=[.G76]/[.B76]" office:value-type="float" office:value="1.12830749628371" calcext:value-type="float">
            <text:p>1.12830749628371</text:p>
          </table:table-cell>
          <table:table-cell table:formula="of:=[.H76]/[.B76]" office:value-type="float" office:value="3.73111063920153" calcext:value-type="float">
            <text:p>3.7311106392015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312578" calcext:value-type="float">
            <text:p>0.312578</text:p>
          </table:table-cell>
          <table:table-cell office:value-type="float" office:value="0.029291" calcext:value-type="float">
            <text:p>0.029291</text:p>
          </table:table-cell>
          <table:table-cell office:value-type="float" office:value="0.044289" calcext:value-type="float">
            <text:p>0.044289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0.029989" calcext:value-type="float">
            <text:p>0.029989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228118" calcext:value-type="float">
            <text:p>0.228118</text:p>
          </table:table-cell>
          <table:table-cell office:value-type="float" office:value="0.158462" calcext:value-type="float">
            <text:p>0.158462</text:p>
          </table:table-cell>
          <table:table-cell office:value-type="float" office:value="0.254427" calcext:value-type="float">
            <text:p>0.254427</text:p>
          </table:table-cell>
          <table:table-cell office:value-type="float" office:value="0.296171" calcext:value-type="float">
            <text:p>0.296171</text:p>
          </table:table-cell>
          <table:table-cell office:value-type="float" office:value="0.331044" calcext:value-type="float">
            <text:p>0.331044</text:p>
          </table:table-cell>
          <table:table-cell office:value-type="float" office:value="0.437556" calcext:value-type="float">
            <text:p>0.437556</text:p>
          </table:table-cell>
          <table:table-cell/>
          <table:table-cell table:formula="of:=[.A77]" office:value-type="string" office:string-value="syr2k" calcext:value-type="string">
            <text:p>syr2k</text:p>
          </table:table-cell>
          <table:table-cell table:formula="of:=[.I77]/[.H77]" office:value-type="float" office:value="2.15017013375058" calcext:value-type="float">
            <text:p>2.15017013375058</text:p>
          </table:table-cell>
          <table:table-cell table:formula="of:=[.J77]/[.H77]" office:value-type="float" office:value="1.4936140932955" calcext:value-type="float">
            <text:p>1.4936140932955</text:p>
          </table:table-cell>
          <table:table-cell table:formula="of:=[.K77]/[.H77]" office:value-type="float" office:value="2.39815067912115" calcext:value-type="float">
            <text:p>2.39815067912115</text:p>
          </table:table-cell>
          <table:table-cell table:formula="of:=[.L77]/[.H77]" office:value-type="float" office:value="2.79161678904357" calcext:value-type="float">
            <text:p>2.79161678904357</text:p>
          </table:table-cell>
          <table:table-cell/>
          <table:table-cell table:formula="of:=[.A77]" office:value-type="string" office:string-value="syr2k" calcext:value-type="string">
            <text:p>syr2k</text:p>
          </table:table-cell>
          <table:table-cell table:formula="of:=[.C77]/[.B77]" office:value-type="float" office:value="12.7095226478003" calcext:value-type="float">
            <text:p>12.7095226478003</text:p>
          </table:table-cell>
          <table:table-cell table:formula="of:=[.D77]/[.B77]" office:value-type="float" office:value="1.19098154021306" calcext:value-type="float">
            <text:p>1.19098154021306</text:p>
          </table:table-cell>
          <table:table-cell table:formula="of:=[.E77]/[.B77]" office:value-type="float" office:value="1.80080507440839" calcext:value-type="float">
            <text:p>1.80080507440839</text:p>
          </table:table-cell>
          <table:table-cell table:formula="of:=[.F77]/[.B77]" office:value-type="float" office:value="1.54403513051964" calcext:value-type="float">
            <text:p>1.54403513051964</text:p>
          </table:table-cell>
          <table:table-cell table:formula="of:=[.G77]/[.B77]" office:value-type="float" office:value="1.21936244612507" calcext:value-type="float">
            <text:p>1.21936244612507</text:p>
          </table:table-cell>
          <table:table-cell table:formula="of:=[.H77]/[.B77]" office:value-type="float" office:value="4.31377571765471" calcext:value-type="float">
            <text:p>4.3137757176547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315501" calcext:value-type="float">
            <text:p>0.315501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0.042047" calcext:value-type="float">
            <text:p>0.042047</text:p>
          </table:table-cell>
          <table:table-cell office:value-type="float" office:value="0.035988" calcext:value-type="float">
            <text:p>0.035988</text:p>
          </table:table-cell>
          <table:table-cell office:value-type="float" office:value="0.026591" calcext:value-type="float">
            <text:p>0.026591</text:p>
          </table:table-cell>
          <table:table-cell office:value-type="float" office:value="0.105961" calcext:value-type="float">
            <text:p>0.105961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0.280505" calcext:value-type="float">
            <text:p>0.280505</text:p>
          </table:table-cell>
          <table:table-cell office:value-type="float" office:value="0.271864" calcext:value-type="float">
            <text:p>0.271864</text:p>
          </table:table-cell>
          <table:table-cell office:value-type="float" office:value="0.400112" calcext:value-type="float">
            <text:p>0.400112</text:p>
          </table:table-cell>
          <table:table-cell office:value-type="float" office:value="0.510129" calcext:value-type="float">
            <text:p>0.510129</text:p>
          </table:table-cell>
          <table:table-cell/>
          <table:table-cell table:formula="of:=[.A78]" office:value-type="string" office:string-value="gemm" calcext:value-type="string">
            <text:p>gemm</text:p>
          </table:table-cell>
          <table:table-cell table:formula="of:=[.I78]/[.H78]" office:value-type="float" office:value="2.3848585800436" calcext:value-type="float">
            <text:p>2.3848585800436</text:p>
          </table:table-cell>
          <table:table-cell table:formula="of:=[.J78]/[.H78]" office:value-type="float" office:value="1.49429507082795" calcext:value-type="float">
            <text:p>1.49429507082795</text:p>
          </table:table-cell>
          <table:table-cell table:formula="of:=[.K78]/[.H78]" office:value-type="float" office:value="2.64724757221997" calcext:value-type="float">
            <text:p>2.64724757221997</text:p>
          </table:table-cell>
          <table:table-cell table:formula="of:=[.L78]/[.H78]" office:value-type="float" office:value="2.56569870046527" calcext:value-type="float">
            <text:p>2.56569870046527</text:p>
          </table:table-cell>
          <table:table-cell/>
          <table:table-cell table:formula="of:=[.A78]" office:value-type="string" office:string-value="gemm" calcext:value-type="string">
            <text:p>gemm</text:p>
          </table:table-cell>
          <table:table-cell table:formula="of:=[.C78]/[.B78]" office:value-type="float" office:value="12.9915997529339" calcext:value-type="float">
            <text:p>12.9915997529339</text:p>
          </table:table-cell>
          <table:table-cell table:formula="of:=[.D78]/[.B78]" office:value-type="float" office:value="1.15902820671196" calcext:value-type="float">
            <text:p>1.15902820671196</text:p>
          </table:table-cell>
          <table:table-cell table:formula="of:=[.E78]/[.B78]" office:value-type="float" office:value="1.7313979822936" calcext:value-type="float">
            <text:p>1.7313979822936</text:p>
          </table:table-cell>
          <table:table-cell table:formula="of:=[.F78]/[.B78]" office:value-type="float" office:value="1.48190240889438" calcext:value-type="float">
            <text:p>1.48190240889438</text:p>
          </table:table-cell>
          <table:table-cell table:formula="of:=[.G78]/[.B78]" office:value-type="float" office:value="1.09495573399218" calcext:value-type="float">
            <text:p>1.09495573399218</text:p>
          </table:table-cell>
          <table:table-cell table:formula="of:=[.H78]/[.B78]" office:value-type="float" office:value="4.36322833024501" calcext:value-type="float">
            <text:p>4.36322833024501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2" calcext:value-type="float">
            <text:p>0.028422</text:p>
          </table:table-cell>
          <table:table-cell office:value-type="float" office:value="0.421141" calcext:value-type="float">
            <text:p>0.421141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044208" calcext:value-type="float">
            <text:p>0.044208</text:p>
          </table:table-cell>
          <table:table-cell office:value-type="float" office:value="0.042999" calcext:value-type="float">
            <text:p>0.042999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0.11782" calcext:value-type="float">
            <text:p>0.11782</text:p>
          </table:table-cell>
          <table:table-cell office:value-type="float" office:value="0.317989" calcext:value-type="float">
            <text:p>0.317989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0.332274" calcext:value-type="float">
            <text:p>0.332274</text:p>
          </table:table-cell>
          <table:table-cell office:value-type="float" office:value="0.445601" calcext:value-type="float">
            <text:p>0.445601</text:p>
          </table:table-cell>
          <table:table-cell office:value-type="float" office:value="0.593351" calcext:value-type="float">
            <text:p>0.593351</text:p>
          </table:table-cell>
          <table:table-cell/>
          <table:table-cell table:formula="of:=[.A79]" office:value-type="string" office:string-value="gramschmidt" calcext:value-type="string">
            <text:p>gramschmidt</text:p>
          </table:table-cell>
          <table:table-cell table:formula="of:=[.I79]/[.H79]" office:value-type="float" office:value="2.69893905958241" calcext:value-type="float">
            <text:p>2.69893905958241</text:p>
          </table:table-cell>
          <table:table-cell table:formula="of:=[.J79]/[.H79]" office:value-type="float" office:value="1.57497029366831" calcext:value-type="float">
            <text:p>1.57497029366831</text:p>
          </table:table-cell>
          <table:table-cell table:formula="of:=[.K79]/[.H79]" office:value-type="float" office:value="2.64664742828043" calcext:value-type="float">
            <text:p>2.64664742828043</text:p>
          </table:table-cell>
          <table:table-cell table:formula="of:=[.L79]/[.H79]" office:value-type="float" office:value="2.82018333050416" calcext:value-type="float">
            <text:p>2.82018333050416</text:p>
          </table:table-cell>
          <table:table-cell/>
          <table:table-cell table:formula="of:=[.A79]" office:value-type="string" office:string-value="gramschmidt" calcext:value-type="string">
            <text:p>gramschmidt</text:p>
          </table:table-cell>
          <table:table-cell table:formula="of:=[.C79]/[.B79]" office:value-type="float" office:value="14.8174301597354" calcext:value-type="float">
            <text:p>14.8174301597354</text:p>
          </table:table-cell>
          <table:table-cell table:formula="of:=[.D79]/[.B79]" office:value-type="float" office:value="1.13257335866582" calcext:value-type="float">
            <text:p>1.13257335866582</text:p>
          </table:table-cell>
          <table:table-cell table:formula="of:=[.E79]/[.B79]" office:value-type="float" office:value="1.55541481950602" calcext:value-type="float">
            <text:p>1.55541481950602</text:p>
          </table:table-cell>
          <table:table-cell table:formula="of:=[.F79]/[.B79]" office:value-type="float" office:value="1.51287734853283" calcext:value-type="float">
            <text:p>1.51287734853283</text:p>
          </table:table-cell>
          <table:table-cell table:formula="of:=[.G79]/[.B79]" office:value-type="float" office:value="1.14622475547111" calcext:value-type="float">
            <text:p>1.14622475547111</text:p>
          </table:table-cell>
          <table:table-cell table:formula="of:=[.H79]/[.B79]" office:value-type="float" office:value="4.14538033917388" calcext:value-type="float">
            <text:p>4.14538033917388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470936" calcext:value-type="float">
            <text:p>0.470936</text:p>
          </table:table-cell>
          <table:table-cell office:value-type="float" office:value="0.032948" calcext:value-type="float">
            <text:p>0.032948</text:p>
          </table:table-cell>
          <table:table-cell office:value-type="float" office:value="0.053501" calcext:value-type="float">
            <text:p>0.053501</text:p>
          </table:table-cell>
          <table:table-cell office:value-type="float" office:value="0.047349" calcext:value-type="float">
            <text:p>0.047349</text:p>
          </table:table-cell>
          <table:table-cell office:value-type="float" office:value="0.034371" calcext:value-type="float">
            <text:p>0.034371</text:p>
          </table:table-cell>
          <table:table-cell office:value-type="float" office:value="0.12201" calcext:value-type="float">
            <text:p>0.12201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0.327185" calcext:value-type="float">
            <text:p>0.327185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514935" calcext:value-type="float">
            <text:p>0.514935</text:p>
          </table:table-cell>
          <table:table-cell office:value-type="float" office:value="0.716337" calcext:value-type="float">
            <text:p>0.716337</text:p>
          </table:table-cell>
          <table:table-cell/>
          <table:table-cell table:formula="of:=[.A80]" office:value-type="string" office:string-value="2mm" calcext:value-type="string">
            <text:p>2mm</text:p>
          </table:table-cell>
          <table:table-cell table:formula="of:=[.I80]/[.H80]" office:value-type="float" office:value="3.14997131382674" calcext:value-type="float">
            <text:p>3.14997131382674</text:p>
          </table:table-cell>
          <table:table-cell table:formula="of:=[.J80]/[.H80]" office:value-type="float" office:value="1.68182116219982" calcext:value-type="float">
            <text:p>1.68182116219982</text:p>
          </table:table-cell>
          <table:table-cell table:formula="of:=[.K80]/[.H80]" office:value-type="float" office:value="2.68162445701172" calcext:value-type="float">
            <text:p>2.68162445701172</text:p>
          </table:table-cell>
          <table:table-cell table:formula="of:=[.L80]/[.H80]" office:value-type="float" office:value="3.25628227194492" calcext:value-type="float">
            <text:p>3.25628227194492</text:p>
          </table:table-cell>
          <table:table-cell/>
          <table:table-cell table:formula="of:=[.A80]" office:value-type="string" office:string-value="2mm" calcext:value-type="string">
            <text:p>2mm</text:p>
          </table:table-cell>
          <table:table-cell table:formula="of:=[.C80]/[.B80]" office:value-type="float" office:value="15.8724637681159" calcext:value-type="float">
            <text:p>15.8724637681159</text:p>
          </table:table-cell>
          <table:table-cell table:formula="of:=[.D80]/[.B80]" office:value-type="float" office:value="1.11048196831817" calcext:value-type="float">
            <text:p>1.11048196831817</text:p>
          </table:table-cell>
          <table:table-cell table:formula="of:=[.E80]/[.B80]" office:value-type="float" office:value="1.80320188742838" calcext:value-type="float">
            <text:p>1.80320188742838</text:p>
          </table:table-cell>
          <table:table-cell table:formula="of:=[.F80]/[.B80]" office:value-type="float" office:value="1.5958543983822" calcext:value-type="float">
            <text:p>1.5958543983822</text:p>
          </table:table-cell>
          <table:table-cell table:formula="of:=[.G80]/[.B80]" office:value-type="float" office:value="1.15844287158746" calcext:value-type="float">
            <text:p>1.15844287158746</text:p>
          </table:table-cell>
          <table:table-cell table:formula="of:=[.H80]/[.B80]" office:value-type="float" office:value="4.11223458038423" calcext:value-type="float">
            <text:p>4.11223458038423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0.027817" calcext:value-type="float">
            <text:p>0.027817</text:p>
          </table:table-cell>
          <table:table-cell office:value-type="float" office:value="0.037121" calcext:value-type="float">
            <text:p>0.037121</text:p>
          </table:table-cell>
          <table:table-cell office:value-type="float" office:value="0.109321" calcext:value-type="float">
            <text:p>0.109321</text:p>
          </table:table-cell>
          <table:table-cell office:value-type="float" office:value="0.057733" calcext:value-type="float">
            <text:p>0.057733</text:p>
          </table:table-cell>
          <table:table-cell office:value-type="float" office:value="0.048331" calcext:value-type="float">
            <text:p>0.048331</text:p>
          </table:table-cell>
          <table:table-cell office:value-type="float" office:value="0.189651" calcext:value-type="float">
            <text:p>0.189651</text:p>
          </table:table-cell>
          <table:table-cell office:value-type="float" office:value="0.430772" calcext:value-type="float">
            <text:p>0.430772</text:p>
          </table:table-cell>
          <table:table-cell office:value-type="float" office:value="0.271895" calcext:value-type="float">
            <text:p>0.271895</text:p>
          </table:table-cell>
          <table:table-cell office:value-type="float" office:value="0.497372" calcext:value-type="float">
            <text:p>0.497372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0.775679" calcext:value-type="float">
            <text:p>0.775679</text:p>
          </table:table-cell>
          <table:table-cell office:value-type="float" office:value="1.012035" calcext:value-type="float">
            <text:p>1.012035</text:p>
          </table:table-cell>
          <table:table-cell/>
          <table:table-cell table:formula="of:=[.A81]" office:value-type="string" office:string-value="nussinov" calcext:value-type="string">
            <text:p>nussinov</text:p>
          </table:table-cell>
          <table:table-cell table:formula="of:=[.I81]/[.H81]" office:value-type="float" office:value="2.27139324337863" calcext:value-type="float">
            <text:p>2.27139324337863</text:p>
          </table:table-cell>
          <table:table-cell table:formula="of:=[.J81]/[.H81]" office:value-type="float" office:value="1.43365972233207" calcext:value-type="float">
            <text:p>1.43365972233207</text:p>
          </table:table-cell>
          <table:table-cell table:formula="of:=[.K81]/[.H81]" office:value-type="float" office:value="2.62256460551223" calcext:value-type="float">
            <text:p>2.62256460551223</text:p>
          </table:table-cell>
          <table:table-cell table:formula="of:=[.L81]/[.H81]" office:value-type="float" office:value="2.56119925547453" calcext:value-type="float">
            <text:p>2.56119925547453</text:p>
          </table:table-cell>
          <table:table-cell/>
          <table:table-cell table:formula="of:=[.A81]" office:value-type="string" office:string-value="nussinov" calcext:value-type="string">
            <text:p>nussinov</text:p>
          </table:table-cell>
          <table:table-cell table:formula="of:=[.C81]/[.B81]" office:value-type="float" office:value="0.860567999010023" calcext:value-type="float">
            <text:p>0.860567999010023</text:p>
          </table:table-cell>
          <table:table-cell table:formula="of:=[.D81]/[.B81]" office:value-type="float" office:value="1.14840366291301" calcext:value-type="float">
            <text:p>1.14840366291301</text:p>
          </table:table-cell>
          <table:table-cell table:formula="of:=[.E81]/[.B81]" office:value-type="float" office:value="3.38203811409479" calcext:value-type="float">
            <text:p>3.38203811409479</text:p>
          </table:table-cell>
          <table:table-cell table:formula="of:=[.F81]/[.B81]" office:value-type="float" office:value="1.78607226828363" calcext:value-type="float">
            <text:p>1.78607226828363</text:p>
          </table:table-cell>
          <table:table-cell table:formula="of:=[.G81]/[.B81]" office:value-type="float" office:value="1.49520480138597" calcext:value-type="float">
            <text:p>1.49520480138597</text:p>
          </table:table-cell>
          <table:table-cell table:formula="of:=[.H81]/[.B81]" office:value-type="float" office:value="5.86718846677391" calcext:value-type="float">
            <text:p>5.8671884667739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8" calcext:value-type="float">
            <text:p>0.071388</text:p>
          </table:table-cell>
          <table:table-cell office:value-type="float" office:value="0.741926" calcext:value-type="float">
            <text:p>0.741926</text:p>
          </table:table-cell>
          <table:table-cell office:value-type="float" office:value="0.071798" calcext:value-type="float">
            <text:p>0.071798</text:p>
          </table:table-cell>
          <table:table-cell office:value-type="float" office:value="0.090004" calcext:value-type="float">
            <text:p>0.090004</text:p>
          </table:table-cell>
          <table:table-cell office:value-type="float" office:value="0.087256" calcext:value-type="float">
            <text:p>0.087256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0.228267" calcext:value-type="float">
            <text:p>0.228267</text:p>
          </table:table-cell>
          <table:table-cell office:value-type="float" office:value="0.588761" calcext:value-type="float">
            <text:p>0.588761</text:p>
          </table:table-cell>
          <table:table-cell office:value-type="float" office:value="0.357734" calcext:value-type="float">
            <text:p>0.357734</text:p>
          </table:table-cell>
          <table:table-cell office:value-type="float" office:value="0.571105" calcext:value-type="float">
            <text:p>0.571105</text:p>
          </table:table-cell>
          <table:table-cell office:value-type="float" office:value="0.83868" calcext:value-type="float">
            <text:p>0.83868</text:p>
          </table:table-cell>
          <table:table-cell office:value-type="float" office:value="0.831353" calcext:value-type="float">
            <text:p>0.831353</text:p>
          </table:table-cell>
          <table:table-cell office:value-type="float" office:value="1.215086" calcext:value-type="float">
            <text:p>1.215086</text:p>
          </table:table-cell>
          <table:table-cell/>
          <table:table-cell table:formula="of:=[.A82]" office:value-type="string" office:string-value="adi" calcext:value-type="string">
            <text:p>adi</text:p>
          </table:table-cell>
          <table:table-cell table:formula="of:=[.I82]/[.H82]" office:value-type="float" office:value="2.57926463308319" calcext:value-type="float">
            <text:p>2.57926463308319</text:p>
          </table:table-cell>
          <table:table-cell table:formula="of:=[.J82]/[.H82]" office:value-type="float" office:value="1.56717352924426" calcext:value-type="float">
            <text:p>1.56717352924426</text:p>
          </table:table-cell>
          <table:table-cell table:formula="of:=[.K82]/[.H82]" office:value-type="float" office:value="2.50191661519186" calcext:value-type="float">
            <text:p>2.50191661519186</text:p>
          </table:table-cell>
          <table:table-cell table:formula="of:=[.L82]/[.H82]" office:value-type="float" office:value="3.67411846653261" calcext:value-type="float">
            <text:p>3.67411846653261</text:p>
          </table:table-cell>
          <table:table-cell/>
          <table:table-cell table:formula="of:=[.A82]" office:value-type="string" office:string-value="adi" calcext:value-type="string">
            <text:p>adi</text:p>
          </table:table-cell>
          <table:table-cell table:formula="of:=[.C82]/[.B82]" office:value-type="float" office:value="10.3928671485404" calcext:value-type="float">
            <text:p>10.3928671485404</text:p>
          </table:table-cell>
          <table:table-cell table:formula="of:=[.D82]/[.B82]" office:value-type="float" office:value="1.00574326217291" calcext:value-type="float">
            <text:p>1.00574326217291</text:p>
          </table:table-cell>
          <table:table-cell table:formula="of:=[.E82]/[.B82]" office:value-type="float" office:value="1.26077211856334" calcext:value-type="float">
            <text:p>1.26077211856334</text:p>
          </table:table-cell>
          <table:table-cell table:formula="of:=[.F82]/[.B82]" office:value-type="float" office:value="1.2222782540483" calcext:value-type="float">
            <text:p>1.2222782540483</text:p>
          </table:table-cell>
          <table:table-cell table:formula="of:=[.G82]/[.B82]" office:value-type="float" office:value="1.07152462598756" calcext:value-type="float">
            <text:p>1.07152462598756</text:p>
          </table:table-cell>
          <table:table-cell table:formula="of:=[.H82]/[.B82]" office:value-type="float" office:value="3.19755421079173" calcext:value-type="float">
            <text:p>3.1975542107917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845488" calcext:value-type="float">
            <text:p>0.845488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.090991" calcext:value-type="float">
            <text:p>0.090991</text:p>
          </table:table-cell>
          <table:table-cell office:value-type="float" office:value="0.066092" calcext:value-type="float">
            <text:p>0.066092</text:p>
          </table:table-cell>
          <table:table-cell office:value-type="float" office:value="0.051988" calcext:value-type="float">
            <text:p>0.051988</text:p>
          </table:table-cell>
          <table:table-cell office:value-type="float" office:value="0.203351" calcext:value-type="float">
            <text:p>0.203351</text:p>
          </table:table-cell>
          <table:table-cell office:value-type="float" office:value="0.660161" calcext:value-type="float">
            <text:p>0.660161</text:p>
          </table:table-cell>
          <table:table-cell office:value-type="float" office:value="0.349593" calcext:value-type="float">
            <text:p>0.349593</text:p>
          </table:table-cell>
          <table:table-cell office:value-type="float" office:value="0.574011" calcext:value-type="float">
            <text:p>0.574011</text:p>
          </table:table-cell>
          <table:table-cell office:value-type="float" office:value="0.609877" calcext:value-type="float">
            <text:p>0.609877</text:p>
          </table:table-cell>
          <table:table-cell office:value-type="float" office:value="0.902614" calcext:value-type="float">
            <text:p>0.902614</text:p>
          </table:table-cell>
          <table:table-cell office:value-type="float" office:value="1.260519" calcext:value-type="float">
            <text:p>1.260519</text:p>
          </table:table-cell>
          <table:table-cell/>
          <table:table-cell table:formula="of:=[.A83]" office:value-type="string" office:string-value="3mm" calcext:value-type="string">
            <text:p>3mm</text:p>
          </table:table-cell>
          <table:table-cell table:formula="of:=[.I83]/[.H83]" office:value-type="float" office:value="3.24641137737213" calcext:value-type="float">
            <text:p>3.24641137737213</text:p>
          </table:table-cell>
          <table:table-cell table:formula="of:=[.J83]/[.H83]" office:value-type="float" office:value="1.71916046638571" calcext:value-type="float">
            <text:p>1.71916046638571</text:p>
          </table:table-cell>
          <table:table-cell table:formula="of:=[.K83]/[.H83]" office:value-type="float" office:value="2.82275966186544" calcext:value-type="float">
            <text:p>2.82275966186544</text:p>
          </table:table-cell>
          <table:table-cell table:formula="of:=[.L83]/[.H83]" office:value-type="float" office:value="2.99913450142856" calcext:value-type="float">
            <text:p>2.99913450142856</text:p>
          </table:table-cell>
          <table:table-cell/>
          <table:table-cell table:formula="of:=[.A83]" office:value-type="string" office:string-value="3mm" calcext:value-type="string">
            <text:p>3mm</text:p>
          </table:table-cell>
          <table:table-cell table:formula="of:=[.C83]/[.B83]" office:value-type="float" office:value="22.4744284954811" calcext:value-type="float">
            <text:p>22.4744284954811</text:p>
          </table:table-cell>
          <table:table-cell table:formula="of:=[.D83]/[.B83]" office:value-type="float" office:value="1.10765550239234" calcext:value-type="float">
            <text:p>1.10765550239234</text:p>
          </table:table-cell>
          <table:table-cell table:formula="of:=[.E83]/[.B83]" office:value-type="float" office:value="2.41868686868687" calcext:value-type="float">
            <text:p>2.41868686868687</text:p>
          </table:table-cell>
          <table:table-cell table:formula="of:=[.F83]/[.B83]" office:value-type="float" office:value="1.75683147262095" calcext:value-type="float">
            <text:p>1.75683147262095</text:p>
          </table:table-cell>
          <table:table-cell table:formula="of:=[.G83]/[.B83]" office:value-type="float" office:value="1.3819245082403" calcext:value-type="float">
            <text:p>1.3819245082403</text:p>
          </table:table-cell>
          <table:table-cell table:formula="of:=[.H83]/[.B83]" office:value-type="float" office:value="5.40539606592238" calcext:value-type="float">
            <text:p>5.40539606592238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8" calcext:value-type="float">
            <text:p>0.029838</text:p>
          </table:table-cell>
          <table:table-cell office:value-type="float" office:value="0.026228" calcext:value-type="float">
            <text:p>0.026228</text:p>
          </table:table-cell>
          <table:table-cell office:value-type="float" office:value="0.036901" calcext:value-type="float">
            <text:p>0.036901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42195" calcext:value-type="float">
            <text:p>0.042195</text:p>
          </table:table-cell>
          <table:table-cell office:value-type="float" office:value="0.204593" calcext:value-type="float">
            <text:p>0.204593</text:p>
          </table:table-cell>
          <table:table-cell office:value-type="float" office:value="0.541797" calcext:value-type="float">
            <text:p>0.541797</text:p>
          </table:table-cell>
          <table:table-cell office:value-type="float" office:value="0.310245" calcext:value-type="float">
            <text:p>0.310245</text:p>
          </table:table-cell>
          <table:table-cell office:value-type="float" office:value="0.60143" calcext:value-type="float">
            <text:p>0.60143</text:p>
          </table:table-cell>
          <table:table-cell office:value-type="float" office:value="0.540724" calcext:value-type="float">
            <text:p>0.540724</text:p>
          </table:table-cell>
          <table:table-cell office:value-type="float" office:value="0.724921" calcext:value-type="float">
            <text:p>0.724921</text:p>
          </table:table-cell>
          <table:table-cell office:value-type="float" office:value="0.961777" calcext:value-type="float">
            <text:p>0.961777</text:p>
          </table:table-cell>
          <table:table-cell/>
          <table:table-cell table:formula="of:=[.A84]" office:value-type="string" office:string-value="fdtd-2d" calcext:value-type="string">
            <text:p>fdtd-2d</text:p>
          </table:table-cell>
          <table:table-cell table:formula="of:=[.I84]/[.H84]" office:value-type="float" office:value="2.6481697809798" calcext:value-type="float">
            <text:p>2.6481697809798</text:p>
          </table:table-cell>
          <table:table-cell table:formula="of:=[.J84]/[.H84]" office:value-type="float" office:value="1.51640085437918" calcext:value-type="float">
            <text:p>1.51640085437918</text:p>
          </table:table-cell>
          <table:table-cell table:formula="of:=[.K84]/[.H84]" office:value-type="float" office:value="2.93964114119251" calcext:value-type="float">
            <text:p>2.93964114119251</text:p>
          </table:table-cell>
          <table:table-cell table:formula="of:=[.L84]/[.H84]" office:value-type="float" office:value="2.64292522227056" calcext:value-type="float">
            <text:p>2.64292522227056</text:p>
          </table:table-cell>
          <table:table-cell/>
          <table:table-cell table:formula="of:=[.A84]" office:value-type="string" office:string-value="fdtd-2d" calcext:value-type="string">
            <text:p>fdtd-2d</text:p>
          </table:table-cell>
          <table:table-cell table:formula="of:=[.C84]/[.B84]" office:value-type="float" office:value="0.879013338695623" calcext:value-type="float">
            <text:p>0.879013338695623</text:p>
          </table:table-cell>
          <table:table-cell table:formula="of:=[.D84]/[.B84]" office:value-type="float" office:value="1.23671157584288" calcext:value-type="float">
            <text:p>1.23671157584288</text:p>
          </table:table-cell>
          <table:table-cell table:formula="of:=[.E84]/[.B84]" office:value-type="float" office:value="2.51310409544876" calcext:value-type="float">
            <text:p>2.51310409544876</text:p>
          </table:table-cell>
          <table:table-cell table:formula="of:=[.F84]/[.B84]" office:value-type="float" office:value="1.91534285139755" calcext:value-type="float">
            <text:p>1.91534285139755</text:p>
          </table:table-cell>
          <table:table-cell table:formula="of:=[.G84]/[.B84]" office:value-type="float" office:value="1.41413633621556" calcext:value-type="float">
            <text:p>1.41413633621556</text:p>
          </table:table-cell>
          <table:table-cell table:formula="of:=[.H84]/[.B84]" office:value-type="float" office:value="6.85679335076078" calcext:value-type="float">
            <text:p>6.85679335076078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" calcext:value-type="float">
            <text:p>0.031257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40181" calcext:value-type="float">
            <text:p>0.040181</text:p>
          </table:table-cell>
          <table:table-cell office:value-type="float" office:value="0.095569" calcext:value-type="float">
            <text:p>0.095569</text:p>
          </table:table-cell>
          <table:table-cell office:value-type="float" office:value="0.063857" calcext:value-type="float">
            <text:p>0.063857</text:p>
          </table:table-cell>
          <table:table-cell office:value-type="float" office:value="0.055004" calcext:value-type="float">
            <text:p>0.055004</text:p>
          </table:table-cell>
          <table:table-cell office:value-type="float" office:value="0.244652" calcext:value-type="float">
            <text:p>0.244652</text:p>
          </table:table-cell>
          <table:table-cell office:value-type="float" office:value="0.606453" calcext:value-type="float">
            <text:p>0.606453</text:p>
          </table:table-cell>
          <table:table-cell office:value-type="float" office:value="0.382052" calcext:value-type="float">
            <text:p>0.382052</text:p>
          </table:table-cell>
          <table:table-cell office:value-type="float" office:value="0.703829" calcext:value-type="float">
            <text:p>0.703829</text:p>
          </table:table-cell>
          <table:table-cell office:value-type="float" office:value="0.658642" calcext:value-type="float">
            <text:p>0.658642</text:p>
          </table:table-cell>
          <table:table-cell office:value-type="float" office:value="1.036467" calcext:value-type="float">
            <text:p>1.036467</text:p>
          </table:table-cell>
          <table:table-cell office:value-type="float" office:value="1.301755" calcext:value-type="float">
            <text:p>1.301755</text:p>
          </table:table-cell>
          <table:table-cell/>
          <table:table-cell table:formula="of:=[.A85]" office:value-type="string" office:string-value="jacobi-2d" calcext:value-type="string">
            <text:p>jacobi-2d</text:p>
          </table:table-cell>
          <table:table-cell table:formula="of:=[.I85]/[.H85]" office:value-type="float" office:value="2.47883933096807" calcext:value-type="float">
            <text:p>2.47883933096807</text:p>
          </table:table-cell>
          <table:table-cell table:formula="of:=[.J85]/[.H85]" office:value-type="float" office:value="1.56161404770858" calcext:value-type="float">
            <text:p>1.56161404770858</text:p>
          </table:table-cell>
          <table:table-cell table:formula="of:=[.K85]/[.H85]" office:value-type="float" office:value="2.876857740791" calcext:value-type="float">
            <text:p>2.876857740791</text:p>
          </table:table-cell>
          <table:table-cell table:formula="of:=[.L85]/[.H85]" office:value-type="float" office:value="2.6921586580122" calcext:value-type="float">
            <text:p>2.6921586580122</text:p>
          </table:table-cell>
          <table:table-cell/>
          <table:table-cell table:formula="of:=[.A85]" office:value-type="string" office:string-value="jacobi-2d" calcext:value-type="string">
            <text:p>jacobi-2d</text:p>
          </table:table-cell>
          <table:table-cell table:formula="of:=[.C85]/[.B85]" office:value-type="float" office:value="0.920593786991714" calcext:value-type="float">
            <text:p>0.920593786991714</text:p>
          </table:table-cell>
          <table:table-cell table:formula="of:=[.D85]/[.B85]" office:value-type="float" office:value="1.28550404709345" calcext:value-type="float">
            <text:p>1.28550404709345</text:p>
          </table:table-cell>
          <table:table-cell table:formula="of:=[.E85]/[.B85]" office:value-type="float" office:value="3.05752311482228" calcext:value-type="float">
            <text:p>3.05752311482228</text:p>
          </table:table-cell>
          <table:table-cell table:formula="of:=[.F85]/[.B85]" office:value-type="float" office:value="2.04296637553188" calcext:value-type="float">
            <text:p>2.04296637553188</text:p>
          </table:table-cell>
          <table:table-cell table:formula="of:=[.G85]/[.B85]" office:value-type="float" office:value="1.7597338196244" calcext:value-type="float">
            <text:p>1.7597338196244</text:p>
          </table:table-cell>
          <table:table-cell table:formula="of:=[.H85]/[.B85]" office:value-type="float" office:value="7.82711072719711" calcext:value-type="float">
            <text:p>7.8271107271971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1.054891" calcext:value-type="float">
            <text:p>1.054891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16526" calcext:value-type="float">
            <text:p>0.16526</text:p>
          </table:table-cell>
          <table:table-cell office:value-type="float" office:value="0.164593" calcext:value-type="float">
            <text:p>0.164593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0.780782" calcext:value-type="float">
            <text:p>0.780782</text:p>
          </table:table-cell>
          <table:table-cell office:value-type="float" office:value="0.563995" calcext:value-type="float">
            <text:p>0.563995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1.003137" calcext:value-type="float">
            <text:p>1.003137</text:p>
          </table:table-cell>
          <table:table-cell office:value-type="float" office:value="1.156322" calcext:value-type="float">
            <text:p>1.156322</text:p>
          </table:table-cell>
          <table:table-cell office:value-type="float" office:value="1.626267" calcext:value-type="float">
            <text:p>1.626267</text:p>
          </table:table-cell>
          <table:table-cell/>
          <table:table-cell table:formula="of:=[.A86]" office:value-type="string" office:string-value="seidel-2d" calcext:value-type="string">
            <text:p>seidel-2d</text:p>
          </table:table-cell>
          <table:table-cell table:formula="of:=[.I86]/[.H86]" office:value-type="float" office:value="2.23223434426604" calcext:value-type="float">
            <text:p>2.23223434426604</text:p>
          </table:table-cell>
          <table:table-cell table:formula="of:=[.J86]/[.H86]" office:value-type="float" office:value="1.61244625131513" calcext:value-type="float">
            <text:p>1.61244625131513</text:p>
          </table:table-cell>
          <table:table-cell table:formula="of:=[.K86]/[.H86]" office:value-type="float" office:value="2.52480730524679" calcext:value-type="float">
            <text:p>2.52480730524679</text:p>
          </table:table-cell>
          <table:table-cell table:formula="of:=[.L86]/[.H86]" office:value-type="float" office:value="2.86794119665157" calcext:value-type="float">
            <text:p>2.86794119665157</text:p>
          </table:table-cell>
          <table:table-cell/>
          <table:table-cell table:formula="of:=[.A86]" office:value-type="string" office:string-value="seidel-2d" calcext:value-type="string">
            <text:p>seidel-2d</text:p>
          </table:table-cell>
          <table:table-cell table:formula="of:=[.C86]/[.B86]" office:value-type="float" office:value="6.8934058250397" calcext:value-type="float">
            <text:p>6.8934058250397</text:p>
          </table:table-cell>
          <table:table-cell table:formula="of:=[.D86]/[.B86]" office:value-type="float" office:value="0.993700540420443" calcext:value-type="float">
            <text:p>0.993700540420443</text:p>
          </table:table-cell>
          <table:table-cell table:formula="of:=[.E86]/[.B86]" office:value-type="float" office:value="1.30869965823471" calcext:value-type="float">
            <text:p>1.30869965823471</text:p>
          </table:table-cell>
          <table:table-cell table:formula="of:=[.F86]/[.B86]" office:value-type="float" office:value="1.0799260270929" calcext:value-type="float">
            <text:p>1.0799260270929</text:p>
          </table:table-cell>
          <table:table-cell table:formula="of:=[.G86]/[.B86]" office:value-type="float" office:value="1.07556737611825" calcext:value-type="float">
            <text:p>1.07556737611825</text:p>
          </table:table-cell>
          <table:table-cell table:formula="of:=[.H86]/[.B86]" office:value-type="float" office:value="2.28568441275837" calcext:value-type="float">
            <text:p>2.28568441275837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1.095103" calcext:value-type="float">
            <text:p>1.095103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086313" calcext:value-type="float">
            <text:p>0.086313</text:p>
          </table:table-cell>
          <table:table-cell office:value-type="float" office:value="0.073748" calcext:value-type="float">
            <text:p>0.073748</text:p>
          </table:table-cell>
          <table:table-cell office:value-type="float" office:value="0.363499" calcext:value-type="float">
            <text:p>0.363499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0.573692" calcext:value-type="float">
            <text:p>0.573692</text:p>
          </table:table-cell>
          <table:table-cell office:value-type="float" office:value="1.008587" calcext:value-type="float">
            <text:p>1.008587</text:p>
          </table:table-cell>
          <table:table-cell office:value-type="float" office:value="1.098052" calcext:value-type="float">
            <text:p>1.098052</text:p>
          </table:table-cell>
          <table:table-cell office:value-type="float" office:value="1.454881" calcext:value-type="float">
            <text:p>1.454881</text:p>
          </table:table-cell>
          <table:table-cell office:value-type="float" office:value="1.994592" calcext:value-type="float">
            <text:p>1.994592</text:p>
          </table:table-cell>
          <table:table-cell/>
          <table:table-cell table:formula="of:=[.A87]" office:value-type="string" office:string-value="heat-3d" calcext:value-type="string">
            <text:p>heat-3d</text:p>
          </table:table-cell>
          <table:table-cell table:formula="of:=[.I87]/[.H87]" office:value-type="float" office:value="2.50251582535303" calcext:value-type="float">
            <text:p>2.50251582535303</text:p>
          </table:table-cell>
          <table:table-cell table:formula="of:=[.J87]/[.H87]" office:value-type="float" office:value="1.57824918362912" calcext:value-type="float">
            <text:p>1.57824918362912</text:p>
          </table:table-cell>
          <table:table-cell table:formula="of:=[.K87]/[.H87]" office:value-type="float" office:value="2.77466237871356" calcext:value-type="float">
            <text:p>2.77466237871356</text:p>
          </table:table-cell>
          <table:table-cell table:formula="of:=[.L87]/[.H87]" office:value-type="float" office:value="3.02078410119423" calcext:value-type="float">
            <text:p>3.02078410119423</text:p>
          </table:table-cell>
          <table:table-cell/>
          <table:table-cell table:formula="of:=[.A87]" office:value-type="string" office:string-value="heat-3d" calcext:value-type="string">
            <text:p>heat-3d</text:p>
          </table:table-cell>
          <table:table-cell table:formula="of:=[.C87]/[.B87]" office:value-type="float" office:value="28.272396344297" calcext:value-type="float">
            <text:p>28.272396344297</text:p>
          </table:table-cell>
          <table:table-cell table:formula="of:=[.D87]/[.B87]" office:value-type="float" office:value="1.1940155935354" calcext:value-type="float">
            <text:p>1.1940155935354</text:p>
          </table:table-cell>
          <table:table-cell table:formula="of:=[.E87]/[.B87]" office:value-type="float" office:value="3.61119429958176" calcext:value-type="float">
            <text:p>3.61119429958176</text:p>
          </table:table-cell>
          <table:table-cell table:formula="of:=[.F87]/[.B87]" office:value-type="float" office:value="2.22835235193887" calcext:value-type="float">
            <text:p>2.22835235193887</text:p>
          </table:table-cell>
          <table:table-cell table:formula="of:=[.G87]/[.B87]" office:value-type="float" office:value="1.90396034491661" calcext:value-type="float">
            <text:p>1.90396034491661</text:p>
          </table:table-cell>
          <table:table-cell table:formula="of:=[.H87]/[.B87]" office:value-type="float" office:value="9.38449424278412" calcext:value-type="float">
            <text:p>9.38449424278412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2.627002" calcext:value-type="float">
            <text:p>2.627002</text:p>
          </table:table-cell>
          <table:table-cell office:value-type="float" office:value="0.088429" calcext:value-type="float">
            <text:p>0.088429</text:p>
          </table:table-cell>
          <table:table-cell office:value-type="float" office:value="0.247731" calcext:value-type="float">
            <text:p>0.247731</text:p>
          </table:table-cell>
          <table:table-cell office:value-type="float" office:value="0.177398" calcext:value-type="float">
            <text:p>0.177398</text:p>
          </table:table-cell>
          <table:table-cell office:value-type="float" office:value="0.143761" calcext:value-type="float">
            <text:p>0.143761</text:p>
          </table:table-cell>
          <table:table-cell office:value-type="float" office:value="0.77362" calcext:value-type="float">
            <text:p>0.77362</text:p>
          </table:table-cell>
          <table:table-cell office:value-type="float" office:value="2.123464" calcext:value-type="float">
            <text:p>2.123464</text:p>
          </table:table-cell>
          <table:table-cell office:value-type="float" office:value="1.203153" calcext:value-type="float">
            <text:p>1.203153</text:p>
          </table:table-cell>
          <table:table-cell office:value-type="float" office:value="2.018272" calcext:value-type="float">
            <text:p>2.018272</text:p>
          </table:table-cell>
          <table:table-cell office:value-type="float" office:value="1.892637" calcext:value-type="float">
            <text:p>1.892637</text:p>
          </table:table-cell>
          <table:table-cell office:value-type="float" office:value="2.865606" calcext:value-type="float">
            <text:p>2.865606</text:p>
          </table:table-cell>
          <table:table-cell office:value-type="float" office:value="3.781402" calcext:value-type="float">
            <text:p>3.781402</text:p>
          </table:table-cell>
          <table:table-cell/>
          <table:table-cell table:formula="of:=[.A88]" office:value-type="string" office:string-value="cholesky" calcext:value-type="string">
            <text:p>cholesky</text:p>
          </table:table-cell>
          <table:table-cell table:formula="of:=[.I88]/[.H88]" office:value-type="float" office:value="2.74484113647527" calcext:value-type="float">
            <text:p>2.74484113647527</text:p>
          </table:table-cell>
          <table:table-cell table:formula="of:=[.J88]/[.H88]" office:value-type="float" office:value="1.5552247873633" calcext:value-type="float">
            <text:p>1.5552247873633</text:p>
          </table:table-cell>
          <table:table-cell table:formula="of:=[.K88]/[.H88]" office:value-type="float" office:value="2.60886740260076" calcext:value-type="float">
            <text:p>2.60886740260076</text:p>
          </table:table-cell>
          <table:table-cell table:formula="of:=[.L88]/[.H88]" office:value-type="float" office:value="2.44646855045113" calcext:value-type="float">
            <text:p>2.44646855045113</text:p>
          </table:table-cell>
          <table:table-cell/>
          <table:table-cell table:formula="of:=[.A88]" office:value-type="string" office:string-value="cholesky" calcext:value-type="string">
            <text:p>cholesky</text:p>
          </table:table-cell>
          <table:table-cell table:formula="of:=[.C88]/[.B88]" office:value-type="float" office:value="33.5158010232072" calcext:value-type="float">
            <text:p>33.5158010232072</text:p>
          </table:table-cell>
          <table:table-cell table:formula="of:=[.D88]/[.B88]" office:value-type="float" office:value="1.12819433281025" calcext:value-type="float">
            <text:p>1.12819433281025</text:p>
          </table:table-cell>
          <table:table-cell table:formula="of:=[.E88]/[.B88]" office:value-type="float" office:value="3.16060014544341" calcext:value-type="float">
            <text:p>3.16060014544341</text:p>
          </table:table-cell>
          <table:table-cell table:formula="of:=[.F88]/[.B88]" office:value-type="float" office:value="2.26327809035353" calcext:value-type="float">
            <text:p>2.26327809035353</text:p>
          </table:table-cell>
          <table:table-cell table:formula="of:=[.G88]/[.B88]" office:value-type="float" office:value="1.83413072045521" calcext:value-type="float">
            <text:p>1.83413072045521</text:p>
          </table:table-cell>
          <table:table-cell table:formula="of:=[.H88]/[.B88]" office:value-type="float" office:value="9.86999400364885" calcext:value-type="float">
            <text:p>9.86999400364885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2.853365" calcext:value-type="float">
            <text:p>2.853365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0.186396" calcext:value-type="float">
            <text:p>0.186396</text:p>
          </table:table-cell>
          <table:table-cell office:value-type="float" office:value="0.156899" calcext:value-type="float">
            <text:p>0.156899</text:p>
          </table:table-cell>
          <table:table-cell office:value-type="float" office:value="0.893945" calcext:value-type="float">
            <text:p>0.893945</text:p>
          </table:table-cell>
          <table:table-cell office:value-type="float" office:value="2.313342" calcext:value-type="float">
            <text:p>2.313342</text:p>
          </table:table-cell>
          <table:table-cell office:value-type="float" office:value="1.362328" calcext:value-type="float">
            <text:p>1.362328</text:p>
          </table:table-cell>
          <table:table-cell office:value-type="float" office:value="2.211485" calcext:value-type="float">
            <text:p>2.211485</text:p>
          </table:table-cell>
          <table:table-cell office:value-type="float" office:value="2.106852" calcext:value-type="float">
            <text:p>2.106852</text:p>
          </table:table-cell>
          <table:table-cell office:value-type="float" office:value="3.132261" calcext:value-type="float">
            <text:p>3.132261</text:p>
          </table:table-cell>
          <table:table-cell office:value-type="float" office:value="4.09186" calcext:value-type="float">
            <text:p>4.09186</text:p>
          </table:table-cell>
          <table:table-cell/>
          <table:table-cell table:formula="of:=[.A89]" office:value-type="string" office:string-value="ludcmp" calcext:value-type="string">
            <text:p>ludcmp</text:p>
          </table:table-cell>
          <table:table-cell table:formula="of:=[.I89]/[.H89]" office:value-type="float" office:value="2.58779007657071" calcext:value-type="float">
            <text:p>2.58779007657071</text:p>
          </table:table-cell>
          <table:table-cell table:formula="of:=[.J89]/[.H89]" office:value-type="float" office:value="1.52395057861502" calcext:value-type="float">
            <text:p>1.52395057861502</text:p>
          </table:table-cell>
          <table:table-cell table:formula="of:=[.K89]/[.H89]" office:value-type="float" office:value="2.47384906230249" calcext:value-type="float">
            <text:p>2.47384906230249</text:p>
          </table:table-cell>
          <table:table-cell table:formula="of:=[.L89]/[.H89]" office:value-type="float" office:value="2.35680271157622" calcext:value-type="float">
            <text:p>2.35680271157622</text:p>
          </table:table-cell>
          <table:table-cell/>
          <table:table-cell table:formula="of:=[.A89]" office:value-type="string" office:string-value="ludcmp" calcext:value-type="string">
            <text:p>ludcmp</text:p>
          </table:table-cell>
          <table:table-cell table:formula="of:=[.C89]/[.B89]" office:value-type="float" office:value="32.3936810317424" calcext:value-type="float">
            <text:p>32.3936810317424</text:p>
          </table:table-cell>
          <table:table-cell table:formula="of:=[.D89]/[.B89]" office:value-type="float" office:value="1.12097543254167" calcext:value-type="float">
            <text:p>1.12097543254167</text:p>
          </table:table-cell>
          <table:table-cell table:formula="of:=[.E89]/[.B89]" office:value-type="float" office:value="2.90678216248127" calcext:value-type="float">
            <text:p>2.90678216248127</text:p>
          </table:table-cell>
          <table:table-cell table:formula="of:=[.F89]/[.B89]" office:value-type="float" office:value="2.1161164343127" calcext:value-type="float">
            <text:p>2.1161164343127</text:p>
          </table:table-cell>
          <table:table-cell table:formula="of:=[.G89]/[.B89]" office:value-type="float" office:value="1.78124290450025" calcext:value-type="float">
            <text:p>1.78124290450025</text:p>
          </table:table-cell>
          <table:table-cell table:formula="of:=[.H89]/[.B89]" office:value-type="float" office:value="10.148778438763" calcext:value-type="float">
            <text:p>10.14877843876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3.059078" calcext:value-type="float">
            <text:p>3.059078</text:p>
          </table:table-cell>
          <table:table-cell office:value-type="float" office:value="0.100314" calcext:value-type="float">
            <text:p>0.100314</text:p>
          </table:table-cell>
          <table:table-cell office:value-type="float" office:value="0.28463" calcext:value-type="float">
            <text:p>0.28463</text:p>
          </table:table-cell>
          <table:table-cell office:value-type="float" office:value="0.200286" calcext:value-type="float">
            <text:p>0.200286</text:p>
          </table:table-cell>
          <table:table-cell office:value-type="float" office:value="0.166335" calcext:value-type="float">
            <text:p>0.166335</text:p>
          </table:table-cell>
          <table:table-cell office:value-type="float" office:value="0.876272" calcext:value-type="float">
            <text:p>0.876272</text:p>
          </table:table-cell>
          <table:table-cell office:value-type="float" office:value="2.482642" calcext:value-type="float">
            <text:p>2.482642</text:p>
          </table:table-cell>
          <table:table-cell office:value-type="float" office:value="1.371252" calcext:value-type="float">
            <text:p>1.371252</text:p>
          </table:table-cell>
          <table:table-cell office:value-type="float" office:value="2.297972" calcext:value-type="float">
            <text:p>2.297972</text:p>
          </table:table-cell>
          <table:table-cell office:value-type="float" office:value="2.193613" calcext:value-type="float">
            <text:p>2.193613</text:p>
          </table:table-cell>
          <table:table-cell office:value-type="float" office:value="3.359714" calcext:value-type="float">
            <text:p>3.359714</text:p>
          </table:table-cell>
          <table:table-cell office:value-type="float" office:value="4.41093" calcext:value-type="float">
            <text:p>4.41093</text:p>
          </table:table-cell>
          <table:table-cell/>
          <table:table-cell table:formula="of:=[.A90]" office:value-type="string" office:string-value="lu" calcext:value-type="string">
            <text:p>lu</text:p>
          </table:table-cell>
          <table:table-cell table:formula="of:=[.I90]/[.H90]" office:value-type="float" office:value="2.83318649916921" calcext:value-type="float">
            <text:p>2.83318649916921</text:p>
          </table:table-cell>
          <table:table-cell table:formula="of:=[.J90]/[.H90]" office:value-type="float" office:value="1.5648702685924" calcext:value-type="float">
            <text:p>1.5648702685924</text:p>
          </table:table-cell>
          <table:table-cell table:formula="of:=[.K90]/[.H90]" office:value-type="float" office:value="2.62244143371008" calcext:value-type="float">
            <text:p>2.62244143371008</text:p>
          </table:table-cell>
          <table:table-cell table:formula="of:=[.L90]/[.H90]" office:value-type="float" office:value="2.50334713422316" calcext:value-type="float">
            <text:p>2.50334713422316</text:p>
          </table:table-cell>
          <table:table-cell/>
          <table:table-cell table:formula="of:=[.A90]" office:value-type="string" office:string-value="lu" calcext:value-type="string">
            <text:p>lu</text:p>
          </table:table-cell>
          <table:table-cell table:formula="of:=[.C90]/[.B90]" office:value-type="float" office:value="34.6763472307239" calcext:value-type="float">
            <text:p>34.6763472307239</text:p>
          </table:table-cell>
          <table:table-cell table:formula="of:=[.D90]/[.B90]" office:value-type="float" office:value="1.13711487451541" calcext:value-type="float">
            <text:p>1.13711487451541</text:p>
          </table:table-cell>
          <table:table-cell table:formula="of:=[.E90]/[.B90]" office:value-type="float" office:value="3.22643904872022" calcext:value-type="float">
            <text:p>3.22643904872022</text:p>
          </table:table-cell>
          <table:table-cell table:formula="of:=[.F90]/[.B90]" office:value-type="float" office:value="2.27035298918588" calcext:value-type="float">
            <text:p>2.27035298918588</text:p>
          </table:table-cell>
          <table:table-cell table:formula="of:=[.G90]/[.B90]" office:value-type="float" office:value="1.88549955791335" calcext:value-type="float">
            <text:p>1.88549955791335</text:p>
          </table:table-cell>
          <table:table-cell table:formula="of:=[.H90]/[.B90]" office:value-type="float" office:value="9.9330295404566" calcext:value-type="float">
            <text:p>9.9330295404566</text:p>
          </table:table-cell>
        </table:table-row>
        <table:table-row table:style-name="ro1" table:number-rows-repeated="33">
          <table:table-cell table:number-columns-repeated="28"/>
        </table:table-row>
        <table:table-row table:style-name="ro1">
          <table:table-cell office:value-type="string" calcext:value-type="string">
            <text:p>Default configs</text:p>
          </table:table-cell>
          <table:table-cell table:number-columns-repeated="6"/>
          <table:table-cell office:value-type="string" calcext:value-type="string">
            <text:p>Normalized to v8-turbofan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v8-def</text:p>
          </table:table-cell>
          <table:table-cell office:value-type="string" calcext:value-type="string">
            <text:p>sm-def</text:p>
          </table:table-cell>
          <table:table-cell office:value-type="string" calcext:value-type="string">
            <text:p>jsc-def</text:p>
          </table:table-cell>
          <table:table-cell office:value-type="string" calcext:value-type="string">
            <text:p>wasm3</text:p>
          </table:table-cell>
          <table:table-cell table:number-columns-repeated="2"/>
          <table:table-cell table:formula="of:=[.C125]" office:value-type="string" office:string-value="v8-def" calcext:value-type="string">
            <text:p>v8-def</text:p>
          </table:table-cell>
          <table:table-cell table:formula="of:=[.D125]" office:value-type="string" office:string-value="sm-def" calcext:value-type="string">
            <text:p>sm-def</text:p>
          </table:table-cell>
          <table:table-cell table:formula="of:=[.E125]" office:value-type="string" office:string-value="jsc-def" calcext:value-type="string">
            <text:p>jsc-def</text:p>
          </table:table-cell>
          <table:table-cell table:formula="of:=[.F125]" office:value-type="string" office:string-value="wasm3" calcext:value-type="string">
            <text:p>wasm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0.013424" calcext:value-type="float">
            <text:p>0.013424</text:p>
          </table:table-cell>
          <table:table-cell office:value-type="float" office:value="0.018841" calcext:value-type="float">
            <text:p>0.018841</text:p>
          </table:table-cell>
          <table:table-cell office:value-type="float" office:value="0.018062" calcext:value-type="float">
            <text:p>0.018062</text:p>
          </table:table-cell>
          <table:table-cell office:value-type="float" office:value="0.007197" calcext:value-type="float">
            <text:p>0.007197</text:p>
          </table:table-cell>
          <table:table-cell/>
          <table:table-cell table:formula="of:=[.A126]" office:value-type="string" office:string-value="bicg" calcext:value-type="string">
            <text:p>bicg</text:p>
          </table:table-cell>
          <table:table-cell table:formula="of:=[.C126]/[.B126]" office:value-type="float" office:value="0.81008991611852" calcext:value-type="float">
            <text:p>0.81008991611852</text:p>
          </table:table-cell>
          <table:table-cell table:formula="of:=[.D126]/[.B126]" office:value-type="float" office:value="1.13698630136986" calcext:value-type="float">
            <text:p>1.13698630136986</text:p>
          </table:table-cell>
          <table:table-cell table:formula="of:=[.E126]/[.B126]" office:value-type="float" office:value="1.08997646490858" calcext:value-type="float">
            <text:p>1.08997646490858</text:p>
          </table:table-cell>
          <table:table-cell table:formula="of:=[.F126]/[.B126]" office:value-type="float" office:value="0.434312956369561" calcext:value-type="float">
            <text:p>0.4343129563695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0.013577" calcext:value-type="float">
            <text:p>0.013577</text:p>
          </table:table-cell>
          <table:table-cell office:value-type="float" office:value="0.018779" calcext:value-type="float">
            <text:p>0.018779</text:p>
          </table:table-cell>
          <table:table-cell office:value-type="float" office:value="0.008258" calcext:value-type="float">
            <text:p>0.008258</text:p>
          </table:table-cell>
          <table:table-cell office:value-type="float" office:value="0.007252" calcext:value-type="float">
            <text:p>0.007252</text:p>
          </table:table-cell>
          <table:table-cell/>
          <table:table-cell table:formula="of:=[.A127]" office:value-type="string" office:string-value="mvt" calcext:value-type="string">
            <text:p>mvt</text:p>
          </table:table-cell>
          <table:table-cell table:formula="of:=[.C127]/[.B127]" office:value-type="float" office:value="0.817054823373653" calcext:value-type="float">
            <text:p>0.817054823373653</text:p>
          </table:table-cell>
          <table:table-cell table:formula="of:=[.D127]/[.B127]" office:value-type="float" office:value="1.13010772100861" calcext:value-type="float">
            <text:p>1.13010772100861</text:p>
          </table:table-cell>
          <table:table-cell table:formula="of:=[.E127]/[.B127]" office:value-type="float" office:value="0.496960943611964" calcext:value-type="float">
            <text:p>0.496960943611964</text:p>
          </table:table-cell>
          <table:table-cell table:formula="of:=[.F127]/[.B127]" office:value-type="float" office:value="0.436420533188903" calcext:value-type="float">
            <text:p>0.4364205331889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9018" calcext:value-type="float">
            <text:p>0.019018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07344" calcext:value-type="float">
            <text:p>0.007344</text:p>
          </table:table-cell>
          <table:table-cell/>
          <table:table-cell table:formula="of:=[.A128]" office:value-type="string" office:string-value="atax" calcext:value-type="string">
            <text:p>atax</text:p>
          </table:table-cell>
          <table:table-cell table:formula="of:=[.C128]/[.B128]" office:value-type="float" office:value="0.799734827939493" calcext:value-type="float">
            <text:p>0.799734827939493</text:p>
          </table:table-cell>
          <table:table-cell table:formula="of:=[.D128]/[.B128]" office:value-type="float" office:value="1.14614596516603" calcext:value-type="float">
            <text:p>1.14614596516603</text:p>
          </table:table-cell>
          <table:table-cell table:formula="of:=[.E128]/[.B128]" office:value-type="float" office:value="1.22220213342976" calcext:value-type="float">
            <text:p>1.22220213342976</text:p>
          </table:table-cell>
          <table:table-cell table:formula="of:=[.F128]/[.B128]" office:value-type="float" office:value="0.442596275537877" calcext:value-type="float">
            <text:p>0.4425962755378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14098" calcext:value-type="float">
            <text:p>0.014098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.009369" calcext:value-type="float">
            <text:p>0.009369</text:p>
          </table:table-cell>
          <table:table-cell office:value-type="float" office:value="0.009553" calcext:value-type="float">
            <text:p>0.009553</text:p>
          </table:table-cell>
          <table:table-cell/>
          <table:table-cell table:formula="of:=[.A129]" office:value-type="string" office:string-value="gemver" calcext:value-type="string">
            <text:p>gemver</text:p>
          </table:table-cell>
          <table:table-cell table:formula="of:=[.C129]/[.B129]" office:value-type="float" office:value="0.84137025543089" calcext:value-type="float">
            <text:p>0.84137025543089</text:p>
          </table:table-cell>
          <table:table-cell table:formula="of:=[.D129]/[.B129]" office:value-type="float" office:value="1.15307949391263" calcext:value-type="float">
            <text:p>1.15307949391263</text:p>
          </table:table-cell>
          <table:table-cell table:formula="of:=[.E129]/[.B129]" office:value-type="float" office:value="0.559142993554548" calcext:value-type="float">
            <text:p>0.559142993554548</text:p>
          </table:table-cell>
          <table:table-cell table:formula="of:=[.F129]/[.B129]" office:value-type="float" office:value="0.570124134638338" calcext:value-type="float">
            <text:p>0.5701241346383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3597" calcext:value-type="float">
            <text:p>0.023597</text:p>
          </table:table-cell>
          <table:table-cell office:value-type="float" office:value="0.136661" calcext:value-type="float">
            <text:p>0.136661</text:p>
          </table:table-cell>
          <table:table-cell office:value-type="float" office:value="0.042696" calcext:value-type="float">
            <text:p>0.042696</text:p>
          </table:table-cell>
          <table:table-cell/>
          <table:table-cell table:formula="of:=[.A130]" office:value-type="string" office:string-value="trmm" calcext:value-type="string">
            <text:p>trmm</text:p>
          </table:table-cell>
          <table:table-cell table:formula="of:=[.C130]/[.B130]" office:value-type="float" office:value="1.03360932830337" calcext:value-type="float">
            <text:p>1.03360932830337</text:p>
          </table:table-cell>
          <table:table-cell table:formula="of:=[.D130]/[.B130]" office:value-type="float" office:value="1.15609230316986" calcext:value-type="float">
            <text:p>1.15609230316986</text:p>
          </table:table-cell>
          <table:table-cell table:formula="of:=[.E130]/[.B130]" office:value-type="float" office:value="6.69545833129195" calcext:value-type="float">
            <text:p>6.69545833129195</text:p>
          </table:table-cell>
          <table:table-cell table:formula="of:=[.F130]/[.B130]" office:value-type="float" office:value="2.09181323795992" calcext:value-type="float">
            <text:p>2.091813237959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22882" calcext:value-type="float">
            <text:p>0.022882</text:p>
          </table:table-cell>
          <table:table-cell office:value-type="float" office:value="0.024047" calcext:value-type="float">
            <text:p>0.024047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54735" calcext:value-type="float">
            <text:p>0.054735</text:p>
          </table:table-cell>
          <table:table-cell/>
          <table:table-cell table:formula="of:=[.A131]" office:value-type="string" office:string-value="doitgen" calcext:value-type="string">
            <text:p>doitgen</text:p>
          </table:table-cell>
          <table:table-cell table:formula="of:=[.C131]/[.B131]" office:value-type="float" office:value="1.08723747980614" calcext:value-type="float">
            <text:p>1.08723747980614</text:p>
          </table:table-cell>
          <table:table-cell table:formula="of:=[.D131]/[.B131]" office:value-type="float" office:value="1.14259241661123" calcext:value-type="float">
            <text:p>1.14259241661123</text:p>
          </table:table-cell>
          <table:table-cell table:formula="of:=[.E131]/[.B131]" office:value-type="float" office:value="0.659175140169153" calcext:value-type="float">
            <text:p>0.659175140169153</text:p>
          </table:table-cell>
          <table:table-cell table:formula="of:=[.F131]/[.B131]" office:value-type="float" office:value="2.60073173049511" calcext:value-type="float">
            <text:p>2.600731730495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263332" calcext:value-type="float">
            <text:p>0.263332</text:p>
          </table:table-cell>
          <table:table-cell office:value-type="float" office:value="0.068604" calcext:value-type="float">
            <text:p>0.068604</text:p>
          </table:table-cell>
          <table:table-cell/>
          <table:table-cell table:formula="of:=[.A132]" office:value-type="string" office:string-value="correlation" calcext:value-type="string">
            <text:p>correlation</text:p>
          </table:table-cell>
          <table:table-cell table:formula="of:=[.C132]/[.B132]" office:value-type="float" office:value="1.1495382031906" calcext:value-type="float">
            <text:p>1.1495382031906</text:p>
          </table:table-cell>
          <table:table-cell table:formula="of:=[.D132]/[.B132]" office:value-type="float" office:value="1.14487825356843" calcext:value-type="float">
            <text:p>1.14487825356843</text:p>
          </table:table-cell>
          <table:table-cell table:formula="of:=[.E132]/[.B132]" office:value-type="float" office:value="11.0550797649034" calcext:value-type="float">
            <text:p>11.0550797649034</text:p>
          </table:table-cell>
          <table:table-cell table:formula="of:=[.F132]/[.B132]" office:value-type="float" office:value="2.88010075566751" calcext:value-type="float">
            <text:p>2.880100755667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025988" calcext:value-type="float">
            <text:p>0.025988</text:p>
          </table:table-cell>
          <table:table-cell office:value-type="float" office:value="0.024733" calcext:value-type="float">
            <text:p>0.024733</text:p>
          </table:table-cell>
          <table:table-cell office:value-type="float" office:value="0.253956" calcext:value-type="float">
            <text:p>0.253956</text:p>
          </table:table-cell>
          <table:table-cell office:value-type="float" office:value="0.069131" calcext:value-type="float">
            <text:p>0.069131</text:p>
          </table:table-cell>
          <table:table-cell/>
          <table:table-cell table:formula="of:=[.A133]" office:value-type="string" office:string-value="syrk" calcext:value-type="string">
            <text:p>syrk</text:p>
          </table:table-cell>
          <table:table-cell table:formula="of:=[.C133]/[.B133]" office:value-type="float" office:value="1.26826411595335" calcext:value-type="float">
            <text:p>1.26826411595335</text:p>
          </table:table-cell>
          <table:table-cell table:formula="of:=[.D133]/[.B133]" office:value-type="float" office:value="1.20701771509443" calcext:value-type="float">
            <text:p>1.20701771509443</text:p>
          </table:table-cell>
          <table:table-cell table:formula="of:=[.E133]/[.B133]" office:value-type="float" office:value="12.3935386267142" calcext:value-type="float">
            <text:p>12.3935386267142</text:p>
          </table:table-cell>
          <table:table-cell table:formula="of:=[.F133]/[.B133]" office:value-type="float" office:value="3.37372505002196" calcext:value-type="float">
            <text:p>3.373725050021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27178" calcext:value-type="float">
            <text:p>0.027178</text:p>
          </table:table-cell>
          <table:table-cell office:value-type="float" office:value="0.226218" calcext:value-type="float">
            <text:p>0.226218</text:p>
          </table:table-cell>
          <table:table-cell office:value-type="float" office:value="0.072963" calcext:value-type="float">
            <text:p>0.072963</text:p>
          </table:table-cell>
          <table:table-cell/>
          <table:table-cell table:formula="of:=[.A134]" office:value-type="string" office:string-value="covariance" calcext:value-type="string">
            <text:p>covariance</text:p>
          </table:table-cell>
          <table:table-cell table:formula="of:=[.C134]/[.B134]" office:value-type="float" office:value="1.19146608315098" calcext:value-type="float">
            <text:p>1.19146608315098</text:p>
          </table:table-cell>
          <table:table-cell table:formula="of:=[.D134]/[.B134]" office:value-type="float" office:value="1.14366268304999" calcext:value-type="float">
            <text:p>1.14366268304999</text:p>
          </table:table-cell>
          <table:table-cell table:formula="of:=[.E134]/[.B134]" office:value-type="float" office:value="9.51935701060428" calcext:value-type="float">
            <text:p>9.51935701060428</text:p>
          </table:table-cell>
          <table:table-cell table:formula="of:=[.F134]/[.B134]" office:value-type="float" office:value="3.07031644504292" calcext:value-type="float">
            <text:p>3.070316445042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3545" calcext:value-type="float">
            <text:p>0.023545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0.027922" calcext:value-type="float">
            <text:p>0.027922</text:p>
          </table:table-cell>
          <table:table-cell office:value-type="float" office:value="0.263317" calcext:value-type="float">
            <text:p>0.263317</text:p>
          </table:table-cell>
          <table:table-cell office:value-type="float" office:value="0.087849" calcext:value-type="float">
            <text:p>0.087849</text:p>
          </table:table-cell>
          <table:table-cell/>
          <table:table-cell table:formula="of:=[.A135]" office:value-type="string" office:string-value="symm" calcext:value-type="string">
            <text:p>symm</text:p>
          </table:table-cell>
          <table:table-cell table:formula="of:=[.C135]/[.B135]" office:value-type="float" office:value="1.26502442132087" calcext:value-type="float">
            <text:p>1.26502442132087</text:p>
          </table:table-cell>
          <table:table-cell table:formula="of:=[.D135]/[.B135]" office:value-type="float" office:value="1.18589934168613" calcext:value-type="float">
            <text:p>1.18589934168613</text:p>
          </table:table-cell>
          <table:table-cell table:formula="of:=[.E135]/[.B135]" office:value-type="float" office:value="11.1835633892546" calcext:value-type="float">
            <text:p>11.1835633892546</text:p>
          </table:table-cell>
          <table:table-cell table:formula="of:=[.F135]/[.B135]" office:value-type="float" office:value="3.73111063920153" calcext:value-type="float">
            <text:p>3.731110639201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0.105961" calcext:value-type="float">
            <text:p>0.105961</text:p>
          </table:table-cell>
          <table:table-cell/>
          <table:table-cell table:formula="of:=[.A136]" office:value-type="string" office:string-value="gemm" calcext:value-type="string">
            <text:p>gemm</text:p>
          </table:table-cell>
          <table:table-cell table:formula="of:=[.C136]/[.B136]" office:value-type="float" office:value="1.2296067531398" calcext:value-type="float">
            <text:p>1.2296067531398</text:p>
          </table:table-cell>
          <table:table-cell table:formula="of:=[.D136]/[.B136]" office:value-type="float" office:value="1.15968704961911" calcext:value-type="float">
            <text:p>1.15968704961911</text:p>
          </table:table-cell>
          <table:table-cell table:formula="of:=[.E136]/[.B136]" office:value-type="float" office:value="13.2112003294215" calcext:value-type="float">
            <text:p>13.2112003294215</text:p>
          </table:table-cell>
          <table:table-cell table:formula="of:=[.F136]/[.B136]" office:value-type="float" office:value="4.36322833024501" calcext:value-type="float">
            <text:p>4.363228330245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33197" calcext:value-type="float">
            <text:p>0.033197</text:p>
          </table:table-cell>
          <table:table-cell office:value-type="float" office:value="0.029062" calcext:value-type="float">
            <text:p>0.029062</text:p>
          </table:table-cell>
          <table:table-cell office:value-type="float" office:value="0.332095" calcext:value-type="float">
            <text:p>0.332095</text:p>
          </table:table-cell>
          <table:table-cell office:value-type="float" office:value="0.106093" calcext:value-type="float">
            <text:p>0.106093</text:p>
          </table:table-cell>
          <table:table-cell/>
          <table:table-cell table:formula="of:=[.A137]" office:value-type="string" office:string-value="syr2k" calcext:value-type="string">
            <text:p>syr2k</text:p>
          </table:table-cell>
          <table:table-cell table:formula="of:=[.C137]/[.B137]" office:value-type="float" office:value="1.34980076441408" calcext:value-type="float">
            <text:p>1.34980076441408</text:p>
          </table:table-cell>
          <table:table-cell table:formula="of:=[.D137]/[.B137]" office:value-type="float" office:value="1.1816703260958" calcext:value-type="float">
            <text:p>1.1816703260958</text:p>
          </table:table-cell>
          <table:table-cell table:formula="of:=[.E137]/[.B137]" office:value-type="float" office:value="13.5030901845979" calcext:value-type="float">
            <text:p>13.5030901845979</text:p>
          </table:table-cell>
          <table:table-cell table:formula="of:=[.F137]/[.B137]" office:value-type="float" office:value="4.31377571765471" calcext:value-type="float">
            <text:p>4.313775717654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8422" calcext:value-type="float">
            <text:p>0.028422</text:p>
          </table:table-cell>
          <table:table-cell office:value-type="float" office:value="0.035905" calcext:value-type="float">
            <text:p>0.035905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0.11782" calcext:value-type="float">
            <text:p>0.11782</text:p>
          </table:table-cell>
          <table:table-cell/>
          <table:table-cell table:formula="of:=[.A138]" office:value-type="string" office:string-value="gramschmidt" calcext:value-type="string">
            <text:p>gramschmidt</text:p>
          </table:table-cell>
          <table:table-cell table:formula="of:=[.C138]/[.B138]" office:value-type="float" office:value="1.26328196467525" calcext:value-type="float">
            <text:p>1.26328196467525</text:p>
          </table:table-cell>
          <table:table-cell table:formula="of:=[.D138]/[.B138]" office:value-type="float" office:value="1.13046231792274" calcext:value-type="float">
            <text:p>1.13046231792274</text:p>
          </table:table-cell>
          <table:table-cell table:formula="of:=[.E138]/[.B138]" office:value-type="float" office:value="15.0306804587995" calcext:value-type="float">
            <text:p>15.0306804587995</text:p>
          </table:table-cell>
          <table:table-cell table:formula="of:=[.F138]/[.B138]" office:value-type="float" office:value="4.14538033917388" calcext:value-type="float">
            <text:p>4.145380339173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37331" calcext:value-type="float">
            <text:p>0.037331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0.476261" calcext:value-type="float">
            <text:p>0.476261</text:p>
          </table:table-cell>
          <table:table-cell office:value-type="float" office:value="0.12201" calcext:value-type="float">
            <text:p>0.12201</text:p>
          </table:table-cell>
          <table:table-cell/>
          <table:table-cell table:formula="of:=[.A139]" office:value-type="string" office:string-value="2mm" calcext:value-type="string">
            <text:p>2mm</text:p>
          </table:table-cell>
          <table:table-cell table:formula="of:=[.C139]/[.B139]" office:value-type="float" office:value="1.25820694304011" calcext:value-type="float">
            <text:p>1.25820694304011</text:p>
          </table:table-cell>
          <table:table-cell table:formula="of:=[.D139]/[.B139]" office:value-type="float" office:value="1.10384226491405" calcext:value-type="float">
            <text:p>1.10384226491405</text:p>
          </table:table-cell>
          <table:table-cell table:formula="of:=[.E139]/[.B139]" office:value-type="float" office:value="16.0519379844961" calcext:value-type="float">
            <text:p>16.0519379844961</text:p>
          </table:table-cell>
          <table:table-cell table:formula="of:=[.F139]/[.B139]" office:value-type="float" office:value="4.11223458038423" calcext:value-type="float">
            <text:p>4.112234580384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0.051063" calcext:value-type="float">
            <text:p>0.051063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29294" calcext:value-type="float">
            <text:p>0.029294</text:p>
          </table:table-cell>
          <table:table-cell office:value-type="float" office:value="0.189651" calcext:value-type="float">
            <text:p>0.189651</text:p>
          </table:table-cell>
          <table:table-cell/>
          <table:table-cell table:formula="of:=[.A140]" office:value-type="string" office:string-value="nussinov" calcext:value-type="string">
            <text:p>nussinov</text:p>
          </table:table-cell>
          <table:table-cell table:formula="of:=[.C140]/[.B140]" office:value-type="float" office:value="1.57972404405395" calcext:value-type="float">
            <text:p>1.57972404405395</text:p>
          </table:table-cell>
          <table:table-cell table:formula="of:=[.D140]/[.B140]" office:value-type="float" office:value="1.15053829971538" calcext:value-type="float">
            <text:p>1.15053829971538</text:p>
          </table:table-cell>
          <table:table-cell table:formula="of:=[.E140]/[.B140]" office:value-type="float" office:value="0.906261601286969" calcext:value-type="float">
            <text:p>0.906261601286969</text:p>
          </table:table-cell>
          <table:table-cell table:formula="of:=[.F140]/[.B140]" office:value-type="float" office:value="5.86718846677391" calcext:value-type="float">
            <text:p>5.867188466773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55146" calcext:value-type="float">
            <text:p>0.055146</text:p>
          </table:table-cell>
          <table:table-cell office:value-type="float" office:value="0.041601" calcext:value-type="float">
            <text:p>0.041601</text:p>
          </table:table-cell>
          <table:table-cell office:value-type="float" office:value="0.848283" calcext:value-type="float">
            <text:p>0.848283</text:p>
          </table:table-cell>
          <table:table-cell office:value-type="float" office:value="0.203351" calcext:value-type="float">
            <text:p>0.203351</text:p>
          </table:table-cell>
          <table:table-cell/>
          <table:table-cell table:formula="of:=[.A141]" office:value-type="string" office:string-value="3mm" calcext:value-type="string">
            <text:p>3mm</text:p>
          </table:table-cell>
          <table:table-cell table:formula="of:=[.C141]/[.B141]" office:value-type="float" office:value="1.4658692185008" calcext:value-type="float">
            <text:p>1.4658692185008</text:p>
          </table:table-cell>
          <table:table-cell table:formula="of:=[.D141]/[.B141]" office:value-type="float" office:value="1.10582137161085" calcext:value-type="float">
            <text:p>1.10582137161085</text:p>
          </table:table-cell>
          <table:table-cell table:formula="of:=[.E141]/[.B141]" office:value-type="float" office:value="22.5487240829346" calcext:value-type="float">
            <text:p>22.5487240829346</text:p>
          </table:table-cell>
          <table:table-cell table:formula="of:=[.F141]/[.B141]" office:value-type="float" office:value="5.40539606592238" calcext:value-type="float">
            <text:p>5.40539606592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9838" calcext:value-type="float">
            <text:p>0.029838</text:p>
          </table:table-cell>
          <table:table-cell office:value-type="float" office:value="0.044996" calcext:value-type="float">
            <text:p>0.044996</text:p>
          </table:table-cell>
          <table:table-cell office:value-type="float" office:value="0.036906" calcext:value-type="float">
            <text:p>0.036906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204593" calcext:value-type="float">
            <text:p>0.204593</text:p>
          </table:table-cell>
          <table:table-cell/>
          <table:table-cell table:formula="of:=[.A142]" office:value-type="string" office:string-value="fdtd-2d" calcext:value-type="string">
            <text:p>fdtd-2d</text:p>
          </table:table-cell>
          <table:table-cell table:formula="of:=[.C142]/[.B142]" office:value-type="float" office:value="1.50800992023594" calcext:value-type="float">
            <text:p>1.50800992023594</text:p>
          </table:table-cell>
          <table:table-cell table:formula="of:=[.D142]/[.B142]" office:value-type="float" office:value="1.23687914739594" calcext:value-type="float">
            <text:p>1.23687914739594</text:p>
          </table:table-cell>
          <table:table-cell table:formula="of:=[.E142]/[.B142]" office:value-type="float" office:value="0.895938065553992" calcext:value-type="float">
            <text:p>0.895938065553992</text:p>
          </table:table-cell>
          <table:table-cell table:formula="of:=[.F142]/[.B142]" office:value-type="float" office:value="6.85679335076078" calcext:value-type="float">
            <text:p>6.856793350760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1388" calcext:value-type="float">
            <text:p>0.071388</text:p>
          </table:table-cell>
          <table:table-cell office:value-type="float" office:value="0.080318" calcext:value-type="float">
            <text:p>0.080318</text:p>
          </table:table-cell>
          <table:table-cell office:value-type="float" office:value="0.071652" calcext:value-type="float">
            <text:p>0.071652</text:p>
          </table:table-cell>
          <table:table-cell office:value-type="float" office:value="0.746948" calcext:value-type="float">
            <text:p>0.746948</text:p>
          </table:table-cell>
          <table:table-cell office:value-type="float" office:value="0.228267" calcext:value-type="float">
            <text:p>0.228267</text:p>
          </table:table-cell>
          <table:table-cell/>
          <table:table-cell table:formula="of:=[.A143]" office:value-type="string" office:string-value="adi" calcext:value-type="string">
            <text:p>adi</text:p>
          </table:table-cell>
          <table:table-cell table:formula="of:=[.C143]/[.B143]" office:value-type="float" office:value="1.12509105171738" calcext:value-type="float">
            <text:p>1.12509105171738</text:p>
          </table:table-cell>
          <table:table-cell table:formula="of:=[.D143]/[.B143]" office:value-type="float" office:value="1.0036981005211" calcext:value-type="float">
            <text:p>1.0036981005211</text:p>
          </table:table-cell>
          <table:table-cell table:formula="of:=[.E143]/[.B143]" office:value-type="float" office:value="10.4632151061803" calcext:value-type="float">
            <text:p>10.4632151061803</text:p>
          </table:table-cell>
          <table:table-cell table:formula="of:=[.F143]/[.B143]" office:value-type="float" office:value="3.19755421079173" calcext:value-type="float">
            <text:p>3.197554210791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1257" calcext:value-type="float">
            <text:p>0.031257</text:p>
          </table:table-cell>
          <table:table-cell office:value-type="float" office:value="0.058261" calcext:value-type="float">
            <text:p>0.058261</text:p>
          </table:table-cell>
          <table:table-cell office:value-type="float" office:value="0.040005" calcext:value-type="float">
            <text:p>0.040005</text:p>
          </table:table-cell>
          <table:table-cell office:value-type="float" office:value="0.029187" calcext:value-type="float">
            <text:p>0.029187</text:p>
          </table:table-cell>
          <table:table-cell office:value-type="float" office:value="0.244652" calcext:value-type="float">
            <text:p>0.244652</text:p>
          </table:table-cell>
          <table:table-cell/>
          <table:table-cell table:formula="of:=[.A144]" office:value-type="string" office:string-value="jacobi-2d" calcext:value-type="string">
            <text:p>jacobi-2d</text:p>
          </table:table-cell>
          <table:table-cell table:formula="of:=[.C144]/[.B144]" office:value-type="float" office:value="1.86393447867678" calcext:value-type="float">
            <text:p>1.86393447867678</text:p>
          </table:table-cell>
          <table:table-cell table:formula="of:=[.D144]/[.B144]" office:value-type="float" office:value="1.27987330837892" calcext:value-type="float">
            <text:p>1.27987330837892</text:p>
          </table:table-cell>
          <table:table-cell table:formula="of:=[.E144]/[.B144]" office:value-type="float" office:value="0.933774834437086" calcext:value-type="float">
            <text:p>0.933774834437086</text:p>
          </table:table-cell>
          <table:table-cell table:formula="of:=[.F144]/[.B144]" office:value-type="float" office:value="7.82711072719711" calcext:value-type="float">
            <text:p>7.827110727197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3029" calcext:value-type="float">
            <text:p>0.153029</text:p>
          </table:table-cell>
          <table:table-cell office:value-type="float" office:value="0.169676" calcext:value-type="float">
            <text:p>0.169676</text:p>
          </table:table-cell>
          <table:table-cell office:value-type="float" office:value="0.152445" calcext:value-type="float">
            <text:p>0.152445</text:p>
          </table:table-cell>
          <table:table-cell office:value-type="float" office:value="1.067268" calcext:value-type="float">
            <text:p>1.067268</text:p>
          </table:table-cell>
          <table:table-cell office:value-type="float" office:value="0.349776" calcext:value-type="float">
            <text:p>0.349776</text:p>
          </table:table-cell>
          <table:table-cell/>
          <table:table-cell table:formula="of:=[.A145]" office:value-type="string" office:string-value="seidel-2d" calcext:value-type="string">
            <text:p>seidel-2d</text:p>
          </table:table-cell>
          <table:table-cell table:formula="of:=[.C145]/[.B145]" office:value-type="float" office:value="1.10878330251129" calcext:value-type="float">
            <text:p>1.10878330251129</text:p>
          </table:table-cell>
          <table:table-cell table:formula="of:=[.D145]/[.B145]" office:value-type="float" office:value="0.996183729881264" calcext:value-type="float">
            <text:p>0.996183729881264</text:p>
          </table:table-cell>
          <table:table-cell table:formula="of:=[.E145]/[.B145]" office:value-type="float" office:value="6.97428591966229" calcext:value-type="float">
            <text:p>6.97428591966229</text:p>
          </table:table-cell>
          <table:table-cell table:formula="of:=[.F145]/[.B145]" office:value-type="float" office:value="2.28568441275837" calcext:value-type="float">
            <text:p>2.285684412758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0.07727" calcext:value-type="float">
            <text:p>0.07727</text:p>
          </table:table-cell>
          <table:table-cell office:value-type="float" office:value="0.046085" calcext:value-type="float">
            <text:p>0.046085</text:p>
          </table:table-cell>
          <table:table-cell office:value-type="float" office:value="1.10182" calcext:value-type="float">
            <text:p>1.10182</text:p>
          </table:table-cell>
          <table:table-cell office:value-type="float" office:value="0.363499" calcext:value-type="float">
            <text:p>0.363499</text:p>
          </table:table-cell>
          <table:table-cell/>
          <table:table-cell table:formula="of:=[.A146]" office:value-type="string" office:string-value="heat-3d" calcext:value-type="string">
            <text:p>heat-3d</text:p>
          </table:table-cell>
          <table:table-cell table:formula="of:=[.C146]/[.B146]" office:value-type="float" office:value="1.99488821190685" calcext:value-type="float">
            <text:p>1.99488821190685</text:p>
          </table:table-cell>
          <table:table-cell table:formula="of:=[.D146]/[.B146]" office:value-type="float" office:value="1.18978158723602" calcext:value-type="float">
            <text:p>1.18978158723602</text:p>
          </table:table-cell>
          <table:table-cell table:formula="of:=[.E146]/[.B146]" office:value-type="float" office:value="28.4458098827903" calcext:value-type="float">
            <text:p>28.4458098827903</text:p>
          </table:table-cell>
          <table:table-cell table:formula="of:=[.F146]/[.B146]" office:value-type="float" office:value="9.38449424278412" calcext:value-type="float">
            <text:p>9.384494242784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0.150071" calcext:value-type="float">
            <text:p>0.150071</text:p>
          </table:table-cell>
          <table:table-cell office:value-type="float" office:value="0.088315" calcext:value-type="float">
            <text:p>0.088315</text:p>
          </table:table-cell>
          <table:table-cell office:value-type="float" office:value="2.67551" calcext:value-type="float">
            <text:p>2.67551</text:p>
          </table:table-cell>
          <table:table-cell office:value-type="float" office:value="0.77362" calcext:value-type="float">
            <text:p>0.77362</text:p>
          </table:table-cell>
          <table:table-cell/>
          <table:table-cell table:formula="of:=[.A147]" office:value-type="string" office:string-value="cholesky" calcext:value-type="string">
            <text:p>cholesky</text:p>
          </table:table-cell>
          <table:table-cell table:formula="of:=[.C147]/[.B147]" office:value-type="float" office:value="1.91463492428012" calcext:value-type="float">
            <text:p>1.91463492428012</text:p>
          </table:table-cell>
          <table:table-cell table:formula="of:=[.D147]/[.B147]" office:value-type="float" office:value="1.12673989869994" calcext:value-type="float">
            <text:p>1.12673989869994</text:p>
          </table:table-cell>
          <table:table-cell table:formula="of:=[.E147]/[.B147]" office:value-type="float" office:value="34.1346754953369" calcext:value-type="float">
            <text:p>34.1346754953369</text:p>
          </table:table-cell>
          <table:table-cell table:formula="of:=[.F147]/[.B147]" office:value-type="float" office:value="9.86999400364885" calcext:value-type="float">
            <text:p>9.869994003648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0.176011" calcext:value-type="float">
            <text:p>0.176011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3.125151" calcext:value-type="float">
            <text:p>3.125151</text:p>
          </table:table-cell>
          <table:table-cell office:value-type="float" office:value="0.876272" calcext:value-type="float">
            <text:p>0.876272</text:p>
          </table:table-cell>
          <table:table-cell/>
          <table:table-cell table:formula="of:=[.A148]" office:value-type="string" office:string-value="lu" calcext:value-type="string">
            <text:p>lu</text:p>
          </table:table-cell>
          <table:table-cell table:formula="of:=[.C148]/[.B148]" office:value-type="float" office:value="1.99518238908159" calcext:value-type="float">
            <text:p>1.99518238908159</text:p>
          </table:table-cell>
          <table:table-cell table:formula="of:=[.D148]/[.B148]" office:value-type="float" office:value="1.15241787390329" calcext:value-type="float">
            <text:p>1.15241787390329</text:p>
          </table:table-cell>
          <table:table-cell table:formula="of:=[.E148]/[.B148]" office:value-type="float" office:value="35.4253213629871" calcext:value-type="float">
            <text:p>35.4253213629871</text:p>
          </table:table-cell>
          <table:table-cell table:formula="of:=[.F148]/[.B148]" office:value-type="float" office:value="9.9330295404566" calcext:value-type="float">
            <text:p>9.93302954045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0.161505" calcext:value-type="float">
            <text:p>0.161505</text:p>
          </table:table-cell>
          <table:table-cell office:value-type="float" office:value="0.098517" calcext:value-type="float">
            <text:p>0.098517</text:p>
          </table:table-cell>
          <table:table-cell office:value-type="float" office:value="2.868157" calcext:value-type="float">
            <text:p>2.868157</text:p>
          </table:table-cell>
          <table:table-cell office:value-type="float" office:value="0.893945" calcext:value-type="float">
            <text:p>0.893945</text:p>
          </table:table-cell>
          <table:table-cell/>
          <table:table-cell table:formula="of:=[.A149]" office:value-type="string" office:string-value="ludcmp" calcext:value-type="string">
            <text:p>ludcmp</text:p>
          </table:table-cell>
          <table:table-cell table:formula="of:=[.C149]/[.B149]" office:value-type="float" office:value="1.83353389945961" calcext:value-type="float">
            <text:p>1.83353389945961</text:p>
          </table:table-cell>
          <table:table-cell table:formula="of:=[.D149]/[.B149]" office:value-type="float" office:value="1.11844375823078" calcext:value-type="float">
            <text:p>1.11844375823078</text:p>
          </table:table-cell>
          <table:table-cell table:formula="of:=[.E149]/[.B149]" office:value-type="float" office:value="32.5616116434313" calcext:value-type="float">
            <text:p>32.5616116434313</text:p>
          </table:table-cell>
          <table:table-cell table:formula="of:=[.F149]/[.B149]" office:value-type="float" office:value="10.148778438763" calcext:value-type="float">
            <text:p>10.1487784387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gged vs untag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izeng-tagged</text:p>
          </table:table-cell>
          <table:table-cell office:value-type="string" calcext:value-type="string">
            <text:p>wizeng-untagg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2533" calcext:value-type="float">
            <text:p>0.012533</text:p>
          </table:table-cell>
          <table:table-cell office:value-type="float" office:value="0.012155" calcext:value-type="float">
            <text:p>0.012155</text:p>
          </table:table-cell>
          <table:table-cell/>
          <table:table-cell table:formula="of:=[.B152]/[.C152]-1" office:value-type="float" office:value="0.0310983134512546" calcext:value-type="float">
            <text:p>0.0310983134512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3428" calcext:value-type="float">
            <text:p>0.013428</text:p>
          </table:table-cell>
          <table:table-cell/>
          <table:table-cell table:formula="of:=[.B153]/[.C153]-1" office:value-type="float" office:value="0.0843014596365805" calcext:value-type="float">
            <text:p>0.0843014596365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0.014013" calcext:value-type="float">
            <text:p>0.014013</text:p>
          </table:table-cell>
          <table:table-cell/>
          <table:table-cell table:formula="of:=[.B154]/[.C154]-1" office:value-type="float" office:value="0.0934846214229643" calcext:value-type="float">
            <text:p>0.0934846214229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20528" calcext:value-type="float">
            <text:p>0.020528</text:p>
          </table:table-cell>
          <table:table-cell office:value-type="float" office:value="0.018571" calcext:value-type="float">
            <text:p>0.018571</text:p>
          </table:table-cell>
          <table:table-cell/>
          <table:table-cell table:formula="of:=[.B155]/[.C155]-1" office:value-type="float" office:value="0.10537935490819" calcext:value-type="float">
            <text:p>0.105379354908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0.119762" calcext:value-type="float">
            <text:p>0.119762</text:p>
          </table:table-cell>
          <table:table-cell/>
          <table:table-cell table:formula="of:=[.B156]/[.C156]-1" office:value-type="float" office:value="0.00680516357442262" calcext:value-type="float">
            <text:p>0.0068051635744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143418" calcext:value-type="float">
            <text:p>0.143418</text:p>
          </table:table-cell>
          <table:table-cell office:value-type="float" office:value="0.135441" calcext:value-type="float">
            <text:p>0.135441</text:p>
          </table:table-cell>
          <table:table-cell/>
          <table:table-cell table:formula="of:=[.B157]/[.C157]-1" office:value-type="float" office:value="0.0588964936762131" calcext:value-type="float">
            <text:p>0.0588964936762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201449" calcext:value-type="float">
            <text:p>0.201449</text:p>
          </table:table-cell>
          <table:table-cell office:value-type="float" office:value="0.18652" calcext:value-type="float">
            <text:p>0.18652</text:p>
          </table:table-cell>
          <table:table-cell/>
          <table:table-cell table:formula="of:=[.B158]/[.C158]-1" office:value-type="float" office:value="0.0800396740295946" calcext:value-type="float">
            <text:p>0.0800396740295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219931" calcext:value-type="float">
            <text:p>0.219931</text:p>
          </table:table-cell>
          <table:table-cell office:value-type="float" office:value="0.191227" calcext:value-type="float">
            <text:p>0.191227</text:p>
          </table:table-cell>
          <table:table-cell/>
          <table:table-cell table:formula="of:=[.B159]/[.C159]-1" office:value-type="float" office:value="0.150104326271918" calcext:value-type="float">
            <text:p>0.150104326271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21936" calcext:value-type="float">
            <text:p>0.21936</text:p>
          </table:table-cell>
          <table:table-cell office:value-type="float" office:value="0.19495" calcext:value-type="float">
            <text:p>0.19495</text:p>
          </table:table-cell>
          <table:table-cell/>
          <table:table-cell table:formula="of:=[.B160]/[.C160]-1" office:value-type="float" office:value="0.125211592716081" calcext:value-type="float">
            <text:p>0.1252115927160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25402" calcext:value-type="float">
            <text:p>0.225402</text:p>
          </table:table-cell>
          <table:table-cell office:value-type="float" office:value="0.212598" calcext:value-type="float">
            <text:p>0.212598</text:p>
          </table:table-cell>
          <table:table-cell/>
          <table:table-cell table:formula="of:=[.B161]/[.C161]-1" office:value-type="float" office:value="0.0602263426749077" calcext:value-type="float">
            <text:p>0.06022634267490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287466" calcext:value-type="float">
            <text:p>0.287466</text:p>
          </table:table-cell>
          <table:table-cell office:value-type="float" office:value="0.256892" calcext:value-type="float">
            <text:p>0.256892</text:p>
          </table:table-cell>
          <table:table-cell/>
          <table:table-cell table:formula="of:=[.B162]/[.C162]-1" office:value-type="float" office:value="0.119014994628093" calcext:value-type="float">
            <text:p>0.1190149946280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313005" calcext:value-type="float">
            <text:p>0.313005</text:p>
          </table:table-cell>
          <table:table-cell office:value-type="float" office:value="0.281232" calcext:value-type="float">
            <text:p>0.281232</text:p>
          </table:table-cell>
          <table:table-cell/>
          <table:table-cell table:formula="of:=[.B163]/[.C163]-1" office:value-type="float" office:value="0.112977897252091" calcext:value-type="float">
            <text:p>0.1129778972520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355937" calcext:value-type="float">
            <text:p>0.355937</text:p>
          </table:table-cell>
          <table:table-cell office:value-type="float" office:value="0.316597" calcext:value-type="float">
            <text:p>0.316597</text:p>
          </table:table-cell>
          <table:table-cell/>
          <table:table-cell table:formula="of:=[.B164]/[.C164]-1" office:value-type="float" office:value="0.124258915908869" calcext:value-type="float">
            <text:p>0.1242589159088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47257" calcext:value-type="float">
            <text:p>0.347257</text:p>
          </table:table-cell>
          <table:table-cell office:value-type="float" office:value="0.326548" calcext:value-type="float">
            <text:p>0.326548</text:p>
          </table:table-cell>
          <table:table-cell/>
          <table:table-cell table:formula="of:=[.B165]/[.C165]-1" office:value-type="float" office:value="0.0634179354949349" calcext:value-type="float">
            <text:p>0.0634179354949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566986" calcext:value-type="float">
            <text:p>0.566986</text:p>
          </table:table-cell>
          <table:table-cell office:value-type="float" office:value="0.500637" calcext:value-type="float">
            <text:p>0.500637</text:p>
          </table:table-cell>
          <table:table-cell/>
          <table:table-cell table:formula="of:=[.B166]/[.C166]-1" office:value-type="float" office:value="0.132529157852895" calcext:value-type="float">
            <text:p>0.1325291578528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605603" calcext:value-type="float">
            <text:p>0.605603</text:p>
          </table:table-cell>
          <table:table-cell office:value-type="float" office:value="0.576907" calcext:value-type="float">
            <text:p>0.576907</text:p>
          </table:table-cell>
          <table:table-cell/>
          <table:table-cell table:formula="of:=[.B167]/[.C167]-1" office:value-type="float" office:value="0.0497411194525288" calcext:value-type="float">
            <text:p>0.0497411194525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628143" calcext:value-type="float">
            <text:p>0.628143</text:p>
          </table:table-cell>
          <table:table-cell office:value-type="float" office:value="0.581515" calcext:value-type="float">
            <text:p>0.581515</text:p>
          </table:table-cell>
          <table:table-cell/>
          <table:table-cell table:formula="of:=[.B168]/[.C168]-1" office:value-type="float" office:value="0.0801836582031419" calcext:value-type="float">
            <text:p>0.0801836582031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654964" calcext:value-type="float">
            <text:p>0.654964</text:p>
          </table:table-cell>
          <table:table-cell office:value-type="float" office:value="0.604857" calcext:value-type="float">
            <text:p>0.604857</text:p>
          </table:table-cell>
          <table:table-cell/>
          <table:table-cell table:formula="of:=[.B169]/[.C169]-1" office:value-type="float" office:value="0.0828410682194305" calcext:value-type="float">
            <text:p>0.0828410682194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775961" calcext:value-type="float">
            <text:p>0.775961</text:p>
          </table:table-cell>
          <table:table-cell office:value-type="float" office:value="0.705949" calcext:value-type="float">
            <text:p>0.705949</text:p>
          </table:table-cell>
          <table:table-cell/>
          <table:table-cell table:formula="of:=[.B170]/[.C170]-1" office:value-type="float" office:value="0.0991743029595624" calcext:value-type="float">
            <text:p>0.0991743029595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882585" calcext:value-type="float">
            <text:p>0.882585</text:p>
          </table:table-cell>
          <table:table-cell office:value-type="float" office:value="0.891957" calcext:value-type="float">
            <text:p>0.891957</text:p>
          </table:table-cell>
          <table:table-cell/>
          <table:table-cell table:formula="of:=[.B171]/[.C171]-1" office:value-type="float" office:value="-0.0105072329719931" calcext:value-type="float">
            <text:p>-0.0105072329719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023575" calcext:value-type="float">
            <text:p>1.023575</text:p>
          </table:table-cell>
          <table:table-cell office:value-type="float" office:value="1.018997" calcext:value-type="float">
            <text:p>1.018997</text:p>
          </table:table-cell>
          <table:table-cell/>
          <table:table-cell table:formula="of:=[.B172]/[.C172]-1" office:value-type="float" office:value="0.00449265306963609" calcext:value-type="float">
            <text:p>0.0044926530696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230055" calcext:value-type="float">
            <text:p>2.230055</text:p>
          </table:table-cell>
          <table:table-cell office:value-type="float" office:value="2.026969" calcext:value-type="float">
            <text:p>2.026969</text:p>
          </table:table-cell>
          <table:table-cell/>
          <table:table-cell table:formula="of:=[.B173]/[.C173]-1" office:value-type="float" office:value="0.100191961495218" calcext:value-type="float">
            <text:p>0.1001919614952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429554" calcext:value-type="float">
            <text:p>2.429554</text:p>
          </table:table-cell>
          <table:table-cell office:value-type="float" office:value="2.210572" calcext:value-type="float">
            <text:p>2.210572</text:p>
          </table:table-cell>
          <table:table-cell/>
          <table:table-cell table:formula="of:=[.B174]/[.C174]-1" office:value-type="float" office:value="0.0990612384486911" calcext:value-type="float">
            <text:p>0.0990612384486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517867" calcext:value-type="float">
            <text:p>2.517867</text:p>
          </table:table-cell>
          <table:table-cell office:value-type="float" office:value="2.314106" calcext:value-type="float">
            <text:p>2.314106</text:p>
          </table:table-cell>
          <table:table-cell/>
          <table:table-cell table:formula="of:=[.B175]/[.C175]-1" office:value-type="float" office:value="0.0880517141392831" calcext:value-type="float">
            <text:p>0.08805171413928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VERAGE([.E152:.E175])" office:value-type="float" office:value="0.0808740302714378" calcext:value-type="float">
            <text:p>0.0808740302714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eaded vs unthrea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izeng-tagged</text:p>
          </table:table-cell>
          <table:table-cell office:value-type="string" calcext:value-type="string">
            <text:p>wizeng-unthreade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566986" calcext:value-type="float">
            <text:p>0.566986</text:p>
          </table:table-cell>
          <table:table-cell office:value-type="float" office:value="0.587038" calcext:value-type="float">
            <text:p>0.587038</text:p>
          </table:table-cell>
          <table:table-cell/>
          <table:table-cell table:formula="of:=[.B179]/[.C179]" office:value-type="float" office:value="0.965842074959372" calcext:value-type="float">
            <text:p>0.9658420749593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219931" calcext:value-type="float">
            <text:p>0.219931</text:p>
          </table:table-cell>
          <table:table-cell office:value-type="float" office:value="0.244908" calcext:value-type="float">
            <text:p>0.244908</text:p>
          </table:table-cell>
          <table:table-cell/>
          <table:table-cell table:formula="of:=[.B180]/[.C180]" office:value-type="float" office:value="0.89801476472798" calcext:value-type="float">
            <text:p>0.898014764727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21936" calcext:value-type="float">
            <text:p>0.21936</text:p>
          </table:table-cell>
          <table:table-cell office:value-type="float" office:value="0.224686" calcext:value-type="float">
            <text:p>0.224686</text:p>
          </table:table-cell>
          <table:table-cell/>
          <table:table-cell table:formula="of:=[.B181]/[.C181]" office:value-type="float" office:value="0.976295808372573" calcext:value-type="float">
            <text:p>0.9762958083725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882585" calcext:value-type="float">
            <text:p>0.882585</text:p>
          </table:table-cell>
          <table:table-cell office:value-type="float" office:value="1.043797" calcext:value-type="float">
            <text:p>1.043797</text:p>
          </table:table-cell>
          <table:table-cell/>
          <table:table-cell table:formula="of:=[.B182]/[.C182]" office:value-type="float" office:value="0.845552343990259" calcext:value-type="float">
            <text:p>0.84555234399025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605603" calcext:value-type="float">
            <text:p>0.605603</text:p>
          </table:table-cell>
          <table:table-cell office:value-type="float" office:value="0.767487" calcext:value-type="float">
            <text:p>0.767487</text:p>
          </table:table-cell>
          <table:table-cell/>
          <table:table-cell table:formula="of:=[.B183]/[.C183]" office:value-type="float" office:value="0.789072648787537" calcext:value-type="float">
            <text:p>0.7890726487875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654964" calcext:value-type="float">
            <text:p>0.654964</text:p>
          </table:table-cell>
          <table:table-cell office:value-type="float" office:value="0.681146" calcext:value-type="float">
            <text:p>0.681146</text:p>
          </table:table-cell>
          <table:table-cell/>
          <table:table-cell table:formula="of:=[.B184]/[.C184]" office:value-type="float" office:value="0.961561838431115" calcext:value-type="float">
            <text:p>0.9615618384311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023575" calcext:value-type="float">
            <text:p>1.023575</text:p>
          </table:table-cell>
          <table:table-cell office:value-type="float" office:value="1.204729" calcext:value-type="float">
            <text:p>1.204729</text:p>
          </table:table-cell>
          <table:table-cell/>
          <table:table-cell table:formula="of:=[.B185]/[.C185]" office:value-type="float" office:value="0.849630912844299" calcext:value-type="float">
            <text:p>0.8496309128442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775961" calcext:value-type="float">
            <text:p>0.775961</text:p>
          </table:table-cell>
          <table:table-cell office:value-type="float" office:value="0.791334" calcext:value-type="float">
            <text:p>0.791334</text:p>
          </table:table-cell>
          <table:table-cell/>
          <table:table-cell table:formula="of:=[.B186]/[.C186]" office:value-type="float" office:value="0.980573310384743" calcext:value-type="float">
            <text:p>0.980573310384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287466" calcext:value-type="float">
            <text:p>0.287466</text:p>
          </table:table-cell>
          <table:table-cell office:value-type="float" office:value="0.293706" calcext:value-type="float">
            <text:p>0.293706</text:p>
          </table:table-cell>
          <table:table-cell/>
          <table:table-cell table:formula="of:=[.B187]/[.C187]" office:value-type="float" office:value="0.97875426446855" calcext:value-type="float">
            <text:p>0.978754264468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20528" calcext:value-type="float">
            <text:p>0.020528</text:p>
          </table:table-cell>
          <table:table-cell office:value-type="float" office:value="0.025065" calcext:value-type="float">
            <text:p>0.025065</text:p>
          </table:table-cell>
          <table:table-cell/>
          <table:table-cell table:formula="of:=[.B188]/[.C188]" office:value-type="float" office:value="0.818990624376621" calcext:value-type="float">
            <text:p>0.8189906243766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313005" calcext:value-type="float">
            <text:p>0.313005</text:p>
          </table:table-cell>
          <table:table-cell office:value-type="float" office:value="0.32953" calcext:value-type="float">
            <text:p>0.32953</text:p>
          </table:table-cell>
          <table:table-cell/>
          <table:table-cell table:formula="of:=[.B189]/[.C189]" office:value-type="float" office:value="0.949852820684004" calcext:value-type="float">
            <text:p>0.9498528206840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25402" calcext:value-type="float">
            <text:p>0.225402</text:p>
          </table:table-cell>
          <table:table-cell office:value-type="float" office:value="0.23542" calcext:value-type="float">
            <text:p>0.23542</text:p>
          </table:table-cell>
          <table:table-cell/>
          <table:table-cell table:formula="of:=[.B190]/[.C190]" office:value-type="float" office:value="0.957446266247557" calcext:value-type="float">
            <text:p>0.9574462662475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0.139887" calcext:value-type="float">
            <text:p>0.139887</text:p>
          </table:table-cell>
          <table:table-cell/>
          <table:table-cell table:formula="of:=[.B191]/[.C191]" office:value-type="float" office:value="0.861960010579968" calcext:value-type="float">
            <text:p>0.8619600105799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201449" calcext:value-type="float">
            <text:p>0.201449</text:p>
          </table:table-cell>
          <table:table-cell office:value-type="float" office:value="0.240095" calcext:value-type="float">
            <text:p>0.240095</text:p>
          </table:table-cell>
          <table:table-cell/>
          <table:table-cell table:formula="of:=[.B192]/[.C192]" office:value-type="float" office:value="0.839038713842437" calcext:value-type="float">
            <text:p>0.8390387138424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143418" calcext:value-type="float">
            <text:p>0.143418</text:p>
          </table:table-cell>
          <table:table-cell office:value-type="float" office:value="0.200263" calcext:value-type="float">
            <text:p>0.200263</text:p>
          </table:table-cell>
          <table:table-cell/>
          <table:table-cell table:formula="of:=[.B193]/[.C193]" office:value-type="float" office:value="0.716148265031484" calcext:value-type="float">
            <text:p>0.7161482650314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7972" calcext:value-type="float">
            <text:p>0.017972</text:p>
          </table:table-cell>
          <table:table-cell/>
          <table:table-cell table:formula="of:=[.B194]/[.C194]" office:value-type="float" office:value="0.810149120854663" calcext:value-type="float">
            <text:p>0.8101491208546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0.017382" calcext:value-type="float">
            <text:p>0.017382</text:p>
          </table:table-cell>
          <table:table-cell/>
          <table:table-cell table:formula="of:=[.B195]/[.C195]" office:value-type="float" office:value="0.881544126107467" calcext:value-type="float">
            <text:p>0.8815441261074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628143" calcext:value-type="float">
            <text:p>0.628143</text:p>
          </table:table-cell>
          <table:table-cell office:value-type="float" office:value="0.854663" calcext:value-type="float">
            <text:p>0.854663</text:p>
          </table:table-cell>
          <table:table-cell/>
          <table:table-cell table:formula="of:=[.B196]/[.C196]" office:value-type="float" office:value="0.73495986137226" calcext:value-type="float">
            <text:p>0.734959861372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47257" calcext:value-type="float">
            <text:p>0.347257</text:p>
          </table:table-cell>
          <table:table-cell office:value-type="float" office:value="0.479881" calcext:value-type="float">
            <text:p>0.479881</text:p>
          </table:table-cell>
          <table:table-cell/>
          <table:table-cell table:formula="of:=[.B197]/[.C197]" office:value-type="float" office:value="0.723631483638652" calcext:value-type="float">
            <text:p>0.7236314836386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2533" calcext:value-type="float">
            <text:p>0.012533</text:p>
          </table:table-cell>
          <table:table-cell office:value-type="float" office:value="0.013284" calcext:value-type="float">
            <text:p>0.013284</text:p>
          </table:table-cell>
          <table:table-cell/>
          <table:table-cell table:formula="of:=[.B198]/[.C198]" office:value-type="float" office:value="0.943465823547124" calcext:value-type="float">
            <text:p>0.9434658235471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429554" calcext:value-type="float">
            <text:p>2.429554</text:p>
          </table:table-cell>
          <table:table-cell office:value-type="float" office:value="2.876308" calcext:value-type="float">
            <text:p>2.876308</text:p>
          </table:table-cell>
          <table:table-cell/>
          <table:table-cell table:formula="of:=[.B199]/[.C199]" office:value-type="float" office:value="0.844677969118745" calcext:value-type="float">
            <text:p>0.8446779691187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230055" calcext:value-type="float">
            <text:p>2.230055</text:p>
          </table:table-cell>
          <table:table-cell office:value-type="float" office:value="2.675473" calcext:value-type="float">
            <text:p>2.675473</text:p>
          </table:table-cell>
          <table:table-cell/>
          <table:table-cell table:formula="of:=[.B200]/[.C200]" office:value-type="float" office:value="0.833518035876273" calcext:value-type="float">
            <text:p>0.8335180358762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517867" calcext:value-type="float">
            <text:p>2.517867</text:p>
          </table:table-cell>
          <table:table-cell office:value-type="float" office:value="3.197421" calcext:value-type="float">
            <text:p>3.197421</text:p>
          </table:table-cell>
          <table:table-cell/>
          <table:table-cell table:formula="of:=[.B201]/[.C201]" office:value-type="float" office:value="0.787468087561819" calcext:value-type="float">
            <text:p>0.7874680875618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355937" calcext:value-type="float">
            <text:p>0.355937</text:p>
          </table:table-cell>
          <table:table-cell office:value-type="float" office:value="0.413279" calcext:value-type="float">
            <text:p>0.413279</text:p>
          </table:table-cell>
          <table:table-cell/>
          <table:table-cell table:formula="of:=[.B202]/[.C202]" office:value-type="float" office:value="0.861251116074129" calcext:value-type="float">
            <text:p>0.86125111607412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VERAGE([.E179:.E202])" office:value-type="float" office:value="0.867058345494985" calcext:value-type="float">
            <text:p>0.867058345494985</text:p>
          </table:table-cell>
          <table:table-cell table:number-columns-repeated="23"/>
        </table:table-row>
      </table:table>
      <table:table table:name="Execution" table:style-name="ta1">
        <table:shapes>
          <draw:frame draw:z-index="0" draw:style-name="gr1" draw:text-style-name="P1" svg:width="765.67pt" svg:height="438.24pt" svg:x="1624.2pt" svg:y="380.98pt">
            <draw:object draw:notify-on-update-of-ranges="Execution.G31:Execution.G54 Execution.W30:Execution.W30 Execution.W31:Execution.W54 Execution.Y31:Execution.Y54 Execution.X31:Execution.X54 Execution.H30:Execution.H30 Execution.H31:Execution.H54 Execution.J31:Execution.J54 Execution.I31:Execution.I54 Execution.K30:Execution.K30 Execution.K31:Execution.K54 Execution.M31:Execution.M54 Execution.L31:Execution.L54 Execution.N30:Execution.N30 Execution.N31:Execution.N54 Execution.P31:Execution.P54 Execution.O31:Execution.O54 Execution.Q30:Execution.Q30 Execution.Q31:Execution.Q54 Execution.S31:Execution.S54 Execution.R31:Execution.R54 Execution.T30:Execution.T30 Execution.T31:Execution.T54 Execution.V31:Execution.V54 Execution.U31:Execution.U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65.67pt" svg:height="438.24pt" svg:x="1625.78pt" svg:y="853.09pt">
            <draw:object draw:notify-on-update-of-ranges="Execution.G31:Execution.G54 Execution.K58:Execution.K58 Execution.K59:Execution.K82 Execution.M59:Execution.M82 Execution.L59:Execution.L82 Execution.Q58:Execution.Q58 Execution.Q59:Execution.Q82 Execution.S59:Execution.S82 Execution.R59:Execution.R82 Execution.N58:Execution.N58 Execution.N59:Execution.N82 Execution.P59:Execution.P82 Execution.O59:Execution.O82 Execution.H58:Execution.H58 Execution.H59:Execution.H82 Execution.J59:Execution.J82 Execution.I59:Execution.I8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Execution time with errors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Execution time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string" calcext:value-type="string">
            <text:p>v8-turbofan(p5rel)</text:p>
          </table:table-cell>
          <table:table-cell office:value-type="string" calcext:value-type="string">
            <text:p>v8-turbofan(p95rel)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jsc-omg(p5rel)</text:p>
          </table:table-cell>
          <table:table-cell office:value-type="string" calcext:value-type="string">
            <text:p>jsc-omg(p95rel)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sm-opt(p5rel)</text:p>
          </table:table-cell>
          <table:table-cell office:value-type="string" calcext:value-type="string">
            <text:p>sm-opt(p95rel)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jsc-bbq(p5rel)</text:p>
          </table:table-cell>
          <table:table-cell office:value-type="string" calcext:value-type="string">
            <text:p>jsc-bbq(p95rel)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sm-base(p5rel)</text:p>
          </table:table-cell>
          <table:table-cell office:value-type="string" calcext:value-type="string">
            <text:p>sm-base(p95rel)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v8-liftoff(p5rel)</text:p>
          </table:table-cell>
          <table:table-cell office:value-type="string" calcext:value-type="string">
            <text:p>v8-liftoff(p95rel)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sm3(p5rel)</text:p>
          </table:table-cell>
          <table:table-cell office:value-type="string" calcext:value-type="string">
            <text:p>wasm3(p95rel)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jsc-int(p5rel)</text:p>
          </table:table-cell>
          <table:table-cell office:value-type="string" calcext:value-type="string">
            <text:p>jsc-int(p95rel)</text:p>
          </table:table-cell>
          <table:table-cell office:value-type="string" calcext:value-type="string">
            <text:p>wamr-fast</text:p>
          </table:table-cell>
          <table:table-cell office:value-type="string" calcext:value-type="string">
            <text:p>wamr-fast(p5rel)</text:p>
          </table:table-cell>
          <table:table-cell office:value-type="string" calcext:value-type="string">
            <text:p>wamr-fast(p95rel)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wizard(p5rel)</text:p>
          </table:table-cell>
          <table:table-cell office:value-type="string" calcext:value-type="string">
            <text:p>wizard(p95rel)</text:p>
          </table:table-cell>
          <table:table-cell office:value-type="string" calcext:value-type="string">
            <text:p>wamr-classic</text:p>
          </table:table-cell>
          <table:table-cell office:value-type="string" calcext:value-type="string">
            <text:p>wamr-classic(p5rel)</text:p>
          </table:table-cell>
          <table:table-cell office:value-type="string" calcext:value-type="string">
            <text:p>wamr-classic(p95rel)</text:p>
          </table:table-cell>
          <table:table-cell office:value-type="string" calcext:value-type="string">
            <text:p>wizard-slow</text:p>
          </table:table-cell>
          <table:table-cell office:value-type="string" calcext:value-type="string">
            <text:p>wizard-slow(p5rel)</text:p>
          </table:table-cell>
          <table:table-cell office:value-type="string" calcext:value-type="string">
            <text:p>wizard-slow(p95rel)</text:p>
          </table:table-cell>
          <table:table-cell office:value-type="string" calcext:value-type="string">
            <text:p>wamr-slow</text:p>
          </table:table-cell>
          <table:table-cell office:value-type="string" calcext:value-type="string">
            <text:p>wamr-slow(p5rel)</text:p>
          </table:table-cell>
          <table:table-cell office:value-type="string" calcext:value-type="string">
            <text:p>wamr-slow(p95rel)</text:p>
          </table:table-cell>
          <table:table-cell/>
          <table:table-cell office:value-type="string" calcext:value-type="string">
            <text:p>v8-def</text:p>
          </table:table-cell>
          <table:table-cell office:value-type="string" calcext:value-type="string">
            <text:p>v8-def(p5rel)</text:p>
          </table:table-cell>
          <table:table-cell office:value-type="string" calcext:value-type="string">
            <text:p>v8-def(p95rel)</text:p>
          </table:table-cell>
          <table:table-cell office:value-type="string" calcext:value-type="string">
            <text:p>sm-def</text:p>
          </table:table-cell>
          <table:table-cell office:value-type="string" calcext:value-type="string">
            <text:p>sm-def(p5rel)</text:p>
          </table:table-cell>
          <table:table-cell office:value-type="string" calcext:value-type="string">
            <text:p>sm-def(p95rel)</text:p>
          </table:table-cell>
          <table:table-cell office:value-type="string" calcext:value-type="string">
            <text:p>jsc-def</text:p>
          </table:table-cell>
          <table:table-cell office:value-type="string" calcext:value-type="string">
            <text:p>jsc-def(p5rel)</text:p>
          </table:table-cell>
          <table:table-cell office:value-type="string" calcext:value-type="string">
            <text:p>jsc-def(p95rel)</text:p>
          </table:table-cell>
          <table:table-cell table:number-columns-repeated="2"/>
          <table:table-cell office:value-type="string" calcext:value-type="string">
            <text:p>jsc-omg</text:p>
          </table:table-cell>
          <table:table-cell office:value-type="string" calcext:value-type="string">
            <text:p>jsc-omg(p5rel)</text:p>
          </table:table-cell>
          <table:table-cell office:value-type="string" calcext:value-type="string">
            <text:p>jsc-omg(p95rel)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160051" calcext:value-type="float">
            <text:p>0.0160051</text:p>
          </table:table-cell>
          <table:table-cell office:value-type="float" office:value="0.0009501" calcext:value-type="float">
            <text:p>0.0009501</text:p>
          </table:table-cell>
          <table:table-cell office:value-type="float" office:value="0.0012419" calcext:value-type="float">
            <text:p>0.0012419</text:p>
          </table:table-cell>
          <table:table-cell office:value-type="float" office:value="0.0281717" calcext:value-type="float">
            <text:p>0.0281717</text:p>
          </table:table-cell>
          <table:table-cell office:value-type="float" office:value="0.0019137" calcext:value-type="float">
            <text:p>0.0019137</text:p>
          </table:table-cell>
          <table:table-cell office:value-type="float" office:value="0.0023813" calcext:value-type="float">
            <text:p>0.0023813</text:p>
          </table:table-cell>
          <table:table-cell office:value-type="float" office:value="0.018278" calcext:value-type="float">
            <text:p>0.01827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12003" calcext:value-type="float">
            <text:p>0.012003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151708" calcext:value-type="float">
            <text:p>0.0151708</text:p>
          </table:table-cell>
          <table:table-cell office:value-type="float" office:value="0.0003148" calcext:value-type="float">
            <text:p>0.0003148</text:p>
          </table:table-cell>
          <table:table-cell office:value-type="float" office:value="0.0004352" calcext:value-type="float">
            <text:p>0.0004352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737443" calcext:value-type="float">
            <text:p>0.00737443</text:p>
          </table:table-cell>
          <table:table-cell office:value-type="float" office:value="0.00015443" calcext:value-type="float">
            <text:p>0.00015443</text:p>
          </table:table-cell>
          <table:table-cell office:value-type="float" office:value="0.00017957" calcext:value-type="float">
            <text:p>0.00017957</text:p>
          </table:table-cell>
          <table:table-cell office:value-type="float" office:value="0.0141701" calcext:value-type="float">
            <text:p>0.0141701</text:p>
          </table:table-cell>
          <table:table-cell office:value-type="float" office:value="0.0004271" calcext:value-type="float">
            <text:p>0.0004271</text:p>
          </table:table-cell>
          <table:table-cell office:value-type="float" office:value="0.0010499" calcext:value-type="float">
            <text:p>0.0010499</text:p>
          </table:table-cell>
          <table:table-cell office:value-type="float" office:value="0.0124428" calcext:value-type="float">
            <text:p>0.0124428</text:p>
          </table:table-cell>
          <table:table-cell office:value-type="float" office:value="0.0003278" calcext:value-type="float">
            <text:p>0.0003278</text:p>
          </table:table-cell>
          <table:table-cell office:value-type="float" office:value="0.0008882" calcext:value-type="float">
            <text:p>0.0008882</text:p>
          </table:table-cell>
          <table:table-cell office:value-type="float" office:value="0.0118175" calcext:value-type="float">
            <text:p>0.0118175</text:p>
          </table:table-cell>
          <table:table-cell office:value-type="float" office:value="0.0002445" calcext:value-type="float">
            <text:p>0.0002445</text:p>
          </table:table-cell>
          <table:table-cell office:value-type="float" office:value="0.0004645" calcext:value-type="float">
            <text:p>0.0004645</text:p>
          </table:table-cell>
          <table:table-cell office:value-type="float" office:value="0.0172953" calcext:value-type="float">
            <text:p>0.0172953</text:p>
          </table:table-cell>
          <table:table-cell office:value-type="float" office:value="0.0004813" calcext:value-type="float">
            <text:p>0.0004813</text:p>
          </table:table-cell>
          <table:table-cell office:value-type="float" office:value="0.0010957" calcext:value-type="float">
            <text:p>0.0010957</text:p>
          </table:table-cell>
          <table:table-cell office:value-type="float" office:value="0.0142049" calcext:value-type="float">
            <text:p>0.0142049</text:p>
          </table:table-cell>
          <table:table-cell office:value-type="float" office:value="0.0001829" calcext:value-type="float">
            <text:p>0.0001829</text:p>
          </table:table-cell>
          <table:table-cell office:value-type="float" office:value="0.0004281" calcext:value-type="float">
            <text:p>0.0004281</text:p>
          </table:table-cell>
          <table:table-cell office:value-type="float" office:value="0.0240755" calcext:value-type="float">
            <text:p>0.0240755</text:p>
          </table:table-cell>
          <table:table-cell office:value-type="float" office:value="0.0003205" calcext:value-type="float">
            <text:p>0.0003205</text:p>
          </table:table-cell>
          <table:table-cell office:value-type="float" office:value="0.0003255" calcext:value-type="float">
            <text:p>0.0003255</text:p>
          </table:table-cell>
          <table:table-cell/>
          <table:table-cell office:value-type="float" office:value="0.0134242" calcext:value-type="float">
            <text:p>0.0134242</text:p>
          </table:table-cell>
          <table:table-cell office:value-type="float" office:value="0.0008442" calcext:value-type="float">
            <text:p>0.0008442</text:p>
          </table:table-cell>
          <table:table-cell office:value-type="float" office:value="0.0011718" calcext:value-type="float">
            <text:p>0.0011718</text:p>
          </table:table-cell>
          <table:table-cell office:value-type="float" office:value="0.0188413" calcext:value-type="float">
            <text:p>0.0188413</text:p>
          </table:table-cell>
          <table:table-cell office:value-type="float" office:value="0.0005773" calcext:value-type="float">
            <text:p>0.0005773</text:p>
          </table:table-cell>
          <table:table-cell office:value-type="float" office:value="0.0006917" calcext:value-type="float">
            <text:p>0.0006917</text:p>
          </table:table-cell>
          <table:table-cell office:value-type="float" office:value="0.0180618" calcext:value-type="float">
            <text:p>0.0180618</text:p>
          </table:table-cell>
          <table:table-cell office:value-type="float" office:value="0.0005748" calcext:value-type="float">
            <text:p>0.0005748</text:p>
          </table:table-cell>
          <table:table-cell office:value-type="float" office:value="0.0006262" calcext:value-type="float">
            <text:p>0.0006262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279367" calcext:value-type="float">
            <text:p>0.0279367</text:p>
          </table:table-cell>
          <table:table-cell office:value-type="float" office:value="0.0024997" calcext:value-type="float">
            <text:p>0.0024997</text:p>
          </table:table-cell>
          <table:table-cell office:value-type="float" office:value="0.0054983" calcext:value-type="float">
            <text:p>0.0054983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159297" calcext:value-type="float">
            <text:p>0.0159297</text:p>
          </table:table-cell>
          <table:table-cell office:value-type="float" office:value="0.0010007" calcext:value-type="float">
            <text:p>0.0010007</text:p>
          </table:table-cell>
          <table:table-cell office:value-type="float" office:value="0.0014263" calcext:value-type="float">
            <text:p>0.0014263</text:p>
          </table:table-cell>
          <table:table-cell office:value-type="float" office:value="0.0284313" calcext:value-type="float">
            <text:p>0.0284313</text:p>
          </table:table-cell>
          <table:table-cell office:value-type="float" office:value="0.0021353" calcext:value-type="float">
            <text:p>0.0021353</text:p>
          </table:table-cell>
          <table:table-cell office:value-type="float" office:value="0.0018117" calcext:value-type="float">
            <text:p>0.0018117</text:p>
          </table:table-cell>
          <table:table-cell office:value-type="float" office:value="0.0183338" calcext:value-type="float">
            <text:p>0.0183338</text:p>
          </table:table-cell>
          <table:table-cell office:value-type="float" office:value="0.0007138" calcext:value-type="float">
            <text:p>0.0007138</text:p>
          </table:table-cell>
          <table:table-cell office:value-type="float" office:value="0.0015272" calcext:value-type="float">
            <text:p>0.0015272</text:p>
          </table:table-cell>
          <table:table-cell office:value-type="float" office:value="0.0120732" calcext:value-type="float">
            <text:p>0.0120732</text:p>
          </table:table-cell>
          <table:table-cell office:value-type="float" office:value="0.0006042" calcext:value-type="float">
            <text:p>0.0006042</text:p>
          </table:table-cell>
          <table:table-cell office:value-type="float" office:value="0.0012558" calcext:value-type="float">
            <text:p>0.0012558</text:p>
          </table:table-cell>
          <table:table-cell office:value-type="float" office:value="0.0153344" calcext:value-type="float">
            <text:p>0.0153344</text:p>
          </table:table-cell>
          <table:table-cell office:value-type="float" office:value="0.0002974" calcext:value-type="float">
            <text:p>0.0002974</text:p>
          </table:table-cell>
          <table:table-cell office:value-type="float" office:value="0.0005576" calcext:value-type="float">
            <text:p>0.0005576</text:p>
          </table:table-cell>
          <table:table-cell office:value-type="float" office:value="0.0105059" calcext:value-type="float">
            <text:p>0.0105059</text:p>
          </table:table-cell>
          <table:table-cell office:value-type="float" office:value="0.0006549" calcext:value-type="float">
            <text:p>0.0006549</text:p>
          </table:table-cell>
          <table:table-cell office:value-type="float" office:value="0.0006931" calcext:value-type="float">
            <text:p>0.0006931</text:p>
          </table:table-cell>
          <table:table-cell office:value-type="float" office:value="0.00730205" calcext:value-type="float">
            <text:p>0.00730205</text:p>
          </table:table-cell>
          <table:table-cell office:value-type="float" office:value="0.00018505" calcext:value-type="float">
            <text:p>0.00018505</text:p>
          </table:table-cell>
          <table:table-cell office:value-type="float" office:value="0.00020495" calcext:value-type="float">
            <text:p>0.00020495</text:p>
          </table:table-cell>
          <table:table-cell office:value-type="float" office:value="0.0163622" calcext:value-type="float">
            <text:p>0.0163622</text:p>
          </table:table-cell>
          <table:table-cell office:value-type="float" office:value="0.0003042" calcext:value-type="float">
            <text:p>0.0003042</text:p>
          </table:table-cell>
          <table:table-cell office:value-type="float" office:value="0.0008368" calcext:value-type="float">
            <text:p>0.0008368</text:p>
          </table:table-cell>
          <table:table-cell office:value-type="float" office:value="0.0128834" calcext:value-type="float">
            <text:p>0.0128834</text:p>
          </table:table-cell>
          <table:table-cell office:value-type="float" office:value="0.0002184" calcext:value-type="float">
            <text:p>0.0002184</text:p>
          </table:table-cell>
          <table:table-cell office:value-type="float" office:value="0.0003406" calcext:value-type="float">
            <text:p>0.0003406</text:p>
          </table:table-cell>
          <table:table-cell office:value-type="float" office:value="0.0132985" calcext:value-type="float">
            <text:p>0.0132985</text:p>
          </table:table-cell>
          <table:table-cell office:value-type="float" office:value="0.0002695" calcext:value-type="float">
            <text:p>0.0002695</text:p>
          </table:table-cell>
          <table:table-cell office:value-type="float" office:value="0.0001965" calcext:value-type="float">
            <text:p>0.0001965</text:p>
          </table:table-cell>
          <table:table-cell office:value-type="float" office:value="0.0179354" calcext:value-type="float">
            <text:p>0.0179354</text:p>
          </table:table-cell>
          <table:table-cell office:value-type="float" office:value="0.0003034" calcext:value-type="float">
            <text:p>0.0003034</text:p>
          </table:table-cell>
          <table:table-cell office:value-type="float" office:value="0.0001686" calcext:value-type="float">
            <text:p>0.0001686</text:p>
          </table:table-cell>
          <table:table-cell office:value-type="float" office:value="0.0186015" calcext:value-type="float">
            <text:p>0.0186015</text:p>
          </table:table-cell>
          <table:table-cell office:value-type="float" office:value="0.0002475" calcext:value-type="float">
            <text:p>0.0002475</text:p>
          </table:table-cell>
          <table:table-cell office:value-type="float" office:value="0.0004615" calcext:value-type="float">
            <text:p>0.0004615</text:p>
          </table:table-cell>
          <table:table-cell office:value-type="float" office:value="0.0286935" calcext:value-type="float">
            <text:p>0.0286935</text:p>
          </table:table-cell>
          <table:table-cell office:value-type="float" office:value="0.0005145" calcext:value-type="float">
            <text:p>0.0005145</text:p>
          </table:table-cell>
          <table:table-cell office:value-type="float" office:value="0.0004585" calcext:value-type="float">
            <text:p>0.0004585</text:p>
          </table:table-cell>
          <table:table-cell/>
          <table:table-cell office:value-type="float" office:value="0.0135772" calcext:value-type="float">
            <text:p>0.0135772</text:p>
          </table:table-cell>
          <table:table-cell office:value-type="float" office:value="0.0009762" calcext:value-type="float">
            <text:p>0.0009762</text:p>
          </table:table-cell>
          <table:table-cell office:value-type="float" office:value="0.0011258" calcext:value-type="float">
            <text:p>0.0011258</text:p>
          </table:table-cell>
          <table:table-cell office:value-type="float" office:value="0.0187788" calcext:value-type="float">
            <text:p>0.0187788</text:p>
          </table:table-cell>
          <table:table-cell office:value-type="float" office:value="0.0006418" calcext:value-type="float">
            <text:p>0.0006418</text:p>
          </table:table-cell>
          <table:table-cell office:value-type="float" office:value="0.0007182" calcext:value-type="float">
            <text:p>0.0007182</text:p>
          </table:table-cell>
          <table:table-cell office:value-type="float" office:value="0.00825843" calcext:value-type="float">
            <text:p>0.00825843</text:p>
          </table:table-cell>
          <table:table-cell office:value-type="float" office:value="0.00054743" calcext:value-type="float">
            <text:p>0.00054743</text:p>
          </table:table-cell>
          <table:table-cell office:value-type="float" office:value="0.00113657" calcext:value-type="float">
            <text:p>0.00113657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279169" calcext:value-type="float">
            <text:p>0.0279169</text:p>
          </table:table-cell>
          <table:table-cell office:value-type="float" office:value="0.0023659" calcext:value-type="float">
            <text:p>0.0023659</text:p>
          </table:table-cell>
          <table:table-cell office:value-type="float" office:value="0.0042841" calcext:value-type="float">
            <text:p>0.0042841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159027" calcext:value-type="float">
            <text:p>0.0159027</text:p>
          </table:table-cell>
          <table:table-cell office:value-type="float" office:value="0.0009647" calcext:value-type="float">
            <text:p>0.0009647</text:p>
          </table:table-cell>
          <table:table-cell office:value-type="float" office:value="0.0012323" calcext:value-type="float">
            <text:p>0.0012323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01938" calcext:value-type="float">
            <text:p>0.001938</text:p>
          </table:table-cell>
          <table:table-cell office:value-type="float" office:value="0.005228" calcext:value-type="float">
            <text:p>0.005228</text:p>
          </table:table-cell>
          <table:table-cell office:value-type="float" office:value="0.0183227" calcext:value-type="float">
            <text:p>0.0183227</text:p>
          </table:table-cell>
          <table:table-cell office:value-type="float" office:value="0.0007377" calcext:value-type="float">
            <text:p>0.0007377</text:p>
          </table:table-cell>
          <table:table-cell office:value-type="float" office:value="0.0007343" calcext:value-type="float">
            <text:p>0.0007343</text:p>
          </table:table-cell>
          <table:table-cell office:value-type="float" office:value="0.0119852" calcext:value-type="float">
            <text:p>0.0119852</text:p>
          </table:table-cell>
          <table:table-cell office:value-type="float" office:value="0.0006772" calcext:value-type="float">
            <text:p>0.0006772</text:p>
          </table:table-cell>
          <table:table-cell office:value-type="float" office:value="0.0016238" calcext:value-type="float">
            <text:p>0.0016238</text:p>
          </table:table-cell>
          <table:table-cell office:value-type="float" office:value="0.0152597" calcext:value-type="float">
            <text:p>0.0152597</text:p>
          </table:table-cell>
          <table:table-cell office:value-type="float" office:value="0.0003197" calcext:value-type="float">
            <text:p>0.0003197</text:p>
          </table:table-cell>
          <table:table-cell office:value-type="float" office:value="0.0007653" calcext:value-type="float">
            <text:p>0.0007653</text:p>
          </table:table-cell>
          <table:table-cell office:value-type="float" office:value="0.0104128" calcext:value-type="float">
            <text:p>0.0104128</text:p>
          </table:table-cell>
          <table:table-cell office:value-type="float" office:value="0.0006498" calcext:value-type="float">
            <text:p>0.0006498</text:p>
          </table:table-cell>
          <table:table-cell office:value-type="float" office:value="0.0008732" calcext:value-type="float">
            <text:p>0.0008732</text:p>
          </table:table-cell>
          <table:table-cell office:value-type="float" office:value="0.00730045" calcext:value-type="float">
            <text:p>0.00730045</text:p>
          </table:table-cell>
          <table:table-cell office:value-type="float" office:value="0.00015245" calcext:value-type="float">
            <text:p>0.00015245</text:p>
          </table:table-cell>
          <table:table-cell office:value-type="float" office:value="0.00018755" calcext:value-type="float">
            <text:p>0.00018755</text:p>
          </table:table-cell>
          <table:table-cell office:value-type="float" office:value="0.0165814" calcext:value-type="float">
            <text:p>0.0165814</text:p>
          </table:table-cell>
          <table:table-cell office:value-type="float" office:value="0.0004724" calcext:value-type="float">
            <text:p>0.0004724</text:p>
          </table:table-cell>
          <table:table-cell office:value-type="float" office:value="0.0013166" calcext:value-type="float">
            <text:p>0.0013166</text:p>
          </table:table-cell>
          <table:table-cell office:value-type="float" office:value="0.0124582" calcext:value-type="float">
            <text:p>0.0124582</text:p>
          </table:table-cell>
          <table:table-cell office:value-type="float" office:value="0.0001732" calcext:value-type="float">
            <text:p>0.0001732</text:p>
          </table:table-cell>
          <table:table-cell office:value-type="float" office:value="0.0002028" calcext:value-type="float">
            <text:p>0.0002028</text:p>
          </table:table-cell>
          <table:table-cell office:value-type="float" office:value="0.0136588" calcext:value-type="float">
            <text:p>0.0136588</text:p>
          </table:table-cell>
          <table:table-cell office:value-type="float" office:value="0.0002278" calcext:value-type="float">
            <text:p>0.0002278</text:p>
          </table:table-cell>
          <table:table-cell office:value-type="float" office:value="0.0001802" calcext:value-type="float">
            <text:p>0.0001802</text:p>
          </table:table-cell>
          <table:table-cell office:value-type="float" office:value="0.0217824" calcext:value-type="float">
            <text:p>0.0217824</text:p>
          </table:table-cell>
          <table:table-cell office:value-type="float" office:value="0.0002484" calcext:value-type="float">
            <text:p>0.0002484</text:p>
          </table:table-cell>
          <table:table-cell office:value-type="float" office:value="0.0002556" calcext:value-type="float">
            <text:p>0.0002556</text:p>
          </table:table-cell>
          <table:table-cell office:value-type="float" office:value="0.0182023" calcext:value-type="float">
            <text:p>0.0182023</text:p>
          </table:table-cell>
          <table:table-cell office:value-type="float" office:value="0.0001923" calcext:value-type="float">
            <text:p>0.0001923</text:p>
          </table:table-cell>
          <table:table-cell office:value-type="float" office:value="0.0004007" calcext:value-type="float">
            <text:p>0.0004007</text:p>
          </table:table-cell>
          <table:table-cell office:value-type="float" office:value="0.0278199" calcext:value-type="float">
            <text:p>0.0278199</text:p>
          </table:table-cell>
          <table:table-cell office:value-type="float" office:value="0.0003909" calcext:value-type="float">
            <text:p>0.0003909</text:p>
          </table:table-cell>
          <table:table-cell office:value-type="float" office:value="0.0001351" calcext:value-type="float">
            <text:p>0.0001351</text:p>
          </table:table-cell>
          <table:table-cell/>
          <table:table-cell office:value-type="float" office:value="0.0132703" calcext:value-type="float">
            <text:p>0.0132703</text:p>
          </table:table-cell>
          <table:table-cell office:value-type="float" office:value="0.0008103" calcext:value-type="float">
            <text:p>0.0008103</text:p>
          </table:table-cell>
          <table:table-cell office:value-type="float" office:value="0.0009297" calcext:value-type="float">
            <text:p>0.0009297</text:p>
          </table:table-cell>
          <table:table-cell office:value-type="float" office:value="0.0190183" calcext:value-type="float">
            <text:p>0.0190183</text:p>
          </table:table-cell>
          <table:table-cell office:value-type="float" office:value="0.0008523" calcext:value-type="float">
            <text:p>0.0008523</text:p>
          </table:table-cell>
          <table:table-cell office:value-type="float" office:value="0.0014177" calcext:value-type="float">
            <text:p>0.0014177</text:p>
          </table:table-cell>
          <table:table-cell office:value-type="float" office:value="0.0202797" calcext:value-type="float">
            <text:p>0.0202797</text:p>
          </table:table-cell>
          <table:table-cell office:value-type="float" office:value="0.0005417" calcext:value-type="float">
            <text:p>0.0005417</text:p>
          </table:table-cell>
          <table:table-cell office:value-type="float" office:value="0.0011803" calcext:value-type="float">
            <text:p>0.0011803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276392" calcext:value-type="float">
            <text:p>0.0276392</text:p>
          </table:table-cell>
          <table:table-cell office:value-type="float" office:value="0.0021852" calcext:value-type="float">
            <text:p>0.0021852</text:p>
          </table:table-cell>
          <table:table-cell office:value-type="float" office:value="0.0042958" calcext:value-type="float">
            <text:p>0.0042958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164077" calcext:value-type="float">
            <text:p>0.0164077</text:p>
          </table:table-cell>
          <table:table-cell office:value-type="float" office:value="0.0012867" calcext:value-type="float">
            <text:p>0.0012867</text:p>
          </table:table-cell>
          <table:table-cell office:value-type="float" office:value="0.0019413" calcext:value-type="float">
            <text:p>0.0019413</text:p>
          </table:table-cell>
          <table:table-cell office:value-type="float" office:value="0.0286621" calcext:value-type="float">
            <text:p>0.0286621</text:p>
          </table:table-cell>
          <table:table-cell office:value-type="float" office:value="0.0022171" calcext:value-type="float">
            <text:p>0.0022171</text:p>
          </table:table-cell>
          <table:table-cell office:value-type="float" office:value="0.0036279" calcext:value-type="float">
            <text:p>0.0036279</text:p>
          </table:table-cell>
          <table:table-cell office:value-type="float" office:value="0.0187496" calcext:value-type="float">
            <text:p>0.0187496</text:p>
          </table:table-cell>
          <table:table-cell office:value-type="float" office:value="0.0006636" calcext:value-type="float">
            <text:p>0.0006636</text:p>
          </table:table-cell>
          <table:table-cell office:value-type="float" office:value="0.0011624" calcext:value-type="float">
            <text:p>0.001162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157121" calcext:value-type="float">
            <text:p>0.0157121</text:p>
          </table:table-cell>
          <table:table-cell office:value-type="float" office:value="0.0002601" calcext:value-type="float">
            <text:p>0.0002601</text:p>
          </table:table-cell>
          <table:table-cell office:value-type="float" office:value="0.0003579" calcext:value-type="float">
            <text:p>0.0003579</text:p>
          </table:table-cell>
          <table:table-cell office:value-type="float" office:value="0.0107666" calcext:value-type="float">
            <text:p>0.0107666</text:p>
          </table:table-cell>
          <table:table-cell office:value-type="float" office:value="0.0006286" calcext:value-type="float">
            <text:p>0.0006286</text:p>
          </table:table-cell>
          <table:table-cell office:value-type="float" office:value="0.0009244" calcext:value-type="float">
            <text:p>0.0009244</text:p>
          </table:table-cell>
          <table:table-cell office:value-type="float" office:value="0.00974073" calcext:value-type="float">
            <text:p>0.00974073</text:p>
          </table:table-cell>
          <table:table-cell office:value-type="float" office:value="0.00027273" calcext:value-type="float">
            <text:p>0.00027273</text:p>
          </table:table-cell>
          <table:table-cell office:value-type="float" office:value="0.00077227" calcext:value-type="float">
            <text:p>0.00077227</text:p>
          </table:table-cell>
          <table:table-cell office:value-type="float" office:value="0.0226156" calcext:value-type="float">
            <text:p>0.0226156</text:p>
          </table:table-cell>
          <table:table-cell office:value-type="float" office:value="0.0006046" calcext:value-type="float">
            <text:p>0.0006046</text:p>
          </table:table-cell>
          <table:table-cell office:value-type="float" office:value="0.0007344" calcext:value-type="float">
            <text:p>0.0007344</text:p>
          </table:table-cell>
          <table:table-cell office:value-type="float" office:value="0.0167032" calcext:value-type="float">
            <text:p>0.0167032</text:p>
          </table:table-cell>
          <table:table-cell office:value-type="float" office:value="0.0002202" calcext:value-type="float">
            <text:p>0.0002202</text:p>
          </table:table-cell>
          <table:table-cell office:value-type="float" office:value="0.0001828" calcext:value-type="float">
            <text:p>0.0001828</text:p>
          </table:table-cell>
          <table:table-cell office:value-type="float" office:value="0.0187594" calcext:value-type="float">
            <text:p>0.0187594</text:p>
          </table:table-cell>
          <table:table-cell office:value-type="float" office:value="0.0003114" calcext:value-type="float">
            <text:p>0.0003114</text:p>
          </table:table-cell>
          <table:table-cell office:value-type="float" office:value="0.0001656" calcext:value-type="float">
            <text:p>0.0001656</text:p>
          </table:table-cell>
          <table:table-cell office:value-type="float" office:value="0.0241208" calcext:value-type="float">
            <text:p>0.0241208</text:p>
          </table:table-cell>
          <table:table-cell office:value-type="float" office:value="0.0007018" calcext:value-type="float">
            <text:p>0.0007018</text:p>
          </table:table-cell>
          <table:table-cell office:value-type="float" office:value="0.0055912" calcext:value-type="float">
            <text:p>0.0055912</text:p>
          </table:table-cell>
          <table:table-cell office:value-type="float" office:value="0.0265574" calcext:value-type="float">
            <text:p>0.0265574</text:p>
          </table:table-cell>
          <table:table-cell office:value-type="float" office:value="0.0004654" calcext:value-type="float">
            <text:p>0.0004654</text:p>
          </table:table-cell>
          <table:table-cell office:value-type="float" office:value="0.0003216" calcext:value-type="float">
            <text:p>0.0003216</text:p>
          </table:table-cell>
          <table:table-cell office:value-type="float" office:value="0.0385827" calcext:value-type="float">
            <text:p>0.0385827</text:p>
          </table:table-cell>
          <table:table-cell office:value-type="float" office:value="0.0004127" calcext:value-type="float">
            <text:p>0.0004127</text:p>
          </table:table-cell>
          <table:table-cell office:value-type="float" office:value="0.0003743" calcext:value-type="float">
            <text:p>0.0003743</text:p>
          </table:table-cell>
          <table:table-cell/>
          <table:table-cell office:value-type="float" office:value="0.0140977" calcext:value-type="float">
            <text:p>0.0140977</text:p>
          </table:table-cell>
          <table:table-cell office:value-type="float" office:value="0.0011597" calcext:value-type="float">
            <text:p>0.0011597</text:p>
          </table:table-cell>
          <table:table-cell office:value-type="float" office:value="0.0012063" calcext:value-type="float">
            <text:p>0.0012063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936944" calcext:value-type="float">
            <text:p>0.00936944</text:p>
          </table:table-cell>
          <table:table-cell office:value-type="float" office:value="0.00067744" calcext:value-type="float">
            <text:p>0.00067744</text:p>
          </table:table-cell>
          <table:table-cell office:value-type="float" office:value="0.00086456" calcext:value-type="float">
            <text:p>0.00086456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283649" calcext:value-type="float">
            <text:p>0.0283649</text:p>
          </table:table-cell>
          <table:table-cell office:value-type="float" office:value="0.0027109" calcext:value-type="float">
            <text:p>0.0027109</text:p>
          </table:table-cell>
          <table:table-cell office:value-type="float" office:value="0.0052631" calcext:value-type="float">
            <text:p>0.005263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197438" calcext:value-type="float">
            <text:p>0.0197438</text:p>
          </table:table-cell>
          <table:table-cell office:value-type="float" office:value="0.0008678" calcext:value-type="float">
            <text:p>0.0008678</text:p>
          </table:table-cell>
          <table:table-cell office:value-type="float" office:value="0.0015792" calcext:value-type="float">
            <text:p>0.0015792</text:p>
          </table:table-cell>
          <table:table-cell office:value-type="float" office:value="0.031987" calcext:value-type="float">
            <text:p>0.031987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0228599" calcext:value-type="float">
            <text:p>0.0228599</text:p>
          </table:table-cell>
          <table:table-cell office:value-type="float" office:value="0.0007069" calcext:value-type="float">
            <text:p>0.0007069</text:p>
          </table:table-cell>
          <table:table-cell office:value-type="float" office:value="0.0007451" calcext:value-type="float">
            <text:p>0.0007451</text:p>
          </table:table-cell>
          <table:table-cell office:value-type="float" office:value="0.0261534" calcext:value-type="float">
            <text:p>0.0261534</text:p>
          </table:table-cell>
          <table:table-cell office:value-type="float" office:value="0.0004804" calcext:value-type="float">
            <text:p>0.0004804</text:p>
          </table:table-cell>
          <table:table-cell office:value-type="float" office:value="0.0007506" calcext:value-type="float">
            <text:p>0.0007506</text:p>
          </table:table-cell>
          <table:table-cell office:value-type="float" office:value="0.0244412" calcext:value-type="float">
            <text:p>0.0244412</text:p>
          </table:table-cell>
          <table:table-cell office:value-type="float" office:value="0.0003132" calcext:value-type="float">
            <text:p>0.0003132</text:p>
          </table:table-cell>
          <table:table-cell office:value-type="float" office:value="0.0008548" calcext:value-type="float">
            <text:p>0.0008548</text:p>
          </table:table-cell>
          <table:table-cell office:value-type="float" office:value="0.0183334" calcext:value-type="float">
            <text:p>0.0183334</text:p>
          </table:table-cell>
          <table:table-cell office:value-type="float" office:value="0.0009704" calcext:value-type="float">
            <text:p>0.0009704</text:p>
          </table:table-cell>
          <table:table-cell office:value-type="float" office:value="0.0015506" calcext:value-type="float">
            <text:p>0.0015506</text:p>
          </table:table-cell>
          <table:table-cell office:value-type="float" office:value="0.0419408" calcext:value-type="float">
            <text:p>0.0419408</text:p>
          </table:table-cell>
          <table:table-cell office:value-type="float" office:value="0.0004168" calcext:value-type="float">
            <text:p>0.0004168</text:p>
          </table:table-cell>
          <table:table-cell office:value-type="float" office:value="0.0005072" calcext:value-type="float">
            <text:p>0.0005072</text:p>
          </table:table-cell>
          <table:table-cell office:value-type="float" office:value="0.0970628" calcext:value-type="float">
            <text:p>0.0970628</text:p>
          </table:table-cell>
          <table:table-cell office:value-type="float" office:value="0.0016988" calcext:value-type="float">
            <text:p>0.0016988</text:p>
          </table:table-cell>
          <table:table-cell office:value-type="float" office:value="0.0032382" calcext:value-type="float">
            <text:p>0.0032382</text:p>
          </table:table-cell>
          <table:table-cell office:value-type="float" office:value="0.0752493" calcext:value-type="float">
            <text:p>0.0752493</text:p>
          </table:table-cell>
          <table:table-cell office:value-type="float" office:value="0.0004363" calcext:value-type="float">
            <text:p>0.0004363</text:p>
          </table:table-cell>
          <table:table-cell office:value-type="float" office:value="0.0010717" calcext:value-type="float">
            <text:p>0.0010717</text:p>
          </table:table-cell>
          <table:table-cell office:value-type="float" office:value="0.11873" calcext:value-type="float">
            <text:p>0.11873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133537" calcext:value-type="float">
            <text:p>0.133537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188492" calcext:value-type="float">
            <text:p>0.18849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474" calcext:value-type="float">
            <text:p>0.00474</text:p>
          </table:table-cell>
          <table:table-cell/>
          <table:table-cell office:value-type="float" office:value="0.0210973" calcext:value-type="float">
            <text:p>0.0210973</text:p>
          </table:table-cell>
          <table:table-cell office:value-type="float" office:value="0.0013233" calcext:value-type="float">
            <text:p>0.0013233</text:p>
          </table:table-cell>
          <table:table-cell office:value-type="float" office:value="0.0021697" calcext:value-type="float">
            <text:p>0.0021697</text:p>
          </table:table-cell>
          <table:table-cell office:value-type="float" office:value="0.023597" calcext:value-type="float">
            <text:p>0.023597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136661" calcext:value-type="float">
            <text:p>0.136661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.003868" calcext:value-type="float">
            <text:p>0.003868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333895" calcext:value-type="float">
            <text:p>0.0333895</text:p>
          </table:table-cell>
          <table:table-cell office:value-type="float" office:value="0.0020205" calcext:value-type="float">
            <text:p>0.0020205</text:p>
          </table:table-cell>
          <table:table-cell office:value-type="float" office:value="0.0034095" calcext:value-type="float">
            <text:p>0.0034095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202619" calcext:value-type="float">
            <text:p>0.0202619</text:p>
          </table:table-cell>
          <table:table-cell office:value-type="float" office:value="0.0009379" calcext:value-type="float">
            <text:p>0.0009379</text:p>
          </table:table-cell>
          <table:table-cell office:value-type="float" office:value="0.0013511" calcext:value-type="float">
            <text:p>0.0013511</text:p>
          </table:table-cell>
          <table:table-cell office:value-type="float" office:value="0.0344856" calcext:value-type="float">
            <text:p>0.0344856</text:p>
          </table:table-cell>
          <table:table-cell office:value-type="float" office:value="0.0016796" calcext:value-type="float">
            <text:p>0.0016796</text:p>
          </table:table-cell>
          <table:table-cell office:value-type="float" office:value="0.0018504" calcext:value-type="float">
            <text:p>0.0018504</text:p>
          </table:table-cell>
          <table:table-cell office:value-type="float" office:value="0.0230976" calcext:value-type="float">
            <text:p>0.0230976</text:p>
          </table:table-cell>
          <table:table-cell office:value-type="float" office:value="0.0005886" calcext:value-type="float">
            <text:p>0.0005886</text:p>
          </table:table-cell>
          <table:table-cell office:value-type="float" office:value="0.0005554" calcext:value-type="float">
            <text:p>0.0005554</text:p>
          </table:table-cell>
          <table:table-cell office:value-type="float" office:value="0.0280224" calcext:value-type="float">
            <text:p>0.028022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766" calcext:value-type="float">
            <text:p>0.0004766</text:p>
          </table:table-cell>
          <table:table-cell office:value-type="float" office:value="0.0285601" calcext:value-type="float">
            <text:p>0.0285601</text:p>
          </table:table-cell>
          <table:table-cell office:value-type="float" office:value="0.0004071" calcext:value-type="float">
            <text:p>0.0004071</text:p>
          </table:table-cell>
          <table:table-cell office:value-type="float" office:value="0.0001859" calcext:value-type="float">
            <text:p>0.0001859</text:p>
          </table:table-cell>
          <table:table-cell office:value-type="float" office:value="0.0198548" calcext:value-type="float">
            <text:p>0.0198548</text:p>
          </table:table-cell>
          <table:table-cell office:value-type="float" office:value="0.0007428" calcext:value-type="float">
            <text:p>0.0007428</text:p>
          </table:table-cell>
          <table:table-cell office:value-type="float" office:value="0.0009612" calcext:value-type="float">
            <text:p>0.0009612</text:p>
          </table:table-cell>
          <table:table-cell office:value-type="float" office:value="0.0519899" calcext:value-type="float">
            <text:p>0.0519899</text:p>
          </table:table-cell>
          <table:table-cell office:value-type="float" office:value="0.0010339" calcext:value-type="float">
            <text:p>0.0010339</text:p>
          </table:table-cell>
          <table:table-cell office:value-type="float" office:value="0.0019441" calcext:value-type="float">
            <text:p>0.0019441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0.100492" calcext:value-type="float">
            <text:p>0.100492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130643" calcext:value-type="float">
            <text:p>0.130643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156131" calcext:value-type="float">
            <text:p>0.156131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.212448" calcext:value-type="float">
            <text:p>0.212448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290794" calcext:value-type="float">
            <text:p>0.290794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4362" calcext:value-type="float">
            <text:p>0.004362</text:p>
          </table:table-cell>
          <table:table-cell/>
          <table:table-cell office:value-type="float" office:value="0.0228824" calcext:value-type="float">
            <text:p>0.0228824</text:p>
          </table:table-cell>
          <table:table-cell office:value-type="float" office:value="0.0013574" calcext:value-type="float">
            <text:p>0.0013574</text:p>
          </table:table-cell>
          <table:table-cell office:value-type="float" office:value="0.0019036" calcext:value-type="float">
            <text:p>0.0019036</text:p>
          </table:table-cell>
          <table:table-cell office:value-type="float" office:value="0.0240475" calcext:value-type="float">
            <text:p>0.0240475</text:p>
          </table:table-cell>
          <table:table-cell office:value-type="float" office:value="0.0005765" calcext:value-type="float">
            <text:p>0.0005765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2476" calcext:value-type="float">
            <text:p>0.002476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346304" calcext:value-type="float">
            <text:p>0.0346304</text:p>
          </table:table-cell>
          <table:table-cell office:value-type="float" office:value="0.0026734" calcext:value-type="float">
            <text:p>0.0026734</text:p>
          </table:table-cell>
          <table:table-cell office:value-type="float" office:value="0.0052416" calcext:value-type="float">
            <text:p>0.0052416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203772" calcext:value-type="float">
            <text:p>0.0203772</text:p>
          </table:table-cell>
          <table:table-cell office:value-type="float" office:value="0.0008802" calcext:value-type="float">
            <text:p>0.0008802</text:p>
          </table:table-cell>
          <table:table-cell office:value-type="float" office:value="0.0014768" calcext:value-type="float">
            <text:p>0.0014768</text:p>
          </table:table-cell>
          <table:table-cell office:value-type="float" office:value="0.0347234" calcext:value-type="float">
            <text:p>0.0347234</text:p>
          </table:table-cell>
          <table:table-cell office:value-type="float" office:value="0.0017754" calcext:value-type="float">
            <text:p>0.0017754</text:p>
          </table:table-cell>
          <table:table-cell office:value-type="float" office:value="0.0043546" calcext:value-type="float">
            <text:p>0.0043546</text:p>
          </table:table-cell>
          <table:table-cell office:value-type="float" office:value="0.0234668" calcext:value-type="float">
            <text:p>0.0234668</text:p>
          </table:table-cell>
          <table:table-cell office:value-type="float" office:value="0.0006118" calcext:value-type="float">
            <text:p>0.0006118</text:p>
          </table:table-cell>
          <table:table-cell office:value-type="float" office:value="0.0006942" calcext:value-type="float">
            <text:p>0.0006942</text:p>
          </table:table-cell>
          <table:table-cell office:value-type="float" office:value="0.0322089" calcext:value-type="float">
            <text:p>0.0322089</text:p>
          </table:table-cell>
          <table:table-cell office:value-type="float" office:value="0.0004549" calcext:value-type="float">
            <text:p>0.0004549</text:p>
          </table:table-cell>
          <table:table-cell office:value-type="float" office:value="0.0004231" calcext:value-type="float">
            <text:p>0.0004231</text:p>
          </table:table-cell>
          <table:table-cell office:value-type="float" office:value="0.0261468" calcext:value-type="float">
            <text:p>0.0261468</text:p>
          </table:table-cell>
          <table:table-cell office:value-type="float" office:value="0.0002968" calcext:value-type="float">
            <text:p>0.0002968</text:p>
          </table:table-cell>
          <table:table-cell office:value-type="float" office:value="0.0002702" calcext:value-type="float">
            <text:p>0.0002702</text:p>
          </table:table-cell>
          <table:table-cell office:value-type="float" office:value="0.0226331" calcext:value-type="float">
            <text:p>0.0226331</text:p>
          </table:table-cell>
          <table:table-cell office:value-type="float" office:value="0.0008291" calcext:value-type="float">
            <text:p>0.0008291</text:p>
          </table:table-cell>
          <table:table-cell office:value-type="float" office:value="0.0013209" calcext:value-type="float">
            <text:p>0.0013209</text:p>
          </table:table-cell>
          <table:table-cell office:value-type="float" office:value="0.0677911" calcext:value-type="float">
            <text:p>0.0677911</text:p>
          </table:table-cell>
          <table:table-cell office:value-type="float" office:value="0.0026631" calcext:value-type="float">
            <text:p>0.0026631</text:p>
          </table:table-cell>
          <table:table-cell office:value-type="float" office:value="0.0159479" calcext:value-type="float">
            <text:p>0.0159479</text:p>
          </table:table-cell>
          <table:table-cell office:value-type="float" office:value="0.186214" calcext:value-type="float">
            <text:p>0.186214</text:p>
          </table:table-cell>
          <table:table-cell office:value-type="float" office:value="0.007749" calcext:value-type="float">
            <text:p>0.007749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0.102135" calcext:value-type="float">
            <text:p>0.10213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182991" calcext:value-type="float">
            <text:p>0.182991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182432" calcext:value-type="float">
            <text:p>0.182432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36026" calcext:value-type="float">
            <text:p>0.036026</text:p>
          </table:table-cell>
          <table:table-cell office:value-type="float" office:value="0.260784" calcext:value-type="float">
            <text:p>0.260784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4345" calcext:value-type="float">
            <text:p>0.004345</text:p>
          </table:table-cell>
          <table:table-cell office:value-type="float" office:value="0.347882" calcext:value-type="float">
            <text:p>0.347882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16036" calcext:value-type="float">
            <text:p>0.016036</text:p>
          </table:table-cell>
          <table:table-cell/>
          <table:table-cell office:value-type="float" office:value="0.0259883" calcext:value-type="float">
            <text:p>0.0259883</text:p>
          </table:table-cell>
          <table:table-cell office:value-type="float" office:value="0.0015803" calcext:value-type="float">
            <text:p>0.0015803</text:p>
          </table:table-cell>
          <table:table-cell office:value-type="float" office:value="0.0020647" calcext:value-type="float">
            <text:p>0.0020647</text:p>
          </table:table-cell>
          <table:table-cell office:value-type="float" office:value="0.0247328" calcext:value-type="float">
            <text:p>0.0247328</text:p>
          </table:table-cell>
          <table:table-cell office:value-type="float" office:value="0.0011828" calcext:value-type="float">
            <text:p>0.0011828</text:p>
          </table:table-cell>
          <table:table-cell office:value-type="float" office:value="0.0013482" calcext:value-type="float">
            <text:p>0.0013482</text:p>
          </table:table-cell>
          <table:table-cell office:value-type="float" office:value="0.253956" calcext:value-type="float">
            <text:p>0.253956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4918" calcext:value-type="float">
            <text:p>0.004918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0356357" calcext:value-type="float">
            <text:p>0.0356357</text:p>
          </table:table-cell>
          <table:table-cell office:value-type="float" office:value="0.0026817" calcext:value-type="float">
            <text:p>0.0026817</text:p>
          </table:table-cell>
          <table:table-cell office:value-type="float" office:value="0.0045623" calcext:value-type="float">
            <text:p>0.004562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28878" calcext:value-type="float">
            <text:p>0.0228878</text:p>
          </table:table-cell>
          <table:table-cell office:value-type="float" office:value="0.0008508" calcext:value-type="float">
            <text:p>0.0008508</text:p>
          </table:table-cell>
          <table:table-cell office:value-type="float" office:value="0.0013202" calcext:value-type="float">
            <text:p>0.0013202</text:p>
          </table:table-cell>
          <table:table-cell office:value-type="float" office:value="0.0371455" calcext:value-type="float">
            <text:p>0.0371455</text:p>
          </table:table-cell>
          <table:table-cell office:value-type="float" office:value="0.0017175" calcext:value-type="float">
            <text:p>0.0017175</text:p>
          </table:table-cell>
          <table:table-cell office:value-type="float" office:value="0.0016605" calcext:value-type="float">
            <text:p>0.0016605</text:p>
          </table:table-cell>
          <table:table-cell office:value-type="float" office:value="0.0262517" calcext:value-type="float">
            <text:p>0.0262517</text:p>
          </table:table-cell>
          <table:table-cell office:value-type="float" office:value="0.0006107" calcext:value-type="float">
            <text:p>0.0006107</text:p>
          </table:table-cell>
          <table:table-cell office:value-type="float" office:value="0.0006053" calcext:value-type="float">
            <text:p>0.0006053</text:p>
          </table:table-cell>
          <table:table-cell office:value-type="float" office:value="0.0323673" calcext:value-type="float">
            <text:p>0.0323673</text:p>
          </table:table-cell>
          <table:table-cell office:value-type="float" office:value="0.0006303" calcext:value-type="float">
            <text:p>0.0006303</text:p>
          </table:table-cell>
          <table:table-cell office:value-type="float" office:value="0.0007287" calcext:value-type="float">
            <text:p>0.0007287</text:p>
          </table:table-cell>
          <table:table-cell office:value-type="float" office:value="0.0314158" calcext:value-type="float">
            <text:p>0.0314158</text:p>
          </table:table-cell>
          <table:table-cell office:value-type="float" office:value="0.0004178" calcext:value-type="float">
            <text:p>0.0004178</text:p>
          </table:table-cell>
          <table:table-cell office:value-type="float" office:value="0.0003142" calcext:value-type="float">
            <text:p>0.0003142</text:p>
          </table:table-cell>
          <table:table-cell office:value-type="float" office:value="0.024657" calcext:value-type="float">
            <text:p>0.024657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690477" calcext:value-type="float">
            <text:p>0.0690477</text:p>
          </table:table-cell>
          <table:table-cell office:value-type="float" office:value="0.0014037" calcext:value-type="float">
            <text:p>0.0014037</text:p>
          </table:table-cell>
          <table:table-cell office:value-type="float" office:value="0.0022223" calcext:value-type="float">
            <text:p>0.0022223</text:p>
          </table:table-cell>
          <table:table-cell office:value-type="float" office:value="0.186656" calcext:value-type="float">
            <text:p>0.186656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0.004498" calcext:value-type="float">
            <text:p>0.004498</text:p>
          </table:table-cell>
          <table:table-cell office:value-type="float" office:value="0.110979" calcext:value-type="float">
            <text:p>0.110979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187786" calcext:value-type="float">
            <text:p>0.187786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183251" calcext:value-type="float">
            <text:p>0.183251</text:p>
          </table:table-cell>
          <table:table-cell office:value-type="float" office:value="0.005783" calcext:value-type="float">
            <text:p>0.005783</text:p>
          </table:table-cell>
          <table:table-cell office:value-type="float" office:value="0.051636" calcext:value-type="float">
            <text:p>0.051636</text:p>
          </table:table-cell>
          <table:table-cell office:value-type="float" office:value="0.269982" calcext:value-type="float">
            <text:p>0.269982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.369662" calcext:value-type="float">
            <text:p>0.369662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0.004821" calcext:value-type="float">
            <text:p>0.004821</text:p>
          </table:table-cell>
          <table:table-cell/>
          <table:table-cell office:value-type="float" office:value="0.027382" calcext:value-type="float">
            <text:p>0.027382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.263332" calcext:value-type="float">
            <text:p>0.263332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0.006689" calcext:value-type="float">
            <text:p>0.006689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0391662" calcext:value-type="float">
            <text:p>0.0391662</text:p>
          </table:table-cell>
          <table:table-cell office:value-type="float" office:value="0.0027412" calcext:value-type="float">
            <text:p>0.0027412</text:p>
          </table:table-cell>
          <table:table-cell office:value-type="float" office:value="0.0050918" calcext:value-type="float">
            <text:p>0.0050918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29937" calcext:value-type="float">
            <text:p>0.0229937</text:p>
          </table:table-cell>
          <table:table-cell office:value-type="float" office:value="0.0009537" calcext:value-type="float">
            <text:p>0.0009537</text:p>
          </table:table-cell>
          <table:table-cell office:value-type="float" office:value="0.0013883" calcext:value-type="float">
            <text:p>0.0013883</text:p>
          </table:table-cell>
          <table:table-cell office:value-type="float" office:value="0.0370942" calcext:value-type="float">
            <text:p>0.0370942</text:p>
          </table:table-cell>
          <table:table-cell office:value-type="float" office:value="0.0019402" calcext:value-type="float">
            <text:p>0.0019402</text:p>
          </table:table-cell>
          <table:table-cell office:value-type="float" office:value="0.0020288" calcext:value-type="float">
            <text:p>0.0020288</text:p>
          </table:table-cell>
          <table:table-cell office:value-type="float" office:value="0.0259249" calcext:value-type="float">
            <text:p>0.0259249</text:p>
          </table:table-cell>
          <table:table-cell office:value-type="float" office:value="0.0004709" calcext:value-type="float">
            <text:p>0.0004709</text:p>
          </table:table-cell>
          <table:table-cell office:value-type="float" office:value="0.0005821" calcext:value-type="float">
            <text:p>0.0005821</text:p>
          </table:table-cell>
          <table:table-cell office:value-type="float" office:value="0.0340808" calcext:value-type="float">
            <text:p>0.0340808</text:p>
          </table:table-cell>
          <table:table-cell office:value-type="float" office:value="0.0007398" calcext:value-type="float">
            <text:p>0.0007398</text:p>
          </table:table-cell>
          <table:table-cell office:value-type="float" office:value="0.0010032" calcext:value-type="float">
            <text:p>0.0010032</text:p>
          </table:table-cell>
          <table:table-cell office:value-type="float" office:value="0.0313023" calcext:value-type="float">
            <text:p>0.0313023</text:p>
          </table:table-cell>
          <table:table-cell office:value-type="float" office:value="0.0004353" calcext:value-type="float">
            <text:p>0.0004353</text:p>
          </table:table-cell>
          <table:table-cell office:value-type="float" office:value="0.0004217" calcext:value-type="float">
            <text:p>0.0004217</text:p>
          </table:table-cell>
          <table:table-cell office:value-type="float" office:value="0.0243705" calcext:value-type="float">
            <text:p>0.0243705</text:p>
          </table:table-cell>
          <table:table-cell office:value-type="float" office:value="0.0006945" calcext:value-type="float">
            <text:p>0.0006945</text:p>
          </table:table-cell>
          <table:table-cell office:value-type="float" office:value="0.0010855" calcext:value-type="float">
            <text:p>0.0010855</text:p>
          </table:table-cell>
          <table:table-cell office:value-type="float" office:value="0.0727114" calcext:value-type="float">
            <text:p>0.0727114</text:p>
          </table:table-cell>
          <table:table-cell office:value-type="float" office:value="0.0005684" calcext:value-type="float">
            <text:p>0.0005684</text:p>
          </table:table-cell>
          <table:table-cell office:value-type="float" office:value="0.0012226" calcext:value-type="float">
            <text:p>0.0012226</text:p>
          </table:table-cell>
          <table:table-cell office:value-type="float" office:value="0.162983" calcext:value-type="float">
            <text:p>0.162983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115249" calcext:value-type="float">
            <text:p>0.115249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.190925" calcext:value-type="float">
            <text:p>0.190925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187343" calcext:value-type="float">
            <text:p>0.187343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6415" calcext:value-type="float">
            <text:p>0.006415</text:p>
          </table:table-cell>
          <table:table-cell office:value-type="float" office:value="0.281739" calcext:value-type="float">
            <text:p>0.281739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.004796" calcext:value-type="float">
            <text:p>0.004796</text:p>
          </table:table-cell>
          <table:table-cell office:value-type="float" office:value="0.388672" calcext:value-type="float">
            <text:p>0.388672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.040747" calcext:value-type="float">
            <text:p>0.040747</text:p>
          </table:table-cell>
          <table:table-cell/>
          <table:table-cell office:value-type="float" office:value="0.0283135" calcext:value-type="float">
            <text:p>0.0283135</text:p>
          </table:table-cell>
          <table:table-cell office:value-type="float" office:value="0.0014035" calcext:value-type="float">
            <text:p>0.0014035</text:p>
          </table:table-cell>
          <table:table-cell office:value-type="float" office:value="0.0017745" calcext:value-type="float">
            <text:p>0.0017745</text:p>
          </table:table-cell>
          <table:table-cell office:value-type="float" office:value="0.0271777" calcext:value-type="float">
            <text:p>0.0271777</text:p>
          </table:table-cell>
          <table:table-cell office:value-type="float" office:value="0.0008117" calcext:value-type="float">
            <text:p>0.0008117</text:p>
          </table:table-cell>
          <table:table-cell office:value-type="float" office:value="0.0012503" calcext:value-type="float">
            <text:p>0.0012503</text:p>
          </table:table-cell>
          <table:table-cell office:value-type="float" office:value="0.226218" calcext:value-type="float">
            <text:p>0.226218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784" calcext:value-type="float">
            <text:p>0.00784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0387785" calcext:value-type="float">
            <text:p>0.0387785</text:p>
          </table:table-cell>
          <table:table-cell office:value-type="float" office:value="0.0032965" calcext:value-type="float">
            <text:p>0.0032965</text:p>
          </table:table-cell>
          <table:table-cell office:value-type="float" office:value="0.0054905" calcext:value-type="float">
            <text:p>0.0054905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27655" calcext:value-type="float">
            <text:p>0.0227655</text:p>
          </table:table-cell>
          <table:table-cell office:value-type="float" office:value="0.0009135" calcext:value-type="float">
            <text:p>0.0009135</text:p>
          </table:table-cell>
          <table:table-cell office:value-type="float" office:value="0.0012565" calcext:value-type="float">
            <text:p>0.0012565</text:p>
          </table:table-cell>
          <table:table-cell office:value-type="float" office:value="0.0365782" calcext:value-type="float">
            <text:p>0.0365782</text:p>
          </table:table-cell>
          <table:table-cell office:value-type="float" office:value="0.0017262" calcext:value-type="float">
            <text:p>0.0017262</text:p>
          </table:table-cell>
          <table:table-cell office:value-type="float" office:value="0.0021268" calcext:value-type="float">
            <text:p>0.0021268</text:p>
          </table:table-cell>
          <table:table-cell office:value-type="float" office:value="0.026826" calcext:value-type="float">
            <text:p>0.026826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406337" calcext:value-type="float">
            <text:p>0.0406337</text:p>
          </table:table-cell>
          <table:table-cell office:value-type="float" office:value="0.0009207" calcext:value-type="float">
            <text:p>0.0009207</text:p>
          </table:table-cell>
          <table:table-cell office:value-type="float" office:value="0.0011453" calcext:value-type="float">
            <text:p>0.0011453</text:p>
          </table:table-cell>
          <table:table-cell office:value-type="float" office:value="0.0335132" calcext:value-type="float">
            <text:p>0.0335132</text:p>
          </table:table-cell>
          <table:table-cell office:value-type="float" office:value="0.0004172" calcext:value-type="float">
            <text:p>0.0004172</text:p>
          </table:table-cell>
          <table:table-cell office:value-type="float" office:value="0.0005928" calcext:value-type="float">
            <text:p>0.0005928</text:p>
          </table:table-cell>
          <table:table-cell office:value-type="float" office:value="0.0280911" calcext:value-type="float">
            <text:p>0.0280911</text:p>
          </table:table-cell>
          <table:table-cell office:value-type="float" office:value="0.0010341" calcext:value-type="float">
            <text:p>0.0010341</text:p>
          </table:table-cell>
          <table:table-cell office:value-type="float" office:value="0.0012679" calcext:value-type="float">
            <text:p>0.0012679</text:p>
          </table:table-cell>
          <table:table-cell office:value-type="float" office:value="0.0846072" calcext:value-type="float">
            <text:p>0.0846072</text:p>
          </table:table-cell>
          <table:table-cell office:value-type="float" office:value="0.0009012" calcext:value-type="float">
            <text:p>0.0009012</text:p>
          </table:table-cell>
          <table:table-cell office:value-type="float" office:value="0.0011238" calcext:value-type="float">
            <text:p>0.0011238</text:p>
          </table:table-cell>
          <table:table-cell office:value-type="float" office:value="0.193867" calcext:value-type="float">
            <text:p>0.193867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22165" calcext:value-type="float">
            <text:p>0.022165</text:p>
          </table:table-cell>
          <table:table-cell office:value-type="float" office:value="0.123438" calcext:value-type="float">
            <text:p>0.123438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210915" calcext:value-type="float">
            <text:p>0.210915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4561" calcext:value-type="float">
            <text:p>0.004561</text:p>
          </table:table-cell>
          <table:table-cell office:value-type="float" office:value="0.204661" calcext:value-type="float">
            <text:p>0.204661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0.262365" calcext:value-type="float">
            <text:p>0.262365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33686" calcext:value-type="float">
            <text:p>0.33686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4241" calcext:value-type="float">
            <text:p>0.004241</text:p>
          </table:table-cell>
          <table:table-cell/>
          <table:table-cell office:value-type="float" office:value="0.0297855" calcext:value-type="float">
            <text:p>0.0297855</text:p>
          </table:table-cell>
          <table:table-cell office:value-type="float" office:value="0.0015765" calcext:value-type="float">
            <text:p>0.0015765</text:p>
          </table:table-cell>
          <table:table-cell office:value-type="float" office:value="0.0019905" calcext:value-type="float">
            <text:p>0.0019905</text:p>
          </table:table-cell>
          <table:table-cell office:value-type="float" office:value="0.0279218" calcext:value-type="float">
            <text:p>0.0279218</text:p>
          </table:table-cell>
          <table:table-cell office:value-type="float" office:value="0.0008658" calcext:value-type="float">
            <text:p>0.0008658</text:p>
          </table:table-cell>
          <table:table-cell office:value-type="float" office:value="0.0007542" calcext:value-type="float">
            <text:p>0.0007542</text:p>
          </table:table-cell>
          <table:table-cell office:value-type="float" office:value="0.263317" calcext:value-type="float">
            <text:p>0.263317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5762" calcext:value-type="float">
            <text:p>0.005762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0388527" calcext:value-type="float">
            <text:p>0.0388527</text:p>
          </table:table-cell>
          <table:table-cell office:value-type="float" office:value="0.0030567" calcext:value-type="float">
            <text:p>0.0030567</text:p>
          </table:table-cell>
          <table:table-cell office:value-type="float" office:value="0.0049453" calcext:value-type="float">
            <text:p>0.0049453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237926" calcext:value-type="float">
            <text:p>0.0237926</text:p>
          </table:table-cell>
          <table:table-cell office:value-type="float" office:value="0.0006626" calcext:value-type="float">
            <text:p>0.0006626</text:p>
          </table:table-cell>
          <table:table-cell office:value-type="float" office:value="0.0013164" calcext:value-type="float">
            <text:p>0.0013164</text:p>
          </table:table-cell>
          <table:table-cell office:value-type="float" office:value="0.040565" calcext:value-type="float">
            <text:p>0.040565</text:p>
          </table:table-cell>
          <table:table-cell office:value-type="float" office:value="0.002541" calcext:value-type="float">
            <text:p>0.002541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289259" calcext:value-type="float">
            <text:p>0.0289259</text:p>
          </table:table-cell>
          <table:table-cell office:value-type="float" office:value="0.0011339" calcext:value-type="float">
            <text:p>0.0011339</text:p>
          </table:table-cell>
          <table:table-cell office:value-type="float" office:value="0.0007501" calcext:value-type="float">
            <text:p>0.0007501</text:p>
          </table:table-cell>
          <table:table-cell office:value-type="float" office:value="0.046515" calcext:value-type="float">
            <text:p>0.04651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366902" calcext:value-type="float">
            <text:p>0.0366902</text:p>
          </table:table-cell>
          <table:table-cell office:value-type="float" office:value="0.0007222" calcext:value-type="float">
            <text:p>0.0007222</text:p>
          </table:table-cell>
          <table:table-cell office:value-type="float" office:value="0.0005518" calcext:value-type="float">
            <text:p>0.0005518</text:p>
          </table:table-cell>
          <table:table-cell office:value-type="float" office:value="0.0320653" calcext:value-type="float">
            <text:p>0.0320653</text:p>
          </table:table-cell>
          <table:table-cell office:value-type="float" office:value="0.0007093" calcext:value-type="float">
            <text:p>0.0007093</text:p>
          </table:table-cell>
          <table:table-cell office:value-type="float" office:value="0.0012897" calcext:value-type="float">
            <text:p>0.0012897</text:p>
          </table:table-cell>
          <table:table-cell office:value-type="float" office:value="0.105038" calcext:value-type="float">
            <text:p>0.105038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2062" calcext:value-type="float">
            <text:p>0.002062</text:p>
          </table:table-cell>
          <table:table-cell office:value-type="float" office:value="0.228445" calcext:value-type="float">
            <text:p>0.228445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6186" calcext:value-type="float">
            <text:p>0.006186</text:p>
          </table:table-cell>
          <table:table-cell office:value-type="float" office:value="0.157642" calcext:value-type="float">
            <text:p>0.157642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252299" calcext:value-type="float">
            <text:p>0.252299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284754" calcext:value-type="float">
            <text:p>0.284754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.331044" calcext:value-type="float">
            <text:p>0.331044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005926" calcext:value-type="float">
            <text:p>0.005926</text:p>
          </table:table-cell>
          <table:table-cell office:value-type="float" office:value="0.437556" calcext:value-type="float">
            <text:p>0.437556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6639" calcext:value-type="float">
            <text:p>0.006639</text:p>
          </table:table-cell>
          <table:table-cell/>
          <table:table-cell office:value-type="float" office:value="0.0331969" calcext:value-type="float">
            <text:p>0.0331969</text:p>
          </table:table-cell>
          <table:table-cell office:value-type="float" office:value="0.0014499" calcext:value-type="float">
            <text:p>0.0014499</text:p>
          </table:table-cell>
          <table:table-cell office:value-type="float" office:value="0.0020161" calcext:value-type="float">
            <text:p>0.0020161</text:p>
          </table:table-cell>
          <table:table-cell office:value-type="float" office:value="0.0290622" calcext:value-type="float">
            <text:p>0.0290622</text:p>
          </table:table-cell>
          <table:table-cell office:value-type="float" office:value="0.0006682" calcext:value-type="float">
            <text:p>0.0006682</text:p>
          </table:table-cell>
          <table:table-cell office:value-type="float" office:value="0.0008438" calcext:value-type="float">
            <text:p>0.0008438</text:p>
          </table:table-cell>
          <table:table-cell office:value-type="float" office:value="0.332095" calcext:value-type="float">
            <text:p>0.332095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031215" calcext:value-type="float">
            <text:p>0.031215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0457889" calcext:value-type="float">
            <text:p>0.0457889</text:p>
          </table:table-cell>
          <table:table-cell office:value-type="float" office:value="0.0040249" calcext:value-type="float">
            <text:p>0.0040249</text:p>
          </table:table-cell>
          <table:table-cell office:value-type="float" office:value="0.0054931" calcext:value-type="float">
            <text:p>0.005493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0422092" calcext:value-type="float">
            <text:p>0.0422092</text:p>
          </table:table-cell>
          <table:table-cell office:value-type="float" office:value="0.0041792" calcext:value-type="float">
            <text:p>0.0041792</text:p>
          </table:table-cell>
          <table:table-cell office:value-type="float" office:value="0.0041548" calcext:value-type="float">
            <text:p>0.0041548</text:p>
          </table:table-cell>
          <table:table-cell office:value-type="float" office:value="0.0274207" calcext:value-type="float">
            <text:p>0.0274207</text:p>
          </table:table-cell>
          <table:table-cell office:value-type="float" office:value="0.0009037" calcext:value-type="float">
            <text:p>0.0009037</text:p>
          </table:table-cell>
          <table:table-cell office:value-type="float" office:value="0.0008473" calcext:value-type="float">
            <text:p>0.0008473</text:p>
          </table:table-cell>
          <table:table-cell office:value-type="float" office:value="0.0469911" calcext:value-type="float">
            <text:p>0.0469911</text:p>
          </table:table-cell>
          <table:table-cell office:value-type="float" office:value="0.0005541" calcext:value-type="float">
            <text:p>0.0005541</text:p>
          </table:table-cell>
          <table:table-cell office:value-type="float" office:value="0.0006879" calcext:value-type="float">
            <text:p>0.0006879</text:p>
          </table:table-cell>
          <table:table-cell office:value-type="float" office:value="0.0351035" calcext:value-type="float">
            <text:p>0.0351035</text:p>
          </table:table-cell>
          <table:table-cell office:value-type="float" office:value="0.0005775" calcext:value-type="float">
            <text:p>0.0005775</text:p>
          </table:table-cell>
          <table:table-cell office:value-type="float" office:value="0.0005305" calcext:value-type="float">
            <text:p>0.0005305</text:p>
          </table:table-cell>
          <table:table-cell office:value-type="float" office:value="0.027048" calcext:value-type="float">
            <text:p>0.027048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0992932" calcext:value-type="float">
            <text:p>0.0992932</text:p>
          </table:table-cell>
          <table:table-cell office:value-type="float" office:value="0.0020172" calcext:value-type="float">
            <text:p>0.0020172</text:p>
          </table:table-cell>
          <table:table-cell office:value-type="float" office:value="0.0039518" calcext:value-type="float">
            <text:p>0.0039518</text:p>
          </table:table-cell>
          <table:table-cell office:value-type="float" office:value="0.253128" calcext:value-type="float">
            <text:p>0.253128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05346" calcext:value-type="float">
            <text:p>0.005346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279202" calcext:value-type="float">
            <text:p>0.279202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6802" calcext:value-type="float">
            <text:p>0.006802</text:p>
          </table:table-cell>
          <table:table-cell office:value-type="float" office:value="0.271028" calcext:value-type="float">
            <text:p>0.271028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4061" calcext:value-type="float">
            <text:p>0.004061</text:p>
          </table:table-cell>
          <table:table-cell office:value-type="float" office:value="0.400112" calcext:value-type="float">
            <text:p>0.40011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510129" calcext:value-type="float">
            <text:p>0.510129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8077" calcext:value-type="float">
            <text:p>0.008077</text:p>
          </table:table-cell>
          <table:table-cell/>
          <table:table-cell office:value-type="float" office:value="0.0298608" calcext:value-type="float">
            <text:p>0.0298608</text:p>
          </table:table-cell>
          <table:table-cell office:value-type="float" office:value="0.0016188" calcext:value-type="float">
            <text:p>0.0016188</text:p>
          </table:table-cell>
          <table:table-cell office:value-type="float" office:value="0.0019692" calcext:value-type="float">
            <text:p>0.0019692</text:p>
          </table:table-cell>
          <table:table-cell office:value-type="float" office:value="0.0281633" calcext:value-type="float">
            <text:p>0.0281633</text:p>
          </table:table-cell>
          <table:table-cell office:value-type="float" office:value="0.0008403" calcext:value-type="float">
            <text:p>0.0008403</text:p>
          </table:table-cell>
          <table:table-cell office:value-type="float" office:value="0.0016197" calcext:value-type="float">
            <text:p>0.0016197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0.005009" calcext:value-type="float">
            <text:p>0.005009</text:p>
          </table:table-cell>
          <table:table-cell office:value-type="float" office:value="0.007531" calcext:value-type="float">
            <text:p>0.007531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0440682" calcext:value-type="float">
            <text:p>0.0440682</text:p>
          </table:table-cell>
          <table:table-cell office:value-type="float" office:value="0.0030402" calcext:value-type="float">
            <text:p>0.0030402</text:p>
          </table:table-cell>
          <table:table-cell office:value-type="float" office:value="0.0042288" calcext:value-type="float">
            <text:p>0.004228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73363" calcext:value-type="float">
            <text:p>0.0273363</text:p>
          </table:table-cell>
          <table:table-cell office:value-type="float" office:value="0.0009383" calcext:value-type="float">
            <text:p>0.0009383</text:p>
          </table:table-cell>
          <table:table-cell office:value-type="float" office:value="0.0012897" calcext:value-type="float">
            <text:p>0.0012897</text:p>
          </table:table-cell>
          <table:table-cell office:value-type="float" office:value="0.0423896" calcext:value-type="float">
            <text:p>0.0423896</text:p>
          </table:table-cell>
          <table:table-cell office:value-type="float" office:value="0.0019296" calcext:value-type="float">
            <text:p>0.0019296</text:p>
          </table:table-cell>
          <table:table-cell office:value-type="float" office:value="0.0014864" calcext:value-type="float">
            <text:p>0.0014864</text:p>
          </table:table-cell>
          <table:table-cell office:value-type="float" office:value="0.0315124" calcext:value-type="float">
            <text:p>0.0315124</text:p>
          </table:table-cell>
          <table:table-cell office:value-type="float" office:value="0.0005584" calcext:value-type="float">
            <text:p>0.0005584</text:p>
          </table:table-cell>
          <table:table-cell office:value-type="float" office:value="0.0005156" calcext:value-type="float">
            <text:p>0.0005156</text:p>
          </table:table-cell>
          <table:table-cell office:value-type="float" office:value="0.0454194" calcext:value-type="float">
            <text:p>0.0454194</text:p>
          </table:table-cell>
          <table:table-cell office:value-type="float" office:value="0.0008864" calcext:value-type="float">
            <text:p>0.0008864</text:p>
          </table:table-cell>
          <table:table-cell office:value-type="float" office:value="0.0008416" calcext:value-type="float">
            <text:p>0.0008416</text:p>
          </table:table-cell>
          <table:table-cell office:value-type="float" office:value="0.0418072" calcext:value-type="float">
            <text:p>0.0418072</text:p>
          </table:table-cell>
          <table:table-cell office:value-type="float" office:value="0.0005902" calcext:value-type="float">
            <text:p>0.0005902</text:p>
          </table:table-cell>
          <table:table-cell office:value-type="float" office:value="0.0005168" calcext:value-type="float">
            <text:p>0.0005168</text:p>
          </table:table-cell>
          <table:table-cell office:value-type="float" office:value="0.0336895" calcext:value-type="float">
            <text:p>0.0336895</text:p>
          </table:table-cell>
          <table:table-cell office:value-type="float" office:value="0.0009875" calcext:value-type="float">
            <text:p>0.0009875</text:p>
          </table:table-cell>
          <table:table-cell office:value-type="float" office:value="0.0011425" calcext:value-type="float">
            <text:p>0.0011425</text:p>
          </table:table-cell>
          <table:table-cell office:value-type="float" office:value="0.115954" calcext:value-type="float">
            <text:p>0.115954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5083" calcext:value-type="float">
            <text:p>0.005083</text:p>
          </table:table-cell>
          <table:table-cell office:value-type="float" office:value="0.313583" calcext:value-type="float">
            <text:p>0.313583</text:p>
          </table:table-cell>
          <table:table-cell office:value-type="float" office:value="0.007906" calcext:value-type="float">
            <text:p>0.007906</text:p>
          </table:table-cell>
          <table:table-cell office:value-type="float" office:value="0.024897" calcext:value-type="float">
            <text:p>0.024897</text:p>
          </table:table-cell>
          <table:table-cell office:value-type="float" office:value="0.184346" calcext:value-type="float">
            <text:p>0.184346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317157" calcext:value-type="float">
            <text:p>0.317157</text:p>
          </table:table-cell>
          <table:table-cell office:value-type="float" office:value="0.008011" calcext:value-type="float">
            <text:p>0.008011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0.296832" calcext:value-type="float">
            <text:p>0.296832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4893" calcext:value-type="float">
            <text:p>0.004893</text:p>
          </table:table-cell>
          <table:table-cell office:value-type="float" office:value="0.445601" calcext:value-type="float">
            <text:p>0.445601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8335" calcext:value-type="float">
            <text:p>0.008335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8568" calcext:value-type="float">
            <text:p>0.008568</text:p>
          </table:table-cell>
          <table:table-cell/>
          <table:table-cell office:value-type="float" office:value="0.0359052" calcext:value-type="float">
            <text:p>0.0359052</text:p>
          </table:table-cell>
          <table:table-cell office:value-type="float" office:value="0.0015652" calcext:value-type="float">
            <text:p>0.0015652</text:p>
          </table:table-cell>
          <table:table-cell office:value-type="float" office:value="0.0019098" calcext:value-type="float">
            <text:p>0.0019098</text:p>
          </table:table-cell>
          <table:table-cell office:value-type="float" office:value="0.0321303" calcext:value-type="float">
            <text:p>0.0321303</text:p>
          </table:table-cell>
          <table:table-cell office:value-type="float" office:value="0.0006283" calcext:value-type="float">
            <text:p>0.0006283</text:p>
          </table:table-cell>
          <table:table-cell office:value-type="float" office:value="0.0007447" calcext:value-type="float">
            <text:p>0.0007447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0.006535" calcext:value-type="float">
            <text:p>0.006535</text:p>
          </table:table-cell>
          <table:table-cell office:value-type="float" office:value="0.007768" calcext:value-type="float">
            <text:p>0.007768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0432916" calcext:value-type="float">
            <text:p>0.0432916</text:p>
          </table:table-cell>
          <table:table-cell office:value-type="float" office:value="0.0025966" calcext:value-type="float">
            <text:p>0.0025966</text:p>
          </table:table-cell>
          <table:table-cell office:value-type="float" office:value="0.0051344" calcext:value-type="float">
            <text:p>0.0051344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86381" calcext:value-type="float">
            <text:p>0.0286381</text:p>
          </table:table-cell>
          <table:table-cell office:value-type="float" office:value="0.0009161" calcext:value-type="float">
            <text:p>0.0009161</text:p>
          </table:table-cell>
          <table:table-cell office:value-type="float" office:value="0.0015469" calcext:value-type="float">
            <text:p>0.0015469</text:p>
          </table:table-cell>
          <table:table-cell office:value-type="float" office:value="0.0455473" calcext:value-type="float">
            <text:p>0.0455473</text:p>
          </table:table-cell>
          <table:table-cell office:value-type="float" office:value="0.0014823" calcext:value-type="float">
            <text:p>0.0014823</text:p>
          </table:table-cell>
          <table:table-cell office:value-type="float" office:value="0.0020367" calcext:value-type="float">
            <text:p>0.0020367</text:p>
          </table:table-cell>
          <table:table-cell office:value-type="float" office:value="0.0318524" calcext:value-type="float">
            <text:p>0.0318524</text:p>
          </table:table-cell>
          <table:table-cell office:value-type="float" office:value="0.0004474" calcext:value-type="float">
            <text:p>0.0004474</text:p>
          </table:table-cell>
          <table:table-cell office:value-type="float" office:value="0.0005556" calcext:value-type="float">
            <text:p>0.0005556</text:p>
          </table:table-cell>
          <table:table-cell office:value-type="float" office:value="0.0545353" calcext:value-type="float">
            <text:p>0.0545353</text:p>
          </table:table-cell>
          <table:table-cell office:value-type="float" office:value="0.0009643" calcext:value-type="float">
            <text:p>0.0009643</text:p>
          </table:table-cell>
          <table:table-cell office:value-type="float" office:value="0.0011617" calcext:value-type="float">
            <text:p>0.0011617</text:p>
          </table:table-cell>
          <table:table-cell office:value-type="float" office:value="0.0459055" calcext:value-type="float">
            <text:p>0.0459055</text:p>
          </table:table-cell>
          <table:table-cell office:value-type="float" office:value="0.0004215" calcext:value-type="float">
            <text:p>0.0004215</text:p>
          </table:table-cell>
          <table:table-cell office:value-type="float" office:value="0.0005165" calcext:value-type="float">
            <text:p>0.0005165</text:p>
          </table:table-cell>
          <table:table-cell office:value-type="float" office:value="0.0341844" calcext:value-type="float">
            <text:p>0.0341844</text:p>
          </table:table-cell>
          <table:table-cell office:value-type="float" office:value="0.0006824" calcext:value-type="float">
            <text:p>0.0006824</text:p>
          </table:table-cell>
          <table:table-cell office:value-type="float" office:value="0.0011096" calcext:value-type="float">
            <text:p>0.0011096</text:p>
          </table:table-cell>
          <table:table-cell office:value-type="float" office:value="0.122586" calcext:value-type="float">
            <text:p>0.122586</text:p>
          </table:table-cell>
          <table:table-cell office:value-type="float" office:value="0.003261" calcext:value-type="float">
            <text:p>0.003261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.345615" calcext:value-type="float">
            <text:p>0.345615</text:p>
          </table:table-cell>
          <table:table-cell office:value-type="float" office:value="0.006509" calcext:value-type="float">
            <text:p>0.006509</text:p>
          </table:table-cell>
          <table:table-cell office:value-type="float" office:value="0.011313" calcext:value-type="float">
            <text:p>0.011313</text:p>
          </table:table-cell>
          <table:table-cell office:value-type="float" office:value="0.205555" calcext:value-type="float">
            <text:p>0.205555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323561" calcext:value-type="float">
            <text:p>0.323561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006482" calcext:value-type="float">
            <text:p>0.006482</text:p>
          </table:table-cell>
          <table:table-cell office:value-type="float" office:value="0.04209" calcext:value-type="float">
            <text:p>0.04209</text:p>
          </table:table-cell>
          <table:table-cell office:value-type="float" office:value="0.514935" calcext:value-type="float">
            <text:p>0.514935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716337" calcext:value-type="float">
            <text:p>0.716337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13432" calcext:value-type="float">
            <text:p>0.013432</text:p>
          </table:table-cell>
          <table:table-cell/>
          <table:table-cell office:value-type="float" office:value="0.0373314" calcext:value-type="float">
            <text:p>0.0373314</text:p>
          </table:table-cell>
          <table:table-cell office:value-type="float" office:value="0.0013034" calcext:value-type="float">
            <text:p>0.0013034</text:p>
          </table:table-cell>
          <table:table-cell office:value-type="float" office:value="0.0019526" calcext:value-type="float">
            <text:p>0.0019526</text:p>
          </table:table-cell>
          <table:table-cell office:value-type="float" office:value="0.0327511" calcext:value-type="float">
            <text:p>0.0327511</text:p>
          </table:table-cell>
          <table:table-cell office:value-type="float" office:value="0.0007141" calcext:value-type="float">
            <text:p>0.0007141</text:p>
          </table:table-cell>
          <table:table-cell office:value-type="float" office:value="0.0009019" calcext:value-type="float">
            <text:p>0.0009019</text:p>
          </table:table-cell>
          <table:table-cell office:value-type="float" office:value="0.476261" calcext:value-type="float">
            <text:p>0.47626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10184" calcext:value-type="float">
            <text:p>0.010184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0480941" calcext:value-type="float">
            <text:p>0.0480941</text:p>
          </table:table-cell>
          <table:table-cell office:value-type="float" office:value="0.0037411" calcext:value-type="float">
            <text:p>0.0037411</text:p>
          </table:table-cell>
          <table:table-cell office:value-type="float" office:value="0.0053039" calcext:value-type="float">
            <text:p>0.0053039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19009" calcext:value-type="float">
            <text:p>0.0319009</text:p>
          </table:table-cell>
          <table:table-cell office:value-type="float" office:value="0.0006919" calcext:value-type="float">
            <text:p>0.0006919</text:p>
          </table:table-cell>
          <table:table-cell office:value-type="float" office:value="0.0017041" calcext:value-type="float">
            <text:p>0.0017041</text:p>
          </table:table-cell>
          <table:table-cell office:value-type="float" office:value="0.0492229" calcext:value-type="float">
            <text:p>0.0492229</text:p>
          </table:table-cell>
          <table:table-cell office:value-type="float" office:value="0.0023299" calcext:value-type="float">
            <text:p>0.0023299</text:p>
          </table:table-cell>
          <table:table-cell office:value-type="float" office:value="0.0022351" calcext:value-type="float">
            <text:p>0.0022351</text:p>
          </table:table-cell>
          <table:table-cell office:value-type="float" office:value="0.0359928" calcext:value-type="float">
            <text:p>0.0359928</text:p>
          </table:table-cell>
          <table:table-cell office:value-type="float" office:value="0.0005038" calcext:value-type="float">
            <text:p>0.0005038</text:p>
          </table:table-cell>
          <table:table-cell office:value-type="float" office:value="0.0003992" calcext:value-type="float">
            <text:p>0.0003992</text:p>
          </table:table-cell>
          <table:table-cell office:value-type="float" office:value="0.110633" calcext:value-type="float">
            <text:p>0.110633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0.0558835" calcext:value-type="float">
            <text:p>0.0558835</text:p>
          </table:table-cell>
          <table:table-cell office:value-type="float" office:value="0.0008425" calcext:value-type="float">
            <text:p>0.0008425</text:p>
          </table:table-cell>
          <table:table-cell office:value-type="float" office:value="0.0005095" calcext:value-type="float">
            <text:p>0.0005095</text:p>
          </table:table-cell>
          <table:table-cell office:value-type="float" office:value="0.0517031" calcext:value-type="float">
            <text:p>0.0517031</text:p>
          </table:table-cell>
          <table:table-cell office:value-type="float" office:value="0.0012061" calcext:value-type="float">
            <text:p>0.0012061</text:p>
          </table:table-cell>
          <table:table-cell office:value-type="float" office:value="0.0006859" calcext:value-type="float">
            <text:p>0.0006859</text:p>
          </table:table-cell>
          <table:table-cell office:value-type="float" office:value="0.170352" calcext:value-type="float">
            <text:p>0.170352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441245" calcext:value-type="float">
            <text:p>0.441245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11081" calcext:value-type="float">
            <text:p>0.011081</text:p>
          </table:table-cell>
          <table:table-cell office:value-type="float" office:value="0.269299" calcext:value-type="float">
            <text:p>0.269299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0.499927" calcext:value-type="float">
            <text:p>0.499927</text:p>
          </table:table-cell>
          <table:table-cell office:value-type="float" office:value="0.002852" calcext:value-type="float">
            <text:p>0.002852</text:p>
          </table:table-cell>
          <table:table-cell office:value-type="float" office:value="0.007994" calcext:value-type="float">
            <text:p>0.007994</text:p>
          </table:table-cell>
          <table:table-cell office:value-type="float" office:value="0.466285" calcext:value-type="float">
            <text:p>0.466285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775679" calcext:value-type="float">
            <text:p>0.775679</text:p>
          </table:table-cell>
          <table:table-cell office:value-type="float" office:value="0.006859" calcext:value-type="float">
            <text:p>0.006859</text:p>
          </table:table-cell>
          <table:table-cell office:value-type="float" office:value="0.024082" calcext:value-type="float">
            <text:p>0.024082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005201" calcext:value-type="float">
            <text:p>0.005201</text:p>
          </table:table-cell>
          <table:table-cell office:value-type="float" office:value="0.014191" calcext:value-type="float">
            <text:p>0.014191</text:p>
          </table:table-cell>
          <table:table-cell/>
          <table:table-cell office:value-type="float" office:value="0.0510629" calcext:value-type="float">
            <text:p>0.0510629</text:p>
          </table:table-cell>
          <table:table-cell office:value-type="float" office:value="0.0012329" calcext:value-type="float">
            <text:p>0.0012329</text:p>
          </table:table-cell>
          <table:table-cell office:value-type="float" office:value="0.0024131" calcext:value-type="float">
            <text:p>0.0024131</text:p>
          </table:table-cell>
          <table:table-cell office:value-type="float" office:value="0.0371901" calcext:value-type="float">
            <text:p>0.0371901</text:p>
          </table:table-cell>
          <table:table-cell office:value-type="float" office:value="0.0006921" calcext:value-type="float">
            <text:p>0.0006921</text:p>
          </table:table-cell>
          <table:table-cell office:value-type="float" office:value="0.0007049" calcext:value-type="float">
            <text:p>0.0007049</text:p>
          </table:table-cell>
          <table:table-cell office:value-type="float" office:value="0.0292937" calcext:value-type="float">
            <text:p>0.0292937</text:p>
          </table:table-cell>
          <table:table-cell office:value-type="float" office:value="0.0020407" calcext:value-type="float">
            <text:p>0.0020407</text:p>
          </table:table-cell>
          <table:table-cell office:value-type="float" office:value="0.0051543" calcext:value-type="float">
            <text:p>0.0051543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0529364" calcext:value-type="float">
            <text:p>0.0529364</text:p>
          </table:table-cell>
          <table:table-cell office:value-type="float" office:value="0.0036684" calcext:value-type="float">
            <text:p>0.0036684</text:p>
          </table:table-cell>
          <table:table-cell office:value-type="float" office:value="0.0054816" calcext:value-type="float">
            <text:p>0.0054816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701621" calcext:value-type="float">
            <text:p>0.0701621</text:p>
          </table:table-cell>
          <table:table-cell office:value-type="float" office:value="0.0011591" calcext:value-type="float">
            <text:p>0.0011591</text:p>
          </table:table-cell>
          <table:table-cell office:value-type="float" office:value="0.0014349" calcext:value-type="float">
            <text:p>0.0014349</text:p>
          </table:table-cell>
          <table:table-cell office:value-type="float" office:value="0.0752705" calcext:value-type="float">
            <text:p>0.0752705</text:p>
          </table:table-cell>
          <table:table-cell office:value-type="float" office:value="0.0022275" calcext:value-type="float">
            <text:p>0.0022275</text:p>
          </table:table-cell>
          <table:table-cell office:value-type="float" office:value="0.0041495" calcext:value-type="float">
            <text:p>0.0041495</text:p>
          </table:table-cell>
          <table:table-cell office:value-type="float" office:value="0.0704791" calcext:value-type="float">
            <text:p>0.0704791</text:p>
          </table:table-cell>
          <table:table-cell office:value-type="float" office:value="0.0009621" calcext:value-type="float">
            <text:p>0.0009621</text:p>
          </table:table-cell>
          <table:table-cell office:value-type="float" office:value="0.0009009" calcext:value-type="float">
            <text:p>0.0009009</text:p>
          </table:table-cell>
          <table:table-cell office:value-type="float" office:value="0.0905416" calcext:value-type="float">
            <text:p>0.0905416</text:p>
          </table:table-cell>
          <table:table-cell office:value-type="float" office:value="0.0016806" calcext:value-type="float">
            <text:p>0.0016806</text:p>
          </table:table-cell>
          <table:table-cell office:value-type="float" office:value="0.0021184" calcext:value-type="float">
            <text:p>0.0021184</text:p>
          </table:table-cell>
          <table:table-cell office:value-type="float" office:value="0.0852181" calcext:value-type="float">
            <text:p>0.0852181</text:p>
          </table:table-cell>
          <table:table-cell office:value-type="float" office:value="0.0017541" calcext:value-type="float">
            <text:p>0.0017541</text:p>
          </table:table-cell>
          <table:table-cell office:value-type="float" office:value="0.0027309" calcext:value-type="float">
            <text:p>0.0027309</text:p>
          </table:table-cell>
          <table:table-cell office:value-type="float" office:value="0.0769254" calcext:value-type="float">
            <text:p>0.0769254</text:p>
          </table:table-cell>
          <table:table-cell office:value-type="float" office:value="0.0014954" calcext:value-type="float">
            <text:p>0.0014954</text:p>
          </table:table-cell>
          <table:table-cell office:value-type="float" office:value="0.0019256" calcext:value-type="float">
            <text:p>0.0019256</text:p>
          </table:table-cell>
          <table:table-cell office:value-type="float" office:value="0.227791" calcext:value-type="float">
            <text:p>0.227791</text:p>
          </table:table-cell>
          <table:table-cell office:value-type="float" office:value="0.008583" calcext:value-type="float">
            <text:p>0.00858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579384" calcext:value-type="float">
            <text:p>0.579384</text:p>
          </table:table-cell>
          <table:table-cell office:value-type="float" office:value="0.010732" calcext:value-type="float">
            <text:p>0.010732</text:p>
          </table:table-cell>
          <table:table-cell office:value-type="float" office:value="0.030314" calcext:value-type="float">
            <text:p>0.030314</text:p>
          </table:table-cell>
          <table:table-cell office:value-type="float" office:value="0.357212" calcext:value-type="float">
            <text:p>0.357212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12791" calcext:value-type="float">
            <text:p>0.012791</text:p>
          </table:table-cell>
          <table:table-cell office:value-type="float" office:value="0.584801" calcext:value-type="float">
            <text:p>0.584801</text:p>
          </table:table-cell>
          <table:table-cell office:value-type="float" office:value="0.006499" calcext:value-type="float">
            <text:p>0.006499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0.82923" calcext:value-type="float">
            <text:p>0.82923</text:p>
          </table:table-cell>
          <table:table-cell office:value-type="float" office:value="0.008043" calcext:value-type="float">
            <text:p>0.008043</text:p>
          </table:table-cell>
          <table:table-cell office:value-type="float" office:value="0.014885" calcext:value-type="float">
            <text:p>0.014885</text:p>
          </table:table-cell>
          <table:table-cell office:value-type="float" office:value="0.831353" calcext:value-type="float">
            <text:p>0.831353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12366" calcext:value-type="float">
            <text:p>0.012366</text:p>
          </table:table-cell>
          <table:table-cell office:value-type="float" office:value="1.21509" calcext:value-type="float">
            <text:p>1.21509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18625" calcext:value-type="float">
            <text:p>0.018625</text:p>
          </table:table-cell>
          <table:table-cell/>
          <table:table-cell office:value-type="float" office:value="0.0803182" calcext:value-type="float">
            <text:p>0.0803182</text:p>
          </table:table-cell>
          <table:table-cell office:value-type="float" office:value="0.0014452" calcext:value-type="float">
            <text:p>0.0014452</text:p>
          </table:table-cell>
          <table:table-cell office:value-type="float" office:value="0.0011818" calcext:value-type="float">
            <text:p>0.0011818</text:p>
          </table:table-cell>
          <table:table-cell office:value-type="float" office:value="0.0716519" calcext:value-type="float">
            <text:p>0.0716519</text:p>
          </table:table-cell>
          <table:table-cell office:value-type="float" office:value="0.0009309" calcext:value-type="float">
            <text:p>0.0009309</text:p>
          </table:table-cell>
          <table:table-cell office:value-type="float" office:value="0.0008131" calcext:value-type="float">
            <text:p>0.0008131</text:p>
          </table:table-cell>
          <table:table-cell office:value-type="float" office:value="0.746948" calcext:value-type="float">
            <text:p>0.746948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015811" calcext:value-type="float">
            <text:p>0.015811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004033" calcext:value-type="float">
            <text:p>0.00403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367835" calcext:value-type="float">
            <text:p>0.0367835</text:p>
          </table:table-cell>
          <table:table-cell office:value-type="float" office:value="0.0011715" calcext:value-type="float">
            <text:p>0.0011715</text:p>
          </table:table-cell>
          <table:table-cell office:value-type="float" office:value="0.0013505" calcext:value-type="float">
            <text:p>0.0013505</text:p>
          </table:table-cell>
          <table:table-cell office:value-type="float" office:value="0.056682" calcext:value-type="float">
            <text:p>0.056682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403501" calcext:value-type="float">
            <text:p>0.0403501</text:p>
          </table:table-cell>
          <table:table-cell office:value-type="float" office:value="0.0004751" calcext:value-type="float">
            <text:p>0.0004751</text:p>
          </table:table-cell>
          <table:table-cell office:value-type="float" office:value="0.0006819" calcext:value-type="float">
            <text:p>0.0006819</text:p>
          </table:table-cell>
          <table:table-cell office:value-type="float" office:value="0.0871084" calcext:value-type="float">
            <text:p>0.0871084</text:p>
          </table:table-cell>
          <table:table-cell office:value-type="float" office:value="0.0013444" calcext:value-type="float">
            <text:p>0.0013444</text:p>
          </table:table-cell>
          <table:table-cell office:value-type="float" office:value="0.0019666" calcext:value-type="float">
            <text:p>0.0019666</text:p>
          </table:table-cell>
          <table:table-cell office:value-type="float" office:value="0.0643932" calcext:value-type="float">
            <text:p>0.0643932</text:p>
          </table:table-cell>
          <table:table-cell office:value-type="float" office:value="0.0008312" calcext:value-type="float">
            <text:p>0.0008312</text:p>
          </table:table-cell>
          <table:table-cell office:value-type="float" office:value="0.0007228" calcext:value-type="float">
            <text:p>0.0007228</text:p>
          </table:table-cell>
          <table:table-cell office:value-type="float" office:value="0.0520359" calcext:value-type="float">
            <text:p>0.0520359</text:p>
          </table:table-cell>
          <table:table-cell office:value-type="float" office:value="0.0014179" calcext:value-type="float">
            <text:p>0.0014179</text:p>
          </table:table-cell>
          <table:table-cell office:value-type="float" office:value="0.0013801" calcext:value-type="float">
            <text:p>0.0013801</text:p>
          </table:table-cell>
          <table:table-cell office:value-type="float" office:value="0.201434" calcext:value-type="float">
            <text:p>0.201434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3966" calcext:value-type="float">
            <text:p>0.003966</text:p>
          </table:table-cell>
          <table:table-cell office:value-type="float" office:value="0.609516" calcext:value-type="float">
            <text:p>0.609516</text:p>
          </table:table-cell>
          <table:table-cell office:value-type="float" office:value="0.019357" calcext:value-type="float">
            <text:p>0.019357</text:p>
          </table:table-cell>
          <table:table-cell office:value-type="float" office:value="0.015366" calcext:value-type="float">
            <text:p>0.015366</text:p>
          </table:table-cell>
          <table:table-cell office:value-type="float" office:value="0.358231" calcext:value-type="float">
            <text:p>0.358231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005755" calcext:value-type="float">
            <text:p>0.005755</text:p>
          </table:table-cell>
          <table:table-cell office:value-type="float" office:value="0.575995" calcext:value-type="float">
            <text:p>0.575995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8814" calcext:value-type="float">
            <text:p>0.008814</text:p>
          </table:table-cell>
          <table:table-cell office:value-type="float" office:value="0.618108" calcext:value-type="float">
            <text:p>0.618108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40307" calcext:value-type="float">
            <text:p>0.040307</text:p>
          </table:table-cell>
          <table:table-cell office:value-type="float" office:value="0.902614" calcext:value-type="float">
            <text:p>0.902614</text:p>
          </table:table-cell>
          <table:table-cell office:value-type="float" office:value="0.008851" calcext:value-type="float">
            <text:p>0.008851</text:p>
          </table:table-cell>
          <table:table-cell office:value-type="float" office:value="0.015455" calcext:value-type="float">
            <text:p>0.015455</text:p>
          </table:table-cell>
          <table:table-cell office:value-type="float" office:value="1.26052" calcext:value-type="float">
            <text:p>1.26052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.019565" calcext:value-type="float">
            <text:p>0.019565</text:p>
          </table:table-cell>
          <table:table-cell/>
          <table:table-cell office:value-type="float" office:value="0.0551455" calcext:value-type="float">
            <text:p>0.0551455</text:p>
          </table:table-cell>
          <table:table-cell office:value-type="float" office:value="0.0016675" calcext:value-type="float">
            <text:p>0.0016675</text:p>
          </table:table-cell>
          <table:table-cell office:value-type="float" office:value="0.0020595" calcext:value-type="float">
            <text:p>0.0020595</text:p>
          </table:table-cell>
          <table:table-cell office:value-type="float" office:value="0.0416007" calcext:value-type="float">
            <text:p>0.0416007</text:p>
          </table:table-cell>
          <table:table-cell office:value-type="float" office:value="0.0009677" calcext:value-type="float">
            <text:p>0.0009677</text:p>
          </table:table-cell>
          <table:table-cell office:value-type="float" office:value="0.0012723" calcext:value-type="float">
            <text:p>0.0012723</text:p>
          </table:table-cell>
          <table:table-cell office:value-type="float" office:value="0.848283" calcext:value-type="float">
            <text:p>0.848283</text:p>
          </table:table-cell>
          <table:table-cell office:value-type="float" office:value="0.008689" calcext:value-type="float">
            <text:p>0.008689</text:p>
          </table:table-cell>
          <table:table-cell office:value-type="float" office:value="0.014555" calcext:value-type="float">
            <text:p>0.014555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0598975" calcext:value-type="float">
            <text:p>0.0598975</text:p>
          </table:table-cell>
          <table:table-cell office:value-type="float" office:value="0.0031835" calcext:value-type="float">
            <text:p>0.0031835</text:p>
          </table:table-cell>
          <table:table-cell office:value-type="float" office:value="0.0047835" calcext:value-type="float">
            <text:p>0.0047835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88693" calcext:value-type="float">
            <text:p>0.0288693</text:p>
          </table:table-cell>
          <table:table-cell office:value-type="float" office:value="0.0010753" calcext:value-type="float">
            <text:p>0.0010753</text:p>
          </table:table-cell>
          <table:table-cell office:value-type="float" office:value="0.0013667" calcext:value-type="float">
            <text:p>0.0013667</text:p>
          </table:table-cell>
          <table:table-cell office:value-type="float" office:value="0.0523689" calcext:value-type="float">
            <text:p>0.0523689</text:p>
          </table:table-cell>
          <table:table-cell office:value-type="float" office:value="0.0021159" calcext:value-type="float">
            <text:p>0.0021159</text:p>
          </table:table-cell>
          <table:table-cell office:value-type="float" office:value="0.0019781" calcext:value-type="float">
            <text:p>0.0019781</text:p>
          </table:table-cell>
          <table:table-cell office:value-type="float" office:value="0.0355105" calcext:value-type="float">
            <text:p>0.0355105</text:p>
          </table:table-cell>
          <table:table-cell office:value-type="float" office:value="0.0004955" calcext:value-type="float">
            <text:p>0.0004955</text:p>
          </table:table-cell>
          <table:table-cell office:value-type="float" office:value="0.0005535" calcext:value-type="float">
            <text:p>0.0005535</text:p>
          </table:table-cell>
          <table:table-cell office:value-type="float" office:value="0.0710187" calcext:value-type="float">
            <text:p>0.0710187</text:p>
          </table:table-cell>
          <table:table-cell office:value-type="float" office:value="0.0011857" calcext:value-type="float">
            <text:p>0.0011857</text:p>
          </table:table-cell>
          <table:table-cell office:value-type="float" office:value="0.0011233" calcext:value-type="float">
            <text:p>0.0011233</text:p>
          </table:table-cell>
          <table:table-cell office:value-type="float" office:value="0.0558777" calcext:value-type="float">
            <text:p>0.0558777</text:p>
          </table:table-cell>
          <table:table-cell office:value-type="float" office:value="0.0010787" calcext:value-type="float">
            <text:p>0.0010787</text:p>
          </table:table-cell>
          <table:table-cell office:value-type="float" office:value="0.0010073" calcext:value-type="float">
            <text:p>0.0010073</text:p>
          </table:table-cell>
          <table:table-cell office:value-type="float" office:value="0.0458246" calcext:value-type="float">
            <text:p>0.0458246</text:p>
          </table:table-cell>
          <table:table-cell office:value-type="float" office:value="0.0009556" calcext:value-type="float">
            <text:p>0.0009556</text:p>
          </table:table-cell>
          <table:table-cell office:value-type="float" office:value="0.0009464" calcext:value-type="float">
            <text:p>0.0009464</text:p>
          </table:table-cell>
          <table:table-cell office:value-type="float" office:value="0.196798" calcext:value-type="float">
            <text:p>0.196798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542118" calcext:value-type="float">
            <text:p>0.542118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0.013449" calcext:value-type="float">
            <text:p>0.013449</text:p>
          </table:table-cell>
          <table:table-cell office:value-type="float" office:value="0.307226" calcext:value-type="float">
            <text:p>0.307226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0.012978" calcext:value-type="float">
            <text:p>0.012978</text:p>
          </table:table-cell>
          <table:table-cell office:value-type="float" office:value="0.596611" calcext:value-type="float">
            <text:p>0.596611</text:p>
          </table:table-cell>
          <table:table-cell office:value-type="float" office:value="0.004429" calcext:value-type="float">
            <text:p>0.004429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0.540301" calcext:value-type="float">
            <text:p>0.540301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.025901" calcext:value-type="float">
            <text:p>0.025901</text:p>
          </table:table-cell>
          <table:table-cell office:value-type="float" office:value="0.724921" calcext:value-type="float">
            <text:p>0.724921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0.961777" calcext:value-type="float">
            <text:p>0.961777</text:p>
          </table:table-cell>
          <table:table-cell office:value-type="float" office:value="0.009474" calcext:value-type="float">
            <text:p>0.009474</text:p>
          </table:table-cell>
          <table:table-cell office:value-type="float" office:value="0.015511" calcext:value-type="float">
            <text:p>0.015511</text:p>
          </table:table-cell>
          <table:table-cell/>
          <table:table-cell office:value-type="float" office:value="0.0449956" calcext:value-type="float">
            <text:p>0.0449956</text:p>
          </table:table-cell>
          <table:table-cell office:value-type="float" office:value="0.0017596" calcext:value-type="float">
            <text:p>0.0017596</text:p>
          </table:table-cell>
          <table:table-cell office:value-type="float" office:value="0.0019224" calcext:value-type="float">
            <text:p>0.0019224</text:p>
          </table:table-cell>
          <table:table-cell office:value-type="float" office:value="0.0369063" calcext:value-type="float">
            <text:p>0.0369063</text:p>
          </table:table-cell>
          <table:table-cell office:value-type="float" office:value="0.0009273" calcext:value-type="float">
            <text:p>0.0009273</text:p>
          </table:table-cell>
          <table:table-cell office:value-type="float" office:value="0.0009027" calcext:value-type="float">
            <text:p>0.0009027</text:p>
          </table:table-cell>
          <table:table-cell office:value-type="float" office:value="0.0267329" calcext:value-type="float">
            <text:p>0.0267329</text:p>
          </table:table-cell>
          <table:table-cell office:value-type="float" office:value="0.0010799" calcext:value-type="float">
            <text:p>0.0010799</text:p>
          </table:table-cell>
          <table:table-cell office:value-type="float" office:value="0.0011921" calcext:value-type="float">
            <text:p>0.0011921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0594216" calcext:value-type="float">
            <text:p>0.0594216</text:p>
          </table:table-cell>
          <table:table-cell office:value-type="float" office:value="0.0040686" calcext:value-type="float">
            <text:p>0.0040686</text:p>
          </table:table-cell>
          <table:table-cell office:value-type="float" office:value="0.0032474" calcext:value-type="float">
            <text:p>0.0032474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03386" calcext:value-type="float">
            <text:p>0.0303386</text:p>
          </table:table-cell>
          <table:table-cell office:value-type="float" office:value="0.0011146" calcext:value-type="float">
            <text:p>0.0011146</text:p>
          </table:table-cell>
          <table:table-cell office:value-type="float" office:value="0.0013784" calcext:value-type="float">
            <text:p>0.0013784</text:p>
          </table:table-cell>
          <table:table-cell office:value-type="float" office:value="0.0592412" calcext:value-type="float">
            <text:p>0.0592412</text:p>
          </table:table-cell>
          <table:table-cell office:value-type="float" office:value="0.0034142" calcext:value-type="float">
            <text:p>0.0034142</text:p>
          </table:table-cell>
          <table:table-cell office:value-type="float" office:value="0.0050468" calcext:value-type="float">
            <text:p>0.0050468</text:p>
          </table:table-cell>
          <table:table-cell office:value-type="float" office:value="0.0382221" calcext:value-type="float">
            <text:p>0.0382221</text:p>
          </table:table-cell>
          <table:table-cell office:value-type="float" office:value="0.0014921" calcext:value-type="float">
            <text:p>0.0014921</text:p>
          </table:table-cell>
          <table:table-cell office:value-type="float" office:value="0.0012279" calcext:value-type="float">
            <text:p>0.0012279</text:p>
          </table:table-cell>
          <table:table-cell office:value-type="float" office:value="0.103951" calcext:value-type="float">
            <text:p>0.103951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622065" calcext:value-type="float">
            <text:p>0.0622065</text:p>
          </table:table-cell>
          <table:table-cell office:value-type="float" office:value="0.0009535" calcext:value-type="float">
            <text:p>0.0009535</text:p>
          </table:table-cell>
          <table:table-cell office:value-type="float" office:value="0.0005355" calcext:value-type="float">
            <text:p>0.0005355</text:p>
          </table:table-cell>
          <table:table-cell office:value-type="float" office:value="0.0585512" calcext:value-type="float">
            <text:p>0.0585512</text:p>
          </table:table-cell>
          <table:table-cell office:value-type="float" office:value="0.0015622" calcext:value-type="float">
            <text:p>0.0015622</text:p>
          </table:table-cell>
          <table:table-cell office:value-type="float" office:value="0.0010758" calcext:value-type="float">
            <text:p>0.0010758</text:p>
          </table:table-cell>
          <table:table-cell office:value-type="float" office:value="0.229679" calcext:value-type="float">
            <text:p>0.229679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59526" calcext:value-type="float">
            <text:p>0.59526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9434" calcext:value-type="float">
            <text:p>0.009434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697591" calcext:value-type="float">
            <text:p>0.697591</text:p>
          </table:table-cell>
          <table:table-cell office:value-type="float" office:value="0.002827" calcext:value-type="float">
            <text:p>0.002827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683473" calcext:value-type="float">
            <text:p>0.683473</text:p>
          </table:table-cell>
          <table:table-cell office:value-type="float" office:value="0.007002" calcext:value-type="float">
            <text:p>0.007002</text:p>
          </table:table-cell>
          <table:table-cell office:value-type="float" office:value="0.009086" calcext:value-type="float">
            <text:p>0.009086</text:p>
          </table:table-cell>
          <table:table-cell office:value-type="float" office:value="1.03647" calcext:value-type="float">
            <text:p>1.03647</text:p>
          </table:table-cell>
          <table:table-cell office:value-type="float" office:value="0.007829" calcext:value-type="float">
            <text:p>0.007829</text:p>
          </table:table-cell>
          <table:table-cell office:value-type="float" office:value="0.011893" calcext:value-type="float">
            <text:p>0.011893</text:p>
          </table:table-cell>
          <table:table-cell office:value-type="float" office:value="1.30175" calcext:value-type="float">
            <text:p>1.3017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23799" calcext:value-type="float">
            <text:p>0.023799</text:p>
          </table:table-cell>
          <table:table-cell/>
          <table:table-cell office:value-type="float" office:value="0.0582606" calcext:value-type="float">
            <text:p>0.0582606</text:p>
          </table:table-cell>
          <table:table-cell office:value-type="float" office:value="0.0018046" calcext:value-type="float">
            <text:p>0.0018046</text:p>
          </table:table-cell>
          <table:table-cell office:value-type="float" office:value="0.0018884" calcext:value-type="float">
            <text:p>0.0018884</text:p>
          </table:table-cell>
          <table:table-cell office:value-type="float" office:value="0.0400049" calcext:value-type="float">
            <text:p>0.0400049</text:p>
          </table:table-cell>
          <table:table-cell office:value-type="float" office:value="0.0024529" calcext:value-type="float">
            <text:p>0.0024529</text:p>
          </table:table-cell>
          <table:table-cell office:value-type="float" office:value="0.0021451" calcext:value-type="float">
            <text:p>0.0021451</text:p>
          </table:table-cell>
          <table:table-cell office:value-type="float" office:value="0.0291874" calcext:value-type="float">
            <text:p>0.0291874</text:p>
          </table:table-cell>
          <table:table-cell office:value-type="float" office:value="0.0010364" calcext:value-type="float">
            <text:p>0.0010364</text:p>
          </table:table-cell>
          <table:table-cell office:value-type="float" office:value="0.0014196" calcext:value-type="float">
            <text:p>0.0014196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034421" calcext:value-type="float">
            <text:p>0.0034421</text:p>
          </table:table-cell>
          <table:table-cell office:value-type="float" office:value="0.0042529" calcext:value-type="float">
            <text:p>0.0042529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52097" calcext:value-type="float">
            <text:p>0.152097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163335" calcext:value-type="float">
            <text:p>0.163335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149765" calcext:value-type="float">
            <text:p>0.149765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194004" calcext:value-type="float">
            <text:p>0.194004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0.161268" calcext:value-type="float">
            <text:p>0.161268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161509" calcext:value-type="float">
            <text:p>0.161509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350911" calcext:value-type="float">
            <text:p>0.350911</text:p>
          </table:table-cell>
          <table:table-cell office:value-type="float" office:value="0.004349" calcext:value-type="float">
            <text:p>0.004349</text:p>
          </table:table-cell>
          <table:table-cell office:value-type="float" office:value="0.008402" calcext:value-type="float">
            <text:p>0.008402</text:p>
          </table:table-cell>
          <table:table-cell office:value-type="float" office:value="0.753606" calcext:value-type="float">
            <text:p>0.753606</text:p>
          </table:table-cell>
          <table:table-cell office:value-type="float" office:value="0.023207" calcext:value-type="float">
            <text:p>0.023207</text:p>
          </table:table-cell>
          <table:table-cell office:value-type="float" office:value="0.145047" calcext:value-type="float">
            <text:p>0.145047</text:p>
          </table:table-cell>
          <table:table-cell office:value-type="float" office:value="0.567948" calcext:value-type="float">
            <text:p>0.567948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0.886466" calcext:value-type="float">
            <text:p>0.886466</text:p>
          </table:table-cell>
          <table:table-cell office:value-type="float" office:value="0.011707" calcext:value-type="float">
            <text:p>0.011707</text:p>
          </table:table-cell>
          <table:table-cell office:value-type="float" office:value="0.008745" calcext:value-type="float">
            <text:p>0.008745</text:p>
          </table:table-cell>
          <table:table-cell office:value-type="float" office:value="1.05219" calcext:value-type="float">
            <text:p>1.05219</text:p>
          </table:table-cell>
          <table:table-cell office:value-type="float" office:value="0.042207" calcext:value-type="float">
            <text:p>0.042207</text:p>
          </table:table-cell>
          <table:table-cell office:value-type="float" office:value="0.162856" calcext:value-type="float">
            <text:p>0.162856</text:p>
          </table:table-cell>
          <table:table-cell office:value-type="float" office:value="1.15632" calcext:value-type="float">
            <text:p>1.15632</text:p>
          </table:table-cell>
          <table:table-cell office:value-type="float" office:value="0.006909" calcext:value-type="float">
            <text:p>0.006909</text:p>
          </table:table-cell>
          <table:table-cell office:value-type="float" office:value="0.018305" calcext:value-type="float">
            <text:p>0.018305</text:p>
          </table:table-cell>
          <table:table-cell office:value-type="float" office:value="1.62627" calcext:value-type="float">
            <text:p>1.62627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.035612" calcext:value-type="float">
            <text:p>0.035612</text:p>
          </table:table-cell>
          <table:table-cell/>
          <table:table-cell office:value-type="float" office:value="0.169676" calcext:value-type="float">
            <text:p>0.169676</text:p>
          </table:table-cell>
          <table:table-cell office:value-type="float" office:value="0.006856" calcext:value-type="float">
            <text:p>0.006856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0.152445" calcext:value-type="float">
            <text:p>0.152445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1.06727" calcext:value-type="float">
            <text:p>1.06727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031878" calcext:value-type="float">
            <text:p>0.031878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168674" calcext:value-type="float">
            <text:p>0.168674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00484" calcext:value-type="float">
            <text:p>0.0048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377701" calcext:value-type="float">
            <text:p>0.0377701</text:p>
          </table:table-cell>
          <table:table-cell office:value-type="float" office:value="0.0012471" calcext:value-type="float">
            <text:p>0.0012471</text:p>
          </table:table-cell>
          <table:table-cell office:value-type="float" office:value="0.0011189" calcext:value-type="float">
            <text:p>0.0011189</text:p>
          </table:table-cell>
          <table:table-cell office:value-type="float" office:value="0.0787824" calcext:value-type="float">
            <text:p>0.0787824</text:p>
          </table:table-cell>
          <table:table-cell office:value-type="float" office:value="0.0068924" calcext:value-type="float">
            <text:p>0.0068924</text:p>
          </table:table-cell>
          <table:table-cell office:value-type="float" office:value="0.0086666" calcext:value-type="float">
            <text:p>0.0086666</text:p>
          </table:table-cell>
          <table:table-cell office:value-type="float" office:value="0.0441224" calcext:value-type="float">
            <text:p>0.0441224</text:p>
          </table:table-cell>
          <table:table-cell office:value-type="float" office:value="0.0007294" calcext:value-type="float">
            <text:p>0.0007294</text:p>
          </table:table-cell>
          <table:table-cell office:value-type="float" office:value="0.0008846" calcext:value-type="float">
            <text:p>0.0008846</text:p>
          </table:table-cell>
          <table:table-cell office:value-type="float" office:value="0.136596" calcext:value-type="float">
            <text:p>0.136596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83766" calcext:value-type="float">
            <text:p>0.083766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843267" calcext:value-type="float">
            <text:p>0.0843267</text:p>
          </table:table-cell>
          <table:table-cell office:value-type="float" office:value="0.0024337" calcext:value-type="float">
            <text:p>0.0024337</text:p>
          </table:table-cell>
          <table:table-cell office:value-type="float" office:value="0.0031783" calcext:value-type="float">
            <text:p>0.0031783</text:p>
          </table:table-cell>
          <table:table-cell office:value-type="float" office:value="0.346937" calcext:value-type="float">
            <text:p>0.346937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41059" calcext:value-type="float">
            <text:p>0.041059</text:p>
          </table:table-cell>
          <table:table-cell office:value-type="float" office:value="0.905714" calcext:value-type="float">
            <text:p>0.905714</text:p>
          </table:table-cell>
          <table:table-cell office:value-type="float" office:value="0.023162" calcext:value-type="float">
            <text:p>0.023162</text:p>
          </table:table-cell>
          <table:table-cell office:value-type="float" office:value="0.089426" calcext:value-type="float">
            <text:p>0.089426</text:p>
          </table:table-cell>
          <table:table-cell office:value-type="float" office:value="0.573732" calcext:value-type="float">
            <text:p>0.573732</text:p>
          </table:table-cell>
          <table:table-cell office:value-type="float" office:value="0.008775" calcext:value-type="float">
            <text:p>0.008775</text:p>
          </table:table-cell>
          <table:table-cell office:value-type="float" office:value="0.010919" calcext:value-type="float">
            <text:p>0.010919</text:p>
          </table:table-cell>
          <table:table-cell office:value-type="float" office:value="1.04105" calcext:value-type="float">
            <text:p>1.04105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15382" calcext:value-type="float">
            <text:p>0.015382</text:p>
          </table:table-cell>
          <table:table-cell office:value-type="float" office:value="1.11509" calcext:value-type="float">
            <text:p>1.11509</text:p>
          </table:table-cell>
          <table:table-cell office:value-type="float" office:value="0.045925" calcext:value-type="float">
            <text:p>0.045925</text:p>
          </table:table-cell>
          <table:table-cell office:value-type="float" office:value="0.101615" calcext:value-type="float">
            <text:p>0.101615</text:p>
          </table:table-cell>
          <table:table-cell office:value-type="float" office:value="1.45488" calcext:value-type="float">
            <text:p>1.45488</text:p>
          </table:table-cell>
          <table:table-cell office:value-type="float" office:value="0.014075" calcext:value-type="float">
            <text:p>0.014075</text:p>
          </table:table-cell>
          <table:table-cell office:value-type="float" office:value="0.018044" calcext:value-type="float">
            <text:p>0.018044</text:p>
          </table:table-cell>
          <table:table-cell office:value-type="float" office:value="1.99459" calcext:value-type="float">
            <text:p>1.99459</text:p>
          </table:table-cell>
          <table:table-cell office:value-type="float" office:value="0.024605" calcext:value-type="float">
            <text:p>0.024605</text:p>
          </table:table-cell>
          <table:table-cell office:value-type="float" office:value="0.068732" calcext:value-type="float">
            <text:p>0.068732</text:p>
          </table:table-cell>
          <table:table-cell/>
          <table:table-cell office:value-type="float" office:value="0.07727" calcext:value-type="float">
            <text:p>0.07727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0460853" calcext:value-type="float">
            <text:p>0.0460853</text:p>
          </table:table-cell>
          <table:table-cell office:value-type="float" office:value="0.0009753" calcext:value-type="float">
            <text:p>0.0009753</text:p>
          </table:table-cell>
          <table:table-cell office:value-type="float" office:value="0.0007717" calcext:value-type="float">
            <text:p>0.0007717</text:p>
          </table:table-cell>
          <table:table-cell office:value-type="float" office:value="1.10182" calcext:value-type="float">
            <text:p>1.10182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31784" calcext:value-type="float">
            <text:p>0.031784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0834454" calcext:value-type="float">
            <text:p>0.0834454</text:p>
          </table:table-cell>
          <table:table-cell office:value-type="float" office:value="0.0054614" calcext:value-type="float">
            <text:p>0.0054614</text:p>
          </table:table-cell>
          <table:table-cell office:value-type="float" office:value="0.0064746" calcext:value-type="float">
            <text:p>0.0064746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772032" calcext:value-type="float">
            <text:p>0.0772032</text:p>
          </table:table-cell>
          <table:table-cell office:value-type="float" office:value="0.0020012" calcext:value-type="float">
            <text:p>0.0020012</text:p>
          </table:table-cell>
          <table:table-cell office:value-type="float" office:value="0.0021058" calcext:value-type="float">
            <text:p>0.0021058</text:p>
          </table:table-cell>
          <table:table-cell office:value-type="float" office:value="0.117009" calcext:value-type="float">
            <text:p>0.117009</text:p>
          </table:table-cell>
          <table:table-cell office:value-type="float" office:value="0.006901" calcext:value-type="float">
            <text:p>0.006901</text:p>
          </table:table-cell>
          <table:table-cell office:value-type="float" office:value="0.005527" calcext:value-type="float">
            <text:p>0.005527</text:p>
          </table:table-cell>
          <table:table-cell office:value-type="float" office:value="0.0883387" calcext:value-type="float">
            <text:p>0.0883387</text:p>
          </table:table-cell>
          <table:table-cell office:value-type="float" office:value="0.0025137" calcext:value-type="float">
            <text:p>0.0025137</text:p>
          </table:table-cell>
          <table:table-cell office:value-type="float" office:value="0.0025743" calcext:value-type="float">
            <text:p>0.0025743</text:p>
          </table:table-cell>
          <table:table-cell office:value-type="float" office:value="0.240975" calcext:value-type="float">
            <text:p>0.240975</text:p>
          </table:table-cell>
          <table:table-cell office:value-type="float" office:value="0.005247" calcext:value-type="float">
            <text:p>0.005247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0.173267" calcext:value-type="float">
            <text:p>0.173267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158352" calcext:value-type="float">
            <text:p>0.158352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0.79135" calcext:value-type="float">
            <text:p>0.79135</text:p>
          </table:table-cell>
          <table:table-cell office:value-type="float" office:value="0.038198" calcext:value-type="float">
            <text:p>0.038198</text:p>
          </table:table-cell>
          <table:table-cell office:value-type="float" office:value="0.155478" calcext:value-type="float">
            <text:p>0.155478</text:p>
          </table:table-cell>
          <table:table-cell office:value-type="float" office:value="2.02653" calcext:value-type="float">
            <text:p>2.02653</text:p>
          </table:table-cell>
          <table:table-cell office:value-type="float" office:value="0.016383" calcext:value-type="float">
            <text:p>0.016383</text:p>
          </table:table-cell>
          <table:table-cell office:value-type="float" office:value="0.052209" calcext:value-type="float">
            <text:p>0.052209</text:p>
          </table:table-cell>
          <table:table-cell office:value-type="float" office:value="1.24242" calcext:value-type="float">
            <text:p>1.24242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3943" calcext:value-type="float">
            <text:p>0.013943</text:p>
          </table:table-cell>
          <table:table-cell office:value-type="float" office:value="2.02437" calcext:value-type="float">
            <text:p>2.02437</text:p>
          </table:table-cell>
          <table:table-cell office:value-type="float" office:value="0.022384" calcext:value-type="float">
            <text:p>0.022384</text:p>
          </table:table-cell>
          <table:table-cell office:value-type="float" office:value="0.056088" calcext:value-type="float">
            <text:p>0.056088</text:p>
          </table:table-cell>
          <table:table-cell office:value-type="float" office:value="1.9075" calcext:value-type="float">
            <text:p>1.9075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22395" calcext:value-type="float">
            <text:p>0.022395</text:p>
          </table:table-cell>
          <table:table-cell office:value-type="float" office:value="2.86561" calcext:value-type="float">
            <text:p>2.86561</text:p>
          </table:table-cell>
          <table:table-cell office:value-type="float" office:value="0.017123" calcext:value-type="float">
            <text:p>0.017123</text:p>
          </table:table-cell>
          <table:table-cell office:value-type="float" office:value="0.031986" calcext:value-type="float">
            <text:p>0.031986</text:p>
          </table:table-cell>
          <table:table-cell office:value-type="float" office:value="3.7814" calcext:value-type="float">
            <text:p>3.7814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59605" calcext:value-type="float">
            <text:p>0.059605</text:p>
          </table:table-cell>
          <table:table-cell/>
          <table:table-cell office:value-type="float" office:value="0.150071" calcext:value-type="float">
            <text:p>0.150071</text:p>
          </table:table-cell>
          <table:table-cell office:value-type="float" office:value="0.004443" calcext:value-type="float">
            <text:p>0.004443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0883152" calcext:value-type="float">
            <text:p>0.0883152</text:p>
          </table:table-cell>
          <table:table-cell office:value-type="float" office:value="0.0017172" calcext:value-type="float">
            <text:p>0.0017172</text:p>
          </table:table-cell>
          <table:table-cell office:value-type="float" office:value="0.0033168" calcext:value-type="float">
            <text:p>0.0033168</text:p>
          </table:table-cell>
          <table:table-cell office:value-type="float" office:value="2.67551" calcext:value-type="float">
            <text:p>2.67551</text:p>
          </table:table-cell>
          <table:table-cell office:value-type="float" office:value="0.066685" calcext:value-type="float">
            <text:p>0.066685</text:p>
          </table:table-cell>
          <table:table-cell office:value-type="float" office:value="0.144085" calcext:value-type="float">
            <text:p>0.144085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08431" calcext:value-type="float">
            <text:p>0.008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868343" calcext:value-type="float">
            <text:p>0.0868343</text:p>
          </table:table-cell>
          <table:table-cell office:value-type="float" office:value="0.0021583" calcext:value-type="float">
            <text:p>0.0021583</text:p>
          </table:table-cell>
          <table:table-cell office:value-type="float" office:value="0.0026727" calcext:value-type="float">
            <text:p>0.0026727</text:p>
          </table:table-cell>
          <table:table-cell office:value-type="float" office:value="0.123303" calcext:value-type="float">
            <text:p>0.123303</text:p>
          </table:table-cell>
          <table:table-cell office:value-type="float" office:value="0.013229" calcext:value-type="float">
            <text:p>0.013229</text:p>
          </table:table-cell>
          <table:table-cell office:value-type="float" office:value="0.019151" calcext:value-type="float">
            <text:p>0.019151</text:p>
          </table:table-cell>
          <table:table-cell office:value-type="float" office:value="0.0963195" calcext:value-type="float">
            <text:p>0.0963195</text:p>
          </table:table-cell>
          <table:table-cell office:value-type="float" office:value="0.0027155" calcext:value-type="float">
            <text:p>0.0027155</text:p>
          </table:table-cell>
          <table:table-cell office:value-type="float" office:value="0.0026115" calcext:value-type="float">
            <text:p>0.0026115</text:p>
          </table:table-cell>
          <table:table-cell office:value-type="float" office:value="0.257363" calcext:value-type="float">
            <text:p>0.257363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181491" calcext:value-type="float">
            <text:p>0.181491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1662" calcext:value-type="float">
            <text:p>0.001662</text:p>
          </table:table-cell>
          <table:table-cell office:value-type="float" office:value="0.167923" calcext:value-type="float">
            <text:p>0.167923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020796" calcext:value-type="float">
            <text:p>0.020796</text:p>
          </table:table-cell>
          <table:table-cell office:value-type="float" office:value="0.060631" calcext:value-type="float">
            <text:p>0.060631</text:p>
          </table:table-cell>
          <table:table-cell office:value-type="float" office:value="2.22351" calcext:value-type="float">
            <text:p>2.22351</text:p>
          </table:table-cell>
          <table:table-cell office:value-type="float" office:value="0.024067" calcext:value-type="float">
            <text:p>0.024067</text:p>
          </table:table-cell>
          <table:table-cell office:value-type="float" office:value="0.052455" calcext:value-type="float">
            <text:p>0.052455</text:p>
          </table:table-cell>
          <table:table-cell office:value-type="float" office:value="1.35362" calcext:value-type="float">
            <text:p>1.35362</text:p>
          </table:table-cell>
          <table:table-cell office:value-type="float" office:value="0.010571" calcext:value-type="float">
            <text:p>0.010571</text:p>
          </table:table-cell>
          <table:table-cell office:value-type="float" office:value="0.022541" calcext:value-type="float">
            <text:p>0.022541</text:p>
          </table:table-cell>
          <table:table-cell office:value-type="float" office:value="2.25364" calcext:value-type="float">
            <text:p>2.25364</text:p>
          </table:table-cell>
          <table:table-cell office:value-type="float" office:value="0.018495" calcext:value-type="float">
            <text:p>0.018495</text:p>
          </table:table-cell>
          <table:table-cell office:value-type="float" office:value="0.035586" calcext:value-type="float">
            <text:p>0.035586</text:p>
          </table:table-cell>
          <table:table-cell office:value-type="float" office:value="2.15248" calcext:value-type="float">
            <text:p>2.15248</text:p>
          </table:table-cell>
          <table:table-cell office:value-type="float" office:value="0.033159" calcext:value-type="float">
            <text:p>0.033159</text:p>
          </table:table-cell>
          <table:table-cell office:value-type="float" office:value="0.052236" calcext:value-type="float">
            <text:p>0.052236</text:p>
          </table:table-cell>
          <table:table-cell office:value-type="float" office:value="3.13226" calcext:value-type="float">
            <text:p>3.13226</text:p>
          </table:table-cell>
          <table:table-cell office:value-type="float" office:value="0.026634" calcext:value-type="float">
            <text:p>0.026634</text:p>
          </table:table-cell>
          <table:table-cell office:value-type="float" office:value="0.056887" calcext:value-type="float">
            <text:p>0.056887</text:p>
          </table:table-cell>
          <table:table-cell office:value-type="float" office:value="4.09186" calcext:value-type="float">
            <text:p>4.09186</text:p>
          </table:table-cell>
          <table:table-cell office:value-type="float" office:value="0.037205" calcext:value-type="float">
            <text:p>0.037205</text:p>
          </table:table-cell>
          <table:table-cell office:value-type="float" office:value="0.051232" calcext:value-type="float">
            <text:p>0.051232</text:p>
          </table:table-cell>
          <table:table-cell/>
          <table:table-cell office:value-type="float" office:value="0.161505" calcext:value-type="float">
            <text:p>0.161505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985171" calcext:value-type="float">
            <text:p>0.0985171</text:p>
          </table:table-cell>
          <table:table-cell office:value-type="float" office:value="0.0023261" calcext:value-type="float">
            <text:p>0.0023261</text:p>
          </table:table-cell>
          <table:table-cell office:value-type="float" office:value="0.0031709" calcext:value-type="float">
            <text:p>0.0031709</text:p>
          </table:table-cell>
          <table:table-cell office:value-type="float" office:value="2.86816" calcext:value-type="float">
            <text:p>2.86816</text:p>
          </table:table-cell>
          <table:table-cell office:value-type="float" office:value="0.037298" calcext:value-type="float">
            <text:p>0.037298</text:p>
          </table:table-cell>
          <table:table-cell office:value-type="float" office:value="0.081462" calcext:value-type="float">
            <text:p>0.081462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130057" calcext:value-type="float">
            <text:p>0.130057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3423" calcext:value-type="float">
            <text:p>0.01342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877036" calcext:value-type="float">
            <text:p>0.0877036</text:p>
          </table:table-cell>
          <table:table-cell office:value-type="float" office:value="0.0019986" calcext:value-type="float">
            <text:p>0.0019986</text:p>
          </table:table-cell>
          <table:table-cell office:value-type="float" office:value="0.0025114" calcext:value-type="float">
            <text:p>0.0025114</text:p>
          </table:table-cell>
          <table:table-cell office:value-type="float" office:value="0.132246" calcext:value-type="float">
            <text:p>0.132246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978374" calcext:value-type="float">
            <text:p>0.0978374</text:p>
          </table:table-cell>
          <table:table-cell office:value-type="float" office:value="0.0023404" calcext:value-type="float">
            <text:p>0.0023404</text:p>
          </table:table-cell>
          <table:table-cell office:value-type="float" office:value="0.0030406" calcext:value-type="float">
            <text:p>0.0030406</text:p>
          </table:table-cell>
          <table:table-cell office:value-type="float" office:value="0.275647" calcext:value-type="float">
            <text:p>0.275647</text:p>
          </table:table-cell>
          <table:table-cell office:value-type="float" office:value="0.008037" calcext:value-type="float">
            <text:p>0.008037</text:p>
          </table:table-cell>
          <table:table-cell office:value-type="float" office:value="0.008373" calcext:value-type="float">
            <text:p>0.008373</text:p>
          </table:table-cell>
          <table:table-cell office:value-type="float" office:value="0.195986" calcext:value-type="float">
            <text:p>0.195986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173193" calcext:value-type="float">
            <text:p>0.173193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4387" calcext:value-type="float">
            <text:p>0.004387</text:p>
          </table:table-cell>
          <table:table-cell office:value-type="float" office:value="0.895204" calcext:value-type="float">
            <text:p>0.895204</text:p>
          </table:table-cell>
          <table:table-cell office:value-type="float" office:value="0.03727" calcext:value-type="float">
            <text:p>0.03727</text:p>
          </table:table-cell>
          <table:table-cell office:value-type="float" office:value="0.149839" calcext:value-type="float">
            <text:p>0.149839</text:p>
          </table:table-cell>
          <table:table-cell office:value-type="float" office:value="2.38679" calcext:value-type="float">
            <text:p>2.38679</text:p>
          </table:table-cell>
          <table:table-cell office:value-type="float" office:value="0.036292" calcext:value-type="float">
            <text:p>0.036292</text:p>
          </table:table-cell>
          <table:table-cell office:value-type="float" office:value="0.115047" calcext:value-type="float">
            <text:p>0.115047</text:p>
          </table:table-cell>
          <table:table-cell office:value-type="float" office:value="1.3705" calcext:value-type="float">
            <text:p>1.3705</text:p>
          </table:table-cell>
          <table:table-cell office:value-type="float" office:value="0.016119" calcext:value-type="float">
            <text:p>0.016119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2.30968" calcext:value-type="float">
            <text:p>2.30968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101726" calcext:value-type="float">
            <text:p>0.101726</text:p>
          </table:table-cell>
          <table:table-cell office:value-type="float" office:value="2.20619" calcext:value-type="float">
            <text:p>2.20619</text:p>
          </table:table-cell>
          <table:table-cell office:value-type="float" office:value="0.023497" calcext:value-type="float">
            <text:p>0.023497</text:p>
          </table:table-cell>
          <table:table-cell office:value-type="float" office:value="0.055164" calcext:value-type="float">
            <text:p>0.055164</text:p>
          </table:table-cell>
          <table:table-cell office:value-type="float" office:value="3.35971" calcext:value-type="float">
            <text:p>3.35971</text:p>
          </table:table-cell>
          <table:table-cell office:value-type="float" office:value="0.027547" calcext:value-type="float">
            <text:p>0.027547</text:p>
          </table:table-cell>
          <table:table-cell office:value-type="float" office:value="0.038495" calcext:value-type="float">
            <text:p>0.038495</text:p>
          </table:table-cell>
          <table:table-cell office:value-type="float" office:value="4.41093" calcext:value-type="float">
            <text:p>4.41093</text:p>
          </table:table-cell>
          <table:table-cell office:value-type="float" office:value="0.041762" calcext:value-type="float">
            <text:p>0.041762</text:p>
          </table:table-cell>
          <table:table-cell office:value-type="float" office:value="0.083866" calcext:value-type="float">
            <text:p>0.083866</text:p>
          </table:table-cell>
          <table:table-cell/>
          <table:table-cell office:value-type="float" office:value="0.176011" calcext:value-type="float">
            <text:p>0.176011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3.12515" calcext:value-type="float">
            <text:p>3.12515</text:p>
          </table:table-cell>
          <table:table-cell office:value-type="float" office:value="0.076004" calcext:value-type="float">
            <text:p>0.076004</text:p>
          </table:table-cell>
          <table:table-cell office:value-type="float" office:value="0.136502" calcext:value-type="float">
            <text:p>0.136502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006199" calcext:value-type="float">
            <text:p>0.006199</text:p>
          </table:table-cell>
          <table:table-cell office:value-type="float" office:value="0.006132" calcext:value-type="float">
            <text:p>0.006132</text:p>
          </table:table-cell>
        </table:table-row>
        <table:table-row table:style-name="ro1" table:number-rows-repeated="2">
          <table:table-cell table:number-columns-repeated="55"/>
        </table:table-row>
        <table:table-row table:style-name="ro1">
          <table:table-cell office:value-type="string" calcext:value-type="string">
            <text:p>Normalized to v8-turbofan</text:p>
          </table:table-cell>
          <table:table-cell table:number-columns-repeated="6"/>
          <table:table-cell office:value-type="string" calcext:value-type="string">
            <text:p>sm-opt</text:p>
          </table:table-cell>
          <table:table-cell table:number-columns-repeated="2"/>
          <table:table-cell table:formula="of:=[.K3]" office:value-type="string" office:string-value="jsc-bbq" calcext:value-type="string">
            <text:p>jsc-bbq</text:p>
          </table:table-cell>
          <table:table-cell table:number-columns-repeated="2"/>
          <table:table-cell table:formula="of:=[.N3]" office:value-type="string" office:string-value="sm-base" calcext:value-type="string">
            <text:p>sm-base</text:p>
          </table:table-cell>
          <table:table-cell table:number-columns-repeated="2"/>
          <table:table-cell table:formula="of:=[.Q3]" office:value-type="string" office:string-value="v8-liftoff" calcext:value-type="string">
            <text:p>v8-liftoff</text:p>
          </table:table-cell>
          <table:table-cell table:number-columns-repeated="2"/>
          <table:table-cell table:formula="of:=[.T3]" office:value-type="string" office:string-value="wasm3" calcext:value-type="string">
            <text:p>wasm3</text:p>
          </table:table-cell>
          <table:table-cell table:number-columns-repeated="2"/>
          <table:table-cell table:formula="of:=[.BA3]" office:value-type="string" office:string-value="jsc-omg" calcext:value-type="string">
            <text:p>jsc-omg</text:p>
          </table:table-cell>
          <table:table-cell table:number-columns-repeated="32"/>
        </table:table-row>
        <table:table-row table:style-name="ro1">
          <table:table-cell table:formula="of:=[.A4]" office:value-type="string" office:string-value="bicg" calcext:value-type="string">
            <text:p>bicg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C4]/[.B4]" office:value-type="float" office:value="0.0593623282578678" calcext:value-type="float">
            <text:p>0.059362328257868</text:p>
          </table:table-cell>
          <table:table-cell table:formula="of:=[.D4]/[.B4]" office:value-type="float" office:value="0.0775940169071109" calcext:value-type="float">
            <text:p>0.077594016907111</text:p>
          </table:table-cell>
          <table:table-cell table:number-columns-repeated="2"/>
          <table:table-cell table:formula="of:=[.A31]" office:value-type="string" office:string-value="bicg" calcext:value-type="string">
            <text:p>bicg</text:p>
          </table:table-cell>
          <table:table-cell table:formula="of:=[.H4]/[.B4]" office:value-type="float" office:value="1.14201098399885" calcext:value-type="float">
            <text:p>1.14201098399885</text:p>
          </table:table-cell>
          <table:table-cell table:formula="of:=[.I4]/[.B4]" office:value-type="float" office:value="0.0393624532180368" calcext:value-type="float">
            <text:p>0.039362453218037</text:p>
          </table:table-cell>
          <table:table-cell table:formula="of:=[.J4]/[.B4]" office:value-type="float" office:value="0.041236855752229" calcext:value-type="float">
            <text:p>0.041236855752229</text:p>
          </table:table-cell>
          <table:table-cell table:formula="of:=[.K4]/[.B4]" office:value-type="float" office:value="0.74994845393031" calcext:value-type="float">
            <text:p>0.74994845393031</text:p>
          </table:table-cell>
          <table:table-cell table:formula="of:=[.L4]/[.B4]" office:value-type="float" office:value="0.0397998138093483" calcext:value-type="float">
            <text:p>0.039799813809348</text:p>
          </table:table-cell>
          <table:table-cell table:formula="of:=[.M4]/[.B4]" office:value-type="float" office:value="0.126522171057975" calcext:value-type="float">
            <text:p>0.126522171057975</text:p>
          </table:table-cell>
          <table:table-cell table:formula="of:=[.N4]/[.B4]" office:value-type="float" office:value="0.947872865524114" calcext:value-type="float">
            <text:p>0.947872865524114</text:p>
          </table:table-cell>
          <table:table-cell table:formula="of:=[.O4]/[.B4]" office:value-type="float" office:value="0.0196687305921238" calcext:value-type="float">
            <text:p>0.019668730592124</text:p>
          </table:table-cell>
          <table:table-cell table:formula="of:=[.P4]/[.B4]" office:value-type="float" office:value="0.0271913327626819" calcext:value-type="float">
            <text:p>0.027191332762682</text:p>
          </table:table-cell>
          <table:table-cell table:formula="of:=[.Q4]/[.B4]" office:value-type="float" office:value="0.643357429819245" calcext:value-type="float">
            <text:p>0.643357429819245</text:p>
          </table:table-cell>
          <table:table-cell table:formula="of:=[.R4]/[.B4]" office:value-type="float" office:value="0.0389875727111983" calcext:value-type="float">
            <text:p>0.038987572711198</text:p>
          </table:table-cell>
          <table:table-cell table:formula="of:=[.S4]/[.B4]" office:value-type="float" office:value="0.039549893471456" calcext:value-type="float">
            <text:p>0.039549893471456</text:p>
          </table:table-cell>
          <table:table-cell table:formula="of:=[.T4]/[.B4]" office:value-type="float" office:value="0.460755009340773" calcext:value-type="float">
            <text:p>0.460755009340773</text:p>
          </table:table-cell>
          <table:table-cell table:formula="of:=[.U4]/[.B4]" office:value-type="float" office:value="0.00964879944517685" calcext:value-type="float">
            <text:p>0.009648799445177</text:p>
          </table:table-cell>
          <table:table-cell table:formula="of:=[.V4]/[.B4]" office:value-type="float" office:value="0.0112195487688299" calcext:value-type="float">
            <text:p>0.01121954876883</text:p>
          </table:table-cell>
          <table:table-cell table:formula="of:=[.BA4]/[.B4]" office:value-type="float" office:value="1.74548737589893" calcext:value-type="float">
            <text:p>1.74548737589893</text:p>
          </table:table-cell>
          <table:table-cell table:formula="of:=[.BB4]/[.B4]" office:value-type="float" office:value="0.156181467157344" calcext:value-type="float">
            <text:p>0.156181467157344</text:p>
          </table:table-cell>
          <table:table-cell table:formula="of:=[.BC4]/[.B4]" office:value-type="float" office:value="0.343534248458304" calcext:value-type="float">
            <text:p>0.343534248458304</text:p>
          </table:table-cell>
          <table:table-cell table:number-columns-repeated="30"/>
        </table:table-row>
        <table:table-row table:style-name="ro1">
          <table:table-cell table:formula="of:=[.A5]" office:value-type="string" office:string-value="mvt" calcext:value-type="string">
            <text:p>mvt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C5]/[.B5]" office:value-type="float" office:value="0.062819764339567" calcext:value-type="float">
            <text:p>0.062819764339567</text:p>
          </table:table-cell>
          <table:table-cell table:formula="of:=[.D5]/[.B5]" office:value-type="float" office:value="0.0895371538698155" calcext:value-type="float">
            <text:p>0.089537153869816</text:p>
          </table:table-cell>
          <table:table-cell table:number-columns-repeated="2"/>
          <table:table-cell table:formula="of:=[.A32]" office:value-type="string" office:string-value="mvt" calcext:value-type="string">
            <text:p>mvt</text:p>
          </table:table-cell>
          <table:table-cell table:formula="of:=[.H5]/[.B5]" office:value-type="float" office:value="1.15091935190242" calcext:value-type="float">
            <text:p>1.15091935190242</text:p>
          </table:table-cell>
          <table:table-cell table:formula="of:=[.I5]/[.B5]" office:value-type="float" office:value="0.0448093812187298" calcext:value-type="float">
            <text:p>0.04480938121873</text:p>
          </table:table-cell>
          <table:table-cell table:formula="of:=[.J5]/[.B5]" office:value-type="float" office:value="0.0958712342354219" calcext:value-type="float">
            <text:p>0.095871234235422</text:p>
          </table:table-cell>
          <table:table-cell table:formula="of:=[.K5]/[.B5]" office:value-type="float" office:value="0.757905045292755" calcext:value-type="float">
            <text:p>0.757905045292755</text:p>
          </table:table-cell>
          <table:table-cell table:formula="of:=[.L5]/[.B5]" office:value-type="float" office:value="0.0379291512081207" calcext:value-type="float">
            <text:p>0.037929151208121</text:p>
          </table:table-cell>
          <table:table-cell table:formula="of:=[.M5]/[.B5]" office:value-type="float" office:value="0.0788338763441873" calcext:value-type="float">
            <text:p>0.078833876344187</text:p>
          </table:table-cell>
          <table:table-cell table:formula="of:=[.N5]/[.B5]" office:value-type="float" office:value="0.962629553601135" calcext:value-type="float">
            <text:p>0.962629553601135</text:p>
          </table:table-cell>
          <table:table-cell table:formula="of:=[.O5]/[.B5]" office:value-type="float" office:value="0.0186695292441163" calcext:value-type="float">
            <text:p>0.018669529244116</text:p>
          </table:table-cell>
          <table:table-cell table:formula="of:=[.P5]/[.B5]" office:value-type="float" office:value="0.0350037979371865" calcext:value-type="float">
            <text:p>0.035003797937187</text:p>
          </table:table-cell>
          <table:table-cell table:formula="of:=[.Q5]/[.B5]" office:value-type="float" office:value="0.65951650062462" calcext:value-type="float">
            <text:p>0.65951650062462</text:p>
          </table:table-cell>
          <table:table-cell table:formula="of:=[.R5]/[.B5]" office:value-type="float" office:value="0.04111188534624" calcext:value-type="float">
            <text:p>0.04111188534624</text:p>
          </table:table-cell>
          <table:table-cell table:formula="of:=[.S5]/[.B5]" office:value-type="float" office:value="0.0435099217185509" calcext:value-type="float">
            <text:p>0.043509921718551</text:p>
          </table:table-cell>
          <table:table-cell table:formula="of:=[.T5]/[.B5]" office:value-type="float" office:value="0.458392185665769" calcext:value-type="float">
            <text:p>0.458392185665769</text:p>
          </table:table-cell>
          <table:table-cell table:formula="of:=[.U5]/[.B5]" office:value-type="float" office:value="0.0116166657250294" calcext:value-type="float">
            <text:p>0.011616665725029</text:p>
          </table:table-cell>
          <table:table-cell table:formula="of:=[.V5]/[.B5]" office:value-type="float" office:value="0.0128659045681965" calcext:value-type="float">
            <text:p>0.012865904568197</text:p>
          </table:table-cell>
          <table:table-cell table:formula="of:=[.BA5]/[.B5]" office:value-type="float" office:value="1.75250632466399" calcext:value-type="float">
            <text:p>1.75250632466399</text:p>
          </table:table-cell>
          <table:table-cell table:formula="of:=[.BB5]/[.B5]" office:value-type="float" office:value="0.14852131553011" calcext:value-type="float">
            <text:p>0.14852131553011</text:p>
          </table:table-cell>
          <table:table-cell table:formula="of:=[.BC5]/[.B5]" office:value-type="float" office:value="0.268937895880023" calcext:value-type="float">
            <text:p>0.268937895880023</text:p>
          </table:table-cell>
          <table:table-cell table:number-columns-repeated="30"/>
        </table:table-row>
        <table:table-row table:style-name="ro1">
          <table:table-cell table:formula="of:=[.A6]" office:value-type="string" office:string-value="atax" calcext:value-type="string">
            <text:p>atax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0.0606626547693159" calcext:value-type="float">
            <text:p>0.060662654769316</text:p>
          </table:table-cell>
          <table:table-cell table:formula="of:=[.D6]/[.B6]" office:value-type="float" office:value="0.077489985977224" calcext:value-type="float">
            <text:p>0.077489985977224</text:p>
          </table:table-cell>
          <table:table-cell table:number-columns-repeated="2"/>
          <table:table-cell table:formula="of:=[.A33]" office:value-type="string" office:string-value="atax" calcext:value-type="string">
            <text:p>atax</text:p>
          </table:table-cell>
          <table:table-cell table:formula="of:=[.H6]/[.B6]" office:value-type="float" office:value="1.15217541675313" calcext:value-type="float">
            <text:p>1.15217541675313</text:p>
          </table:table-cell>
          <table:table-cell table:formula="of:=[.I6]/[.B6]" office:value-type="float" office:value="0.0463883491482578" calcext:value-type="float">
            <text:p>0.046388349148258</text:p>
          </table:table-cell>
          <table:table-cell table:formula="of:=[.J6]/[.B6]" office:value-type="float" office:value="0.0461745489759601" calcext:value-type="float">
            <text:p>0.04617454897596</text:p>
          </table:table-cell>
          <table:table-cell table:formula="of:=[.K6]/[.B6]" office:value-type="float" office:value="0.753658183830419" calcext:value-type="float">
            <text:p>0.753658183830419</text:p>
          </table:table-cell>
          <table:table-cell table:formula="of:=[.L6]/[.B6]" office:value-type="float" office:value="0.0425839637294296" calcext:value-type="float">
            <text:p>0.04258396372943</text:p>
          </table:table-cell>
          <table:table-cell table:formula="of:=[.M6]/[.B6]" office:value-type="float" office:value="0.102108446993278" calcext:value-type="float">
            <text:p>0.102108446993278</text:p>
          </table:table-cell>
          <table:table-cell table:formula="of:=[.N6]/[.B6]" office:value-type="float" office:value="0.959566614474272" calcext:value-type="float">
            <text:p>0.959566614474272</text:p>
          </table:table-cell>
          <table:table-cell table:formula="of:=[.O6]/[.B6]" office:value-type="float" office:value="0.0201035044363536" calcext:value-type="float">
            <text:p>0.020103504436354</text:p>
          </table:table-cell>
          <table:table-cell table:formula="of:=[.P6]/[.B6]" office:value-type="float" office:value="0.0481239034880869" calcext:value-type="float">
            <text:p>0.048123903488087</text:p>
          </table:table-cell>
          <table:table-cell table:formula="of:=[.Q6]/[.B6]" office:value-type="float" office:value="0.654781892383055" calcext:value-type="float">
            <text:p>0.654781892383055</text:p>
          </table:table-cell>
          <table:table-cell table:formula="of:=[.R6]/[.B6]" office:value-type="float" office:value="0.0408609858703239" calcext:value-type="float">
            <text:p>0.040860985870324</text:p>
          </table:table-cell>
          <table:table-cell table:formula="of:=[.S6]/[.B6]" office:value-type="float" office:value="0.0549089148383608" calcext:value-type="float">
            <text:p>0.054908914838361</text:p>
          </table:table-cell>
          <table:table-cell table:formula="of:=[.T6]/[.B6]" office:value-type="float" office:value="0.459069843485697" calcext:value-type="float">
            <text:p>0.459069843485697</text:p>
          </table:table-cell>
          <table:table-cell table:formula="of:=[.U6]/[.B6]" office:value-type="float" office:value="0.00958642243141102" calcext:value-type="float">
            <text:p>0.009586422431411</text:p>
          </table:table-cell>
          <table:table-cell table:formula="of:=[.V6]/[.B6]" office:value-type="float" office:value="0.0117935947983676" calcext:value-type="float">
            <text:p>0.011793594798368</text:p>
          </table:table-cell>
          <table:table-cell table:formula="of:=[.BA6]/[.B6]" office:value-type="float" office:value="1.73801933005087" calcext:value-type="float">
            <text:p>1.73801933005087</text:p>
          </table:table-cell>
          <table:table-cell table:formula="of:=[.BB6]/[.B6]" office:value-type="float" office:value="0.137410628383859" calcext:value-type="float">
            <text:p>0.137410628383859</text:p>
          </table:table-cell>
          <table:table-cell table:formula="of:=[.BC6]/[.B6]" office:value-type="float" office:value="0.270130229457891" calcext:value-type="float">
            <text:p>0.270130229457891</text:p>
          </table:table-cell>
          <table:table-cell table:number-columns-repeated="30"/>
        </table:table-row>
        <table:table-row table:style-name="ro1">
          <table:table-cell table:formula="of:=[.A7]" office:value-type="string" office:string-value="gemver" calcext:value-type="string">
            <text:p>gemver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C7]/[.B7]" office:value-type="float" office:value="0.0784204976931563" calcext:value-type="float">
            <text:p>0.078420497693156</text:p>
          </table:table-cell>
          <table:table-cell table:formula="of:=[.D7]/[.B7]" office:value-type="float" office:value="0.118316400226723" calcext:value-type="float">
            <text:p>0.118316400226723</text:p>
          </table:table-cell>
          <table:table-cell table:number-columns-repeated="2"/>
          <table:table-cell table:formula="of:=[.A34]" office:value-type="string" office:string-value="gemver" calcext:value-type="string">
            <text:p>gemver</text:p>
          </table:table-cell>
          <table:table-cell table:formula="of:=[.H7]/[.B7]" office:value-type="float" office:value="1.14273176618295" calcext:value-type="float">
            <text:p>1.14273176618295</text:p>
          </table:table-cell>
          <table:table-cell table:formula="of:=[.I7]/[.B7]" office:value-type="float" office:value="0.0404444254831573" calcext:value-type="float">
            <text:p>0.040444425483157</text:p>
          </table:table-cell>
          <table:table-cell table:formula="of:=[.J7]/[.B7]" office:value-type="float" office:value="0.0708447862893641" calcext:value-type="float">
            <text:p>0.070844786289364</text:p>
          </table:table-cell>
          <table:table-cell table:formula="of:=[.K7]/[.B7]" office:value-type="float" office:value="0.774026828866934" calcext:value-type="float">
            <text:p>0.774026828866934</text:p>
          </table:table-cell>
          <table:table-cell table:formula="of:=[.L7]/[.B7]" office:value-type="float" office:value="0.0306563381826825" calcext:value-type="float">
            <text:p>0.030656338182683</text:p>
          </table:table-cell>
          <table:table-cell table:formula="of:=[.M7]/[.B7]" office:value-type="float" office:value="0.0583262736398155" calcext:value-type="float">
            <text:p>0.058326273639816</text:p>
          </table:table-cell>
          <table:table-cell table:formula="of:=[.N7]/[.B7]" office:value-type="float" office:value="0.957605270696076" calcext:value-type="float">
            <text:p>0.957605270696076</text:p>
          </table:table-cell>
          <table:table-cell table:formula="of:=[.O7]/[.B7]" office:value-type="float" office:value="0.0158523132431724" calcext:value-type="float">
            <text:p>0.015852313243173</text:p>
          </table:table-cell>
          <table:table-cell table:formula="of:=[.P7]/[.B7]" office:value-type="float" office:value="0.0218129292953918" calcext:value-type="float">
            <text:p>0.021812929295392</text:p>
          </table:table-cell>
          <table:table-cell table:formula="of:=[.Q7]/[.B7]" office:value-type="float" office:value="0.656191909895963" calcext:value-type="float">
            <text:p>0.656191909895963</text:p>
          </table:table-cell>
          <table:table-cell table:formula="of:=[.R7]/[.B7]" office:value-type="float" office:value="0.0383112806791933" calcext:value-type="float">
            <text:p>0.038311280679193</text:p>
          </table:table-cell>
          <table:table-cell table:formula="of:=[.S7]/[.B7]" office:value-type="float" office:value="0.056339401622409" calcext:value-type="float">
            <text:p>0.056339401622409</text:p>
          </table:table-cell>
          <table:table-cell table:formula="of:=[.T7]/[.B7]" office:value-type="float" office:value="0.593668216751891" calcext:value-type="float">
            <text:p>0.593668216751891</text:p>
          </table:table-cell>
          <table:table-cell table:formula="of:=[.U7]/[.B7]" office:value-type="float" office:value="0.0166220737824314" calcext:value-type="float">
            <text:p>0.016622073782432</text:p>
          </table:table-cell>
          <table:table-cell table:formula="of:=[.V7]/[.B7]" office:value-type="float" office:value="0.0470675353644935" calcext:value-type="float">
            <text:p>0.047067535364494</text:p>
          </table:table-cell>
          <table:table-cell table:formula="of:=[.BA7]/[.B7]" office:value-type="float" office:value="1.72875540142738" calcext:value-type="float">
            <text:p>1.72875540142738</text:p>
          </table:table-cell>
          <table:table-cell table:formula="of:=[.BB7]/[.B7]" office:value-type="float" office:value="0.165221207116171" calcext:value-type="float">
            <text:p>0.165221207116171</text:p>
          </table:table-cell>
          <table:table-cell table:formula="of:=[.BC7]/[.B7]" office:value-type="float" office:value="0.320770126221225" calcext:value-type="float">
            <text:p>0.320770126221225</text:p>
          </table:table-cell>
          <table:table-cell table:number-columns-repeated="30"/>
        </table:table-row>
        <table:table-row table:style-name="ro1">
          <table:table-cell table:formula="of:=[.A8]" office:value-type="string" office:string-value="trmm" calcext:value-type="string">
            <text:p>trmm</text:p>
          </table:table-cell>
          <table:table-cell table:formula="of:=[.B8]/[.B8]" office:value-type="float" office:value="1" calcext:value-type="float">
            <text:p>1</text:p>
          </table:table-cell>
          <table:table-cell table:formula="of:=[.C8]/[.B8]" office:value-type="float" office:value="0.0439530384221882" calcext:value-type="float">
            <text:p>0.043953038422188</text:p>
          </table:table-cell>
          <table:table-cell table:formula="of:=[.D8]/[.B8]" office:value-type="float" office:value="0.0799846027613732" calcext:value-type="float">
            <text:p>0.079984602761373</text:p>
          </table:table-cell>
          <table:table-cell table:number-columns-repeated="2"/>
          <table:table-cell table:formula="of:=[.A35]" office:value-type="string" office:string-value="trmm" calcext:value-type="string">
            <text:p>trmm</text:p>
          </table:table-cell>
          <table:table-cell table:formula="of:=[.H8]/[.B8]" office:value-type="float" office:value="1.15782676080592" calcext:value-type="float">
            <text:p>1.15782676080592</text:p>
          </table:table-cell>
          <table:table-cell table:formula="of:=[.I8]/[.B8]" office:value-type="float" office:value="0.0358036446884592" calcext:value-type="float">
            <text:p>0.035803644688459</text:p>
          </table:table-cell>
          <table:table-cell table:formula="of:=[.J8]/[.B8]" office:value-type="float" office:value="0.0377384292790648" calcext:value-type="float">
            <text:p>0.037738429279065</text:p>
          </table:table-cell>
          <table:table-cell table:formula="of:=[.K8]/[.B8]" office:value-type="float" office:value="1.32463862073157" calcext:value-type="float">
            <text:p>1.32463862073157</text:p>
          </table:table-cell>
          <table:table-cell table:formula="of:=[.L8]/[.B8]" office:value-type="float" office:value="0.0243316889352607" calcext:value-type="float">
            <text:p>0.024331688935261</text:p>
          </table:table-cell>
          <table:table-cell table:formula="of:=[.M8]/[.B8]" office:value-type="float" office:value="0.038016997741063" calcext:value-type="float">
            <text:p>0.038016997741063</text:p>
          </table:table-cell>
          <table:table-cell table:formula="of:=[.N8]/[.B8]" office:value-type="float" office:value="1.23791772607097" calcext:value-type="float">
            <text:p>1.23791772607097</text:p>
          </table:table-cell>
          <table:table-cell table:formula="of:=[.O8]/[.B8]" office:value-type="float" office:value="0.0158632076905155" calcext:value-type="float">
            <text:p>0.015863207690516</text:p>
          </table:table-cell>
          <table:table-cell table:formula="of:=[.P8]/[.B8]" office:value-type="float" office:value="0.043294603875647" calcext:value-type="float">
            <text:p>0.043294603875647</text:p>
          </table:table-cell>
          <table:table-cell table:formula="of:=[.Q8]/[.B8]" office:value-type="float" office:value="0.928564916581408" calcext:value-type="float">
            <text:p>0.928564916581408</text:p>
          </table:table-cell>
          <table:table-cell table:formula="of:=[.R8]/[.B8]" office:value-type="float" office:value="0.0491496064587364" calcext:value-type="float">
            <text:p>0.049149606458737</text:p>
          </table:table-cell>
          <table:table-cell table:formula="of:=[.S8]/[.B8]" office:value-type="float" office:value="0.0785360467589826" calcext:value-type="float">
            <text:p>0.078536046758983</text:p>
          </table:table-cell>
          <table:table-cell table:formula="of:=[.T8]/[.B8]" office:value-type="float" office:value="2.12425166381345" calcext:value-type="float">
            <text:p>2.12425166381345</text:p>
          </table:table-cell>
          <table:table-cell table:formula="of:=[.U8]/[.B8]" office:value-type="float" office:value="0.0211104245383361" calcext:value-type="float">
            <text:p>0.021110424538336</text:p>
          </table:table-cell>
          <table:table-cell table:formula="of:=[.V8]/[.B8]" office:value-type="float" office:value="0.025689077077361" calcext:value-type="float">
            <text:p>0.025689077077361</text:p>
          </table:table-cell>
          <table:table-cell table:formula="of:=[.BA8]/[.B8]" office:value-type="float" office:value="1.69113848397978" calcext:value-type="float">
            <text:p>1.69113848397978</text:p>
          </table:table-cell>
          <table:table-cell table:formula="of:=[.BB8]/[.B8]" office:value-type="float" office:value="0.102335923175883" calcext:value-type="float">
            <text:p>0.102335923175883</text:p>
          </table:table-cell>
          <table:table-cell table:formula="of:=[.BC8]/[.B8]" office:value-type="float" office:value="0.172687122033246" calcext:value-type="float">
            <text:p>0.172687122033246</text:p>
          </table:table-cell>
          <table:table-cell table:number-columns-repeated="30"/>
        </table:table-row>
        <table:table-row table:style-name="ro1">
          <table:table-cell table:formula="of:=[.A9]" office:value-type="string" office:string-value="doitgen" calcext:value-type="string">
            <text:p>doitgen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C9]/[.B9]" office:value-type="float" office:value="0.0462888475414448" calcext:value-type="float">
            <text:p>0.046288847541445</text:p>
          </table:table-cell>
          <table:table-cell table:formula="of:=[.D9]/[.B9]" office:value-type="float" office:value="0.0666818018053588" calcext:value-type="float">
            <text:p>0.066681801805359</text:p>
          </table:table-cell>
          <table:table-cell table:number-columns-repeated="2"/>
          <table:table-cell table:formula="of:=[.A36]" office:value-type="string" office:string-value="doitgen" calcext:value-type="string">
            <text:p>doitgen</text:p>
          </table:table-cell>
          <table:table-cell table:formula="of:=[.H9]/[.B9]" office:value-type="float" office:value="1.13995232431312" calcext:value-type="float">
            <text:p>1.13995232431312</text:p>
          </table:table-cell>
          <table:table-cell table:formula="of:=[.I9]/[.B9]" office:value-type="float" office:value="0.0290495955463209" calcext:value-type="float">
            <text:p>0.029049595546321</text:p>
          </table:table-cell>
          <table:table-cell table:formula="of:=[.J9]/[.B9]" office:value-type="float" office:value="0.0274110522705176" calcext:value-type="float">
            <text:p>0.027411052270518</text:p>
          </table:table-cell>
          <table:table-cell table:formula="of:=[.K9]/[.B9]" office:value-type="float" office:value="1.38300949071903" calcext:value-type="float">
            <text:p>1.38300949071903</text:p>
          </table:table-cell>
          <table:table-cell table:formula="of:=[.L9]/[.B9]" office:value-type="float" office:value="0.0226237420972367" calcext:value-type="float">
            <text:p>0.022623742097237</text:p>
          </table:table-cell>
          <table:table-cell table:formula="of:=[.M9]/[.B9]" office:value-type="float" office:value="0.0235219796761409" calcext:value-type="float">
            <text:p>0.023521979676141</text:p>
          </table:table-cell>
          <table:table-cell table:formula="of:=[.N9]/[.B9]" office:value-type="float" office:value="1.40954698226721" calcext:value-type="float">
            <text:p>1.40954698226721</text:p>
          </table:table-cell>
          <table:table-cell table:formula="of:=[.O9]/[.B9]" office:value-type="float" office:value="0.0200918966138417" calcext:value-type="float">
            <text:p>0.020091896613842</text:p>
          </table:table-cell>
          <table:table-cell table:formula="of:=[.P9]/[.B9]" office:value-type="float" office:value="0.00917485527023626" calcext:value-type="float">
            <text:p>0.009174855270236</text:p>
          </table:table-cell>
          <table:table-cell table:formula="of:=[.Q9]/[.B9]" office:value-type="float" office:value="0.979908103386158" calcext:value-type="float">
            <text:p>0.979908103386158</text:p>
          </table:table-cell>
          <table:table-cell table:formula="of:=[.R9]/[.B9]" office:value-type="float" office:value="0.0366599381104437" calcext:value-type="float">
            <text:p>0.036659938110444</text:p>
          </table:table-cell>
          <table:table-cell table:formula="of:=[.S9]/[.B9]" office:value-type="float" office:value="0.0474387890572947" calcext:value-type="float">
            <text:p>0.047438789057295</text:p>
          </table:table-cell>
          <table:table-cell table:formula="of:=[.T9]/[.B9]" office:value-type="float" office:value="2.56589461008099" calcext:value-type="float">
            <text:p>2.56589461008099</text:p>
          </table:table-cell>
          <table:table-cell table:formula="of:=[.U9]/[.B9]" office:value-type="float" office:value="0.0510268040015991" calcext:value-type="float">
            <text:p>0.051026804001599</text:p>
          </table:table-cell>
          <table:table-cell table:formula="of:=[.V9]/[.B9]" office:value-type="float" office:value="0.0959485536894368" calcext:value-type="float">
            <text:p>0.095948553689437</text:p>
          </table:table-cell>
          <table:table-cell table:formula="of:=[.BA9]/[.B9]" office:value-type="float" office:value="1.70913882705965" calcext:value-type="float">
            <text:p>1.70913882705965</text:p>
          </table:table-cell>
          <table:table-cell table:formula="of:=[.BB9]/[.B9]" office:value-type="float" office:value="0.131942216672671" calcext:value-type="float">
            <text:p>0.131942216672671</text:p>
          </table:table-cell>
          <table:table-cell table:formula="of:=[.BC9]/[.B9]" office:value-type="float" office:value="0.258692422724424" calcext:value-type="float">
            <text:p>0.258692422724424</text:p>
          </table:table-cell>
          <table:table-cell table:number-columns-repeated="30"/>
        </table:table-row>
        <table:table-row table:style-name="ro1">
          <table:table-cell table:formula="of:=[.A10]" office:value-type="string" office:string-value="syrk" calcext:value-type="string">
            <text:p>syrk</text:p>
          </table:table-cell>
          <table:table-cell table:formula="of:=[.B10]/[.B10]" office:value-type="float" office:value="1" calcext:value-type="float">
            <text:p>1</text:p>
          </table:table-cell>
          <table:table-cell table:formula="of:=[.C10]/[.B10]" office:value-type="float" office:value="0.0431953359637242" calcext:value-type="float">
            <text:p>0.043195335963724</text:p>
          </table:table-cell>
          <table:table-cell table:formula="of:=[.D10]/[.B10]" office:value-type="float" office:value="0.0724731562726969" calcext:value-type="float">
            <text:p>0.072473156272697</text:p>
          </table:table-cell>
          <table:table-cell table:number-columns-repeated="2"/>
          <table:table-cell table:formula="of:=[.A37]" office:value-type="string" office:string-value="syrk" calcext:value-type="string">
            <text:p>syrk</text:p>
          </table:table-cell>
          <table:table-cell table:formula="of:=[.H10]/[.B10]" office:value-type="float" office:value="1.15162043852934" calcext:value-type="float">
            <text:p>1.15162043852934</text:p>
          </table:table-cell>
          <table:table-cell table:formula="of:=[.I10]/[.B10]" office:value-type="float" office:value="0.0300237520365899" calcext:value-type="float">
            <text:p>0.03002375203659</text:p>
          </table:table-cell>
          <table:table-cell table:formula="of:=[.J10]/[.B10]" office:value-type="float" office:value="0.034067487191567" calcext:value-type="float">
            <text:p>0.034067487191567</text:p>
          </table:table-cell>
          <table:table-cell table:formula="of:=[.K10]/[.B10]" office:value-type="float" office:value="1.5806342382663" calcext:value-type="float">
            <text:p>1.5806342382663</text:p>
          </table:table-cell>
          <table:table-cell table:formula="of:=[.L10]/[.B10]" office:value-type="float" office:value="0.0223239699271735" calcext:value-type="float">
            <text:p>0.022323969927174</text:p>
          </table:table-cell>
          <table:table-cell table:formula="of:=[.M10]/[.B10]" office:value-type="float" office:value="0.0207634022338692" calcext:value-type="float">
            <text:p>0.020763402233869</text:p>
          </table:table-cell>
          <table:table-cell table:formula="of:=[.N10]/[.B10]" office:value-type="float" office:value="1.28313997997762" calcext:value-type="float">
            <text:p>1.28313997997762</text:p>
          </table:table-cell>
          <table:table-cell table:formula="of:=[.O10]/[.B10]" office:value-type="float" office:value="0.01456529847084" calcext:value-type="float">
            <text:p>0.01456529847084</text:p>
          </table:table-cell>
          <table:table-cell table:formula="of:=[.P10]/[.B10]" office:value-type="float" office:value="0.01325991794751" calcext:value-type="float">
            <text:p>0.01325991794751</text:p>
          </table:table-cell>
          <table:table-cell table:formula="of:=[.Q10]/[.B10]" office:value-type="float" office:value="1.11070706475865" calcext:value-type="float">
            <text:p>1.11070706475865</text:p>
          </table:table-cell>
          <table:table-cell table:formula="of:=[.R10]/[.B10]" office:value-type="float" office:value="0.0406876312741692" calcext:value-type="float">
            <text:p>0.040687631274169</text:p>
          </table:table-cell>
          <table:table-cell table:formula="of:=[.S10]/[.B10]" office:value-type="float" office:value="0.0648224486190448" calcext:value-type="float">
            <text:p>0.064822448619045</text:p>
          </table:table-cell>
          <table:table-cell table:formula="of:=[.T10]/[.B10]" office:value-type="float" office:value="3.32681133816226" calcext:value-type="float">
            <text:p>3.32681133816226</text:p>
          </table:table-cell>
          <table:table-cell table:formula="of:=[.U10]/[.B10]" office:value-type="float" office:value="0.130690183145869" calcext:value-type="float">
            <text:p>0.130690183145869</text:p>
          </table:table-cell>
          <table:table-cell table:formula="of:=[.V10]/[.B10]" office:value-type="float" office:value="0.78263451308325" calcext:value-type="float">
            <text:p>0.78263451308325</text:p>
          </table:table-cell>
          <table:table-cell table:formula="of:=[.BA10]/[.B10]" office:value-type="float" office:value="1.74880258327935" calcext:value-type="float">
            <text:p>1.74880258327935</text:p>
          </table:table-cell>
          <table:table-cell table:formula="of:=[.BB10]/[.B10]" office:value-type="float" office:value="0.131602968023085" calcext:value-type="float">
            <text:p>0.131602968023085</text:p>
          </table:table-cell>
          <table:table-cell table:formula="of:=[.BC10]/[.B10]" office:value-type="float" office:value="0.2238923895334" calcext:value-type="float">
            <text:p>0.2238923895334</text:p>
          </table:table-cell>
          <table:table-cell table:number-columns-repeated="30"/>
        </table:table-row>
        <table:table-row table:style-name="ro1">
          <table:table-cell table:formula="of:=[.A11]" office:value-type="string" office:string-value="correlation" calcext:value-type="string">
            <text:p>correlation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C11]/[.B11]" office:value-type="float" office:value="0.0371726421936578" calcext:value-type="float">
            <text:p>0.037172642193658</text:p>
          </table:table-cell>
          <table:table-cell table:formula="of:=[.D11]/[.B11]" office:value-type="float" office:value="0.0576813848425799" calcext:value-type="float">
            <text:p>0.05768138484258</text:p>
          </table:table-cell>
          <table:table-cell table:number-columns-repeated="2"/>
          <table:table-cell table:formula="of:=[.A38]" office:value-type="string" office:string-value="correlation" calcext:value-type="string">
            <text:p>correlation</text:p>
          </table:table-cell>
          <table:table-cell table:formula="of:=[.H11]/[.B11]" office:value-type="float" office:value="1.14697349679742" calcext:value-type="float">
            <text:p>1.14697349679742</text:p>
          </table:table-cell>
          <table:table-cell table:formula="of:=[.I11]/[.B11]" office:value-type="float" office:value="0.0266823373150762" calcext:value-type="float">
            <text:p>0.026682337315076</text:p>
          </table:table-cell>
          <table:table-cell table:formula="of:=[.J11]/[.B11]" office:value-type="float" office:value="0.0264464037609556" calcext:value-type="float">
            <text:p>0.026446403760956</text:p>
          </table:table-cell>
          <table:table-cell table:formula="of:=[.K11]/[.B11]" office:value-type="float" office:value="1.41417261597882" calcext:value-type="float">
            <text:p>1.41417261597882</text:p>
          </table:table-cell>
          <table:table-cell table:formula="of:=[.L11]/[.B11]" office:value-type="float" office:value="0.0275386887337359" calcext:value-type="float">
            <text:p>0.027538688733736</text:p>
          </table:table-cell>
          <table:table-cell table:formula="of:=[.M11]/[.B11]" office:value-type="float" office:value="0.031837922386599" calcext:value-type="float">
            <text:p>0.031837922386599</text:p>
          </table:table-cell>
          <table:table-cell table:formula="of:=[.N11]/[.B11]" office:value-type="float" office:value="1.3726002499148" calcext:value-type="float">
            <text:p>1.3726002499148</text:p>
          </table:table-cell>
          <table:table-cell table:formula="of:=[.O11]/[.B11]" office:value-type="float" office:value="0.0182542664651037" calcext:value-type="float">
            <text:p>0.018254266465104</text:p>
          </table:table-cell>
          <table:table-cell table:formula="of:=[.P11]/[.B11]" office:value-type="float" office:value="0.0137278375379023" calcext:value-type="float">
            <text:p>0.013727837537902</text:p>
          </table:table-cell>
          <table:table-cell table:formula="of:=[.Q11]/[.B11]" office:value-type="float" office:value="1.07729882295371" calcext:value-type="float">
            <text:p>1.07729882295371</text:p>
          </table:table-cell>
          <table:table-cell table:formula="of:=[.R11]/[.B11]" office:value-type="float" office:value="0.0347346621344122" calcext:value-type="float">
            <text:p>0.034734662134412</text:p>
          </table:table-cell>
          <table:table-cell table:formula="of:=[.S11]/[.B11]" office:value-type="float" office:value="0.047973156004509" calcext:value-type="float">
            <text:p>0.047973156004509</text:p>
          </table:table-cell>
          <table:table-cell table:formula="of:=[.T11]/[.B11]" office:value-type="float" office:value="3.01679060460158" calcext:value-type="float">
            <text:p>3.01679060460158</text:p>
          </table:table-cell>
          <table:table-cell table:formula="of:=[.U11]/[.B11]" office:value-type="float" office:value="0.0613296166516659" calcext:value-type="float">
            <text:p>0.061329616651666</text:p>
          </table:table-cell>
          <table:table-cell table:formula="of:=[.V11]/[.B11]" office:value-type="float" office:value="0.0970953958003827" calcext:value-type="float">
            <text:p>0.097095395800383</text:p>
          </table:table-cell>
          <table:table-cell table:formula="of:=[.BA11]/[.B11]" office:value-type="float" office:value="1.71122606803625" calcext:value-type="float">
            <text:p>1.71122606803625</text:p>
          </table:table-cell>
          <table:table-cell table:formula="of:=[.BB11]/[.B11]" office:value-type="float" office:value="0.11976686269541" calcext:value-type="float">
            <text:p>0.11976686269541</text:p>
          </table:table-cell>
          <table:table-cell table:formula="of:=[.BC11]/[.B11]" office:value-type="float" office:value="0.222467864976101" calcext:value-type="float">
            <text:p>0.222467864976101</text:p>
          </table:table-cell>
          <table:table-cell table:number-columns-repeated="30"/>
        </table:table-row>
        <table:table-row table:style-name="ro1">
          <table:table-cell table:formula="of:=[.A12]" office:value-type="string" office:string-value="covariance" calcext:value-type="string">
            <text:p>covariance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C12]/[.B12]" office:value-type="float" office:value="0.0414765783671179" calcext:value-type="float">
            <text:p>0.041476578367118</text:p>
          </table:table-cell>
          <table:table-cell table:formula="of:=[.D12]/[.B12]" office:value-type="float" office:value="0.0603774077247246" calcext:value-type="float">
            <text:p>0.060377407724725</text:p>
          </table:table-cell>
          <table:table-cell table:number-columns-repeated="2"/>
          <table:table-cell table:formula="of:=[.A39]" office:value-type="string" office:string-value="covariance" calcext:value-type="string">
            <text:p>covariance</text:p>
          </table:table-cell>
          <table:table-cell table:formula="of:=[.H12]/[.B12]" office:value-type="float" office:value="1.12747839625637" calcext:value-type="float">
            <text:p>1.12747839625637</text:p>
          </table:table-cell>
          <table:table-cell table:formula="of:=[.I12]/[.B12]" office:value-type="float" office:value="0.0204795226518568" calcext:value-type="float">
            <text:p>0.020479522651857</text:p>
          </table:table-cell>
          <table:table-cell table:formula="of:=[.J12]/[.B12]" office:value-type="float" office:value="0.0253156299334165" calcext:value-type="float">
            <text:p>0.025315629933417</text:p>
          </table:table-cell>
          <table:table-cell table:formula="of:=[.K12]/[.B12]" office:value-type="float" office:value="1.48217990145127" calcext:value-type="float">
            <text:p>1.48217990145127</text:p>
          </table:table-cell>
          <table:table-cell table:formula="of:=[.L12]/[.B12]" office:value-type="float" office:value="0.0321740302778587" calcext:value-type="float">
            <text:p>0.032174030277859</text:p>
          </table:table-cell>
          <table:table-cell table:formula="of:=[.M12]/[.B12]" office:value-type="float" office:value="0.0436293419501864" calcext:value-type="float">
            <text:p>0.043629341950186</text:p>
          </table:table-cell>
          <table:table-cell table:formula="of:=[.N12]/[.B12]" office:value-type="float" office:value="1.36134245467237" calcext:value-type="float">
            <text:p>1.36134245467237</text:p>
          </table:table-cell>
          <table:table-cell table:formula="of:=[.O12]/[.B12]" office:value-type="float" office:value="0.0189312724789834" calcext:value-type="float">
            <text:p>0.018931272478983</text:p>
          </table:table-cell>
          <table:table-cell table:formula="of:=[.P12]/[.B12]" office:value-type="float" office:value="0.018339806120807" calcext:value-type="float">
            <text:p>0.018339806120807</text:p>
          </table:table-cell>
          <table:table-cell table:formula="of:=[.Q12]/[.B12]" office:value-type="float" office:value="1.05987727073068" calcext:value-type="float">
            <text:p>1.05987727073068</text:p>
          </table:table-cell>
          <table:table-cell table:formula="of:=[.R12]/[.B12]" office:value-type="float" office:value="0.0302039254230507" calcext:value-type="float">
            <text:p>0.030203925423051</text:p>
          </table:table-cell>
          <table:table-cell table:formula="of:=[.S12]/[.B12]" office:value-type="float" office:value="0.0472085832206213" calcext:value-type="float">
            <text:p>0.047208583220621</text:p>
          </table:table-cell>
          <table:table-cell table:formula="of:=[.T12]/[.B12]" office:value-type="float" office:value="3.16223139381657" calcext:value-type="float">
            <text:p>3.16223139381657</text:p>
          </table:table-cell>
          <table:table-cell table:formula="of:=[.U12]/[.B12]" office:value-type="float" office:value="0.0247198145579006" calcext:value-type="float">
            <text:p>0.024719814557901</text:p>
          </table:table-cell>
          <table:table-cell table:formula="of:=[.V12]/[.B12]" office:value-type="float" office:value="0.0531710859931199" calcext:value-type="float">
            <text:p>0.05317108599312</text:p>
          </table:table-cell>
          <table:table-cell table:formula="of:=[.BA12]/[.B12]" office:value-type="float" office:value="1.68648368901047" calcext:value-type="float">
            <text:p>1.68648368901047</text:p>
          </table:table-cell>
          <table:table-cell table:formula="of:=[.BB12]/[.B12]" office:value-type="float" office:value="0.143365356597677" calcext:value-type="float">
            <text:p>0.143365356597677</text:p>
          </table:table-cell>
          <table:table-cell table:formula="of:=[.BC12]/[.B12]" office:value-type="float" office:value="0.238782797027012" calcext:value-type="float">
            <text:p>0.238782797027012</text:p>
          </table:table-cell>
          <table:table-cell table:number-columns-repeated="30"/>
        </table:table-row>
        <table:table-row table:style-name="ro1">
          <table:table-cell table:formula="of:=[.A13]" office:value-type="string" office:string-value="symm" calcext:value-type="string">
            <text:p>symm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C13]/[.B13]" office:value-type="float" office:value="0.0401265072148646" calcext:value-type="float">
            <text:p>0.040126507214865</text:p>
          </table:table-cell>
          <table:table-cell table:formula="of:=[.D13]/[.B13]" office:value-type="float" office:value="0.055193165096308" calcext:value-type="float">
            <text:p>0.055193165096308</text:p>
          </table:table-cell>
          <table:table-cell table:number-columns-repeated="2"/>
          <table:table-cell table:formula="of:=[.A40]" office:value-type="string" office:string-value="symm" calcext:value-type="string">
            <text:p>symm</text:p>
          </table:table-cell>
          <table:table-cell table:formula="of:=[.H13]/[.B13]" office:value-type="float" office:value="1.1783619951242" calcext:value-type="float">
            <text:p>1.1783619951242</text:p>
          </table:table-cell>
          <table:table-cell table:formula="of:=[.I13]/[.B13]" office:value-type="float" office:value="0.0231929893918429" calcext:value-type="float">
            <text:p>0.023192989391843</text:p>
          </table:table-cell>
          <table:table-cell table:formula="of:=[.J13]/[.B13]" office:value-type="float" office:value="0.0283762711119896" calcext:value-type="float">
            <text:p>0.02837627111199</text:p>
          </table:table-cell>
          <table:table-cell table:formula="of:=[.K13]/[.B13]" office:value-type="float" office:value="1.78488063077903" calcext:value-type="float">
            <text:p>1.78488063077903</text:p>
          </table:table-cell>
          <table:table-cell table:formula="of:=[.L13]/[.B13]" office:value-type="float" office:value="0.0404427752520261" calcext:value-type="float">
            <text:p>0.040442775252026</text:p>
          </table:table-cell>
          <table:table-cell table:formula="of:=[.M13]/[.B13]" office:value-type="float" office:value="0.0503085809668138" calcext:value-type="float">
            <text:p>0.050308580966814</text:p>
          </table:table-cell>
          <table:table-cell table:formula="of:=[.N13]/[.B13]" office:value-type="float" office:value="1.47210471986119" calcext:value-type="float">
            <text:p>1.47210471986119</text:p>
          </table:table-cell>
          <table:table-cell table:formula="of:=[.O13]/[.B13]" office:value-type="float" office:value="0.0183259757088577" calcext:value-type="float">
            <text:p>0.018325975708858</text:p>
          </table:table-cell>
          <table:table-cell table:formula="of:=[.P13]/[.B13]" office:value-type="float" office:value="0.0260394017262964" calcext:value-type="float">
            <text:p>0.026039401726296</text:p>
          </table:table-cell>
          <table:table-cell table:formula="of:=[.Q13]/[.B13]" office:value-type="float" office:value="1.23393292482045" calcext:value-type="float">
            <text:p>1.23393292482045</text:p>
          </table:table-cell>
          <table:table-cell table:formula="of:=[.R13]/[.B13]" office:value-type="float" office:value="0.0454239968373196" calcext:value-type="float">
            <text:p>0.04542399683732</text:p>
          </table:table-cell>
          <table:table-cell table:formula="of:=[.S13]/[.B13]" office:value-type="float" office:value="0.0556939228218137" calcext:value-type="float">
            <text:p>0.055693922821814</text:p>
          </table:table-cell>
          <table:table-cell table:formula="of:=[.T13]/[.B13]" office:value-type="float" office:value="3.71646570468472" calcext:value-type="float">
            <text:p>3.71646570468472</text:p>
          </table:table-cell>
          <table:table-cell table:formula="of:=[.U13]/[.B13]" office:value-type="float" office:value="0.0395862159847137" calcext:value-type="float">
            <text:p>0.039586215984714</text:p>
          </table:table-cell>
          <table:table-cell table:formula="of:=[.V13]/[.B13]" office:value-type="float" office:value="0.0493641694669566" calcext:value-type="float">
            <text:p>0.049364169466957</text:p>
          </table:table-cell>
          <table:table-cell table:formula="of:=[.BA13]/[.B13]" office:value-type="float" office:value="1.70664821769783" calcext:value-type="float">
            <text:p>1.70664821769783</text:p>
          </table:table-cell>
          <table:table-cell table:formula="of:=[.BB13]/[.B13]" office:value-type="float" office:value="0.134268959609936" calcext:value-type="float">
            <text:p>0.134268959609936</text:p>
          </table:table-cell>
          <table:table-cell table:formula="of:=[.BC13]/[.B13]" office:value-type="float" office:value="0.217227822802047" calcext:value-type="float">
            <text:p>0.217227822802047</text:p>
          </table:table-cell>
          <table:table-cell table:number-columns-repeated="30"/>
        </table:table-row>
        <table:table-row table:style-name="ro1">
          <table:table-cell table:formula="of:=[.A14]" office:value-type="string" office:string-value="syr2k" calcext:value-type="string">
            <text:p>syr2k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C14]/[.B14]" office:value-type="float" office:value="0.0278489950656927" calcext:value-type="float">
            <text:p>0.027848995065693</text:p>
          </table:table-cell>
          <table:table-cell table:formula="of:=[.D14]/[.B14]" office:value-type="float" office:value="0.0553281272328371" calcext:value-type="float">
            <text:p>0.055328127232837</text:p>
          </table:table-cell>
          <table:table-cell table:number-columns-repeated="2"/>
          <table:table-cell table:formula="of:=[.A41]" office:value-type="string" office:string-value="syr2k" calcext:value-type="string">
            <text:p>syr2k</text:p>
          </table:table-cell>
          <table:table-cell table:formula="of:=[.H14]/[.B14]" office:value-type="float" office:value="1.21575195649067" calcext:value-type="float">
            <text:p>1.21575195649067</text:p>
          </table:table-cell>
          <table:table-cell table:formula="of:=[.I14]/[.B14]" office:value-type="float" office:value="0.0476576750754436" calcext:value-type="float">
            <text:p>0.047657675075444</text:p>
          </table:table-cell>
          <table:table-cell table:formula="of:=[.J14]/[.B14]" office:value-type="float" office:value="0.0315266091137581" calcext:value-type="float">
            <text:p>0.031526609113758</text:p>
          </table:table-cell>
          <table:table-cell table:formula="of:=[.K14]/[.B14]" office:value-type="float" office:value="1.95501962795155" calcext:value-type="float">
            <text:p>1.95501962795155</text:p>
          </table:table-cell>
          <table:table-cell table:formula="of:=[.L14]/[.B14]" office:value-type="float" office:value="0.0284542252633172" calcext:value-type="float">
            <text:p>0.028454225263317</text:p>
          </table:table-cell>
          <table:table-cell table:formula="of:=[.M14]/[.B14]" office:value-type="float" office:value="0.0317745853752847" calcext:value-type="float">
            <text:p>0.031774585375285</text:p>
          </table:table-cell>
          <table:table-cell table:formula="of:=[.N14]/[.B14]" office:value-type="float" office:value="1.54208451367232" calcext:value-type="float">
            <text:p>1.54208451367232</text:p>
          </table:table-cell>
          <table:table-cell table:formula="of:=[.O14]/[.B14]" office:value-type="float" office:value="0.0303539756058606" calcext:value-type="float">
            <text:p>0.030353975605861</text:p>
          </table:table-cell>
          <table:table-cell table:formula="of:=[.P14]/[.B14]" office:value-type="float" office:value="0.0231920849339711" calcext:value-type="float">
            <text:p>0.023192084933971</text:p>
          </table:table-cell>
          <table:table-cell table:formula="of:=[.Q14]/[.B14]" office:value-type="float" office:value="1.34770054554778" calcext:value-type="float">
            <text:p>1.34770054554778</text:p>
          </table:table-cell>
          <table:table-cell table:formula="of:=[.R14]/[.B14]" office:value-type="float" office:value="0.0298117902204887" calcext:value-type="float">
            <text:p>0.029811790220489</text:p>
          </table:table-cell>
          <table:table-cell table:formula="of:=[.S14]/[.B14]" office:value-type="float" office:value="0.0542059295747417" calcext:value-type="float">
            <text:p>0.054205929574742</text:p>
          </table:table-cell>
          <table:table-cell table:formula="of:=[.T14]/[.B14]" office:value-type="float" office:value="4.41473399292217" calcext:value-type="float">
            <text:p>4.41473399292217</text:p>
          </table:table-cell>
          <table:table-cell table:formula="of:=[.U14]/[.B14]" office:value-type="float" office:value="0.0428284424568984" calcext:value-type="float">
            <text:p>0.042828442456898</text:p>
          </table:table-cell>
          <table:table-cell table:formula="of:=[.V14]/[.B14]" office:value-type="float" office:value="0.0866656019098375" calcext:value-type="float">
            <text:p>0.086665601909838</text:p>
          </table:table-cell>
          <table:table-cell table:formula="of:=[.BA14]/[.B14]" office:value-type="float" office:value="1.92450173583383" calcext:value-type="float">
            <text:p>1.92450173583383</text:p>
          </table:table-cell>
          <table:table-cell table:formula="of:=[.BB14]/[.B14]" office:value-type="float" office:value="0.169166043223523" calcext:value-type="float">
            <text:p>0.169166043223523</text:p>
          </table:table-cell>
          <table:table-cell table:formula="of:=[.BC14]/[.B14]" office:value-type="float" office:value="0.230874305456318" calcext:value-type="float">
            <text:p>0.230874305456318</text:p>
          </table:table-cell>
          <table:table-cell table:number-columns-repeated="30"/>
        </table:table-row>
        <table:table-row table:style-name="ro1">
          <table:table-cell table:formula="of:=[.A15]" office:value-type="string" office:string-value="gemm" calcext:value-type="string">
            <text:p>gemm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C15]/[.B15]" office:value-type="float" office:value="0.0344081459482393" calcext:value-type="float">
            <text:p>0.034408145948239</text:p>
          </table:table-cell>
          <table:table-cell table:formula="of:=[.D15]/[.B15]" office:value-type="float" office:value="0.0648281714043275" calcext:value-type="float">
            <text:p>0.064828171404328</text:p>
          </table:table-cell>
          <table:table-cell table:number-columns-repeated="2"/>
          <table:table-cell table:formula="of:=[.A42]" office:value-type="string" office:string-value="gemm" calcext:value-type="string">
            <text:p>gemm</text:p>
          </table:table-cell>
          <table:table-cell table:formula="of:=[.H15]/[.B15]" office:value-type="float" office:value="1.16337293169283" calcext:value-type="float">
            <text:p>1.16337293169283</text:p>
          </table:table-cell>
          <table:table-cell table:formula="of:=[.I15]/[.B15]" office:value-type="float" office:value="0.0383411115825202" calcext:value-type="float">
            <text:p>0.03834111158252</text:p>
          </table:table-cell>
          <table:table-cell table:formula="of:=[.J15]/[.B15]" office:value-type="float" office:value="0.0359482392872295" calcext:value-type="float">
            <text:p>0.03594823928723</text:p>
          </table:table-cell>
          <table:table-cell table:formula="of:=[.K15]/[.B15]" office:value-type="float" office:value="1.99368264743318" calcext:value-type="float">
            <text:p>1.99368264743318</text:p>
          </table:table-cell>
          <table:table-cell table:formula="of:=[.L15]/[.B15]" office:value-type="float" office:value="0.023508697496818" calcext:value-type="float">
            <text:p>0.023508697496818</text:p>
          </table:table-cell>
          <table:table-cell table:formula="of:=[.M15]/[.B15]" office:value-type="float" office:value="0.0291854051760713" calcext:value-type="float">
            <text:p>0.029185405176071</text:p>
          </table:table-cell>
          <table:table-cell table:formula="of:=[.N15]/[.B15]" office:value-type="float" office:value="1.48932965634281" calcext:value-type="float">
            <text:p>1.48932965634281</text:p>
          </table:table-cell>
          <table:table-cell table:formula="of:=[.O15]/[.B15]" office:value-type="float" office:value="0.0245014849384811" calcext:value-type="float">
            <text:p>0.024501484938481</text:p>
          </table:table-cell>
          <table:table-cell table:formula="of:=[.P15]/[.B15]" office:value-type="float" office:value="0.0225074246924056" calcext:value-type="float">
            <text:p>0.022507424692406</text:p>
          </table:table-cell>
          <table:table-cell table:formula="of:=[.Q15]/[.B15]" office:value-type="float" office:value="1.14756045820959" calcext:value-type="float">
            <text:p>1.14756045820959</text:p>
          </table:table-cell>
          <table:table-cell table:formula="of:=[.R15]/[.B15]" office:value-type="float" office:value="0.0373355960967331" calcext:value-type="float">
            <text:p>0.037335596096733</text:p>
          </table:table-cell>
          <table:table-cell table:formula="of:=[.S15]/[.B15]" office:value-type="float" office:value="0.0447178616885872" calcext:value-type="float">
            <text:p>0.044717861688587</text:p>
          </table:table-cell>
          <table:table-cell table:formula="of:=[.T15]/[.B15]" office:value-type="float" office:value="4.21269410267289" calcext:value-type="float">
            <text:p>4.21269410267289</text:p>
          </table:table-cell>
          <table:table-cell table:formula="of:=[.U15]/[.B15]" office:value-type="float" office:value="0.0855833686890114" calcext:value-type="float">
            <text:p>0.085583368689012</text:p>
          </table:table-cell>
          <table:table-cell table:formula="of:=[.V15]/[.B15]" office:value-type="float" office:value="0.16766228256258" calcext:value-type="float">
            <text:p>0.16766228256258</text:p>
          </table:table-cell>
          <table:table-cell table:formula="of:=[.BA15]/[.B15]" office:value-type="float" office:value="1.86967331353415" calcext:value-type="float">
            <text:p>1.86967331353415</text:p>
          </table:table-cell>
          <table:table-cell table:formula="of:=[.BB15]/[.B15]" office:value-type="float" office:value="0.128985999151464" calcext:value-type="float">
            <text:p>0.128985999151464</text:p>
          </table:table-cell>
          <table:table-cell table:formula="of:=[.BC15]/[.B15]" office:value-type="float" office:value="0.179414509970301" calcext:value-type="float">
            <text:p>0.179414509970301</text:p>
          </table:table-cell>
          <table:table-cell table:number-columns-repeated="30"/>
        </table:table-row>
        <table:table-row table:style-name="ro1">
          <table:table-cell table:formula="of:=[.A16]" office:value-type="string" office:string-value="gramschmidt" calcext:value-type="string">
            <text:p>gramschmidt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C16]/[.B16]" office:value-type="float" office:value="0.034324323335638" calcext:value-type="float">
            <text:p>0.034324323335638</text:p>
          </table:table-cell>
          <table:table-cell table:formula="of:=[.D16]/[.B16]" office:value-type="float" office:value="0.047179025691114" calcext:value-type="float">
            <text:p>0.047179025691114</text:p>
          </table:table-cell>
          <table:table-cell table:number-columns-repeated="2"/>
          <table:table-cell table:formula="of:=[.A43]" office:value-type="string" office:string-value="gramschmidt" calcext:value-type="string">
            <text:p>gramschmidt</text:p>
          </table:table-cell>
          <table:table-cell table:formula="of:=[.H16]/[.B16]" office:value-type="float" office:value="1.15276756547155" calcext:value-type="float">
            <text:p>1.15276756547155</text:p>
          </table:table-cell>
          <table:table-cell table:formula="of:=[.I16]/[.B16]" office:value-type="float" office:value="0.0204270512102955" calcext:value-type="float">
            <text:p>0.020427051210296</text:p>
          </table:table-cell>
          <table:table-cell table:formula="of:=[.J16]/[.B16]" office:value-type="float" office:value="0.0188613674857241" calcext:value-type="float">
            <text:p>0.018861367485724</text:p>
          </table:table-cell>
          <table:table-cell table:formula="of:=[.K16]/[.B16]" office:value-type="float" office:value="1.66150503177094" calcext:value-type="float">
            <text:p>1.66150503177094</text:p>
          </table:table-cell>
          <table:table-cell table:formula="of:=[.L16]/[.B16]" office:value-type="float" office:value="0.032425748912618" calcext:value-type="float">
            <text:p>0.032425748912618</text:p>
          </table:table-cell>
          <table:table-cell table:formula="of:=[.M16]/[.B16]" office:value-type="float" office:value="0.0307869023971788" calcext:value-type="float">
            <text:p>0.030786902397179</text:p>
          </table:table-cell>
          <table:table-cell table:formula="of:=[.N16]/[.B16]" office:value-type="float" office:value="1.52936571518457" calcext:value-type="float">
            <text:p>1.52936571518457</text:p>
          </table:table-cell>
          <table:table-cell table:formula="of:=[.O16]/[.B16]" office:value-type="float" office:value="0.0215903395850938" calcext:value-type="float">
            <text:p>0.021590339585094</text:p>
          </table:table-cell>
          <table:table-cell table:formula="of:=[.P16]/[.B16]" office:value-type="float" office:value="0.0189052651602448" calcext:value-type="float">
            <text:p>0.018905265160245</text:p>
          </table:table-cell>
          <table:table-cell table:formula="of:=[.Q16]/[.B16]" office:value-type="float" office:value="1.23240892147072" calcext:value-type="float">
            <text:p>1.23240892147072</text:p>
          </table:table-cell>
          <table:table-cell table:formula="of:=[.R16]/[.B16]" office:value-type="float" office:value="0.0361241279909863" calcext:value-type="float">
            <text:p>0.036124127990986</text:p>
          </table:table-cell>
          <table:table-cell table:formula="of:=[.S16]/[.B16]" office:value-type="float" office:value="0.0417942442832424" calcext:value-type="float">
            <text:p>0.041794244283243</text:p>
          </table:table-cell>
          <table:table-cell table:formula="of:=[.T16]/[.B16]" office:value-type="float" office:value="4.24175912614363" calcext:value-type="float">
            <text:p>4.24175912614363</text:p>
          </table:table-cell>
          <table:table-cell table:formula="of:=[.U16]/[.B16]" office:value-type="float" office:value="0.131217465421436" calcext:value-type="float">
            <text:p>0.131217465421436</text:p>
          </table:table-cell>
          <table:table-cell table:formula="of:=[.V16]/[.B16]" office:value-type="float" office:value="0.185943232990566" calcext:value-type="float">
            <text:p>0.185943232990566</text:p>
          </table:table-cell>
          <table:table-cell table:formula="of:=[.BA16]/[.B16]" office:value-type="float" office:value="1.58366713856667" calcext:value-type="float">
            <text:p>1.58366713856667</text:p>
          </table:table-cell>
          <table:table-cell table:formula="of:=[.BB16]/[.B16]" office:value-type="float" office:value="0.0949872513836913" calcext:value-type="float">
            <text:p>0.094987251383691</text:p>
          </table:table-cell>
          <table:table-cell table:formula="of:=[.BC16]/[.B16]" office:value-type="float" office:value="0.187823516715869" calcext:value-type="float">
            <text:p>0.187823516715869</text:p>
          </table:table-cell>
          <table:table-cell table:number-columns-repeated="30"/>
        </table:table-row>
        <table:table-row table:style-name="ro1">
          <table:table-cell table:formula="of:=[.A17]" office:value-type="string" office:string-value="2mm" calcext:value-type="string">
            <text:p>2mm</text:p>
          </table:table-cell>
          <table:table-cell table:formula="of:=[.B17]/[.B17]" office:value-type="float" office:value="1" calcext:value-type="float">
            <text:p>1</text:p>
          </table:table-cell>
          <table:table-cell table:formula="of:=[.C17]/[.B17]" office:value-type="float" office:value="0.0319888540091696" calcext:value-type="float">
            <text:p>0.03198885400917</text:p>
          </table:table-cell>
          <table:table-cell table:formula="of:=[.D17]/[.B17]" office:value-type="float" office:value="0.0540154549359071" calcext:value-type="float">
            <text:p>0.054015454935907</text:p>
          </table:table-cell>
          <table:table-cell table:number-columns-repeated="2"/>
          <table:table-cell table:formula="of:=[.A44]" office:value-type="string" office:string-value="2mm" calcext:value-type="string">
            <text:p>2mm</text:p>
          </table:table-cell>
          <table:table-cell table:formula="of:=[.H17]/[.B17]" office:value-type="float" office:value="1.11223859124732" calcext:value-type="float">
            <text:p>1.11223859124732</text:p>
          </table:table-cell>
          <table:table-cell table:formula="of:=[.I17]/[.B17]" office:value-type="float" office:value="0.0156225447917285" calcext:value-type="float">
            <text:p>0.015622544791729</text:p>
          </table:table-cell>
          <table:table-cell table:formula="of:=[.J17]/[.B17]" office:value-type="float" office:value="0.019400728400278" calcext:value-type="float">
            <text:p>0.019400728400278</text:p>
          </table:table-cell>
          <table:table-cell table:formula="of:=[.K17]/[.B17]" office:value-type="float" office:value="1.90429183500302" calcext:value-type="float">
            <text:p>1.90429183500302</text:p>
          </table:table-cell>
          <table:table-cell table:formula="of:=[.L17]/[.B17]" office:value-type="float" office:value="0.0336719265593737" calcext:value-type="float">
            <text:p>0.033671926559374</text:p>
          </table:table-cell>
          <table:table-cell table:formula="of:=[.M17]/[.B17]" office:value-type="float" office:value="0.0405648419413299" calcext:value-type="float">
            <text:p>0.04056484194133</text:p>
          </table:table-cell>
          <table:table-cell table:formula="of:=[.N17]/[.B17]" office:value-type="float" office:value="1.60295201148121" calcext:value-type="float">
            <text:p>1.60295201148121</text:p>
          </table:table-cell>
          <table:table-cell table:formula="of:=[.O17]/[.B17]" office:value-type="float" office:value="0.0147181551848761" calcext:value-type="float">
            <text:p>0.014718155184876</text:p>
          </table:table-cell>
          <table:table-cell table:formula="of:=[.P17]/[.B17]" office:value-type="float" office:value="0.0180354143605896" calcext:value-type="float">
            <text:p>0.01803541436059</text:p>
          </table:table-cell>
          <table:table-cell table:formula="of:=[.Q17]/[.B17]" office:value-type="float" office:value="1.19366857438168" calcext:value-type="float">
            <text:p>1.19366857438168</text:p>
          </table:table-cell>
          <table:table-cell table:formula="of:=[.R17]/[.B17]" office:value-type="float" office:value="0.0238283964369145" calcext:value-type="float">
            <text:p>0.023828396436915</text:p>
          </table:table-cell>
          <table:table-cell table:formula="of:=[.S17]/[.B17]" office:value-type="float" office:value="0.0387455871723334" calcext:value-type="float">
            <text:p>0.038745587172333</text:p>
          </table:table-cell>
          <table:table-cell table:formula="of:=[.T17]/[.B17]" office:value-type="float" office:value="4.28052140330539" calcext:value-type="float">
            <text:p>4.28052140330539</text:p>
          </table:table-cell>
          <table:table-cell table:formula="of:=[.U17]/[.B17]" office:value-type="float" office:value="0.11386928602107" calcext:value-type="float">
            <text:p>0.11386928602107</text:p>
          </table:table-cell>
          <table:table-cell table:formula="of:=[.V17]/[.B17]" office:value-type="float" office:value="0.388328834664311" calcext:value-type="float">
            <text:p>0.388328834664311</text:p>
          </table:table-cell>
          <table:table-cell table:formula="of:=[.BA17]/[.B17]" office:value-type="float" office:value="1.67937467918612" calcext:value-type="float">
            <text:p>1.67937467918612</text:p>
          </table:table-cell>
          <table:table-cell table:formula="of:=[.BB17]/[.B17]" office:value-type="float" office:value="0.130633666339597" calcext:value-type="float">
            <text:p>0.130633666339597</text:p>
          </table:table-cell>
          <table:table-cell table:formula="of:=[.BC17]/[.B17]" office:value-type="float" office:value="0.185204325705965" calcext:value-type="float">
            <text:p>0.185204325705965</text:p>
          </table:table-cell>
          <table:table-cell table:number-columns-repeated="30"/>
        </table:table-row>
        <table:table-row table:style-name="ro1">
          <table:table-cell table:formula="of:=[.A18]" office:value-type="string" office:string-value="nussinov" calcext:value-type="string">
            <text:p>nussinov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C18]/[.B18]" office:value-type="float" office:value="0.0216890432558329" calcext:value-type="float">
            <text:p>0.021689043255833</text:p>
          </table:table-cell>
          <table:table-cell table:formula="of:=[.D18]/[.B18]" office:value-type="float" office:value="0.0534185555893407" calcext:value-type="float">
            <text:p>0.053418555589341</text:p>
          </table:table-cell>
          <table:table-cell table:number-columns-repeated="2"/>
          <table:table-cell table:formula="of:=[.A45]" office:value-type="string" office:string-value="nussinov" calcext:value-type="string">
            <text:p>nussinov</text:p>
          </table:table-cell>
          <table:table-cell table:formula="of:=[.H18]/[.B18]" office:value-type="float" office:value="1.12826910839506" calcext:value-type="float">
            <text:p>1.12826910839506</text:p>
          </table:table-cell>
          <table:table-cell table:formula="of:=[.I18]/[.B18]" office:value-type="float" office:value="0.015792657887395" calcext:value-type="float">
            <text:p>0.015792657887395</text:p>
          </table:table-cell>
          <table:table-cell table:formula="of:=[.J18]/[.B18]" office:value-type="float" office:value="0.0125137535304647" calcext:value-type="float">
            <text:p>0.012513753530465</text:p>
          </table:table-cell>
          <table:table-cell table:formula="of:=[.K18]/[.B18]" office:value-type="float" office:value="3.46802127839653" calcext:value-type="float">
            <text:p>3.46802127839653</text:p>
          </table:table-cell>
          <table:table-cell table:formula="of:=[.L18]/[.B18]" office:value-type="float" office:value="0.0637599566156441" calcext:value-type="float">
            <text:p>0.063759956615644</text:p>
          </table:table-cell>
          <table:table-cell table:formula="of:=[.M18]/[.B18]" office:value-type="float" office:value="0.0657975166844823" calcext:value-type="float">
            <text:p>0.065797516684482</text:p>
          </table:table-cell>
          <table:table-cell table:formula="of:=[.N18]/[.B18]" office:value-type="float" office:value="1.75178443241413" calcext:value-type="float">
            <text:p>1.75178443241413</text:p>
          </table:table-cell>
          <table:table-cell table:formula="of:=[.O18]/[.B18]" office:value-type="float" office:value="0.0264099131999411" calcext:value-type="float">
            <text:p>0.026409913199941</text:p>
          </table:table-cell>
          <table:table-cell table:formula="of:=[.P18]/[.B18]" office:value-type="float" office:value="0.0159713362318931" calcext:value-type="float">
            <text:p>0.015971336231893</text:p>
          </table:table-cell>
          <table:table-cell table:formula="of:=[.Q18]/[.B18]" office:value-type="float" office:value="1.62074110761765" calcext:value-type="float">
            <text:p>1.62074110761765</text:p>
          </table:table-cell>
          <table:table-cell table:formula="of:=[.R18]/[.B18]" office:value-type="float" office:value="0.037807710754242" calcext:value-type="float">
            <text:p>0.037807710754242</text:p>
          </table:table-cell>
          <table:table-cell table:formula="of:=[.S18]/[.B18]" office:value-type="float" office:value="0.0215009607879402" calcext:value-type="float">
            <text:p>0.02150096078794</text:p>
          </table:table-cell>
          <table:table-cell table:formula="of:=[.T18]/[.B18]" office:value-type="float" office:value="5.34003742841111" calcext:value-type="float">
            <text:p>5.34003742841111</text:p>
          </table:table-cell>
          <table:table-cell table:formula="of:=[.U18]/[.B18]" office:value-type="float" office:value="0.0365820400051409" calcext:value-type="float">
            <text:p>0.036582040005141</text:p>
          </table:table-cell>
          <table:table-cell table:formula="of:=[.V18]/[.B18]" office:value-type="float" office:value="0.0832264920425443" calcext:value-type="float">
            <text:p>0.083226492042544</text:p>
          </table:table-cell>
          <table:table-cell table:formula="of:=[.BA18]/[.B18]" office:value-type="float" office:value="1.65940145889301" calcext:value-type="float">
            <text:p>1.65940145889301</text:p>
          </table:table-cell>
          <table:table-cell table:formula="of:=[.BB18]/[.B18]" office:value-type="float" office:value="0.114993620869631" calcext:value-type="float">
            <text:p>0.114993620869631</text:p>
          </table:table-cell>
          <table:table-cell table:formula="of:=[.BC18]/[.B18]" office:value-type="float" office:value="0.171832142666821" calcext:value-type="float">
            <text:p>0.171832142666821</text:p>
          </table:table-cell>
          <table:table-cell table:number-columns-repeated="30"/>
        </table:table-row>
        <table:table-row table:style-name="ro1">
          <table:table-cell table:formula="of:=[.A19]" office:value-type="string" office:string-value="adi" calcext:value-type="string">
            <text:p>adi</text:p>
          </table:table-cell>
          <table:table-cell table:formula="of:=[.B19]/[.B19]" office:value-type="float" office:value="1" calcext:value-type="float">
            <text:p>1</text:p>
          </table:table-cell>
          <table:table-cell table:formula="of:=[.C19]/[.B19]" office:value-type="float" office:value="0.0165203150988924" calcext:value-type="float">
            <text:p>0.016520315098893</text:p>
          </table:table-cell>
          <table:table-cell table:formula="of:=[.D19]/[.B19]" office:value-type="float" office:value="0.0204512122641711" calcext:value-type="float">
            <text:p>0.020451212264171</text:p>
          </table:table-cell>
          <table:table-cell table:number-columns-repeated="2"/>
          <table:table-cell table:formula="of:=[.A46]" office:value-type="string" office:string-value="adi" calcext:value-type="string">
            <text:p>adi</text:p>
          </table:table-cell>
          <table:table-cell table:formula="of:=[.H19]/[.B19]" office:value-type="float" office:value="1.00451810877953" calcext:value-type="float">
            <text:p>1.00451810877953</text:p>
          </table:table-cell>
          <table:table-cell table:formula="of:=[.I19]/[.B19]" office:value-type="float" office:value="0.0137125314094076" calcext:value-type="float">
            <text:p>0.013712531409408</text:p>
          </table:table-cell>
          <table:table-cell table:formula="of:=[.J19]/[.B19]" office:value-type="float" office:value="0.0128402656134865" calcext:value-type="float">
            <text:p>0.012840265613487</text:p>
          </table:table-cell>
          <table:table-cell table:formula="of:=[.K19]/[.B19]" office:value-type="float" office:value="1.29046308477084" calcext:value-type="float">
            <text:p>1.29046308477084</text:p>
          </table:table-cell>
          <table:table-cell table:formula="of:=[.L19]/[.B19]" office:value-type="float" office:value="0.0239531028860311" calcext:value-type="float">
            <text:p>0.023953102886031</text:p>
          </table:table-cell>
          <table:table-cell table:formula="of:=[.M19]/[.B19]" office:value-type="float" office:value="0.0301929389228658" calcext:value-type="float">
            <text:p>0.030192938922866</text:p>
          </table:table-cell>
          <table:table-cell table:formula="of:=[.N19]/[.B19]" office:value-type="float" office:value="1.21458878796387" calcext:value-type="float">
            <text:p>1.21458878796387</text:p>
          </table:table-cell>
          <table:table-cell table:formula="of:=[.O19]/[.B19]" office:value-type="float" office:value="0.0250006770036815" calcext:value-type="float">
            <text:p>0.025000677003682</text:p>
          </table:table-cell>
          <table:table-cell table:formula="of:=[.P19]/[.B19]" office:value-type="float" office:value="0.0389227232366192" calcext:value-type="float">
            <text:p>0.038922723236619</text:p>
          </table:table-cell>
          <table:table-cell table:formula="of:=[.Q19]/[.B19]" office:value-type="float" office:value="1.09639534734565" calcext:value-type="float">
            <text:p>1.09639534734565</text:p>
          </table:table-cell>
          <table:table-cell table:formula="of:=[.R19]/[.B19]" office:value-type="float" office:value="0.0213135011637337" calcext:value-type="float">
            <text:p>0.021313501163734</text:p>
          </table:table-cell>
          <table:table-cell table:formula="of:=[.S19]/[.B19]" office:value-type="float" office:value="0.0274450166115324" calcext:value-type="float">
            <text:p>0.027445016611533</text:p>
          </table:table-cell>
          <table:table-cell table:formula="of:=[.T19]/[.B19]" office:value-type="float" office:value="3.24663885488034" calcext:value-type="float">
            <text:p>3.24663885488034</text:p>
          </table:table-cell>
          <table:table-cell table:formula="of:=[.U19]/[.B19]" office:value-type="float" office:value="0.122331002065218" calcext:value-type="float">
            <text:p>0.122331002065218</text:p>
          </table:table-cell>
          <table:table-cell table:formula="of:=[.V19]/[.B19]" office:value-type="float" office:value="0.298309201121403" calcext:value-type="float">
            <text:p>0.298309201121403</text:p>
          </table:table-cell>
          <table:table-cell table:formula="of:=[.BA19]/[.B19]" office:value-type="float" office:value="1.08099672045164" calcext:value-type="float">
            <text:p>1.08099672045164</text:p>
          </table:table-cell>
          <table:table-cell table:formula="of:=[.BB19]/[.B19]" office:value-type="float" office:value="0.0389384012166113" calcext:value-type="float">
            <text:p>0.038938401216611</text:p>
          </table:table-cell>
          <table:table-cell table:formula="of:=[.BC19]/[.B19]" office:value-type="float" office:value="0.0574811757344777" calcext:value-type="float">
            <text:p>0.057481175734478</text:p>
          </table:table-cell>
          <table:table-cell table:number-columns-repeated="30"/>
        </table:table-row>
        <table:table-row table:style-name="ro1">
          <table:table-cell table:formula="of:=[.A20]" office:value-type="string" office:string-value="3mm" calcext:value-type="string">
            <text:p>3mm</text:p>
          </table:table-cell>
          <table:table-cell table:formula="of:=[.B20]/[.B20]" office:value-type="float" office:value="1" calcext:value-type="float">
            <text:p>1</text:p>
          </table:table-cell>
          <table:table-cell table:formula="of:=[.C20]/[.B20]" office:value-type="float" office:value="0.0318485190370683" calcext:value-type="float">
            <text:p>0.031848519037068</text:p>
          </table:table-cell>
          <table:table-cell table:formula="of:=[.D20]/[.B20]" office:value-type="float" office:value="0.0367148313781995" calcext:value-type="float">
            <text:p>0.0367148313782</text:p>
          </table:table-cell>
          <table:table-cell table:number-columns-repeated="2"/>
          <table:table-cell table:formula="of:=[.A47]" office:value-type="string" office:string-value="3mm" calcext:value-type="string">
            <text:p>3mm</text:p>
          </table:table-cell>
          <table:table-cell table:formula="of:=[.H20]/[.B20]" office:value-type="float" office:value="1.0969619530496" calcext:value-type="float">
            <text:p>1.0969619530496</text:p>
          </table:table-cell>
          <table:table-cell table:formula="of:=[.I20]/[.B20]" office:value-type="float" office:value="0.012916117280846" calcext:value-type="float">
            <text:p>0.012916117280846</text:p>
          </table:table-cell>
          <table:table-cell table:formula="of:=[.J20]/[.B20]" office:value-type="float" office:value="0.0185382032704881" calcext:value-type="float">
            <text:p>0.018538203270488</text:p>
          </table:table-cell>
          <table:table-cell table:formula="of:=[.K20]/[.B20]" office:value-type="float" office:value="2.3681378879117" calcext:value-type="float">
            <text:p>2.3681378879117</text:p>
          </table:table-cell>
          <table:table-cell table:formula="of:=[.L20]/[.B20]" office:value-type="float" office:value="0.0365489961531665" calcext:value-type="float">
            <text:p>0.036548996153167</text:p>
          </table:table-cell>
          <table:table-cell table:formula="of:=[.M20]/[.B20]" office:value-type="float" office:value="0.0534641891065287" calcext:value-type="float">
            <text:p>0.053464189106529</text:p>
          </table:table-cell>
          <table:table-cell table:formula="of:=[.N20]/[.B20]" office:value-type="float" office:value="1.7506001332119" calcext:value-type="float">
            <text:p>1.7506001332119</text:p>
          </table:table-cell>
          <table:table-cell table:formula="of:=[.O20]/[.B20]" office:value-type="float" office:value="0.0225970883684261" calcext:value-type="float">
            <text:p>0.022597088368426</text:p>
          </table:table-cell>
          <table:table-cell table:formula="of:=[.P20]/[.B20]" office:value-type="float" office:value="0.0196501148612829" calcext:value-type="float">
            <text:p>0.019650114861283</text:p>
          </table:table-cell>
          <table:table-cell table:formula="of:=[.Q20]/[.B20]" office:value-type="float" office:value="1.41465330922832" calcext:value-type="float">
            <text:p>1.41465330922832</text:p>
          </table:table-cell>
          <table:table-cell table:formula="of:=[.R20]/[.B20]" office:value-type="float" office:value="0.0385471746843014" calcext:value-type="float">
            <text:p>0.038547174684301</text:p>
          </table:table-cell>
          <table:table-cell table:formula="of:=[.S20]/[.B20]" office:value-type="float" office:value="0.0375195400111463" calcext:value-type="float">
            <text:p>0.037519540011146</text:p>
          </table:table-cell>
          <table:table-cell table:formula="of:=[.T20]/[.B20]" office:value-type="float" office:value="5.47620536381802" calcext:value-type="float">
            <text:p>5.47620536381802</text:p>
          </table:table-cell>
          <table:table-cell table:formula="of:=[.U20]/[.B20]" office:value-type="float" office:value="0.0587219813231476" calcext:value-type="float">
            <text:p>0.058721981323148</text:p>
          </table:table-cell>
          <table:table-cell table:formula="of:=[.V20]/[.B20]" office:value-type="float" office:value="0.10782008237389" calcext:value-type="float">
            <text:p>0.10782008237389</text:p>
          </table:table-cell>
          <table:table-cell table:formula="of:=[.BA20]/[.B20]" office:value-type="float" office:value="1.62837957236261" calcext:value-type="float">
            <text:p>1.62837957236261</text:p>
          </table:table-cell>
          <table:table-cell table:formula="of:=[.BB20]/[.B20]" office:value-type="float" office:value="0.0865469571954817" calcext:value-type="float">
            <text:p>0.086546957195482</text:p>
          </table:table-cell>
          <table:table-cell table:formula="of:=[.BC20]/[.B20]" office:value-type="float" office:value="0.130044721138554" calcext:value-type="float">
            <text:p>0.130044721138554</text:p>
          </table:table-cell>
          <table:table-cell table:number-columns-repeated="30"/>
        </table:table-row>
        <table:table-row table:style-name="ro1">
          <table:table-cell table:formula="of:=[.A21]" office:value-type="string" office:string-value="fdtd-2d" calcext:value-type="string">
            <text:p>fdtd-2d</text:p>
          </table:table-cell>
          <table:table-cell table:formula="of:=[.B21]/[.B21]" office:value-type="float" office:value="1" calcext:value-type="float">
            <text:p>1</text:p>
          </table:table-cell>
          <table:table-cell table:formula="of:=[.C21]/[.B21]" office:value-type="float" office:value="0.0372471795298119" calcext:value-type="float">
            <text:p>0.037247179529812</text:p>
          </table:table-cell>
          <table:table-cell table:formula="of:=[.D21]/[.B21]" office:value-type="float" office:value="0.0473409469574946" calcext:value-type="float">
            <text:p>0.047340946957495</text:p>
          </table:table-cell>
          <table:table-cell table:number-columns-repeated="2"/>
          <table:table-cell table:formula="of:=[.A48]" office:value-type="string" office:string-value="fdtd-2d" calcext:value-type="string">
            <text:p>fdtd-2d</text:p>
          </table:table-cell>
          <table:table-cell table:formula="of:=[.H21]/[.B21]" office:value-type="float" office:value="1.23004367961814" calcext:value-type="float">
            <text:p>1.23004367961814</text:p>
          </table:table-cell>
          <table:table-cell table:formula="of:=[.I21]/[.B21]" office:value-type="float" office:value="0.0171635612917528" calcext:value-type="float">
            <text:p>0.017163561291753</text:p>
          </table:table-cell>
          <table:table-cell table:formula="of:=[.J21]/[.B21]" office:value-type="float" office:value="0.0191726158930075" calcext:value-type="float">
            <text:p>0.019172615893008</text:p>
          </table:table-cell>
          <table:table-cell table:formula="of:=[.K21]/[.B21]" office:value-type="float" office:value="2.46000768982968" calcext:value-type="float">
            <text:p>2.46000768982968</text:p>
          </table:table-cell>
          <table:table-cell table:formula="of:=[.L21]/[.B21]" office:value-type="float" office:value="0.0410713110466828" calcext:value-type="float">
            <text:p>0.041071311046683</text:p>
          </table:table-cell>
          <table:table-cell table:formula="of:=[.M21]/[.B21]" office:value-type="float" office:value="0.0389098454067123" calcext:value-type="float">
            <text:p>0.038909845406712</text:p>
          </table:table-cell>
          <table:table-cell table:formula="of:=[.N21]/[.B21]" office:value-type="float" office:value="1.93554052228492" calcext:value-type="float">
            <text:p>1.93554052228492</text:p>
          </table:table-cell>
          <table:table-cell table:formula="of:=[.O21]/[.B21]" office:value-type="float" office:value="0.0373649516960924" calcext:value-type="float">
            <text:p>0.037364951696092</text:p>
          </table:table-cell>
          <table:table-cell table:formula="of:=[.P21]/[.B21]" office:value-type="float" office:value="0.0348917362042031" calcext:value-type="float">
            <text:p>0.034891736204203</text:p>
          </table:table-cell>
          <table:table-cell table:formula="of:=[.Q21]/[.B21]" office:value-type="float" office:value="1.58731247380435" calcext:value-type="float">
            <text:p>1.58731247380435</text:p>
          </table:table-cell>
          <table:table-cell table:formula="of:=[.R21]/[.B21]" office:value-type="float" office:value="0.0331009064992916" calcext:value-type="float">
            <text:p>0.033100906499292</text:p>
          </table:table-cell>
          <table:table-cell table:formula="of:=[.S21]/[.B21]" office:value-type="float" office:value="0.0327822288728857" calcext:value-type="float">
            <text:p>0.032782228872886</text:p>
          </table:table-cell>
          <table:table-cell table:formula="of:=[.T21]/[.B21]" office:value-type="float" office:value="6.81686081754667" calcext:value-type="float">
            <text:p>6.81686081754667</text:p>
          </table:table-cell>
          <table:table-cell table:formula="of:=[.U21]/[.B21]" office:value-type="float" office:value="0.062592442490812" calcext:value-type="float">
            <text:p>0.062592442490812</text:p>
          </table:table-cell>
          <table:table-cell table:formula="of:=[.V21]/[.B21]" office:value-type="float" office:value="0.120231526223358" calcext:value-type="float">
            <text:p>0.120231526223358</text:p>
          </table:table-cell>
          <table:table-cell table:formula="of:=[.BA21]/[.B21]" office:value-type="float" office:value="2.05829722230882" calcext:value-type="float">
            <text:p>2.05829722230882</text:p>
          </table:table-cell>
          <table:table-cell table:formula="of:=[.BB21]/[.B21]" office:value-type="float" office:value="0.140931716390768" calcext:value-type="float">
            <text:p>0.140931716390768</text:p>
          </table:table-cell>
          <table:table-cell table:formula="of:=[.BC21]/[.B21]" office:value-type="float" office:value="0.112486274346797" calcext:value-type="float">
            <text:p>0.112486274346797</text:p>
          </table:table-cell>
          <table:table-cell table:number-columns-repeated="30"/>
        </table:table-row>
        <table:table-row table:style-name="ro1">
          <table:table-cell table:formula="of:=[.A22]" office:value-type="string" office:string-value="jacobi-2d" calcext:value-type="string">
            <text:p>jacobi-2d</text:p>
          </table:table-cell>
          <table:table-cell table:formula="of:=[.B22]/[.B22]" office:value-type="float" office:value="1" calcext:value-type="float">
            <text:p>1</text:p>
          </table:table-cell>
          <table:table-cell table:formula="of:=[.C22]/[.B22]" office:value-type="float" office:value="0.0367386761419446" calcext:value-type="float">
            <text:p>0.036738676141945</text:p>
          </table:table-cell>
          <table:table-cell table:formula="of:=[.D22]/[.B22]" office:value-type="float" office:value="0.0454338697237183" calcext:value-type="float">
            <text:p>0.045433869723718</text:p>
          </table:table-cell>
          <table:table-cell table:number-columns-repeated="2"/>
          <table:table-cell table:formula="of:=[.A49]" office:value-type="string" office:string-value="jacobi-2d" calcext:value-type="string">
            <text:p>jacobi-2d</text:p>
          </table:table-cell>
          <table:table-cell table:formula="of:=[.H22]/[.B22]" office:value-type="float" office:value="1.25985048749778" calcext:value-type="float">
            <text:p>1.25985048749778</text:p>
          </table:table-cell>
          <table:table-cell table:formula="of:=[.I22]/[.B22]" office:value-type="float" office:value="0.0491815706723448" calcext:value-type="float">
            <text:p>0.049181570672345</text:p>
          </table:table-cell>
          <table:table-cell table:formula="of:=[.J22]/[.B22]" office:value-type="float" office:value="0.0404731925665654" calcext:value-type="float">
            <text:p>0.040473192566565</text:p>
          </table:table-cell>
          <table:table-cell table:formula="of:=[.K22]/[.B22]" office:value-type="float" office:value="3.42636113729704" calcext:value-type="float">
            <text:p>3.42636113729704</text:p>
          </table:table-cell>
          <table:table-cell table:formula="of:=[.L22]/[.B22]" office:value-type="float" office:value="0.0467720989102991" calcext:value-type="float">
            <text:p>0.046772098910299</text:p>
          </table:table-cell>
          <table:table-cell table:formula="of:=[.M22]/[.B22]" office:value-type="float" office:value="0.0682299117296118" calcext:value-type="float">
            <text:p>0.068229911729612</text:p>
          </table:table-cell>
          <table:table-cell table:formula="of:=[.N22]/[.B22]" office:value-type="float" office:value="2.05040773140488" calcext:value-type="float">
            <text:p>2.05040773140488</text:p>
          </table:table-cell>
          <table:table-cell table:formula="of:=[.O22]/[.B22]" office:value-type="float" office:value="0.03142860909864" calcext:value-type="float">
            <text:p>0.03142860909864</text:p>
          </table:table-cell>
          <table:table-cell table:formula="of:=[.P22]/[.B22]" office:value-type="float" office:value="0.0176507815126604" calcext:value-type="float">
            <text:p>0.017650781512661</text:p>
          </table:table-cell>
          <table:table-cell table:formula="of:=[.Q22]/[.B22]" office:value-type="float" office:value="1.92992425490959" calcext:value-type="float">
            <text:p>1.92992425490959</text:p>
          </table:table-cell>
          <table:table-cell table:formula="of:=[.R22]/[.B22]" office:value-type="float" office:value="0.0514921585043476" calcext:value-type="float">
            <text:p>0.051492158504348</text:p>
          </table:table-cell>
          <table:table-cell table:formula="of:=[.S22]/[.B22]" office:value-type="float" office:value="0.0354597773133895" calcext:value-type="float">
            <text:p>0.03545977731339</text:p>
          </table:table-cell>
          <table:table-cell table:formula="of:=[.T22]/[.B22]" office:value-type="float" office:value="7.57052072277561" calcext:value-type="float">
            <text:p>7.57052072277561</text:p>
          </table:table-cell>
          <table:table-cell table:formula="of:=[.U22]/[.B22]" office:value-type="float" office:value="0.0945659984310417" calcext:value-type="float">
            <text:p>0.094565998431042</text:p>
          </table:table-cell>
          <table:table-cell table:formula="of:=[.V22]/[.B22]" office:value-type="float" office:value="0.192527011793557" calcext:value-type="float">
            <text:p>0.192527011793557</text:p>
          </table:table-cell>
          <table:table-cell table:formula="of:=[.BA22]/[.B22]" office:value-type="float" office:value="1.89676188090419" calcext:value-type="float">
            <text:p>1.89676188090419</text:p>
          </table:table-cell>
          <table:table-cell table:formula="of:=[.BB22]/[.B22]" office:value-type="float" office:value="0.11345612520024" calcext:value-type="float">
            <text:p>0.11345612520024</text:p>
          </table:table-cell>
          <table:table-cell table:formula="of:=[.BC22]/[.B22]" office:value-type="float" office:value="0.140181155359839" calcext:value-type="float">
            <text:p>0.140181155359839</text:p>
          </table:table-cell>
          <table:table-cell table:number-columns-repeated="30"/>
        </table:table-row>
        <table:table-row table:style-name="ro1">
          <table:table-cell table:formula="of:=[.A23]" office:value-type="string" office:string-value="seidel-2d" calcext:value-type="string">
            <text:p>seidel-2d</text:p>
          </table:table-cell>
          <table:table-cell table:formula="of:=[.B23]/[.B23]" office:value-type="float" office:value="1" calcext:value-type="float">
            <text:p>1</text:p>
          </table:table-cell>
          <table:table-cell table:formula="of:=[.C23]/[.B23]" office:value-type="float" office:value="0.0152402742986384" calcext:value-type="float">
            <text:p>0.015240274298638</text:p>
          </table:table-cell>
          <table:table-cell table:formula="of:=[.D23]/[.B23]" office:value-type="float" office:value="0.0238794979519649" calcext:value-type="float">
            <text:p>0.023879497951965</text:p>
          </table:table-cell>
          <table:table-cell table:number-columns-repeated="2"/>
          <table:table-cell table:formula="of:=[.A50]" office:value-type="string" office:string-value="seidel-2d" calcext:value-type="string">
            <text:p>seidel-2d</text:p>
          </table:table-cell>
          <table:table-cell table:formula="of:=[.H23]/[.B23]" office:value-type="float" office:value="0.984667679178419" calcext:value-type="float">
            <text:p>0.984667679178419</text:p>
          </table:table-cell>
          <table:table-cell table:formula="of:=[.I23]/[.B23]" office:value-type="float" office:value="0.0239781192265462" calcext:value-type="float">
            <text:p>0.023978119226546</text:p>
          </table:table-cell>
          <table:table-cell table:formula="of:=[.J23]/[.B23]" office:value-type="float" office:value="0.0218873482054215" calcext:value-type="float">
            <text:p>0.021887348205422</text:p>
          </table:table-cell>
          <table:table-cell table:formula="of:=[.K23]/[.B23]" office:value-type="float" office:value="1.27552811692538" calcext:value-type="float">
            <text:p>1.27552811692538</text:p>
          </table:table-cell>
          <table:table-cell table:formula="of:=[.L23]/[.B23]" office:value-type="float" office:value="0.0103749580859583" calcext:value-type="float">
            <text:p>0.010374958085958</text:p>
          </table:table-cell>
          <table:table-cell table:formula="of:=[.M23]/[.B23]" office:value-type="float" office:value="0.0193757930794164" calcext:value-type="float">
            <text:p>0.019375793079417</text:p>
          </table:table-cell>
          <table:table-cell table:formula="of:=[.N23]/[.B23]" office:value-type="float" office:value="1.06029704727904" calcext:value-type="float">
            <text:p>1.06029704727904</text:p>
          </table:table-cell>
          <table:table-cell table:formula="of:=[.O23]/[.B23]" office:value-type="float" office:value="0.0100988185171305" calcext:value-type="float">
            <text:p>0.010098818517131</text:p>
          </table:table-cell>
          <table:table-cell table:formula="of:=[.P23]/[.B23]" office:value-type="float" office:value="0.00771875842390054" calcext:value-type="float">
            <text:p>0.007718758423901</text:p>
          </table:table-cell>
          <table:table-cell table:formula="of:=[.Q23]/[.B23]" office:value-type="float" office:value="1.06188156242398" calcext:value-type="float">
            <text:p>1.06188156242398</text:p>
          </table:table-cell>
          <table:table-cell table:formula="of:=[.R23]/[.B23]" office:value-type="float" office:value="0.015411217841246" calcext:value-type="float">
            <text:p>0.015411217841246</text:p>
          </table:table-cell>
          <table:table-cell table:formula="of:=[.S23]/[.B23]" office:value-type="float" office:value="0.0255231858616541" calcext:value-type="float">
            <text:p>0.025523185861654</text:p>
          </table:table-cell>
          <table:table-cell table:formula="of:=[.T23]/[.B23]" office:value-type="float" office:value="2.3071526723078" calcext:value-type="float">
            <text:p>2.3071526723078</text:p>
          </table:table-cell>
          <table:table-cell table:formula="of:=[.U23]/[.B23]" office:value-type="float" office:value="0.0285935948769535" calcext:value-type="float">
            <text:p>0.028593594876954</text:p>
          </table:table-cell>
          <table:table-cell table:formula="of:=[.V23]/[.B23]" office:value-type="float" office:value="0.055241063268835" calcext:value-type="float">
            <text:p>0.055241063268835</text:p>
          </table:table-cell>
          <table:table-cell table:formula="of:=[.BA23]/[.B23]" office:value-type="float" office:value="1.10898965791567" calcext:value-type="float">
            <text:p>1.10898965791567</text:p>
          </table:table-cell>
          <table:table-cell table:formula="of:=[.BB23]/[.B23]" office:value-type="float" office:value="0.032446399337265" calcext:value-type="float">
            <text:p>0.032446399337265</text:p>
          </table:table-cell>
          <table:table-cell table:formula="of:=[.BC23]/[.B23]" office:value-type="float" office:value="0.0318217979315831" calcext:value-type="float">
            <text:p>0.031821797931583</text:p>
          </table:table-cell>
          <table:table-cell table:number-columns-repeated="30"/>
        </table:table-row>
        <table:table-row table:style-name="ro1">
          <table:table-cell table:formula="of:=[.A24]" office:value-type="string" office:string-value="heat-3d" calcext:value-type="string">
            <text:p>heat-3d</text:p>
          </table:table-cell>
          <table:table-cell table:formula="of:=[.B24]/[.B24]" office:value-type="float" office:value="1" calcext:value-type="float">
            <text:p>1</text:p>
          </table:table-cell>
          <table:table-cell table:formula="of:=[.C24]/[.B24]" office:value-type="float" office:value="0.0330181810479718" calcext:value-type="float">
            <text:p>0.033018181047972</text:p>
          </table:table-cell>
          <table:table-cell table:formula="of:=[.D24]/[.B24]" office:value-type="float" office:value="0.0296239618110622" calcext:value-type="float">
            <text:p>0.029623961811062</text:p>
          </table:table-cell>
          <table:table-cell table:number-columns-repeated="2"/>
          <table:table-cell table:formula="of:=[.A51]" office:value-type="string" office:string-value="heat-3d" calcext:value-type="string">
            <text:p>heat-3d</text:p>
          </table:table-cell>
          <table:table-cell table:formula="of:=[.H24]/[.B24]" office:value-type="float" office:value="1.16818329842918" calcext:value-type="float">
            <text:p>1.16818329842918</text:p>
          </table:table-cell>
          <table:table-cell table:formula="of:=[.I24]/[.B24]" office:value-type="float" office:value="0.0193115718518087" calcext:value-type="float">
            <text:p>0.019311571851809</text:p>
          </table:table-cell>
          <table:table-cell table:formula="of:=[.J24]/[.B24]" office:value-type="float" office:value="0.0234206422540581" calcext:value-type="float">
            <text:p>0.023420642254058</text:p>
          </table:table-cell>
          <table:table-cell table:formula="of:=[.K24]/[.B24]" office:value-type="float" office:value="3.6165114733612" calcext:value-type="float">
            <text:p>3.6165114733612</text:p>
          </table:table-cell>
          <table:table-cell table:formula="of:=[.L24]/[.B24]" office:value-type="float" office:value="0.0324330621311567" calcext:value-type="float">
            <text:p>0.032433062131157</text:p>
          </table:table-cell>
          <table:table-cell table:formula="of:=[.M24]/[.B24]" office:value-type="float" office:value="0.0557054389583295" calcext:value-type="float">
            <text:p>0.05570543895833</text:p>
          </table:table-cell>
          <table:table-cell table:formula="of:=[.N24]/[.B24]" office:value-type="float" office:value="2.21778602651304" calcext:value-type="float">
            <text:p>2.21778602651304</text:p>
          </table:table-cell>
          <table:table-cell table:formula="of:=[.O24]/[.B24]" office:value-type="float" office:value="0.0275879597882981" calcext:value-type="float">
            <text:p>0.027587959788298</text:p>
          </table:table-cell>
          <table:table-cell table:formula="of:=[.P24]/[.B24]" office:value-type="float" office:value="0.038760818742868" calcext:value-type="float">
            <text:p>0.038760818742868</text:p>
          </table:table-cell>
          <table:table-cell table:formula="of:=[.Q24]/[.B24]" office:value-type="float" office:value="2.23263110237992" calcext:value-type="float">
            <text:p>2.23263110237992</text:p>
          </table:table-cell>
          <table:table-cell table:formula="of:=[.R24]/[.B24]" office:value-type="float" office:value="0.0644345659662008" calcext:value-type="float">
            <text:p>0.064434565966201</text:p>
          </table:table-cell>
          <table:table-cell table:formula="of:=[.S24]/[.B24]" office:value-type="float" office:value="0.0841485725481267" calcext:value-type="float">
            <text:p>0.084148572548127</text:p>
          </table:table-cell>
          <table:table-cell table:formula="of:=[.T24]/[.B24]" office:value-type="float" office:value="9.18549328701804" calcext:value-type="float">
            <text:p>9.18549328701804</text:p>
          </table:table-cell>
          <table:table-cell table:formula="of:=[.U24]/[.B24]" office:value-type="float" office:value="0.160867988170537" calcext:value-type="float">
            <text:p>0.160867988170537</text:p>
          </table:table-cell>
          <table:table-cell table:formula="of:=[.V24]/[.B24]" office:value-type="float" office:value="1.08707681472911" calcext:value-type="float">
            <text:p>1.08707681472911</text:p>
          </table:table-cell>
          <table:table-cell table:formula="of:=[.BA24]/[.B24]" office:value-type="float" office:value="2.20929783082385" calcext:value-type="float">
            <text:p>2.20929783082385</text:p>
          </table:table-cell>
          <table:table-cell table:formula="of:=[.BB24]/[.B24]" office:value-type="float" office:value="0.144595857569877" calcext:value-type="float">
            <text:p>0.144595857569877</text:p>
          </table:table-cell>
          <table:table-cell table:formula="of:=[.BC24]/[.B24]" office:value-type="float" office:value="0.171421309448479" calcext:value-type="float">
            <text:p>0.171421309448479</text:p>
          </table:table-cell>
          <table:table-cell table:number-columns-repeated="30"/>
        </table:table-row>
        <table:table-row table:style-name="ro1">
          <table:table-cell table:formula="of:=[.A25]" office:value-type="string" office:string-value="cholesky" calcext:value-type="string">
            <text:p>cholesky</text:p>
          </table:table-cell>
          <table:table-cell table:formula="of:=[.B25]/[.B25]" office:value-type="float" office:value="1" calcext:value-type="float">
            <text:p>1</text:p>
          </table:table-cell>
          <table:table-cell table:formula="of:=[.C25]/[.B25]" office:value-type="float" office:value="0.0259212053386388" calcext:value-type="float">
            <text:p>0.025921205338639</text:p>
          </table:table-cell>
          <table:table-cell table:formula="of:=[.D25]/[.B25]" office:value-type="float" office:value="0.0272760714581779" calcext:value-type="float">
            <text:p>0.027276071458178</text:p>
          </table:table-cell>
          <table:table-cell table:number-columns-repeated="2"/>
          <table:table-cell table:formula="of:=[.A52]" office:value-type="string" office:string-value="cholesky" calcext:value-type="string">
            <text:p>cholesky</text:p>
          </table:table-cell>
          <table:table-cell table:formula="of:=[.H25]/[.B25]" office:value-type="float" office:value="1.14423624927464" calcext:value-type="float">
            <text:p>1.14423624927464</text:p>
          </table:table-cell>
          <table:table-cell table:formula="of:=[.I25]/[.B25]" office:value-type="float" office:value="0.0325595312111415" calcext:value-type="float">
            <text:p>0.032559531211142</text:p>
          </table:table-cell>
          <table:table-cell table:formula="of:=[.J25]/[.B25]" office:value-type="float" office:value="0.0333444727679682" calcext:value-type="float">
            <text:p>0.033344472767968</text:p>
          </table:table-cell>
          <table:table-cell table:formula="of:=[.K25]/[.B25]" office:value-type="float" office:value="3.12130844317334" calcext:value-type="float">
            <text:p>3.12130844317334</text:p>
          </table:table-cell>
          <table:table-cell table:formula="of:=[.L25]/[.B25]" office:value-type="float" office:value="0.0679635041034569" calcext:value-type="float">
            <text:p>0.067963504103457</text:p>
          </table:table-cell>
          <table:table-cell table:formula="of:=[.M25]/[.B25]" office:value-type="float" office:value="0.0917319489347592" calcext:value-type="float">
            <text:p>0.091731948934759</text:p>
          </table:table-cell>
          <table:table-cell table:formula="of:=[.N25]/[.B25]" office:value-type="float" office:value="2.24429816380668" calcext:value-type="float">
            <text:p>2.24429816380668</text:p>
          </table:table-cell>
          <table:table-cell table:formula="of:=[.O25]/[.B25]" office:value-type="float" office:value="0.0399335778827821" calcext:value-type="float">
            <text:p>0.039933577882782</text:p>
          </table:table-cell>
          <table:table-cell table:formula="of:=[.P25]/[.B25]" office:value-type="float" office:value="0.0414361062753876" calcext:value-type="float">
            <text:p>0.041436106275388</text:p>
          </table:table-cell>
          <table:table-cell table:formula="of:=[.Q25]/[.B25]" office:value-type="float" office:value="2.05110668987814" calcext:value-type="float">
            <text:p>2.05110668987814</text:p>
          </table:table-cell>
          <table:table-cell table:formula="of:=[.R25]/[.B25]" office:value-type="float" office:value="0.0441562007792423" calcext:value-type="float">
            <text:p>0.044156200779242</text:p>
          </table:table-cell>
          <table:table-cell table:formula="of:=[.S25]/[.B25]" office:value-type="float" office:value="0.0856311655475421" calcext:value-type="float">
            <text:p>0.085631165547542</text:p>
          </table:table-cell>
          <table:table-cell table:formula="of:=[.T25]/[.B25]" office:value-type="float" office:value="10.2502227886927" calcext:value-type="float">
            <text:p>10.2502227886927</text:p>
          </table:table-cell>
          <table:table-cell table:formula="of:=[.U25]/[.B25]" office:value-type="float" office:value="0.494772237420211" calcext:value-type="float">
            <text:p>0.494772237420211</text:p>
          </table:table-cell>
          <table:table-cell table:formula="of:=[.V25]/[.B25]" office:value-type="float" office:value="2.01388025366824" calcext:value-type="float">
            <text:p>2.01388025366824</text:p>
          </table:table-cell>
          <table:table-cell table:formula="of:=[.BA25]/[.B25]" office:value-type="float" office:value="1.54410698002155" calcext:value-type="float">
            <text:p>1.54410698002155</text:p>
          </table:table-cell>
          <table:table-cell table:formula="of:=[.BB25]/[.B25]" office:value-type="float" office:value="0.0640128906573821" calcext:value-type="float">
            <text:p>0.064012890657382</text:p>
          </table:table-cell>
          <table:table-cell table:formula="of:=[.BC25]/[.B25]" office:value-type="float" office:value="0.109205317914283" calcext:value-type="float">
            <text:p>0.109205317914283</text:p>
          </table:table-cell>
          <table:table-cell table:number-columns-repeated="30"/>
        </table:table-row>
        <table:table-row table:style-name="ro1">
          <table:table-cell table:formula="of:=[.A26]" office:value-type="string" office:string-value="ludcmp" calcext:value-type="string">
            <text:p>ludcmp</text:p>
          </table:table-cell>
          <table:table-cell table:formula="of:=[.B26]/[.B26]" office:value-type="float" office:value="1" calcext:value-type="float">
            <text:p>1</text:p>
          </table:table-cell>
          <table:table-cell table:formula="of:=[.C26]/[.B26]" office:value-type="float" office:value="0.0248553854870714" calcext:value-type="float">
            <text:p>0.024855385487071</text:p>
          </table:table-cell>
          <table:table-cell table:formula="of:=[.D26]/[.B26]" office:value-type="float" office:value="0.0307793118617873" calcext:value-type="float">
            <text:p>0.030779311861787</text:p>
          </table:table-cell>
          <table:table-cell table:number-columns-repeated="2"/>
          <table:table-cell table:formula="of:=[.A53]" office:value-type="string" office:string-value="ludcmp" calcext:value-type="string">
            <text:p>ludcmp</text:p>
          </table:table-cell>
          <table:table-cell table:formula="of:=[.H26]/[.B26]" office:value-type="float" office:value="1.10923333291107" calcext:value-type="float">
            <text:p>1.10923333291107</text:p>
          </table:table-cell>
          <table:table-cell table:formula="of:=[.I26]/[.B26]" office:value-type="float" office:value="0.0312722046472419" calcext:value-type="float">
            <text:p>0.031272204647242</text:p>
          </table:table-cell>
          <table:table-cell table:formula="of:=[.J26]/[.B26]" office:value-type="float" office:value="0.0300745212433336" calcext:value-type="float">
            <text:p>0.030074521243334</text:p>
          </table:table-cell>
          <table:table-cell table:formula="of:=[.K26]/[.B26]" office:value-type="float" office:value="2.96384032576989" calcext:value-type="float">
            <text:p>2.96384032576989</text:p>
          </table:table-cell>
          <table:table-cell table:formula="of:=[.L26]/[.B26]" office:value-type="float" office:value="0.0291359520373861" calcext:value-type="float">
            <text:p>0.029135952037386</text:p>
          </table:table-cell>
          <table:table-cell table:formula="of:=[.M26]/[.B26]" office:value-type="float" office:value="0.0605175604571005" calcext:value-type="float">
            <text:p>0.060517560457101</text:p>
          </table:table-cell>
          <table:table-cell table:formula="of:=[.N26]/[.B26]" office:value-type="float" office:value="2.09008421787243" calcext:value-type="float">
            <text:p>2.09008421787243</text:p>
          </table:table-cell>
          <table:table-cell table:formula="of:=[.O26]/[.B26]" office:value-type="float" office:value="0.0352049823629603" calcext:value-type="float">
            <text:p>0.03520498236296</text:p>
          </table:table-cell>
          <table:table-cell table:formula="of:=[.P26]/[.B26]" office:value-type="float" office:value="0.0191399020893817" calcext:value-type="float">
            <text:p>0.019139902089382</text:p>
          </table:table-cell>
          <table:table-cell table:formula="of:=[.Q26]/[.B26]" office:value-type="float" office:value="1.93383259840869" calcext:value-type="float">
            <text:p>1.93383259840869</text:p>
          </table:table-cell>
          <table:table-cell table:formula="of:=[.R26]/[.B26]" office:value-type="float" office:value="0.0259805169155506" calcext:value-type="float">
            <text:p>0.025980516915551</text:p>
          </table:table-cell>
          <table:table-cell table:formula="of:=[.S26]/[.B26]" office:value-type="float" office:value="0.0391895829182708" calcext:value-type="float">
            <text:p>0.039189582918271</text:p>
          </table:table-cell>
          <table:table-cell table:formula="of:=[.T26]/[.B26]" office:value-type="float" office:value="10.279267524469" calcext:value-type="float">
            <text:p>10.279267524469</text:p>
          </table:table-cell>
          <table:table-cell table:formula="of:=[.U26]/[.B26]" office:value-type="float" office:value="0.239490616035369" calcext:value-type="float">
            <text:p>0.239490616035369</text:p>
          </table:table-cell>
          <table:table-cell table:formula="of:=[.V26]/[.B26]" office:value-type="float" office:value="0.698237908292" calcext:value-type="float">
            <text:p>0.698237908292</text:p>
          </table:table-cell>
          <table:table-cell table:formula="of:=[.BA26]/[.B26]" office:value-type="float" office:value="1.49776067752029" calcext:value-type="float">
            <text:p>1.49776067752029</text:p>
          </table:table-cell>
          <table:table-cell table:formula="of:=[.BB26]/[.B26]" office:value-type="float" office:value="0.126447728604941" calcext:value-type="float">
            <text:p>0.126447728604941</text:p>
          </table:table-cell>
          <table:table-cell table:formula="of:=[.BC26]/[.B26]" office:value-type="float" office:value="0.154581772410211" calcext:value-type="float">
            <text:p>0.154581772410211</text:p>
          </table:table-cell>
          <table:table-cell table:number-columns-repeated="30"/>
        </table:table-row>
        <table:table-row table:style-name="ro1">
          <table:table-cell table:formula="of:=[.A27]" office:value-type="string" office:string-value="lu" calcext:value-type="string">
            <text:p>lu</text:p>
          </table:table-cell>
          <table:table-cell table:formula="of:=[.B27]/[.B27]" office:value-type="float" office:value="1" calcext:value-type="float">
            <text:p>1</text:p>
          </table:table-cell>
          <table:table-cell table:formula="of:=[.C27]/[.B27]" office:value-type="float" office:value="0.0227881181616262" calcext:value-type="float">
            <text:p>0.022788118161626</text:p>
          </table:table-cell>
          <table:table-cell table:formula="of:=[.D27]/[.B27]" office:value-type="float" office:value="0.0286350845347283" calcext:value-type="float">
            <text:p>0.028635084534728</text:p>
          </table:table-cell>
          <table:table-cell table:number-columns-repeated="2"/>
          <table:table-cell table:formula="of:=[.A54]" office:value-type="string" office:string-value="lu" calcext:value-type="string">
            <text:p>lu</text:p>
          </table:table-cell>
          <table:table-cell table:formula="of:=[.H27]/[.B27]" office:value-type="float" office:value="1.11554599811182" calcext:value-type="float">
            <text:p>1.11554599811182</text:p>
          </table:table-cell>
          <table:table-cell table:formula="of:=[.I27]/[.B27]" office:value-type="float" office:value="0.0266853356076603" calcext:value-type="float">
            <text:p>0.02668533560766</text:p>
          </table:table-cell>
          <table:table-cell table:formula="of:=[.J27]/[.B27]" office:value-type="float" office:value="0.0346690443721809" calcext:value-type="float">
            <text:p>0.034669044372181</text:p>
          </table:table-cell>
          <table:table-cell table:formula="of:=[.K27]/[.B27]" office:value-type="float" office:value="3.14293826023105" calcext:value-type="float">
            <text:p>3.14293826023105</text:p>
          </table:table-cell>
          <table:table-cell table:formula="of:=[.L27]/[.B27]" office:value-type="float" office:value="0.0916381995721954" calcext:value-type="float">
            <text:p>0.091638199572196</text:p>
          </table:table-cell>
          <table:table-cell table:formula="of:=[.M27]/[.B27]" office:value-type="float" office:value="0.0954692851832764" calcext:value-type="float">
            <text:p>0.095469285183277</text:p>
          </table:table-cell>
          <table:table-cell table:formula="of:=[.N27]/[.B27]" office:value-type="float" office:value="2.2346403112301" calcext:value-type="float">
            <text:p>2.2346403112301</text:p>
          </table:table-cell>
          <table:table-cell table:formula="of:=[.O27]/[.B27]" office:value-type="float" office:value="0.0352893153758797" calcext:value-type="float">
            <text:p>0.03528931537588</text:p>
          </table:table-cell>
          <table:table-cell table:formula="of:=[.P27]/[.B27]" office:value-type="float" office:value="0.0430541049626241" calcext:value-type="float">
            <text:p>0.043054104962624</text:p>
          </table:table-cell>
          <table:table-cell table:formula="of:=[.Q27]/[.B27]" office:value-type="float" office:value="1.9747536019046" calcext:value-type="float">
            <text:p>1.9747536019046</text:p>
          </table:table-cell>
          <table:table-cell table:formula="of:=[.R27]/[.B27]" office:value-type="float" office:value="0.0343429460136186" calcext:value-type="float">
            <text:p>0.034342946013619</text:p>
          </table:table-cell>
          <table:table-cell table:formula="of:=[.S27]/[.B27]" office:value-type="float" office:value="0.0500207517137267" calcext:value-type="float">
            <text:p>0.050020751713727</text:p>
          </table:table-cell>
          <table:table-cell table:formula="of:=[.T27]/[.B27]" office:value-type="float" office:value="10.2071522719706" calcext:value-type="float">
            <text:p>10.2071522719706</text:p>
          </table:table-cell>
          <table:table-cell table:formula="of:=[.U27]/[.B27]" office:value-type="float" office:value="0.424954049776748" calcext:value-type="float">
            <text:p>0.424954049776748</text:p>
          </table:table-cell>
          <table:table-cell table:formula="of:=[.V27]/[.B27]" office:value-type="float" office:value="1.70847034785345" calcext:value-type="float">
            <text:p>1.70847034785345</text:p>
          </table:table-cell>
          <table:table-cell table:formula="of:=[.BA27]/[.B27]" office:value-type="float" office:value="1.63360454987024" calcext:value-type="float">
            <text:p>1.63360454987024</text:p>
          </table:table-cell>
          <table:table-cell table:formula="of:=[.BB27]/[.B27]" office:value-type="float" office:value="0.0706812491163419" calcext:value-type="float">
            <text:p>0.070681249116342</text:p>
          </table:table-cell>
          <table:table-cell table:formula="of:=[.BC27]/[.B27]" office:value-type="float" office:value="0.0699173124022275" calcext:value-type="float">
            <text:p>0.069917312402228</text:p>
          </table:table-cell>
          <table:table-cell table:number-columns-repeated="30"/>
        </table:table-row>
        <table:table-row table:style-name="ro1" table:number-rows-repeated="3">
          <table:table-cell table:number-columns-repeated="55"/>
        </table:table-row>
        <table:table-row table:style-name="ro1">
          <table:table-cell office:value-type="string" calcext:value-type="string">
            <text:p>Normailzed to wasm3</text:p>
          </table:table-cell>
          <table:table-cell table:number-columns-repeated="6"/>
          <table:table-cell table:formula="of:=[.W3]" office:value-type="string" office:string-value="jsc-int" calcext:value-type="string">
            <text:p>jsc-int</text:p>
          </table:table-cell>
          <table:table-cell table:number-columns-repeated="2"/>
          <table:table-cell table:formula="of:=[.Z3]" office:value-type="string" office:string-value="wamr-fast" calcext:value-type="string">
            <text:p>wamr-fast</text:p>
          </table:table-cell>
          <table:table-cell table:number-columns-repeated="2"/>
          <table:table-cell table:formula="of:=[.AC3]" office:value-type="string" office:string-value="wizard" calcext:value-type="string">
            <text:p>wizard</text:p>
          </table:table-cell>
          <table:table-cell table:number-columns-repeated="2"/>
          <table:table-cell table:formula="of:=[.AF3]" office:value-type="string" office:string-value="wamr-classic" calcext:value-type="string">
            <text:p>wamr-classic</text:p>
          </table:table-cell>
          <table:table-cell table:number-columns-repeated="38"/>
        </table:table-row>
        <table:table-row table:style-name="ro1">
          <table:table-cell table:formula="of:=[.A4]" office:value-type="string" office:string-value="bicg" calcext:value-type="string">
            <text:p>bicg</text:p>
          </table:table-cell>
          <table:table-cell table:formula="of:=[.T4]/[.T4]" office:value-type="float" office:value="1" calcext:value-type="float">
            <text:p>1</text:p>
          </table:table-cell>
          <table:table-cell table:formula="of:=[.U4]/[.T4]" office:value-type="float" office:value="0.0209412795294009" calcext:value-type="float">
            <text:p>0.020941279529401</text:p>
          </table:table-cell>
          <table:table-cell table:formula="of:=[.V4]/[.T4]" office:value-type="float" office:value="0.0243503565699315" calcext:value-type="float">
            <text:p>0.024350356569932</text:p>
          </table:table-cell>
          <table:table-cell table:number-columns-repeated="3"/>
          <table:table-cell table:formula="of:=[.W4]/[.T4]" office:value-type="float" office:value="1.92151800206931" calcext:value-type="float">
            <text:p>1.92151800206931</text:p>
          </table:table-cell>
          <table:table-cell table:formula="of:=[.X4]/[.T4]" office:value-type="float" office:value="0.0579163406527691" calcext:value-type="float">
            <text:p>0.057916340652769</text:p>
          </table:table-cell>
          <table:table-cell table:formula="of:=[.Y4]/[.T4]" office:value-type="float" office:value="0.142370325570925" calcext:value-type="float">
            <text:p>0.142370325570925</text:p>
          </table:table-cell>
          <table:table-cell table:formula="of:=[.Z4]/[.T4]" office:value-type="float" office:value="1.6872897295113" calcext:value-type="float">
            <text:p>1.6872897295113</text:p>
          </table:table-cell>
          <table:table-cell table:formula="of:=[.AA4]/[.T4]" office:value-type="float" office:value="0.0444508931537759" calcext:value-type="float">
            <text:p>0.044450893153776</text:p>
          </table:table-cell>
          <table:table-cell table:formula="of:=[.AB4]/[.T4]" office:value-type="float" office:value="0.120443207136009" calcext:value-type="float">
            <text:p>0.120443207136009</text:p>
          </table:table-cell>
          <table:table-cell table:formula="of:=[.AC4]/[.T4]" office:value-type="float" office:value="1.6024967353409" calcext:value-type="float">
            <text:p>1.6024967353409</text:p>
          </table:table-cell>
          <table:table-cell table:formula="of:=[.AD4]/[.T4]" office:value-type="float" office:value="0.0331551048691221" calcext:value-type="float">
            <text:p>0.033155104869122</text:p>
          </table:table-cell>
          <table:table-cell table:formula="of:=[.AE4]/[.T4]" office:value-type="float" office:value="0.0629879190662872" calcext:value-type="float">
            <text:p>0.062987919066287</text:p>
          </table:table-cell>
          <table:table-cell table:formula="of:=[.AF4]/[.T4]" office:value-type="float" office:value="2.34530668811013" calcext:value-type="float">
            <text:p>2.34530668811013</text:p>
          </table:table-cell>
          <table:table-cell table:formula="of:=[.AG4]/[.T4]" office:value-type="float" office:value="0.0652660612413434" calcext:value-type="float">
            <text:p>0.065266061241343</text:p>
          </table:table-cell>
          <table:table-cell table:formula="of:=[.AH4]/[.T4]" office:value-type="float" office:value="0.148580975071972" calcext:value-type="float">
            <text:p>0.148580975071972</text:p>
          </table:table-cell>
          <table:table-cell table:number-columns-repeated="36"/>
        </table:table-row>
        <table:table-row table:style-name="ro1">
          <table:table-cell table:formula="of:=[.A5]" office:value-type="string" office:string-value="mvt" calcext:value-type="string">
            <text:p>mvt</text:p>
          </table:table-cell>
          <table:table-cell table:formula="of:=[.T5]/[.T5]" office:value-type="float" office:value="1" calcext:value-type="float">
            <text:p>1</text:p>
          </table:table-cell>
          <table:table-cell table:formula="of:=[.U5]/[.T5]" office:value-type="float" office:value="0.0253421984237303" calcext:value-type="float">
            <text:p>0.02534219842373</text:p>
          </table:table-cell>
          <table:table-cell table:formula="of:=[.V5]/[.T5]" office:value-type="float" office:value="0.0280674605076657" calcext:value-type="float">
            <text:p>0.028067460507666</text:p>
          </table:table-cell>
          <table:table-cell table:number-columns-repeated="3"/>
          <table:table-cell table:formula="of:=[.W5]/[.T5]" office:value-type="float" office:value="2.24076800350586" calcext:value-type="float">
            <text:p>2.24076800350586</text:p>
          </table:table-cell>
          <table:table-cell table:formula="of:=[.X5]/[.T5]" office:value-type="float" office:value="0.0416595339664889" calcext:value-type="float">
            <text:p>0.041659533966489</text:p>
          </table:table-cell>
          <table:table-cell table:formula="of:=[.Y5]/[.T5]" office:value-type="float" office:value="0.114597955368698" calcext:value-type="float">
            <text:p>0.114597955368698</text:p>
          </table:table-cell>
          <table:table-cell table:formula="of:=[.Z5]/[.T5]" office:value-type="float" office:value="1.76435384583781" calcext:value-type="float">
            <text:p>1.76435384583781</text:p>
          </table:table-cell>
          <table:table-cell table:formula="of:=[.AA5]/[.T5]" office:value-type="float" office:value="0.0299094090015817" calcext:value-type="float">
            <text:p>0.029909409001582</text:p>
          </table:table-cell>
          <table:table-cell table:formula="of:=[.AB5]/[.T5]" office:value-type="float" office:value="0.0466444354667525" calcext:value-type="float">
            <text:p>0.046644435466753</text:p>
          </table:table-cell>
          <table:table-cell table:formula="of:=[.AC5]/[.T5]" office:value-type="float" office:value="1.8212008956389" calcext:value-type="float">
            <text:p>1.8212008956389</text:p>
          </table:table-cell>
          <table:table-cell table:formula="of:=[.AD5]/[.T5]" office:value-type="float" office:value="0.0369074438000288" calcext:value-type="float">
            <text:p>0.036907443800029</text:p>
          </table:table-cell>
          <table:table-cell table:formula="of:=[.AE5]/[.T5]" office:value-type="float" office:value="0.0269102512308187" calcext:value-type="float">
            <text:p>0.026910251230819</text:p>
          </table:table-cell>
          <table:table-cell table:formula="of:=[.AF5]/[.T5]" office:value-type="float" office:value="2.45621435076451" calcext:value-type="float">
            <text:p>2.45621435076451</text:p>
          </table:table-cell>
          <table:table-cell table:formula="of:=[.AG5]/[.T5]" office:value-type="float" office:value="0.0415499756917578" calcext:value-type="float">
            <text:p>0.041549975691758</text:p>
          </table:table-cell>
          <table:table-cell table:formula="of:=[.AH5]/[.T5]" office:value-type="float" office:value="0.0230894063995727" calcext:value-type="float">
            <text:p>0.023089406399573</text:p>
          </table:table-cell>
          <table:table-cell table:number-columns-repeated="36"/>
        </table:table-row>
        <table:table-row table:style-name="ro1">
          <table:table-cell table:formula="of:=[.A6]" office:value-type="string" office:string-value="atax" calcext:value-type="string">
            <text:p>atax</text:p>
          </table:table-cell>
          <table:table-cell table:formula="of:=[.T6]/[.T6]" office:value-type="float" office:value="1" calcext:value-type="float">
            <text:p>1</text:p>
          </table:table-cell>
          <table:table-cell table:formula="of:=[.U6]/[.T6]" office:value-type="float" office:value="0.0208822743803464" calcext:value-type="float">
            <text:p>0.020882274380347</text:p>
          </table:table-cell>
          <table:table-cell table:formula="of:=[.V6]/[.T6]" office:value-type="float" office:value="0.0256901971796259" calcext:value-type="float">
            <text:p>0.025690197179626</text:p>
          </table:table-cell>
          <table:table-cell table:number-columns-repeated="3"/>
          <table:table-cell table:formula="of:=[.W6]/[.T6]" office:value-type="float" office:value="2.27128464683684" calcext:value-type="float">
            <text:p>2.27128464683684</text:p>
          </table:table-cell>
          <table:table-cell table:formula="of:=[.X6]/[.T6]" office:value-type="float" office:value="0.0647083398968557" calcext:value-type="float">
            <text:p>0.064708339896856</text:p>
          </table:table-cell>
          <table:table-cell table:formula="of:=[.Y6]/[.T6]" office:value-type="float" office:value="0.180345047223116" calcext:value-type="float">
            <text:p>0.180345047223116</text:p>
          </table:table-cell>
          <table:table-cell table:formula="of:=[.Z6]/[.T6]" office:value-type="float" office:value="1.7064975446719" calcext:value-type="float">
            <text:p>1.7064975446719</text:p>
          </table:table-cell>
          <table:table-cell table:formula="of:=[.AA6]/[.T6]" office:value-type="float" office:value="0.02372456492408" calcext:value-type="float">
            <text:p>0.02372456492408</text:p>
          </table:table-cell>
          <table:table-cell table:formula="of:=[.AB6]/[.T6]" office:value-type="float" office:value="0.0277791095069482" calcext:value-type="float">
            <text:p>0.027779109506948</text:p>
          </table:table-cell>
          <table:table-cell table:formula="of:=[.AC6]/[.T6]" office:value-type="float" office:value="1.87095316042162" calcext:value-type="float">
            <text:p>1.87095316042162</text:p>
          </table:table-cell>
          <table:table-cell table:formula="of:=[.AD6]/[.T6]" office:value-type="float" office:value="0.0312035559451815" calcext:value-type="float">
            <text:p>0.031203555945182</text:p>
          </table:table-cell>
          <table:table-cell table:formula="of:=[.AE6]/[.T6]" office:value-type="float" office:value="0.0246834099267853" calcext:value-type="float">
            <text:p>0.024683409926785</text:p>
          </table:table-cell>
          <table:table-cell table:formula="of:=[.AF6]/[.T6]" office:value-type="float" office:value="2.98370648384689" calcext:value-type="float">
            <text:p>2.98370648384689</text:p>
          </table:table-cell>
          <table:table-cell table:formula="of:=[.AG6]/[.T6]" office:value-type="float" office:value="0.0340252998102857" calcext:value-type="float">
            <text:p>0.034025299810286</text:p>
          </table:table-cell>
          <table:table-cell table:formula="of:=[.AH6]/[.T6]" office:value-type="float" office:value="0.0350115403844968" calcext:value-type="float">
            <text:p>0.035011540384497</text:p>
          </table:table-cell>
          <table:table-cell table:number-columns-repeated="36"/>
        </table:table-row>
        <table:table-row table:style-name="ro1">
          <table:table-cell table:formula="of:=[.A7]" office:value-type="string" office:string-value="gemver" calcext:value-type="string">
            <text:p>gemver</text:p>
          </table:table-cell>
          <table:table-cell table:formula="of:=[.T7]/[.T7]" office:value-type="float" office:value="1" calcext:value-type="float">
            <text:p>1</text:p>
          </table:table-cell>
          <table:table-cell table:formula="of:=[.U7]/[.T7]" office:value-type="float" office:value="0.0279989282117459" calcext:value-type="float">
            <text:p>0.027998928211746</text:p>
          </table:table-cell>
          <table:table-cell table:formula="of:=[.V7]/[.T7]" office:value-type="float" office:value="0.0792825589047228" calcext:value-type="float">
            <text:p>0.079282558904723</text:p>
          </table:table-cell>
          <table:table-cell table:number-columns-repeated="3"/>
          <table:table-cell table:formula="of:=[.W7]/[.T7]" office:value-type="float" office:value="2.32175617227867" calcext:value-type="float">
            <text:p>2.32175617227867</text:p>
          </table:table-cell>
          <table:table-cell table:formula="of:=[.X7]/[.T7]" office:value-type="float" office:value="0.0620692699623129" calcext:value-type="float">
            <text:p>0.062069269962313</text:p>
          </table:table-cell>
          <table:table-cell table:formula="of:=[.Y7]/[.T7]" office:value-type="float" office:value="0.0753947599409901" calcext:value-type="float">
            <text:p>0.07539475994099</text:p>
          </table:table-cell>
          <table:table-cell table:formula="of:=[.Z7]/[.T7]" office:value-type="float" office:value="1.71477907713282" calcext:value-type="float">
            <text:p>1.71477907713282</text:p>
          </table:table-cell>
          <table:table-cell table:formula="of:=[.AA7]/[.T7]" office:value-type="float" office:value="0.0226061085770779" calcext:value-type="float">
            <text:p>0.022606108577078</text:p>
          </table:table-cell>
          <table:table-cell table:formula="of:=[.AB7]/[.T7]" office:value-type="float" office:value="0.0187665606171201" calcext:value-type="float">
            <text:p>0.01876656061712</text:p>
          </table:table-cell>
          <table:table-cell table:formula="of:=[.AC7]/[.T7]" office:value-type="float" office:value="1.92587208556238" calcext:value-type="float">
            <text:p>1.92587208556238</text:p>
          </table:table-cell>
          <table:table-cell table:formula="of:=[.AD7]/[.T7]" office:value-type="float" office:value="0.0319688565436061" calcext:value-type="float">
            <text:p>0.031968856543606</text:p>
          </table:table-cell>
          <table:table-cell table:formula="of:=[.AE7]/[.T7]" office:value-type="float" office:value="0.0170007792023801" calcext:value-type="float">
            <text:p>0.01700077920238</text:p>
          </table:table-cell>
          <table:table-cell table:formula="of:=[.AF7]/[.T7]" office:value-type="float" office:value="2.47628257841045" calcext:value-type="float">
            <text:p>2.47628257841045</text:p>
          </table:table-cell>
          <table:table-cell table:formula="of:=[.AG7]/[.T7]" office:value-type="float" office:value="0.0720479881897969" calcext:value-type="float">
            <text:p>0.072047988189797</text:p>
          </table:table-cell>
          <table:table-cell table:formula="of:=[.AH7]/[.T7]" office:value-type="float" office:value="0.574002153842679" calcext:value-type="float">
            <text:p>0.574002153842679</text:p>
          </table:table-cell>
          <table:table-cell table:number-columns-repeated="36"/>
        </table:table-row>
        <table:table-row table:style-name="ro1">
          <table:table-cell table:formula="of:=[.A8]" office:value-type="string" office:string-value="trmm" calcext:value-type="string">
            <text:p>trmm</text:p>
          </table:table-cell>
          <table:table-cell table:formula="of:=[.T8]/[.T8]" office:value-type="float" office:value="1" calcext:value-type="float">
            <text:p>1</text:p>
          </table:table-cell>
          <table:table-cell table:formula="of:=[.U8]/[.T8]" office:value-type="float" office:value="0.0099378171136459" calcext:value-type="float">
            <text:p>0.009937817113646</text:p>
          </table:table-cell>
          <table:table-cell table:formula="of:=[.V8]/[.T8]" office:value-type="float" office:value="0.0120932361805211" calcext:value-type="float">
            <text:p>0.012093236180521</text:p>
          </table:table-cell>
          <table:table-cell table:number-columns-repeated="3"/>
          <table:table-cell table:formula="of:=[.W8]/[.T8]" office:value-type="float" office:value="2.31428108190592" calcext:value-type="float">
            <text:p>2.31428108190592</text:p>
          </table:table-cell>
          <table:table-cell table:formula="of:=[.X8]/[.T8]" office:value-type="float" office:value="0.0405047114027391" calcext:value-type="float">
            <text:p>0.040504711402739</text:p>
          </table:table-cell>
          <table:table-cell table:formula="of:=[.Y8]/[.T8]" office:value-type="float" office:value="0.0772088276809217" calcext:value-type="float">
            <text:p>0.077208827680922</text:p>
          </table:table-cell>
          <table:table-cell table:formula="of:=[.Z8]/[.T8]" office:value-type="float" office:value="1.79417893793156" calcext:value-type="float">
            <text:p>1.79417893793156</text:p>
          </table:table-cell>
          <table:table-cell table:formula="of:=[.AA8]/[.T8]" office:value-type="float" office:value="0.0104027581734254" calcext:value-type="float">
            <text:p>0.010402758173425</text:p>
          </table:table-cell>
          <table:table-cell table:formula="of:=[.AB8]/[.T8]" office:value-type="float" office:value="0.0255526837828558" calcext:value-type="float">
            <text:p>0.025552683782856</text:p>
          </table:table-cell>
          <table:table-cell table:formula="of:=[.AC8]/[.T8]" office:value-type="float" office:value="2.83089497577538" calcext:value-type="float">
            <text:p>2.83089497577538</text:p>
          </table:table-cell>
          <table:table-cell table:formula="of:=[.AD8]/[.T8]" office:value-type="float" office:value="0.0617537099912257" calcext:value-type="float">
            <text:p>0.061753709991226</text:p>
          </table:table-cell>
          <table:table-cell table:formula="of:=[.AE8]/[.T8]" office:value-type="float" office:value="0.072602334719414" calcext:value-type="float">
            <text:p>0.072602334719414</text:p>
          </table:table-cell>
          <table:table-cell table:formula="of:=[.AF8]/[.T8]" office:value-type="float" office:value="3.18394022050128" calcext:value-type="float">
            <text:p>3.18394022050128</text:p>
          </table:table-cell>
          <table:table-cell table:formula="of:=[.AG8]/[.T8]" office:value-type="float" office:value="0.017667760271621" calcext:value-type="float">
            <text:p>0.017667760271621</text:p>
          </table:table-cell>
          <table:table-cell table:formula="of:=[.AH8]/[.T8]" office:value-type="float" office:value="0.0540046923282341" calcext:value-type="float">
            <text:p>0.054004692328234</text:p>
          </table:table-cell>
          <table:table-cell table:number-columns-repeated="36"/>
        </table:table-row>
        <table:table-row table:style-name="ro1">
          <table:table-cell table:formula="of:=[.A9]" office:value-type="string" office:string-value="doitgen" calcext:value-type="string">
            <text:p>doitgen</text:p>
          </table:table-cell>
          <table:table-cell table:formula="of:=[.T9]/[.T9]" office:value-type="float" office:value="1" calcext:value-type="float">
            <text:p>1</text:p>
          </table:table-cell>
          <table:table-cell table:formula="of:=[.U9]/[.T9]" office:value-type="float" office:value="0.0198865548885457" calcext:value-type="float">
            <text:p>0.019886554888546</text:p>
          </table:table-cell>
          <table:table-cell table:formula="of:=[.V9]/[.T9]" office:value-type="float" office:value="0.037393801488366" calcext:value-type="float">
            <text:p>0.037393801488366</text:p>
          </table:table-cell>
          <table:table-cell table:number-columns-repeated="3"/>
          <table:table-cell table:formula="of:=[.W9]/[.T9]" office:value-type="float" office:value="2.90844952577328" calcext:value-type="float">
            <text:p>2.90844952577328</text:p>
          </table:table-cell>
          <table:table-cell table:formula="of:=[.X9]/[.T9]" office:value-type="float" office:value="0.131390904771888" calcext:value-type="float">
            <text:p>0.131390904771888</text:p>
          </table:table-cell>
          <table:table-cell table:formula="of:=[.Y9]/[.T9]" office:value-type="float" office:value="0.0999809578398881" calcext:value-type="float">
            <text:p>0.099980957839888</text:p>
          </table:table-cell>
          <table:table-cell table:formula="of:=[.Z9]/[.T9]" office:value-type="float" office:value="1.93291389289073" calcext:value-type="float">
            <text:p>1.93291389289073</text:p>
          </table:table-cell>
          <table:table-cell table:formula="of:=[.AA9]/[.T9]" office:value-type="float" office:value="0.0261396925172005" calcext:value-type="float">
            <text:p>0.026139692517201</text:p>
          </table:table-cell>
          <table:table-cell table:formula="of:=[.AB9]/[.T9]" office:value-type="float" office:value="0.10625140652319" calcext:value-type="float">
            <text:p>0.10625140652319</text:p>
          </table:table-cell>
          <table:table-cell table:formula="of:=[.AC9]/[.T9]" office:value-type="float" office:value="2.51285345807551" calcext:value-type="float">
            <text:p>2.51285345807551</text:p>
          </table:table-cell>
          <table:table-cell table:formula="of:=[.AD9]/[.T9]" office:value-type="float" office:value="0.0101558187263295" calcext:value-type="float">
            <text:p>0.01015581872633</text:p>
          </table:table-cell>
          <table:table-cell table:formula="of:=[.AE9]/[.T9]" office:value-type="float" office:value="0.0434699816695166" calcext:value-type="float">
            <text:p>0.043469981669517</text:p>
          </table:table-cell>
          <table:table-cell table:formula="of:=[.AF9]/[.T9]" office:value-type="float" office:value="3.00310252568287" calcext:value-type="float">
            <text:p>3.00310252568287</text:p>
          </table:table-cell>
          <table:table-cell table:formula="of:=[.AG9]/[.T9]" office:value-type="float" office:value="0.0278900324870792" calcext:value-type="float">
            <text:p>0.027890032487079</text:p>
          </table:table-cell>
          <table:table-cell table:formula="of:=[.AH9]/[.T9]" office:value-type="float" office:value="0.0454319011961939" calcext:value-type="float">
            <text:p>0.045431901196194</text:p>
          </table:table-cell>
          <table:table-cell table:number-columns-repeated="36"/>
        </table:table-row>
        <table:table-row table:style-name="ro1">
          <table:table-cell table:formula="of:=[.A10]" office:value-type="string" office:string-value="syrk" calcext:value-type="string">
            <text:p>syrk</text:p>
          </table:table-cell>
          <table:table-cell table:formula="of:=[.T10]/[.T10]" office:value-type="float" office:value="1" calcext:value-type="float">
            <text:p>1</text:p>
          </table:table-cell>
          <table:table-cell table:formula="of:=[.U10]/[.T10]" office:value-type="float" office:value="0.0392839178004192" calcext:value-type="float">
            <text:p>0.039283917800419</text:p>
          </table:table-cell>
          <table:table-cell table:formula="of:=[.V10]/[.T10]" office:value-type="float" office:value="0.235250644996172" calcext:value-type="float">
            <text:p>0.235250644996172</text:p>
          </table:table-cell>
          <table:table-cell table:number-columns-repeated="3"/>
          <table:table-cell table:formula="of:=[.W10]/[.T10]" office:value-type="float" office:value="2.7468797526519" calcext:value-type="float">
            <text:p>2.7468797526519</text:p>
          </table:table-cell>
          <table:table-cell table:formula="of:=[.X10]/[.T10]" office:value-type="float" office:value="0.114307040304701" calcext:value-type="float">
            <text:p>0.114307040304701</text:p>
          </table:table-cell>
          <table:table-cell table:formula="of:=[.Y10]/[.T10]" office:value-type="float" office:value="0.422179312623634" calcext:value-type="float">
            <text:p>0.422179312623634</text:p>
          </table:table-cell>
          <table:table-cell table:formula="of:=[.Z10]/[.T10]" office:value-type="float" office:value="1.50661370002847" calcext:value-type="float">
            <text:p>1.50661370002847</text:p>
          </table:table-cell>
          <table:table-cell table:formula="of:=[.AA10]/[.T10]" office:value-type="float" office:value="0.0060037379538022" calcext:value-type="float">
            <text:p>0.006003737953802</text:p>
          </table:table-cell>
          <table:table-cell table:formula="of:=[.AB10]/[.T10]" office:value-type="float" office:value="0.00684455629131258" calcext:value-type="float">
            <text:p>0.006844556291313</text:p>
          </table:table-cell>
          <table:table-cell table:formula="of:=[.AC10]/[.T10]" office:value-type="float" office:value="2.6993366385853" calcext:value-type="float">
            <text:p>2.6993366385853</text:p>
          </table:table-cell>
          <table:table-cell table:formula="of:=[.AD10]/[.T10]" office:value-type="float" office:value="0.0246935069647786" calcext:value-type="float">
            <text:p>0.024693506964779</text:p>
          </table:table-cell>
          <table:table-cell table:formula="of:=[.AE10]/[.T10]" office:value-type="float" office:value="0.0471890852929072" calcext:value-type="float">
            <text:p>0.047189085292907</text:p>
          </table:table-cell>
          <table:table-cell table:formula="of:=[.AF10]/[.T10]" office:value-type="float" office:value="2.69109071839814" calcext:value-type="float">
            <text:p>2.69109071839814</text:p>
          </table:table-cell>
          <table:table-cell table:formula="of:=[.AG10]/[.T10]" office:value-type="float" office:value="0.0765587223101558" calcext:value-type="float">
            <text:p>0.076558722310156</text:p>
          </table:table-cell>
          <table:table-cell table:formula="of:=[.AH10]/[.T10]" office:value-type="float" office:value="0.531426691704368" calcext:value-type="float">
            <text:p>0.531426691704368</text:p>
          </table:table-cell>
          <table:table-cell table:number-columns-repeated="36"/>
        </table:table-row>
        <table:table-row table:style-name="ro1">
          <table:table-cell table:formula="of:=[.A11]" office:value-type="string" office:string-value="correlation" calcext:value-type="string">
            <text:p>correlation</text:p>
          </table:table-cell>
          <table:table-cell table:formula="of:=[.T11]/[.T11]" office:value-type="float" office:value="1" calcext:value-type="float">
            <text:p>1</text:p>
          </table:table-cell>
          <table:table-cell table:formula="of:=[.U11]/[.T11]" office:value-type="float" office:value="0.0203294244413644" calcext:value-type="float">
            <text:p>0.020329424441365</text:p>
          </table:table-cell>
          <table:table-cell table:formula="of:=[.V11]/[.T11]" office:value-type="float" office:value="0.0321849967486245" calcext:value-type="float">
            <text:p>0.032184996748625</text:p>
          </table:table-cell>
          <table:table-cell table:number-columns-repeated="3"/>
          <table:table-cell table:formula="of:=[.W11]/[.T11]" office:value-type="float" office:value="2.70329062372823" calcext:value-type="float">
            <text:p>2.70329062372823</text:p>
          </table:table-cell>
          <table:table-cell table:formula="of:=[.X11]/[.T11]" office:value-type="float" office:value="0.0332234093242787" calcext:value-type="float">
            <text:p>0.033223409324279</text:p>
          </table:table-cell>
          <table:table-cell table:formula="of:=[.Y11]/[.T11]" office:value-type="float" office:value="0.0651433719008743" calcext:value-type="float">
            <text:p>0.065143371900874</text:p>
          </table:table-cell>
          <table:table-cell table:formula="of:=[.Z11]/[.T11]" office:value-type="float" office:value="1.60728018456806" calcext:value-type="float">
            <text:p>1.60728018456806</text:p>
          </table:table-cell>
          <table:table-cell table:formula="of:=[.AA11]/[.T11]" office:value-type="float" office:value="0.0104710222063878" calcext:value-type="float">
            <text:p>0.010471022206388</text:p>
          </table:table-cell>
          <table:table-cell table:formula="of:=[.AB11]/[.T11]" office:value-type="float" office:value="0.0290378969900518" calcext:value-type="float">
            <text:p>0.029037896990052</text:p>
          </table:table-cell>
          <table:table-cell table:formula="of:=[.AC11]/[.T11]" office:value-type="float" office:value="2.71965612178248" calcext:value-type="float">
            <text:p>2.71965612178248</text:p>
          </table:table-cell>
          <table:table-cell table:formula="of:=[.AD11]/[.T11]" office:value-type="float" office:value="0.03089168792009" calcext:value-type="float">
            <text:p>0.03089168792009</text:p>
          </table:table-cell>
          <table:table-cell table:formula="of:=[.AE11]/[.T11]" office:value-type="float" office:value="0.0455192569774229" calcext:value-type="float">
            <text:p>0.045519256977423</text:p>
          </table:table-cell>
          <table:table-cell table:formula="of:=[.AF11]/[.T11]" office:value-type="float" office:value="2.65397688844089" calcext:value-type="float">
            <text:p>2.65397688844089</text:p>
          </table:table-cell>
          <table:table-cell table:formula="of:=[.AG11]/[.T11]" office:value-type="float" office:value="0.0837536949094611" calcext:value-type="float">
            <text:p>0.083753694909461</text:p>
          </table:table-cell>
          <table:table-cell table:formula="of:=[.AH11]/[.T11]" office:value-type="float" office:value="0.747830847370731" calcext:value-type="float">
            <text:p>0.747830847370731</text:p>
          </table:table-cell>
          <table:table-cell table:number-columns-repeated="36"/>
        </table:table-row>
        <table:table-row table:style-name="ro1">
          <table:table-cell table:formula="of:=[.A12]" office:value-type="string" office:string-value="covariance" calcext:value-type="string">
            <text:p>covariance</text:p>
          </table:table-cell>
          <table:table-cell table:formula="of:=[.T12]/[.T12]" office:value-type="float" office:value="1" calcext:value-type="float">
            <text:p>1</text:p>
          </table:table-cell>
          <table:table-cell table:formula="of:=[.U12]/[.T12]" office:value-type="float" office:value="0.00781720610523247" calcext:value-type="float">
            <text:p>0.007817206105232</text:p>
          </table:table-cell>
          <table:table-cell table:formula="of:=[.V12]/[.T12]" office:value-type="float" office:value="0.0168144197471098" calcext:value-type="float">
            <text:p>0.01681441974711</text:p>
          </table:table-cell>
          <table:table-cell table:number-columns-repeated="3"/>
          <table:table-cell table:formula="of:=[.W12]/[.T12]" office:value-type="float" office:value="2.24150545856633" calcext:value-type="float">
            <text:p>2.24150545856633</text:p>
          </table:table-cell>
          <table:table-cell table:formula="of:=[.X12]/[.T12]" office:value-type="float" office:value="0.0207395264016372" calcext:value-type="float">
            <text:p>0.020739526401637</text:p>
          </table:table-cell>
          <table:table-cell table:formula="of:=[.Y12]/[.T12]" office:value-type="float" office:value="0.0530040681378711" calcext:value-type="float">
            <text:p>0.053004068137871</text:p>
          </table:table-cell>
          <table:table-cell table:formula="of:=[.Z12]/[.T12]" office:value-type="float" office:value="1.58501968054528" calcext:value-type="float">
            <text:p>1.58501968054528</text:p>
          </table:table-cell>
          <table:table-cell table:formula="of:=[.AA12]/[.T12]" office:value-type="float" office:value="0.0138217666005606" calcext:value-type="float">
            <text:p>0.013821766600561</text:p>
          </table:table-cell>
          <table:table-cell table:formula="of:=[.AB12]/[.T12]" office:value-type="float" office:value="0.0289775743556031" calcext:value-type="float">
            <text:p>0.028977574355603</text:p>
          </table:table-cell>
          <table:table-cell table:formula="of:=[.AC12]/[.T12]" office:value-type="float" office:value="2.62579182906669" calcext:value-type="float">
            <text:p>2.62579182906669</text:p>
          </table:table-cell>
          <table:table-cell table:formula="of:=[.AD12]/[.T12]" office:value-type="float" office:value="0.0197905692917479" calcext:value-type="float">
            <text:p>0.019790569291748</text:p>
          </table:table-cell>
          <table:table-cell table:formula="of:=[.AE12]/[.T12]" office:value-type="float" office:value="0.0433632140214602" calcext:value-type="float">
            <text:p>0.04336321402146</text:p>
          </table:table-cell>
          <table:table-cell table:formula="of:=[.AF12]/[.T12]" office:value-type="float" office:value="2.57652857736201" calcext:value-type="float">
            <text:p>2.57652857736201</text:p>
          </table:table-cell>
          <table:table-cell table:formula="of:=[.AG12]/[.T12]" office:value-type="float" office:value="0.0276435332011211" calcext:value-type="float">
            <text:p>0.027643533201121</text:p>
          </table:table-cell>
          <table:table-cell table:formula="of:=[.AH12]/[.T12]" office:value-type="float" office:value="0.0882255052165135" calcext:value-type="float">
            <text:p>0.088225505216514</text:p>
          </table:table-cell>
          <table:table-cell table:number-columns-repeated="36"/>
        </table:table-row>
        <table:table-row table:style-name="ro1">
          <table:table-cell table:formula="of:=[.A13]" office:value-type="string" office:string-value="symm" calcext:value-type="string">
            <text:p>symm</text:p>
          </table:table-cell>
          <table:table-cell table:formula="of:=[.T13]/[.T13]" office:value-type="float" office:value="1" calcext:value-type="float">
            <text:p>1</text:p>
          </table:table-cell>
          <table:table-cell table:formula="of:=[.U13]/[.T13]" office:value-type="float" office:value="0.0106515757524182" calcext:value-type="float">
            <text:p>0.010651575752418</text:p>
          </table:table-cell>
          <table:table-cell table:formula="of:=[.V13]/[.T13]" office:value-type="float" office:value="0.0132825575128358" calcext:value-type="float">
            <text:p>0.013282557512836</text:p>
          </table:table-cell>
          <table:table-cell table:number-columns-repeated="3"/>
          <table:table-cell table:formula="of:=[.W13]/[.T13]" office:value-type="float" office:value="2.29137709320247" calcext:value-type="float">
            <text:p>2.29137709320247</text:p>
          </table:table-cell>
          <table:table-cell table:formula="of:=[.X13]/[.T13]" office:value-type="float" office:value="0.0423368223980938" calcext:value-type="float">
            <text:p>0.042336822398094</text:p>
          </table:table-cell>
          <table:table-cell table:formula="of:=[.Y13]/[.T13]" office:value-type="float" office:value="0.261975340160176" calcext:value-type="float">
            <text:p>0.261975340160176</text:p>
          </table:table-cell>
          <table:table-cell table:formula="of:=[.Z13]/[.T13]" office:value-type="float" office:value="1.45895384789947" calcext:value-type="float">
            <text:p>1.45895384789947</text:p>
          </table:table-cell>
          <table:table-cell table:formula="of:=[.AA13]/[.T13]" office:value-type="float" office:value="0.00612241038587733" calcext:value-type="float">
            <text:p>0.006122410385877</text:p>
          </table:table-cell>
          <table:table-cell table:formula="of:=[.AB13]/[.T13]" office:value-type="float" office:value="0.0103064514603958" calcext:value-type="float">
            <text:p>0.010306451460396</text:p>
          </table:table-cell>
          <table:table-cell table:formula="of:=[.AC13]/[.T13]" office:value-type="float" office:value="2.49287294698324" calcext:value-type="float">
            <text:p>2.49287294698324</text:p>
          </table:table-cell>
          <table:table-cell table:formula="of:=[.AD13]/[.T13]" office:value-type="float" office:value="0.0426441248498946" calcext:value-type="float">
            <text:p>0.042644124849895</text:p>
          </table:table-cell>
          <table:table-cell table:formula="of:=[.AE13]/[.T13]" office:value-type="float" office:value="0.0539079416409005" calcext:value-type="float">
            <text:p>0.053907941640901</text:p>
          </table:table-cell>
          <table:table-cell table:formula="of:=[.AF13]/[.T13]" office:value-type="float" office:value="2.41895488800008" calcext:value-type="float">
            <text:p>2.41895488800008</text:p>
          </table:table-cell>
          <table:table-cell table:formula="of:=[.AG13]/[.T13]" office:value-type="float" office:value="0.0214520750007092" calcext:value-type="float">
            <text:p>0.021452075000709</text:p>
          </table:table-cell>
          <table:table-cell table:formula="of:=[.AH13]/[.T13]" office:value-type="float" office:value="0.0329168203178926" calcext:value-type="float">
            <text:p>0.032916820317893</text:p>
          </table:table-cell>
          <table:table-cell table:number-columns-repeated="36"/>
        </table:table-row>
        <table:table-row table:style-name="ro1">
          <table:table-cell table:formula="of:=[.A14]" office:value-type="string" office:string-value="syr2k" calcext:value-type="string">
            <text:p>syr2k</text:p>
          </table:table-cell>
          <table:table-cell table:formula="of:=[.T14]/[.T14]" office:value-type="float" office:value="1" calcext:value-type="float">
            <text:p>1</text:p>
          </table:table-cell>
          <table:table-cell table:formula="of:=[.U14]/[.T14]" office:value-type="float" office:value="0.00970125097583732" calcext:value-type="float">
            <text:p>0.009701250975837</text:p>
          </table:table-cell>
          <table:table-cell table:formula="of:=[.V14]/[.T14]" office:value-type="float" office:value="0.019630990689084" calcext:value-type="float">
            <text:p>0.019630990689084</text:p>
          </table:table-cell>
          <table:table-cell table:number-columns-repeated="3"/>
          <table:table-cell table:formula="of:=[.W14]/[.T14]" office:value-type="float" office:value="2.17487956739466" calcext:value-type="float">
            <text:p>2.17487956739466</text:p>
          </table:table-cell>
          <table:table-cell table:formula="of:=[.X14]/[.T14]" office:value-type="float" office:value="0.0223728555379958" calcext:value-type="float">
            <text:p>0.022372855537996</text:p>
          </table:table-cell>
          <table:table-cell table:formula="of:=[.Y14]/[.T14]" office:value-type="float" office:value="0.0588929720672519" calcext:value-type="float">
            <text:p>0.058892972067252</text:p>
          </table:table-cell>
          <table:table-cell table:formula="of:=[.Z14]/[.T14]" office:value-type="float" office:value="1.50080923094499" calcext:value-type="float">
            <text:p>1.50080923094499</text:p>
          </table:table-cell>
          <table:table-cell table:formula="of:=[.AA14]/[.T14]" office:value-type="float" office:value="0.00491250785430035" calcext:value-type="float">
            <text:p>0.0049125078543</text:p>
          </table:table-cell>
          <table:table-cell table:formula="of:=[.AB14]/[.T14]" office:value-type="float" office:value="0.00901578476360936" calcext:value-type="float">
            <text:p>0.009015784763609</text:p>
          </table:table-cell>
          <table:table-cell table:formula="of:=[.AC14]/[.T14]" office:value-type="float" office:value="2.4019783316514" calcext:value-type="float">
            <text:p>2.4019783316514</text:p>
          </table:table-cell>
          <table:table-cell table:formula="of:=[.AD14]/[.T14]" office:value-type="float" office:value="0.0118147717968735" calcext:value-type="float">
            <text:p>0.011814771796874</text:p>
          </table:table-cell>
          <table:table-cell table:formula="of:=[.AE14]/[.T14]" office:value-type="float" office:value="0.00864449056531922" calcext:value-type="float">
            <text:p>0.008644490565319</text:p>
          </table:table-cell>
          <table:table-cell table:formula="of:=[.AF14]/[.T14]" office:value-type="float" office:value="2.71096174717721" calcext:value-type="float">
            <text:p>2.71096174717721</text:p>
          </table:table-cell>
          <table:table-cell table:formula="of:=[.AG14]/[.T14]" office:value-type="float" office:value="0.0277233001389973" calcext:value-type="float">
            <text:p>0.027723300138997</text:p>
          </table:table-cell>
          <table:table-cell table:formula="of:=[.AH14]/[.T14]" office:value-type="float" office:value="0.0229631181096365" calcext:value-type="float">
            <text:p>0.022963118109637</text:p>
          </table:table-cell>
          <table:table-cell table:number-columns-repeated="36"/>
        </table:table-row>
        <table:table-row table:style-name="ro1">
          <table:table-cell table:formula="of:=[.A15]" office:value-type="string" office:string-value="gemm" calcext:value-type="string">
            <text:p>gemm</text:p>
          </table:table-cell>
          <table:table-cell table:formula="of:=[.T15]/[.T15]" office:value-type="float" office:value="1" calcext:value-type="float">
            <text:p>1</text:p>
          </table:table-cell>
          <table:table-cell table:formula="of:=[.U15]/[.T15]" office:value-type="float" office:value="0.0203155905943207" calcext:value-type="float">
            <text:p>0.020315590594321</text:p>
          </table:table-cell>
          <table:table-cell table:formula="of:=[.V15]/[.T15]" office:value-type="float" office:value="0.0397993014627386" calcext:value-type="float">
            <text:p>0.039799301462739</text:p>
          </table:table-cell>
          <table:table-cell table:number-columns-repeated="3"/>
          <table:table-cell table:formula="of:=[.W15]/[.T15]" office:value-type="float" office:value="2.5492984413837" calcext:value-type="float">
            <text:p>2.5492984413837</text:p>
          </table:table-cell>
          <table:table-cell table:formula="of:=[.X15]/[.T15]" office:value-type="float" office:value="0.0154491949096212" calcext:value-type="float">
            <text:p>0.015449194909621</text:p>
          </table:table-cell>
          <table:table-cell table:formula="of:=[.Y15]/[.T15]" office:value-type="float" office:value="0.0538405449718611" calcext:value-type="float">
            <text:p>0.053840544971861</text:p>
          </table:table-cell>
          <table:table-cell table:formula="of:=[.Z15]/[.T15]" office:value-type="float" office:value="1.5767847143611" calcext:value-type="float">
            <text:p>1.5767847143611</text:p>
          </table:table-cell>
          <table:table-cell table:formula="of:=[.AA15]/[.T15]" office:value-type="float" office:value="0.0108164506733593" calcext:value-type="float">
            <text:p>0.010816450673359</text:p>
          </table:table-cell>
          <table:table-cell table:formula="of:=[.AB15]/[.T15]" office:value-type="float" office:value="0.0270209843171536" calcext:value-type="float">
            <text:p>0.027020984317154</text:p>
          </table:table-cell>
          <table:table-cell table:formula="of:=[.AC15]/[.T15]" office:value-type="float" office:value="2.81189447011477" calcext:value-type="float">
            <text:p>2.81189447011477</text:p>
          </table:table-cell>
          <table:table-cell table:formula="of:=[.AD15]/[.T15]" office:value-type="float" office:value="0.0346146563913742" calcext:value-type="float">
            <text:p>0.034614656391374</text:p>
          </table:table-cell>
          <table:table-cell table:formula="of:=[.AE15]/[.T15]" office:value-type="float" office:value="0.0685041875979423" calcext:value-type="float">
            <text:p>0.068504187597942</text:p>
          </table:table-cell>
          <table:table-cell table:formula="of:=[.AF15]/[.T15]" office:value-type="float" office:value="2.72957261927302" calcext:value-type="float">
            <text:p>2.72957261927302</text:p>
          </table:table-cell>
          <table:table-cell table:formula="of:=[.AG15]/[.T15]" office:value-type="float" office:value="0.0113703657450863" calcext:value-type="float">
            <text:p>0.011370365745086</text:p>
          </table:table-cell>
          <table:table-cell table:formula="of:=[.AH15]/[.T15]" office:value-type="float" office:value="0.0408990746596947" calcext:value-type="float">
            <text:p>0.040899074659695</text:p>
          </table:table-cell>
          <table:table-cell table:number-columns-repeated="36"/>
        </table:table-row>
        <table:table-row table:style-name="ro1">
          <table:table-cell table:formula="of:=[.A16]" office:value-type="string" office:string-value="gramschmidt" calcext:value-type="string">
            <text:p>gramschmidt</text:p>
          </table:table-cell>
          <table:table-cell table:formula="of:=[.T16]/[.T16]" office:value-type="float" office:value="1" calcext:value-type="float">
            <text:p>1</text:p>
          </table:table-cell>
          <table:table-cell table:formula="of:=[.U16]/[.T16]" office:value-type="float" office:value="0.0309346809941873" calcext:value-type="float">
            <text:p>0.030934680994187</text:p>
          </table:table-cell>
          <table:table-cell table:formula="of:=[.V16]/[.T16]" office:value-type="float" office:value="0.0438363488969764" calcext:value-type="float">
            <text:p>0.043836348896976</text:p>
          </table:table-cell>
          <table:table-cell table:number-columns-repeated="3"/>
          <table:table-cell table:formula="of:=[.W16]/[.T16]" office:value-type="float" office:value="2.70437414836918" calcext:value-type="float">
            <text:p>2.70437414836918</text:p>
          </table:table-cell>
          <table:table-cell table:formula="of:=[.X16]/[.T16]" office:value-type="float" office:value="0.0681822101867982" calcext:value-type="float">
            <text:p>0.068182210186798</text:p>
          </table:table-cell>
          <table:table-cell table:formula="of:=[.Y16]/[.T16]" office:value-type="float" office:value="0.214714455732446" calcext:value-type="float">
            <text:p>0.214714455732446</text:p>
          </table:table-cell>
          <table:table-cell table:formula="of:=[.Z16]/[.T16]" office:value-type="float" office:value="1.58982010107456" calcext:value-type="float">
            <text:p>1.58982010107456</text:p>
          </table:table-cell>
          <table:table-cell table:formula="of:=[.AA16]/[.T16]" office:value-type="float" office:value="0.0108663780464667" calcext:value-type="float">
            <text:p>0.010866378046467</text:p>
          </table:table-cell>
          <table:table-cell table:formula="of:=[.AB16]/[.T16]" office:value-type="float" office:value="0.0160408437828794" calcext:value-type="float">
            <text:p>0.01604084378288</text:p>
          </table:table-cell>
          <table:table-cell table:formula="of:=[.AC16]/[.T16]" office:value-type="float" office:value="2.73519671593908" calcext:value-type="float">
            <text:p>2.73519671593908</text:p>
          </table:table-cell>
          <table:table-cell table:formula="of:=[.AD16]/[.T16]" office:value-type="float" office:value="0.0690877416906704" calcext:value-type="float">
            <text:p>0.069087741690671</text:p>
          </table:table-cell>
          <table:table-cell table:formula="of:=[.AE16]/[.T16]" office:value-type="float" office:value="0.049235041481967" calcext:value-type="float">
            <text:p>0.049235041481967</text:p>
          </table:table-cell>
          <table:table-cell table:formula="of:=[.AF16]/[.T16]" office:value-type="float" office:value="2.5599116891181" calcext:value-type="float">
            <text:p>2.5599116891181</text:p>
          </table:table-cell>
          <table:table-cell table:formula="of:=[.AG16]/[.T16]" office:value-type="float" office:value="0.0163426876175035" calcext:value-type="float">
            <text:p>0.016342687617504</text:p>
          </table:table-cell>
          <table:table-cell table:formula="of:=[.AH16]/[.T16]" office:value-type="float" office:value="0.0421977680804457" calcext:value-type="float">
            <text:p>0.042197768080446</text:p>
          </table:table-cell>
          <table:table-cell table:number-columns-repeated="36"/>
        </table:table-row>
        <table:table-row table:style-name="ro1">
          <table:table-cell table:formula="of:=[.A17]" office:value-type="string" office:string-value="2mm" calcext:value-type="string">
            <text:p>2mm</text:p>
          </table:table-cell>
          <table:table-cell table:formula="of:=[.T17]/[.T17]" office:value-type="float" office:value="1" calcext:value-type="float">
            <text:p>1</text:p>
          </table:table-cell>
          <table:table-cell table:formula="of:=[.U17]/[.T17]" office:value-type="float" office:value="0.0266017326611522" calcext:value-type="float">
            <text:p>0.026601732661152</text:p>
          </table:table-cell>
          <table:table-cell table:formula="of:=[.V17]/[.T17]" office:value-type="float" office:value="0.0907199843375263" calcext:value-type="float">
            <text:p>0.090719984337526</text:p>
          </table:table-cell>
          <table:table-cell table:number-columns-repeated="3"/>
          <table:table-cell table:formula="of:=[.W17]/[.T17]" office:value-type="float" office:value="2.81936762762469" calcext:value-type="float">
            <text:p>2.81936762762469</text:p>
          </table:table-cell>
          <table:table-cell table:formula="of:=[.X17]/[.T17]" office:value-type="float" office:value="0.0530974173233485" calcext:value-type="float">
            <text:p>0.053097417323349</text:p>
          </table:table-cell>
          <table:table-cell table:formula="of:=[.Y17]/[.T17]" office:value-type="float" office:value="0.0922862317067202" calcext:value-type="float">
            <text:p>0.09228623170672</text:p>
          </table:table-cell>
          <table:table-cell table:formula="of:=[.Z17]/[.T17]" office:value-type="float" office:value="1.67682280195128" calcext:value-type="float">
            <text:p>1.67682280195128</text:p>
          </table:table-cell>
          <table:table-cell table:formula="of:=[.AA17]/[.T17]" office:value-type="float" office:value="0.0171063579854143" calcext:value-type="float">
            <text:p>0.017106357985414</text:p>
          </table:table-cell>
          <table:table-cell table:formula="of:=[.AB17]/[.T17]" office:value-type="float" office:value="0.0285840144877882" calcext:value-type="float">
            <text:p>0.028584014487788</text:p>
          </table:table-cell>
          <table:table-cell table:formula="of:=[.AC17]/[.T17]" office:value-type="float" office:value="2.6394612761653" calcext:value-type="float">
            <text:p>2.6394612761653</text:p>
          </table:table-cell>
          <table:table-cell table:formula="of:=[.AD17]/[.T17]" office:value-type="float" office:value="0.0112900331196058" calcext:value-type="float">
            <text:p>0.011290033119606</text:p>
          </table:table-cell>
          <table:table-cell table:formula="of:=[.AE17]/[.T17]" office:value-type="float" office:value="0.0379407110110453" calcext:value-type="float">
            <text:p>0.037940711011045</text:p>
          </table:table-cell>
          <table:table-cell table:formula="of:=[.AF17]/[.T17]" office:value-type="float" office:value="3.27769892157343" calcext:value-type="float">
            <text:p>3.27769892157343</text:p>
          </table:table-cell>
          <table:table-cell table:formula="of:=[.AG17]/[.T17]" office:value-type="float" office:value="0.0528771637870556" calcext:value-type="float">
            <text:p>0.052877163787056</text:p>
          </table:table-cell>
          <table:table-cell table:formula="of:=[.AH17]/[.T17]" office:value-type="float" office:value="0.343350790465469" calcext:value-type="float">
            <text:p>0.343350790465469</text:p>
          </table:table-cell>
          <table:table-cell table:number-columns-repeated="36"/>
        </table:table-row>
        <table:table-row table:style-name="ro1">
          <table:table-cell table:formula="of:=[.A18]" office:value-type="string" office:string-value="nussinov" calcext:value-type="string">
            <text:p>nussinov</text:p>
          </table:table-cell>
          <table:table-cell table:formula="of:=[.T18]/[.T18]" office:value-type="float" office:value="1" calcext:value-type="float">
            <text:p>1</text:p>
          </table:table-cell>
          <table:table-cell table:formula="of:=[.U18]/[.T18]" office:value-type="float" office:value="0.0068505212735982" calcext:value-type="float">
            <text:p>0.006850521273598</text:p>
          </table:table-cell>
          <table:table-cell table:formula="of:=[.V18]/[.T18]" office:value-type="float" office:value="0.0155853761622992" calcext:value-type="float">
            <text:p>0.015585376162299</text:p>
          </table:table-cell>
          <table:table-cell table:number-columns-repeated="3"/>
          <table:table-cell table:formula="of:=[.W18]/[.T18]" office:value-type="float" office:value="2.59019559500329" calcext:value-type="float">
            <text:p>2.59019559500329</text:p>
          </table:table-cell>
          <table:table-cell table:formula="of:=[.X18]/[.T18]" office:value-type="float" office:value="0.0210857518549826" calcext:value-type="float">
            <text:p>0.021085751854983</text:p>
          </table:table-cell>
          <table:table-cell table:formula="of:=[.Y18]/[.T18]" office:value-type="float" office:value="0.0650476660092045" calcext:value-type="float">
            <text:p>0.065047666009205</text:p>
          </table:table-cell>
          <table:table-cell table:formula="of:=[.Z18]/[.T18]" office:value-type="float" office:value="1.58083849910773" calcext:value-type="float">
            <text:p>1.58083849910773</text:p>
          </table:table-cell>
          <table:table-cell table:formula="of:=[.AA18]/[.T18]" office:value-type="float" office:value="0.00726730534422842" calcext:value-type="float">
            <text:p>0.007267305344228</text:p>
          </table:table-cell>
          <table:table-cell table:formula="of:=[.AB18]/[.T18]" office:value-type="float" office:value="0.0293333802949188" calcext:value-type="float">
            <text:p>0.029333380294919</text:p>
          </table:table-cell>
          <table:table-cell table:formula="of:=[.AC18]/[.T18]" office:value-type="float" office:value="2.93467056447826" calcext:value-type="float">
            <text:p>2.93467056447826</text:p>
          </table:table-cell>
          <table:table-cell table:formula="of:=[.AD18]/[.T18]" office:value-type="float" office:value="0.0167418052033437" calcext:value-type="float">
            <text:p>0.016741805203344</text:p>
          </table:table-cell>
          <table:table-cell table:formula="of:=[.AE18]/[.T18]" office:value-type="float" office:value="0.0469263642340565" calcext:value-type="float">
            <text:p>0.046926364234057</text:p>
          </table:table-cell>
          <table:table-cell table:formula="of:=[.AF18]/[.T18]" office:value-type="float" office:value="2.73718535737766" calcext:value-type="float">
            <text:p>2.73718535737766</text:p>
          </table:table-cell>
          <table:table-cell table:formula="of:=[.AG18]/[.T18]" office:value-type="float" office:value="0.0216610312764159" calcext:value-type="float">
            <text:p>0.021661031276416</text:p>
          </table:table-cell>
          <table:table-cell table:formula="of:=[.AH18]/[.T18]" office:value-type="float" office:value="0.0413848971541279" calcext:value-type="float">
            <text:p>0.041384897154128</text:p>
          </table:table-cell>
          <table:table-cell table:number-columns-repeated="36"/>
        </table:table-row>
        <table:table-row table:style-name="ro1">
          <table:table-cell table:formula="of:=[.A19]" office:value-type="string" office:string-value="adi" calcext:value-type="string">
            <text:p>adi</text:p>
          </table:table-cell>
          <table:table-cell table:formula="of:=[.T19]/[.T19]" office:value-type="float" office:value="1" calcext:value-type="float">
            <text:p>1</text:p>
          </table:table-cell>
          <table:table-cell table:formula="of:=[.U19]/[.T19]" office:value-type="float" office:value="0.0376792761786023" calcext:value-type="float">
            <text:p>0.037679276178602</text:p>
          </table:table-cell>
          <table:table-cell table:formula="of:=[.V19]/[.T19]" office:value-type="float" office:value="0.0918824712126467" calcext:value-type="float">
            <text:p>0.091882471212647</text:p>
          </table:table-cell>
          <table:table-cell table:number-columns-repeated="3"/>
          <table:table-cell table:formula="of:=[.W19]/[.T19]" office:value-type="float" office:value="2.54348942671133" calcext:value-type="float">
            <text:p>2.54348942671133</text:p>
          </table:table-cell>
          <table:table-cell table:formula="of:=[.X19]/[.T19]" office:value-type="float" office:value="0.0471133626877269" calcext:value-type="float">
            <text:p>0.047113362687727</text:p>
          </table:table-cell>
          <table:table-cell table:formula="of:=[.Y19]/[.T19]" office:value-type="float" office:value="0.13307812863546" calcext:value-type="float">
            <text:p>0.13307812863546</text:p>
          </table:table-cell>
          <table:table-cell table:formula="of:=[.Z19]/[.T19]" office:value-type="float" office:value="1.56815677528963" calcext:value-type="float">
            <text:p>1.56815677528963</text:p>
          </table:table-cell>
          <table:table-cell table:formula="of:=[.AA19]/[.T19]" office:value-type="float" office:value="0.0152903319270735" calcext:value-type="float">
            <text:p>0.015290331927074</text:p>
          </table:table-cell>
          <table:table-cell table:formula="of:=[.AB19]/[.T19]" office:value-type="float" office:value="0.0561523501806481" calcext:value-type="float">
            <text:p>0.056152350180648</text:p>
          </table:table-cell>
          <table:table-cell table:formula="of:=[.AC19]/[.T19]" office:value-type="float" office:value="2.56726999749771" calcext:value-type="float">
            <text:p>2.56726999749771</text:p>
          </table:table-cell>
          <table:table-cell table:formula="of:=[.AD19]/[.T19]" office:value-type="float" office:value="0.028530538958958" calcext:value-type="float">
            <text:p>0.028530538958958</text:p>
          </table:table-cell>
          <table:table-cell table:formula="of:=[.AE19]/[.T19]" office:value-type="float" office:value="0.0404230193466818" calcext:value-type="float">
            <text:p>0.040423019346682</text:p>
          </table:table-cell>
          <table:table-cell table:formula="of:=[.AF19]/[.T19]" office:value-type="float" office:value="3.64031063562652" calcext:value-type="float">
            <text:p>3.64031063562652</text:p>
          </table:table-cell>
          <table:table-cell table:formula="of:=[.AG19]/[.T19]" office:value-type="float" office:value="0.0353086820813816" calcext:value-type="float">
            <text:p>0.035308682081382</text:p>
          </table:table-cell>
          <table:table-cell table:formula="of:=[.AH19]/[.T19]" office:value-type="float" office:value="0.0653449872909817" calcext:value-type="float">
            <text:p>0.065344987290982</text:p>
          </table:table-cell>
          <table:table-cell table:number-columns-repeated="36"/>
        </table:table-row>
        <table:table-row table:style-name="ro1">
          <table:table-cell table:formula="of:=[.A20]" office:value-type="string" office:string-value="3mm" calcext:value-type="string">
            <text:p>3mm</text:p>
          </table:table-cell>
          <table:table-cell table:formula="of:=[.T20]/[.T20]" office:value-type="float" office:value="1" calcext:value-type="float">
            <text:p>1</text:p>
          </table:table-cell>
          <table:table-cell table:formula="of:=[.U20]/[.T20]" office:value-type="float" office:value="0.0107231152635603" calcext:value-type="float">
            <text:p>0.01072311526356</text:p>
          </table:table-cell>
          <table:table-cell table:formula="of:=[.V20]/[.T20]" office:value-type="float" office:value="0.0196888310811482" calcext:value-type="float">
            <text:p>0.019688831081148</text:p>
          </table:table-cell>
          <table:table-cell table:number-columns-repeated="3"/>
          <table:table-cell table:formula="of:=[.W20]/[.T20]" office:value-type="float" office:value="3.02588440878898" calcext:value-type="float">
            <text:p>3.02588440878898</text:p>
          </table:table-cell>
          <table:table-cell table:formula="of:=[.X20]/[.T20]" office:value-type="float" office:value="0.0960959917392297" calcext:value-type="float">
            <text:p>0.09609599173923</text:p>
          </table:table-cell>
          <table:table-cell table:formula="of:=[.Y20]/[.T20]" office:value-type="float" office:value="0.0762830505277163" calcext:value-type="float">
            <text:p>0.076283050527716</text:p>
          </table:table-cell>
          <table:table-cell table:formula="of:=[.Z20]/[.T20]" office:value-type="float" office:value="1.7784038444354" calcext:value-type="float">
            <text:p>1.7784038444354</text:p>
          </table:table-cell>
          <table:table-cell table:formula="of:=[.AA20]/[.T20]" office:value-type="float" office:value="0.0160151712223358" calcext:value-type="float">
            <text:p>0.016015171222336</text:p>
          </table:table-cell>
          <table:table-cell table:formula="of:=[.AB20]/[.T20]" office:value-type="float" office:value="0.0285701520100877" calcext:value-type="float">
            <text:p>0.028570152010088</text:p>
          </table:table-cell>
          <table:table-cell table:formula="of:=[.AC20]/[.T20]" office:value-type="float" office:value="2.85947258159" calcext:value-type="float">
            <text:p>2.85947258159</text:p>
          </table:table-cell>
          <table:table-cell table:formula="of:=[.AD20]/[.T20]" office:value-type="float" office:value="0.0187307008747282" calcext:value-type="float">
            <text:p>0.018730700874728</text:p>
          </table:table-cell>
          <table:table-cell table:formula="of:=[.AE20]/[.T20]" office:value-type="float" office:value="0.0437562675615834" calcext:value-type="float">
            <text:p>0.043756267561584</text:p>
          </table:table-cell>
          <table:table-cell table:formula="of:=[.AF20]/[.T20]" office:value-type="float" office:value="3.06853857839292" calcext:value-type="float">
            <text:p>3.06853857839292</text:p>
          </table:table-cell>
          <table:table-cell table:formula="of:=[.AG20]/[.T20]" office:value-type="float" office:value="0.0550056097778925" calcext:value-type="float">
            <text:p>0.055005609777893</text:p>
          </table:table-cell>
          <table:table-cell table:formula="of:=[.AH20]/[.T20]" office:value-type="float" office:value="0.200100280985335" calcext:value-type="float">
            <text:p>0.200100280985335</text:p>
          </table:table-cell>
          <table:table-cell table:number-columns-repeated="36"/>
        </table:table-row>
        <table:table-row table:style-name="ro1">
          <table:table-cell table:formula="of:=[.A21]" office:value-type="string" office:string-value="fdtd-2d" calcext:value-type="string">
            <text:p>fdtd-2d</text:p>
          </table:table-cell>
          <table:table-cell table:formula="of:=[.T21]/[.T21]" office:value-type="float" office:value="1" calcext:value-type="float">
            <text:p>1</text:p>
          </table:table-cell>
          <table:table-cell table:formula="of:=[.U21]/[.T21]" office:value-type="float" office:value="0.00918200388215327" calcext:value-type="float">
            <text:p>0.009182003882153</text:p>
          </table:table-cell>
          <table:table-cell table:formula="of:=[.V21]/[.T21]" office:value-type="float" office:value="0.0176373743635606" calcext:value-type="float">
            <text:p>0.017637374363561</text:p>
          </table:table-cell>
          <table:table-cell table:number-columns-repeated="3"/>
          <table:table-cell table:formula="of:=[.W21]/[.T21]" office:value-type="float" office:value="2.75469262899013" calcext:value-type="float">
            <text:p>2.75469262899013</text:p>
          </table:table-cell>
          <table:table-cell table:formula="of:=[.X21]/[.T21]" office:value-type="float" office:value="0.0218345714895477" calcext:value-type="float">
            <text:p>0.021834571489548</text:p>
          </table:table-cell>
          <table:table-cell table:formula="of:=[.Y21]/[.T21]" office:value-type="float" office:value="0.068339109137288" calcext:value-type="float">
            <text:p>0.068339109137288</text:p>
          </table:table-cell>
          <table:table-cell table:formula="of:=[.Z21]/[.T21]" office:value-type="float" office:value="1.56112358865436" calcext:value-type="float">
            <text:p>1.56112358865436</text:p>
          </table:table-cell>
          <table:table-cell table:formula="of:=[.AA21]/[.T21]" office:value-type="float" office:value="0.0300866878728442" calcext:value-type="float">
            <text:p>0.030086687872844</text:p>
          </table:table-cell>
          <table:table-cell table:formula="of:=[.AB21]/[.T21]" office:value-type="float" office:value="0.0659457921320339" calcext:value-type="float">
            <text:p>0.065945792132034</text:p>
          </table:table-cell>
          <table:table-cell table:formula="of:=[.AC21]/[.T21]" office:value-type="float" office:value="3.03159076819886" calcext:value-type="float">
            <text:p>3.03159076819886</text:p>
          </table:table-cell>
          <table:table-cell table:formula="of:=[.AD21]/[.T21]" office:value-type="float" office:value="0.0225053100133131" calcext:value-type="float">
            <text:p>0.022505310013313</text:p>
          </table:table-cell>
          <table:table-cell table:formula="of:=[.AE21]/[.T21]" office:value-type="float" office:value="0.0493094442016687" calcext:value-type="float">
            <text:p>0.049309444201669</text:p>
          </table:table-cell>
          <table:table-cell table:formula="of:=[.AF21]/[.T21]" office:value-type="float" office:value="2.74545981158345" calcext:value-type="float">
            <text:p>2.74545981158345</text:p>
          </table:table-cell>
          <table:table-cell table:formula="of:=[.AG21]/[.T21]" office:value-type="float" office:value="0.0398276405248021" calcext:value-type="float">
            <text:p>0.039827640524802</text:p>
          </table:table-cell>
          <table:table-cell table:formula="of:=[.AH21]/[.T21]" office:value-type="float" office:value="0.131612109879165" calcext:value-type="float">
            <text:p>0.131612109879165</text:p>
          </table:table-cell>
          <table:table-cell table:number-columns-repeated="36"/>
        </table:table-row>
        <table:table-row table:style-name="ro1">
          <table:table-cell table:formula="of:=[.A22]" office:value-type="string" office:string-value="jacobi-2d" calcext:value-type="string">
            <text:p>jacobi-2d</text:p>
          </table:table-cell>
          <table:table-cell table:formula="of:=[.T22]/[.T22]" office:value-type="float" office:value="1" calcext:value-type="float">
            <text:p>1</text:p>
          </table:table-cell>
          <table:table-cell table:formula="of:=[.U22]/[.T22]" office:value-type="float" office:value="0.0124913466185415" calcext:value-type="float">
            <text:p>0.012491346618542</text:p>
          </table:table-cell>
          <table:table-cell table:formula="of:=[.V22]/[.T22]" office:value-type="float" office:value="0.0254311452070063" calcext:value-type="float">
            <text:p>0.025431145207006</text:p>
          </table:table-cell>
          <table:table-cell table:number-columns-repeated="3"/>
          <table:table-cell table:formula="of:=[.W22]/[.T22]" office:value-type="float" office:value="2.59170407394668" calcext:value-type="float">
            <text:p>2.59170407394668</text:p>
          </table:table-cell>
          <table:table-cell table:formula="of:=[.X22]/[.T22]" office:value-type="float" office:value="0.018430069793059" calcext:value-type="float">
            <text:p>0.018430069793059</text:p>
          </table:table-cell>
          <table:table-cell table:formula="of:=[.Y22]/[.T22]" office:value-type="float" office:value="0.0410747173228724" calcext:value-type="float">
            <text:p>0.041074717322872</text:p>
          </table:table-cell>
          <table:table-cell table:formula="of:=[.Z22]/[.T22]" office:value-type="float" office:value="1.65483566194559" calcext:value-type="float">
            <text:p>1.65483566194559</text:p>
          </table:table-cell>
          <table:table-cell table:formula="of:=[.AA22]/[.T22]" office:value-type="float" office:value="0.0125348856447477" calcext:value-type="float">
            <text:p>0.012534885644748</text:p>
          </table:table-cell>
          <table:table-cell table:formula="of:=[.AB22]/[.T22]" office:value-type="float" office:value="0.025513869356798" calcext:value-type="float">
            <text:p>0.025513869356798</text:p>
          </table:table-cell>
          <table:table-cell table:formula="of:=[.AC22]/[.T22]" office:value-type="float" office:value="3.03724328301673" calcext:value-type="float">
            <text:p>3.03724328301673</text:p>
          </table:table-cell>
          <table:table-cell table:formula="of:=[.AD22]/[.T22]" office:value-type="float" office:value="0.0123084827084757" calcext:value-type="float">
            <text:p>0.012308482708476</text:p>
          </table:table-cell>
          <table:table-cell table:formula="of:=[.AE22]/[.T22]" office:value-type="float" office:value="0.0362941322454382" calcext:value-type="float">
            <text:p>0.036294132245438</text:p>
          </table:table-cell>
          <table:table-cell table:formula="of:=[.AF22]/[.T22]" office:value-type="float" office:value="2.9757748858189" calcext:value-type="float">
            <text:p>2.9757748858189</text:p>
          </table:table-cell>
          <table:table-cell table:formula="of:=[.AG22]/[.T22]" office:value-type="float" office:value="0.0304860261495391" calcext:value-type="float">
            <text:p>0.030486026149539</text:p>
          </table:table-cell>
          <table:table-cell table:formula="of:=[.AH22]/[.T22]" office:value-type="float" office:value="0.0395595592108987" calcext:value-type="float">
            <text:p>0.039559559210899</text:p>
          </table:table-cell>
          <table:table-cell table:number-columns-repeated="36"/>
        </table:table-row>
        <table:table-row table:style-name="ro1">
          <table:table-cell table:formula="of:=[.A23]" office:value-type="string" office:string-value="seidel-2d" calcext:value-type="string">
            <text:p>seidel-2d</text:p>
          </table:table-cell>
          <table:table-cell table:formula="of:=[.T23]/[.T23]" office:value-type="float" office:value="1" calcext:value-type="float">
            <text:p>1</text:p>
          </table:table-cell>
          <table:table-cell table:formula="of:=[.U23]/[.T23]" office:value-type="float" office:value="0.0123934558905249" calcext:value-type="float">
            <text:p>0.012393455890525</text:p>
          </table:table-cell>
          <table:table-cell table:formula="of:=[.V23]/[.T23]" office:value-type="float" office:value="0.0239433930540792" calcext:value-type="float">
            <text:p>0.023943393054079</text:p>
          </table:table-cell>
          <table:table-cell table:number-columns-repeated="3"/>
          <table:table-cell table:formula="of:=[.W23]/[.T23]" office:value-type="float" office:value="2.147570181613" calcext:value-type="float">
            <text:p>2.147570181613</text:p>
          </table:table-cell>
          <table:table-cell table:formula="of:=[.X23]/[.T23]" office:value-type="float" office:value="0.0661335780297568" calcext:value-type="float">
            <text:p>0.066133578029757</text:p>
          </table:table-cell>
          <table:table-cell table:formula="of:=[.Y23]/[.T23]" office:value-type="float" office:value="0.413344124293624" calcext:value-type="float">
            <text:p>0.413344124293624</text:p>
          </table:table-cell>
          <table:table-cell table:formula="of:=[.Z23]/[.T23]" office:value-type="float" office:value="1.61849585792409" calcext:value-type="float">
            <text:p>1.61849585792409</text:p>
          </table:table-cell>
          <table:table-cell table:formula="of:=[.AA23]/[.T23]" office:value-type="float" office:value="0.016434366548783" calcext:value-type="float">
            <text:p>0.016434366548783</text:p>
          </table:table-cell>
          <table:table-cell table:formula="of:=[.AB23]/[.T23]" office:value-type="float" office:value="0.0279757545360505" calcext:value-type="float">
            <text:p>0.027975754536051</text:p>
          </table:table-cell>
          <table:table-cell table:formula="of:=[.AC23]/[.T23]" office:value-type="float" office:value="2.52618470210395" calcext:value-type="float">
            <text:p>2.52618470210395</text:p>
          </table:table-cell>
          <table:table-cell table:formula="of:=[.AD23]/[.T23]" office:value-type="float" office:value="0.0333617355967752" calcext:value-type="float">
            <text:p>0.033361735596775</text:p>
          </table:table-cell>
          <table:table-cell table:formula="of:=[.AE23]/[.T23]" office:value-type="float" office:value="0.0249208488762108" calcext:value-type="float">
            <text:p>0.024920848876211</text:p>
          </table:table-cell>
          <table:table-cell table:formula="of:=[.AF23]/[.T23]" office:value-type="float" office:value="2.99845259909208" calcext:value-type="float">
            <text:p>2.99845259909208</text:p>
          </table:table-cell>
          <table:table-cell table:formula="of:=[.AG23]/[.T23]" office:value-type="float" office:value="0.1202783611799" calcext:value-type="float">
            <text:p>0.1202783611799</text:p>
          </table:table-cell>
          <table:table-cell table:formula="of:=[.AH23]/[.T23]" office:value-type="float" office:value="0.464094884457882" calcext:value-type="float">
            <text:p>0.464094884457882</text:p>
          </table:table-cell>
          <table:table-cell table:number-columns-repeated="36"/>
        </table:table-row>
        <table:table-row table:style-name="ro1">
          <table:table-cell table:formula="of:=[.A24]" office:value-type="string" office:string-value="heat-3d" calcext:value-type="string">
            <text:p>heat-3d</text:p>
          </table:table-cell>
          <table:table-cell table:formula="of:=[.T24]/[.T24]" office:value-type="float" office:value="1" calcext:value-type="float">
            <text:p>1</text:p>
          </table:table-cell>
          <table:table-cell table:formula="of:=[.U24]/[.T24]" office:value-type="float" office:value="0.017513266097303" calcext:value-type="float">
            <text:p>0.017513266097303</text:p>
          </table:table-cell>
          <table:table-cell table:formula="of:=[.V24]/[.T24]" office:value-type="float" office:value="0.118347135070632" calcext:value-type="float">
            <text:p>0.118347135070632</text:p>
          </table:table-cell>
          <table:table-cell table:number-columns-repeated="3"/>
          <table:table-cell table:formula="of:=[.W24]/[.T24]" office:value-type="float" office:value="2.61060077189807" calcext:value-type="float">
            <text:p>2.61060077189807</text:p>
          </table:table-cell>
          <table:table-cell table:formula="of:=[.X24]/[.T24]" office:value-type="float" office:value="0.0667614004848142" calcext:value-type="float">
            <text:p>0.066761400484814</text:p>
          </table:table-cell>
          <table:table-cell table:formula="of:=[.Y24]/[.T24]" office:value-type="float" office:value="0.257758613235256" calcext:value-type="float">
            <text:p>0.257758613235256</text:p>
          </table:table-cell>
          <table:table-cell table:formula="of:=[.Z24]/[.T24]" office:value-type="float" office:value="1.65370658073368" calcext:value-type="float">
            <text:p>1.65370658073368</text:p>
          </table:table-cell>
          <table:table-cell table:formula="of:=[.AA24]/[.T24]" office:value-type="float" office:value="0.0252927764983268" calcext:value-type="float">
            <text:p>0.025292776498327</text:p>
          </table:table-cell>
          <table:table-cell table:formula="of:=[.AB24]/[.T24]" office:value-type="float" office:value="0.0314725728302257" calcext:value-type="float">
            <text:p>0.031472572830226</text:p>
          </table:table-cell>
          <table:table-cell table:formula="of:=[.AC24]/[.T24]" office:value-type="float" office:value="3.00068888587842" calcext:value-type="float">
            <text:p>3.00068888587842</text:p>
          </table:table-cell>
          <table:table-cell table:formula="of:=[.AD24]/[.T24]" office:value-type="float" office:value="0.0207242237063213" calcext:value-type="float">
            <text:p>0.020724223706321</text:p>
          </table:table-cell>
          <table:table-cell table:formula="of:=[.AE24]/[.T24]" office:value-type="float" office:value="0.0443365798401439" calcext:value-type="float">
            <text:p>0.044336579840144</text:p>
          </table:table-cell>
          <table:table-cell table:formula="of:=[.AF24]/[.T24]" office:value-type="float" office:value="3.21409938980276" calcext:value-type="float">
            <text:p>3.21409938980276</text:p>
          </table:table-cell>
          <table:table-cell table:formula="of:=[.AG24]/[.T24]" office:value-type="float" office:value="0.132372736260474" calcext:value-type="float">
            <text:p>0.132372736260474</text:p>
          </table:table-cell>
          <table:table-cell table:formula="of:=[.AH24]/[.T24]" office:value-type="float" office:value="0.29289179303447" calcext:value-type="float">
            <text:p>0.29289179303447</text:p>
          </table:table-cell>
          <table:table-cell table:number-columns-repeated="36"/>
        </table:table-row>
        <table:table-row table:style-name="ro1">
          <table:table-cell table:formula="of:=[.A25]" office:value-type="string" office:string-value="cholesky" calcext:value-type="string">
            <text:p>cholesky</text:p>
          </table:table-cell>
          <table:table-cell table:formula="of:=[.T25]/[.T25]" office:value-type="float" office:value="1" calcext:value-type="float">
            <text:p>1</text:p>
          </table:table-cell>
          <table:table-cell table:formula="of:=[.U25]/[.T25]" office:value-type="float" office:value="0.0482694130283692" calcext:value-type="float">
            <text:p>0.048269413028369</text:p>
          </table:table-cell>
          <table:table-cell table:formula="of:=[.V25]/[.T25]" office:value-type="float" office:value="0.196471851898654" calcext:value-type="float">
            <text:p>0.196471851898654</text:p>
          </table:table-cell>
          <table:table-cell table:number-columns-repeated="3"/>
          <table:table-cell table:formula="of:=[.W25]/[.T25]" office:value-type="float" office:value="2.56085170910469" calcext:value-type="float">
            <text:p>2.56085170910469</text:p>
          </table:table-cell>
          <table:table-cell table:formula="of:=[.X25]/[.T25]" office:value-type="float" office:value="0.020702596828205" calcext:value-type="float">
            <text:p>0.020702596828205</text:p>
          </table:table-cell>
          <table:table-cell table:formula="of:=[.Y25]/[.T25]" office:value-type="float" office:value="0.0659746003664624" calcext:value-type="float">
            <text:p>0.065974600366462</text:p>
          </table:table-cell>
          <table:table-cell table:formula="of:=[.Z25]/[.T25]" office:value-type="float" office:value="1.57000063183168" calcext:value-type="float">
            <text:p>1.57000063183168</text:p>
          </table:table-cell>
          <table:table-cell table:formula="of:=[.AA25]/[.T25]" office:value-type="float" office:value="0.0179667656536299" calcext:value-type="float">
            <text:p>0.01796676565363</text:p>
          </table:table-cell>
          <table:table-cell table:formula="of:=[.AB25]/[.T25]" office:value-type="float" office:value="0.0176192582296076" calcext:value-type="float">
            <text:p>0.017619258229608</text:p>
          </table:table-cell>
          <table:table-cell table:formula="of:=[.AC25]/[.T25]" office:value-type="float" office:value="2.55812219624692" calcext:value-type="float">
            <text:p>2.55812219624692</text:p>
          </table:table-cell>
          <table:table-cell table:formula="of:=[.AD25]/[.T25]" office:value-type="float" office:value="0.0282858406520503" calcext:value-type="float">
            <text:p>0.02828584065205</text:p>
          </table:table-cell>
          <table:table-cell table:formula="of:=[.AE25]/[.T25]" office:value-type="float" office:value="0.0708763505402161" calcext:value-type="float">
            <text:p>0.070876350540216</text:p>
          </table:table-cell>
          <table:table-cell table:formula="of:=[.AF25]/[.T25]" office:value-type="float" office:value="2.41043785935427" calcext:value-type="float">
            <text:p>2.41043785935427</text:p>
          </table:table-cell>
          <table:table-cell table:formula="of:=[.AG25]/[.T25]" office:value-type="float" office:value="0.0187211726795982" calcext:value-type="float">
            <text:p>0.018721172679598</text:p>
          </table:table-cell>
          <table:table-cell table:formula="of:=[.AH25]/[.T25]" office:value-type="float" office:value="0.0282997409490112" calcext:value-type="float">
            <text:p>0.028299740949011</text:p>
          </table:table-cell>
          <table:table-cell table:number-columns-repeated="36"/>
        </table:table-row>
        <table:table-row table:style-name="ro1">
          <table:table-cell table:formula="of:=[.A26]" office:value-type="string" office:string-value="ludcmp" calcext:value-type="string">
            <text:p>ludcmp</text:p>
          </table:table-cell>
          <table:table-cell table:formula="of:=[.T26]/[.T26]" office:value-type="float" office:value="1" calcext:value-type="float">
            <text:p>1</text:p>
          </table:table-cell>
          <table:table-cell table:formula="of:=[.U26]/[.T26]" office:value-type="float" office:value="0.0232984126023843" calcext:value-type="float">
            <text:p>0.023298412602384</text:p>
          </table:table-cell>
          <table:table-cell table:formula="of:=[.V26]/[.T26]" office:value-type="float" office:value="0.0679268154690884" calcext:value-type="float">
            <text:p>0.067926815469088</text:p>
          </table:table-cell>
          <table:table-cell table:number-columns-repeated="3"/>
          <table:table-cell table:formula="of:=[.W26]/[.T26]" office:value-type="float" office:value="2.49106815760375" calcext:value-type="float">
            <text:p>2.49106815760375</text:p>
          </table:table-cell>
          <table:table-cell table:formula="of:=[.X26]/[.T26]" office:value-type="float" office:value="0.026963016738872" calcext:value-type="float">
            <text:p>0.026963016738872</text:p>
          </table:table-cell>
          <table:table-cell table:formula="of:=[.Y26]/[.T26]" office:value-type="float" office:value="0.0587669856250273" calcext:value-type="float">
            <text:p>0.058766985625027</text:p>
          </table:table-cell>
          <table:table-cell table:formula="of:=[.Z26]/[.T26]" office:value-type="float" office:value="1.51650304226002" calcext:value-type="float">
            <text:p>1.51650304226002</text:p>
          </table:table-cell>
          <table:table-cell table:formula="of:=[.AA26]/[.T26]" office:value-type="float" office:value="0.0118430236401137" calcext:value-type="float">
            <text:p>0.011843023640114</text:p>
          </table:table-cell>
          <table:table-cell table:formula="of:=[.AB26]/[.T26]" office:value-type="float" office:value="0.0252533909631825" calcext:value-type="float">
            <text:p>0.025253390963183</text:p>
          </table:table-cell>
          <table:table-cell table:formula="of:=[.AC26]/[.T26]" office:value-type="float" office:value="2.52482374385638" calcext:value-type="float">
            <text:p>2.52482374385638</text:p>
          </table:table-cell>
          <table:table-cell table:formula="of:=[.AD26]/[.T26]" office:value-type="float" office:value="0.0207205299615838" calcext:value-type="float">
            <text:p>0.020720529961584</text:p>
          </table:table-cell>
          <table:table-cell table:formula="of:=[.AE26]/[.T26]" office:value-type="float" office:value="0.0398681145830182" calcext:value-type="float">
            <text:p>0.039868114583018</text:p>
          </table:table-cell>
          <table:table-cell table:formula="of:=[.AF26]/[.T26]" office:value-type="float" office:value="2.41149101550203" calcext:value-type="float">
            <text:p>2.41149101550203</text:p>
          </table:table-cell>
          <table:table-cell table:formula="of:=[.AG26]/[.T26]" office:value-type="float" office:value="0.0371490701809223" calcext:value-type="float">
            <text:p>0.037149070180922</text:p>
          </table:table-cell>
          <table:table-cell table:formula="of:=[.AH26]/[.T26]" office:value-type="float" office:value="0.0585216330399185" calcext:value-type="float">
            <text:p>0.058521633039919</text:p>
          </table:table-cell>
          <table:table-cell table:number-columns-repeated="36"/>
        </table:table-row>
        <table:table-row table:style-name="ro1">
          <table:table-cell table:formula="of:=[.A27]" office:value-type="string" office:string-value="lu" calcext:value-type="string">
            <text:p>lu</text:p>
          </table:table-cell>
          <table:table-cell table:formula="of:=[.T27]/[.T27]" office:value-type="float" office:value="1" calcext:value-type="float">
            <text:p>1</text:p>
          </table:table-cell>
          <table:table-cell table:formula="of:=[.U27]/[.T27]" office:value-type="float" office:value="0.0416329685747606" calcext:value-type="float">
            <text:p>0.041632968574761</text:p>
          </table:table-cell>
          <table:table-cell table:formula="of:=[.V27]/[.T27]" office:value-type="float" office:value="0.167379725738491" calcext:value-type="float">
            <text:p>0.167379725738491</text:p>
          </table:table-cell>
          <table:table-cell table:number-columns-repeated="3"/>
          <table:table-cell table:formula="of:=[.W27]/[.T27]" office:value-type="float" office:value="2.66619675515302" calcext:value-type="float">
            <text:p>2.66619675515302</text:p>
          </table:table-cell>
          <table:table-cell table:formula="of:=[.X27]/[.T27]" office:value-type="float" office:value="0.0405404801587124" calcext:value-type="float">
            <text:p>0.040540480158713</text:p>
          </table:table-cell>
          <table:table-cell table:formula="of:=[.Y27]/[.T27]" office:value-type="float" office:value="0.128514841309914" calcext:value-type="float">
            <text:p>0.128514841309914</text:p>
          </table:table-cell>
          <table:table-cell table:formula="of:=[.Z27]/[.T27]" office:value-type="float" office:value="1.53093596543358" calcext:value-type="float">
            <text:p>1.53093596543358</text:p>
          </table:table-cell>
          <table:table-cell table:formula="of:=[.AA27]/[.T27]" office:value-type="float" office:value="0.0180059517160334" calcext:value-type="float">
            <text:p>0.018005951716034</text:p>
          </table:table-cell>
          <table:table-cell table:formula="of:=[.AB27]/[.T27]" office:value-type="float" office:value="0.0289252505574148" calcext:value-type="float">
            <text:p>0.028925250557415</text:p>
          </table:table-cell>
          <table:table-cell table:formula="of:=[.AC27]/[.T27]" office:value-type="float" office:value="2.58005996398586" calcext:value-type="float">
            <text:p>2.58005996398586</text:p>
          </table:table-cell>
          <table:table-cell table:formula="of:=[.AD27]/[.T27]" office:value-type="float" office:value="0.0340145933217457" calcext:value-type="float">
            <text:p>0.034014593321746</text:p>
          </table:table-cell>
          <table:table-cell table:formula="of:=[.AE27]/[.T27]" office:value-type="float" office:value="0.113634434162493" calcext:value-type="float">
            <text:p>0.113634434162493</text:p>
          </table:table-cell>
          <table:table-cell table:formula="of:=[.AF27]/[.T27]" office:value-type="float" office:value="2.46445502924473" calcext:value-type="float">
            <text:p>2.46445502924473</text:p>
          </table:table-cell>
          <table:table-cell table:formula="of:=[.AG27]/[.T27]" office:value-type="float" office:value="0.0262476485806587" calcext:value-type="float">
            <text:p>0.026247648580659</text:p>
          </table:table-cell>
          <table:table-cell table:formula="of:=[.AH27]/[.T27]" office:value-type="float" office:value="0.0616217085714541" calcext:value-type="float">
            <text:p>0.061621708571454</text:p>
          </table:table-cell>
          <table:table-cell table:number-columns-repeated="36"/>
        </table:table-row>
        <table:table-row table:style-name="ro1" table:number-rows-repeated="1048493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Scatter" table:style-name="ta1">
        <table:shapes>
          <draw:frame draw:z-index="0" draw:style-name="gr1" draw:text-style-name="P1" svg:width="469.84pt" svg:height="302.68pt" svg:x="323.12pt" svg:y="41.41pt">
            <draw:object draw:notify-on-update-of-ranges="Scatter.D4:Scatter.D27 Scatter.B3:Scatter.B3 Scatter.E4:Scatter.E27 Scatter.D30:Scatter.D53 Scatter.B29:Scatter.B29 Scatter.E30:Scatter.E53 Scatter.D82:Scatter.D105 Scatter.B81:Scatter.B81 Scatter.E82:Scatter.E105 Scatter.D108:Scatter.D131 Scatter.B107:Scatter.B107 Scatter.E108:Scatter.E131 Scatter.D134:Scatter.D157 Scatter.B133:Scatter.B133 Scatter.E134:Scatter.E157 Scatter.D160:Scatter.D183 Scatter.B159:Scatter.B159 Scatter.E160:Scatter.E183 Scatter.D186:Scatter.D209 Scatter.B185:Scatter.B185 Scatter.E186:Scatter.E209 Scatter.D212:Scatter.D235 Scatter.B211:Scatter.B211 Scatter.E212:Scatter.E23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69.84pt" svg:height="302.68pt" svg:x="341.09pt" svg:y="373.46pt">
            <draw:object draw:notify-on-update-of-ranges="Scatter.C4:Scatter.C27 Scatter.B3:Scatter.B3 Scatter.E4:Scatter.E27 Scatter.C30:Scatter.C53 Scatter.B29:Scatter.B29 Scatter.E30:Scatter.E53 Scatter.C56:Scatter.C79 Scatter.B55:Scatter.B55 Scatter.E56:Scatter.E79 Scatter.C82:Scatter.C105 Scatter.B81:Scatter.B81 Scatter.E82:Scatter.E105 Scatter.C108:Scatter.C131 Scatter.B107:Scatter.B107 Scatter.E108:Scatter.E131 Scatter.C134:Scatter.C157 Scatter.B133:Scatter.B133 Scatter.E134:Scatter.E157 Scatter.C160:Scatter.C183 Scatter.B159:Scatter.B159 Scatter.E160:Scatter.E183 Scatter.C186:Scatter.C209 Scatter.B185:Scatter.B185 Scatter.E186:Scatter.E209 Scatter.C212:Scatter.C235 Scatter.B211:Scatter.B211 Scatter.E212:Scatter.E23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Execution time x translation time x translation 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v8-turbof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8-turbofan</text:p>
          </table:table-cell>
          <table:table-cell office:value-type="float" office:value="1794.22" calcext:value-type="float">
            <text:p>1794.22</text:p>
          </table:table-cell>
          <table:table-cell office:value-type="float" office:value="2.65057" calcext:value-type="float">
            <text:p>2.65057</text:p>
          </table:table-cell>
          <table:table-cell table:formula="of:=[.B4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.754643" calcext:value-type="float">
            <text:p>1.754643</text:p>
          </table:table-cell>
          <table:table-cell office:value-type="float" office:value="1794.22" calcext:value-type="float">
            <text:p>1794.22</text:p>
          </table:table-cell>
          <table:table-cell office:value-type="float" office:value="2.65057" calcext:value-type="float">
            <text:p>2.65057</text:p>
          </table:table-cell>
          <table:table-cell table:formula="of:=[.B5]/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2.880097" calcext:value-type="float">
            <text:p>2.880097</text:p>
          </table:table-cell>
          <table:table-cell office:value-type="float" office:value="1787.65" calcext:value-type="float">
            <text:p>1787.65</text:p>
          </table:table-cell>
          <table:table-cell office:value-type="float" office:value="2.67718" calcext:value-type="float">
            <text:p>2.67718</text:p>
          </table:table-cell>
          <table:table-cell table:formula="of:=[.B6]/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.813396" calcext:value-type="float">
            <text:p>7.813396</text:p>
          </table:table-cell>
          <table:table-cell office:value-type="float" office:value="1840.45" calcext:value-type="float">
            <text:p>1840.45</text:p>
          </table:table-cell>
          <table:table-cell office:value-type="float" office:value="2.71765" calcext:value-type="float">
            <text:p>2.71765</text:p>
          </table:table-cell>
          <table:table-cell table:formula="of:=[.B7]/[.B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6.424025" calcext:value-type="float">
            <text:p>26.424025</text:p>
          </table:table-cell>
          <table:table-cell office:value-type="float" office:value="1825.61" calcext:value-type="float">
            <text:p>1825.61</text:p>
          </table:table-cell>
          <table:table-cell office:value-type="float" office:value="2.64971" calcext:value-type="float">
            <text:p>2.64971</text:p>
          </table:table-cell>
          <table:table-cell table:formula="of:=[.B8]/[.B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62001" calcext:value-type="float">
            <text:p>4.862001</text:p>
          </table:table-cell>
          <table:table-cell office:value-type="float" office:value="1736.34" calcext:value-type="float">
            <text:p>1736.34</text:p>
          </table:table-cell>
          <table:table-cell office:value-type="float" office:value="2.59129" calcext:value-type="float">
            <text:p>2.59129</text:p>
          </table:table-cell>
          <table:table-cell table:formula="of:=[.B9]/[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86245" calcext:value-type="float">
            <text:p>4.86245</text:p>
          </table:table-cell>
          <table:table-cell office:value-type="float" office:value="1787.72" calcext:value-type="float">
            <text:p>1787.72</text:p>
          </table:table-cell>
          <table:table-cell office:value-type="float" office:value="2.61114" calcext:value-type="float">
            <text:p>2.61114</text:p>
          </table:table-cell>
          <table:table-cell table:formula="of:=[.B10]/[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497479" calcext:value-type="float">
            <text:p>0.497479</text:p>
          </table:table-cell>
          <table:table-cell office:value-type="float" office:value="1742.83" calcext:value-type="float">
            <text:p>1742.83</text:p>
          </table:table-cell>
          <table:table-cell office:value-type="float" office:value="2.62401" calcext:value-type="float">
            <text:p>2.62401</text:p>
          </table:table-cell>
          <table:table-cell table:formula="of:=[.B11]/[.B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.043863" calcext:value-type="float">
            <text:p>2.043863</text:p>
          </table:table-cell>
          <table:table-cell office:value-type="float" office:value="1771.42" calcext:value-type="float">
            <text:p>1771.42</text:p>
          </table:table-cell>
          <table:table-cell office:value-type="float" office:value="2.65308" calcext:value-type="float">
            <text:p>2.65308</text:p>
          </table:table-cell>
          <table:table-cell table:formula="of:=[.B12]/[.B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057995" calcext:value-type="float">
            <text:p>1.057995</text:p>
          </table:table-cell>
          <table:table-cell office:value-type="float" office:value="1792.02" calcext:value-type="float">
            <text:p>1792.02</text:p>
          </table:table-cell>
          <table:table-cell office:value-type="float" office:value="2.61165" calcext:value-type="float">
            <text:p>2.61165</text:p>
          </table:table-cell>
          <table:table-cell table:formula="of:=[.B13]/[.B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93113" calcext:value-type="float">
            <text:p>8.93113</text:p>
          </table:table-cell>
          <table:table-cell office:value-type="float" office:value="1797.33" calcext:value-type="float">
            <text:p>1797.33</text:p>
          </table:table-cell>
          <table:table-cell office:value-type="float" office:value="2.62659" calcext:value-type="float">
            <text:p>2.62659</text:p>
          </table:table-cell>
          <table:table-cell table:formula="of:=[.B14]/[.B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3.590954" calcext:value-type="float">
            <text:p>3.590954</text:p>
          </table:table-cell>
          <table:table-cell office:value-type="float" office:value="1815.84" calcext:value-type="float">
            <text:p>1815.84</text:p>
          </table:table-cell>
          <table:table-cell office:value-type="float" office:value="2.64802" calcext:value-type="float">
            <text:p>2.64802</text:p>
          </table:table-cell>
          <table:table-cell table:formula="of:=[.B15]/[.B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.307398" calcext:value-type="float">
            <text:p>2.307398</text:p>
          </table:table-cell>
          <table:table-cell office:value-type="float" office:value="1835.62" calcext:value-type="float">
            <text:p>1835.62</text:p>
          </table:table-cell>
          <table:table-cell office:value-type="float" office:value="2.63459" calcext:value-type="float">
            <text:p>2.63459</text:p>
          </table:table-cell>
          <table:table-cell table:formula="of:=[.B16]/[.B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9.689569" calcext:value-type="float">
            <text:p>29.689569</text:p>
          </table:table-cell>
          <table:table-cell office:value-type="float" office:value="1840.33" calcext:value-type="float">
            <text:p>1840.33</text:p>
          </table:table-cell>
          <table:table-cell office:value-type="float" office:value="2.65824" calcext:value-type="float">
            <text:p>2.65824</text:p>
          </table:table-cell>
          <table:table-cell table:formula="of:=[.B17]/[.B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9.838921" calcext:value-type="float">
            <text:p>29.838921</text:p>
          </table:table-cell>
          <table:table-cell office:value-type="float" office:value="1839.63" calcext:value-type="float">
            <text:p>1839.63</text:p>
          </table:table-cell>
          <table:table-cell office:value-type="float" office:value="2.64907" calcext:value-type="float">
            <text:p>2.64907</text:p>
          </table:table-cell>
          <table:table-cell table:formula="of:=[.B18]/[.B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326899" calcext:value-type="float">
            <text:p>4.326899</text:p>
          </table:table-cell>
          <table:table-cell office:value-type="float" office:value="1672.54" calcext:value-type="float">
            <text:p>1672.54</text:p>
          </table:table-cell>
          <table:table-cell office:value-type="float" office:value="2.47268" calcext:value-type="float">
            <text:p>2.47268</text:p>
          </table:table-cell>
          <table:table-cell table:formula="of:=[.B19]/[.B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7.26321" calcext:value-type="float">
            <text:p>17.26321</text:p>
          </table:table-cell>
          <table:table-cell office:value-type="float" office:value="1876.83" calcext:value-type="float">
            <text:p>1876.83</text:p>
          </table:table-cell>
          <table:table-cell office:value-type="float" office:value="2.65646" calcext:value-type="float">
            <text:p>2.65646</text:p>
          </table:table-cell>
          <table:table-cell table:formula="of:=[.B20]/[.B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2.275609" calcext:value-type="float">
            <text:p>2.275609</text:p>
          </table:table-cell>
          <table:table-cell office:value-type="float" office:value="1743.84" calcext:value-type="float">
            <text:p>1743.84</text:p>
          </table:table-cell>
          <table:table-cell office:value-type="float" office:value="2.59126" calcext:value-type="float">
            <text:p>2.59126</text:p>
          </table:table-cell>
          <table:table-cell table:formula="of:=[.B21]/[.B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.179647" calcext:value-type="float">
            <text:p>3.179647</text:p>
          </table:table-cell>
          <table:table-cell office:value-type="float" office:value="1762.39" calcext:value-type="float">
            <text:p>1762.39</text:p>
          </table:table-cell>
          <table:table-cell office:value-type="float" office:value="2.60298" calcext:value-type="float">
            <text:p>2.60298</text:p>
          </table:table-cell>
          <table:table-cell table:formula="of:=[.B22]/[.B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886637" calcext:value-type="float">
            <text:p>0.886637</text:p>
          </table:table-cell>
          <table:table-cell office:value-type="float" office:value="1790.82" calcext:value-type="float">
            <text:p>1790.82</text:p>
          </table:table-cell>
          <table:table-cell office:value-type="float" office:value="2.59928" calcext:value-type="float">
            <text:p>2.59928</text:p>
          </table:table-cell>
          <table:table-cell table:formula="of:=[.B23]/[.B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4]/[.B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5]/[.B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6]/[.B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2603" calcext:value-type="float">
            <text:p>1.952603</text:p>
          </table:table-cell>
          <table:table-cell office:value-type="float" office:value="1757.12" calcext:value-type="float">
            <text:p>1757.12</text:p>
          </table:table-cell>
          <table:table-cell office:value-type="float" office:value="2.56392" calcext:value-type="float">
            <text:p>2.56392</text:p>
          </table:table-cell>
          <table:table-cell table:formula="of:=[.B27]/[.B27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sm-o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-opt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.80761" calcext:value-type="float">
            <text:p>1.80761</text:p>
          </table:table-cell>
          <table:table-cell table:formula="of:=[.B30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.837364" calcext:value-type="float">
            <text:p>1.837364</text:p>
          </table:table-cell>
          <table:table-cell office:value-type="float" office:value="976.738" calcext:value-type="float">
            <text:p>976.738</text:p>
          </table:table-cell>
          <table:table-cell office:value-type="float" office:value="1.75045" calcext:value-type="float">
            <text:p>1.75045</text:p>
          </table:table-cell>
          <table:table-cell table:formula="of:=[.B31]/[.B5]" office:value-type="float" office:value="1.04714406292334" calcext:value-type="float">
            <text:p>1.04714406292334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.216272" calcext:value-type="float">
            <text:p>3.216272</text:p>
          </table:table-cell>
          <table:table-cell office:value-type="float" office:value="1074.26" calcext:value-type="float">
            <text:p>1074.26</text:p>
          </table:table-cell>
          <table:table-cell office:value-type="float" office:value="1.84149" calcext:value-type="float">
            <text:p>1.84149</text:p>
          </table:table-cell>
          <table:table-cell table:formula="of:=[.B32]/[.B6]" office:value-type="float" office:value="1.11672349924325" calcext:value-type="float">
            <text:p>1.11672349924325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.38095" calcext:value-type="float">
            <text:p>7.38095</text:p>
          </table:table-cell>
          <table:table-cell office:value-type="float" office:value="1004.11" calcext:value-type="float">
            <text:p>1004.11</text:p>
          </table:table-cell>
          <table:table-cell office:value-type="float" office:value="1.76599" calcext:value-type="float">
            <text:p>1.76599</text:p>
          </table:table-cell>
          <table:table-cell table:formula="of:=[.B33]/[.B7]" office:value-type="float" office:value="0.944653259606962" calcext:value-type="float">
            <text:p>0.944653259606962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6.714534" calcext:value-type="float">
            <text:p>26.714534</text:p>
          </table:table-cell>
          <table:table-cell office:value-type="float" office:value="1017.44" calcext:value-type="float">
            <text:p>1017.44</text:p>
          </table:table-cell>
          <table:table-cell office:value-type="float" office:value="1.75262" calcext:value-type="float">
            <text:p>1.75262</text:p>
          </table:table-cell>
          <table:table-cell table:formula="of:=[.B34]/[.B8]" office:value-type="float" office:value="1.01099412371885" calcext:value-type="float">
            <text:p>1.01099412371885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44565" calcext:value-type="float">
            <text:p>4.844565</text:p>
          </table:table-cell>
          <table:table-cell office:value-type="float" office:value="992.332" calcext:value-type="float">
            <text:p>992.332</text:p>
          </table:table-cell>
          <table:table-cell office:value-type="float" office:value="1.74847" calcext:value-type="float">
            <text:p>1.74847</text:p>
          </table:table-cell>
          <table:table-cell table:formula="of:=[.B35]/[.B9]" office:value-type="float" office:value="0.996413822210238" calcext:value-type="float">
            <text:p>0.996413822210238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841267" calcext:value-type="float">
            <text:p>4.841267</text:p>
          </table:table-cell>
          <table:table-cell office:value-type="float" office:value="1037.54" calcext:value-type="float">
            <text:p>1037.54</text:p>
          </table:table-cell>
          <table:table-cell office:value-type="float" office:value="1.78031" calcext:value-type="float">
            <text:p>1.78031</text:p>
          </table:table-cell>
          <table:table-cell table:formula="of:=[.B36]/[.B10]" office:value-type="float" office:value="0.995643554175364" calcext:value-type="float">
            <text:p>0.99564355417536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545128" calcext:value-type="float">
            <text:p>0.545128</text:p>
          </table:table-cell>
          <table:table-cell office:value-type="float" office:value="958.685" calcext:value-type="float">
            <text:p>958.685</text:p>
          </table:table-cell>
          <table:table-cell office:value-type="float" office:value="1.79074" calcext:value-type="float">
            <text:p>1.79074</text:p>
          </table:table-cell>
          <table:table-cell table:formula="of:=[.B37]/[.B11]" office:value-type="float" office:value="1.09578092743613" calcext:value-type="float">
            <text:p>1.0957809274361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.554551" calcext:value-type="float">
            <text:p>2.554551</text:p>
          </table:table-cell>
          <table:table-cell office:value-type="float" office:value="990.071" calcext:value-type="float">
            <text:p>990.071</text:p>
          </table:table-cell>
          <table:table-cell office:value-type="float" office:value="1.78236" calcext:value-type="float">
            <text:p>1.78236</text:p>
          </table:table-cell>
          <table:table-cell table:formula="of:=[.B38]/[.B12]" office:value-type="float" office:value="1.24986410537301" calcext:value-type="float">
            <text:p>1.2498641053730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185547" calcext:value-type="float">
            <text:p>1.185547</text:p>
          </table:table-cell>
          <table:table-cell office:value-type="float" office:value="972.835" calcext:value-type="float">
            <text:p>972.835</text:p>
          </table:table-cell>
          <table:table-cell office:value-type="float" office:value="1.78428" calcext:value-type="float">
            <text:p>1.78428</text:p>
          </table:table-cell>
          <table:table-cell table:formula="of:=[.B39]/[.B13]" office:value-type="float" office:value="1.1205601160686" calcext:value-type="float">
            <text:p>1.1205601160686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761318" calcext:value-type="float">
            <text:p>8.761318</text:p>
          </table:table-cell>
          <table:table-cell office:value-type="float" office:value="984.267" calcext:value-type="float">
            <text:p>984.267</text:p>
          </table:table-cell>
          <table:table-cell office:value-type="float" office:value="1.7697" calcext:value-type="float">
            <text:p>1.7697</text:p>
          </table:table-cell>
          <table:table-cell table:formula="of:=[.B40]/[.B14]" office:value-type="float" office:value="0.980986504507268" calcext:value-type="float">
            <text:p>0.980986504507268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4.344809" calcext:value-type="float">
            <text:p>4.344809</text:p>
          </table:table-cell>
          <table:table-cell office:value-type="float" office:value="993.317" calcext:value-type="float">
            <text:p>993.317</text:p>
          </table:table-cell>
          <table:table-cell office:value-type="float" office:value="1.76359" calcext:value-type="float">
            <text:p>1.76359</text:p>
          </table:table-cell>
          <table:table-cell table:formula="of:=[.B41]/[.B15]" office:value-type="float" office:value="1.20993167832281" calcext:value-type="float">
            <text:p>1.2099316783228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.919442" calcext:value-type="float">
            <text:p>2.919442</text:p>
          </table:table-cell>
          <table:table-cell office:value-type="float" office:value="1038.23" calcext:value-type="float">
            <text:p>1038.23</text:p>
          </table:table-cell>
          <table:table-cell office:value-type="float" office:value="1.79246" calcext:value-type="float">
            <text:p>1.79246</text:p>
          </table:table-cell>
          <table:table-cell table:formula="of:=[.B42]/[.B16]" office:value-type="float" office:value="1.26525289525257" calcext:value-type="float">
            <text:p>1.26525289525257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9.918236" calcext:value-type="float">
            <text:p>29.918236</text:p>
          </table:table-cell>
          <table:table-cell office:value-type="float" office:value="1026.84" calcext:value-type="float">
            <text:p>1026.84</text:p>
          </table:table-cell>
          <table:table-cell office:value-type="float" office:value="1.76807" calcext:value-type="float">
            <text:p>1.76807</text:p>
          </table:table-cell>
          <table:table-cell table:formula="of:=[.B43]/[.B17]" office:value-type="float" office:value="1.00770193060061" calcext:value-type="float">
            <text:p>1.0077019306006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0.530164" calcext:value-type="float">
            <text:p>30.530164</text:p>
          </table:table-cell>
          <table:table-cell office:value-type="float" office:value="1106.78" calcext:value-type="float">
            <text:p>1106.78</text:p>
          </table:table-cell>
          <table:table-cell office:value-type="float" office:value="1.77175" calcext:value-type="float">
            <text:p>1.77175</text:p>
          </table:table-cell>
          <table:table-cell table:formula="of:=[.B44]/[.B18]" office:value-type="float" office:value="1.02316581755755" calcext:value-type="float">
            <text:p>1.0231658175575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4.372007" calcext:value-type="float">
            <text:p>4.372007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.80761" calcext:value-type="float">
            <text:p>1.80761</text:p>
          </table:table-cell>
          <table:table-cell table:formula="of:=[.B45]/[.B19]" office:value-type="float" office:value="1.01042501800943" calcext:value-type="float">
            <text:p>1.01042501800943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6.353012" calcext:value-type="float">
            <text:p>16.353012</text:p>
          </table:table-cell>
          <table:table-cell office:value-type="float" office:value="1082.97" calcext:value-type="float">
            <text:p>1082.97</text:p>
          </table:table-cell>
          <table:table-cell office:value-type="float" office:value="1.90034" calcext:value-type="float">
            <text:p>1.90034</text:p>
          </table:table-cell>
          <table:table-cell table:formula="of:=[.B46]/[.B20]" office:value-type="float" office:value="0.94727527499231" calcext:value-type="float">
            <text:p>0.9472752749923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2.451274" calcext:value-type="float">
            <text:p>2.451274</text:p>
          </table:table-cell>
          <table:table-cell office:value-type="float" office:value="974.832" calcext:value-type="float">
            <text:p>974.832</text:p>
          </table:table-cell>
          <table:table-cell office:value-type="float" office:value="1.77784" calcext:value-type="float">
            <text:p>1.77784</text:p>
          </table:table-cell>
          <table:table-cell table:formula="of:=[.B47]/[.B21]" office:value-type="float" office:value="1.0771947201826" calcext:value-type="float">
            <text:p>1.0771947201826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.432519" calcext:value-type="float">
            <text:p>3.432519</text:p>
          </table:table-cell>
          <table:table-cell office:value-type="float" office:value="1006.17" calcext:value-type="float">
            <text:p>1006.17</text:p>
          </table:table-cell>
          <table:table-cell office:value-type="float" office:value="1.78813" calcext:value-type="float">
            <text:p>1.78813</text:p>
          </table:table-cell>
          <table:table-cell table:formula="of:=[.B48]/[.B22]" office:value-type="float" office:value="1.0795283249996" calcext:value-type="float">
            <text:p>1.0795283249996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014598" calcext:value-type="float">
            <text:p>1.014598</text:p>
          </table:table-cell>
          <table:table-cell office:value-type="float" office:value="974.182" calcext:value-type="float">
            <text:p>974.182</text:p>
          </table:table-cell>
          <table:table-cell office:value-type="float" office:value="1.77122" calcext:value-type="float">
            <text:p>1.77122</text:p>
          </table:table-cell>
          <table:table-cell table:formula="of:=[.B49]/[.B23]" office:value-type="float" office:value="1.14432174610353" calcext:value-type="float">
            <text:p>1.1443217461035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0]/[.B24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1]/[.B25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2]/[.B26]" office:value-type="float" office:value="1.00112618898977" calcext:value-type="float">
            <text:p>1.0011261889897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54802" calcext:value-type="float">
            <text:p>1.954802</text:p>
          </table:table-cell>
          <table:table-cell office:value-type="float" office:value="989.192" calcext:value-type="float">
            <text:p>989.192</text:p>
          </table:table-cell>
          <table:table-cell office:value-type="float" office:value="1.80293" calcext:value-type="float">
            <text:p>1.80293</text:p>
          </table:table-cell>
          <table:table-cell table:formula="of:=[.B53]/[.B27]" office:value-type="float" office:value="1.00112618898977" calcext:value-type="float">
            <text:p>1.001126188989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jsc-bb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c-bbq</text:p>
          </table:table-cell>
          <table:table-cell office:value-type="float" office:value="812.289" calcext:value-type="float">
            <text:p>812.289</text:p>
          </table:table-cell>
          <table:table-cell office:value-type="float" office:value="0" calcext:value-type="float">
            <text:p>0</text:p>
          </table:table-cell>
          <table:table-cell table:formula="of:=[.B56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5.47238" calcext:value-type="float">
            <text:p>5.47238</text:p>
          </table:table-cell>
          <table:table-cell office:value-type="float" office:value="837.919" calcext:value-type="float">
            <text:p>837.919</text:p>
          </table:table-cell>
          <table:table-cell office:value-type="float" office:value="0" calcext:value-type="float">
            <text:p>0</text:p>
          </table:table-cell>
          <table:table-cell table:formula="of:=[.B57]/[.B5]" office:value-type="float" office:value="3.11879966466113" calcext:value-type="float">
            <text:p>3.1187996646611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8.675095" calcext:value-type="float">
            <text:p>8.675095</text:p>
          </table:table-cell>
          <table:table-cell office:value-type="float" office:value="849.499" calcext:value-type="float">
            <text:p>849.499</text:p>
          </table:table-cell>
          <table:table-cell office:value-type="float" office:value="0" calcext:value-type="float">
            <text:p>0</text:p>
          </table:table-cell>
          <table:table-cell table:formula="of:=[.B58]/[.B6]" office:value-type="float" office:value="3.01208431521577" calcext:value-type="float">
            <text:p>3.01208431521577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2.690883" calcext:value-type="float">
            <text:p>12.690883</text:p>
          </table:table-cell>
          <table:table-cell office:value-type="float" office:value="868.731" calcext:value-type="float">
            <text:p>868.731</text:p>
          </table:table-cell>
          <table:table-cell office:value-type="float" office:value="0" calcext:value-type="float">
            <text:p>0</text:p>
          </table:table-cell>
          <table:table-cell table:formula="of:=[.B59]/[.B7]" office:value-type="float" office:value="1.62424674238961" calcext:value-type="float">
            <text:p>1.6242467423896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45.50058" calcext:value-type="float">
            <text:p>45.50058</text:p>
          </table:table-cell>
          <table:table-cell office:value-type="float" office:value="848.174" calcext:value-type="float">
            <text:p>848.174</text:p>
          </table:table-cell>
          <table:table-cell office:value-type="float" office:value="0" calcext:value-type="float">
            <text:p>0</text:p>
          </table:table-cell>
          <table:table-cell table:formula="of:=[.B60]/[.B8]" office:value-type="float" office:value="1.72193978774997" calcext:value-type="float">
            <text:p>1.7219397877499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5.654174" calcext:value-type="float">
            <text:p>5.654174</text:p>
          </table:table-cell>
          <table:table-cell office:value-type="float" office:value="844.831" calcext:value-type="float">
            <text:p>844.831</text:p>
          </table:table-cell>
          <table:table-cell office:value-type="float" office:value="0" calcext:value-type="float">
            <text:p>0</text:p>
          </table:table-cell>
          <table:table-cell table:formula="of:=[.B61]/[.B9]" office:value-type="float" office:value="1.1629314761556" calcext:value-type="float">
            <text:p>1.1629314761556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5.843904" calcext:value-type="float">
            <text:p>5.843904</text:p>
          </table:table-cell>
          <table:table-cell office:value-type="float" office:value="859.721" calcext:value-type="float">
            <text:p>859.721</text:p>
          </table:table-cell>
          <table:table-cell office:value-type="float" office:value="0" calcext:value-type="float">
            <text:p>0</text:p>
          </table:table-cell>
          <table:table-cell table:formula="of:=[.B62]/[.B10]" office:value-type="float" office:value="1.20184351510041" calcext:value-type="float">
            <text:p>1.2018435151004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.959269" calcext:value-type="float">
            <text:p>1.959269</text:p>
          </table:table-cell>
          <table:table-cell office:value-type="float" office:value="860.622" calcext:value-type="float">
            <text:p>860.622</text:p>
          </table:table-cell>
          <table:table-cell office:value-type="float" office:value="0" calcext:value-type="float">
            <text:p>0</text:p>
          </table:table-cell>
          <table:table-cell table:formula="of:=[.B63]/[.B11]" office:value-type="float" office:value="3.93839538955413" calcext:value-type="float">
            <text:p>3.9383953895541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8.312529" calcext:value-type="float">
            <text:p>8.312529</text:p>
          </table:table-cell>
          <table:table-cell office:value-type="float" office:value="846.234" calcext:value-type="float">
            <text:p>846.234</text:p>
          </table:table-cell>
          <table:table-cell office:value-type="float" office:value="0" calcext:value-type="float">
            <text:p>0</text:p>
          </table:table-cell>
          <table:table-cell table:formula="of:=[.B64]/[.B12]" office:value-type="float" office:value="4.06706760678186" calcext:value-type="float">
            <text:p>4.06706760678186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.842097" calcext:value-type="float">
            <text:p>3.842097</text:p>
          </table:table-cell>
          <table:table-cell office:value-type="float" office:value="832.581" calcext:value-type="float">
            <text:p>832.581</text:p>
          </table:table-cell>
          <table:table-cell office:value-type="float" office:value="0" calcext:value-type="float">
            <text:p>0</text:p>
          </table:table-cell>
          <table:table-cell table:formula="of:=[.B65]/[.B13]" office:value-type="float" office:value="3.63148880665788" calcext:value-type="float">
            <text:p>3.6314888066578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651236" calcext:value-type="float">
            <text:p>8.651236</text:p>
          </table:table-cell>
          <table:table-cell office:value-type="float" office:value="834.1" calcext:value-type="float">
            <text:p>834.1</text:p>
          </table:table-cell>
          <table:table-cell office:value-type="float" office:value="0" calcext:value-type="float">
            <text:p>0</text:p>
          </table:table-cell>
          <table:table-cell table:formula="of:=[.B66]/[.B14]" office:value-type="float" office:value="0.968660852546095" calcext:value-type="float">
            <text:p>0.968660852546095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9.540905" calcext:value-type="float">
            <text:p>19.540905</text:p>
          </table:table-cell>
          <table:table-cell office:value-type="float" office:value="852.637" calcext:value-type="float">
            <text:p>852.637</text:p>
          </table:table-cell>
          <table:table-cell office:value-type="float" office:value="0" calcext:value-type="float">
            <text:p>0</text:p>
          </table:table-cell>
          <table:table-cell table:formula="of:=[.B67]/[.B15]" office:value-type="float" office:value="5.44170295693011" calcext:value-type="float">
            <text:p>5.4417029569301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1.895048" calcext:value-type="float">
            <text:p>11.895048</text:p>
          </table:table-cell>
          <table:table-cell office:value-type="float" office:value="883.096" calcext:value-type="float">
            <text:p>883.096</text:p>
          </table:table-cell>
          <table:table-cell office:value-type="float" office:value="0" calcext:value-type="float">
            <text:p>0</text:p>
          </table:table-cell>
          <table:table-cell table:formula="of:=[.B68]/[.B16]" office:value-type="float" office:value="5.15517825706705" calcext:value-type="float">
            <text:p>5.15517825706705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50.636956" calcext:value-type="float">
            <text:p>50.636956</text:p>
          </table:table-cell>
          <table:table-cell office:value-type="float" office:value="822.918" calcext:value-type="float">
            <text:p>822.918</text:p>
          </table:table-cell>
          <table:table-cell office:value-type="float" office:value="0" calcext:value-type="float">
            <text:p>0</text:p>
          </table:table-cell>
          <table:table-cell table:formula="of:=[.B69]/[.B17]" office:value-type="float" office:value="1.70554702225553" calcext:value-type="float">
            <text:p>1.7055470222555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50.633963" calcext:value-type="float">
            <text:p>50.633963</text:p>
          </table:table-cell>
          <table:table-cell office:value-type="float" office:value="855.262" calcext:value-type="float">
            <text:p>855.262</text:p>
          </table:table-cell>
          <table:table-cell office:value-type="float" office:value="0" calcext:value-type="float">
            <text:p>0</text:p>
          </table:table-cell>
          <table:table-cell table:formula="of:=[.B70]/[.B18]" office:value-type="float" office:value="1.69690998545155" calcext:value-type="float">
            <text:p>1.6969099854515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15.40907" calcext:value-type="float">
            <text:p>15.40907</text:p>
          </table:table-cell>
          <table:table-cell office:value-type="float" office:value="812.289" calcext:value-type="float">
            <text:p>812.289</text:p>
          </table:table-cell>
          <table:table-cell office:value-type="float" office:value="0" calcext:value-type="float">
            <text:p>0</text:p>
          </table:table-cell>
          <table:table-cell table:formula="of:=[.B71]/[.B19]" office:value-type="float" office:value="3.56122710513927" calcext:value-type="float">
            <text:p>3.56122710513927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22.702605" calcext:value-type="float">
            <text:p>22.702605</text:p>
          </table:table-cell>
          <table:table-cell office:value-type="float" office:value="826.658" calcext:value-type="float">
            <text:p>826.658</text:p>
          </table:table-cell>
          <table:table-cell office:value-type="float" office:value="0" calcext:value-type="float">
            <text:p>0</text:p>
          </table:table-cell>
          <table:table-cell table:formula="of:=[.B72]/[.B20]" office:value-type="float" office:value="1.31508595446617" calcext:value-type="float">
            <text:p>1.31508595446617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4.838909" calcext:value-type="float">
            <text:p>4.838909</text:p>
          </table:table-cell>
          <table:table-cell office:value-type="float" office:value="834.244" calcext:value-type="float">
            <text:p>834.244</text:p>
          </table:table-cell>
          <table:table-cell office:value-type="float" office:value="0" calcext:value-type="float">
            <text:p>0</text:p>
          </table:table-cell>
          <table:table-cell table:formula="of:=[.B73]/[.B21]" office:value-type="float" office:value="2.12642373975494" calcext:value-type="float">
            <text:p>2.1264237397549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6.400464" calcext:value-type="float">
            <text:p>6.400464</text:p>
          </table:table-cell>
          <table:table-cell office:value-type="float" office:value="815.552" calcext:value-type="float">
            <text:p>815.552</text:p>
          </table:table-cell>
          <table:table-cell office:value-type="float" office:value="0" calcext:value-type="float">
            <text:p>0</text:p>
          </table:table-cell>
          <table:table-cell table:formula="of:=[.B74]/[.B22]" office:value-type="float" office:value="2.01294797818752" calcext:value-type="float">
            <text:p>2.01294797818752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3.233659" calcext:value-type="float">
            <text:p>3.233659</text:p>
          </table:table-cell>
          <table:table-cell office:value-type="float" office:value="864.119" calcext:value-type="float">
            <text:p>864.119</text:p>
          </table:table-cell>
          <table:table-cell office:value-type="float" office:value="0" calcext:value-type="float">
            <text:p>0</text:p>
          </table:table-cell>
          <table:table-cell table:formula="of:=[.B75]/[.B23]" office:value-type="float" office:value="3.64710586181267" calcext:value-type="float">
            <text:p>3.6471058618126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6]/[.B24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7]/[.B25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8]/[.B26]" office:value-type="float" office:value="1.31823980604352" calcext:value-type="float">
            <text:p>1.3182398060435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573999" calcext:value-type="float">
            <text:p>2.573999</text:p>
          </table:table-cell>
          <table:table-cell office:value-type="float" office:value="817.34" calcext:value-type="float">
            <text:p>817.34</text:p>
          </table:table-cell>
          <table:table-cell office:value-type="float" office:value="0" calcext:value-type="float">
            <text:p>0</text:p>
          </table:table-cell>
          <table:table-cell table:formula="of:=[.B79]/[.B27]" office:value-type="float" office:value="1.31823980604352" calcext:value-type="float">
            <text:p>1.318239806043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sm-ba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-base</text:p>
          </table:table-cell>
          <table:table-cell office:value-type="float" office:value="37.3948" calcext:value-type="float">
            <text:p>37.3948</text:p>
          </table:table-cell>
          <table:table-cell office:value-type="float" office:value="2.27772" calcext:value-type="float">
            <text:p>2.27772</text:p>
          </table:table-cell>
          <table:table-cell table:formula="of:=[.B82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809921" calcext:value-type="float">
            <text:p>3.809921</text:p>
          </table:table-cell>
          <table:table-cell office:value-type="float" office:value="38.5533" calcext:value-type="float">
            <text:p>38.5533</text:p>
          </table:table-cell>
          <table:table-cell office:value-type="float" office:value="2.32872" calcext:value-type="float">
            <text:p>2.32872</text:p>
          </table:table-cell>
          <table:table-cell table:formula="of:=[.B83]/[.B5]" office:value-type="float" office:value="2.17133684743848" calcext:value-type="float">
            <text:p>2.17133684743848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6.160277" calcext:value-type="float">
            <text:p>6.160277</text:p>
          </table:table-cell>
          <table:table-cell office:value-type="float" office:value="38.498" calcext:value-type="float">
            <text:p>38.498</text:p>
          </table:table-cell>
          <table:table-cell office:value-type="float" office:value="2.33005" calcext:value-type="float">
            <text:p>2.33005</text:p>
          </table:table-cell>
          <table:table-cell table:formula="of:=[.B84]/[.B6]" office:value-type="float" office:value="2.13891302966532" calcext:value-type="float">
            <text:p>2.1389130296653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9.990544" calcext:value-type="float">
            <text:p>9.990544</text:p>
          </table:table-cell>
          <table:table-cell office:value-type="float" office:value="37.1503" calcext:value-type="float">
            <text:p>37.1503</text:p>
          </table:table-cell>
          <table:table-cell office:value-type="float" office:value="2.33221" calcext:value-type="float">
            <text:p>2.33221</text:p>
          </table:table-cell>
          <table:table-cell table:formula="of:=[.B85]/[.B7]" office:value-type="float" office:value="1.27864298699311" calcext:value-type="float">
            <text:p>1.27864298699311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3.846948" calcext:value-type="float">
            <text:p>33.846948</text:p>
          </table:table-cell>
          <table:table-cell office:value-type="float" office:value="35.8429" calcext:value-type="float">
            <text:p>35.8429</text:p>
          </table:table-cell>
          <table:table-cell office:value-type="float" office:value="2.35359" calcext:value-type="float">
            <text:p>2.35359</text:p>
          </table:table-cell>
          <table:table-cell table:formula="of:=[.B86]/[.B8]" office:value-type="float" office:value="1.28091568184635" calcext:value-type="float">
            <text:p>1.28091568184635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5.012291" calcext:value-type="float">
            <text:p>5.012291</text:p>
          </table:table-cell>
          <table:table-cell office:value-type="float" office:value="38.1075" calcext:value-type="float">
            <text:p>38.1075</text:p>
          </table:table-cell>
          <table:table-cell office:value-type="float" office:value="2.32636" calcext:value-type="float">
            <text:p>2.32636</text:p>
          </table:table-cell>
          <table:table-cell table:formula="of:=[.B87]/[.B9]" office:value-type="float" office:value="1.03091114131815" calcext:value-type="float">
            <text:p>1.03091114131815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5.04404" calcext:value-type="float">
            <text:p>5.04404</text:p>
          </table:table-cell>
          <table:table-cell office:value-type="float" office:value="38.7921" calcext:value-type="float">
            <text:p>38.7921</text:p>
          </table:table-cell>
          <table:table-cell office:value-type="float" office:value="2.3294" calcext:value-type="float">
            <text:p>2.3294</text:p>
          </table:table-cell>
          <table:table-cell table:formula="of:=[.B88]/[.B10]" office:value-type="float" office:value="1.03734537116063" calcext:value-type="float">
            <text:p>1.03734537116063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.176019" calcext:value-type="float">
            <text:p>1.176019</text:p>
          </table:table-cell>
          <table:table-cell office:value-type="float" office:value="38.9011" calcext:value-type="float">
            <text:p>38.9011</text:p>
          </table:table-cell>
          <table:table-cell office:value-type="float" office:value="2.33111" calcext:value-type="float">
            <text:p>2.33111</text:p>
          </table:table-cell>
          <table:table-cell table:formula="of:=[.B89]/[.B11]" office:value-type="float" office:value="2.36395707155478" calcext:value-type="float">
            <text:p>2.36395707155478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5.371289" calcext:value-type="float">
            <text:p>5.371289</text:p>
          </table:table-cell>
          <table:table-cell office:value-type="float" office:value="37.3073" calcext:value-type="float">
            <text:p>37.3073</text:p>
          </table:table-cell>
          <table:table-cell office:value-type="float" office:value="2.33969" calcext:value-type="float">
            <text:p>2.33969</text:p>
          </table:table-cell>
          <table:table-cell table:formula="of:=[.B90]/[.B12]" office:value-type="float" office:value="2.62800833519663" calcext:value-type="float">
            <text:p>2.6280083351966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.481417" calcext:value-type="float">
            <text:p>2.481417</text:p>
          </table:table-cell>
          <table:table-cell office:value-type="float" office:value="38.5933" calcext:value-type="float">
            <text:p>38.5933</text:p>
          </table:table-cell>
          <table:table-cell office:value-type="float" office:value="2.33763" calcext:value-type="float">
            <text:p>2.33763</text:p>
          </table:table-cell>
          <table:table-cell table:formula="of:=[.B91]/[.B13]" office:value-type="float" office:value="2.34539577219174" calcext:value-type="float">
            <text:p>2.34539577219174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549967" calcext:value-type="float">
            <text:p>8.549967</text:p>
          </table:table-cell>
          <table:table-cell office:value-type="float" office:value="38.5006" calcext:value-type="float">
            <text:p>38.5006</text:p>
          </table:table-cell>
          <table:table-cell office:value-type="float" office:value="2.34014" calcext:value-type="float">
            <text:p>2.34014</text:p>
          </table:table-cell>
          <table:table-cell table:formula="of:=[.B92]/[.B14]" office:value-type="float" office:value="0.957321973815184" calcext:value-type="float">
            <text:p>0.95732197381518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0.53227" calcext:value-type="float">
            <text:p>10.53227</text:p>
          </table:table-cell>
          <table:table-cell office:value-type="float" office:value="41.1508" calcext:value-type="float">
            <text:p>41.1508</text:p>
          </table:table-cell>
          <table:table-cell office:value-type="float" office:value="2.34933" calcext:value-type="float">
            <text:p>2.34933</text:p>
          </table:table-cell>
          <table:table-cell table:formula="of:=[.B93]/[.B15]" office:value-type="float" office:value="2.9330005341199" calcext:value-type="float">
            <text:p>2.9330005341199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6.619559" calcext:value-type="float">
            <text:p>6.619559</text:p>
          </table:table-cell>
          <table:table-cell office:value-type="float" office:value="38.0568" calcext:value-type="float">
            <text:p>38.0568</text:p>
          </table:table-cell>
          <table:table-cell office:value-type="float" office:value="2.36151" calcext:value-type="float">
            <text:p>2.36151</text:p>
          </table:table-cell>
          <table:table-cell table:formula="of:=[.B94]/[.B16]" office:value-type="float" office:value="2.86884143957826" calcext:value-type="float">
            <text:p>2.8688414395782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7.529798" calcext:value-type="float">
            <text:p>37.529798</text:p>
          </table:table-cell>
          <table:table-cell office:value-type="float" office:value="39.9422" calcext:value-type="float">
            <text:p>39.9422</text:p>
          </table:table-cell>
          <table:table-cell office:value-type="float" office:value="2.30718" calcext:value-type="float">
            <text:p>2.30718</text:p>
          </table:table-cell>
          <table:table-cell table:formula="of:=[.B95]/[.B17]" office:value-type="float" office:value="1.26407352023197" calcext:value-type="float">
            <text:p>1.26407352023197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9.762247" calcext:value-type="float">
            <text:p>39.762247</text:p>
          </table:table-cell>
          <table:table-cell office:value-type="float" office:value="38.6234" calcext:value-type="float">
            <text:p>38.6234</text:p>
          </table:table-cell>
          <table:table-cell office:value-type="float" office:value="2.3444" calcext:value-type="float">
            <text:p>2.3444</text:p>
          </table:table-cell>
          <table:table-cell table:formula="of:=[.B96]/[.B18]" office:value-type="float" office:value="1.33256316473374" calcext:value-type="float">
            <text:p>1.3325631647337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7.288871" calcext:value-type="float">
            <text:p>7.288871</text:p>
          </table:table-cell>
          <table:table-cell office:value-type="float" office:value="37.3948" calcext:value-type="float">
            <text:p>37.3948</text:p>
          </table:table-cell>
          <table:table-cell office:value-type="float" office:value="2.27772" calcext:value-type="float">
            <text:p>2.27772</text:p>
          </table:table-cell>
          <table:table-cell table:formula="of:=[.B97]/[.B19]" office:value-type="float" office:value="1.68454844913181" calcext:value-type="float">
            <text:p>1.6845484491318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8.743562" calcext:value-type="float">
            <text:p>18.743562</text:p>
          </table:table-cell>
          <table:table-cell office:value-type="float" office:value="36.1292" calcext:value-type="float">
            <text:p>36.1292</text:p>
          </table:table-cell>
          <table:table-cell office:value-type="float" office:value="2.54488" calcext:value-type="float">
            <text:p>2.54488</text:p>
          </table:table-cell>
          <table:table-cell table:formula="of:=[.B98]/[.B20]" office:value-type="float" office:value="1.08575183873683" calcext:value-type="float">
            <text:p>1.08575183873683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.707157" calcext:value-type="float">
            <text:p>3.707157</text:p>
          </table:table-cell>
          <table:table-cell office:value-type="float" office:value="38.3219" calcext:value-type="float">
            <text:p>38.3219</text:p>
          </table:table-cell>
          <table:table-cell office:value-type="float" office:value="2.31364" calcext:value-type="float">
            <text:p>2.31364</text:p>
          </table:table-cell>
          <table:table-cell table:formula="of:=[.B99]/[.B21]" office:value-type="float" office:value="1.62908346732677" calcext:value-type="float">
            <text:p>1.62908346732677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5.039385" calcext:value-type="float">
            <text:p>5.039385</text:p>
          </table:table-cell>
          <table:table-cell office:value-type="float" office:value="37.5402" calcext:value-type="float">
            <text:p>37.5402</text:p>
          </table:table-cell>
          <table:table-cell office:value-type="float" office:value="2.32407" calcext:value-type="float">
            <text:p>2.32407</text:p>
          </table:table-cell>
          <table:table-cell table:formula="of:=[.B100]/[.B22]" office:value-type="float" office:value="1.58488819670863" calcext:value-type="float">
            <text:p>1.58488819670863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869358" calcext:value-type="float">
            <text:p>1.869358</text:p>
          </table:table-cell>
          <table:table-cell office:value-type="float" office:value="38.3966" calcext:value-type="float">
            <text:p>38.3966</text:p>
          </table:table-cell>
          <table:table-cell office:value-type="float" office:value="2.32381" calcext:value-type="float">
            <text:p>2.32381</text:p>
          </table:table-cell>
          <table:table-cell table:formula="of:=[.B101]/[.B23]" office:value-type="float" office:value="2.10836903941523" calcext:value-type="float">
            <text:p>2.1083690394152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2]/[.B24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3]/[.B25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4]/[.B26]" office:value-type="float" office:value="1.13709699309076" calcext:value-type="float">
            <text:p>1.13709699309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220299" calcext:value-type="float">
            <text:p>2.220299</text:p>
          </table:table-cell>
          <table:table-cell office:value-type="float" office:value="38.5932" calcext:value-type="float">
            <text:p>38.5932</text:p>
          </table:table-cell>
          <table:table-cell office:value-type="float" office:value="2.32019" calcext:value-type="float">
            <text:p>2.32019</text:p>
          </table:table-cell>
          <table:table-cell table:formula="of:=[.B105]/[.B27]" office:value-type="float" office:value="1.13709699309076" calcext:value-type="float">
            <text:p>1.137096993090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v8-liftof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float" office:value="142.877" calcext:value-type="float">
            <text:p>142.877</text:p>
          </table:table-cell>
          <table:table-cell office:value-type="float" office:value="2.54129" calcext:value-type="float">
            <text:p>2.54129</text:p>
          </table:table-cell>
          <table:table-cell table:formula="of:=[.B108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.034072" calcext:value-type="float">
            <text:p>3.034072</text:p>
          </table:table-cell>
          <table:table-cell office:value-type="float" office:value="155.703" calcext:value-type="float">
            <text:p>155.703</text:p>
          </table:table-cell>
          <table:table-cell office:value-type="float" office:value="2.57396" calcext:value-type="float">
            <text:p>2.57396</text:p>
          </table:table-cell>
          <table:table-cell table:formula="of:=[.B109]/[.B5]" office:value-type="float" office:value="1.72916769964033" calcext:value-type="float">
            <text:p>1.72916769964033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4.797667" calcext:value-type="float">
            <text:p>4.797667</text:p>
          </table:table-cell>
          <table:table-cell office:value-type="float" office:value="159.743" calcext:value-type="float">
            <text:p>159.743</text:p>
          </table:table-cell>
          <table:table-cell office:value-type="float" office:value="2.59439" calcext:value-type="float">
            <text:p>2.59439</text:p>
          </table:table-cell>
          <table:table-cell table:formula="of:=[.B110]/[.B6]" office:value-type="float" office:value="1.6658004921362" calcext:value-type="float">
            <text:p>1.665800492136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9.684154" calcext:value-type="float">
            <text:p>9.684154</text:p>
          </table:table-cell>
          <table:table-cell office:value-type="float" office:value="182.962" calcext:value-type="float">
            <text:p>182.962</text:p>
          </table:table-cell>
          <table:table-cell office:value-type="float" office:value="2.55717" calcext:value-type="float">
            <text:p>2.55717</text:p>
          </table:table-cell>
          <table:table-cell table:formula="of:=[.B111]/[.B7]" office:value-type="float" office:value="1.23942956430213" calcext:value-type="float">
            <text:p>1.23942956430213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1.782196" calcext:value-type="float">
            <text:p>31.782196</text:p>
          </table:table-cell>
          <table:table-cell office:value-type="float" office:value="185.6" calcext:value-type="float">
            <text:p>185.6</text:p>
          </table:table-cell>
          <table:table-cell office:value-type="float" office:value="2.59146" calcext:value-type="float">
            <text:p>2.59146</text:p>
          </table:table-cell>
          <table:table-cell table:formula="of:=[.B112]/[.B8]" office:value-type="float" office:value="1.20277648844186" calcext:value-type="float">
            <text:p>1.2027764884418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4.88197" calcext:value-type="float">
            <text:p>4.88197</text:p>
          </table:table-cell>
          <table:table-cell office:value-type="float" office:value="139.133" calcext:value-type="float">
            <text:p>139.133</text:p>
          </table:table-cell>
          <table:table-cell office:value-type="float" office:value="2.55903" calcext:value-type="float">
            <text:p>2.55903</text:p>
          </table:table-cell>
          <table:table-cell table:formula="of:=[.B113]/[.B9]" office:value-type="float" office:value="1.00410715670359" calcext:value-type="float">
            <text:p>1.00410715670359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4.985145" calcext:value-type="float">
            <text:p>4.985145</text:p>
          </table:table-cell>
          <table:table-cell office:value-type="float" office:value="165.006" calcext:value-type="float">
            <text:p>165.006</text:p>
          </table:table-cell>
          <table:table-cell office:value-type="float" office:value="2.57087" calcext:value-type="float">
            <text:p>2.57087</text:p>
          </table:table-cell>
          <table:table-cell table:formula="of:=[.B114]/[.B10]" office:value-type="float" office:value="1.0252331643513" calcext:value-type="float">
            <text:p>1.0252331643513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938268" calcext:value-type="float">
            <text:p>0.938268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2.5739" calcext:value-type="float">
            <text:p>2.5739</text:p>
          </table:table-cell>
          <table:table-cell table:formula="of:=[.B115]/[.B11]" office:value-type="float" office:value="1.8860454411141" calcext:value-type="float">
            <text:p>1.886045441114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4.413386" calcext:value-type="float">
            <text:p>4.413386</text:p>
          </table:table-cell>
          <table:table-cell office:value-type="float" office:value="162.77" calcext:value-type="float">
            <text:p>162.77</text:p>
          </table:table-cell>
          <table:table-cell office:value-type="float" office:value="2.56403" calcext:value-type="float">
            <text:p>2.56403</text:p>
          </table:table-cell>
          <table:table-cell table:formula="of:=[.B116]/[.B12]" office:value-type="float" office:value="2.1593355327632" calcext:value-type="float">
            <text:p>2.1593355327632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95828" calcext:value-type="float">
            <text:p>1.95828</text:p>
          </table:table-cell>
          <table:table-cell office:value-type="float" office:value="161.718" calcext:value-type="float">
            <text:p>161.718</text:p>
          </table:table-cell>
          <table:table-cell office:value-type="float" office:value="2.58109" calcext:value-type="float">
            <text:p>2.58109</text:p>
          </table:table-cell>
          <table:table-cell table:formula="of:=[.B117]/[.B13]" office:value-type="float" office:value="1.85093502332242" calcext:value-type="float">
            <text:p>1.85093502332242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8.375308" calcext:value-type="float">
            <text:p>8.375308</text:p>
          </table:table-cell>
          <table:table-cell office:value-type="float" office:value="138.665" calcext:value-type="float">
            <text:p>138.665</text:p>
          </table:table-cell>
          <table:table-cell office:value-type="float" office:value="2.54923" calcext:value-type="float">
            <text:p>2.54923</text:p>
          </table:table-cell>
          <table:table-cell table:formula="of:=[.B118]/[.B14]" office:value-type="float" office:value="0.937765769840994" calcext:value-type="float">
            <text:p>0.93776576984099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9.515248" calcext:value-type="float">
            <text:p>9.515248</text:p>
          </table:table-cell>
          <table:table-cell office:value-type="float" office:value="166.027" calcext:value-type="float">
            <text:p>166.027</text:p>
          </table:table-cell>
          <table:table-cell office:value-type="float" office:value="2.60032" calcext:value-type="float">
            <text:p>2.60032</text:p>
          </table:table-cell>
          <table:table-cell table:formula="of:=[.B119]/[.B15]" office:value-type="float" office:value="2.6497827596789" calcext:value-type="float">
            <text:p>2.6497827596789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6.173531" calcext:value-type="float">
            <text:p>6.173531</text:p>
          </table:table-cell>
          <table:table-cell office:value-type="float" office:value="176.009" calcext:value-type="float">
            <text:p>176.009</text:p>
          </table:table-cell>
          <table:table-cell office:value-type="float" office:value="2.59605" calcext:value-type="float">
            <text:p>2.59605</text:p>
          </table:table-cell>
          <table:table-cell table:formula="of:=[.B120]/[.B16]" office:value-type="float" office:value="2.6755379869446" calcext:value-type="float">
            <text:p>2.675537986944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6.066546" calcext:value-type="float">
            <text:p>36.066546</text:p>
          </table:table-cell>
          <table:table-cell office:value-type="float" office:value="175.656" calcext:value-type="float">
            <text:p>175.656</text:p>
          </table:table-cell>
          <table:table-cell office:value-type="float" office:value="2.55795" calcext:value-type="float">
            <text:p>2.55795</text:p>
          </table:table-cell>
          <table:table-cell table:formula="of:=[.B121]/[.B17]" office:value-type="float" office:value="1.214788466616" calcext:value-type="float">
            <text:p>1.21478846661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7.284202" calcext:value-type="float">
            <text:p>37.284202</text:p>
          </table:table-cell>
          <table:table-cell office:value-type="float" office:value="191.262" calcext:value-type="float">
            <text:p>191.262</text:p>
          </table:table-cell>
          <table:table-cell office:value-type="float" office:value="2.56918" calcext:value-type="float">
            <text:p>2.56918</text:p>
          </table:table-cell>
          <table:table-cell table:formula="of:=[.B122]/[.B18]" office:value-type="float" office:value="1.24951575829434" calcext:value-type="float">
            <text:p>1.2495157582943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6.579083" calcext:value-type="float">
            <text:p>6.579083</text:p>
          </table:table-cell>
          <table:table-cell office:value-type="float" office:value="142.877" calcext:value-type="float">
            <text:p>142.877</text:p>
          </table:table-cell>
          <table:table-cell office:value-type="float" office:value="2.54129" calcext:value-type="float">
            <text:p>2.54129</text:p>
          </table:table-cell>
          <table:table-cell table:formula="of:=[.B123]/[.B19]" office:value-type="float" office:value="1.52050764300253" calcext:value-type="float">
            <text:p>1.52050764300253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9.044383" calcext:value-type="float">
            <text:p>19.044383</text:p>
          </table:table-cell>
          <table:table-cell office:value-type="float" office:value="181.031" calcext:value-type="float">
            <text:p>181.031</text:p>
          </table:table-cell>
          <table:table-cell office:value-type="float" office:value="2.68107" calcext:value-type="float">
            <text:p>2.68107</text:p>
          </table:table-cell>
          <table:table-cell table:formula="of:=[.B124]/[.B20]" office:value-type="float" office:value="1.10317739284872" calcext:value-type="float">
            <text:p>1.1031773928487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.287501" calcext:value-type="float">
            <text:p>3.287501</text:p>
          </table:table-cell>
          <table:table-cell office:value-type="float" office:value="152.296" calcext:value-type="float">
            <text:p>152.296</text:p>
          </table:table-cell>
          <table:table-cell office:value-type="float" office:value="2.5497" calcext:value-type="float">
            <text:p>2.5497</text:p>
          </table:table-cell>
          <table:table-cell table:formula="of:=[.B125]/[.B21]" office:value-type="float" office:value="1.44466865792849" calcext:value-type="float">
            <text:p>1.44466865792849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4.496725" calcext:value-type="float">
            <text:p>4.496725</text:p>
          </table:table-cell>
          <table:table-cell office:value-type="float" office:value="175.106" calcext:value-type="float">
            <text:p>175.106</text:p>
          </table:table-cell>
          <table:table-cell office:value-type="float" office:value="2.57613" calcext:value-type="float">
            <text:p>2.57613</text:p>
          </table:table-cell>
          <table:table-cell table:formula="of:=[.B126]/[.B22]" office:value-type="float" office:value="1.41422145288455" calcext:value-type="float">
            <text:p>1.41422145288455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668697" calcext:value-type="float">
            <text:p>1.668697</text:p>
          </table:table-cell>
          <table:table-cell office:value-type="float" office:value="164.35" calcext:value-type="float">
            <text:p>164.35</text:p>
          </table:table-cell>
          <table:table-cell office:value-type="float" office:value="2.5587" calcext:value-type="float">
            <text:p>2.5587</text:p>
          </table:table-cell>
          <table:table-cell table:formula="of:=[.B127]/[.B23]" office:value-type="float" office:value="1.88205206865944" calcext:value-type="float">
            <text:p>1.8820520686594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28]/[.B24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29]/[.B25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30]/[.B26]" office:value-type="float" office:value="1.08132631159534" calcext:value-type="float">
            <text:p>1.0813263115953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2.111401" calcext:value-type="float">
            <text:p>2.111401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2.55761" calcext:value-type="float">
            <text:p>2.55761</text:p>
          </table:table-cell>
          <table:table-cell table:formula="of:=[.B131]/[.B27]" office:value-type="float" office:value="1.08132631159534" calcext:value-type="float">
            <text:p>1.081326311595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asm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sm3</text:p>
          </table:table-cell>
          <table:table-cell office:value-type="float" office:value="23.5873" calcext:value-type="float">
            <text:p>23.5873</text:p>
          </table:table-cell>
          <table:table-cell office:value-type="float" office:value="2.51224" calcext:value-type="float">
            <text:p>2.51224</text:p>
          </table:table-cell>
          <table:table-cell table:formula="of:=[.B134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5.364479" calcext:value-type="float">
            <text:p>15.364479</text:p>
          </table:table-cell>
          <table:table-cell office:value-type="float" office:value="23.5783" calcext:value-type="float">
            <text:p>23.5783</text:p>
          </table:table-cell>
          <table:table-cell office:value-type="float" office:value="2.46441" calcext:value-type="float">
            <text:p>2.46441</text:p>
          </table:table-cell>
          <table:table-cell table:formula="of:=[.B135]/[.B5]" office:value-type="float" office:value="8.75647011956278" calcext:value-type="float">
            <text:p>8.75647011956278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23.931642" calcext:value-type="float">
            <text:p>23.931642</text:p>
          </table:table-cell>
          <table:table-cell office:value-type="float" office:value="23.229" calcext:value-type="float">
            <text:p>23.229</text:p>
          </table:table-cell>
          <table:table-cell office:value-type="float" office:value="2.53106" calcext:value-type="float">
            <text:p>2.53106</text:p>
          </table:table-cell>
          <table:table-cell table:formula="of:=[.B136]/[.B6]" office:value-type="float" office:value="8.30931805421831" calcext:value-type="float">
            <text:p>8.3093180542183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33.325261" calcext:value-type="float">
            <text:p>33.325261</text:p>
          </table:table-cell>
          <table:table-cell office:value-type="float" office:value="21.9762" calcext:value-type="float">
            <text:p>21.9762</text:p>
          </table:table-cell>
          <table:table-cell office:value-type="float" office:value="2.26342" calcext:value-type="float">
            <text:p>2.26342</text:p>
          </table:table-cell>
          <table:table-cell table:formula="of:=[.B137]/[.B7]" office:value-type="float" office:value="4.26514424713658" calcext:value-type="float">
            <text:p>4.26514424713658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135.014344" calcext:value-type="float">
            <text:p>135.014344</text:p>
          </table:table-cell>
          <table:table-cell office:value-type="float" office:value="22.1602" calcext:value-type="float">
            <text:p>22.1602</text:p>
          </table:table-cell>
          <table:table-cell office:value-type="float" office:value="2.32792" calcext:value-type="float">
            <text:p>2.32792</text:p>
          </table:table-cell>
          <table:table-cell table:formula="of:=[.B138]/[.B8]" office:value-type="float" office:value="5.10952983128044" calcext:value-type="float">
            <text:p>5.10952983128044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13.708315" calcext:value-type="float">
            <text:p>13.708315</text:p>
          </table:table-cell>
          <table:table-cell office:value-type="float" office:value="23.5434" calcext:value-type="float">
            <text:p>23.5434</text:p>
          </table:table-cell>
          <table:table-cell office:value-type="float" office:value="2.43622" calcext:value-type="float">
            <text:p>2.43622</text:p>
          </table:table-cell>
          <table:table-cell table:formula="of:=[.B139]/[.B9]" office:value-type="float" office:value="2.81948008649114" calcext:value-type="float">
            <text:p>2.81948008649114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14.344199" calcext:value-type="float">
            <text:p>14.344199</text:p>
          </table:table-cell>
          <table:table-cell office:value-type="float" office:value="23.6676" calcext:value-type="float">
            <text:p>23.6676</text:p>
          </table:table-cell>
          <table:table-cell office:value-type="float" office:value="2.4212" calcext:value-type="float">
            <text:p>2.4212</text:p>
          </table:table-cell>
          <table:table-cell table:formula="of:=[.B140]/[.B10]" office:value-type="float" office:value="2.94999413875721" calcext:value-type="float">
            <text:p>2.94999413875721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5.25362" calcext:value-type="float">
            <text:p>5.25362</text:p>
          </table:table-cell>
          <table:table-cell office:value-type="float" office:value="23.7607" calcext:value-type="float">
            <text:p>23.7607</text:p>
          </table:table-cell>
          <table:table-cell office:value-type="float" office:value="2.41717" calcext:value-type="float">
            <text:p>2.41717</text:p>
          </table:table-cell>
          <table:table-cell table:formula="of:=[.B141]/[.B11]" office:value-type="float" office:value="10.5604859702621" calcext:value-type="float">
            <text:p>10.560485970262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5.637584" calcext:value-type="float">
            <text:p>25.637584</text:p>
          </table:table-cell>
          <table:table-cell office:value-type="float" office:value="23.2139" calcext:value-type="float">
            <text:p>23.2139</text:p>
          </table:table-cell>
          <table:table-cell office:value-type="float" office:value="2.51426" calcext:value-type="float">
            <text:p>2.51426</text:p>
          </table:table-cell>
          <table:table-cell table:formula="of:=[.B142]/[.B12]" office:value-type="float" office:value="12.543690061418" calcext:value-type="float">
            <text:p>12.543690061418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2.508182" calcext:value-type="float">
            <text:p>12.508182</text:p>
          </table:table-cell>
          <table:table-cell office:value-type="float" office:value="23.5363" calcext:value-type="float">
            <text:p>23.5363</text:p>
          </table:table-cell>
          <table:table-cell office:value-type="float" office:value="2.39104" calcext:value-type="float">
            <text:p>2.39104</text:p>
          </table:table-cell>
          <table:table-cell table:formula="of:=[.B143]/[.B13]" office:value-type="float" office:value="11.822534132959" calcext:value-type="float">
            <text:p>11.822534132959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0.796522" calcext:value-type="float">
            <text:p>20.796522</text:p>
          </table:table-cell>
          <table:table-cell office:value-type="float" office:value="23.585" calcext:value-type="float">
            <text:p>23.585</text:p>
          </table:table-cell>
          <table:table-cell office:value-type="float" office:value="2.48598" calcext:value-type="float">
            <text:p>2.48598</text:p>
          </table:table-cell>
          <table:table-cell table:formula="of:=[.B144]/[.B14]" office:value-type="float" office:value="2.32854319666156" calcext:value-type="float">
            <text:p>2.32854319666156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53.786142" calcext:value-type="float">
            <text:p>53.786142</text:p>
          </table:table-cell>
          <table:table-cell office:value-type="float" office:value="22.5678" calcext:value-type="float">
            <text:p>22.5678</text:p>
          </table:table-cell>
          <table:table-cell office:value-type="float" office:value="2.09304" calcext:value-type="float">
            <text:p>2.09304</text:p>
          </table:table-cell>
          <table:table-cell table:formula="of:=[.B145]/[.B15]" office:value-type="float" office:value="14.9782319684407" calcext:value-type="float">
            <text:p>14.978231968440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33.02877" calcext:value-type="float">
            <text:p>33.02877</text:p>
          </table:table-cell>
          <table:table-cell office:value-type="float" office:value="21.6358" calcext:value-type="float">
            <text:p>21.6358</text:p>
          </table:table-cell>
          <table:table-cell office:value-type="float" office:value="1.96858" calcext:value-type="float">
            <text:p>1.96858</text:p>
          </table:table-cell>
          <table:table-cell table:formula="of:=[.B146]/[.B16]" office:value-type="float" office:value="14.3142925494431" calcext:value-type="float">
            <text:p>14.3142925494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156.389023" calcext:value-type="float">
            <text:p>156.389023</text:p>
          </table:table-cell>
          <table:table-cell office:value-type="float" office:value="22.2693" calcext:value-type="float">
            <text:p>22.2693</text:p>
          </table:table-cell>
          <table:table-cell office:value-type="float" office:value="0.415458" calcext:value-type="float">
            <text:p>0.415458</text:p>
          </table:table-cell>
          <table:table-cell table:formula="of:=[.B147]/[.B17]" office:value-type="float" office:value="5.26747367063496" calcext:value-type="float">
            <text:p>5.2674736706349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55.3293" calcext:value-type="float">
            <text:p>155.3293</text:p>
          </table:table-cell>
          <table:table-cell office:value-type="float" office:value="22.1488" calcext:value-type="float">
            <text:p>22.1488</text:p>
          </table:table-cell>
          <table:table-cell office:value-type="float" office:value="2.31479" calcext:value-type="float">
            <text:p>2.31479</text:p>
          </table:table-cell>
          <table:table-cell table:formula="of:=[.B148]/[.B18]" office:value-type="float" office:value="5.20559372773566" calcext:value-type="float">
            <text:p>5.20559372773566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25.435214" calcext:value-type="float">
            <text:p>25.435214</text:p>
          </table:table-cell>
          <table:table-cell office:value-type="float" office:value="23.5873" calcext:value-type="float">
            <text:p>23.5873</text:p>
          </table:table-cell>
          <table:table-cell office:value-type="float" office:value="2.51224" calcext:value-type="float">
            <text:p>2.51224</text:p>
          </table:table-cell>
          <table:table-cell table:formula="of:=[.B149]/[.B19]" office:value-type="float" office:value="5.87839327888171" calcext:value-type="float">
            <text:p>5.8783932788817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42.779405" calcext:value-type="float">
            <text:p>42.779405</text:p>
          </table:table-cell>
          <table:table-cell office:value-type="float" office:value="23.0461" calcext:value-type="float">
            <text:p>23.0461</text:p>
          </table:table-cell>
          <table:table-cell office:value-type="float" office:value="1.98618" calcext:value-type="float">
            <text:p>1.98618</text:p>
          </table:table-cell>
          <table:table-cell table:formula="of:=[.B150]/[.B20]" office:value-type="float" office:value="2.47806781010021" calcext:value-type="float">
            <text:p>2.47806781010021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3.567805" calcext:value-type="float">
            <text:p>13.567805</text:p>
          </table:table-cell>
          <table:table-cell office:value-type="float" office:value="23.4567" calcext:value-type="float">
            <text:p>23.4567</text:p>
          </table:table-cell>
          <table:table-cell office:value-type="float" office:value="2.44408" calcext:value-type="float">
            <text:p>2.44408</text:p>
          </table:table-cell>
          <table:table-cell table:formula="of:=[.B151]/[.B21]" office:value-type="float" office:value="5.96227427471064" calcext:value-type="float">
            <text:p>5.9622742747106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8.700837" calcext:value-type="float">
            <text:p>18.700837</text:p>
          </table:table-cell>
          <table:table-cell office:value-type="float" office:value="23.4326" calcext:value-type="float">
            <text:p>23.4326</text:p>
          </table:table-cell>
          <table:table-cell office:value-type="float" office:value="2.39955" calcext:value-type="float">
            <text:p>2.39955</text:p>
          </table:table-cell>
          <table:table-cell table:formula="of:=[.B152]/[.B22]" office:value-type="float" office:value="5.88141922672548" calcext:value-type="float">
            <text:p>5.8814192267254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9.328009" calcext:value-type="float">
            <text:p>9.328009</text:p>
          </table:table-cell>
          <table:table-cell office:value-type="float" office:value="23.6159" calcext:value-type="float">
            <text:p>23.6159</text:p>
          </table:table-cell>
          <table:table-cell office:value-type="float" office:value="2.42737" calcext:value-type="float">
            <text:p>2.42737</text:p>
          </table:table-cell>
          <table:table-cell table:formula="of:=[.B153]/[.B23]" office:value-type="float" office:value="10.5206629093981" calcext:value-type="float">
            <text:p>10.5206629093981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4]/[.B24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5]/[.B25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6]/[.B26]" office:value-type="float" office:value="3.3183586217987" calcext:value-type="float">
            <text:p>3.318358621798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6.479437" calcext:value-type="float">
            <text:p>6.479437</text:p>
          </table:table-cell>
          <table:table-cell office:value-type="float" office:value="24.3063" calcext:value-type="float">
            <text:p>24.3063</text:p>
          </table:table-cell>
          <table:table-cell office:value-type="float" office:value="2.39354" calcext:value-type="float">
            <text:p>2.39354</text:p>
          </table:table-cell>
          <table:table-cell table:formula="of:=[.B157]/[.B27]" office:value-type="float" office:value="3.3183586217987" calcext:value-type="float">
            <text:p>3.31835862179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jsc-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c-int</text:p>
          </table:table-cell>
          <table:table-cell office:value-type="float" office:value="228.895" calcext:value-type="float">
            <text:p>228.895</text:p>
          </table:table-cell>
          <table:table-cell office:value-type="float" office:value="1.03498" calcext:value-type="float">
            <text:p>1.03498</text:p>
          </table:table-cell>
          <table:table-cell table:formula="of:=[.B160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42.362475" calcext:value-type="float">
            <text:p>42.362475</text:p>
          </table:table-cell>
          <table:table-cell office:value-type="float" office:value="207.173" calcext:value-type="float">
            <text:p>207.173</text:p>
          </table:table-cell>
          <table:table-cell office:value-type="float" office:value="1.02817" calcext:value-type="float">
            <text:p>1.02817</text:p>
          </table:table-cell>
          <table:table-cell table:formula="of:=[.B161]/[.B5]" office:value-type="float" office:value="24.1430735482944" calcext:value-type="float">
            <text:p>24.1430735482944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63.330908" calcext:value-type="float">
            <text:p>63.330908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1.02792" calcext:value-type="float">
            <text:p>1.02792</text:p>
          </table:table-cell>
          <table:table-cell table:formula="of:=[.B162]/[.B6]" office:value-type="float" office:value="21.9891580040533" calcext:value-type="float">
            <text:p>21.989158004053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8.151588" calcext:value-type="float">
            <text:p>78.151588</text:p>
          </table:table-cell>
          <table:table-cell office:value-type="float" office:value="218.149" calcext:value-type="float">
            <text:p>218.149</text:p>
          </table:table-cell>
          <table:table-cell office:value-type="float" office:value="1.00996" calcext:value-type="float">
            <text:p>1.00996</text:p>
          </table:table-cell>
          <table:table-cell table:formula="of:=[.B163]/[.B7]" office:value-type="float" office:value="10.0022561252495" calcext:value-type="float">
            <text:p>10.002256125249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84.318778" calcext:value-type="float">
            <text:p>284.318778</text:p>
          </table:table-cell>
          <table:table-cell office:value-type="float" office:value="130.697" calcext:value-type="float">
            <text:p>130.697</text:p>
          </table:table-cell>
          <table:table-cell office:value-type="float" office:value="1.02002" calcext:value-type="float">
            <text:p>1.02002</text:p>
          </table:table-cell>
          <table:table-cell table:formula="of:=[.B164]/[.B8]" office:value-type="float" office:value="10.7598588027373" calcext:value-type="float">
            <text:p>10.7598588027373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29.228876" calcext:value-type="float">
            <text:p>29.228876</text:p>
          </table:table-cell>
          <table:table-cell office:value-type="float" office:value="179.834" calcext:value-type="float">
            <text:p>179.834</text:p>
          </table:table-cell>
          <table:table-cell office:value-type="float" office:value="1.02976" calcext:value-type="float">
            <text:p>1.02976</text:p>
          </table:table-cell>
          <table:table-cell table:formula="of:=[.B165]/[.B9]" office:value-type="float" office:value="6.01169683017342" calcext:value-type="float">
            <text:p>6.01169683017342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9.695265" calcext:value-type="float">
            <text:p>29.695265</text:p>
          </table:table-cell>
          <table:table-cell office:value-type="float" office:value="155.752" calcext:value-type="float">
            <text:p>155.752</text:p>
          </table:table-cell>
          <table:table-cell office:value-type="float" office:value="1.03186" calcext:value-type="float">
            <text:p>1.03186</text:p>
          </table:table-cell>
          <table:table-cell table:formula="of:=[.B166]/[.B10]" office:value-type="float" office:value="6.10705817026396" calcext:value-type="float">
            <text:p>6.10705817026396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6.373914" calcext:value-type="float">
            <text:p>16.373914</text:p>
          </table:table-cell>
          <table:table-cell office:value-type="float" office:value="266.196" calcext:value-type="float">
            <text:p>266.196</text:p>
          </table:table-cell>
          <table:table-cell office:value-type="float" office:value="1.02375" calcext:value-type="float">
            <text:p>1.02375</text:p>
          </table:table-cell>
          <table:table-cell table:formula="of:=[.B167]/[.B11]" office:value-type="float" office:value="32.9137792751051" calcext:value-type="float">
            <text:p>32.913779275105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67.35338" calcext:value-type="float">
            <text:p>67.35338</text:p>
          </table:table-cell>
          <table:table-cell office:value-type="float" office:value="213.526" calcext:value-type="float">
            <text:p>213.526</text:p>
          </table:table-cell>
          <table:table-cell office:value-type="float" office:value="1.02989" calcext:value-type="float">
            <text:p>1.02989</text:p>
          </table:table-cell>
          <table:table-cell table:formula="of:=[.B168]/[.B12]" office:value-type="float" office:value="32.9539602214043" calcext:value-type="float">
            <text:p>32.953960221404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0.730346" calcext:value-type="float">
            <text:p>30.730346</text:p>
          </table:table-cell>
          <table:table-cell office:value-type="float" office:value="164.601" calcext:value-type="float">
            <text:p>164.601</text:p>
          </table:table-cell>
          <table:table-cell office:value-type="float" office:value="1.02234" calcext:value-type="float">
            <text:p>1.02234</text:p>
          </table:table-cell>
          <table:table-cell table:formula="of:=[.B169]/[.B13]" office:value-type="float" office:value="29.0458329198153" calcext:value-type="float">
            <text:p>29.0458329198153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42.661404" calcext:value-type="float">
            <text:p>42.661404</text:p>
          </table:table-cell>
          <table:table-cell office:value-type="float" office:value="120.358" calcext:value-type="float">
            <text:p>120.358</text:p>
          </table:table-cell>
          <table:table-cell office:value-type="float" office:value="1.0326" calcext:value-type="float">
            <text:p>1.0326</text:p>
          </table:table-cell>
          <table:table-cell table:formula="of:=[.B170]/[.B14]" office:value-type="float" office:value="4.77670843443103" calcext:value-type="float">
            <text:p>4.77670843443103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36.160249" calcext:value-type="float">
            <text:p>136.160249</text:p>
          </table:table-cell>
          <table:table-cell office:value-type="float" office:value="166.205" calcext:value-type="float">
            <text:p>166.205</text:p>
          </table:table-cell>
          <table:table-cell office:value-type="float" office:value="1.02132" calcext:value-type="float">
            <text:p>1.02132</text:p>
          </table:table-cell>
          <table:table-cell table:formula="of:=[.B171]/[.B15]" office:value-type="float" office:value="37.9175698157091" calcext:value-type="float">
            <text:p>37.917569815709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81.87876" calcext:value-type="float">
            <text:p>81.87876</text:p>
          </table:table-cell>
          <table:table-cell office:value-type="float" office:value="193.58" calcext:value-type="float">
            <text:p>193.58</text:p>
          </table:table-cell>
          <table:table-cell office:value-type="float" office:value="1.01558" calcext:value-type="float">
            <text:p>1.01558</text:p>
          </table:table-cell>
          <table:table-cell table:formula="of:=[.B172]/[.B16]" office:value-type="float" office:value="35.4853215613431" calcext:value-type="float">
            <text:p>35.485321561343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17.324583" calcext:value-type="float">
            <text:p>317.324583</text:p>
          </table:table-cell>
          <table:table-cell office:value-type="float" office:value="214.825" calcext:value-type="float">
            <text:p>214.825</text:p>
          </table:table-cell>
          <table:table-cell office:value-type="float" office:value="1.04139" calcext:value-type="float">
            <text:p>1.04139</text:p>
          </table:table-cell>
          <table:table-cell table:formula="of:=[.B173]/[.B17]" office:value-type="float" office:value="10.6880831783041" calcext:value-type="float">
            <text:p>10.688083178304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30.857919" calcext:value-type="float">
            <text:p>330.857919</text:p>
          </table:table-cell>
          <table:table-cell office:value-type="float" office:value="124.905" calcext:value-type="float">
            <text:p>124.905</text:p>
          </table:table-cell>
          <table:table-cell office:value-type="float" office:value="1.02977" calcext:value-type="float">
            <text:p>1.02977</text:p>
          </table:table-cell>
          <table:table-cell table:formula="of:=[.B174]/[.B18]" office:value-type="float" office:value="11.0881328115048" calcext:value-type="float">
            <text:p>11.0881328115048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58.1952" calcext:value-type="float">
            <text:p>58.1952</text:p>
          </table:table-cell>
          <table:table-cell office:value-type="float" office:value="228.895" calcext:value-type="float">
            <text:p>228.895</text:p>
          </table:table-cell>
          <table:table-cell office:value-type="float" office:value="1.03498" calcext:value-type="float">
            <text:p>1.03498</text:p>
          </table:table-cell>
          <table:table-cell table:formula="of:=[.B175]/[.B19]" office:value-type="float" office:value="13.4496321730644" calcext:value-type="float">
            <text:p>13.4496321730644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97.565846" calcext:value-type="float">
            <text:p>97.565846</text:p>
          </table:table-cell>
          <table:table-cell office:value-type="float" office:value="118.273" calcext:value-type="float">
            <text:p>118.273</text:p>
          </table:table-cell>
          <table:table-cell office:value-type="float" office:value="1.01873" calcext:value-type="float">
            <text:p>1.01873</text:p>
          </table:table-cell>
          <table:table-cell table:formula="of:=[.B176]/[.B20]" office:value-type="float" office:value="5.65166304528532" calcext:value-type="float">
            <text:p>5.6516630452853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0.642308" calcext:value-type="float">
            <text:p>30.642308</text:p>
          </table:table-cell>
          <table:table-cell office:value-type="float" office:value="147.236" calcext:value-type="float">
            <text:p>147.236</text:p>
          </table:table-cell>
          <table:table-cell office:value-type="float" office:value="1.02068" calcext:value-type="float">
            <text:p>1.02068</text:p>
          </table:table-cell>
          <table:table-cell table:formula="of:=[.B177]/[.B21]" office:value-type="float" office:value="13.4655417516805" calcext:value-type="float">
            <text:p>13.4655417516805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2.604999" calcext:value-type="float">
            <text:p>32.604999</text:p>
          </table:table-cell>
          <table:table-cell office:value-type="float" office:value="191.453" calcext:value-type="float">
            <text:p>191.453</text:p>
          </table:table-cell>
          <table:table-cell office:value-type="float" office:value="1.02625" calcext:value-type="float">
            <text:p>1.02625</text:p>
          </table:table-cell>
          <table:table-cell table:formula="of:=[.B178]/[.B22]" office:value-type="float" office:value="10.2542826294869" calcext:value-type="float">
            <text:p>10.2542826294869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3.761524" calcext:value-type="float">
            <text:p>23.761524</text:p>
          </table:table-cell>
          <table:table-cell office:value-type="float" office:value="214.964" calcext:value-type="float">
            <text:p>214.964</text:p>
          </table:table-cell>
          <table:table-cell office:value-type="float" office:value="1.03207" calcext:value-type="float">
            <text:p>1.03207</text:p>
          </table:table-cell>
          <table:table-cell table:formula="of:=[.B179]/[.B23]" office:value-type="float" office:value="26.7996079568076" calcext:value-type="float">
            <text:p>26.799607956807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0]/[.B24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1]/[.B25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2]/[.B26]" office:value-type="float" office:value="7.2237474796464" calcext:value-type="float">
            <text:p>7.223747479646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4.105111" calcext:value-type="float">
            <text:p>14.105111</text:p>
          </table:table-cell>
          <table:table-cell office:value-type="float" office:value="137.996" calcext:value-type="float">
            <text:p>137.996</text:p>
          </table:table-cell>
          <table:table-cell office:value-type="float" office:value="1.02055" calcext:value-type="float">
            <text:p>1.02055</text:p>
          </table:table-cell>
          <table:table-cell table:formula="of:=[.B183]/[.B27]" office:value-type="float" office:value="7.2237474796464" calcext:value-type="float">
            <text:p>7.22374747964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amr-fa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mr-fast</text:p>
          </table:table-cell>
          <table:table-cell office:value-type="float" office:value="33.6334" calcext:value-type="float">
            <text:p>33.6334</text:p>
          </table:table-cell>
          <table:table-cell office:value-type="float" office:value="3.85153" calcext:value-type="float">
            <text:p>3.85153</text:p>
          </table:table-cell>
          <table:table-cell table:formula="of:=[.B186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24.877738" calcext:value-type="float">
            <text:p>24.877738</text:p>
          </table:table-cell>
          <table:table-cell office:value-type="float" office:value="34.2766" calcext:value-type="float">
            <text:p>34.2766</text:p>
          </table:table-cell>
          <table:table-cell office:value-type="float" office:value="3.80826" calcext:value-type="float">
            <text:p>3.80826</text:p>
          </table:table-cell>
          <table:table-cell table:formula="of:=[.B187]/[.B5]" office:value-type="float" office:value="14.1782334070235" calcext:value-type="float">
            <text:p>14.1782334070235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7.713808" calcext:value-type="float">
            <text:p>37.713808</text:p>
          </table:table-cell>
          <table:table-cell office:value-type="float" office:value="34.3391" calcext:value-type="float">
            <text:p>34.3391</text:p>
          </table:table-cell>
          <table:table-cell office:value-type="float" office:value="3.81114" calcext:value-type="float">
            <text:p>3.81114</text:p>
          </table:table-cell>
          <table:table-cell table:formula="of:=[.B188]/[.B6]" office:value-type="float" office:value="13.094631187769" calcext:value-type="float">
            <text:p>13.094631187769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49.206708" calcext:value-type="float">
            <text:p>49.206708</text:p>
          </table:table-cell>
          <table:table-cell office:value-type="float" office:value="34.2059" calcext:value-type="float">
            <text:p>34.2059</text:p>
          </table:table-cell>
          <table:table-cell office:value-type="float" office:value="3.74443" calcext:value-type="float">
            <text:p>3.74443</text:p>
          </table:table-cell>
          <table:table-cell table:formula="of:=[.B189]/[.B7]" office:value-type="float" office:value="6.29773634921358" calcext:value-type="float">
            <text:p>6.29773634921358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07.202805" calcext:value-type="float">
            <text:p>207.202805</text:p>
          </table:table-cell>
          <table:table-cell office:value-type="float" office:value="34.7493" calcext:value-type="float">
            <text:p>34.7493</text:p>
          </table:table-cell>
          <table:table-cell office:value-type="float" office:value="3.77958" calcext:value-type="float">
            <text:p>3.77958</text:p>
          </table:table-cell>
          <table:table-cell table:formula="of:=[.B190]/[.B8]" office:value-type="float" office:value="7.84145507733966" calcext:value-type="float">
            <text:p>7.8414550773396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20.432462" calcext:value-type="float">
            <text:p>20.432462</text:p>
          </table:table-cell>
          <table:table-cell office:value-type="float" office:value="34.6465" calcext:value-type="float">
            <text:p>34.6465</text:p>
          </table:table-cell>
          <table:table-cell office:value-type="float" office:value="3.80408" calcext:value-type="float">
            <text:p>3.80408</text:p>
          </table:table-cell>
          <table:table-cell table:formula="of:=[.B191]/[.B9]" office:value-type="float" office:value="4.20248000771699" calcext:value-type="float">
            <text:p>4.20248000771699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21.412765" calcext:value-type="float">
            <text:p>21.412765</text:p>
          </table:table-cell>
          <table:table-cell office:value-type="float" office:value="34.7595" calcext:value-type="float">
            <text:p>34.7595</text:p>
          </table:table-cell>
          <table:table-cell office:value-type="float" office:value="3.81295" calcext:value-type="float">
            <text:p>3.81295</text:p>
          </table:table-cell>
          <table:table-cell table:formula="of:=[.B192]/[.B10]" office:value-type="float" office:value="4.4036987526864" calcext:value-type="float">
            <text:p>4.403698752686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8.644868" calcext:value-type="float">
            <text:p>8.644868</text:p>
          </table:table-cell>
          <table:table-cell office:value-type="float" office:value="34.7564" calcext:value-type="float">
            <text:p>34.7564</text:p>
          </table:table-cell>
          <table:table-cell office:value-type="float" office:value="3.81662" calcext:value-type="float">
            <text:p>3.81662</text:p>
          </table:table-cell>
          <table:table-cell table:formula="of:=[.B193]/[.B11]" office:value-type="float" office:value="17.377352611869" calcext:value-type="float">
            <text:p>17.377352611869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39.0701" calcext:value-type="float">
            <text:p>39.0701</text:p>
          </table:table-cell>
          <table:table-cell office:value-type="float" office:value="34.2577" calcext:value-type="float">
            <text:p>34.2577</text:p>
          </table:table-cell>
          <table:table-cell office:value-type="float" office:value="3.8095" calcext:value-type="float">
            <text:p>3.8095</text:p>
          </table:table-cell>
          <table:table-cell table:formula="of:=[.B194]/[.B12]" office:value-type="float" office:value="19.115811578369" calcext:value-type="float">
            <text:p>19.115811578369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8.681199" calcext:value-type="float">
            <text:p>18.681199</text:p>
          </table:table-cell>
          <table:table-cell office:value-type="float" office:value="34.4544" calcext:value-type="float">
            <text:p>34.4544</text:p>
          </table:table-cell>
          <table:table-cell office:value-type="float" office:value="3.80471" calcext:value-type="float">
            <text:p>3.80471</text:p>
          </table:table-cell>
          <table:table-cell table:formula="of:=[.B195]/[.B13]" office:value-type="float" office:value="17.6571713476907" calcext:value-type="float">
            <text:p>17.6571713476907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29.625548" calcext:value-type="float">
            <text:p>29.625548</text:p>
          </table:table-cell>
          <table:table-cell office:value-type="float" office:value="34.5359" calcext:value-type="float">
            <text:p>34.5359</text:p>
          </table:table-cell>
          <table:table-cell office:value-type="float" office:value="3.81881" calcext:value-type="float">
            <text:p>3.81881</text:p>
          </table:table-cell>
          <table:table-cell table:formula="of:=[.B196]/[.B14]" office:value-type="float" office:value="3.31711082472207" calcext:value-type="float">
            <text:p>3.31711082472207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85.532072" calcext:value-type="float">
            <text:p>85.532072</text:p>
          </table:table-cell>
          <table:table-cell office:value-type="float" office:value="35.0415" calcext:value-type="float">
            <text:p>35.0415</text:p>
          </table:table-cell>
          <table:table-cell office:value-type="float" office:value="3.77957" calcext:value-type="float">
            <text:p>3.77957</text:p>
          </table:table-cell>
          <table:table-cell table:formula="of:=[.B197]/[.B15]" office:value-type="float" office:value="23.8187601400631" calcext:value-type="float">
            <text:p>23.8187601400631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52.370569" calcext:value-type="float">
            <text:p>52.370569</text:p>
          </table:table-cell>
          <table:table-cell office:value-type="float" office:value="34.679" calcext:value-type="float">
            <text:p>34.679</text:p>
          </table:table-cell>
          <table:table-cell office:value-type="float" office:value="3.78028" calcext:value-type="float">
            <text:p>3.78028</text:p>
          </table:table-cell>
          <table:table-cell table:formula="of:=[.B198]/[.B16]" office:value-type="float" office:value="22.6968078328923" calcext:value-type="float">
            <text:p>22.6968078328923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32.931593" calcext:value-type="float">
            <text:p>232.931593</text:p>
          </table:table-cell>
          <table:table-cell office:value-type="float" office:value="33.8147" calcext:value-type="float">
            <text:p>33.8147</text:p>
          </table:table-cell>
          <table:table-cell office:value-type="float" office:value="3.8185" calcext:value-type="float">
            <text:p>3.8185</text:p>
          </table:table-cell>
          <table:table-cell table:formula="of:=[.B199]/[.B17]" office:value-type="float" office:value="7.84557003841989" calcext:value-type="float">
            <text:p>7.8455700384198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35.983778" calcext:value-type="float">
            <text:p>235.983778</text:p>
          </table:table-cell>
          <table:table-cell office:value-type="float" office:value="34.7342" calcext:value-type="float">
            <text:p>34.7342</text:p>
          </table:table-cell>
          <table:table-cell office:value-type="float" office:value="3.77769" calcext:value-type="float">
            <text:p>3.77769</text:p>
          </table:table-cell>
          <table:table-cell table:formula="of:=[.B200]/[.B18]" office:value-type="float" office:value="7.9085895230595" calcext:value-type="float">
            <text:p>7.9085895230595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39.062683" calcext:value-type="float">
            <text:p>39.062683</text:p>
          </table:table-cell>
          <table:table-cell office:value-type="float" office:value="33.6334" calcext:value-type="float">
            <text:p>33.6334</text:p>
          </table:table-cell>
          <table:table-cell office:value-type="float" office:value="3.85153" calcext:value-type="float">
            <text:p>3.85153</text:p>
          </table:table-cell>
          <table:table-cell table:formula="of:=[.B201]/[.B19]" office:value-type="float" office:value="9.02787030619388" calcext:value-type="float">
            <text:p>9.02787030619388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70.080354" calcext:value-type="float">
            <text:p>70.080354</text:p>
          </table:table-cell>
          <table:table-cell office:value-type="float" office:value="35.515" calcext:value-type="float">
            <text:p>35.515</text:p>
          </table:table-cell>
          <table:table-cell office:value-type="float" office:value="3.76941" calcext:value-type="float">
            <text:p>3.76941</text:p>
          </table:table-cell>
          <table:table-cell table:formula="of:=[.B202]/[.B20]" office:value-type="float" office:value="4.05952044839865" calcext:value-type="float">
            <text:p>4.05952044839865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8.8322" calcext:value-type="float">
            <text:p>18.8322</text:p>
          </table:table-cell>
          <table:table-cell office:value-type="float" office:value="34.4355" calcext:value-type="float">
            <text:p>34.4355</text:p>
          </table:table-cell>
          <table:table-cell office:value-type="float" office:value="3.78611" calcext:value-type="float">
            <text:p>3.78611</text:p>
          </table:table-cell>
          <table:table-cell table:formula="of:=[.B203]/[.B21]" office:value-type="float" office:value="8.27567477541177" calcext:value-type="float">
            <text:p>8.27567477541177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24.625184" calcext:value-type="float">
            <text:p>24.625184</text:p>
          </table:table-cell>
          <table:table-cell office:value-type="float" office:value="34.2429" calcext:value-type="float">
            <text:p>34.2429</text:p>
          </table:table-cell>
          <table:table-cell office:value-type="float" office:value="3.80648" calcext:value-type="float">
            <text:p>3.80648</text:p>
          </table:table-cell>
          <table:table-cell table:formula="of:=[.B204]/[.B22]" office:value-type="float" office:value="7.74462825590388" calcext:value-type="float">
            <text:p>7.7446282559038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4.459834" calcext:value-type="float">
            <text:p>14.459834</text:p>
          </table:table-cell>
          <table:table-cell office:value-type="float" office:value="34.7896" calcext:value-type="float">
            <text:p>34.7896</text:p>
          </table:table-cell>
          <table:table-cell office:value-type="float" office:value="3.80793" calcext:value-type="float">
            <text:p>3.80793</text:p>
          </table:table-cell>
          <table:table-cell table:formula="of:=[.B205]/[.B23]" office:value-type="float" office:value="16.3086291233053" calcext:value-type="float">
            <text:p>16.3086291233053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6]/[.B24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7]/[.B25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8]/[.B26]" office:value-type="float" office:value="5.34020740519194" calcext:value-type="float">
            <text:p>5.3402074051919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0.427305" calcext:value-type="float">
            <text:p>10.427305</text:p>
          </table:table-cell>
          <table:table-cell office:value-type="float" office:value="34.9615" calcext:value-type="float">
            <text:p>34.9615</text:p>
          </table:table-cell>
          <table:table-cell office:value-type="float" office:value="3.80554" calcext:value-type="float">
            <text:p>3.80554</text:p>
          </table:table-cell>
          <table:table-cell table:formula="of:=[.B209]/[.B27]" office:value-type="float" office:value="5.34020740519194" calcext:value-type="float">
            <text:p>5.340207405191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ecution time x translation time x translation space</text:p>
          </table:table-cell>
          <table:table-cell office:value-type="string" calcext:value-type="string">
            <text:p>wiza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zard</text:p>
          </table:table-cell>
          <table:table-cell office:value-type="float" office:value="2.90582" calcext:value-type="float">
            <text:p>2.90582</text:p>
          </table:table-cell>
          <table:table-cell office:value-type="float" office:value="0.372197" calcext:value-type="float">
            <text:p>0.372197</text:p>
          </table:table-cell>
          <table:table-cell table:formula="of:=[.B212]/[.B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40.049368" calcext:value-type="float">
            <text:p>40.049368</text:p>
          </table:table-cell>
          <table:table-cell office:value-type="float" office:value="3.2046" calcext:value-type="float">
            <text:p>3.2046</text:p>
          </table:table-cell>
          <table:table-cell office:value-type="float" office:value="0.349665" calcext:value-type="float">
            <text:p>0.349665</text:p>
          </table:table-cell>
          <table:table-cell table:formula="of:=[.B213]/[.B5]" office:value-type="float" office:value="22.8247956991821" calcext:value-type="float">
            <text:p>22.8247956991821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59.687051" calcext:value-type="float">
            <text:p>59.687051</text:p>
          </table:table-cell>
          <table:table-cell office:value-type="float" office:value="3.08845" calcext:value-type="float">
            <text:p>3.08845</text:p>
          </table:table-cell>
          <table:table-cell office:value-type="float" office:value="0.349024" calcext:value-type="float">
            <text:p>0.349024</text:p>
          </table:table-cell>
          <table:table-cell table:formula="of:=[.B214]/[.B6]" office:value-type="float" office:value="20.7239724912043" calcext:value-type="float">
            <text:p>20.723972491204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79.051061" calcext:value-type="float">
            <text:p>79.051061</text:p>
          </table:table-cell>
          <table:table-cell office:value-type="float" office:value="3.96748" calcext:value-type="float">
            <text:p>3.96748</text:p>
          </table:table-cell>
          <table:table-cell office:value-type="float" office:value="0.345483" calcext:value-type="float">
            <text:p>0.345483</text:p>
          </table:table-cell>
          <table:table-cell table:formula="of:=[.B215]/[.B7]" office:value-type="float" office:value="10.1173754664425" calcext:value-type="float">
            <text:p>10.117375466442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18.04462" calcext:value-type="float">
            <text:p>318.04462</text:p>
          </table:table-cell>
          <table:table-cell office:value-type="float" office:value="3.80227" calcext:value-type="float">
            <text:p>3.80227</text:p>
          </table:table-cell>
          <table:table-cell office:value-type="float" office:value="0.352002" calcext:value-type="float">
            <text:p>0.352002</text:p>
          </table:table-cell>
          <table:table-cell table:formula="of:=[.B216]/[.B8]" office:value-type="float" office:value="12.036191306964" calcext:value-type="float">
            <text:p>12.036191306964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33.800352" calcext:value-type="float">
            <text:p>33.800352</text:p>
          </table:table-cell>
          <table:table-cell office:value-type="float" office:value="3.10369" calcext:value-type="float">
            <text:p>3.10369</text:p>
          </table:table-cell>
          <table:table-cell office:value-type="float" office:value="0.348444" calcext:value-type="float">
            <text:p>0.348444</text:p>
          </table:table-cell>
          <table:table-cell table:formula="of:=[.B217]/[.B9]" office:value-type="float" office:value="6.9519426260916" calcext:value-type="float">
            <text:p>6.9519426260916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35.739618" calcext:value-type="float">
            <text:p>35.739618</text:p>
          </table:table-cell>
          <table:table-cell office:value-type="float" office:value="2.73496" calcext:value-type="float">
            <text:p>2.73496</text:p>
          </table:table-cell>
          <table:table-cell office:value-type="float" office:value="0.34919" calcext:value-type="float">
            <text:p>0.34919</text:p>
          </table:table-cell>
          <table:table-cell table:formula="of:=[.B218]/[.B10]" office:value-type="float" office:value="7.35012555399027" calcext:value-type="float">
            <text:p>7.35012555399027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4.891589" calcext:value-type="float">
            <text:p>14.891589</text:p>
          </table:table-cell>
          <table:table-cell office:value-type="float" office:value="2.92852" calcext:value-type="float">
            <text:p>2.92852</text:p>
          </table:table-cell>
          <table:table-cell office:value-type="float" office:value="0.352389" calcext:value-type="float">
            <text:p>0.352389</text:p>
          </table:table-cell>
          <table:table-cell table:formula="of:=[.B219]/[.B11]" office:value-type="float" office:value="29.9341057612482" calcext:value-type="float">
            <text:p>29.9341057612482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76.543565" calcext:value-type="float">
            <text:p>76.543565</text:p>
          </table:table-cell>
          <table:table-cell office:value-type="float" office:value="3.33002" calcext:value-type="float">
            <text:p>3.33002</text:p>
          </table:table-cell>
          <table:table-cell office:value-type="float" office:value="0.343677" calcext:value-type="float">
            <text:p>0.343677</text:p>
          </table:table-cell>
          <table:table-cell table:formula="of:=[.B220]/[.B12]" office:value-type="float" office:value="37.450438214303" calcext:value-type="float">
            <text:p>37.45043821430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4.661993" calcext:value-type="float">
            <text:p>34.661993</text:p>
          </table:table-cell>
          <table:table-cell office:value-type="float" office:value="2.73208" calcext:value-type="float">
            <text:p>2.73208</text:p>
          </table:table-cell>
          <table:table-cell office:value-type="float" office:value="0.350803" calcext:value-type="float">
            <text:p>0.350803</text:p>
          </table:table-cell>
          <table:table-cell table:formula="of:=[.B221]/[.B13]" office:value-type="float" office:value="32.761962958237" calcext:value-type="float">
            <text:p>32.761962958237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47.884979" calcext:value-type="float">
            <text:p>47.884979</text:p>
          </table:table-cell>
          <table:table-cell office:value-type="float" office:value="2.82003" calcext:value-type="float">
            <text:p>2.82003</text:p>
          </table:table-cell>
          <table:table-cell office:value-type="float" office:value="0.346893" calcext:value-type="float">
            <text:p>0.346893</text:p>
          </table:table-cell>
          <table:table-cell table:formula="of:=[.B222]/[.B14]" office:value-type="float" office:value="5.36158123328179" calcext:value-type="float">
            <text:p>5.36158123328179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54.765746" calcext:value-type="float">
            <text:p>154.765746</text:p>
          </table:table-cell>
          <table:table-cell office:value-type="float" office:value="3.26361" calcext:value-type="float">
            <text:p>3.26361</text:p>
          </table:table-cell>
          <table:table-cell office:value-type="float" office:value="0.358305" calcext:value-type="float">
            <text:p>0.358305</text:p>
          </table:table-cell>
          <table:table-cell table:formula="of:=[.B223]/[.B15]" office:value-type="float" office:value="43.0987826633257" calcext:value-type="float">
            <text:p>43.098782663325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00.089659" calcext:value-type="float">
            <text:p>100.089659</text:p>
          </table:table-cell>
          <table:table-cell office:value-type="float" office:value="3.3866" calcext:value-type="float">
            <text:p>3.3866</text:p>
          </table:table-cell>
          <table:table-cell office:value-type="float" office:value="0.356952" calcext:value-type="float">
            <text:p>0.356952</text:p>
          </table:table-cell>
          <table:table-cell table:formula="of:=[.B224]/[.B16]" office:value-type="float" office:value="43.3777176715937" calcext:value-type="float">
            <text:p>43.3777176715937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53.024771" calcext:value-type="float">
            <text:p>353.024771</text:p>
          </table:table-cell>
          <table:table-cell office:value-type="float" office:value="3.4113" calcext:value-type="float">
            <text:p>3.4113</text:p>
          </table:table-cell>
          <table:table-cell office:value-type="float" office:value="0.341985" calcext:value-type="float">
            <text:p>0.341985</text:p>
          </table:table-cell>
          <table:table-cell table:formula="of:=[.B225]/[.B17]" office:value-type="float" office:value="11.8905320249007" calcext:value-type="float">
            <text:p>11.8905320249007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69.644966" calcext:value-type="float">
            <text:p>369.644966</text:p>
          </table:table-cell>
          <table:table-cell office:value-type="float" office:value="3.64172" calcext:value-type="float">
            <text:p>3.64172</text:p>
          </table:table-cell>
          <table:table-cell office:value-type="float" office:value="0.353326" calcext:value-type="float">
            <text:p>0.353326</text:p>
          </table:table-cell>
          <table:table-cell table:formula="of:=[.B226]/[.B18]" office:value-type="float" office:value="12.3880138293204" calcext:value-type="float">
            <text:p>12.388013829320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66.932382" calcext:value-type="float">
            <text:p>66.932382</text:p>
          </table:table-cell>
          <table:table-cell office:value-type="float" office:value="2.90582" calcext:value-type="float">
            <text:p>2.90582</text:p>
          </table:table-cell>
          <table:table-cell office:value-type="float" office:value="0.372197" calcext:value-type="float">
            <text:p>0.372197</text:p>
          </table:table-cell>
          <table:table-cell table:formula="of:=[.B227]/[.B19]" office:value-type="float" office:value="15.4689032491861" calcext:value-type="float">
            <text:p>15.4689032491861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15.481808" calcext:value-type="float">
            <text:p>115.481808</text:p>
          </table:table-cell>
          <table:table-cell office:value-type="float" office:value="3.49469" calcext:value-type="float">
            <text:p>3.49469</text:p>
          </table:table-cell>
          <table:table-cell office:value-type="float" office:value="0.360906" calcext:value-type="float">
            <text:p>0.360906</text:p>
          </table:table-cell>
          <table:table-cell table:formula="of:=[.B228]/[.B20]" office:value-type="float" office:value="6.68947478481696" calcext:value-type="float">
            <text:p>6.68947478481696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2.364733" calcext:value-type="float">
            <text:p>32.364733</text:p>
          </table:table-cell>
          <table:table-cell office:value-type="float" office:value="2.316" calcext:value-type="float">
            <text:p>2.316</text:p>
          </table:table-cell>
          <table:table-cell office:value-type="float" office:value="0.349247" calcext:value-type="float">
            <text:p>0.349247</text:p>
          </table:table-cell>
          <table:table-cell table:formula="of:=[.B229]/[.B21]" office:value-type="float" office:value="14.2224490235361" calcext:value-type="float">
            <text:p>14.222449023536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7.697788" calcext:value-type="float">
            <text:p>37.697788</text:p>
          </table:table-cell>
          <table:table-cell office:value-type="float" office:value="2.85634" calcext:value-type="float">
            <text:p>2.85634</text:p>
          </table:table-cell>
          <table:table-cell office:value-type="float" office:value="0.350335" calcext:value-type="float">
            <text:p>0.350335</text:p>
          </table:table-cell>
          <table:table-cell table:formula="of:=[.B230]/[.B22]" office:value-type="float" office:value="11.8559664013018" calcext:value-type="float">
            <text:p>11.855966401301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23.686484" calcext:value-type="float">
            <text:p>23.686484</text:p>
          </table:table-cell>
          <table:table-cell office:value-type="float" office:value="2.47517" calcext:value-type="float">
            <text:p>2.47517</text:p>
          </table:table-cell>
          <table:table-cell office:value-type="float" office:value="0.349738" calcext:value-type="float">
            <text:p>0.349738</text:p>
          </table:table-cell>
          <table:table-cell table:formula="of:=[.B231]/[.B23]" office:value-type="float" office:value="26.7149735461074" calcext:value-type="float">
            <text:p>26.7149735461074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2]/[.B24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3]/[.B25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4]/[.B26]" office:value-type="float" office:value="8.88574584797832" calcext:value-type="float">
            <text:p>8.88574584797832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7.350334" calcext:value-type="float">
            <text:p>17.35033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0.351681" calcext:value-type="float">
            <text:p>0.351681</text:p>
          </table:table-cell>
          <table:table-cell table:formula="of:=[.B235]/[.B27]" office:value-type="float" office:value="8.88574584797832" calcext:value-type="float">
            <text:p>8.88574584797832</text:p>
          </table:table-cell>
        </table:table-row>
      </table:table>
      <table:named-expressions/>
      <table:database-ranges>
        <table:database-range table:name="__Anonymous_Sheet_DB__0" table:target-range-address="Translation.A126:Translation.AMJ149" table:contains-header="false">
          <table:sort>
            <table:sort-by table:field-number="5" table:data-type="automatic"/>
          </table:sort>
        </table:database-range>
        <table:database-range table:name="__Anonymous_Sheet_DB__1" table:target-range-address="Execution.A4:Execution.AMJ27" table:contains-header="false">
          <table:sort>
            <table:sort-by table:field-number="2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07:17:12.547639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0T13:34:32.787929415</meta:creation-date>
    <dc:date>2022-07-12T09:05:39.765349687</dc:date>
    <meta:editing-duration>PT20H55M42S</meta:editing-duration>
    <meta:editing-cycles>20</meta:editing-cycles>
    <meta:generator>LibreOffice/6.0.7.3$Linux_X86_64 LibreOffice_project/00m0$Build-3</meta:generator>
    <meta:document-statistic meta:table-count="3" meta:cell-count="494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M Mono 10'" style:font-style-name="10 Regular" style:font-pitch="fixe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fb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f45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a096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7da7d8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1b75b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04e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ba13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46cm" svg:height="11.9cm" xlink:href=".." xlink:type="simple" chart:class="chart:bar" chart:style-name="ch1">
        <chart:legend svg:x="2.117cm" svg:y="0.449cm" style:legend-expansion="custom" chartooo:width="16.701cm" chartooo:height="1.101cm" style:legend-expansion-aspect-ratio="15.1689373297003" chart:style-name="ch2"/>
        <chart:plot-area chart:style-name="ch3" table:cell-range-address="Translation.A4:Translation.I28" chart:data-source-has-labels="both" svg:x="0.23cm" svg:y="0.039cm" svg:width="19.621cm" svg:height="11.693cm">
          <chartooo:coordinate-region svg:x="1.407cm" svg:y="0.265cm" svg:width="18.444cm" svg:height="9.458cm"/>
          <chart:axis chart:dimension="x" chart:name="primary-x" chart:style-name="ch4" chartooo:axis-type="auto">
            <chartooo:date-scale/>
            <chart:categories table:cell-range-address="Translation.A5:Translation.A28"/>
          </chart:axis>
          <chart:axis chart:dimension="y" chart:name="primary-y" chart:style-name="ch5">
            <chart:title svg:x="0cm" svg:y="8.641cm" chart:style-name="ch6">
              <text:p>nanoseconds per byte of input code</text:p>
            </chart:title>
            <chart:grid chart:style-name="ch7" chart:class="major"/>
          </chart:axis>
          <chart:series chart:style-name="ch8" chart:values-cell-range-address="Translation.B5:Translation.B28" chart:label-cell-address="Translation.B4:Translation.B4" chart:class="chart:bar">
            <chart:data-point chart:repeated="24"/>
          </chart:series>
          <chart:series chart:style-name="ch9" chart:values-cell-range-address="Translation.C5:Translation.C28" chart:label-cell-address="Translation.C4:Translation.C4" chart:class="chart:bar">
            <chart:data-point chart:repeated="24"/>
          </chart:series>
          <chart:series chart:style-name="ch10" chart:values-cell-range-address="Translation.D5:Translation.D28" chart:label-cell-address="Translation.D4:Translation.D4" chart:class="chart:bar">
            <chart:data-point chart:repeated="24"/>
          </chart:series>
          <chart:series chart:style-name="ch11" chart:values-cell-range-address="Translation.E5:Translation.E28" chart:label-cell-address="Translation.E4:Translation.E4" chart:class="chart:bar">
            <chart:data-point chart:repeated="24"/>
          </chart:series>
          <chart:series chart:style-name="ch12" chart:values-cell-range-address="Translation.F5:Translation.F28" chart:label-cell-address="Translation.F4:Translation.F4" chart:class="chart:bar">
            <chart:data-point chart:repeated="24"/>
          </chart:series>
          <chart:series chart:style-name="ch13" chart:values-cell-range-address="Translation.G5:Translation.G28" chart:label-cell-address="Translation.G4:Translation.G4" chart:class="chart:bar">
            <chart:data-point chart:repeated="24"/>
          </chart:series>
          <chart:series chart:style-name="ch14" chart:values-cell-range-address="Translation.H5:Translation.H28" chart:label-cell-address="Translation.H4:Translation.H4" chart:class="chart:bar">
            <chart:data-point chart:repeated="24"/>
          </chart:series>
          <chart:series chart:style-name="ch15" chart:values-cell-range-address="Translation.I5:Translation.I28" chart:label-cell-address="Translation.I4:Translation.I4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zard</text:p>
                <draw:g>
                  <svg:desc>Translation.B4:Translation.B4</svg:desc>
                </draw:g>
              </table:table-cell>
              <table:table-cell office:value-type="string">
                <text:p>wasm3</text:p>
                <draw:g>
                  <svg:desc>Translation.C4:Translation.C4</svg:desc>
                </draw:g>
              </table:table-cell>
              <table:table-cell office:value-type="string">
                <text:p>wamr</text:p>
                <draw:g>
                  <svg:desc>Translation.D4:Translation.D4</svg:desc>
                </draw:g>
              </table:table-cell>
              <table:table-cell office:value-type="string">
                <text:p>jsc-int</text:p>
                <draw:g>
                  <svg:desc>Translation.E4:Translation.E4</svg:desc>
                </draw:g>
              </table:table-cell>
              <table:table-cell office:value-type="string">
                <text:p>v8-liftoff</text:p>
                <draw:g>
                  <svg:desc>Translation.F4:Translation.F4</svg:desc>
                </draw:g>
              </table:table-cell>
              <table:table-cell office:value-type="string">
                <text:p>jsc-bbq</text:p>
                <draw:g>
                  <svg:desc>Translation.G4:Translation.G4</svg:desc>
                </draw:g>
              </table:table-cell>
              <table:table-cell office:value-type="string">
                <text:p>v8-turbofan</text:p>
                <draw:g>
                  <svg:desc>Translation.H4:Translation.H4</svg:desc>
                </draw:g>
              </table:table-cell>
              <table:table-cell office:value-type="string">
                <text:p>jsc-omg</text:p>
                <draw:g>
                  <svg:desc>Translation.I4:Translation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ssinov</text:p>
                <draw:g>
                  <svg:desc>Translation.A5:Translation.A28</svg:desc>
                </draw:g>
              </table:table-cell>
              <table:table-cell office:value-type="float" office:value="4.82776">
                <text:p>4.82776</text:p>
                <draw:g>
                  <svg:desc>Translation.B5:Translation.B28</svg:desc>
                </draw:g>
              </table:table-cell>
              <table:table-cell office:value-type="float" office:value="23.4721">
                <text:p>23.4721</text:p>
                <draw:g>
                  <svg:desc>Translation.C5:Translation.C28</svg:desc>
                </draw:g>
              </table:table-cell>
              <table:table-cell office:value-type="float" office:value="26.0343">
                <text:p>26.0343</text:p>
                <draw:g>
                  <svg:desc>Translation.D5:Translation.D28</svg:desc>
                </draw:g>
              </table:table-cell>
              <table:table-cell office:value-type="float" office:value="169.454">
                <text:p>169.454</text:p>
                <draw:g>
                  <svg:desc>Translation.E5:Translation.E28</svg:desc>
                </draw:g>
              </table:table-cell>
              <table:table-cell office:value-type="float" office:value="167.988">
                <text:p>167.988</text:p>
                <draw:g>
                  <svg:desc>Translation.F5:Translation.F28</svg:desc>
                </draw:g>
              </table:table-cell>
              <table:table-cell office:value-type="float" office:value="828.862">
                <text:p>828.862</text:p>
                <draw:g>
                  <svg:desc>Translation.G5:Translation.G28</svg:desc>
                </draw:g>
              </table:table-cell>
              <table:table-cell office:value-type="float" office:value="1639.87">
                <text:p>1639.87</text:p>
                <draw:g>
                  <svg:desc>Translation.H5:Translation.H28</svg:desc>
                </draw:g>
              </table:table-cell>
              <table:table-cell office:value-type="float" office:value="1984.6">
                <text:p>1984.6</text:p>
                <draw:g>
                  <svg:desc>Translation.I5:Translation.I28</svg:desc>
                </draw:g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3.6539">
                <text:p>3.6539</text:p>
              </table:table-cell>
              <table:table-cell office:value-type="float" office:value="24.1284">
                <text:p>24.1284</text:p>
              </table:table-cell>
              <table:table-cell office:value-type="float" office:value="26.7167">
                <text:p>26.7167</text:p>
              </table:table-cell>
              <table:table-cell office:value-type="float" office:value="263.274">
                <text:p>263.274</text:p>
              </table:table-cell>
              <table:table-cell office:value-type="float" office:value="154.153">
                <text:p>154.153</text:p>
              </table:table-cell>
              <table:table-cell office:value-type="float" office:value="932.231">
                <text:p>932.231</text:p>
              </table:table-cell>
              <table:table-cell office:value-type="float" office:value="1749.36">
                <text:p>1749.36</text:p>
              </table:table-cell>
              <table:table-cell office:value-type="float" office:value="1805.41">
                <text:p>1805.41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2.66801">
                <text:p>2.66801</text:p>
              </table:table-cell>
              <table:table-cell office:value-type="float" office:value="24.3676">
                <text:p>24.3676</text:p>
              </table:table-cell>
              <table:table-cell office:value-type="float" office:value="26.5972">
                <text:p>26.5972</text:p>
              </table:table-cell>
              <table:table-cell office:value-type="float" office:value="148.368">
                <text:p>148.368</text:p>
              </table:table-cell>
              <table:table-cell office:value-type="float" office:value="159.608">
                <text:p>159.608</text:p>
              </table:table-cell>
              <table:table-cell office:value-type="float" office:value="966.519">
                <text:p>966.519</text:p>
              </table:table-cell>
              <table:table-cell office:value-type="float" office:value="1787.39">
                <text:p>1787.39</text:p>
              </table:table-cell>
              <table:table-cell office:value-type="float" office:value="1803.21">
                <text:p>1803.2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7932">
                <text:p>2.7932</text:p>
              </table:table-cell>
              <table:table-cell office:value-type="float" office:value="23.0449">
                <text:p>23.0449</text:p>
              </table:table-cell>
              <table:table-cell office:value-type="float" office:value="27.8805">
                <text:p>27.8805</text:p>
              </table:table-cell>
              <table:table-cell office:value-type="float" office:value="118.597">
                <text:p>118.597</text:p>
              </table:table-cell>
              <table:table-cell office:value-type="float" office:value="179.253">
                <text:p>179.253</text:p>
              </table:table-cell>
              <table:table-cell office:value-type="float" office:value="847.937">
                <text:p>847.937</text:p>
              </table:table-cell>
              <table:table-cell office:value-type="float" office:value="1674.88">
                <text:p>1674.88</text:p>
              </table:table-cell>
              <table:table-cell office:value-type="float" office:value="794.248">
                <text:p>794.2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5.06362">
                <text:p>5.06362</text:p>
              </table:table-cell>
              <table:table-cell office:value-type="float" office:value="22.2109">
                <text:p>22.2109</text:p>
              </table:table-cell>
              <table:table-cell office:value-type="float" office:value="26.805">
                <text:p>26.805</text:p>
              </table:table-cell>
              <table:table-cell office:value-type="float" office:value="299.502">
                <text:p>299.502</text:p>
              </table:table-cell>
              <table:table-cell office:value-type="float" office:value="171.139">
                <text:p>171.139</text:p>
              </table:table-cell>
              <table:table-cell office:value-type="float" office:value="834.441">
                <text:p>834.441</text:p>
              </table:table-cell>
              <table:table-cell office:value-type="float" office:value="1786.83">
                <text:p>1786.83</text:p>
              </table:table-cell>
              <table:table-cell office:value-type="float" office:value="1921.74">
                <text:p>1921.7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3.38815">
                <text:p>3.38815</text:p>
              </table:table-cell>
              <table:table-cell office:value-type="float" office:value="23.2058">
                <text:p>23.2058</text:p>
              </table:table-cell>
              <table:table-cell office:value-type="float" office:value="26.9167">
                <text:p>26.9167</text:p>
              </table:table-cell>
              <table:table-cell office:value-type="float" office:value="118.992">
                <text:p>118.992</text:p>
              </table:table-cell>
              <table:table-cell office:value-type="float" office:value="153.222">
                <text:p>153.222</text:p>
              </table:table-cell>
              <table:table-cell office:value-type="float" office:value="836.661">
                <text:p>836.661</text:p>
              </table:table-cell>
              <table:table-cell office:value-type="float" office:value="1687.8">
                <text:p>1687.8</text:p>
              </table:table-cell>
              <table:table-cell office:value-type="float" office:value="1694.08">
                <text:p>1694.08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3.63492">
                <text:p>3.63492</text:p>
              </table:table-cell>
              <table:table-cell office:value-type="float" office:value="22.6019">
                <text:p>22.6019</text:p>
              </table:table-cell>
              <table:table-cell office:value-type="float" office:value="27.3638">
                <text:p>27.3638</text:p>
              </table:table-cell>
              <table:table-cell office:value-type="float" office:value="149.314">
                <text:p>149.314</text:p>
              </table:table-cell>
              <table:table-cell office:value-type="float" office:value="162.336">
                <text:p>162.336</text:p>
              </table:table-cell>
              <table:table-cell office:value-type="float" office:value="840.656">
                <text:p>840.656</text:p>
              </table:table-cell>
              <table:table-cell office:value-type="float" office:value="1745.53">
                <text:p>1745.53</text:p>
              </table:table-cell>
              <table:table-cell office:value-type="float" office:value="2108.39">
                <text:p>2108.3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3.58186">
                <text:p>3.58186</text:p>
              </table:table-cell>
              <table:table-cell office:value-type="float" office:value="21.7354">
                <text:p>21.7354</text:p>
              </table:table-cell>
              <table:table-cell office:value-type="float" office:value="27.1515">
                <text:p>27.1515</text:p>
              </table:table-cell>
              <table:table-cell office:value-type="float" office:value="150.773">
                <text:p>150.773</text:p>
              </table:table-cell>
              <table:table-cell office:value-type="float" office:value="181.395">
                <text:p>181.395</text:p>
              </table:table-cell>
              <table:table-cell office:value-type="float" office:value="867.978">
                <text:p>867.978</text:p>
              </table:table-cell>
              <table:table-cell office:value-type="float" office:value="1774.32">
                <text:p>1774.32</text:p>
              </table:table-cell>
              <table:table-cell office:value-type="float" office:value="1994.86">
                <text:p>1994.8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2.84364">
                <text:p>2.84364</text:p>
              </table:table-cell>
              <table:table-cell office:value-type="float" office:value="23.4166">
                <text:p>23.4166</text:p>
              </table:table-cell>
              <table:table-cell office:value-type="float" office:value="26.5168">
                <text:p>26.5168</text:p>
              </table:table-cell>
              <table:table-cell office:value-type="float" office:value="203.635">
                <text:p>203.635</text:p>
              </table:table-cell>
              <table:table-cell office:value-type="float" office:value="159.08">
                <text:p>159.08</text:p>
              </table:table-cell>
              <table:table-cell office:value-type="float" office:value="822.782">
                <text:p>822.782</text:p>
              </table:table-cell>
              <table:table-cell office:value-type="float" office:value="1725.19">
                <text:p>1725.19</text:p>
              </table:table-cell>
              <table:table-cell office:value-type="float" office:value="1984.05">
                <text:p>1984.0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3.24766">
                <text:p>3.24766</text:p>
              </table:table-cell>
              <table:table-cell office:value-type="float" office:value="23.7442">
                <text:p>23.7442</text:p>
              </table:table-cell>
              <table:table-cell office:value-type="float" office:value="27.5951">
                <text:p>27.5951</text:p>
              </table:table-cell>
              <table:table-cell office:value-type="float" office:value="125.998">
                <text:p>125.998</text:p>
              </table:table-cell>
              <table:table-cell office:value-type="float" office:value="169.897">
                <text:p>169.897</text:p>
              </table:table-cell>
              <table:table-cell office:value-type="float" office:value="856.61">
                <text:p>856.61</text:p>
              </table:table-cell>
              <table:table-cell office:value-type="float" office:value="1712.08">
                <text:p>1712.08</text:p>
              </table:table-cell>
              <table:table-cell office:value-type="float" office:value="1806.28">
                <text:p>1806.28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3.02721">
                <text:p>3.02721</text:p>
              </table:table-cell>
              <table:table-cell office:value-type="float" office:value="23.5317">
                <text:p>23.5317</text:p>
              </table:table-cell>
              <table:table-cell office:value-type="float" office:value="26.6435">
                <text:p>26.6435</text:p>
              </table:table-cell>
              <table:table-cell office:value-type="float" office:value="147.486">
                <text:p>147.486</text:p>
              </table:table-cell>
              <table:table-cell office:value-type="float" office:value="155.854">
                <text:p>155.854</text:p>
              </table:table-cell>
              <table:table-cell office:value-type="float" office:value="820.579">
                <text:p>820.579</text:p>
              </table:table-cell>
              <table:table-cell office:value-type="float" office:value="1730.99">
                <text:p>1730.99</text:p>
              </table:table-cell>
              <table:table-cell office:value-type="float" office:value="1825.02">
                <text:p>1825.02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.7382">
                <text:p>2.7382</text:p>
              </table:table-cell>
              <table:table-cell office:value-type="float" office:value="23.4494">
                <text:p>23.4494</text:p>
              </table:table-cell>
              <table:table-cell office:value-type="float" office:value="26.4434">
                <text:p>26.4434</text:p>
              </table:table-cell>
              <table:table-cell office:value-type="float" office:value="141.809">
                <text:p>141.809</text:p>
              </table:table-cell>
              <table:table-cell office:value-type="float" office:value="161.57">
                <text:p>161.57</text:p>
              </table:table-cell>
              <table:table-cell office:value-type="float" office:value="838.699">
                <text:p>838.699</text:p>
              </table:table-cell>
              <table:table-cell office:value-type="float" office:value="1677.45">
                <text:p>1677.45</text:p>
              </table:table-cell>
              <table:table-cell office:value-type="float" office:value="1900.2">
                <text:p>1900.2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2.96842">
                <text:p>2.96842</text:p>
              </table:table-cell>
              <table:table-cell office:value-type="float" office:value="24.2849">
                <text:p>24.2849</text:p>
              </table:table-cell>
              <table:table-cell office:value-type="float" office:value="26.5938">
                <text:p>26.5938</text:p>
              </table:table-cell>
              <table:table-cell office:value-type="float" office:value="158.856">
                <text:p>158.856</text:p>
              </table:table-cell>
              <table:table-cell office:value-type="float" office:value="155.759">
                <text:p>155.759</text:p>
              </table:table-cell>
              <table:table-cell office:value-type="float" office:value="851.622">
                <text:p>851.622</text:p>
              </table:table-cell>
              <table:table-cell office:value-type="float" office:value="1707.89">
                <text:p>1707.89</text:p>
              </table:table-cell>
              <table:table-cell office:value-type="float" office:value="2098.56">
                <text:p>2098.56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2.81924">
                <text:p>2.81924</text:p>
              </table:table-cell>
              <table:table-cell office:value-type="float" office:value="23.4927">
                <text:p>23.4927</text:p>
              </table:table-cell>
              <table:table-cell office:value-type="float" office:value="26.6357">
                <text:p>26.6357</text:p>
              </table:table-cell>
              <table:table-cell office:value-type="float" office:value="218.426">
                <text:p>218.426</text:p>
              </table:table-cell>
              <table:table-cell office:value-type="float" office:value="164.756">
                <text:p>164.756</text:p>
              </table:table-cell>
              <table:table-cell office:value-type="float" office:value="838.047">
                <text:p>838.047</text:p>
              </table:table-cell>
              <table:table-cell office:value-type="float" office:value="1726.57">
                <text:p>1726.57</text:p>
              </table:table-cell>
              <table:table-cell office:value-type="float" office:value="2139.33">
                <text:p>2139.3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3.04272">
                <text:p>3.04272</text:p>
              </table:table-cell>
              <table:table-cell office:value-type="float" office:value="23.8282">
                <text:p>23.8282</text:p>
              </table:table-cell>
              <table:table-cell office:value-type="float" office:value="26.5">
                <text:p>26.5</text:p>
              </table:table-cell>
              <table:table-cell office:value-type="float" office:value="189.367">
                <text:p>189.367</text:p>
              </table:table-cell>
              <table:table-cell office:value-type="float" office:value="138.697">
                <text:p>138.697</text:p>
              </table:table-cell>
              <table:table-cell office:value-type="float" office:value="831.575">
                <text:p>831.575</text:p>
              </table:table-cell>
              <table:table-cell office:value-type="float" office:value="1706.79">
                <text:p>1706.79</text:p>
              </table:table-cell>
              <table:table-cell office:value-type="float" office:value="2235.81">
                <text:p>2235.8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3.02334">
                <text:p>3.02334</text:p>
              </table:table-cell>
              <table:table-cell office:value-type="float" office:value="24.0774">
                <text:p>24.0774</text:p>
              </table:table-cell>
              <table:table-cell office:value-type="float" office:value="27.2081">
                <text:p>27.2081</text:p>
              </table:table-cell>
              <table:table-cell office:value-type="float" office:value="173.61">
                <text:p>173.61</text:p>
              </table:table-cell>
              <table:table-cell office:value-type="float" office:value="162.71">
                <text:p>162.71</text:p>
              </table:table-cell>
              <table:table-cell office:value-type="float" office:value="874.666">
                <text:p>874.666</text:p>
              </table:table-cell>
              <table:table-cell office:value-type="float" office:value="1704.39">
                <text:p>1704.39</text:p>
              </table:table-cell>
              <table:table-cell office:value-type="float" office:value="1849.93">
                <text:p>1849.93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3.37573">
                <text:p>3.37573</text:p>
              </table:table-cell>
              <table:table-cell office:value-type="float" office:value="24.1055">
                <text:p>24.1055</text:p>
              </table:table-cell>
              <table:table-cell office:value-type="float" office:value="27.6266">
                <text:p>27.6266</text:p>
              </table:table-cell>
              <table:table-cell office:value-type="float" office:value="132.069">
                <text:p>132.069</text:p>
              </table:table-cell>
              <table:table-cell office:value-type="float" office:value="165.245">
                <text:p>165.245</text:p>
              </table:table-cell>
              <table:table-cell office:value-type="float" office:value="882.202">
                <text:p>882.202</text:p>
              </table:table-cell>
              <table:table-cell office:value-type="float" office:value="1732.17">
                <text:p>1732.17</text:p>
              </table:table-cell>
              <table:table-cell office:value-type="float" office:value="1914.6">
                <text:p>1914.6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3.18724">
                <text:p>3.18724</text:p>
              </table:table-cell>
              <table:table-cell office:value-type="float" office:value="23.0776">
                <text:p>23.0776</text:p>
              </table:table-cell>
              <table:table-cell office:value-type="float" office:value="26.4264">
                <text:p>26.4264</text:p>
              </table:table-cell>
              <table:table-cell office:value-type="float" office:value="121.842">
                <text:p>121.842</text:p>
              </table:table-cell>
              <table:table-cell office:value-type="float" office:value="150.963">
                <text:p>150.963</text:p>
              </table:table-cell>
              <table:table-cell office:value-type="float" office:value="840.003">
                <text:p>840.003</text:p>
              </table:table-cell>
              <table:table-cell office:value-type="float" office:value="1737.6">
                <text:p>1737.6</text:p>
              </table:table-cell>
              <table:table-cell office:value-type="float" office:value="1852.37">
                <text:p>1852.37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3.48107">
                <text:p>3.48107</text:p>
              </table:table-cell>
              <table:table-cell office:value-type="float" office:value="23.6434">
                <text:p>23.6434</text:p>
              </table:table-cell>
              <table:table-cell office:value-type="float" office:value="26.8337">
                <text:p>26.8337</text:p>
              </table:table-cell>
              <table:table-cell office:value-type="float" office:value="154.783">
                <text:p>154.783</text:p>
              </table:table-cell>
              <table:table-cell office:value-type="float" office:value="157.003">
                <text:p>157.003</text:p>
              </table:table-cell>
              <table:table-cell office:value-type="float" office:value="846.05">
                <text:p>846.05</text:p>
              </table:table-cell>
              <table:table-cell office:value-type="float" office:value="1718.59">
                <text:p>1718.59</text:p>
              </table:table-cell>
              <table:table-cell office:value-type="float" office:value="1877.05">
                <text:p>1877.0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3.09977">
                <text:p>3.09977</text:p>
              </table:table-cell>
              <table:table-cell office:value-type="float" office:value="24.1772">
                <text:p>24.1772</text:p>
              </table:table-cell>
              <table:table-cell office:value-type="float" office:value="27.4423">
                <text:p>27.4423</text:p>
              </table:table-cell>
              <table:table-cell office:value-type="float" office:value="228.936">
                <text:p>228.936</text:p>
              </table:table-cell>
              <table:table-cell office:value-type="float" office:value="161.444">
                <text:p>161.444</text:p>
              </table:table-cell>
              <table:table-cell office:value-type="float" office:value="865.948">
                <text:p>865.948</text:p>
              </table:table-cell>
              <table:table-cell office:value-type="float" office:value="1748.48">
                <text:p>1748.48</text:p>
              </table:table-cell>
              <table:table-cell office:value-type="float" office:value="1925.91">
                <text:p>1925.9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3.75885">
                <text:p>3.75885</text:p>
              </table:table-cell>
              <table:table-cell office:value-type="float" office:value="22.3406">
                <text:p>22.3406</text:p>
              </table:table-cell>
              <table:table-cell office:value-type="float" office:value="26.5608">
                <text:p>26.5608</text:p>
              </table:table-cell>
              <table:table-cell office:value-type="float" office:value="181.058">
                <text:p>181.058</text:p>
              </table:table-cell>
              <table:table-cell office:value-type="float" office:value="162.656">
                <text:p>162.656</text:p>
              </table:table-cell>
              <table:table-cell office:value-type="float" office:value="806.204">
                <text:p>806.204</text:p>
              </table:table-cell>
              <table:table-cell office:value-type="float" office:value="1763.34">
                <text:p>1763.34</text:p>
              </table:table-cell>
              <table:table-cell office:value-type="float" office:value="2133.45">
                <text:p>2133.45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3.87082">
                <text:p>3.87082</text:p>
              </table:table-cell>
              <table:table-cell office:value-type="float" office:value="21.779">
                <text:p>21.779</text:p>
              </table:table-cell>
              <table:table-cell office:value-type="float" office:value="27.0013">
                <text:p>27.0013</text:p>
              </table:table-cell>
              <table:table-cell office:value-type="float" office:value="187.189">
                <text:p>187.189</text:p>
              </table:table-cell>
              <table:table-cell office:value-type="float" office:value="181.777">
                <text:p>181.777</text:p>
              </table:table-cell>
              <table:table-cell office:value-type="float" office:value="871.655">
                <text:p>871.655</text:p>
              </table:table-cell>
              <table:table-cell office:value-type="float" office:value="1802.99">
                <text:p>1802.99</text:p>
              </table:table-cell>
              <table:table-cell office:value-type="float" office:value="2058.75">
                <text:p>2058.75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3.41858">
                <text:p>3.41858</text:p>
              </table:table-cell>
              <table:table-cell office:value-type="float" office:value="22.0892">
                <text:p>22.0892</text:p>
              </table:table-cell>
              <table:table-cell office:value-type="float" office:value="26.8616">
                <text:p>26.8616</text:p>
              </table:table-cell>
              <table:table-cell office:value-type="float" office:value="141.878">
                <text:p>141.878</text:p>
              </table:table-cell>
              <table:table-cell office:value-type="float" office:value="179.303">
                <text:p>179.303</text:p>
              </table:table-cell>
              <table:table-cell office:value-type="float" office:value="853.937">
                <text:p>853.937</text:p>
              </table:table-cell>
              <table:table-cell office:value-type="float" office:value="1790.24">
                <text:p>1790.24</text:p>
              </table:table-cell>
              <table:table-cell office:value-type="float" office:value="2018.99">
                <text:p>2018.99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2.9816">
                <text:p>2.9816</text:p>
              </table:table-cell>
              <table:table-cell office:value-type="float" office:value="23.5823">
                <text:p>23.5823</text:p>
              </table:table-cell>
              <table:table-cell office:value-type="float" office:value="26.652">
                <text:p>26.652</text:p>
              </table:table-cell>
              <table:table-cell office:value-type="float" office:value="176.914">
                <text:p>176.914</text:p>
              </table:table-cell>
              <table:table-cell office:value-type="float" office:value="155.865">
                <text:p>155.865</text:p>
              </table:table-cell>
              <table:table-cell office:value-type="float" office:value="831.927">
                <text:p>831.927</text:p>
              </table:table-cell>
              <table:table-cell office:value-type="float" office:value="1733.43">
                <text:p>1733.43</text:p>
              </table:table-cell>
              <table:table-cell office:value-type="float" office:value="1668.37">
                <text:p>1668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4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04e4d" draw:fill-color="#f04e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3cm" chart:symbol-height="0.3cm" chart:link-data-style-to-source="true"/>
      <style:graphic-properties draw:stroke="none" svg:stroke-width="0.08cm" svg:stroke-color="#00b6bd" draw:fill-color="#00b6b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b75bc" draw:fill-color="#1b75b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599d" draw:fill-color="#00599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fdb94d" draw:fill-color="#fdb94d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79448" draw:fill-color="#f79448"/>
      <style:text-properties fo:font-size="10pt" style:font-size-asian="10pt" style:font-size-complex="10pt"/>
    </style:style>
    <style:style style:name="ch17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a65d" draw:fill-color="#00a65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576cm" svg:height="10.679cm" xlink:href=".." xlink:type="simple" chart:class="chart:scatter" chart:style-name="ch1">
        <chart:legend svg:x="11.674cm" svg:y="0.581cm" style:legend-expansion="custom" chartooo:width="4.205cm" chartooo:height="5.022cm" style:legend-expansion-aspect-ratio="0.83731581043409" chart:style-name="ch2"/>
        <chart:plot-area chart:style-name="ch3" table:cell-range-address="Scatter.C4:Scatter.C27 Scatter.B3:Scatter.B3 Scatter.E4:Scatter.E27 Scatter.B29:Scatter.B29 Scatter.E30:Scatter.E53 Scatter.B55:Scatter.B55 Scatter.E56:Scatter.E79 Scatter.B81:Scatter.B81 Scatter.E82:Scatter.E105 Scatter.B107:Scatter.B107 Scatter.E108:Scatter.E131 Scatter.B133:Scatter.B133 Scatter.E134:Scatter.E157 Scatter.B159:Scatter.B159 Scatter.E160:Scatter.E183 Scatter.B185:Scatter.B185 Scatter.E186:Scatter.E209 Scatter.B211:Scatter.B211 Scatter.E212:Scatter.E235" chart:data-source-has-labels="row" svg:x="1.777cm" svg:y="0.381cm" svg:width="15.1cm" svg:height="9.178cm">
          <chartooo:coordinate-region svg:x="2.557cm" svg:y="0.41cm" svg:width="13.658cm" svg:height="8.423cm"/>
          <chart:axis chart:dimension="x" chart:name="primary-x" chart:style-name="ch4">
            <chart:title svg:x="4.29cm" svg:y="9.772cm" chart:style-name="ch5">
              <text:p>processing time per code byte (ns)</text:p>
            </chart:title>
          </chart:axis>
          <chart:axis chart:dimension="y" chart:name="primary-y" chart:style-name="ch6">
            <chart:title svg:x="0cm" svg:y="8.406cm" chart:style-name="ch7">
              <text:p>execution time
relative to v8-turbofan</text:p>
            </chart:title>
            <chart:grid chart:style-name="ch8" chart:class="major"/>
          </chart:axis>
          <chart:series chart:style-name="ch9" chart:values-cell-range-address="Scatter.E4:Scatter.E27" chart:label-cell-address="Scatter.B3:Scatter.B3" chart:class="chart:scatter">
            <chart:domain table:cell-range-address="Scatter.C4:Scatter.C27"/>
            <chart:data-point chart:repeated="24"/>
          </chart:series>
          <chart:series chart:style-name="ch10" chart:values-cell-range-address="Scatter.E30:Scatter.E53" chart:label-cell-address="Scatter.B29:Scatter.B29" chart:class="chart:scatter">
            <chart:domain table:cell-range-address="Scatter.C30:Scatter.C53"/>
            <chart:data-point chart:repeated="24"/>
          </chart:series>
          <chart:series chart:style-name="ch11" chart:values-cell-range-address="Scatter.E56:Scatter.E79" chart:label-cell-address="Scatter.B55:Scatter.B55" chart:class="chart:scatter">
            <chart:domain table:cell-range-address="Scatter.C56:Scatter.C79"/>
            <chart:data-point chart:repeated="24"/>
          </chart:series>
          <chart:series chart:style-name="ch12" chart:values-cell-range-address="Scatter.E82:Scatter.E105" chart:label-cell-address="Scatter.B81:Scatter.B81" chart:class="chart:scatter">
            <chart:domain table:cell-range-address="Scatter.C82:Scatter.C105"/>
            <chart:data-point chart:repeated="24"/>
          </chart:series>
          <chart:series chart:style-name="ch13" chart:values-cell-range-address="Scatter.E108:Scatter.E131" chart:label-cell-address="Scatter.B107:Scatter.B107" chart:class="chart:scatter">
            <chart:domain table:cell-range-address="Scatter.C108:Scatter.C131"/>
            <chart:data-point chart:repeated="24"/>
          </chart:series>
          <chart:series chart:style-name="ch14" chart:values-cell-range-address="Scatter.E134:Scatter.E157" chart:label-cell-address="Scatter.B133:Scatter.B133" chart:class="chart:scatter">
            <chart:domain table:cell-range-address="Scatter.C134:Scatter.C157"/>
            <chart:data-point chart:repeated="24"/>
          </chart:series>
          <chart:series chart:style-name="ch15" chart:values-cell-range-address="Scatter.E160:Scatter.E183" chart:label-cell-address="Scatter.B159:Scatter.B159" chart:class="chart:scatter">
            <chart:domain table:cell-range-address="Scatter.C160:Scatter.C183"/>
            <chart:data-point chart:repeated="24"/>
          </chart:series>
          <chart:series chart:style-name="ch16" chart:values-cell-range-address="Scatter.E186:Scatter.E209" chart:label-cell-address="Scatter.B185:Scatter.B185" chart:class="chart:scatter">
            <chart:domain table:cell-range-address="Scatter.C186:Scatter.C209"/>
            <chart:data-point chart:repeated="24"/>
          </chart:series>
          <chart:series chart:style-name="ch17" chart:values-cell-range-address="Scatter.E212:Scatter.E235" chart:label-cell-address="Scatter.B211:Scatter.B211" chart:class="chart:scatter">
            <chart:domain table:cell-range-address="Scatter.C212:Scatter.C235"/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8-turbofan</text:p>
                <draw:g>
                  <svg:desc>Scatter.B3:Scatter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m-opt</text:p>
                <draw:g>
                  <svg:desc>Scatter.B29:Scatter.B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bbq</text:p>
                <draw:g>
                  <svg:desc>Scatter.B55:Scatter.B5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m-base</text:p>
                <draw:g>
                  <svg:desc>Scatter.B81:Scatter.B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v8-liftoff</text:p>
                <draw:g>
                  <svg:desc>Scatter.B107:Scatter.B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asm3</text:p>
                <draw:g>
                  <svg:desc>Scatter.B133:Scatter.B13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sc-int</text:p>
                <draw:g>
                  <svg:desc>Scatter.B159:Scatter.B15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amr-fast</text:p>
                <draw:g>
                  <svg:desc>Scatter.B185:Scatter.B18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wizard</text:p>
                <draw:g>
                  <svg:desc>Scatter.B211:Scatter.B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4.22">
                <text:p>1794.22</text:p>
                <draw:g>
                  <svg:desc>Scatter.C4:Scatter.C27</svg:desc>
                </draw:g>
              </table:table-cell>
              <table:table-cell office:value-type="float" office:value="NaN">
                <text:p>NaN</text:p>
                <draw:g>
                  <svg:desc>Scatter.E4:Scatter.E27</svg:desc>
                </draw:g>
              </table:table-cell>
              <table:table-cell office:value-type="float" office:value="1088.59">
                <text:p>1088.59</text:p>
                <draw:g>
                  <svg:desc>Scatter.C30:Scatter.C53</svg:desc>
                </draw:g>
              </table:table-cell>
              <table:table-cell office:value-type="float" office:value="NaN">
                <text:p>NaN</text:p>
                <draw:g>
                  <svg:desc>Scatter.E30:Scatter.E53</svg:desc>
                </draw:g>
              </table:table-cell>
              <table:table-cell office:value-type="float" office:value="812.289">
                <text:p>812.289</text:p>
                <draw:g>
                  <svg:desc>Scatter.C56:Scatter.C79</svg:desc>
                </draw:g>
              </table:table-cell>
              <table:table-cell office:value-type="float" office:value="NaN">
                <text:p>NaN</text:p>
                <draw:g>
                  <svg:desc>Scatter.E56:Scatter.E79</svg:desc>
                </draw:g>
              </table:table-cell>
              <table:table-cell office:value-type="float" office:value="37.3948">
                <text:p>37.3948</text:p>
                <draw:g>
                  <svg:desc>Scatter.C82:Scatter.C105</svg:desc>
                </draw:g>
              </table:table-cell>
              <table:table-cell office:value-type="float" office:value="NaN">
                <text:p>NaN</text:p>
                <draw:g>
                  <svg:desc>Scatter.E82:Scatter.E105</svg:desc>
                </draw:g>
              </table:table-cell>
              <table:table-cell office:value-type="float" office:value="142.877">
                <text:p>142.877</text:p>
                <draw:g>
                  <svg:desc>Scatter.C108:Scatter.C131</svg:desc>
                </draw:g>
              </table:table-cell>
              <table:table-cell office:value-type="float" office:value="NaN">
                <text:p>NaN</text:p>
                <draw:g>
                  <svg:desc>Scatter.E108:Scatter.E131</svg:desc>
                </draw:g>
              </table:table-cell>
              <table:table-cell office:value-type="float" office:value="23.5873">
                <text:p>23.5873</text:p>
                <draw:g>
                  <svg:desc>Scatter.C134:Scatter.C157</svg:desc>
                </draw:g>
              </table:table-cell>
              <table:table-cell office:value-type="float" office:value="NaN">
                <text:p>NaN</text:p>
                <draw:g>
                  <svg:desc>Scatter.E134:Scatter.E157</svg:desc>
                </draw:g>
              </table:table-cell>
              <table:table-cell office:value-type="float" office:value="228.895">
                <text:p>228.895</text:p>
                <draw:g>
                  <svg:desc>Scatter.C160:Scatter.C183</svg:desc>
                </draw:g>
              </table:table-cell>
              <table:table-cell office:value-type="float" office:value="NaN">
                <text:p>NaN</text:p>
                <draw:g>
                  <svg:desc>Scatter.E160:Scatter.E183</svg:desc>
                </draw:g>
              </table:table-cell>
              <table:table-cell office:value-type="float" office:value="33.6334">
                <text:p>33.6334</text:p>
                <draw:g>
                  <svg:desc>Scatter.C186:Scatter.C209</svg:desc>
                </draw:g>
              </table:table-cell>
              <table:table-cell office:value-type="float" office:value="NaN">
                <text:p>NaN</text:p>
                <draw:g>
                  <svg:desc>Scatter.E186:Scatter.E209</svg:desc>
                </draw:g>
              </table:table-cell>
              <table:table-cell office:value-type="float" office:value="2.90582">
                <text:p>2.90582</text:p>
                <draw:g>
                  <svg:desc>Scatter.C212:Scatter.C235</svg:desc>
                </draw:g>
              </table:table-cell>
              <table:table-cell office:value-type="float" office:value="NaN">
                <text:p>NaN</text:p>
                <draw:g>
                  <svg:desc>Scatter.E212:Scatter.E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.22">
                <text:p>1794.22</text:p>
              </table:table-cell>
              <table:table-cell office:value-type="float" office:value="1">
                <text:p>1</text:p>
              </table:table-cell>
              <table:table-cell office:value-type="float" office:value="976.738">
                <text:p>976.738</text:p>
              </table:table-cell>
              <table:table-cell office:value-type="float" office:value="1.04714406292334">
                <text:p>1.04714406292334</text:p>
              </table:table-cell>
              <table:table-cell office:value-type="float" office:value="837.919">
                <text:p>837.919</text:p>
              </table:table-cell>
              <table:table-cell office:value-type="float" office:value="3.11879966466113">
                <text:p>3.11879966466113</text:p>
              </table:table-cell>
              <table:table-cell office:value-type="float" office:value="38.5533">
                <text:p>38.5533</text:p>
              </table:table-cell>
              <table:table-cell office:value-type="float" office:value="2.17133684743848">
                <text:p>2.17133684743848</text:p>
              </table:table-cell>
              <table:table-cell office:value-type="float" office:value="155.703">
                <text:p>155.703</text:p>
              </table:table-cell>
              <table:table-cell office:value-type="float" office:value="1.72916769964033">
                <text:p>1.72916769964033</text:p>
              </table:table-cell>
              <table:table-cell office:value-type="float" office:value="23.5783">
                <text:p>23.5783</text:p>
              </table:table-cell>
              <table:table-cell office:value-type="float" office:value="8.75647011956278">
                <text:p>8.75647011956278</text:p>
              </table:table-cell>
              <table:table-cell office:value-type="float" office:value="207.173">
                <text:p>207.173</text:p>
              </table:table-cell>
              <table:table-cell office:value-type="float" office:value="24.1430735482944">
                <text:p>24.1430735482944</text:p>
              </table:table-cell>
              <table:table-cell office:value-type="float" office:value="34.2766">
                <text:p>34.2766</text:p>
              </table:table-cell>
              <table:table-cell office:value-type="float" office:value="14.1782334070235">
                <text:p>14.1782334070235</text:p>
              </table:table-cell>
              <table:table-cell office:value-type="float" office:value="3.2046">
                <text:p>3.2046</text:p>
              </table:table-cell>
              <table:table-cell office:value-type="float" office:value="22.8247956991821">
                <text:p>22.8247956991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7.65">
                <text:p>1787.65</text:p>
              </table:table-cell>
              <table:table-cell office:value-type="float" office:value="1">
                <text:p>1</text:p>
              </table:table-cell>
              <table:table-cell office:value-type="float" office:value="1074.26">
                <text:p>1074.26</text:p>
              </table:table-cell>
              <table:table-cell office:value-type="float" office:value="1.11672349924325">
                <text:p>1.11672349924325</text:p>
              </table:table-cell>
              <table:table-cell office:value-type="float" office:value="849.499">
                <text:p>849.499</text:p>
              </table:table-cell>
              <table:table-cell office:value-type="float" office:value="3.01208431521577">
                <text:p>3.01208431521577</text:p>
              </table:table-cell>
              <table:table-cell office:value-type="float" office:value="38.498">
                <text:p>38.498</text:p>
              </table:table-cell>
              <table:table-cell office:value-type="float" office:value="2.13891302966532">
                <text:p>2.13891302966532</text:p>
              </table:table-cell>
              <table:table-cell office:value-type="float" office:value="159.743">
                <text:p>159.743</text:p>
              </table:table-cell>
              <table:table-cell office:value-type="float" office:value="1.6658004921362">
                <text:p>1.6658004921362</text:p>
              </table:table-cell>
              <table:table-cell office:value-type="float" office:value="23.229">
                <text:p>23.229</text:p>
              </table:table-cell>
              <table:table-cell office:value-type="float" office:value="8.30931805421831">
                <text:p>8.30931805421831</text:p>
              </table:table-cell>
              <table:table-cell office:value-type="float" office:value="155.556">
                <text:p>155.556</text:p>
              </table:table-cell>
              <table:table-cell office:value-type="float" office:value="21.9891580040533">
                <text:p>21.9891580040533</text:p>
              </table:table-cell>
              <table:table-cell office:value-type="float" office:value="34.3391">
                <text:p>34.3391</text:p>
              </table:table-cell>
              <table:table-cell office:value-type="float" office:value="13.094631187769">
                <text:p>13.094631187769</text:p>
              </table:table-cell>
              <table:table-cell office:value-type="float" office:value="3.08845">
                <text:p>3.08845</text:p>
              </table:table-cell>
              <table:table-cell office:value-type="float" office:value="20.7239724912043">
                <text:p>20.723972491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0.45">
                <text:p>1840.45</text:p>
              </table:table-cell>
              <table:table-cell office:value-type="float" office:value="1">
                <text:p>1</text:p>
              </table:table-cell>
              <table:table-cell office:value-type="float" office:value="1004.11">
                <text:p>1004.11</text:p>
              </table:table-cell>
              <table:table-cell office:value-type="float" office:value="0.944653259606962">
                <text:p>0.944653259606962</text:p>
              </table:table-cell>
              <table:table-cell office:value-type="float" office:value="868.731">
                <text:p>868.731</text:p>
              </table:table-cell>
              <table:table-cell office:value-type="float" office:value="1.62424674238961">
                <text:p>1.62424674238961</text:p>
              </table:table-cell>
              <table:table-cell office:value-type="float" office:value="37.1503">
                <text:p>37.1503</text:p>
              </table:table-cell>
              <table:table-cell office:value-type="float" office:value="1.27864298699311">
                <text:p>1.27864298699311</text:p>
              </table:table-cell>
              <table:table-cell office:value-type="float" office:value="182.962">
                <text:p>182.962</text:p>
              </table:table-cell>
              <table:table-cell office:value-type="float" office:value="1.23942956430213">
                <text:p>1.23942956430213</text:p>
              </table:table-cell>
              <table:table-cell office:value-type="float" office:value="21.9762">
                <text:p>21.9762</text:p>
              </table:table-cell>
              <table:table-cell office:value-type="float" office:value="4.26514424713658">
                <text:p>4.26514424713658</text:p>
              </table:table-cell>
              <table:table-cell office:value-type="float" office:value="218.149">
                <text:p>218.149</text:p>
              </table:table-cell>
              <table:table-cell office:value-type="float" office:value="10.0022561252495">
                <text:p>10.0022561252495</text:p>
              </table:table-cell>
              <table:table-cell office:value-type="float" office:value="34.2059">
                <text:p>34.2059</text:p>
              </table:table-cell>
              <table:table-cell office:value-type="float" office:value="6.29773634921358">
                <text:p>6.29773634921358</text:p>
              </table:table-cell>
              <table:table-cell office:value-type="float" office:value="3.96748">
                <text:p>3.96748</text:p>
              </table:table-cell>
              <table:table-cell office:value-type="float" office:value="10.1173754664425">
                <text:p>10.1173754664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5.61">
                <text:p>1825.61</text:p>
              </table:table-cell>
              <table:table-cell office:value-type="float" office:value="1">
                <text:p>1</text:p>
              </table:table-cell>
              <table:table-cell office:value-type="float" office:value="1017.44">
                <text:p>1017.44</text:p>
              </table:table-cell>
              <table:table-cell office:value-type="float" office:value="1.01099412371885">
                <text:p>1.01099412371885</text:p>
              </table:table-cell>
              <table:table-cell office:value-type="float" office:value="848.174">
                <text:p>848.174</text:p>
              </table:table-cell>
              <table:table-cell office:value-type="float" office:value="1.72193978774997">
                <text:p>1.72193978774997</text:p>
              </table:table-cell>
              <table:table-cell office:value-type="float" office:value="35.8429">
                <text:p>35.8429</text:p>
              </table:table-cell>
              <table:table-cell office:value-type="float" office:value="1.28091568184635">
                <text:p>1.28091568184635</text:p>
              </table:table-cell>
              <table:table-cell office:value-type="float" office:value="185.6">
                <text:p>185.6</text:p>
              </table:table-cell>
              <table:table-cell office:value-type="float" office:value="1.20277648844186">
                <text:p>1.20277648844186</text:p>
              </table:table-cell>
              <table:table-cell office:value-type="float" office:value="22.1602">
                <text:p>22.1602</text:p>
              </table:table-cell>
              <table:table-cell office:value-type="float" office:value="5.10952983128044">
                <text:p>5.10952983128044</text:p>
              </table:table-cell>
              <table:table-cell office:value-type="float" office:value="130.697">
                <text:p>130.697</text:p>
              </table:table-cell>
              <table:table-cell office:value-type="float" office:value="10.7598588027373">
                <text:p>10.7598588027373</text:p>
              </table:table-cell>
              <table:table-cell office:value-type="float" office:value="34.7493">
                <text:p>34.7493</text:p>
              </table:table-cell>
              <table:table-cell office:value-type="float" office:value="7.84145507733966">
                <text:p>7.84145507733966</text:p>
              </table:table-cell>
              <table:table-cell office:value-type="float" office:value="3.80227">
                <text:p>3.80227</text:p>
              </table:table-cell>
              <table:table-cell office:value-type="float" office:value="12.036191306964">
                <text:p>12.03619130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6.34">
                <text:p>1736.34</text:p>
              </table:table-cell>
              <table:table-cell office:value-type="float" office:value="1">
                <text:p>1</text:p>
              </table:table-cell>
              <table:table-cell office:value-type="float" office:value="992.332">
                <text:p>992.332</text:p>
              </table:table-cell>
              <table:table-cell office:value-type="float" office:value="0.996413822210238">
                <text:p>0.996413822210238</text:p>
              </table:table-cell>
              <table:table-cell office:value-type="float" office:value="844.831">
                <text:p>844.831</text:p>
              </table:table-cell>
              <table:table-cell office:value-type="float" office:value="1.1629314761556">
                <text:p>1.1629314761556</text:p>
              </table:table-cell>
              <table:table-cell office:value-type="float" office:value="38.1075">
                <text:p>38.1075</text:p>
              </table:table-cell>
              <table:table-cell office:value-type="float" office:value="1.03091114131815">
                <text:p>1.03091114131815</text:p>
              </table:table-cell>
              <table:table-cell office:value-type="float" office:value="139.133">
                <text:p>139.133</text:p>
              </table:table-cell>
              <table:table-cell office:value-type="float" office:value="1.00410715670359">
                <text:p>1.00410715670359</text:p>
              </table:table-cell>
              <table:table-cell office:value-type="float" office:value="23.5434">
                <text:p>23.5434</text:p>
              </table:table-cell>
              <table:table-cell office:value-type="float" office:value="2.81948008649114">
                <text:p>2.81948008649114</text:p>
              </table:table-cell>
              <table:table-cell office:value-type="float" office:value="179.834">
                <text:p>179.834</text:p>
              </table:table-cell>
              <table:table-cell office:value-type="float" office:value="6.01169683017342">
                <text:p>6.01169683017342</text:p>
              </table:table-cell>
              <table:table-cell office:value-type="float" office:value="34.6465">
                <text:p>34.6465</text:p>
              </table:table-cell>
              <table:table-cell office:value-type="float" office:value="4.20248000771699">
                <text:p>4.20248000771699</text:p>
              </table:table-cell>
              <table:table-cell office:value-type="float" office:value="3.10369">
                <text:p>3.10369</text:p>
              </table:table-cell>
              <table:table-cell office:value-type="float" office:value="6.9519426260916">
                <text:p>6.9519426260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7.72">
                <text:p>1787.72</text:p>
              </table:table-cell>
              <table:table-cell office:value-type="float" office:value="1">
                <text:p>1</text:p>
              </table:table-cell>
              <table:table-cell office:value-type="float" office:value="1037.54">
                <text:p>1037.54</text:p>
              </table:table-cell>
              <table:table-cell office:value-type="float" office:value="0.995643554175364">
                <text:p>0.995643554175364</text:p>
              </table:table-cell>
              <table:table-cell office:value-type="float" office:value="859.721">
                <text:p>859.721</text:p>
              </table:table-cell>
              <table:table-cell office:value-type="float" office:value="1.20184351510041">
                <text:p>1.20184351510041</text:p>
              </table:table-cell>
              <table:table-cell office:value-type="float" office:value="38.7921">
                <text:p>38.7921</text:p>
              </table:table-cell>
              <table:table-cell office:value-type="float" office:value="1.03734537116063">
                <text:p>1.03734537116063</text:p>
              </table:table-cell>
              <table:table-cell office:value-type="float" office:value="165.006">
                <text:p>165.006</text:p>
              </table:table-cell>
              <table:table-cell office:value-type="float" office:value="1.0252331643513">
                <text:p>1.0252331643513</text:p>
              </table:table-cell>
              <table:table-cell office:value-type="float" office:value="23.6676">
                <text:p>23.6676</text:p>
              </table:table-cell>
              <table:table-cell office:value-type="float" office:value="2.94999413875721">
                <text:p>2.94999413875721</text:p>
              </table:table-cell>
              <table:table-cell office:value-type="float" office:value="155.752">
                <text:p>155.752</text:p>
              </table:table-cell>
              <table:table-cell office:value-type="float" office:value="6.10705817026396">
                <text:p>6.10705817026396</text:p>
              </table:table-cell>
              <table:table-cell office:value-type="float" office:value="34.7595">
                <text:p>34.7595</text:p>
              </table:table-cell>
              <table:table-cell office:value-type="float" office:value="4.4036987526864">
                <text:p>4.4036987526864</text:p>
              </table:table-cell>
              <table:table-cell office:value-type="float" office:value="2.73496">
                <text:p>2.73496</text:p>
              </table:table-cell>
              <table:table-cell office:value-type="float" office:value="7.35012555399027">
                <text:p>7.3501255539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2.83">
                <text:p>1742.83</text:p>
              </table:table-cell>
              <table:table-cell office:value-type="float" office:value="1">
                <text:p>1</text:p>
              </table:table-cell>
              <table:table-cell office:value-type="float" office:value="958.685">
                <text:p>958.685</text:p>
              </table:table-cell>
              <table:table-cell office:value-type="float" office:value="1.09578092743613">
                <text:p>1.09578092743613</text:p>
              </table:table-cell>
              <table:table-cell office:value-type="float" office:value="860.622">
                <text:p>860.622</text:p>
              </table:table-cell>
              <table:table-cell office:value-type="float" office:value="3.93839538955413">
                <text:p>3.93839538955413</text:p>
              </table:table-cell>
              <table:table-cell office:value-type="float" office:value="38.9011">
                <text:p>38.9011</text:p>
              </table:table-cell>
              <table:table-cell office:value-type="float" office:value="2.36395707155478">
                <text:p>2.36395707155478</text:p>
              </table:table-cell>
              <table:table-cell office:value-type="float" office:value="166.155">
                <text:p>166.155</text:p>
              </table:table-cell>
              <table:table-cell office:value-type="float" office:value="1.8860454411141">
                <text:p>1.8860454411141</text:p>
              </table:table-cell>
              <table:table-cell office:value-type="float" office:value="23.7607">
                <text:p>23.7607</text:p>
              </table:table-cell>
              <table:table-cell office:value-type="float" office:value="10.5604859702621">
                <text:p>10.5604859702621</text:p>
              </table:table-cell>
              <table:table-cell office:value-type="float" office:value="266.196">
                <text:p>266.196</text:p>
              </table:table-cell>
              <table:table-cell office:value-type="float" office:value="32.9137792751051">
                <text:p>32.9137792751051</text:p>
              </table:table-cell>
              <table:table-cell office:value-type="float" office:value="34.7564">
                <text:p>34.7564</text:p>
              </table:table-cell>
              <table:table-cell office:value-type="float" office:value="17.377352611869">
                <text:p>17.377352611869</text:p>
              </table:table-cell>
              <table:table-cell office:value-type="float" office:value="2.92852">
                <text:p>2.92852</text:p>
              </table:table-cell>
              <table:table-cell office:value-type="float" office:value="29.9341057612482">
                <text:p>29.9341057612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1.42">
                <text:p>1771.42</text:p>
              </table:table-cell>
              <table:table-cell office:value-type="float" office:value="1">
                <text:p>1</text:p>
              </table:table-cell>
              <table:table-cell office:value-type="float" office:value="990.071">
                <text:p>990.071</text:p>
              </table:table-cell>
              <table:table-cell office:value-type="float" office:value="1.24986410537301">
                <text:p>1.24986410537301</text:p>
              </table:table-cell>
              <table:table-cell office:value-type="float" office:value="846.234">
                <text:p>846.234</text:p>
              </table:table-cell>
              <table:table-cell office:value-type="float" office:value="4.06706760678186">
                <text:p>4.06706760678186</text:p>
              </table:table-cell>
              <table:table-cell office:value-type="float" office:value="37.3073">
                <text:p>37.3073</text:p>
              </table:table-cell>
              <table:table-cell office:value-type="float" office:value="2.62800833519663">
                <text:p>2.62800833519663</text:p>
              </table:table-cell>
              <table:table-cell office:value-type="float" office:value="162.77">
                <text:p>162.77</text:p>
              </table:table-cell>
              <table:table-cell office:value-type="float" office:value="2.1593355327632">
                <text:p>2.1593355327632</text:p>
              </table:table-cell>
              <table:table-cell office:value-type="float" office:value="23.2139">
                <text:p>23.2139</text:p>
              </table:table-cell>
              <table:table-cell office:value-type="float" office:value="12.543690061418">
                <text:p>12.543690061418</text:p>
              </table:table-cell>
              <table:table-cell office:value-type="float" office:value="213.526">
                <text:p>213.526</text:p>
              </table:table-cell>
              <table:table-cell office:value-type="float" office:value="32.9539602214043">
                <text:p>32.9539602214043</text:p>
              </table:table-cell>
              <table:table-cell office:value-type="float" office:value="34.2577">
                <text:p>34.2577</text:p>
              </table:table-cell>
              <table:table-cell office:value-type="float" office:value="19.115811578369">
                <text:p>19.115811578369</text:p>
              </table:table-cell>
              <table:table-cell office:value-type="float" office:value="3.33002">
                <text:p>3.33002</text:p>
              </table:table-cell>
              <table:table-cell office:value-type="float" office:value="37.450438214303">
                <text:p>37.45043821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2.02">
                <text:p>1792.02</text:p>
              </table:table-cell>
              <table:table-cell office:value-type="float" office:value="1">
                <text:p>1</text:p>
              </table:table-cell>
              <table:table-cell office:value-type="float" office:value="972.835">
                <text:p>972.835</text:p>
              </table:table-cell>
              <table:table-cell office:value-type="float" office:value="1.1205601160686">
                <text:p>1.1205601160686</text:p>
              </table:table-cell>
              <table:table-cell office:value-type="float" office:value="832.581">
                <text:p>832.581</text:p>
              </table:table-cell>
              <table:table-cell office:value-type="float" office:value="3.63148880665788">
                <text:p>3.63148880665788</text:p>
              </table:table-cell>
              <table:table-cell office:value-type="float" office:value="38.5933">
                <text:p>38.5933</text:p>
              </table:table-cell>
              <table:table-cell office:value-type="float" office:value="2.34539577219174">
                <text:p>2.34539577219174</text:p>
              </table:table-cell>
              <table:table-cell office:value-type="float" office:value="161.718">
                <text:p>161.718</text:p>
              </table:table-cell>
              <table:table-cell office:value-type="float" office:value="1.85093502332242">
                <text:p>1.85093502332242</text:p>
              </table:table-cell>
              <table:table-cell office:value-type="float" office:value="23.5363">
                <text:p>23.5363</text:p>
              </table:table-cell>
              <table:table-cell office:value-type="float" office:value="11.822534132959">
                <text:p>11.822534132959</text:p>
              </table:table-cell>
              <table:table-cell office:value-type="float" office:value="164.601">
                <text:p>164.601</text:p>
              </table:table-cell>
              <table:table-cell office:value-type="float" office:value="29.0458329198153">
                <text:p>29.0458329198153</text:p>
              </table:table-cell>
              <table:table-cell office:value-type="float" office:value="34.4544">
                <text:p>34.4544</text:p>
              </table:table-cell>
              <table:table-cell office:value-type="float" office:value="17.6571713476907">
                <text:p>17.6571713476907</text:p>
              </table:table-cell>
              <table:table-cell office:value-type="float" office:value="2.73208">
                <text:p>2.73208</text:p>
              </table:table-cell>
              <table:table-cell office:value-type="float" office:value="32.761962958237">
                <text:p>32.761962958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7.33">
                <text:p>1797.33</text:p>
              </table:table-cell>
              <table:table-cell office:value-type="float" office:value="1">
                <text:p>1</text:p>
              </table:table-cell>
              <table:table-cell office:value-type="float" office:value="984.267">
                <text:p>984.267</text:p>
              </table:table-cell>
              <table:table-cell office:value-type="float" office:value="0.980986504507268">
                <text:p>0.980986504507268</text:p>
              </table:table-cell>
              <table:table-cell office:value-type="float" office:value="834.1">
                <text:p>834.1</text:p>
              </table:table-cell>
              <table:table-cell office:value-type="float" office:value="0.968660852546095">
                <text:p>0.968660852546095</text:p>
              </table:table-cell>
              <table:table-cell office:value-type="float" office:value="38.5006">
                <text:p>38.5006</text:p>
              </table:table-cell>
              <table:table-cell office:value-type="float" office:value="0.957321973815184">
                <text:p>0.957321973815184</text:p>
              </table:table-cell>
              <table:table-cell office:value-type="float" office:value="138.665">
                <text:p>138.665</text:p>
              </table:table-cell>
              <table:table-cell office:value-type="float" office:value="0.937765769840994">
                <text:p>0.937765769840994</text:p>
              </table:table-cell>
              <table:table-cell office:value-type="float" office:value="23.585">
                <text:p>23.585</text:p>
              </table:table-cell>
              <table:table-cell office:value-type="float" office:value="2.32854319666156">
                <text:p>2.32854319666156</text:p>
              </table:table-cell>
              <table:table-cell office:value-type="float" office:value="120.358">
                <text:p>120.358</text:p>
              </table:table-cell>
              <table:table-cell office:value-type="float" office:value="4.77670843443103">
                <text:p>4.77670843443103</text:p>
              </table:table-cell>
              <table:table-cell office:value-type="float" office:value="34.5359">
                <text:p>34.5359</text:p>
              </table:table-cell>
              <table:table-cell office:value-type="float" office:value="3.31711082472207">
                <text:p>3.31711082472207</text:p>
              </table:table-cell>
              <table:table-cell office:value-type="float" office:value="2.82003">
                <text:p>2.82003</text:p>
              </table:table-cell>
              <table:table-cell office:value-type="float" office:value="5.36158123328179">
                <text:p>5.36158123328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5.84">
                <text:p>1815.84</text:p>
              </table:table-cell>
              <table:table-cell office:value-type="float" office:value="1">
                <text:p>1</text:p>
              </table:table-cell>
              <table:table-cell office:value-type="float" office:value="993.317">
                <text:p>993.317</text:p>
              </table:table-cell>
              <table:table-cell office:value-type="float" office:value="1.20993167832281">
                <text:p>1.20993167832281</text:p>
              </table:table-cell>
              <table:table-cell office:value-type="float" office:value="852.637">
                <text:p>852.637</text:p>
              </table:table-cell>
              <table:table-cell office:value-type="float" office:value="5.44170295693011">
                <text:p>5.44170295693011</text:p>
              </table:table-cell>
              <table:table-cell office:value-type="float" office:value="41.1508">
                <text:p>41.1508</text:p>
              </table:table-cell>
              <table:table-cell office:value-type="float" office:value="2.9330005341199">
                <text:p>2.9330005341199</text:p>
              </table:table-cell>
              <table:table-cell office:value-type="float" office:value="166.027">
                <text:p>166.027</text:p>
              </table:table-cell>
              <table:table-cell office:value-type="float" office:value="2.6497827596789">
                <text:p>2.6497827596789</text:p>
              </table:table-cell>
              <table:table-cell office:value-type="float" office:value="22.5678">
                <text:p>22.5678</text:p>
              </table:table-cell>
              <table:table-cell office:value-type="float" office:value="14.9782319684407">
                <text:p>14.9782319684407</text:p>
              </table:table-cell>
              <table:table-cell office:value-type="float" office:value="166.205">
                <text:p>166.205</text:p>
              </table:table-cell>
              <table:table-cell office:value-type="float" office:value="37.9175698157091">
                <text:p>37.9175698157091</text:p>
              </table:table-cell>
              <table:table-cell office:value-type="float" office:value="35.0415">
                <text:p>35.0415</text:p>
              </table:table-cell>
              <table:table-cell office:value-type="float" office:value="23.8187601400631">
                <text:p>23.8187601400631</text:p>
              </table:table-cell>
              <table:table-cell office:value-type="float" office:value="3.26361">
                <text:p>3.26361</text:p>
              </table:table-cell>
              <table:table-cell office:value-type="float" office:value="43.0987826633257">
                <text:p>43.0987826633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5.62">
                <text:p>1835.62</text:p>
              </table:table-cell>
              <table:table-cell office:value-type="float" office:value="1">
                <text:p>1</text:p>
              </table:table-cell>
              <table:table-cell office:value-type="float" office:value="1038.23">
                <text:p>1038.23</text:p>
              </table:table-cell>
              <table:table-cell office:value-type="float" office:value="1.26525289525257">
                <text:p>1.26525289525257</text:p>
              </table:table-cell>
              <table:table-cell office:value-type="float" office:value="883.096">
                <text:p>883.096</text:p>
              </table:table-cell>
              <table:table-cell office:value-type="float" office:value="5.15517825706705">
                <text:p>5.15517825706705</text:p>
              </table:table-cell>
              <table:table-cell office:value-type="float" office:value="38.0568">
                <text:p>38.0568</text:p>
              </table:table-cell>
              <table:table-cell office:value-type="float" office:value="2.86884143957826">
                <text:p>2.86884143957826</text:p>
              </table:table-cell>
              <table:table-cell office:value-type="float" office:value="176.009">
                <text:p>176.009</text:p>
              </table:table-cell>
              <table:table-cell office:value-type="float" office:value="2.6755379869446">
                <text:p>2.6755379869446</text:p>
              </table:table-cell>
              <table:table-cell office:value-type="float" office:value="21.6358">
                <text:p>21.6358</text:p>
              </table:table-cell>
              <table:table-cell office:value-type="float" office:value="14.3142925494431">
                <text:p>14.3142925494431</text:p>
              </table:table-cell>
              <table:table-cell office:value-type="float" office:value="193.58">
                <text:p>193.58</text:p>
              </table:table-cell>
              <table:table-cell office:value-type="float" office:value="35.4853215613431">
                <text:p>35.4853215613431</text:p>
              </table:table-cell>
              <table:table-cell office:value-type="float" office:value="34.679">
                <text:p>34.679</text:p>
              </table:table-cell>
              <table:table-cell office:value-type="float" office:value="22.6968078328923">
                <text:p>22.6968078328923</text:p>
              </table:table-cell>
              <table:table-cell office:value-type="float" office:value="3.3866">
                <text:p>3.3866</text:p>
              </table:table-cell>
              <table:table-cell office:value-type="float" office:value="43.3777176715937">
                <text:p>43.3777176715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0.33">
                <text:p>1840.33</text:p>
              </table:table-cell>
              <table:table-cell office:value-type="float" office:value="1">
                <text:p>1</text:p>
              </table:table-cell>
              <table:table-cell office:value-type="float" office:value="1026.84">
                <text:p>1026.84</text:p>
              </table:table-cell>
              <table:table-cell office:value-type="float" office:value="1.00770193060061">
                <text:p>1.00770193060061</text:p>
              </table:table-cell>
              <table:table-cell office:value-type="float" office:value="822.918">
                <text:p>822.918</text:p>
              </table:table-cell>
              <table:table-cell office:value-type="float" office:value="1.70554702225553">
                <text:p>1.70554702225553</text:p>
              </table:table-cell>
              <table:table-cell office:value-type="float" office:value="39.9422">
                <text:p>39.9422</text:p>
              </table:table-cell>
              <table:table-cell office:value-type="float" office:value="1.26407352023197">
                <text:p>1.26407352023197</text:p>
              </table:table-cell>
              <table:table-cell office:value-type="float" office:value="175.656">
                <text:p>175.656</text:p>
              </table:table-cell>
              <table:table-cell office:value-type="float" office:value="1.214788466616">
                <text:p>1.214788466616</text:p>
              </table:table-cell>
              <table:table-cell office:value-type="float" office:value="22.2693">
                <text:p>22.2693</text:p>
              </table:table-cell>
              <table:table-cell office:value-type="float" office:value="5.26747367063496">
                <text:p>5.26747367063496</text:p>
              </table:table-cell>
              <table:table-cell office:value-type="float" office:value="214.825">
                <text:p>214.825</text:p>
              </table:table-cell>
              <table:table-cell office:value-type="float" office:value="10.6880831783041">
                <text:p>10.6880831783041</text:p>
              </table:table-cell>
              <table:table-cell office:value-type="float" office:value="33.8147">
                <text:p>33.8147</text:p>
              </table:table-cell>
              <table:table-cell office:value-type="float" office:value="7.84557003841989">
                <text:p>7.84557003841989</text:p>
              </table:table-cell>
              <table:table-cell office:value-type="float" office:value="3.4113">
                <text:p>3.4113</text:p>
              </table:table-cell>
              <table:table-cell office:value-type="float" office:value="11.8905320249007">
                <text:p>11.8905320249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9.63">
                <text:p>1839.63</text:p>
              </table:table-cell>
              <table:table-cell office:value-type="float" office:value="1">
                <text:p>1</text:p>
              </table:table-cell>
              <table:table-cell office:value-type="float" office:value="1106.78">
                <text:p>1106.78</text:p>
              </table:table-cell>
              <table:table-cell office:value-type="float" office:value="1.02316581755755">
                <text:p>1.02316581755755</text:p>
              </table:table-cell>
              <table:table-cell office:value-type="float" office:value="855.262">
                <text:p>855.262</text:p>
              </table:table-cell>
              <table:table-cell office:value-type="float" office:value="1.69690998545155">
                <text:p>1.69690998545155</text:p>
              </table:table-cell>
              <table:table-cell office:value-type="float" office:value="38.6234">
                <text:p>38.6234</text:p>
              </table:table-cell>
              <table:table-cell office:value-type="float" office:value="1.33256316473374">
                <text:p>1.33256316473374</text:p>
              </table:table-cell>
              <table:table-cell office:value-type="float" office:value="191.262">
                <text:p>191.262</text:p>
              </table:table-cell>
              <table:table-cell office:value-type="float" office:value="1.24951575829434">
                <text:p>1.24951575829434</text:p>
              </table:table-cell>
              <table:table-cell office:value-type="float" office:value="22.1488">
                <text:p>22.1488</text:p>
              </table:table-cell>
              <table:table-cell office:value-type="float" office:value="5.20559372773566">
                <text:p>5.20559372773566</text:p>
              </table:table-cell>
              <table:table-cell office:value-type="float" office:value="124.905">
                <text:p>124.905</text:p>
              </table:table-cell>
              <table:table-cell office:value-type="float" office:value="11.0881328115048">
                <text:p>11.0881328115048</text:p>
              </table:table-cell>
              <table:table-cell office:value-type="float" office:value="34.7342">
                <text:p>34.7342</text:p>
              </table:table-cell>
              <table:table-cell office:value-type="float" office:value="7.9085895230595">
                <text:p>7.9085895230595</text:p>
              </table:table-cell>
              <table:table-cell office:value-type="float" office:value="3.64172">
                <text:p>3.64172</text:p>
              </table:table-cell>
              <table:table-cell office:value-type="float" office:value="12.3880138293204">
                <text:p>12.3880138293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2.54">
                <text:p>1672.54</text:p>
              </table:table-cell>
              <table:table-cell office:value-type="float" office:value="1">
                <text:p>1</text:p>
              </table:table-cell>
              <table:table-cell office:value-type="float" office:value="1088.59">
                <text:p>1088.59</text:p>
              </table:table-cell>
              <table:table-cell office:value-type="float" office:value="1.01042501800943">
                <text:p>1.01042501800943</text:p>
              </table:table-cell>
              <table:table-cell office:value-type="float" office:value="812.289">
                <text:p>812.289</text:p>
              </table:table-cell>
              <table:table-cell office:value-type="float" office:value="3.56122710513927">
                <text:p>3.56122710513927</text:p>
              </table:table-cell>
              <table:table-cell office:value-type="float" office:value="37.3948">
                <text:p>37.3948</text:p>
              </table:table-cell>
              <table:table-cell office:value-type="float" office:value="1.68454844913181">
                <text:p>1.68454844913181</text:p>
              </table:table-cell>
              <table:table-cell office:value-type="float" office:value="142.877">
                <text:p>142.877</text:p>
              </table:table-cell>
              <table:table-cell office:value-type="float" office:value="1.52050764300253">
                <text:p>1.52050764300253</text:p>
              </table:table-cell>
              <table:table-cell office:value-type="float" office:value="23.5873">
                <text:p>23.5873</text:p>
              </table:table-cell>
              <table:table-cell office:value-type="float" office:value="5.87839327888171">
                <text:p>5.87839327888171</text:p>
              </table:table-cell>
              <table:table-cell office:value-type="float" office:value="228.895">
                <text:p>228.895</text:p>
              </table:table-cell>
              <table:table-cell office:value-type="float" office:value="13.4496321730644">
                <text:p>13.4496321730644</text:p>
              </table:table-cell>
              <table:table-cell office:value-type="float" office:value="33.6334">
                <text:p>33.6334</text:p>
              </table:table-cell>
              <table:table-cell office:value-type="float" office:value="9.02787030619388">
                <text:p>9.02787030619388</text:p>
              </table:table-cell>
              <table:table-cell office:value-type="float" office:value="2.90582">
                <text:p>2.90582</text:p>
              </table:table-cell>
              <table:table-cell office:value-type="float" office:value="15.4689032491861">
                <text:p>15.4689032491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6.83">
                <text:p>1876.83</text:p>
              </table:table-cell>
              <table:table-cell office:value-type="float" office:value="1">
                <text:p>1</text:p>
              </table:table-cell>
              <table:table-cell office:value-type="float" office:value="1082.97">
                <text:p>1082.97</text:p>
              </table:table-cell>
              <table:table-cell office:value-type="float" office:value="0.94727527499231">
                <text:p>0.94727527499231</text:p>
              </table:table-cell>
              <table:table-cell office:value-type="float" office:value="826.658">
                <text:p>826.658</text:p>
              </table:table-cell>
              <table:table-cell office:value-type="float" office:value="1.31508595446617">
                <text:p>1.31508595446617</text:p>
              </table:table-cell>
              <table:table-cell office:value-type="float" office:value="36.1292">
                <text:p>36.1292</text:p>
              </table:table-cell>
              <table:table-cell office:value-type="float" office:value="1.08575183873683">
                <text:p>1.08575183873683</text:p>
              </table:table-cell>
              <table:table-cell office:value-type="float" office:value="181.031">
                <text:p>181.031</text:p>
              </table:table-cell>
              <table:table-cell office:value-type="float" office:value="1.10317739284872">
                <text:p>1.10317739284872</text:p>
              </table:table-cell>
              <table:table-cell office:value-type="float" office:value="23.0461">
                <text:p>23.0461</text:p>
              </table:table-cell>
              <table:table-cell office:value-type="float" office:value="2.47806781010021">
                <text:p>2.47806781010021</text:p>
              </table:table-cell>
              <table:table-cell office:value-type="float" office:value="118.273">
                <text:p>118.273</text:p>
              </table:table-cell>
              <table:table-cell office:value-type="float" office:value="5.65166304528532">
                <text:p>5.65166304528532</text:p>
              </table:table-cell>
              <table:table-cell office:value-type="float" office:value="35.515">
                <text:p>35.515</text:p>
              </table:table-cell>
              <table:table-cell office:value-type="float" office:value="4.05952044839865">
                <text:p>4.05952044839865</text:p>
              </table:table-cell>
              <table:table-cell office:value-type="float" office:value="3.49469">
                <text:p>3.49469</text:p>
              </table:table-cell>
              <table:table-cell office:value-type="float" office:value="6.68947478481696">
                <text:p>6.68947478481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3.84">
                <text:p>1743.84</text:p>
              </table:table-cell>
              <table:table-cell office:value-type="float" office:value="1">
                <text:p>1</text:p>
              </table:table-cell>
              <table:table-cell office:value-type="float" office:value="974.832">
                <text:p>974.832</text:p>
              </table:table-cell>
              <table:table-cell office:value-type="float" office:value="1.0771947201826">
                <text:p>1.0771947201826</text:p>
              </table:table-cell>
              <table:table-cell office:value-type="float" office:value="834.244">
                <text:p>834.244</text:p>
              </table:table-cell>
              <table:table-cell office:value-type="float" office:value="2.12642373975494">
                <text:p>2.12642373975494</text:p>
              </table:table-cell>
              <table:table-cell office:value-type="float" office:value="38.3219">
                <text:p>38.3219</text:p>
              </table:table-cell>
              <table:table-cell office:value-type="float" office:value="1.62908346732677">
                <text:p>1.62908346732677</text:p>
              </table:table-cell>
              <table:table-cell office:value-type="float" office:value="152.296">
                <text:p>152.296</text:p>
              </table:table-cell>
              <table:table-cell office:value-type="float" office:value="1.44466865792849">
                <text:p>1.44466865792849</text:p>
              </table:table-cell>
              <table:table-cell office:value-type="float" office:value="23.4567">
                <text:p>23.4567</text:p>
              </table:table-cell>
              <table:table-cell office:value-type="float" office:value="5.96227427471064">
                <text:p>5.96227427471064</text:p>
              </table:table-cell>
              <table:table-cell office:value-type="float" office:value="147.236">
                <text:p>147.236</text:p>
              </table:table-cell>
              <table:table-cell office:value-type="float" office:value="13.4655417516805">
                <text:p>13.4655417516805</text:p>
              </table:table-cell>
              <table:table-cell office:value-type="float" office:value="34.4355">
                <text:p>34.4355</text:p>
              </table:table-cell>
              <table:table-cell office:value-type="float" office:value="8.27567477541177">
                <text:p>8.27567477541177</text:p>
              </table:table-cell>
              <table:table-cell office:value-type="float" office:value="2.316">
                <text:p>2.316</text:p>
              </table:table-cell>
              <table:table-cell office:value-type="float" office:value="14.2224490235361">
                <text:p>14.22244902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2.39">
                <text:p>1762.39</text:p>
              </table:table-cell>
              <table:table-cell office:value-type="float" office:value="1">
                <text:p>1</text:p>
              </table:table-cell>
              <table:table-cell office:value-type="float" office:value="1006.17">
                <text:p>1006.17</text:p>
              </table:table-cell>
              <table:table-cell office:value-type="float" office:value="1.0795283249996">
                <text:p>1.0795283249996</text:p>
              </table:table-cell>
              <table:table-cell office:value-type="float" office:value="815.552">
                <text:p>815.552</text:p>
              </table:table-cell>
              <table:table-cell office:value-type="float" office:value="2.01294797818752">
                <text:p>2.01294797818752</text:p>
              </table:table-cell>
              <table:table-cell office:value-type="float" office:value="37.5402">
                <text:p>37.5402</text:p>
              </table:table-cell>
              <table:table-cell office:value-type="float" office:value="1.58488819670863">
                <text:p>1.58488819670863</text:p>
              </table:table-cell>
              <table:table-cell office:value-type="float" office:value="175.106">
                <text:p>175.106</text:p>
              </table:table-cell>
              <table:table-cell office:value-type="float" office:value="1.41422145288455">
                <text:p>1.41422145288455</text:p>
              </table:table-cell>
              <table:table-cell office:value-type="float" office:value="23.4326">
                <text:p>23.4326</text:p>
              </table:table-cell>
              <table:table-cell office:value-type="float" office:value="5.88141922672548">
                <text:p>5.88141922672548</text:p>
              </table:table-cell>
              <table:table-cell office:value-type="float" office:value="191.453">
                <text:p>191.453</text:p>
              </table:table-cell>
              <table:table-cell office:value-type="float" office:value="10.2542826294869">
                <text:p>10.2542826294869</text:p>
              </table:table-cell>
              <table:table-cell office:value-type="float" office:value="34.2429">
                <text:p>34.2429</text:p>
              </table:table-cell>
              <table:table-cell office:value-type="float" office:value="7.74462825590388">
                <text:p>7.74462825590388</text:p>
              </table:table-cell>
              <table:table-cell office:value-type="float" office:value="2.85634">
                <text:p>2.85634</text:p>
              </table:table-cell>
              <table:table-cell office:value-type="float" office:value="11.8559664013018">
                <text:p>11.8559664013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0.82">
                <text:p>1790.82</text:p>
              </table:table-cell>
              <table:table-cell office:value-type="float" office:value="1">
                <text:p>1</text:p>
              </table:table-cell>
              <table:table-cell office:value-type="float" office:value="974.182">
                <text:p>974.182</text:p>
              </table:table-cell>
              <table:table-cell office:value-type="float" office:value="1.14432174610353">
                <text:p>1.14432174610353</text:p>
              </table:table-cell>
              <table:table-cell office:value-type="float" office:value="864.119">
                <text:p>864.119</text:p>
              </table:table-cell>
              <table:table-cell office:value-type="float" office:value="3.64710586181267">
                <text:p>3.64710586181267</text:p>
              </table:table-cell>
              <table:table-cell office:value-type="float" office:value="38.3966">
                <text:p>38.3966</text:p>
              </table:table-cell>
              <table:table-cell office:value-type="float" office:value="2.10836903941523">
                <text:p>2.10836903941523</text:p>
              </table:table-cell>
              <table:table-cell office:value-type="float" office:value="164.35">
                <text:p>164.35</text:p>
              </table:table-cell>
              <table:table-cell office:value-type="float" office:value="1.88205206865944">
                <text:p>1.88205206865944</text:p>
              </table:table-cell>
              <table:table-cell office:value-type="float" office:value="23.6159">
                <text:p>23.6159</text:p>
              </table:table-cell>
              <table:table-cell office:value-type="float" office:value="10.5206629093981">
                <text:p>10.5206629093981</text:p>
              </table:table-cell>
              <table:table-cell office:value-type="float" office:value="214.964">
                <text:p>214.964</text:p>
              </table:table-cell>
              <table:table-cell office:value-type="float" office:value="26.7996079568076">
                <text:p>26.7996079568076</text:p>
              </table:table-cell>
              <table:table-cell office:value-type="float" office:value="34.7896">
                <text:p>34.7896</text:p>
              </table:table-cell>
              <table:table-cell office:value-type="float" office:value="16.3086291233053">
                <text:p>16.3086291233053</text:p>
              </table:table-cell>
              <table:table-cell office:value-type="float" office:value="2.47517">
                <text:p>2.47517</text:p>
              </table:table-cell>
              <table:table-cell office:value-type="float" office:value="26.7149735461074">
                <text:p>26.7149735461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7.12">
                <text:p>1757.12</text:p>
              </table:table-cell>
              <table:table-cell office:value-type="float" office:value="1">
                <text:p>1</text:p>
              </table:table-cell>
              <table:table-cell office:value-type="float" office:value="989.192">
                <text:p>989.192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817.34">
                <text:p>817.34</text:p>
              </table:table-cell>
              <table:table-cell office:value-type="float" office:value="1.31823980604352">
                <text:p>1.31823980604352</text:p>
              </table:table-cell>
              <table:table-cell office:value-type="float" office:value="38.5932">
                <text:p>38.5932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145.715">
                <text:p>145.715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4.3063">
                <text:p>24.3063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37.996">
                <text:p>137.996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4.9615">
                <text:p>34.9615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2.59703">
                <text:p>2.59703</text:p>
              </table:table-cell>
              <table:table-cell office:value-type="float" office:value="8.88574584797832">
                <text:p>8.885745847978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Execution.M59:Execution.M82" chart:error-lower-range="Execution.L59:Execution.L82"/>
      <style:graphic-properties draw:stroke="none" draw:fill-color="#f58220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xecution.M59:Execution.M82" chart:error-lower-range="Execution.L59:Execution.L8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Execution.S59:Execution.S82" chart:error-lower-range="Execution.R59:Execution.R82"/>
      <style:graphic-properties draw:stroke="none" draw:fill-color="#c0661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xecution.S59:Execution.S82" chart:error-lower-range="Execution.R59:Execution.R8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Execution.P59:Execution.P82" chart:error-lower-range="Execution.O59:Execution.O82"/>
      <style:graphic-properties draw:stroke="none" draw:fill-color="#72bf44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xecution.P59:Execution.P82" chart:error-lower-range="Execution.O59:Execution.O82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Execution.J59:Execution.J82" chart:error-lower-range="Execution.I59:Execution.I82"/>
      <style:graphic-properties draw:stroke="none" draw:fill-color="#ccbe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xecution.J59:Execution.J82" chart:error-lower-range="Execution.I59:Execution.I82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12cm" svg:height="15.461cm" xlink:href=".." xlink:type="simple" chart:class="chart:bar" chart:style-name="ch1">
        <chart:legend svg:x="1.669cm" svg:y="0.695cm" style:legend-expansion="custom" chartooo:width="3.145cm" chartooo:height="2.355cm" style:legend-expansion-aspect-ratio="1.33545647558386" chart:style-name="ch2"/>
        <chart:plot-area chart:style-name="ch3" table:cell-range-address="Execution.G31:Execution.G54 Execution.K58:Execution.K82 Execution.Q58:Execution.Q82 Execution.N58:Execution.N82 Execution.H58:Execution.H82" chart:data-source-has-labels="both" svg:x="0.54cm" svg:y="0.309cm" svg:width="25.932cm" svg:height="14.843cm">
          <chartooo:coordinate-region svg:x="1.347cm" svg:y="0.309cm" svg:width="25.125cm" svg:height="12.608cm"/>
          <chart:axis chart:dimension="x" chart:name="primary-x" chart:style-name="ch4" chartooo:axis-type="auto">
            <chartooo:date-scale/>
            <chart:categories table:cell-range-address="Execution.G31:Execution.G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cution.K59:Execution.K82" chart:label-cell-address="Execution.K58:Execution.K58" chart:class="chart:bar">
            <chart:error-indicator chart:style-name="ch8" chart:dimension="y"/>
            <chart:data-point chart:repeated="24"/>
          </chart:series>
          <chart:series chart:style-name="ch9" chart:values-cell-range-address="Execution.Q59:Execution.Q82" chart:label-cell-address="Execution.Q58:Execution.Q58" chart:class="chart:bar">
            <chart:error-indicator chart:style-name="ch10" chart:dimension="y"/>
            <chart:data-point chart:repeated="24"/>
          </chart:series>
          <chart:series chart:style-name="ch11" chart:values-cell-range-address="Execution.N59:Execution.N82" chart:label-cell-address="Execution.N58:Execution.N58" chart:class="chart:bar">
            <chart:error-indicator chart:style-name="ch12" chart:dimension="y"/>
            <chart:data-point chart:repeated="24"/>
          </chart:series>
          <chart:series chart:style-name="ch13" chart:values-cell-range-address="Execution.H59:Execution.H82" chart:label-cell-address="Execution.H58:Execution.H58" chart:class="chart:bar">
            <chart:error-indicator chart:style-name="ch14" chart:dimension="y"/>
            <chart:data-point chart:style-name="ch15" chart:repeated="2"/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mr-fast</text:p>
                <draw:g>
                  <svg:desc>Execution.K58:Execution.K5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wamr-classic</text:p>
                <draw:g>
                  <svg:desc>Execution.Q58:Execution.Q5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wizard</text:p>
                <draw:g>
                  <svg:desc>Execution.N58:Execution.N58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jsc-int</text:p>
                <draw:g>
                  <svg:desc>Execution.H58:Execution.H5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Execution.G31:Execution.G54</svg:desc>
                </draw:g>
              </table:table-cell>
              <table:table-cell office:value-type="float" office:value="1.6872897295113">
                <text:p>1.6872897295113</text:p>
                <draw:g>
                  <svg:desc>Execution.K59:Execution.K82</svg:desc>
                </draw:g>
              </table:table-cell>
              <table:table-cell office:value-type="float" office:value="0.120443207136009">
                <text:p>0.120443207136009</text:p>
                <draw:g>
                  <svg:desc>Execution.M59:Execution.M82</svg:desc>
                </draw:g>
              </table:table-cell>
              <table:table-cell office:value-type="float" office:value="0.0444508931537759">
                <text:p>0.0444508931537759</text:p>
                <draw:g>
                  <svg:desc>Execution.L59:Execution.L82</svg:desc>
                </draw:g>
              </table:table-cell>
              <table:table-cell office:value-type="float" office:value="2.34530668811013">
                <text:p>2.34530668811013</text:p>
                <draw:g>
                  <svg:desc>Execution.Q59:Execution.Q82</svg:desc>
                </draw:g>
              </table:table-cell>
              <table:table-cell office:value-type="float" office:value="0.148580975071972">
                <text:p>0.148580975071972</text:p>
                <draw:g>
                  <svg:desc>Execution.S59:Execution.S82</svg:desc>
                </draw:g>
              </table:table-cell>
              <table:table-cell office:value-type="float" office:value="0.0652660612413434">
                <text:p>0.0652660612413434</text:p>
                <draw:g>
                  <svg:desc>Execution.R59:Execution.R82</svg:desc>
                </draw:g>
              </table:table-cell>
              <table:table-cell office:value-type="float" office:value="1.6024967353409">
                <text:p>1.6024967353409</text:p>
                <draw:g>
                  <svg:desc>Execution.N59:Execution.N82</svg:desc>
                </draw:g>
              </table:table-cell>
              <table:table-cell office:value-type="float" office:value="0.0629879190662872">
                <text:p>0.0629879190662872</text:p>
                <draw:g>
                  <svg:desc>Execution.P59:Execution.P82</svg:desc>
                </draw:g>
              </table:table-cell>
              <table:table-cell office:value-type="float" office:value="0.0331551048691221">
                <text:p>0.0331551048691221</text:p>
                <draw:g>
                  <svg:desc>Execution.O59:Execution.O82</svg:desc>
                </draw:g>
              </table:table-cell>
              <table:table-cell office:value-type="float" office:value="1.92151800206931">
                <text:p>1.92151800206931</text:p>
                <draw:g>
                  <svg:desc>Execution.H59:Execution.H82</svg:desc>
                </draw:g>
              </table:table-cell>
              <table:table-cell office:value-type="float" office:value="0.142370325570925">
                <text:p>0.142370325570925</text:p>
                <draw:g>
                  <svg:desc>Execution.J59:Execution.J82</svg:desc>
                </draw:g>
              </table:table-cell>
              <table:table-cell office:value-type="float" office:value="0.0579163406527691">
                <text:p>0.0579163406527691</text:p>
                <draw:g>
                  <svg:desc>Execution.I59:Execution.I82</svg:desc>
                </draw:g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.76435384583781">
                <text:p>1.76435384583781</text:p>
              </table:table-cell>
              <table:table-cell office:value-type="float" office:value="0.0466444354667525">
                <text:p>0.0466444354667525</text:p>
              </table:table-cell>
              <table:table-cell office:value-type="float" office:value="0.0299094090015817">
                <text:p>0.0299094090015817</text:p>
              </table:table-cell>
              <table:table-cell office:value-type="float" office:value="2.45621435076451">
                <text:p>2.45621435076451</text:p>
              </table:table-cell>
              <table:table-cell office:value-type="float" office:value="0.0230894063995727">
                <text:p>0.0230894063995727</text:p>
              </table:table-cell>
              <table:table-cell office:value-type="float" office:value="0.0415499756917578">
                <text:p>0.0415499756917578</text:p>
              </table:table-cell>
              <table:table-cell office:value-type="float" office:value="1.8212008956389">
                <text:p>1.8212008956389</text:p>
              </table:table-cell>
              <table:table-cell office:value-type="float" office:value="0.0269102512308187">
                <text:p>0.0269102512308187</text:p>
              </table:table-cell>
              <table:table-cell office:value-type="float" office:value="0.0369074438000288">
                <text:p>0.0369074438000288</text:p>
              </table:table-cell>
              <table:table-cell office:value-type="float" office:value="2.24076800350586">
                <text:p>2.24076800350586</text:p>
              </table:table-cell>
              <table:table-cell office:value-type="float" office:value="0.114597955368698">
                <text:p>0.114597955368698</text:p>
              </table:table-cell>
              <table:table-cell office:value-type="float" office:value="0.0416595339664889">
                <text:p>0.0416595339664889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7064975446719">
                <text:p>1.7064975446719</text:p>
              </table:table-cell>
              <table:table-cell office:value-type="float" office:value="0.0277791095069482">
                <text:p>0.0277791095069482</text:p>
              </table:table-cell>
              <table:table-cell office:value-type="float" office:value="0.02372456492408">
                <text:p>0.02372456492408</text:p>
              </table:table-cell>
              <table:table-cell office:value-type="float" office:value="2.98370648384689">
                <text:p>2.98370648384689</text:p>
              </table:table-cell>
              <table:table-cell office:value-type="float" office:value="0.0350115403844968">
                <text:p>0.0350115403844968</text:p>
              </table:table-cell>
              <table:table-cell office:value-type="float" office:value="0.0340252998102857">
                <text:p>0.0340252998102857</text:p>
              </table:table-cell>
              <table:table-cell office:value-type="float" office:value="1.87095316042162">
                <text:p>1.87095316042162</text:p>
              </table:table-cell>
              <table:table-cell office:value-type="float" office:value="0.0246834099267853">
                <text:p>0.0246834099267853</text:p>
              </table:table-cell>
              <table:table-cell office:value-type="float" office:value="0.0312035559451815">
                <text:p>0.0312035559451815</text:p>
              </table:table-cell>
              <table:table-cell office:value-type="float" office:value="2.27128464683684">
                <text:p>2.27128464683684</text:p>
              </table:table-cell>
              <table:table-cell office:value-type="float" office:value="0.180345047223116">
                <text:p>0.180345047223116</text:p>
              </table:table-cell>
              <table:table-cell office:value-type="float" office:value="0.0647083398968557">
                <text:p>0.0647083398968557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.71477907713282">
                <text:p>1.71477907713282</text:p>
              </table:table-cell>
              <table:table-cell office:value-type="float" office:value="0.0187665606171201">
                <text:p>0.0187665606171201</text:p>
              </table:table-cell>
              <table:table-cell office:value-type="float" office:value="0.0226061085770779">
                <text:p>0.0226061085770779</text:p>
              </table:table-cell>
              <table:table-cell office:value-type="float" office:value="2.47628257841045">
                <text:p>2.47628257841045</text:p>
              </table:table-cell>
              <table:table-cell office:value-type="float" office:value="0.574002153842679">
                <text:p>0.574002153842679</text:p>
              </table:table-cell>
              <table:table-cell office:value-type="float" office:value="0.0720479881897969">
                <text:p>0.0720479881897969</text:p>
              </table:table-cell>
              <table:table-cell office:value-type="float" office:value="1.92587208556238">
                <text:p>1.92587208556238</text:p>
              </table:table-cell>
              <table:table-cell office:value-type="float" office:value="0.0170007792023801">
                <text:p>0.0170007792023801</text:p>
              </table:table-cell>
              <table:table-cell office:value-type="float" office:value="0.0319688565436061">
                <text:p>0.0319688565436061</text:p>
              </table:table-cell>
              <table:table-cell office:value-type="float" office:value="2.32175617227867">
                <text:p>2.32175617227867</text:p>
              </table:table-cell>
              <table:table-cell office:value-type="float" office:value="0.0753947599409901">
                <text:p>0.0753947599409901</text:p>
              </table:table-cell>
              <table:table-cell office:value-type="float" office:value="0.0620692699623129">
                <text:p>0.0620692699623129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.79417893793156">
                <text:p>1.79417893793156</text:p>
              </table:table-cell>
              <table:table-cell office:value-type="float" office:value="0.0255526837828558">
                <text:p>0.0255526837828558</text:p>
              </table:table-cell>
              <table:table-cell office:value-type="float" office:value="0.0104027581734254">
                <text:p>0.0104027581734254</text:p>
              </table:table-cell>
              <table:table-cell office:value-type="float" office:value="3.18394022050128">
                <text:p>3.18394022050128</text:p>
              </table:table-cell>
              <table:table-cell office:value-type="float" office:value="0.0540046923282341">
                <text:p>0.0540046923282341</text:p>
              </table:table-cell>
              <table:table-cell office:value-type="float" office:value="0.017667760271621">
                <text:p>0.017667760271621</text:p>
              </table:table-cell>
              <table:table-cell office:value-type="float" office:value="2.83089497577538">
                <text:p>2.83089497577538</text:p>
              </table:table-cell>
              <table:table-cell office:value-type="float" office:value="0.072602334719414">
                <text:p>0.072602334719414</text:p>
              </table:table-cell>
              <table:table-cell office:value-type="float" office:value="0.0617537099912257">
                <text:p>0.0617537099912257</text:p>
              </table:table-cell>
              <table:table-cell office:value-type="float" office:value="2.31428108190592">
                <text:p>2.31428108190592</text:p>
              </table:table-cell>
              <table:table-cell office:value-type="float" office:value="0.0772088276809217">
                <text:p>0.0772088276809217</text:p>
              </table:table-cell>
              <table:table-cell office:value-type="float" office:value="0.0405047114027391">
                <text:p>0.0405047114027391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.93291389289073">
                <text:p>1.93291389289073</text:p>
              </table:table-cell>
              <table:table-cell office:value-type="float" office:value="0.10625140652319">
                <text:p>0.10625140652319</text:p>
              </table:table-cell>
              <table:table-cell office:value-type="float" office:value="0.0261396925172005">
                <text:p>0.0261396925172005</text:p>
              </table:table-cell>
              <table:table-cell office:value-type="float" office:value="3.00310252568287">
                <text:p>3.00310252568287</text:p>
              </table:table-cell>
              <table:table-cell office:value-type="float" office:value="0.0454319011961939">
                <text:p>0.0454319011961939</text:p>
              </table:table-cell>
              <table:table-cell office:value-type="float" office:value="0.0278900324870792">
                <text:p>0.0278900324870792</text:p>
              </table:table-cell>
              <table:table-cell office:value-type="float" office:value="2.51285345807551">
                <text:p>2.51285345807551</text:p>
              </table:table-cell>
              <table:table-cell office:value-type="float" office:value="0.0434699816695166">
                <text:p>0.0434699816695166</text:p>
              </table:table-cell>
              <table:table-cell office:value-type="float" office:value="0.0101558187263295">
                <text:p>0.0101558187263295</text:p>
              </table:table-cell>
              <table:table-cell office:value-type="float" office:value="2.90844952577328">
                <text:p>2.90844952577328</text:p>
              </table:table-cell>
              <table:table-cell office:value-type="float" office:value="0.0999809578398881">
                <text:p>0.0999809578398881</text:p>
              </table:table-cell>
              <table:table-cell office:value-type="float" office:value="0.131390904771888">
                <text:p>0.131390904771888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.50661370002847">
                <text:p>1.50661370002847</text:p>
              </table:table-cell>
              <table:table-cell office:value-type="float" office:value="0.00684455629131258">
                <text:p>0.00684455629131258</text:p>
              </table:table-cell>
              <table:table-cell office:value-type="float" office:value="0.0060037379538022">
                <text:p>0.0060037379538022</text:p>
              </table:table-cell>
              <table:table-cell office:value-type="float" office:value="2.69109071839814">
                <text:p>2.69109071839814</text:p>
              </table:table-cell>
              <table:table-cell office:value-type="float" office:value="0.531426691704368">
                <text:p>0.531426691704368</text:p>
              </table:table-cell>
              <table:table-cell office:value-type="float" office:value="0.0765587223101558">
                <text:p>0.0765587223101558</text:p>
              </table:table-cell>
              <table:table-cell office:value-type="float" office:value="2.6993366385853">
                <text:p>2.6993366385853</text:p>
              </table:table-cell>
              <table:table-cell office:value-type="float" office:value="0.0471890852929072">
                <text:p>0.0471890852929072</text:p>
              </table:table-cell>
              <table:table-cell office:value-type="float" office:value="0.0246935069647786">
                <text:p>0.0246935069647786</text:p>
              </table:table-cell>
              <table:table-cell office:value-type="float" office:value="2.7468797526519">
                <text:p>2.7468797526519</text:p>
              </table:table-cell>
              <table:table-cell office:value-type="float" office:value="0.422179312623634">
                <text:p>0.422179312623634</text:p>
              </table:table-cell>
              <table:table-cell office:value-type="float" office:value="0.114307040304701">
                <text:p>0.114307040304701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.60728018456806">
                <text:p>1.60728018456806</text:p>
              </table:table-cell>
              <table:table-cell office:value-type="float" office:value="0.0290378969900518">
                <text:p>0.0290378969900518</text:p>
              </table:table-cell>
              <table:table-cell office:value-type="float" office:value="0.0104710222063878">
                <text:p>0.0104710222063878</text:p>
              </table:table-cell>
              <table:table-cell office:value-type="float" office:value="2.65397688844089">
                <text:p>2.65397688844089</text:p>
              </table:table-cell>
              <table:table-cell office:value-type="float" office:value="0.747830847370731">
                <text:p>0.747830847370731</text:p>
              </table:table-cell>
              <table:table-cell office:value-type="float" office:value="0.0837536949094611">
                <text:p>0.0837536949094611</text:p>
              </table:table-cell>
              <table:table-cell office:value-type="float" office:value="2.71965612178248">
                <text:p>2.71965612178248</text:p>
              </table:table-cell>
              <table:table-cell office:value-type="float" office:value="0.0455192569774229">
                <text:p>0.0455192569774229</text:p>
              </table:table-cell>
              <table:table-cell office:value-type="float" office:value="0.03089168792009">
                <text:p>0.03089168792009</text:p>
              </table:table-cell>
              <table:table-cell office:value-type="float" office:value="2.70329062372823">
                <text:p>2.70329062372823</text:p>
              </table:table-cell>
              <table:table-cell office:value-type="float" office:value="0.0651433719008743">
                <text:p>0.0651433719008743</text:p>
              </table:table-cell>
              <table:table-cell office:value-type="float" office:value="0.0332234093242787">
                <text:p>0.033223409324278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.58501968054528">
                <text:p>1.58501968054528</text:p>
              </table:table-cell>
              <table:table-cell office:value-type="float" office:value="0.0289775743556031">
                <text:p>0.0289775743556031</text:p>
              </table:table-cell>
              <table:table-cell office:value-type="float" office:value="0.0138217666005606">
                <text:p>0.0138217666005606</text:p>
              </table:table-cell>
              <table:table-cell office:value-type="float" office:value="2.57652857736201">
                <text:p>2.57652857736201</text:p>
              </table:table-cell>
              <table:table-cell office:value-type="float" office:value="0.0882255052165135">
                <text:p>0.0882255052165135</text:p>
              </table:table-cell>
              <table:table-cell office:value-type="float" office:value="0.0276435332011211">
                <text:p>0.0276435332011211</text:p>
              </table:table-cell>
              <table:table-cell office:value-type="float" office:value="2.62579182906669">
                <text:p>2.62579182906669</text:p>
              </table:table-cell>
              <table:table-cell office:value-type="float" office:value="0.0433632140214602">
                <text:p>0.0433632140214602</text:p>
              </table:table-cell>
              <table:table-cell office:value-type="float" office:value="0.0197905692917479">
                <text:p>0.0197905692917479</text:p>
              </table:table-cell>
              <table:table-cell office:value-type="float" office:value="2.24150545856633">
                <text:p>2.24150545856633</text:p>
              </table:table-cell>
              <table:table-cell office:value-type="float" office:value="0.0530040681378711">
                <text:p>0.0530040681378711</text:p>
              </table:table-cell>
              <table:table-cell office:value-type="float" office:value="0.0207395264016372">
                <text:p>0.0207395264016372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.45895384789947">
                <text:p>1.45895384789947</text:p>
              </table:table-cell>
              <table:table-cell office:value-type="float" office:value="0.0103064514603958">
                <text:p>0.0103064514603958</text:p>
              </table:table-cell>
              <table:table-cell office:value-type="float" office:value="0.00612241038587733">
                <text:p>0.00612241038587733</text:p>
              </table:table-cell>
              <table:table-cell office:value-type="float" office:value="2.41895488800008">
                <text:p>2.41895488800008</text:p>
              </table:table-cell>
              <table:table-cell office:value-type="float" office:value="0.0329168203178926">
                <text:p>0.0329168203178926</text:p>
              </table:table-cell>
              <table:table-cell office:value-type="float" office:value="0.0214520750007092">
                <text:p>0.0214520750007092</text:p>
              </table:table-cell>
              <table:table-cell office:value-type="float" office:value="2.49287294698324">
                <text:p>2.49287294698324</text:p>
              </table:table-cell>
              <table:table-cell office:value-type="float" office:value="0.0539079416409005">
                <text:p>0.0539079416409005</text:p>
              </table:table-cell>
              <table:table-cell office:value-type="float" office:value="0.0426441248498946">
                <text:p>0.0426441248498946</text:p>
              </table:table-cell>
              <table:table-cell office:value-type="float" office:value="2.29137709320247">
                <text:p>2.29137709320247</text:p>
              </table:table-cell>
              <table:table-cell office:value-type="float" office:value="0.261975340160176">
                <text:p>0.261975340160176</text:p>
              </table:table-cell>
              <table:table-cell office:value-type="float" office:value="0.0423368223980938">
                <text:p>0.0423368223980938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.50080923094499">
                <text:p>1.50080923094499</text:p>
              </table:table-cell>
              <table:table-cell office:value-type="float" office:value="0.00901578476360936">
                <text:p>0.00901578476360936</text:p>
              </table:table-cell>
              <table:table-cell office:value-type="float" office:value="0.00491250785430035">
                <text:p>0.00491250785430035</text:p>
              </table:table-cell>
              <table:table-cell office:value-type="float" office:value="2.71096174717721">
                <text:p>2.71096174717721</text:p>
              </table:table-cell>
              <table:table-cell office:value-type="float" office:value="0.0229631181096365">
                <text:p>0.0229631181096365</text:p>
              </table:table-cell>
              <table:table-cell office:value-type="float" office:value="0.0277233001389973">
                <text:p>0.0277233001389973</text:p>
              </table:table-cell>
              <table:table-cell office:value-type="float" office:value="2.4019783316514">
                <text:p>2.4019783316514</text:p>
              </table:table-cell>
              <table:table-cell office:value-type="float" office:value="0.00864449056531922">
                <text:p>0.00864449056531922</text:p>
              </table:table-cell>
              <table:table-cell office:value-type="float" office:value="0.0118147717968735">
                <text:p>0.0118147717968735</text:p>
              </table:table-cell>
              <table:table-cell office:value-type="float" office:value="2.17487956739466">
                <text:p>2.17487956739466</text:p>
              </table:table-cell>
              <table:table-cell office:value-type="float" office:value="0.0588929720672519">
                <text:p>0.0588929720672519</text:p>
              </table:table-cell>
              <table:table-cell office:value-type="float" office:value="0.0223728555379958">
                <text:p>0.0223728555379958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.5767847143611">
                <text:p>1.5767847143611</text:p>
              </table:table-cell>
              <table:table-cell office:value-type="float" office:value="0.0270209843171536">
                <text:p>0.0270209843171536</text:p>
              </table:table-cell>
              <table:table-cell office:value-type="float" office:value="0.0108164506733593">
                <text:p>0.0108164506733593</text:p>
              </table:table-cell>
              <table:table-cell office:value-type="float" office:value="2.72957261927302">
                <text:p>2.72957261927302</text:p>
              </table:table-cell>
              <table:table-cell office:value-type="float" office:value="0.0408990746596947">
                <text:p>0.0408990746596947</text:p>
              </table:table-cell>
              <table:table-cell office:value-type="float" office:value="0.0113703657450863">
                <text:p>0.0113703657450863</text:p>
              </table:table-cell>
              <table:table-cell office:value-type="float" office:value="2.81189447011477">
                <text:p>2.81189447011477</text:p>
              </table:table-cell>
              <table:table-cell office:value-type="float" office:value="0.0685041875979423">
                <text:p>0.0685041875979423</text:p>
              </table:table-cell>
              <table:table-cell office:value-type="float" office:value="0.0346146563913742">
                <text:p>0.0346146563913742</text:p>
              </table:table-cell>
              <table:table-cell office:value-type="float" office:value="2.5492984413837">
                <text:p>2.5492984413837</text:p>
              </table:table-cell>
              <table:table-cell office:value-type="float" office:value="0.0538405449718611">
                <text:p>0.0538405449718611</text:p>
              </table:table-cell>
              <table:table-cell office:value-type="float" office:value="0.0154491949096212">
                <text:p>0.0154491949096212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.58982010107456">
                <text:p>1.58982010107456</text:p>
              </table:table-cell>
              <table:table-cell office:value-type="float" office:value="0.0160408437828794">
                <text:p>0.0160408437828794</text:p>
              </table:table-cell>
              <table:table-cell office:value-type="float" office:value="0.0108663780464667">
                <text:p>0.0108663780464667</text:p>
              </table:table-cell>
              <table:table-cell office:value-type="float" office:value="2.5599116891181">
                <text:p>2.5599116891181</text:p>
              </table:table-cell>
              <table:table-cell office:value-type="float" office:value="0.0421977680804457">
                <text:p>0.0421977680804457</text:p>
              </table:table-cell>
              <table:table-cell office:value-type="float" office:value="0.0163426876175035">
                <text:p>0.0163426876175035</text:p>
              </table:table-cell>
              <table:table-cell office:value-type="float" office:value="2.73519671593908">
                <text:p>2.73519671593908</text:p>
              </table:table-cell>
              <table:table-cell office:value-type="float" office:value="0.049235041481967">
                <text:p>0.049235041481967</text:p>
              </table:table-cell>
              <table:table-cell office:value-type="float" office:value="0.0690877416906704">
                <text:p>0.0690877416906704</text:p>
              </table:table-cell>
              <table:table-cell office:value-type="float" office:value="2.70437414836918">
                <text:p>2.70437414836918</text:p>
              </table:table-cell>
              <table:table-cell office:value-type="float" office:value="0.214714455732446">
                <text:p>0.214714455732446</text:p>
              </table:table-cell>
              <table:table-cell office:value-type="float" office:value="0.0681822101867982">
                <text:p>0.0681822101867982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.67682280195128">
                <text:p>1.67682280195128</text:p>
              </table:table-cell>
              <table:table-cell office:value-type="float" office:value="0.0285840144877882">
                <text:p>0.0285840144877882</text:p>
              </table:table-cell>
              <table:table-cell office:value-type="float" office:value="0.0171063579854143">
                <text:p>0.0171063579854143</text:p>
              </table:table-cell>
              <table:table-cell office:value-type="float" office:value="3.27769892157343">
                <text:p>3.27769892157343</text:p>
              </table:table-cell>
              <table:table-cell office:value-type="float" office:value="0.343350790465469">
                <text:p>0.343350790465469</text:p>
              </table:table-cell>
              <table:table-cell office:value-type="float" office:value="0.0528771637870556">
                <text:p>0.0528771637870556</text:p>
              </table:table-cell>
              <table:table-cell office:value-type="float" office:value="2.6394612761653">
                <text:p>2.6394612761653</text:p>
              </table:table-cell>
              <table:table-cell office:value-type="float" office:value="0.0379407110110453">
                <text:p>0.0379407110110453</text:p>
              </table:table-cell>
              <table:table-cell office:value-type="float" office:value="0.0112900331196058">
                <text:p>0.0112900331196058</text:p>
              </table:table-cell>
              <table:table-cell office:value-type="float" office:value="2.81936762762469">
                <text:p>2.81936762762469</text:p>
              </table:table-cell>
              <table:table-cell office:value-type="float" office:value="0.0922862317067202">
                <text:p>0.0922862317067202</text:p>
              </table:table-cell>
              <table:table-cell office:value-type="float" office:value="0.0530974173233485">
                <text:p>0.0530974173233485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.58083849910773">
                <text:p>1.58083849910773</text:p>
              </table:table-cell>
              <table:table-cell office:value-type="float" office:value="0.0293333802949188">
                <text:p>0.0293333802949188</text:p>
              </table:table-cell>
              <table:table-cell office:value-type="float" office:value="0.00726730534422842">
                <text:p>0.00726730534422842</text:p>
              </table:table-cell>
              <table:table-cell office:value-type="float" office:value="2.73718535737766">
                <text:p>2.73718535737766</text:p>
              </table:table-cell>
              <table:table-cell office:value-type="float" office:value="0.0413848971541279">
                <text:p>0.0413848971541279</text:p>
              </table:table-cell>
              <table:table-cell office:value-type="float" office:value="0.0216610312764159">
                <text:p>0.0216610312764159</text:p>
              </table:table-cell>
              <table:table-cell office:value-type="float" office:value="2.93467056447826">
                <text:p>2.93467056447826</text:p>
              </table:table-cell>
              <table:table-cell office:value-type="float" office:value="0.0469263642340565">
                <text:p>0.0469263642340565</text:p>
              </table:table-cell>
              <table:table-cell office:value-type="float" office:value="0.0167418052033437">
                <text:p>0.0167418052033437</text:p>
              </table:table-cell>
              <table:table-cell office:value-type="float" office:value="2.59019559500329">
                <text:p>2.59019559500329</text:p>
              </table:table-cell>
              <table:table-cell office:value-type="float" office:value="0.0650476660092045">
                <text:p>0.0650476660092045</text:p>
              </table:table-cell>
              <table:table-cell office:value-type="float" office:value="0.0210857518549826">
                <text:p>0.0210857518549826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.56815677528963">
                <text:p>1.56815677528963</text:p>
              </table:table-cell>
              <table:table-cell office:value-type="float" office:value="0.0561523501806481">
                <text:p>0.0561523501806481</text:p>
              </table:table-cell>
              <table:table-cell office:value-type="float" office:value="0.0152903319270735">
                <text:p>0.0152903319270735</text:p>
              </table:table-cell>
              <table:table-cell office:value-type="float" office:value="3.64031063562652">
                <text:p>3.64031063562652</text:p>
              </table:table-cell>
              <table:table-cell office:value-type="float" office:value="0.0653449872909817">
                <text:p>0.0653449872909817</text:p>
              </table:table-cell>
              <table:table-cell office:value-type="float" office:value="0.0353086820813816">
                <text:p>0.0353086820813816</text:p>
              </table:table-cell>
              <table:table-cell office:value-type="float" office:value="2.56726999749771">
                <text:p>2.56726999749771</text:p>
              </table:table-cell>
              <table:table-cell office:value-type="float" office:value="0.0404230193466818">
                <text:p>0.0404230193466818</text:p>
              </table:table-cell>
              <table:table-cell office:value-type="float" office:value="0.028530538958958">
                <text:p>0.028530538958958</text:p>
              </table:table-cell>
              <table:table-cell office:value-type="float" office:value="2.54348942671133">
                <text:p>2.54348942671133</text:p>
              </table:table-cell>
              <table:table-cell office:value-type="float" office:value="0.13307812863546">
                <text:p>0.13307812863546</text:p>
              </table:table-cell>
              <table:table-cell office:value-type="float" office:value="0.0471133626877269">
                <text:p>0.0471133626877269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7784038444354">
                <text:p>1.7784038444354</text:p>
              </table:table-cell>
              <table:table-cell office:value-type="float" office:value="0.0285701520100877">
                <text:p>0.0285701520100877</text:p>
              </table:table-cell>
              <table:table-cell office:value-type="float" office:value="0.0160151712223358">
                <text:p>0.0160151712223358</text:p>
              </table:table-cell>
              <table:table-cell office:value-type="float" office:value="3.06853857839292">
                <text:p>3.06853857839292</text:p>
              </table:table-cell>
              <table:table-cell office:value-type="float" office:value="0.200100280985335">
                <text:p>0.200100280985335</text:p>
              </table:table-cell>
              <table:table-cell office:value-type="float" office:value="0.0550056097778925">
                <text:p>0.0550056097778925</text:p>
              </table:table-cell>
              <table:table-cell office:value-type="float" office:value="2.85947258159">
                <text:p>2.85947258159</text:p>
              </table:table-cell>
              <table:table-cell office:value-type="float" office:value="0.0437562675615834">
                <text:p>0.0437562675615834</text:p>
              </table:table-cell>
              <table:table-cell office:value-type="float" office:value="0.0187307008747282">
                <text:p>0.0187307008747282</text:p>
              </table:table-cell>
              <table:table-cell office:value-type="float" office:value="3.02588440878898">
                <text:p>3.02588440878898</text:p>
              </table:table-cell>
              <table:table-cell office:value-type="float" office:value="0.0762830505277163">
                <text:p>0.0762830505277163</text:p>
              </table:table-cell>
              <table:table-cell office:value-type="float" office:value="0.0960959917392297">
                <text:p>0.0960959917392297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56112358865436">
                <text:p>1.56112358865436</text:p>
              </table:table-cell>
              <table:table-cell office:value-type="float" office:value="0.0659457921320339">
                <text:p>0.0659457921320339</text:p>
              </table:table-cell>
              <table:table-cell office:value-type="float" office:value="0.0300866878728442">
                <text:p>0.0300866878728442</text:p>
              </table:table-cell>
              <table:table-cell office:value-type="float" office:value="2.74545981158345">
                <text:p>2.74545981158345</text:p>
              </table:table-cell>
              <table:table-cell office:value-type="float" office:value="0.131612109879165">
                <text:p>0.131612109879165</text:p>
              </table:table-cell>
              <table:table-cell office:value-type="float" office:value="0.0398276405248021">
                <text:p>0.0398276405248021</text:p>
              </table:table-cell>
              <table:table-cell office:value-type="float" office:value="3.03159076819886">
                <text:p>3.03159076819886</text:p>
              </table:table-cell>
              <table:table-cell office:value-type="float" office:value="0.0493094442016687">
                <text:p>0.0493094442016687</text:p>
              </table:table-cell>
              <table:table-cell office:value-type="float" office:value="0.0225053100133131">
                <text:p>0.0225053100133131</text:p>
              </table:table-cell>
              <table:table-cell office:value-type="float" office:value="2.75469262899013">
                <text:p>2.75469262899013</text:p>
              </table:table-cell>
              <table:table-cell office:value-type="float" office:value="0.068339109137288">
                <text:p>0.068339109137288</text:p>
              </table:table-cell>
              <table:table-cell office:value-type="float" office:value="0.0218345714895477">
                <text:p>0.0218345714895477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65483566194559">
                <text:p>1.65483566194559</text:p>
              </table:table-cell>
              <table:table-cell office:value-type="float" office:value="0.025513869356798">
                <text:p>0.025513869356798</text:p>
              </table:table-cell>
              <table:table-cell office:value-type="float" office:value="0.0125348856447477">
                <text:p>0.0125348856447477</text:p>
              </table:table-cell>
              <table:table-cell office:value-type="float" office:value="2.9757748858189">
                <text:p>2.9757748858189</text:p>
              </table:table-cell>
              <table:table-cell office:value-type="float" office:value="0.0395595592108987">
                <text:p>0.0395595592108987</text:p>
              </table:table-cell>
              <table:table-cell office:value-type="float" office:value="0.0304860261495391">
                <text:p>0.0304860261495391</text:p>
              </table:table-cell>
              <table:table-cell office:value-type="float" office:value="3.03724328301673">
                <text:p>3.03724328301673</text:p>
              </table:table-cell>
              <table:table-cell office:value-type="float" office:value="0.0362941322454382">
                <text:p>0.0362941322454382</text:p>
              </table:table-cell>
              <table:table-cell office:value-type="float" office:value="0.0123084827084757">
                <text:p>0.0123084827084757</text:p>
              </table:table-cell>
              <table:table-cell office:value-type="float" office:value="2.59170407394668">
                <text:p>2.59170407394668</text:p>
              </table:table-cell>
              <table:table-cell office:value-type="float" office:value="0.0410747173228724">
                <text:p>0.0410747173228724</text:p>
              </table:table-cell>
              <table:table-cell office:value-type="float" office:value="0.018430069793059">
                <text:p>0.018430069793059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.61849585792409">
                <text:p>1.61849585792409</text:p>
              </table:table-cell>
              <table:table-cell office:value-type="float" office:value="0.0279757545360505">
                <text:p>0.0279757545360505</text:p>
              </table:table-cell>
              <table:table-cell office:value-type="float" office:value="0.016434366548783">
                <text:p>0.016434366548783</text:p>
              </table:table-cell>
              <table:table-cell office:value-type="float" office:value="2.99845259909208">
                <text:p>2.99845259909208</text:p>
              </table:table-cell>
              <table:table-cell office:value-type="float" office:value="0.464094884457882">
                <text:p>0.464094884457882</text:p>
              </table:table-cell>
              <table:table-cell office:value-type="float" office:value="0.1202783611799">
                <text:p>0.1202783611799</text:p>
              </table:table-cell>
              <table:table-cell office:value-type="float" office:value="2.52618470210395">
                <text:p>2.52618470210395</text:p>
              </table:table-cell>
              <table:table-cell office:value-type="float" office:value="0.0249208488762108">
                <text:p>0.0249208488762108</text:p>
              </table:table-cell>
              <table:table-cell office:value-type="float" office:value="0.0333617355967752">
                <text:p>0.0333617355967752</text:p>
              </table:table-cell>
              <table:table-cell office:value-type="float" office:value="2.147570181613">
                <text:p>2.147570181613</text:p>
              </table:table-cell>
              <table:table-cell office:value-type="float" office:value="0.413344124293624">
                <text:p>0.413344124293624</text:p>
              </table:table-cell>
              <table:table-cell office:value-type="float" office:value="0.0661335780297568">
                <text:p>0.0661335780297568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1.65370658073368">
                <text:p>1.65370658073368</text:p>
              </table:table-cell>
              <table:table-cell office:value-type="float" office:value="0.0314725728302257">
                <text:p>0.0314725728302257</text:p>
              </table:table-cell>
              <table:table-cell office:value-type="float" office:value="0.0252927764983268">
                <text:p>0.0252927764983268</text:p>
              </table:table-cell>
              <table:table-cell office:value-type="float" office:value="3.21409938980276">
                <text:p>3.21409938980276</text:p>
              </table:table-cell>
              <table:table-cell office:value-type="float" office:value="0.29289179303447">
                <text:p>0.29289179303447</text:p>
              </table:table-cell>
              <table:table-cell office:value-type="float" office:value="0.132372736260474">
                <text:p>0.132372736260474</text:p>
              </table:table-cell>
              <table:table-cell office:value-type="float" office:value="3.00068888587842">
                <text:p>3.00068888587842</text:p>
              </table:table-cell>
              <table:table-cell office:value-type="float" office:value="0.0443365798401439">
                <text:p>0.0443365798401439</text:p>
              </table:table-cell>
              <table:table-cell office:value-type="float" office:value="0.0207242237063213">
                <text:p>0.0207242237063213</text:p>
              </table:table-cell>
              <table:table-cell office:value-type="float" office:value="2.61060077189807">
                <text:p>2.61060077189807</text:p>
              </table:table-cell>
              <table:table-cell office:value-type="float" office:value="0.257758613235256">
                <text:p>0.257758613235256</text:p>
              </table:table-cell>
              <table:table-cell office:value-type="float" office:value="0.0667614004848142">
                <text:p>0.0667614004848142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.57000063183168">
                <text:p>1.57000063183168</text:p>
              </table:table-cell>
              <table:table-cell office:value-type="float" office:value="0.0176192582296076">
                <text:p>0.0176192582296076</text:p>
              </table:table-cell>
              <table:table-cell office:value-type="float" office:value="0.0179667656536299">
                <text:p>0.0179667656536299</text:p>
              </table:table-cell>
              <table:table-cell office:value-type="float" office:value="2.41043785935427">
                <text:p>2.41043785935427</text:p>
              </table:table-cell>
              <table:table-cell office:value-type="float" office:value="0.0282997409490112">
                <text:p>0.0282997409490112</text:p>
              </table:table-cell>
              <table:table-cell office:value-type="float" office:value="0.0187211726795982">
                <text:p>0.0187211726795982</text:p>
              </table:table-cell>
              <table:table-cell office:value-type="float" office:value="2.55812219624692">
                <text:p>2.55812219624692</text:p>
              </table:table-cell>
              <table:table-cell office:value-type="float" office:value="0.0708763505402161">
                <text:p>0.0708763505402161</text:p>
              </table:table-cell>
              <table:table-cell office:value-type="float" office:value="0.0282858406520503">
                <text:p>0.0282858406520503</text:p>
              </table:table-cell>
              <table:table-cell office:value-type="float" office:value="2.56085170910469">
                <text:p>2.56085170910469</text:p>
              </table:table-cell>
              <table:table-cell office:value-type="float" office:value="0.0659746003664624">
                <text:p>0.0659746003664624</text:p>
              </table:table-cell>
              <table:table-cell office:value-type="float" office:value="0.020702596828205">
                <text:p>0.02070259682820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51650304226002">
                <text:p>1.51650304226002</text:p>
              </table:table-cell>
              <table:table-cell office:value-type="float" office:value="0.0252533909631825">
                <text:p>0.0252533909631825</text:p>
              </table:table-cell>
              <table:table-cell office:value-type="float" office:value="0.0118430236401137">
                <text:p>0.0118430236401137</text:p>
              </table:table-cell>
              <table:table-cell office:value-type="float" office:value="2.41149101550203">
                <text:p>2.41149101550203</text:p>
              </table:table-cell>
              <table:table-cell office:value-type="float" office:value="0.0585216330399185">
                <text:p>0.0585216330399185</text:p>
              </table:table-cell>
              <table:table-cell office:value-type="float" office:value="0.0371490701809223">
                <text:p>0.0371490701809223</text:p>
              </table:table-cell>
              <table:table-cell office:value-type="float" office:value="2.52482374385638">
                <text:p>2.52482374385638</text:p>
              </table:table-cell>
              <table:table-cell office:value-type="float" office:value="0.0398681145830182">
                <text:p>0.0398681145830182</text:p>
              </table:table-cell>
              <table:table-cell office:value-type="float" office:value="0.0207205299615838">
                <text:p>0.0207205299615838</text:p>
              </table:table-cell>
              <table:table-cell office:value-type="float" office:value="2.49106815760375">
                <text:p>2.49106815760375</text:p>
              </table:table-cell>
              <table:table-cell office:value-type="float" office:value="0.0587669856250273">
                <text:p>0.0587669856250273</text:p>
              </table:table-cell>
              <table:table-cell office:value-type="float" office:value="0.026963016738872">
                <text:p>0.026963016738872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53093596543358">
                <text:p>1.53093596543358</text:p>
              </table:table-cell>
              <table:table-cell office:value-type="float" office:value="0.0289252505574148">
                <text:p>0.0289252505574148</text:p>
              </table:table-cell>
              <table:table-cell office:value-type="float" office:value="0.0180059517160334">
                <text:p>0.0180059517160334</text:p>
              </table:table-cell>
              <table:table-cell office:value-type="float" office:value="2.46445502924473">
                <text:p>2.46445502924473</text:p>
              </table:table-cell>
              <table:table-cell office:value-type="float" office:value="0.0616217085714541">
                <text:p>0.0616217085714541</text:p>
              </table:table-cell>
              <table:table-cell office:value-type="float" office:value="0.0262476485806587">
                <text:p>0.0262476485806587</text:p>
              </table:table-cell>
              <table:table-cell office:value-type="float" office:value="2.58005996398586">
                <text:p>2.58005996398586</text:p>
              </table:table-cell>
              <table:table-cell office:value-type="float" office:value="0.113634434162493">
                <text:p>0.113634434162493</text:p>
              </table:table-cell>
              <table:table-cell office:value-type="float" office:value="0.0340145933217457">
                <text:p>0.0340145933217457</text:p>
              </table:table-cell>
              <table:table-cell office:value-type="float" office:value="2.66619675515302">
                <text:p>2.66619675515302</text:p>
              </table:table-cell>
              <table:table-cell office:value-type="float" office:value="0.128514841309914">
                <text:p>0.128514841309914</text:p>
              </table:table-cell>
              <table:table-cell office:value-type="float" office:value="0.0405404801587124">
                <text:p>0.04054048015871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M Mono 10'" style:font-style-name="10 Regular" style:font-pitch="fixe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fb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f45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a096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7da7d8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1b75b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04e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ba13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001cm" svg:height="12.485cm" xlink:href=".." xlink:type="simple" chart:class="chart:bar" chart:style-name="ch1">
        <chart:legend svg:x="1.843cm" svg:y="0.264cm" style:legend-expansion="custom" chartooo:width="18.617cm" chartooo:height="1.119cm" style:legend-expansion-aspect-ratio="16.6371760500447" chart:style-name="ch2"/>
        <chart:plot-area chart:style-name="ch3" table:cell-range-address="Translation.K4:Translation.S28" chart:data-source-has-labels="both" svg:x="0.753cm" svg:y="0.065cm" svg:width="20.91cm" svg:height="12.141cm">
          <chartooo:coordinate-region svg:x="1.543cm" svg:y="0.264cm" svg:width="20.12cm" svg:height="9.933cm"/>
          <chart:axis chart:dimension="x" chart:name="primary-x" chart:style-name="ch4" chartooo:axis-type="auto">
            <chartooo:date-scale/>
            <chart:categories table:cell-range-address="Translation.K5:Translation.K28"/>
          </chart:axis>
          <chart:axis chart:dimension="y" chart:name="primary-y" chart:style-name="ch5">
            <chart:title svg:x="0cm" svg:y="8.97cm" chart:style-name="ch6">
              <text:p>output bytes per byte of input code</text:p>
            </chart:title>
            <chart:grid chart:style-name="ch7" chart:class="major"/>
          </chart:axis>
          <chart:series chart:style-name="ch8" chart:values-cell-range-address="Translation.L5:Translation.L28" chart:label-cell-address="Translation.L4:Translation.L4" chart:class="chart:bar">
            <chart:data-point chart:repeated="24"/>
          </chart:series>
          <chart:series chart:style-name="ch9" chart:values-cell-range-address="Translation.M5:Translation.M28" chart:label-cell-address="Translation.M4:Translation.M4" chart:class="chart:bar">
            <chart:data-point chart:repeated="24"/>
          </chart:series>
          <chart:series chart:style-name="ch10" chart:values-cell-range-address="Translation.N5:Translation.N28" chart:label-cell-address="Translation.N4:Translation.N4" chart:class="chart:bar">
            <chart:data-point chart:repeated="24"/>
          </chart:series>
          <chart:series chart:style-name="ch11" chart:values-cell-range-address="Translation.O5:Translation.O28" chart:label-cell-address="Translation.O4:Translation.O4" chart:class="chart:bar">
            <chart:data-point chart:repeated="24"/>
          </chart:series>
          <chart:series chart:style-name="ch12" chart:values-cell-range-address="Translation.P5:Translation.P28" chart:label-cell-address="Translation.P4:Translation.P4" chart:class="chart:bar">
            <chart:data-point chart:repeated="24"/>
          </chart:series>
          <chart:series chart:style-name="ch13" chart:values-cell-range-address="Translation.Q5:Translation.Q28" chart:label-cell-address="Translation.Q4:Translation.Q4" chart:class="chart:bar">
            <chart:data-point chart:repeated="24"/>
          </chart:series>
          <chart:series chart:style-name="ch14" chart:values-cell-range-address="Translation.R5:Translation.R28" chart:label-cell-address="Translation.R4:Translation.R4" chart:class="chart:bar">
            <chart:data-point chart:repeated="24"/>
          </chart:series>
          <chart:series chart:style-name="ch15" chart:values-cell-range-address="Translation.S5:Translation.S28" chart:label-cell-address="Translation.S4:Translation.S4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zard</text:p>
                <draw:g>
                  <svg:desc>Translation.L4:Translation.L4</svg:desc>
                </draw:g>
              </table:table-cell>
              <table:table-cell office:value-type="string">
                <text:p>wasm3</text:p>
                <draw:g>
                  <svg:desc>Translation.M4:Translation.M4</svg:desc>
                </draw:g>
              </table:table-cell>
              <table:table-cell office:value-type="string">
                <text:p>wamr</text:p>
                <draw:g>
                  <svg:desc>Translation.N4:Translation.N4</svg:desc>
                </draw:g>
              </table:table-cell>
              <table:table-cell office:value-type="string">
                <text:p>jsc-int</text:p>
                <draw:g>
                  <svg:desc>Translation.O4:Translation.O4</svg:desc>
                </draw:g>
              </table:table-cell>
              <table:table-cell office:value-type="string">
                <text:p>v8-liftoff</text:p>
                <draw:g>
                  <svg:desc>Translation.P4:Translation.P4</svg:desc>
                </draw:g>
              </table:table-cell>
              <table:table-cell office:value-type="string">
                <text:p>sm-base</text:p>
                <draw:g>
                  <svg:desc>Translation.Q4:Translation.Q4</svg:desc>
                </draw:g>
              </table:table-cell>
              <table:table-cell office:value-type="string">
                <text:p>v8-turbofan</text:p>
                <draw:g>
                  <svg:desc>Translation.R4:Translation.R4</svg:desc>
                </draw:g>
              </table:table-cell>
              <table:table-cell office:value-type="string">
                <text:p>sm-opt</text:p>
                <draw:g>
                  <svg:desc>Translation.S4:Translation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ssinov</text:p>
                <draw:g>
                  <svg:desc>Translation.K5:Translation.K28</svg:desc>
                </draw:g>
              </table:table-cell>
              <table:table-cell office:value-type="float" office:value="0.372197">
                <text:p>0.372197</text:p>
                <draw:g>
                  <svg:desc>Translation.L5:Translation.L28</svg:desc>
                </draw:g>
              </table:table-cell>
              <table:table-cell office:value-type="float" office:value="2.51224">
                <text:p>2.51224</text:p>
                <draw:g>
                  <svg:desc>Translation.M5:Translation.M28</svg:desc>
                </draw:g>
              </table:table-cell>
              <table:table-cell office:value-type="float" office:value="3.85153">
                <text:p>3.85153</text:p>
                <draw:g>
                  <svg:desc>Translation.N5:Translation.N28</svg:desc>
                </draw:g>
              </table:table-cell>
              <table:table-cell office:value-type="float" office:value="1.01748">
                <text:p>1.01748</text:p>
                <draw:g>
                  <svg:desc>Translation.O5:Translation.O28</svg:desc>
                </draw:g>
              </table:table-cell>
              <table:table-cell office:value-type="float" office:value="2.52607">
                <text:p>2.52607</text:p>
                <draw:g>
                  <svg:desc>Translation.P5:Translation.P28</svg:desc>
                </draw:g>
              </table:table-cell>
              <table:table-cell office:value-type="float" office:value="2.27772">
                <text:p>2.27772</text:p>
                <draw:g>
                  <svg:desc>Translation.Q5:Translation.Q28</svg:desc>
                </draw:g>
              </table:table-cell>
              <table:table-cell office:value-type="float" office:value="2.45785">
                <text:p>2.45785</text:p>
                <draw:g>
                  <svg:desc>Translation.R5:Translation.R28</svg:desc>
                </draw:g>
              </table:table-cell>
              <table:table-cell office:value-type="float" office:value="1.80761">
                <text:p>1.80761</text:p>
                <draw:g>
                  <svg:desc>Translation.S5:Translation.S28</svg:desc>
                </draw:g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0.348444">
                <text:p>0.348444</text:p>
              </table:table-cell>
              <table:table-cell office:value-type="float" office:value="2.43622">
                <text:p>2.43622</text:p>
              </table:table-cell>
              <table:table-cell office:value-type="float" office:value="3.80408">
                <text:p>3.80408</text:p>
              </table:table-cell>
              <table:table-cell office:value-type="float" office:value="1.01679">
                <text:p>1.01679</text:p>
              </table:table-cell>
              <table:table-cell office:value-type="float" office:value="2.55192">
                <text:p>2.55192</text:p>
              </table:table-cell>
              <table:table-cell office:value-type="float" office:value="2.32636">
                <text:p>2.32636</text:p>
              </table:table-cell>
              <table:table-cell office:value-type="float" office:value="2.59251">
                <text:p>2.59251</text:p>
              </table:table-cell>
              <table:table-cell office:value-type="float" office:value="1.74847">
                <text:p>1.7484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0.34919">
                <text:p>0.34919</text:p>
              </table:table-cell>
              <table:table-cell office:value-type="float" office:value="2.4212">
                <text:p>2.4212</text:p>
              </table:table-cell>
              <table:table-cell office:value-type="float" office:value="3.81295">
                <text:p>3.81295</text:p>
              </table:table-cell>
              <table:table-cell office:value-type="float" office:value="1.06743">
                <text:p>1.06743</text:p>
              </table:table-cell>
              <table:table-cell office:value-type="float" office:value="2.55531">
                <text:p>2.55531</text:p>
              </table:table-cell>
              <table:table-cell office:value-type="float" office:value="2.3294">
                <text:p>2.3294</text:p>
              </table:table-cell>
              <table:table-cell office:value-type="float" office:value="2.58009">
                <text:p>2.58009</text:p>
              </table:table-cell>
              <table:table-cell office:value-type="float" office:value="1.78031">
                <text:p>1.7803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0.360906">
                <text:p>0.360906</text:p>
              </table:table-cell>
              <table:table-cell office:value-type="float" office:value="1.98618">
                <text:p>1.98618</text:p>
              </table:table-cell>
              <table:table-cell office:value-type="float" office:value="3.76941">
                <text:p>3.76941</text:p>
              </table:table-cell>
              <table:table-cell office:value-type="float" office:value="1.03107">
                <text:p>1.03107</text:p>
              </table:table-cell>
              <table:table-cell office:value-type="float" office:value="2.70139">
                <text:p>2.70139</text:p>
              </table:table-cell>
              <table:table-cell office:value-type="float" office:value="2.54488">
                <text:p>2.54488</text:p>
              </table:table-cell>
              <table:table-cell office:value-type="float" office:value="2.62112">
                <text:p>2.62112</text:p>
              </table:table-cell>
              <table:table-cell office:value-type="float" office:value="1.90034">
                <text:p>1.9003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0.345483">
                <text:p>0.345483</text:p>
              </table:table-cell>
              <table:table-cell office:value-type="float" office:value="2.26342">
                <text:p>2.26342</text:p>
              </table:table-cell>
              <table:table-cell office:value-type="float" office:value="3.74443">
                <text:p>3.74443</text:p>
              </table:table-cell>
              <table:table-cell office:value-type="float" office:value="1.0103">
                <text:p>1.0103</text:p>
              </table:table-cell>
              <table:table-cell office:value-type="float" office:value="2.55567">
                <text:p>2.55567</text:p>
              </table:table-cell>
              <table:table-cell office:value-type="float" office:value="2.33221">
                <text:p>2.33221</text:p>
              </table:table-cell>
              <table:table-cell office:value-type="float" office:value="2.72353">
                <text:p>2.72353</text:p>
              </table:table-cell>
              <table:table-cell office:value-type="float" office:value="1.76599">
                <text:p>1.76599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0.343677">
                <text:p>0.343677</text:p>
              </table:table-cell>
              <table:table-cell office:value-type="float" office:value="2.51427">
                <text:p>2.51427</text:p>
              </table:table-cell>
              <table:table-cell office:value-type="float" office:value="3.8095">
                <text:p>3.8095</text:p>
              </table:table-cell>
              <table:table-cell office:value-type="float" office:value="1.02259">
                <text:p>1.02259</text:p>
              </table:table-cell>
              <table:table-cell office:value-type="float" office:value="2.68061">
                <text:p>2.68061</text:p>
              </table:table-cell>
              <table:table-cell office:value-type="float" office:value="2.33969">
                <text:p>2.33969</text:p>
              </table:table-cell>
              <table:table-cell office:value-type="float" office:value="2.64023">
                <text:p>2.64023</text:p>
              </table:table-cell>
              <table:table-cell office:value-type="float" office:value="1.78236">
                <text:p>1.78236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0.358305">
                <text:p>0.358305</text:p>
              </table:table-cell>
              <table:table-cell office:value-type="float" office:value="2.09304">
                <text:p>2.09304</text:p>
              </table:table-cell>
              <table:table-cell office:value-type="float" office:value="3.77957">
                <text:p>3.77957</text:p>
              </table:table-cell>
              <table:table-cell office:value-type="float" office:value="1.012">
                <text:p>1.012</text:p>
              </table:table-cell>
              <table:table-cell office:value-type="float" office:value="2.6085">
                <text:p>2.6085</text:p>
              </table:table-cell>
              <table:table-cell office:value-type="float" office:value="2.34933">
                <text:p>2.34933</text:p>
              </table:table-cell>
              <table:table-cell office:value-type="float" office:value="2.64519">
                <text:p>2.64519</text:p>
              </table:table-cell>
              <table:table-cell office:value-type="float" office:value="1.76359">
                <text:p>1.7635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0.356952">
                <text:p>0.356952</text:p>
              </table:table-cell>
              <table:table-cell office:value-type="float" office:value="1.96858">
                <text:p>1.96858</text:p>
              </table:table-cell>
              <table:table-cell office:value-type="float" office:value="3.78028">
                <text:p>3.78028</text:p>
              </table:table-cell>
              <table:table-cell office:value-type="float" office:value="1.05018">
                <text:p>1.05018</text:p>
              </table:table-cell>
              <table:table-cell office:value-type="float" office:value="2.58683">
                <text:p>2.58683</text:p>
              </table:table-cell>
              <table:table-cell office:value-type="float" office:value="2.36151">
                <text:p>2.36151</text:p>
              </table:table-cell>
              <table:table-cell office:value-type="float" office:value="2.63504">
                <text:p>2.63504</text:p>
              </table:table-cell>
              <table:table-cell office:value-type="float" office:value="1.79246">
                <text:p>1.7924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0.350335">
                <text:p>0.350335</text:p>
              </table:table-cell>
              <table:table-cell office:value-type="float" office:value="2.39955">
                <text:p>2.39955</text:p>
              </table:table-cell>
              <table:table-cell office:value-type="float" office:value="3.80648">
                <text:p>3.80648</text:p>
              </table:table-cell>
              <table:table-cell office:value-type="float" office:value="1.0202">
                <text:p>1.0202</text:p>
              </table:table-cell>
              <table:table-cell office:value-type="float" office:value="2.55158">
                <text:p>2.55158</text:p>
              </table:table-cell>
              <table:table-cell office:value-type="float" office:value="2.32407">
                <text:p>2.32407</text:p>
              </table:table-cell>
              <table:table-cell office:value-type="float" office:value="2.71693">
                <text:p>2.71693</text:p>
              </table:table-cell>
              <table:table-cell office:value-type="float" office:value="1.78813">
                <text:p>1.78813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34498">
                <text:p>0.34498</text:p>
              </table:table-cell>
              <table:table-cell office:value-type="float" office:value="2.52151">
                <text:p>2.52151</text:p>
              </table:table-cell>
              <table:table-cell office:value-type="float" office:value="3.8119">
                <text:p>3.8119</text:p>
              </table:table-cell>
              <table:table-cell office:value-type="float" office:value="1.02373">
                <text:p>1.02373</text:p>
              </table:table-cell>
              <table:table-cell office:value-type="float" office:value="2.55601">
                <text:p>2.55601</text:p>
              </table:table-cell>
              <table:table-cell office:value-type="float" office:value="2.33239">
                <text:p>2.33239</text:p>
              </table:table-cell>
              <table:table-cell office:value-type="float" office:value="2.58187">
                <text:p>2.58187</text:p>
              </table:table-cell>
              <table:table-cell office:value-type="float" office:value="1.76564">
                <text:p>1.76564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0.350803">
                <text:p>0.350803</text:p>
              </table:table-cell>
              <table:table-cell office:value-type="float" office:value="2.39104">
                <text:p>2.39104</text:p>
              </table:table-cell>
              <table:table-cell office:value-type="float" office:value="3.80471">
                <text:p>3.80471</text:p>
              </table:table-cell>
              <table:table-cell office:value-type="float" office:value="1.03306">
                <text:p>1.03306</text:p>
              </table:table-cell>
              <table:table-cell office:value-type="float" office:value="2.56454">
                <text:p>2.56454</text:p>
              </table:table-cell>
              <table:table-cell office:value-type="float" office:value="2.33763">
                <text:p>2.33763</text:p>
              </table:table-cell>
              <table:table-cell office:value-type="float" office:value="2.61205">
                <text:p>2.61205</text:p>
              </table:table-cell>
              <table:table-cell office:value-type="float" office:value="1.78428">
                <text:p>1.78428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0.349247">
                <text:p>0.349247</text:p>
              </table:table-cell>
              <table:table-cell office:value-type="float" office:value="2.44408">
                <text:p>2.44408</text:p>
              </table:table-cell>
              <table:table-cell office:value-type="float" office:value="3.78611">
                <text:p>3.78611</text:p>
              </table:table-cell>
              <table:table-cell office:value-type="float" office:value="1.01097">
                <text:p>1.01097</text:p>
              </table:table-cell>
              <table:table-cell office:value-type="float" office:value="2.55206">
                <text:p>2.55206</text:p>
              </table:table-cell>
              <table:table-cell office:value-type="float" office:value="2.31364">
                <text:p>2.31364</text:p>
              </table:table-cell>
              <table:table-cell office:value-type="float" office:value="2.58818">
                <text:p>2.58818</text:p>
              </table:table-cell>
              <table:table-cell office:value-type="float" office:value="1.77784">
                <text:p>1.77784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0.351681">
                <text:p>0.351681</text:p>
              </table:table-cell>
              <table:table-cell office:value-type="float" office:value="2.39354">
                <text:p>2.39354</text:p>
              </table:table-cell>
              <table:table-cell office:value-type="float" office:value="3.80554">
                <text:p>3.80554</text:p>
              </table:table-cell>
              <table:table-cell office:value-type="float" office:value="1.01658">
                <text:p>1.01658</text:p>
              </table:table-cell>
              <table:table-cell office:value-type="float" office:value="2.55781">
                <text:p>2.55781</text:p>
              </table:table-cell>
              <table:table-cell office:value-type="float" office:value="2.32019">
                <text:p>2.32019</text:p>
              </table:table-cell>
              <table:table-cell office:value-type="float" office:value="2.57314">
                <text:p>2.57314</text:p>
              </table:table-cell>
              <table:table-cell office:value-type="float" office:value="1.80293">
                <text:p>1.80293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0.349738">
                <text:p>0.349738</text:p>
              </table:table-cell>
              <table:table-cell office:value-type="float" office:value="2.42737">
                <text:p>2.42737</text:p>
              </table:table-cell>
              <table:table-cell office:value-type="float" office:value="3.80793">
                <text:p>3.80793</text:p>
              </table:table-cell>
              <table:table-cell office:value-type="float" office:value="1.02604">
                <text:p>1.02604</text:p>
              </table:table-cell>
              <table:table-cell office:value-type="float" office:value="2.5611">
                <text:p>2.5611</text:p>
              </table:table-cell>
              <table:table-cell office:value-type="float" office:value="2.32381">
                <text:p>2.32381</text:p>
              </table:table-cell>
              <table:table-cell office:value-type="float" office:value="2.58928">
                <text:p>2.58928</text:p>
              </table:table-cell>
              <table:table-cell office:value-type="float" office:value="1.77122">
                <text:p>1.77122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0.352389">
                <text:p>0.352389</text:p>
              </table:table-cell>
              <table:table-cell office:value-type="float" office:value="2.41717">
                <text:p>2.41717</text:p>
              </table:table-cell>
              <table:table-cell office:value-type="float" office:value="3.81662">
                <text:p>3.81662</text:p>
              </table:table-cell>
              <table:table-cell office:value-type="float" office:value="1.01942">
                <text:p>1.01942</text:p>
              </table:table-cell>
              <table:table-cell office:value-type="float" office:value="2.56164">
                <text:p>2.56164</text:p>
              </table:table-cell>
              <table:table-cell office:value-type="float" office:value="2.33111">
                <text:p>2.33111</text:p>
              </table:table-cell>
              <table:table-cell office:value-type="float" office:value="2.6239">
                <text:p>2.6239</text:p>
              </table:table-cell>
              <table:table-cell office:value-type="float" office:value="1.79074">
                <text:p>1.7907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0.345334">
                <text:p>0.345334</text:p>
              </table:table-cell>
              <table:table-cell office:value-type="float" office:value="2.36118">
                <text:p>2.36118</text:p>
              </table:table-cell>
              <table:table-cell office:value-type="float" office:value="3.81078">
                <text:p>3.81078</text:p>
              </table:table-cell>
              <table:table-cell office:value-type="float" office:value="1.02112">
                <text:p>1.02112</text:p>
              </table:table-cell>
              <table:table-cell office:value-type="float" office:value="2.5778">
                <text:p>2.5778</text:p>
              </table:table-cell>
              <table:table-cell office:value-type="float" office:value="2.3431">
                <text:p>2.3431</text:p>
              </table:table-cell>
              <table:table-cell office:value-type="float" office:value="2.57073">
                <text:p>2.57073</text:p>
              </table:table-cell>
              <table:table-cell office:value-type="float" office:value="1.78085">
                <text:p>1.78085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0.351241">
                <text:p>0.351241</text:p>
              </table:table-cell>
              <table:table-cell office:value-type="float" office:value="2.42464">
                <text:p>2.42464</text:p>
              </table:table-cell>
              <table:table-cell office:value-type="float" office:value="3.81636">
                <text:p>3.81636</text:p>
              </table:table-cell>
              <table:table-cell office:value-type="float" office:value="1.02074">
                <text:p>1.02074</text:p>
              </table:table-cell>
              <table:table-cell office:value-type="float" office:value="2.55406">
                <text:p>2.55406</text:p>
              </table:table-cell>
              <table:table-cell office:value-type="float" office:value="2.32836">
                <text:p>2.32836</text:p>
              </table:table-cell>
              <table:table-cell office:value-type="float" office:value="2.55329">
                <text:p>2.55329</text:p>
              </table:table-cell>
              <table:table-cell office:value-type="float" office:value="1.80319">
                <text:p>1.80319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0.349024">
                <text:p>0.349024</text:p>
              </table:table-cell>
              <table:table-cell office:value-type="float" office:value="2.53106">
                <text:p>2.53106</text:p>
              </table:table-cell>
              <table:table-cell office:value-type="float" office:value="3.81114">
                <text:p>3.81114</text:p>
              </table:table-cell>
              <table:table-cell office:value-type="float" office:value="1.05151">
                <text:p>1.05151</text:p>
              </table:table-cell>
              <table:table-cell office:value-type="float" office:value="2.56195">
                <text:p>2.56195</text:p>
              </table:table-cell>
              <table:table-cell office:value-type="float" office:value="2.33005">
                <text:p>2.33005</text:p>
              </table:table-cell>
              <table:table-cell office:value-type="float" office:value="2.66524">
                <text:p>2.66524</text:p>
              </table:table-cell>
              <table:table-cell office:value-type="float" office:value="1.84149">
                <text:p>1.84149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0.349665">
                <text:p>0.349665</text:p>
              </table:table-cell>
              <table:table-cell office:value-type="float" office:value="2.46441">
                <text:p>2.46441</text:p>
              </table:table-cell>
              <table:table-cell office:value-type="float" office:value="3.80826">
                <text:p>3.80826</text:p>
              </table:table-cell>
              <table:table-cell office:value-type="float" office:value="1.02022">
                <text:p>1.02022</text:p>
              </table:table-cell>
              <table:table-cell office:value-type="float" office:value="2.58844">
                <text:p>2.58844</text:p>
              </table:table-cell>
              <table:table-cell office:value-type="float" office:value="2.32872">
                <text:p>2.32872</text:p>
              </table:table-cell>
              <table:table-cell office:value-type="float" office:value="2.6376">
                <text:p>2.6376</text:p>
              </table:table-cell>
              <table:table-cell office:value-type="float" office:value="1.75045">
                <text:p>1.7504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0.346835">
                <text:p>0.346835</text:p>
              </table:table-cell>
              <table:table-cell office:value-type="float" office:value="2.42494">
                <text:p>2.42494</text:p>
              </table:table-cell>
              <table:table-cell office:value-type="float" office:value="3.81029">
                <text:p>3.81029</text:p>
              </table:table-cell>
              <table:table-cell office:value-type="float" office:value="1.02056">
                <text:p>1.02056</text:p>
              </table:table-cell>
              <table:table-cell office:value-type="float" office:value="2.5651">
                <text:p>2.5651</text:p>
              </table:table-cell>
              <table:table-cell office:value-type="float" office:value="2.34153">
                <text:p>2.34153</text:p>
              </table:table-cell>
              <table:table-cell office:value-type="float" office:value="2.57278">
                <text:p>2.57278</text:p>
              </table:table-cell>
              <table:table-cell office:value-type="float" office:value="1.78109">
                <text:p>1.78109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341985">
                <text:p>0.341985</text:p>
              </table:table-cell>
              <table:table-cell office:value-type="float" office:value="0.415458">
                <text:p>0.415458</text:p>
              </table:table-cell>
              <table:table-cell office:value-type="float" office:value="3.8185">
                <text:p>3.8185</text:p>
              </table:table-cell>
              <table:table-cell office:value-type="float" office:value="1.02836">
                <text:p>1.02836</text:p>
              </table:table-cell>
              <table:table-cell office:value-type="float" office:value="2.54725">
                <text:p>2.54725</text:p>
              </table:table-cell>
              <table:table-cell office:value-type="float" office:value="2.30718">
                <text:p>2.30718</text:p>
              </table:table-cell>
              <table:table-cell office:value-type="float" office:value="2.65022">
                <text:p>2.65022</text:p>
              </table:table-cell>
              <table:table-cell office:value-type="float" office:value="1.76807">
                <text:p>1.76807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0.352002">
                <text:p>0.352002</text:p>
              </table:table-cell>
              <table:table-cell office:value-type="float" office:value="2.32792">
                <text:p>2.32792</text:p>
              </table:table-cell>
              <table:table-cell office:value-type="float" office:value="3.77958">
                <text:p>3.77958</text:p>
              </table:table-cell>
              <table:table-cell office:value-type="float" office:value="1.01805">
                <text:p>1.01805</text:p>
              </table:table-cell>
              <table:table-cell office:value-type="float" office:value="2.67167">
                <text:p>2.67167</text:p>
              </table:table-cell>
              <table:table-cell office:value-type="float" office:value="2.35359">
                <text:p>2.35359</text:p>
              </table:table-cell>
              <table:table-cell office:value-type="float" office:value="2.65025">
                <text:p>2.65025</text:p>
              </table:table-cell>
              <table:table-cell office:value-type="float" office:value="1.75262">
                <text:p>1.75262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353326">
                <text:p>0.353326</text:p>
              </table:table-cell>
              <table:table-cell office:value-type="float" office:value="2.31479">
                <text:p>2.31479</text:p>
              </table:table-cell>
              <table:table-cell office:value-type="float" office:value="3.77769">
                <text:p>3.77769</text:p>
              </table:table-cell>
              <table:table-cell office:value-type="float" office:value="1.01321">
                <text:p>1.01321</text:p>
              </table:table-cell>
              <table:table-cell office:value-type="float" office:value="2.59042">
                <text:p>2.59042</text:p>
              </table:table-cell>
              <table:table-cell office:value-type="float" office:value="2.3444">
                <text:p>2.3444</text:p>
              </table:table-cell>
              <table:table-cell office:value-type="float" office:value="2.64077">
                <text:p>2.64077</text:p>
              </table:table-cell>
              <table:table-cell office:value-type="float" office:value="1.77175">
                <text:p>1.77175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0.346893">
                <text:p>0.346893</text:p>
              </table:table-cell>
              <table:table-cell office:value-type="float" office:value="2.48598">
                <text:p>2.48598</text:p>
              </table:table-cell>
              <table:table-cell office:value-type="float" office:value="3.81881">
                <text:p>3.81881</text:p>
              </table:table-cell>
              <table:table-cell office:value-type="float" office:value="1.01958">
                <text:p>1.01958</text:p>
              </table:table-cell>
              <table:table-cell office:value-type="float" office:value="2.55111">
                <text:p>2.55111</text:p>
              </table:table-cell>
              <table:table-cell office:value-type="float" office:value="2.34014">
                <text:p>2.34014</text:p>
              </table:table-cell>
              <table:table-cell office:value-type="float" office:value="2.62612">
                <text:p>2.62612</text:p>
              </table:table-cell>
              <table:table-cell office:value-type="float" office:value="1.7697">
                <text:p>1.7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M Mono 10'" style:font-style-name="10 Regular" style:font-pitch="fixed" fo:font-size="10pt" style:font-size-asian="10pt" style:font-size-complex="10pt"/>
    </style:style>
    <style:style style:name="ch3" style:family="chart">
      <style:chart-properties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M Mono 10'" style:font-style-name="10 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Execution.Y31:Execution.Y54" chart:error-lower-range="Execution.X31:Execution.X54"/>
      <style:graphic-properties draw:stroke="none" draw:fill-color="#ed1c24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Execution.Y31:Execution.Y54" chart:error-lower-range="Execution.X31:Execution.X5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Execution.J31:Execution.J54" chart:error-lower-range="Execution.I31:Execution.I54"/>
      <style:graphic-properties draw:stroke="none" draw:fill-color="#94070a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Execution.J31:Execution.J54" chart:error-lower-range="Execution.I31:Execution.I5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Execution.M31:Execution.M54" chart:error-lower-range="Execution.L31:Execution.L54"/>
      <style:graphic-properties draw:stroke="none" draw:fill-color="#adc5e7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xecution.M31:Execution.M54" chart:error-lower-range="Execution.L31:Execution.L5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Execution.P31:Execution.P54" chart:error-lower-range="Execution.O31:Execution.O54"/>
      <style:graphic-properties draw:stroke="none" draw:fill-color="#5e8ac7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xecution.P31:Execution.P54" chart:error-lower-range="Execution.O31:Execution.O5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Execution.S31:Execution.S54" chart:error-lower-range="Execution.R31:Execution.R54"/>
      <style:graphic-properties draw:stroke="none" draw:fill-color="#00508f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Execution.S31:Execution.S54" chart:error-lower-range="Execution.R31:Execution.R54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Execution.V31:Execution.V54" chart:error-lower-range="Execution.U31:Execution.U54"/>
      <style:graphic-properties draw:stroke="none" draw:fill-color="#00a65d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Execution.V31:Execution.V54" chart:error-lower-range="Execution.U31:Execution.U54" loext:std-weight="1"/>
      <style:graphic-properties draw:stroke="solid" svg:stroke-width="0cm" svg:stroke-color="#000000" svg:stroke-opacity="100%" draw:stroke-linejoin="round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012cm" svg:height="15.461cm" xlink:href=".." xlink:type="simple" chart:class="chart:bar" chart:column-mapping="5 0 1 2 3 4" chart:style-name="ch1">
        <chart:legend svg:x="1.669cm" svg:y="0.695cm" style:legend-expansion="custom" chartooo:width="2.65cm" chartooo:height="3.734cm" style:legend-expansion-aspect-ratio="0.709694697375469" chart:style-name="ch2"/>
        <chart:plot-area chart:style-name="ch3" table:cell-range-address="Execution.G31:Execution.H54 Execution.W30:Execution.W54 Execution.G30:Execution.H30 Execution.K30:Execution.K54 Execution.N30:Execution.N54 Execution.Q30:Execution.Q54 Execution.T30:Execution.T54" chart:data-source-has-labels="both" svg:x="0.54cm" svg:y="0.309cm" svg:width="25.932cm" svg:height="14.843cm">
          <chartooo:coordinate-region svg:x="1.161cm" svg:y="0.309cm" svg:width="25.311cm" svg:height="12.608cm"/>
          <chart:axis chart:dimension="x" chart:name="primary-x" chart:style-name="ch4" chartooo:axis-type="auto">
            <chartooo:date-scale/>
            <chart:categories table:cell-range-address="Execution.G31:Execution.G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cution.W31:Execution.W54" chart:label-cell-address="Execution.W30:Execution.W30" chart:class="chart:bar">
            <chart:error-indicator chart:style-name="ch8" chart:dimension="y"/>
            <chart:data-point chart:repeated="24"/>
          </chart:series>
          <chart:series chart:style-name="ch9" chart:values-cell-range-address="Execution.H31:Execution.H54" chart:label-cell-address="Execution.H30:Execution.H30" chart:class="chart:bar">
            <chart:error-indicator chart:style-name="ch10" chart:dimension="y"/>
            <chart:data-point chart:repeated="24"/>
          </chart:series>
          <chart:series chart:style-name="ch11" chart:values-cell-range-address="Execution.K31:Execution.K54" chart:label-cell-address="Execution.K30:Execution.K30" chart:class="chart:bar">
            <chart:error-indicator chart:style-name="ch12" chart:dimension="y"/>
            <chart:data-point chart:repeated="24"/>
          </chart:series>
          <chart:series chart:style-name="ch13" chart:values-cell-range-address="Execution.N31:Execution.N54" chart:label-cell-address="Execution.N30:Execution.N30" chart:class="chart:bar">
            <chart:error-indicator chart:style-name="ch14" chart:dimension="y"/>
            <chart:data-point chart:repeated="24"/>
          </chart:series>
          <chart:series chart:style-name="ch15" chart:values-cell-range-address="Execution.Q31:Execution.Q54" chart:label-cell-address="Execution.Q30:Execution.Q30" chart:class="chart:bar">
            <chart:error-indicator chart:style-name="ch16" chart:dimension="y"/>
            <chart:data-point chart:repeated="24"/>
          </chart:series>
          <chart:series chart:style-name="ch17" chart:values-cell-range-address="Execution.T31:Execution.T54" chart:label-cell-address="Execution.T30:Execution.T30" chart:class="chart:bar">
            <chart:error-indicator chart:style-name="ch18" chart:dimension="y"/>
            <chart:data-point chart:repeated="21"/>
            <chart:data-point chart:style-name="ch19"/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c-omg</text:p>
                <draw:g>
                  <svg:desc>Execution.W30:Execution.W30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X</text:p>
              </table:table-cell>
              <table:table-cell office:value-type="string">
                <text:p>sm-opt</text:p>
                <draw:g>
                  <svg:desc>Execution.H30:Execution.H30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  <table:table-cell office:value-type="string">
                <text:p>jsc-bbq</text:p>
                <draw:g>
                  <svg:desc>Execution.K30:Execution.K3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sm-base</text:p>
                <draw:g>
                  <svg:desc>Execution.N30:Execution.N3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v8-liftoff</text:p>
                <draw:g>
                  <svg:desc>Execution.Q30:Execution.Q3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wasm3</text:p>
                <draw:g>
                  <svg:desc>Execution.T30:Execution.T3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Execution.G31:Execution.G54</svg:desc>
                </draw:g>
              </table:table-cell>
              <table:table-cell office:value-type="float" office:value="1.74548737589893">
                <text:p>1.74548737589893</text:p>
                <draw:g>
                  <svg:desc>Execution.W31:Execution.W54</svg:desc>
                </draw:g>
              </table:table-cell>
              <table:table-cell office:value-type="float" office:value="0.343534248458304">
                <text:p>0.343534248458304</text:p>
                <draw:g>
                  <svg:desc>Execution.Y31:Execution.Y54</svg:desc>
                </draw:g>
              </table:table-cell>
              <table:table-cell office:value-type="float" office:value="0.156181467157344">
                <text:p>0.156181467157344</text:p>
                <draw:g>
                  <svg:desc>Execution.X31:Execution.X54</svg:desc>
                </draw:g>
              </table:table-cell>
              <table:table-cell office:value-type="float" office:value="1.14201098399885">
                <text:p>1.14201098399885</text:p>
                <draw:g>
                  <svg:desc>Execution.H31:Execution.H54</svg:desc>
                </draw:g>
              </table:table-cell>
              <table:table-cell office:value-type="float" office:value="0.041236855752229">
                <text:p>0.041236855752229</text:p>
                <draw:g>
                  <svg:desc>Execution.J31:Execution.J54</svg:desc>
                </draw:g>
              </table:table-cell>
              <table:table-cell office:value-type="float" office:value="0.0393624532180368">
                <text:p>0.0393624532180368</text:p>
                <draw:g>
                  <svg:desc>Execution.I31:Execution.I54</svg:desc>
                </draw:g>
              </table:table-cell>
              <table:table-cell office:value-type="float" office:value="0.74994845393031">
                <text:p>0.74994845393031</text:p>
                <draw:g>
                  <svg:desc>Execution.K31:Execution.K54</svg:desc>
                </draw:g>
              </table:table-cell>
              <table:table-cell office:value-type="float" office:value="0.126522171057975">
                <text:p>0.126522171057975</text:p>
                <draw:g>
                  <svg:desc>Execution.M31:Execution.M54</svg:desc>
                </draw:g>
              </table:table-cell>
              <table:table-cell office:value-type="float" office:value="0.0397998138093483">
                <text:p>0.0397998138093483</text:p>
                <draw:g>
                  <svg:desc>Execution.L31:Execution.L54</svg:desc>
                </draw:g>
              </table:table-cell>
              <table:table-cell office:value-type="float" office:value="0.947872865524114">
                <text:p>0.947872865524114</text:p>
                <draw:g>
                  <svg:desc>Execution.N31:Execution.N54</svg:desc>
                </draw:g>
              </table:table-cell>
              <table:table-cell office:value-type="float" office:value="0.0271913327626819">
                <text:p>0.0271913327626819</text:p>
                <draw:g>
                  <svg:desc>Execution.P31:Execution.P54</svg:desc>
                </draw:g>
              </table:table-cell>
              <table:table-cell office:value-type="float" office:value="0.0196687305921238">
                <text:p>0.0196687305921238</text:p>
                <draw:g>
                  <svg:desc>Execution.O31:Execution.O54</svg:desc>
                </draw:g>
              </table:table-cell>
              <table:table-cell office:value-type="float" office:value="0.643357429819245">
                <text:p>0.643357429819245</text:p>
                <draw:g>
                  <svg:desc>Execution.Q31:Execution.Q54</svg:desc>
                </draw:g>
              </table:table-cell>
              <table:table-cell office:value-type="float" office:value="0.039549893471456">
                <text:p>0.039549893471456</text:p>
                <draw:g>
                  <svg:desc>Execution.S31:Execution.S54</svg:desc>
                </draw:g>
              </table:table-cell>
              <table:table-cell office:value-type="float" office:value="0.0389875727111983">
                <text:p>0.0389875727111983</text:p>
                <draw:g>
                  <svg:desc>Execution.R31:Execution.R54</svg:desc>
                </draw:g>
              </table:table-cell>
              <table:table-cell office:value-type="float" office:value="0.460755009340773">
                <text:p>0.460755009340773</text:p>
                <draw:g>
                  <svg:desc>Execution.T31:Execution.T54</svg:desc>
                </draw:g>
              </table:table-cell>
              <table:table-cell office:value-type="float" office:value="0.0112195487688299">
                <text:p>0.0112195487688299</text:p>
                <draw:g>
                  <svg:desc>Execution.V31:Execution.V54</svg:desc>
                </draw:g>
              </table:table-cell>
              <table:table-cell office:value-type="float" office:value="0.00964879944517685">
                <text:p>0.00964879944517685</text:p>
                <draw:g>
                  <svg:desc>Execution.U31:Execution.U54</svg:desc>
                </draw:g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.75250632466399">
                <text:p>1.75250632466399</text:p>
              </table:table-cell>
              <table:table-cell office:value-type="float" office:value="0.268937895880023">
                <text:p>0.268937895880023</text:p>
              </table:table-cell>
              <table:table-cell office:value-type="float" office:value="0.14852131553011">
                <text:p>0.14852131553011</text:p>
              </table:table-cell>
              <table:table-cell office:value-type="float" office:value="1.15091935190242">
                <text:p>1.15091935190242</text:p>
              </table:table-cell>
              <table:table-cell office:value-type="float" office:value="0.0958712342354219">
                <text:p>0.0958712342354219</text:p>
              </table:table-cell>
              <table:table-cell office:value-type="float" office:value="0.0448093812187298">
                <text:p>0.0448093812187298</text:p>
              </table:table-cell>
              <table:table-cell office:value-type="float" office:value="0.757905045292755">
                <text:p>0.757905045292755</text:p>
              </table:table-cell>
              <table:table-cell office:value-type="float" office:value="0.0788338763441873">
                <text:p>0.0788338763441873</text:p>
              </table:table-cell>
              <table:table-cell office:value-type="float" office:value="0.0379291512081207">
                <text:p>0.0379291512081207</text:p>
              </table:table-cell>
              <table:table-cell office:value-type="float" office:value="0.962629553601135">
                <text:p>0.962629553601135</text:p>
              </table:table-cell>
              <table:table-cell office:value-type="float" office:value="0.0350037979371865">
                <text:p>0.0350037979371865</text:p>
              </table:table-cell>
              <table:table-cell office:value-type="float" office:value="0.0186695292441163">
                <text:p>0.0186695292441163</text:p>
              </table:table-cell>
              <table:table-cell office:value-type="float" office:value="0.65951650062462">
                <text:p>0.65951650062462</text:p>
              </table:table-cell>
              <table:table-cell office:value-type="float" office:value="0.0435099217185509">
                <text:p>0.0435099217185509</text:p>
              </table:table-cell>
              <table:table-cell office:value-type="float" office:value="0.04111188534624">
                <text:p>0.04111188534624</text:p>
              </table:table-cell>
              <table:table-cell office:value-type="float" office:value="0.458392185665769">
                <text:p>0.458392185665769</text:p>
              </table:table-cell>
              <table:table-cell office:value-type="float" office:value="0.0128659045681965">
                <text:p>0.0128659045681965</text:p>
              </table:table-cell>
              <table:table-cell office:value-type="float" office:value="0.0116166657250294">
                <text:p>0.0116166657250294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73801933005087">
                <text:p>1.73801933005087</text:p>
              </table:table-cell>
              <table:table-cell office:value-type="float" office:value="0.270130229457891">
                <text:p>0.270130229457891</text:p>
              </table:table-cell>
              <table:table-cell office:value-type="float" office:value="0.137410628383859">
                <text:p>0.137410628383859</text:p>
              </table:table-cell>
              <table:table-cell office:value-type="float" office:value="1.15217541675313">
                <text:p>1.15217541675313</text:p>
              </table:table-cell>
              <table:table-cell office:value-type="float" office:value="0.0461745489759601">
                <text:p>0.0461745489759601</text:p>
              </table:table-cell>
              <table:table-cell office:value-type="float" office:value="0.0463883491482578">
                <text:p>0.0463883491482578</text:p>
              </table:table-cell>
              <table:table-cell office:value-type="float" office:value="0.753658183830419">
                <text:p>0.753658183830419</text:p>
              </table:table-cell>
              <table:table-cell office:value-type="float" office:value="0.102108446993278">
                <text:p>0.102108446993278</text:p>
              </table:table-cell>
              <table:table-cell office:value-type="float" office:value="0.0425839637294296">
                <text:p>0.0425839637294296</text:p>
              </table:table-cell>
              <table:table-cell office:value-type="float" office:value="0.959566614474272">
                <text:p>0.959566614474272</text:p>
              </table:table-cell>
              <table:table-cell office:value-type="float" office:value="0.0481239034880869">
                <text:p>0.0481239034880869</text:p>
              </table:table-cell>
              <table:table-cell office:value-type="float" office:value="0.0201035044363536">
                <text:p>0.0201035044363536</text:p>
              </table:table-cell>
              <table:table-cell office:value-type="float" office:value="0.654781892383055">
                <text:p>0.654781892383055</text:p>
              </table:table-cell>
              <table:table-cell office:value-type="float" office:value="0.0549089148383608">
                <text:p>0.0549089148383608</text:p>
              </table:table-cell>
              <table:table-cell office:value-type="float" office:value="0.0408609858703239">
                <text:p>0.0408609858703239</text:p>
              </table:table-cell>
              <table:table-cell office:value-type="float" office:value="0.459069843485697">
                <text:p>0.459069843485697</text:p>
              </table:table-cell>
              <table:table-cell office:value-type="float" office:value="0.0117935947983676">
                <text:p>0.0117935947983676</text:p>
              </table:table-cell>
              <table:table-cell office:value-type="float" office:value="0.00958642243141102">
                <text:p>0.00958642243141102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.72875540142738">
                <text:p>1.72875540142738</text:p>
              </table:table-cell>
              <table:table-cell office:value-type="float" office:value="0.320770126221225">
                <text:p>0.320770126221225</text:p>
              </table:table-cell>
              <table:table-cell office:value-type="float" office:value="0.165221207116171">
                <text:p>0.165221207116171</text:p>
              </table:table-cell>
              <table:table-cell office:value-type="float" office:value="1.14273176618295">
                <text:p>1.14273176618295</text:p>
              </table:table-cell>
              <table:table-cell office:value-type="float" office:value="0.0708447862893641">
                <text:p>0.0708447862893641</text:p>
              </table:table-cell>
              <table:table-cell office:value-type="float" office:value="0.0404444254831573">
                <text:p>0.0404444254831573</text:p>
              </table:table-cell>
              <table:table-cell office:value-type="float" office:value="0.774026828866934">
                <text:p>0.774026828866934</text:p>
              </table:table-cell>
              <table:table-cell office:value-type="float" office:value="0.0583262736398155">
                <text:p>0.0583262736398155</text:p>
              </table:table-cell>
              <table:table-cell office:value-type="float" office:value="0.0306563381826825">
                <text:p>0.0306563381826825</text:p>
              </table:table-cell>
              <table:table-cell office:value-type="float" office:value="0.957605270696076">
                <text:p>0.957605270696076</text:p>
              </table:table-cell>
              <table:table-cell office:value-type="float" office:value="0.0218129292953918">
                <text:p>0.0218129292953918</text:p>
              </table:table-cell>
              <table:table-cell office:value-type="float" office:value="0.0158523132431724">
                <text:p>0.0158523132431724</text:p>
              </table:table-cell>
              <table:table-cell office:value-type="float" office:value="0.656191909895963">
                <text:p>0.656191909895963</text:p>
              </table:table-cell>
              <table:table-cell office:value-type="float" office:value="0.056339401622409">
                <text:p>0.056339401622409</text:p>
              </table:table-cell>
              <table:table-cell office:value-type="float" office:value="0.0383112806791933">
                <text:p>0.0383112806791933</text:p>
              </table:table-cell>
              <table:table-cell office:value-type="float" office:value="0.593668216751891">
                <text:p>0.593668216751891</text:p>
              </table:table-cell>
              <table:table-cell office:value-type="float" office:value="0.0470675353644935">
                <text:p>0.0470675353644935</text:p>
              </table:table-cell>
              <table:table-cell office:value-type="float" office:value="0.0166220737824314">
                <text:p>0.0166220737824314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.69113848397978">
                <text:p>1.69113848397978</text:p>
              </table:table-cell>
              <table:table-cell office:value-type="float" office:value="0.172687122033246">
                <text:p>0.172687122033246</text:p>
              </table:table-cell>
              <table:table-cell office:value-type="float" office:value="0.102335923175883">
                <text:p>0.102335923175883</text:p>
              </table:table-cell>
              <table:table-cell office:value-type="float" office:value="1.15782676080592">
                <text:p>1.15782676080592</text:p>
              </table:table-cell>
              <table:table-cell office:value-type="float" office:value="0.0377384292790648">
                <text:p>0.0377384292790648</text:p>
              </table:table-cell>
              <table:table-cell office:value-type="float" office:value="0.0358036446884592">
                <text:p>0.0358036446884592</text:p>
              </table:table-cell>
              <table:table-cell office:value-type="float" office:value="1.32463862073157">
                <text:p>1.32463862073157</text:p>
              </table:table-cell>
              <table:table-cell office:value-type="float" office:value="0.038016997741063">
                <text:p>0.038016997741063</text:p>
              </table:table-cell>
              <table:table-cell office:value-type="float" office:value="0.0243316889352607">
                <text:p>0.0243316889352607</text:p>
              </table:table-cell>
              <table:table-cell office:value-type="float" office:value="1.23791772607097">
                <text:p>1.23791772607097</text:p>
              </table:table-cell>
              <table:table-cell office:value-type="float" office:value="0.043294603875647">
                <text:p>0.043294603875647</text:p>
              </table:table-cell>
              <table:table-cell office:value-type="float" office:value="0.0158632076905155">
                <text:p>0.0158632076905155</text:p>
              </table:table-cell>
              <table:table-cell office:value-type="float" office:value="0.928564916581408">
                <text:p>0.928564916581408</text:p>
              </table:table-cell>
              <table:table-cell office:value-type="float" office:value="0.0785360467589826">
                <text:p>0.0785360467589826</text:p>
              </table:table-cell>
              <table:table-cell office:value-type="float" office:value="0.0491496064587364">
                <text:p>0.0491496064587364</text:p>
              </table:table-cell>
              <table:table-cell office:value-type="float" office:value="2.12425166381345">
                <text:p>2.12425166381345</text:p>
              </table:table-cell>
              <table:table-cell office:value-type="float" office:value="0.025689077077361">
                <text:p>0.025689077077361</text:p>
              </table:table-cell>
              <table:table-cell office:value-type="float" office:value="0.0211104245383361">
                <text:p>0.0211104245383361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.70913882705965">
                <text:p>1.70913882705965</text:p>
              </table:table-cell>
              <table:table-cell office:value-type="float" office:value="0.258692422724424">
                <text:p>0.258692422724424</text:p>
              </table:table-cell>
              <table:table-cell office:value-type="float" office:value="0.131942216672671">
                <text:p>0.131942216672671</text:p>
              </table:table-cell>
              <table:table-cell office:value-type="float" office:value="1.13995232431312">
                <text:p>1.13995232431312</text:p>
              </table:table-cell>
              <table:table-cell office:value-type="float" office:value="0.0274110522705176">
                <text:p>0.0274110522705176</text:p>
              </table:table-cell>
              <table:table-cell office:value-type="float" office:value="0.0290495955463209">
                <text:p>0.0290495955463209</text:p>
              </table:table-cell>
              <table:table-cell office:value-type="float" office:value="1.38300949071903">
                <text:p>1.38300949071903</text:p>
              </table:table-cell>
              <table:table-cell office:value-type="float" office:value="0.0235219796761409">
                <text:p>0.0235219796761409</text:p>
              </table:table-cell>
              <table:table-cell office:value-type="float" office:value="0.0226237420972367">
                <text:p>0.0226237420972367</text:p>
              </table:table-cell>
              <table:table-cell office:value-type="float" office:value="1.40954698226721">
                <text:p>1.40954698226721</text:p>
              </table:table-cell>
              <table:table-cell office:value-type="float" office:value="0.00917485527023626">
                <text:p>0.00917485527023626</text:p>
              </table:table-cell>
              <table:table-cell office:value-type="float" office:value="0.0200918966138417">
                <text:p>0.0200918966138417</text:p>
              </table:table-cell>
              <table:table-cell office:value-type="float" office:value="0.979908103386158">
                <text:p>0.979908103386158</text:p>
              </table:table-cell>
              <table:table-cell office:value-type="float" office:value="0.0474387890572947">
                <text:p>0.0474387890572947</text:p>
              </table:table-cell>
              <table:table-cell office:value-type="float" office:value="0.0366599381104437">
                <text:p>0.0366599381104437</text:p>
              </table:table-cell>
              <table:table-cell office:value-type="float" office:value="2.56589461008099">
                <text:p>2.56589461008099</text:p>
              </table:table-cell>
              <table:table-cell office:value-type="float" office:value="0.0959485536894368">
                <text:p>0.0959485536894368</text:p>
              </table:table-cell>
              <table:table-cell office:value-type="float" office:value="0.0510268040015991">
                <text:p>0.05102680400159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.74880258327935">
                <text:p>1.74880258327935</text:p>
              </table:table-cell>
              <table:table-cell office:value-type="float" office:value="0.2238923895334">
                <text:p>0.2238923895334</text:p>
              </table:table-cell>
              <table:table-cell office:value-type="float" office:value="0.131602968023085">
                <text:p>0.131602968023085</text:p>
              </table:table-cell>
              <table:table-cell office:value-type="float" office:value="1.15162043852934">
                <text:p>1.15162043852934</text:p>
              </table:table-cell>
              <table:table-cell office:value-type="float" office:value="0.034067487191567">
                <text:p>0.034067487191567</text:p>
              </table:table-cell>
              <table:table-cell office:value-type="float" office:value="0.0300237520365899">
                <text:p>0.0300237520365899</text:p>
              </table:table-cell>
              <table:table-cell office:value-type="float" office:value="1.5806342382663">
                <text:p>1.5806342382663</text:p>
              </table:table-cell>
              <table:table-cell office:value-type="float" office:value="0.0207634022338692">
                <text:p>0.0207634022338692</text:p>
              </table:table-cell>
              <table:table-cell office:value-type="float" office:value="0.0223239699271735">
                <text:p>0.0223239699271735</text:p>
              </table:table-cell>
              <table:table-cell office:value-type="float" office:value="1.28313997997762">
                <text:p>1.28313997997762</text:p>
              </table:table-cell>
              <table:table-cell office:value-type="float" office:value="0.01325991794751">
                <text:p>0.01325991794751</text:p>
              </table:table-cell>
              <table:table-cell office:value-type="float" office:value="0.01456529847084">
                <text:p>0.01456529847084</text:p>
              </table:table-cell>
              <table:table-cell office:value-type="float" office:value="1.11070706475865">
                <text:p>1.11070706475865</text:p>
              </table:table-cell>
              <table:table-cell office:value-type="float" office:value="0.0648224486190448">
                <text:p>0.0648224486190448</text:p>
              </table:table-cell>
              <table:table-cell office:value-type="float" office:value="0.0406876312741692">
                <text:p>0.0406876312741692</text:p>
              </table:table-cell>
              <table:table-cell office:value-type="float" office:value="3.32681133816226">
                <text:p>3.32681133816226</text:p>
              </table:table-cell>
              <table:table-cell office:value-type="float" office:value="0.78263451308325">
                <text:p>0.78263451308325</text:p>
              </table:table-cell>
              <table:table-cell office:value-type="float" office:value="0.130690183145869">
                <text:p>0.130690183145869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.71122606803625">
                <text:p>1.71122606803625</text:p>
              </table:table-cell>
              <table:table-cell office:value-type="float" office:value="0.222467864976101">
                <text:p>0.222467864976101</text:p>
              </table:table-cell>
              <table:table-cell office:value-type="float" office:value="0.11976686269541">
                <text:p>0.11976686269541</text:p>
              </table:table-cell>
              <table:table-cell office:value-type="float" office:value="1.14697349679742">
                <text:p>1.14697349679742</text:p>
              </table:table-cell>
              <table:table-cell office:value-type="float" office:value="0.0264464037609556">
                <text:p>0.0264464037609556</text:p>
              </table:table-cell>
              <table:table-cell office:value-type="float" office:value="0.0266823373150762">
                <text:p>0.0266823373150762</text:p>
              </table:table-cell>
              <table:table-cell office:value-type="float" office:value="1.41417261597882">
                <text:p>1.41417261597882</text:p>
              </table:table-cell>
              <table:table-cell office:value-type="float" office:value="0.031837922386599">
                <text:p>0.031837922386599</text:p>
              </table:table-cell>
              <table:table-cell office:value-type="float" office:value="0.0275386887337359">
                <text:p>0.0275386887337359</text:p>
              </table:table-cell>
              <table:table-cell office:value-type="float" office:value="1.3726002499148">
                <text:p>1.3726002499148</text:p>
              </table:table-cell>
              <table:table-cell office:value-type="float" office:value="0.0137278375379023">
                <text:p>0.0137278375379023</text:p>
              </table:table-cell>
              <table:table-cell office:value-type="float" office:value="0.0182542664651037">
                <text:p>0.0182542664651037</text:p>
              </table:table-cell>
              <table:table-cell office:value-type="float" office:value="1.07729882295371">
                <text:p>1.07729882295371</text:p>
              </table:table-cell>
              <table:table-cell office:value-type="float" office:value="0.047973156004509">
                <text:p>0.047973156004509</text:p>
              </table:table-cell>
              <table:table-cell office:value-type="float" office:value="0.0347346621344122">
                <text:p>0.0347346621344122</text:p>
              </table:table-cell>
              <table:table-cell office:value-type="float" office:value="3.01679060460158">
                <text:p>3.01679060460158</text:p>
              </table:table-cell>
              <table:table-cell office:value-type="float" office:value="0.0970953958003827">
                <text:p>0.0970953958003827</text:p>
              </table:table-cell>
              <table:table-cell office:value-type="float" office:value="0.0613296166516659">
                <text:p>0.061329616651665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.68648368901047">
                <text:p>1.68648368901047</text:p>
              </table:table-cell>
              <table:table-cell office:value-type="float" office:value="0.238782797027012">
                <text:p>0.238782797027012</text:p>
              </table:table-cell>
              <table:table-cell office:value-type="float" office:value="0.143365356597677">
                <text:p>0.143365356597677</text:p>
              </table:table-cell>
              <table:table-cell office:value-type="float" office:value="1.12747839625637">
                <text:p>1.12747839625637</text:p>
              </table:table-cell>
              <table:table-cell office:value-type="float" office:value="0.0253156299334165">
                <text:p>0.0253156299334165</text:p>
              </table:table-cell>
              <table:table-cell office:value-type="float" office:value="0.0204795226518568">
                <text:p>0.0204795226518568</text:p>
              </table:table-cell>
              <table:table-cell office:value-type="float" office:value="1.48217990145127">
                <text:p>1.48217990145127</text:p>
              </table:table-cell>
              <table:table-cell office:value-type="float" office:value="0.0436293419501864">
                <text:p>0.0436293419501864</text:p>
              </table:table-cell>
              <table:table-cell office:value-type="float" office:value="0.0321740302778587">
                <text:p>0.0321740302778587</text:p>
              </table:table-cell>
              <table:table-cell office:value-type="float" office:value="1.36134245467237">
                <text:p>1.36134245467237</text:p>
              </table:table-cell>
              <table:table-cell office:value-type="float" office:value="0.018339806120807">
                <text:p>0.018339806120807</text:p>
              </table:table-cell>
              <table:table-cell office:value-type="float" office:value="0.0189312724789834">
                <text:p>0.0189312724789834</text:p>
              </table:table-cell>
              <table:table-cell office:value-type="float" office:value="1.05987727073068">
                <text:p>1.05987727073068</text:p>
              </table:table-cell>
              <table:table-cell office:value-type="float" office:value="0.0472085832206213">
                <text:p>0.0472085832206213</text:p>
              </table:table-cell>
              <table:table-cell office:value-type="float" office:value="0.0302039254230507">
                <text:p>0.0302039254230507</text:p>
              </table:table-cell>
              <table:table-cell office:value-type="float" office:value="3.16223139381657">
                <text:p>3.16223139381657</text:p>
              </table:table-cell>
              <table:table-cell office:value-type="float" office:value="0.0531710859931199">
                <text:p>0.0531710859931199</text:p>
              </table:table-cell>
              <table:table-cell office:value-type="float" office:value="0.0247198145579006">
                <text:p>0.0247198145579006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.70664821769783">
                <text:p>1.70664821769783</text:p>
              </table:table-cell>
              <table:table-cell office:value-type="float" office:value="0.217227822802047">
                <text:p>0.217227822802047</text:p>
              </table:table-cell>
              <table:table-cell office:value-type="float" office:value="0.134268959609936">
                <text:p>0.134268959609936</text:p>
              </table:table-cell>
              <table:table-cell office:value-type="float" office:value="1.1783619951242">
                <text:p>1.1783619951242</text:p>
              </table:table-cell>
              <table:table-cell office:value-type="float" office:value="0.0283762711119896">
                <text:p>0.0283762711119896</text:p>
              </table:table-cell>
              <table:table-cell office:value-type="float" office:value="0.0231929893918429">
                <text:p>0.0231929893918429</text:p>
              </table:table-cell>
              <table:table-cell office:value-type="float" office:value="1.78488063077903">
                <text:p>1.78488063077903</text:p>
              </table:table-cell>
              <table:table-cell office:value-type="float" office:value="0.0503085809668138">
                <text:p>0.0503085809668138</text:p>
              </table:table-cell>
              <table:table-cell office:value-type="float" office:value="0.0404427752520261">
                <text:p>0.0404427752520261</text:p>
              </table:table-cell>
              <table:table-cell office:value-type="float" office:value="1.47210471986119">
                <text:p>1.47210471986119</text:p>
              </table:table-cell>
              <table:table-cell office:value-type="float" office:value="0.0260394017262964">
                <text:p>0.0260394017262964</text:p>
              </table:table-cell>
              <table:table-cell office:value-type="float" office:value="0.0183259757088577">
                <text:p>0.0183259757088577</text:p>
              </table:table-cell>
              <table:table-cell office:value-type="float" office:value="1.23393292482045">
                <text:p>1.23393292482045</text:p>
              </table:table-cell>
              <table:table-cell office:value-type="float" office:value="0.0556939228218137">
                <text:p>0.0556939228218137</text:p>
              </table:table-cell>
              <table:table-cell office:value-type="float" office:value="0.0454239968373196">
                <text:p>0.0454239968373196</text:p>
              </table:table-cell>
              <table:table-cell office:value-type="float" office:value="3.71646570468472">
                <text:p>3.71646570468472</text:p>
              </table:table-cell>
              <table:table-cell office:value-type="float" office:value="0.0493641694669566">
                <text:p>0.0493641694669566</text:p>
              </table:table-cell>
              <table:table-cell office:value-type="float" office:value="0.0395862159847137">
                <text:p>0.0395862159847137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.92450173583383">
                <text:p>1.92450173583383</text:p>
              </table:table-cell>
              <table:table-cell office:value-type="float" office:value="0.230874305456318">
                <text:p>0.230874305456318</text:p>
              </table:table-cell>
              <table:table-cell office:value-type="float" office:value="0.169166043223523">
                <text:p>0.169166043223523</text:p>
              </table:table-cell>
              <table:table-cell office:value-type="float" office:value="1.21575195649067">
                <text:p>1.21575195649067</text:p>
              </table:table-cell>
              <table:table-cell office:value-type="float" office:value="0.0315266091137581">
                <text:p>0.0315266091137581</text:p>
              </table:table-cell>
              <table:table-cell office:value-type="float" office:value="0.0476576750754436">
                <text:p>0.0476576750754436</text:p>
              </table:table-cell>
              <table:table-cell office:value-type="float" office:value="1.95501962795155">
                <text:p>1.95501962795155</text:p>
              </table:table-cell>
              <table:table-cell office:value-type="float" office:value="0.0317745853752847">
                <text:p>0.0317745853752847</text:p>
              </table:table-cell>
              <table:table-cell office:value-type="float" office:value="0.0284542252633172">
                <text:p>0.0284542252633172</text:p>
              </table:table-cell>
              <table:table-cell office:value-type="float" office:value="1.54208451367232">
                <text:p>1.54208451367232</text:p>
              </table:table-cell>
              <table:table-cell office:value-type="float" office:value="0.0231920849339711">
                <text:p>0.0231920849339711</text:p>
              </table:table-cell>
              <table:table-cell office:value-type="float" office:value="0.0303539756058606">
                <text:p>0.0303539756058606</text:p>
              </table:table-cell>
              <table:table-cell office:value-type="float" office:value="1.34770054554778">
                <text:p>1.34770054554778</text:p>
              </table:table-cell>
              <table:table-cell office:value-type="float" office:value="0.0542059295747417">
                <text:p>0.0542059295747417</text:p>
              </table:table-cell>
              <table:table-cell office:value-type="float" office:value="0.0298117902204887">
                <text:p>0.0298117902204887</text:p>
              </table:table-cell>
              <table:table-cell office:value-type="float" office:value="4.41473399292217">
                <text:p>4.41473399292217</text:p>
              </table:table-cell>
              <table:table-cell office:value-type="float" office:value="0.0866656019098375">
                <text:p>0.0866656019098375</text:p>
              </table:table-cell>
              <table:table-cell office:value-type="float" office:value="0.0428284424568984">
                <text:p>0.0428284424568984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.86967331353415">
                <text:p>1.86967331353415</text:p>
              </table:table-cell>
              <table:table-cell office:value-type="float" office:value="0.179414509970301">
                <text:p>0.179414509970301</text:p>
              </table:table-cell>
              <table:table-cell office:value-type="float" office:value="0.128985999151464">
                <text:p>0.128985999151464</text:p>
              </table:table-cell>
              <table:table-cell office:value-type="float" office:value="1.16337293169283">
                <text:p>1.16337293169283</text:p>
              </table:table-cell>
              <table:table-cell office:value-type="float" office:value="0.0359482392872295">
                <text:p>0.0359482392872295</text:p>
              </table:table-cell>
              <table:table-cell office:value-type="float" office:value="0.0383411115825202">
                <text:p>0.0383411115825202</text:p>
              </table:table-cell>
              <table:table-cell office:value-type="float" office:value="1.99368264743318">
                <text:p>1.99368264743318</text:p>
              </table:table-cell>
              <table:table-cell office:value-type="float" office:value="0.0291854051760713">
                <text:p>0.0291854051760713</text:p>
              </table:table-cell>
              <table:table-cell office:value-type="float" office:value="0.023508697496818">
                <text:p>0.023508697496818</text:p>
              </table:table-cell>
              <table:table-cell office:value-type="float" office:value="1.48932965634281">
                <text:p>1.48932965634281</text:p>
              </table:table-cell>
              <table:table-cell office:value-type="float" office:value="0.0225074246924056">
                <text:p>0.0225074246924056</text:p>
              </table:table-cell>
              <table:table-cell office:value-type="float" office:value="0.0245014849384811">
                <text:p>0.0245014849384811</text:p>
              </table:table-cell>
              <table:table-cell office:value-type="float" office:value="1.14756045820959">
                <text:p>1.14756045820959</text:p>
              </table:table-cell>
              <table:table-cell office:value-type="float" office:value="0.0447178616885872">
                <text:p>0.0447178616885872</text:p>
              </table:table-cell>
              <table:table-cell office:value-type="float" office:value="0.0373355960967331">
                <text:p>0.0373355960967331</text:p>
              </table:table-cell>
              <table:table-cell office:value-type="float" office:value="4.21269410267289">
                <text:p>4.21269410267289</text:p>
              </table:table-cell>
              <table:table-cell office:value-type="float" office:value="0.16766228256258">
                <text:p>0.16766228256258</text:p>
              </table:table-cell>
              <table:table-cell office:value-type="float" office:value="0.0855833686890114">
                <text:p>0.0855833686890114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.58366713856667">
                <text:p>1.58366713856667</text:p>
              </table:table-cell>
              <table:table-cell office:value-type="float" office:value="0.187823516715869">
                <text:p>0.187823516715869</text:p>
              </table:table-cell>
              <table:table-cell office:value-type="float" office:value="0.0949872513836913">
                <text:p>0.0949872513836913</text:p>
              </table:table-cell>
              <table:table-cell office:value-type="float" office:value="1.15276756547155">
                <text:p>1.15276756547155</text:p>
              </table:table-cell>
              <table:table-cell office:value-type="float" office:value="0.0188613674857241">
                <text:p>0.0188613674857241</text:p>
              </table:table-cell>
              <table:table-cell office:value-type="float" office:value="0.0204270512102955">
                <text:p>0.0204270512102955</text:p>
              </table:table-cell>
              <table:table-cell office:value-type="float" office:value="1.66150503177094">
                <text:p>1.66150503177094</text:p>
              </table:table-cell>
              <table:table-cell office:value-type="float" office:value="0.0307869023971788">
                <text:p>0.0307869023971788</text:p>
              </table:table-cell>
              <table:table-cell office:value-type="float" office:value="0.032425748912618">
                <text:p>0.032425748912618</text:p>
              </table:table-cell>
              <table:table-cell office:value-type="float" office:value="1.52936571518457">
                <text:p>1.52936571518457</text:p>
              </table:table-cell>
              <table:table-cell office:value-type="float" office:value="0.0189052651602448">
                <text:p>0.0189052651602448</text:p>
              </table:table-cell>
              <table:table-cell office:value-type="float" office:value="0.0215903395850938">
                <text:p>0.0215903395850938</text:p>
              </table:table-cell>
              <table:table-cell office:value-type="float" office:value="1.23240892147072">
                <text:p>1.23240892147072</text:p>
              </table:table-cell>
              <table:table-cell office:value-type="float" office:value="0.0417942442832424">
                <text:p>0.0417942442832424</text:p>
              </table:table-cell>
              <table:table-cell office:value-type="float" office:value="0.0361241279909863">
                <text:p>0.0361241279909863</text:p>
              </table:table-cell>
              <table:table-cell office:value-type="float" office:value="4.24175912614363">
                <text:p>4.24175912614363</text:p>
              </table:table-cell>
              <table:table-cell office:value-type="float" office:value="0.185943232990566">
                <text:p>0.185943232990566</text:p>
              </table:table-cell>
              <table:table-cell office:value-type="float" office:value="0.131217465421436">
                <text:p>0.13121746542143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.67937467918612">
                <text:p>1.67937467918612</text:p>
              </table:table-cell>
              <table:table-cell office:value-type="float" office:value="0.185204325705965">
                <text:p>0.185204325705965</text:p>
              </table:table-cell>
              <table:table-cell office:value-type="float" office:value="0.130633666339597">
                <text:p>0.130633666339597</text:p>
              </table:table-cell>
              <table:table-cell office:value-type="float" office:value="1.11223859124732">
                <text:p>1.11223859124732</text:p>
              </table:table-cell>
              <table:table-cell office:value-type="float" office:value="0.019400728400278">
                <text:p>0.019400728400278</text:p>
              </table:table-cell>
              <table:table-cell office:value-type="float" office:value="0.0156225447917285">
                <text:p>0.0156225447917285</text:p>
              </table:table-cell>
              <table:table-cell office:value-type="float" office:value="1.90429183500302">
                <text:p>1.90429183500302</text:p>
              </table:table-cell>
              <table:table-cell office:value-type="float" office:value="0.0405648419413299">
                <text:p>0.0405648419413299</text:p>
              </table:table-cell>
              <table:table-cell office:value-type="float" office:value="0.0336719265593737">
                <text:p>0.0336719265593737</text:p>
              </table:table-cell>
              <table:table-cell office:value-type="float" office:value="1.60295201148121">
                <text:p>1.60295201148121</text:p>
              </table:table-cell>
              <table:table-cell office:value-type="float" office:value="0.0180354143605896">
                <text:p>0.0180354143605896</text:p>
              </table:table-cell>
              <table:table-cell office:value-type="float" office:value="0.0147181551848761">
                <text:p>0.0147181551848761</text:p>
              </table:table-cell>
              <table:table-cell office:value-type="float" office:value="1.19366857438168">
                <text:p>1.19366857438168</text:p>
              </table:table-cell>
              <table:table-cell office:value-type="float" office:value="0.0387455871723334">
                <text:p>0.0387455871723334</text:p>
              </table:table-cell>
              <table:table-cell office:value-type="float" office:value="0.0238283964369145">
                <text:p>0.0238283964369145</text:p>
              </table:table-cell>
              <table:table-cell office:value-type="float" office:value="4.28052140330539">
                <text:p>4.28052140330539</text:p>
              </table:table-cell>
              <table:table-cell office:value-type="float" office:value="0.388328834664311">
                <text:p>0.388328834664311</text:p>
              </table:table-cell>
              <table:table-cell office:value-type="float" office:value="0.11386928602107">
                <text:p>0.11386928602107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.65940145889301">
                <text:p>1.65940145889301</text:p>
              </table:table-cell>
              <table:table-cell office:value-type="float" office:value="0.171832142666821">
                <text:p>0.171832142666821</text:p>
              </table:table-cell>
              <table:table-cell office:value-type="float" office:value="0.114993620869631">
                <text:p>0.114993620869631</text:p>
              </table:table-cell>
              <table:table-cell office:value-type="float" office:value="1.12826910839506">
                <text:p>1.12826910839506</text:p>
              </table:table-cell>
              <table:table-cell office:value-type="float" office:value="0.0125137535304647">
                <text:p>0.0125137535304647</text:p>
              </table:table-cell>
              <table:table-cell office:value-type="float" office:value="0.015792657887395">
                <text:p>0.015792657887395</text:p>
              </table:table-cell>
              <table:table-cell office:value-type="float" office:value="3.46802127839653">
                <text:p>3.46802127839653</text:p>
              </table:table-cell>
              <table:table-cell office:value-type="float" office:value="0.0657975166844823">
                <text:p>0.0657975166844823</text:p>
              </table:table-cell>
              <table:table-cell office:value-type="float" office:value="0.0637599566156441">
                <text:p>0.0637599566156441</text:p>
              </table:table-cell>
              <table:table-cell office:value-type="float" office:value="1.75178443241413">
                <text:p>1.75178443241413</text:p>
              </table:table-cell>
              <table:table-cell office:value-type="float" office:value="0.0159713362318931">
                <text:p>0.0159713362318931</text:p>
              </table:table-cell>
              <table:table-cell office:value-type="float" office:value="0.0264099131999411">
                <text:p>0.0264099131999411</text:p>
              </table:table-cell>
              <table:table-cell office:value-type="float" office:value="1.62074110761765">
                <text:p>1.62074110761765</text:p>
              </table:table-cell>
              <table:table-cell office:value-type="float" office:value="0.0215009607879402">
                <text:p>0.0215009607879402</text:p>
              </table:table-cell>
              <table:table-cell office:value-type="float" office:value="0.037807710754242">
                <text:p>0.037807710754242</text:p>
              </table:table-cell>
              <table:table-cell office:value-type="float" office:value="5.34003742841111">
                <text:p>5.34003742841111</text:p>
              </table:table-cell>
              <table:table-cell office:value-type="float" office:value="0.0832264920425443">
                <text:p>0.0832264920425443</text:p>
              </table:table-cell>
              <table:table-cell office:value-type="float" office:value="0.0365820400051409">
                <text:p>0.0365820400051409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.08099672045164">
                <text:p>1.08099672045164</text:p>
              </table:table-cell>
              <table:table-cell office:value-type="float" office:value="0.0574811757344777">
                <text:p>0.0574811757344777</text:p>
              </table:table-cell>
              <table:table-cell office:value-type="float" office:value="0.0389384012166113">
                <text:p>0.0389384012166113</text:p>
              </table:table-cell>
              <table:table-cell office:value-type="float" office:value="1.00451810877953">
                <text:p>1.00451810877953</text:p>
              </table:table-cell>
              <table:table-cell office:value-type="float" office:value="0.0128402656134865">
                <text:p>0.0128402656134865</text:p>
              </table:table-cell>
              <table:table-cell office:value-type="float" office:value="0.0137125314094076">
                <text:p>0.0137125314094076</text:p>
              </table:table-cell>
              <table:table-cell office:value-type="float" office:value="1.29046308477084">
                <text:p>1.29046308477084</text:p>
              </table:table-cell>
              <table:table-cell office:value-type="float" office:value="0.0301929389228658">
                <text:p>0.0301929389228658</text:p>
              </table:table-cell>
              <table:table-cell office:value-type="float" office:value="0.0239531028860311">
                <text:p>0.0239531028860311</text:p>
              </table:table-cell>
              <table:table-cell office:value-type="float" office:value="1.21458878796387">
                <text:p>1.21458878796387</text:p>
              </table:table-cell>
              <table:table-cell office:value-type="float" office:value="0.0389227232366192">
                <text:p>0.0389227232366192</text:p>
              </table:table-cell>
              <table:table-cell office:value-type="float" office:value="0.0250006770036815">
                <text:p>0.0250006770036815</text:p>
              </table:table-cell>
              <table:table-cell office:value-type="float" office:value="1.09639534734565">
                <text:p>1.09639534734565</text:p>
              </table:table-cell>
              <table:table-cell office:value-type="float" office:value="0.0274450166115324">
                <text:p>0.0274450166115324</text:p>
              </table:table-cell>
              <table:table-cell office:value-type="float" office:value="0.0213135011637337">
                <text:p>0.0213135011637337</text:p>
              </table:table-cell>
              <table:table-cell office:value-type="float" office:value="3.24663885488034">
                <text:p>3.24663885488034</text:p>
              </table:table-cell>
              <table:table-cell office:value-type="float" office:value="0.298309201121403">
                <text:p>0.298309201121403</text:p>
              </table:table-cell>
              <table:table-cell office:value-type="float" office:value="0.122331002065218">
                <text:p>0.122331002065218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62837957236261">
                <text:p>1.62837957236261</text:p>
              </table:table-cell>
              <table:table-cell office:value-type="float" office:value="0.130044721138554">
                <text:p>0.130044721138554</text:p>
              </table:table-cell>
              <table:table-cell office:value-type="float" office:value="0.0865469571954817">
                <text:p>0.0865469571954817</text:p>
              </table:table-cell>
              <table:table-cell office:value-type="float" office:value="1.0969619530496">
                <text:p>1.0969619530496</text:p>
              </table:table-cell>
              <table:table-cell office:value-type="float" office:value="0.0185382032704881">
                <text:p>0.0185382032704881</text:p>
              </table:table-cell>
              <table:table-cell office:value-type="float" office:value="0.012916117280846">
                <text:p>0.012916117280846</text:p>
              </table:table-cell>
              <table:table-cell office:value-type="float" office:value="2.3681378879117">
                <text:p>2.3681378879117</text:p>
              </table:table-cell>
              <table:table-cell office:value-type="float" office:value="0.0534641891065287">
                <text:p>0.0534641891065287</text:p>
              </table:table-cell>
              <table:table-cell office:value-type="float" office:value="0.0365489961531665">
                <text:p>0.0365489961531665</text:p>
              </table:table-cell>
              <table:table-cell office:value-type="float" office:value="1.7506001332119">
                <text:p>1.7506001332119</text:p>
              </table:table-cell>
              <table:table-cell office:value-type="float" office:value="0.0196501148612829">
                <text:p>0.0196501148612829</text:p>
              </table:table-cell>
              <table:table-cell office:value-type="float" office:value="0.0225970883684261">
                <text:p>0.0225970883684261</text:p>
              </table:table-cell>
              <table:table-cell office:value-type="float" office:value="1.41465330922832">
                <text:p>1.41465330922832</text:p>
              </table:table-cell>
              <table:table-cell office:value-type="float" office:value="0.0375195400111463">
                <text:p>0.0375195400111463</text:p>
              </table:table-cell>
              <table:table-cell office:value-type="float" office:value="0.0385471746843014">
                <text:p>0.0385471746843014</text:p>
              </table:table-cell>
              <table:table-cell office:value-type="float" office:value="5.47620536381802">
                <text:p>5.47620536381802</text:p>
              </table:table-cell>
              <table:table-cell office:value-type="float" office:value="0.10782008237389">
                <text:p>0.10782008237389</text:p>
              </table:table-cell>
              <table:table-cell office:value-type="float" office:value="0.0587219813231476">
                <text:p>0.058721981323147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2.05829722230882">
                <text:p>2.05829722230882</text:p>
              </table:table-cell>
              <table:table-cell office:value-type="float" office:value="0.112486274346797">
                <text:p>0.112486274346797</text:p>
              </table:table-cell>
              <table:table-cell office:value-type="float" office:value="0.140931716390768">
                <text:p>0.140931716390768</text:p>
              </table:table-cell>
              <table:table-cell office:value-type="float" office:value="1.23004367961814">
                <text:p>1.23004367961814</text:p>
              </table:table-cell>
              <table:table-cell office:value-type="float" office:value="0.0191726158930075">
                <text:p>0.0191726158930075</text:p>
              </table:table-cell>
              <table:table-cell office:value-type="float" office:value="0.0171635612917528">
                <text:p>0.0171635612917528</text:p>
              </table:table-cell>
              <table:table-cell office:value-type="float" office:value="2.46000768982968">
                <text:p>2.46000768982968</text:p>
              </table:table-cell>
              <table:table-cell office:value-type="float" office:value="0.0389098454067123">
                <text:p>0.0389098454067123</text:p>
              </table:table-cell>
              <table:table-cell office:value-type="float" office:value="0.0410713110466828">
                <text:p>0.0410713110466828</text:p>
              </table:table-cell>
              <table:table-cell office:value-type="float" office:value="1.93554052228492">
                <text:p>1.93554052228492</text:p>
              </table:table-cell>
              <table:table-cell office:value-type="float" office:value="0.0348917362042031">
                <text:p>0.0348917362042031</text:p>
              </table:table-cell>
              <table:table-cell office:value-type="float" office:value="0.0373649516960924">
                <text:p>0.0373649516960924</text:p>
              </table:table-cell>
              <table:table-cell office:value-type="float" office:value="1.58731247380435">
                <text:p>1.58731247380435</text:p>
              </table:table-cell>
              <table:table-cell office:value-type="float" office:value="0.0327822288728857">
                <text:p>0.0327822288728857</text:p>
              </table:table-cell>
              <table:table-cell office:value-type="float" office:value="0.0331009064992916">
                <text:p>0.0331009064992916</text:p>
              </table:table-cell>
              <table:table-cell office:value-type="float" office:value="6.81686081754667">
                <text:p>6.81686081754667</text:p>
              </table:table-cell>
              <table:table-cell office:value-type="float" office:value="0.120231526223358">
                <text:p>0.120231526223358</text:p>
              </table:table-cell>
              <table:table-cell office:value-type="float" office:value="0.062592442490812">
                <text:p>0.062592442490812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89676188090419">
                <text:p>1.89676188090419</text:p>
              </table:table-cell>
              <table:table-cell office:value-type="float" office:value="0.140181155359839">
                <text:p>0.140181155359839</text:p>
              </table:table-cell>
              <table:table-cell office:value-type="float" office:value="0.11345612520024">
                <text:p>0.11345612520024</text:p>
              </table:table-cell>
              <table:table-cell office:value-type="float" office:value="1.25985048749778">
                <text:p>1.25985048749778</text:p>
              </table:table-cell>
              <table:table-cell office:value-type="float" office:value="0.0404731925665654">
                <text:p>0.0404731925665654</text:p>
              </table:table-cell>
              <table:table-cell office:value-type="float" office:value="0.0491815706723448">
                <text:p>0.0491815706723448</text:p>
              </table:table-cell>
              <table:table-cell office:value-type="float" office:value="3.42636113729704">
                <text:p>3.42636113729704</text:p>
              </table:table-cell>
              <table:table-cell office:value-type="float" office:value="0.0682299117296118">
                <text:p>0.0682299117296118</text:p>
              </table:table-cell>
              <table:table-cell office:value-type="float" office:value="0.0467720989102991">
                <text:p>0.0467720989102991</text:p>
              </table:table-cell>
              <table:table-cell office:value-type="float" office:value="2.05040773140488">
                <text:p>2.05040773140488</text:p>
              </table:table-cell>
              <table:table-cell office:value-type="float" office:value="0.0176507815126604">
                <text:p>0.0176507815126604</text:p>
              </table:table-cell>
              <table:table-cell office:value-type="float" office:value="0.03142860909864">
                <text:p>0.03142860909864</text:p>
              </table:table-cell>
              <table:table-cell office:value-type="float" office:value="1.92992425490959">
                <text:p>1.92992425490959</text:p>
              </table:table-cell>
              <table:table-cell office:value-type="float" office:value="0.0354597773133895">
                <text:p>0.0354597773133895</text:p>
              </table:table-cell>
              <table:table-cell office:value-type="float" office:value="0.0514921585043476">
                <text:p>0.0514921585043476</text:p>
              </table:table-cell>
              <table:table-cell office:value-type="float" office:value="7.57052072277561">
                <text:p>7.57052072277561</text:p>
              </table:table-cell>
              <table:table-cell office:value-type="float" office:value="0.192527011793557">
                <text:p>0.192527011793557</text:p>
              </table:table-cell>
              <table:table-cell office:value-type="float" office:value="0.0945659984310417">
                <text:p>0.094565998431041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.10898965791567">
                <text:p>1.10898965791567</text:p>
              </table:table-cell>
              <table:table-cell office:value-type="float" office:value="0.0318217979315831">
                <text:p>0.0318217979315831</text:p>
              </table:table-cell>
              <table:table-cell office:value-type="float" office:value="0.032446399337265">
                <text:p>0.032446399337265</text:p>
              </table:table-cell>
              <table:table-cell office:value-type="float" office:value="0.984667679178419">
                <text:p>0.984667679178419</text:p>
              </table:table-cell>
              <table:table-cell office:value-type="float" office:value="0.0218873482054215">
                <text:p>0.0218873482054215</text:p>
              </table:table-cell>
              <table:table-cell office:value-type="float" office:value="0.0239781192265462">
                <text:p>0.0239781192265462</text:p>
              </table:table-cell>
              <table:table-cell office:value-type="float" office:value="1.27552811692538">
                <text:p>1.27552811692538</text:p>
              </table:table-cell>
              <table:table-cell office:value-type="float" office:value="0.0193757930794164">
                <text:p>0.0193757930794164</text:p>
              </table:table-cell>
              <table:table-cell office:value-type="float" office:value="0.0103749580859583">
                <text:p>0.0103749580859583</text:p>
              </table:table-cell>
              <table:table-cell office:value-type="float" office:value="1.06029704727904">
                <text:p>1.06029704727904</text:p>
              </table:table-cell>
              <table:table-cell office:value-type="float" office:value="0.00771875842390054">
                <text:p>0.00771875842390054</text:p>
              </table:table-cell>
              <table:table-cell office:value-type="float" office:value="0.0100988185171305">
                <text:p>0.0100988185171305</text:p>
              </table:table-cell>
              <table:table-cell office:value-type="float" office:value="1.06188156242398">
                <text:p>1.06188156242398</text:p>
              </table:table-cell>
              <table:table-cell office:value-type="float" office:value="0.0255231858616541">
                <text:p>0.0255231858616541</text:p>
              </table:table-cell>
              <table:table-cell office:value-type="float" office:value="0.015411217841246">
                <text:p>0.015411217841246</text:p>
              </table:table-cell>
              <table:table-cell office:value-type="float" office:value="2.3071526723078">
                <text:p>2.3071526723078</text:p>
              </table:table-cell>
              <table:table-cell office:value-type="float" office:value="0.055241063268835">
                <text:p>0.055241063268835</text:p>
              </table:table-cell>
              <table:table-cell office:value-type="float" office:value="0.0285935948769535">
                <text:p>0.0285935948769535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2.20929783082385">
                <text:p>2.20929783082385</text:p>
              </table:table-cell>
              <table:table-cell office:value-type="float" office:value="0.171421309448479">
                <text:p>0.171421309448479</text:p>
              </table:table-cell>
              <table:table-cell office:value-type="float" office:value="0.144595857569877">
                <text:p>0.144595857569877</text:p>
              </table:table-cell>
              <table:table-cell office:value-type="float" office:value="1.16818329842918">
                <text:p>1.16818329842918</text:p>
              </table:table-cell>
              <table:table-cell office:value-type="float" office:value="0.0234206422540581">
                <text:p>0.0234206422540581</text:p>
              </table:table-cell>
              <table:table-cell office:value-type="float" office:value="0.0193115718518087">
                <text:p>0.0193115718518087</text:p>
              </table:table-cell>
              <table:table-cell office:value-type="float" office:value="3.6165114733612">
                <text:p>3.6165114733612</text:p>
              </table:table-cell>
              <table:table-cell office:value-type="float" office:value="0.0557054389583295">
                <text:p>0.0557054389583295</text:p>
              </table:table-cell>
              <table:table-cell office:value-type="float" office:value="0.0324330621311567">
                <text:p>0.0324330621311567</text:p>
              </table:table-cell>
              <table:table-cell office:value-type="float" office:value="2.21778602651304">
                <text:p>2.21778602651304</text:p>
              </table:table-cell>
              <table:table-cell office:value-type="float" office:value="0.038760818742868">
                <text:p>0.038760818742868</text:p>
              </table:table-cell>
              <table:table-cell office:value-type="float" office:value="0.0275879597882981">
                <text:p>0.0275879597882981</text:p>
              </table:table-cell>
              <table:table-cell office:value-type="float" office:value="2.23263110237992">
                <text:p>2.23263110237992</text:p>
              </table:table-cell>
              <table:table-cell office:value-type="float" office:value="0.0841485725481267">
                <text:p>0.0841485725481267</text:p>
              </table:table-cell>
              <table:table-cell office:value-type="float" office:value="0.0644345659662008">
                <text:p>0.0644345659662008</text:p>
              </table:table-cell>
              <table:table-cell office:value-type="float" office:value="9.18549328701804">
                <text:p>9.18549328701804</text:p>
              </table:table-cell>
              <table:table-cell office:value-type="float" office:value="1.08707681472911">
                <text:p>1.08707681472911</text:p>
              </table:table-cell>
              <table:table-cell office:value-type="float" office:value="0.160867988170537">
                <text:p>0.160867988170537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.54410698002155">
                <text:p>1.54410698002155</text:p>
              </table:table-cell>
              <table:table-cell office:value-type="float" office:value="0.109205317914283">
                <text:p>0.109205317914283</text:p>
              </table:table-cell>
              <table:table-cell office:value-type="float" office:value="0.0640128906573821">
                <text:p>0.0640128906573821</text:p>
              </table:table-cell>
              <table:table-cell office:value-type="float" office:value="1.14423624927464">
                <text:p>1.14423624927464</text:p>
              </table:table-cell>
              <table:table-cell office:value-type="float" office:value="0.0333444727679682">
                <text:p>0.0333444727679682</text:p>
              </table:table-cell>
              <table:table-cell office:value-type="float" office:value="0.0325595312111415">
                <text:p>0.0325595312111415</text:p>
              </table:table-cell>
              <table:table-cell office:value-type="float" office:value="3.12130844317334">
                <text:p>3.12130844317334</text:p>
              </table:table-cell>
              <table:table-cell office:value-type="float" office:value="0.0917319489347592">
                <text:p>0.0917319489347592</text:p>
              </table:table-cell>
              <table:table-cell office:value-type="float" office:value="0.0679635041034569">
                <text:p>0.0679635041034569</text:p>
              </table:table-cell>
              <table:table-cell office:value-type="float" office:value="2.24429816380668">
                <text:p>2.24429816380668</text:p>
              </table:table-cell>
              <table:table-cell office:value-type="float" office:value="0.0414361062753876">
                <text:p>0.0414361062753876</text:p>
              </table:table-cell>
              <table:table-cell office:value-type="float" office:value="0.0399335778827821">
                <text:p>0.0399335778827821</text:p>
              </table:table-cell>
              <table:table-cell office:value-type="float" office:value="2.05110668987814">
                <text:p>2.05110668987814</text:p>
              </table:table-cell>
              <table:table-cell office:value-type="float" office:value="0.0856311655475421">
                <text:p>0.0856311655475421</text:p>
              </table:table-cell>
              <table:table-cell office:value-type="float" office:value="0.0441562007792423">
                <text:p>0.0441562007792423</text:p>
              </table:table-cell>
              <table:table-cell office:value-type="float" office:value="10.2502227886927">
                <text:p>10.2502227886927</text:p>
              </table:table-cell>
              <table:table-cell office:value-type="float" office:value="2.01388025366824">
                <text:p>2.01388025366824</text:p>
              </table:table-cell>
              <table:table-cell office:value-type="float" office:value="0.494772237420211">
                <text:p>0.49477223742021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49776067752029">
                <text:p>1.49776067752029</text:p>
              </table:table-cell>
              <table:table-cell office:value-type="float" office:value="0.154581772410211">
                <text:p>0.154581772410211</text:p>
              </table:table-cell>
              <table:table-cell office:value-type="float" office:value="0.126447728604941">
                <text:p>0.126447728604941</text:p>
              </table:table-cell>
              <table:table-cell office:value-type="float" office:value="1.10923333291107">
                <text:p>1.10923333291107</text:p>
              </table:table-cell>
              <table:table-cell office:value-type="float" office:value="0.0300745212433336">
                <text:p>0.0300745212433336</text:p>
              </table:table-cell>
              <table:table-cell office:value-type="float" office:value="0.0312722046472419">
                <text:p>0.0312722046472419</text:p>
              </table:table-cell>
              <table:table-cell office:value-type="float" office:value="2.96384032576989">
                <text:p>2.96384032576989</text:p>
              </table:table-cell>
              <table:table-cell office:value-type="float" office:value="0.0605175604571005">
                <text:p>0.0605175604571005</text:p>
              </table:table-cell>
              <table:table-cell office:value-type="float" office:value="0.0291359520373861">
                <text:p>0.0291359520373861</text:p>
              </table:table-cell>
              <table:table-cell office:value-type="float" office:value="2.09008421787243">
                <text:p>2.09008421787243</text:p>
              </table:table-cell>
              <table:table-cell office:value-type="float" office:value="0.0191399020893817">
                <text:p>0.0191399020893817</text:p>
              </table:table-cell>
              <table:table-cell office:value-type="float" office:value="0.0352049823629603">
                <text:p>0.0352049823629603</text:p>
              </table:table-cell>
              <table:table-cell office:value-type="float" office:value="1.93383259840869">
                <text:p>1.93383259840869</text:p>
              </table:table-cell>
              <table:table-cell office:value-type="float" office:value="0.0391895829182708">
                <text:p>0.0391895829182708</text:p>
              </table:table-cell>
              <table:table-cell office:value-type="float" office:value="0.0259805169155506">
                <text:p>0.0259805169155506</text:p>
              </table:table-cell>
              <table:table-cell office:value-type="float" office:value="10.279267524469">
                <text:p>10.279267524469</text:p>
              </table:table-cell>
              <table:table-cell office:value-type="float" office:value="0.698237908292">
                <text:p>0.698237908292</text:p>
              </table:table-cell>
              <table:table-cell office:value-type="float" office:value="0.239490616035369">
                <text:p>0.239490616035369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63360454987024">
                <text:p>1.63360454987024</text:p>
              </table:table-cell>
              <table:table-cell office:value-type="float" office:value="0.0699173124022275">
                <text:p>0.0699173124022275</text:p>
              </table:table-cell>
              <table:table-cell office:value-type="float" office:value="0.0706812491163419">
                <text:p>0.0706812491163419</text:p>
              </table:table-cell>
              <table:table-cell office:value-type="float" office:value="1.11554599811182">
                <text:p>1.11554599811182</text:p>
              </table:table-cell>
              <table:table-cell office:value-type="float" office:value="0.0346690443721809">
                <text:p>0.0346690443721809</text:p>
              </table:table-cell>
              <table:table-cell office:value-type="float" office:value="0.0266853356076603">
                <text:p>0.0266853356076603</text:p>
              </table:table-cell>
              <table:table-cell office:value-type="float" office:value="3.14293826023105">
                <text:p>3.14293826023105</text:p>
              </table:table-cell>
              <table:table-cell office:value-type="float" office:value="0.0954692851832764">
                <text:p>0.0954692851832764</text:p>
              </table:table-cell>
              <table:table-cell office:value-type="float" office:value="0.0916381995721954">
                <text:p>0.0916381995721954</text:p>
              </table:table-cell>
              <table:table-cell office:value-type="float" office:value="2.2346403112301">
                <text:p>2.2346403112301</text:p>
              </table:table-cell>
              <table:table-cell office:value-type="float" office:value="0.0430541049626241">
                <text:p>0.0430541049626241</text:p>
              </table:table-cell>
              <table:table-cell office:value-type="float" office:value="0.0352893153758797">
                <text:p>0.0352893153758797</text:p>
              </table:table-cell>
              <table:table-cell office:value-type="float" office:value="1.9747536019046">
                <text:p>1.9747536019046</text:p>
              </table:table-cell>
              <table:table-cell office:value-type="float" office:value="0.0500207517137267">
                <text:p>0.0500207517137267</text:p>
              </table:table-cell>
              <table:table-cell office:value-type="float" office:value="0.0343429460136186">
                <text:p>0.0343429460136186</text:p>
              </table:table-cell>
              <table:table-cell office:value-type="float" office:value="10.2071522719706">
                <text:p>10.2071522719706</text:p>
              </table:table-cell>
              <table:table-cell office:value-type="float" office:value="1.70847034785345">
                <text:p>1.70847034785345</text:p>
              </table:table-cell>
              <table:table-cell office:value-type="float" office:value="0.424954049776748">
                <text:p>0.4249540497767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4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04e4d" draw:fill-color="#f04e4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1b75bc" draw:fill-color="#1b75b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599d" draw:fill-color="#00599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fdb94d" draw:fill-color="#fdb94d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79448" draw:fill-color="#f79448"/>
      <style:text-properties fo:font-size="10pt" style:font-size-asian="10pt" style:font-size-complex="10pt"/>
    </style:style>
    <style:style style:name="ch16" style:family="chart" style:data-style-name="N0">
      <style:chart-properties chart:symbol-type="image" chart:symbol-width="0.397cm" chart:symbol-height="0.397cm" chart:link-data-style-to-source="true">
        <chart:symbol-image xlink:href="Pictures/100006A20000018D0000018DB3B6DC61F342ADE9.svg"/>
      </style:chart-properties>
      <style:graphic-properties draw:stroke="none" svg:stroke-width="0.08cm" svg:stroke-color="#00a65d" draw:fill-color="#00a65d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76cm" svg:height="10.679cm" xlink:href=".." xlink:type="simple" chart:class="chart:scatter" chart:style-name="ch1">
        <chart:legend svg:x="9.154cm" svg:y="0.542cm" style:legend-expansion="custom" chartooo:width="4.288cm" chartooo:height="4.955cm" style:legend-expansion-aspect-ratio="0.865388496468214" chart:style-name="ch2"/>
        <chart:plot-area chart:style-name="ch3" table:cell-range-address="Scatter.D4:Scatter.E27 Scatter.B3:Scatter.B3 Scatter.B29:Scatter.B29 Scatter.E30:Scatter.E53 Scatter.B81:Scatter.B81 Scatter.E82:Scatter.E105 Scatter.B107:Scatter.B107 Scatter.E108:Scatter.E131 Scatter.B133:Scatter.B133 Scatter.E134:Scatter.E157 Scatter.B159:Scatter.B159 Scatter.E160:Scatter.E183 Scatter.B185:Scatter.B185 Scatter.E186:Scatter.E209 Scatter.B211:Scatter.B211 Scatter.E212:Scatter.E235" chart:data-source-has-labels="row" svg:x="1.777cm" svg:y="0.381cm" svg:width="14.836cm" svg:height="9.178cm">
          <chartooo:coordinate-region svg:x="2.557cm" svg:y="0.41cm" svg:width="13.658cm" svg:height="8.423cm"/>
          <chart:axis chart:dimension="x" chart:name="primary-x" chart:style-name="ch4">
            <chart:title svg:x="5.031cm" svg:y="9.772cm" chart:style-name="ch5">
              <text:p>space overhead per code byte</text:p>
            </chart:title>
          </chart:axis>
          <chart:axis chart:dimension="y" chart:name="primary-y" chart:style-name="ch6">
            <chart:title svg:x="0cm" svg:y="8.406cm" chart:style-name="ch7">
              <text:p>execution time
relative to v8-turbofan</text:p>
            </chart:title>
            <chart:grid chart:style-name="ch8" chart:class="major"/>
          </chart:axis>
          <chart:series chart:style-name="ch9" chart:values-cell-range-address="Scatter.E4:Scatter.E27" chart:label-cell-address="Scatter.B3:Scatter.B3" chart:class="chart:scatter">
            <chart:domain table:cell-range-address="Scatter.D4:Scatter.D27"/>
            <chart:data-point chart:repeated="24"/>
          </chart:series>
          <chart:series chart:style-name="ch10" chart:values-cell-range-address="Scatter.E30:Scatter.E53" chart:label-cell-address="Scatter.B29:Scatter.B29" chart:class="chart:scatter">
            <chart:domain table:cell-range-address="Scatter.D30:Scatter.D53"/>
            <chart:data-point chart:repeated="24"/>
          </chart:series>
          <chart:series chart:style-name="ch11" chart:values-cell-range-address="Scatter.E82:Scatter.E105" chart:label-cell-address="Scatter.B81:Scatter.B81" chart:class="chart:scatter">
            <chart:domain table:cell-range-address="Scatter.D82:Scatter.D105"/>
            <chart:data-point chart:repeated="24"/>
          </chart:series>
          <chart:series chart:style-name="ch12" chart:values-cell-range-address="Scatter.E108:Scatter.E131" chart:label-cell-address="Scatter.B107:Scatter.B107" chart:class="chart:scatter">
            <chart:domain table:cell-range-address="Scatter.D108:Scatter.D131"/>
            <chart:data-point chart:repeated="24"/>
          </chart:series>
          <chart:series chart:style-name="ch13" chart:values-cell-range-address="Scatter.E134:Scatter.E157" chart:label-cell-address="Scatter.B133:Scatter.B133" chart:class="chart:scatter">
            <chart:domain table:cell-range-address="Scatter.D134:Scatter.D157"/>
            <chart:data-point chart:repeated="24"/>
          </chart:series>
          <chart:series chart:style-name="ch14" chart:values-cell-range-address="Scatter.E160:Scatter.E183" chart:label-cell-address="Scatter.B159:Scatter.B159" chart:class="chart:scatter">
            <chart:domain table:cell-range-address="Scatter.D160:Scatter.D183"/>
            <chart:data-point chart:repeated="24"/>
          </chart:series>
          <chart:series chart:style-name="ch15" chart:values-cell-range-address="Scatter.E186:Scatter.E209" chart:label-cell-address="Scatter.B185:Scatter.B185" chart:class="chart:scatter">
            <chart:domain table:cell-range-address="Scatter.D186:Scatter.D209"/>
            <chart:data-point chart:repeated="24"/>
          </chart:series>
          <chart:series chart:style-name="ch16" chart:values-cell-range-address="Scatter.E212:Scatter.E235" chart:label-cell-address="Scatter.B211:Scatter.B211" chart:class="chart:scatter">
            <chart:domain table:cell-range-address="Scatter.D212:Scatter.D235"/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8-turbofan</text:p>
                <draw:g>
                  <svg:desc>Scatter.B3:Scatter.B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m-opt</text:p>
                <draw:g>
                  <svg:desc>Scatter.B29:Scatter.B2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m-base</text:p>
                <draw:g>
                  <svg:desc>Scatter.B81:Scatter.B8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v8-liftoff</text:p>
                <draw:g>
                  <svg:desc>Scatter.B107:Scatter.B10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asm3</text:p>
                <draw:g>
                  <svg:desc>Scatter.B133:Scatter.B13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jsc-int</text:p>
                <draw:g>
                  <svg:desc>Scatter.B159:Scatter.B15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amr-fast</text:p>
                <draw:g>
                  <svg:desc>Scatter.B185:Scatter.B18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wizard</text:p>
                <draw:g>
                  <svg:desc>Scatter.B211:Scatter.B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057">
                <text:p>2.65057</text:p>
                <draw:g>
                  <svg:desc>Scatter.D4:Scatter.D27</svg:desc>
                </draw:g>
              </table:table-cell>
              <table:table-cell office:value-type="float" office:value="NaN">
                <text:p>NaN</text:p>
                <draw:g>
                  <svg:desc>Scatter.E4:Scatter.E27</svg:desc>
                </draw:g>
              </table:table-cell>
              <table:table-cell office:value-type="float" office:value="1.80761">
                <text:p>1.80761</text:p>
                <draw:g>
                  <svg:desc>Scatter.D30:Scatter.D53</svg:desc>
                </draw:g>
              </table:table-cell>
              <table:table-cell office:value-type="float" office:value="NaN">
                <text:p>NaN</text:p>
                <draw:g>
                  <svg:desc>Scatter.E30:Scatter.E53</svg:desc>
                </draw:g>
              </table:table-cell>
              <table:table-cell office:value-type="float" office:value="2.27772">
                <text:p>2.27772</text:p>
                <draw:g>
                  <svg:desc>Scatter.D82:Scatter.D105</svg:desc>
                </draw:g>
              </table:table-cell>
              <table:table-cell office:value-type="float" office:value="NaN">
                <text:p>NaN</text:p>
                <draw:g>
                  <svg:desc>Scatter.E82:Scatter.E105</svg:desc>
                </draw:g>
              </table:table-cell>
              <table:table-cell office:value-type="float" office:value="2.54129">
                <text:p>2.54129</text:p>
                <draw:g>
                  <svg:desc>Scatter.D108:Scatter.D131</svg:desc>
                </draw:g>
              </table:table-cell>
              <table:table-cell office:value-type="float" office:value="NaN">
                <text:p>NaN</text:p>
                <draw:g>
                  <svg:desc>Scatter.E108:Scatter.E131</svg:desc>
                </draw:g>
              </table:table-cell>
              <table:table-cell office:value-type="float" office:value="2.51224">
                <text:p>2.51224</text:p>
                <draw:g>
                  <svg:desc>Scatter.D134:Scatter.D157</svg:desc>
                </draw:g>
              </table:table-cell>
              <table:table-cell office:value-type="float" office:value="NaN">
                <text:p>NaN</text:p>
                <draw:g>
                  <svg:desc>Scatter.E134:Scatter.E157</svg:desc>
                </draw:g>
              </table:table-cell>
              <table:table-cell office:value-type="float" office:value="1.03498">
                <text:p>1.03498</text:p>
                <draw:g>
                  <svg:desc>Scatter.D160:Scatter.D183</svg:desc>
                </draw:g>
              </table:table-cell>
              <table:table-cell office:value-type="float" office:value="NaN">
                <text:p>NaN</text:p>
                <draw:g>
                  <svg:desc>Scatter.E160:Scatter.E183</svg:desc>
                </draw:g>
              </table:table-cell>
              <table:table-cell office:value-type="float" office:value="3.85153">
                <text:p>3.85153</text:p>
                <draw:g>
                  <svg:desc>Scatter.D186:Scatter.D209</svg:desc>
                </draw:g>
              </table:table-cell>
              <table:table-cell office:value-type="float" office:value="NaN">
                <text:p>NaN</text:p>
                <draw:g>
                  <svg:desc>Scatter.E186:Scatter.E209</svg:desc>
                </draw:g>
              </table:table-cell>
              <table:table-cell office:value-type="float" office:value="0.372197">
                <text:p>0.372197</text:p>
                <draw:g>
                  <svg:desc>Scatter.D212:Scatter.D235</svg:desc>
                </draw:g>
              </table:table-cell>
              <table:table-cell office:value-type="float" office:value="NaN">
                <text:p>NaN</text:p>
                <draw:g>
                  <svg:desc>Scatter.E212:Scatter.E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5057">
                <text:p>2.65057</text:p>
              </table:table-cell>
              <table:table-cell office:value-type="float" office:value="1">
                <text:p>1</text:p>
              </table:table-cell>
              <table:table-cell office:value-type="float" office:value="1.75045">
                <text:p>1.75045</text:p>
              </table:table-cell>
              <table:table-cell office:value-type="float" office:value="1.04714406292334">
                <text:p>1.04714406292334</text:p>
              </table:table-cell>
              <table:table-cell office:value-type="float" office:value="2.32872">
                <text:p>2.32872</text:p>
              </table:table-cell>
              <table:table-cell office:value-type="float" office:value="2.17133684743848">
                <text:p>2.17133684743848</text:p>
              </table:table-cell>
              <table:table-cell office:value-type="float" office:value="2.57396">
                <text:p>2.57396</text:p>
              </table:table-cell>
              <table:table-cell office:value-type="float" office:value="1.72916769964033">
                <text:p>1.72916769964033</text:p>
              </table:table-cell>
              <table:table-cell office:value-type="float" office:value="2.46441">
                <text:p>2.46441</text:p>
              </table:table-cell>
              <table:table-cell office:value-type="float" office:value="8.75647011956278">
                <text:p>8.75647011956278</text:p>
              </table:table-cell>
              <table:table-cell office:value-type="float" office:value="1.02817">
                <text:p>1.02817</text:p>
              </table:table-cell>
              <table:table-cell office:value-type="float" office:value="24.1430735482944">
                <text:p>24.1430735482944</text:p>
              </table:table-cell>
              <table:table-cell office:value-type="float" office:value="3.80826">
                <text:p>3.80826</text:p>
              </table:table-cell>
              <table:table-cell office:value-type="float" office:value="14.1782334070235">
                <text:p>14.1782334070235</text:p>
              </table:table-cell>
              <table:table-cell office:value-type="float" office:value="0.349665">
                <text:p>0.349665</text:p>
              </table:table-cell>
              <table:table-cell office:value-type="float" office:value="22.8247956991821">
                <text:p>22.8247956991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7718">
                <text:p>2.67718</text:p>
              </table:table-cell>
              <table:table-cell office:value-type="float" office:value="1">
                <text:p>1</text:p>
              </table:table-cell>
              <table:table-cell office:value-type="float" office:value="1.84149">
                <text:p>1.84149</text:p>
              </table:table-cell>
              <table:table-cell office:value-type="float" office:value="1.11672349924325">
                <text:p>1.11672349924325</text:p>
              </table:table-cell>
              <table:table-cell office:value-type="float" office:value="2.33005">
                <text:p>2.33005</text:p>
              </table:table-cell>
              <table:table-cell office:value-type="float" office:value="2.13891302966532">
                <text:p>2.13891302966532</text:p>
              </table:table-cell>
              <table:table-cell office:value-type="float" office:value="2.59439">
                <text:p>2.59439</text:p>
              </table:table-cell>
              <table:table-cell office:value-type="float" office:value="1.6658004921362">
                <text:p>1.6658004921362</text:p>
              </table:table-cell>
              <table:table-cell office:value-type="float" office:value="2.53106">
                <text:p>2.53106</text:p>
              </table:table-cell>
              <table:table-cell office:value-type="float" office:value="8.30931805421831">
                <text:p>8.30931805421831</text:p>
              </table:table-cell>
              <table:table-cell office:value-type="float" office:value="1.02792">
                <text:p>1.02792</text:p>
              </table:table-cell>
              <table:table-cell office:value-type="float" office:value="21.9891580040533">
                <text:p>21.9891580040533</text:p>
              </table:table-cell>
              <table:table-cell office:value-type="float" office:value="3.81114">
                <text:p>3.81114</text:p>
              </table:table-cell>
              <table:table-cell office:value-type="float" office:value="13.094631187769">
                <text:p>13.094631187769</text:p>
              </table:table-cell>
              <table:table-cell office:value-type="float" office:value="0.349024">
                <text:p>0.349024</text:p>
              </table:table-cell>
              <table:table-cell office:value-type="float" office:value="20.7239724912043">
                <text:p>20.723972491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1765">
                <text:p>2.71765</text:p>
              </table:table-cell>
              <table:table-cell office:value-type="float" office:value="1">
                <text:p>1</text:p>
              </table:table-cell>
              <table:table-cell office:value-type="float" office:value="1.76599">
                <text:p>1.76599</text:p>
              </table:table-cell>
              <table:table-cell office:value-type="float" office:value="0.944653259606962">
                <text:p>0.944653259606962</text:p>
              </table:table-cell>
              <table:table-cell office:value-type="float" office:value="2.33221">
                <text:p>2.33221</text:p>
              </table:table-cell>
              <table:table-cell office:value-type="float" office:value="1.27864298699311">
                <text:p>1.27864298699311</text:p>
              </table:table-cell>
              <table:table-cell office:value-type="float" office:value="2.55717">
                <text:p>2.55717</text:p>
              </table:table-cell>
              <table:table-cell office:value-type="float" office:value="1.23942956430213">
                <text:p>1.23942956430213</text:p>
              </table:table-cell>
              <table:table-cell office:value-type="float" office:value="2.26342">
                <text:p>2.26342</text:p>
              </table:table-cell>
              <table:table-cell office:value-type="float" office:value="4.26514424713658">
                <text:p>4.26514424713658</text:p>
              </table:table-cell>
              <table:table-cell office:value-type="float" office:value="1.00996">
                <text:p>1.00996</text:p>
              </table:table-cell>
              <table:table-cell office:value-type="float" office:value="10.0022561252495">
                <text:p>10.0022561252495</text:p>
              </table:table-cell>
              <table:table-cell office:value-type="float" office:value="3.74443">
                <text:p>3.74443</text:p>
              </table:table-cell>
              <table:table-cell office:value-type="float" office:value="6.29773634921358">
                <text:p>6.29773634921358</text:p>
              </table:table-cell>
              <table:table-cell office:value-type="float" office:value="0.345483">
                <text:p>0.345483</text:p>
              </table:table-cell>
              <table:table-cell office:value-type="float" office:value="10.1173754664425">
                <text:p>10.1173754664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4971">
                <text:p>2.64971</text:p>
              </table:table-cell>
              <table:table-cell office:value-type="float" office:value="1">
                <text:p>1</text:p>
              </table:table-cell>
              <table:table-cell office:value-type="float" office:value="1.75262">
                <text:p>1.75262</text:p>
              </table:table-cell>
              <table:table-cell office:value-type="float" office:value="1.01099412371885">
                <text:p>1.01099412371885</text:p>
              </table:table-cell>
              <table:table-cell office:value-type="float" office:value="2.35359">
                <text:p>2.35359</text:p>
              </table:table-cell>
              <table:table-cell office:value-type="float" office:value="1.28091568184635">
                <text:p>1.28091568184635</text:p>
              </table:table-cell>
              <table:table-cell office:value-type="float" office:value="2.59146">
                <text:p>2.59146</text:p>
              </table:table-cell>
              <table:table-cell office:value-type="float" office:value="1.20277648844186">
                <text:p>1.20277648844186</text:p>
              </table:table-cell>
              <table:table-cell office:value-type="float" office:value="2.32792">
                <text:p>2.32792</text:p>
              </table:table-cell>
              <table:table-cell office:value-type="float" office:value="5.10952983128044">
                <text:p>5.10952983128044</text:p>
              </table:table-cell>
              <table:table-cell office:value-type="float" office:value="1.02002">
                <text:p>1.02002</text:p>
              </table:table-cell>
              <table:table-cell office:value-type="float" office:value="10.7598588027373">
                <text:p>10.7598588027373</text:p>
              </table:table-cell>
              <table:table-cell office:value-type="float" office:value="3.77958">
                <text:p>3.77958</text:p>
              </table:table-cell>
              <table:table-cell office:value-type="float" office:value="7.84145507733966">
                <text:p>7.84145507733966</text:p>
              </table:table-cell>
              <table:table-cell office:value-type="float" office:value="0.352002">
                <text:p>0.352002</text:p>
              </table:table-cell>
              <table:table-cell office:value-type="float" office:value="12.036191306964">
                <text:p>12.03619130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9129">
                <text:p>2.59129</text:p>
              </table:table-cell>
              <table:table-cell office:value-type="float" office:value="1">
                <text:p>1</text:p>
              </table:table-cell>
              <table:table-cell office:value-type="float" office:value="1.74847">
                <text:p>1.74847</text:p>
              </table:table-cell>
              <table:table-cell office:value-type="float" office:value="0.996413822210238">
                <text:p>0.996413822210238</text:p>
              </table:table-cell>
              <table:table-cell office:value-type="float" office:value="2.32636">
                <text:p>2.32636</text:p>
              </table:table-cell>
              <table:table-cell office:value-type="float" office:value="1.03091114131815">
                <text:p>1.03091114131815</text:p>
              </table:table-cell>
              <table:table-cell office:value-type="float" office:value="2.55903">
                <text:p>2.55903</text:p>
              </table:table-cell>
              <table:table-cell office:value-type="float" office:value="1.00410715670359">
                <text:p>1.00410715670359</text:p>
              </table:table-cell>
              <table:table-cell office:value-type="float" office:value="2.43622">
                <text:p>2.43622</text:p>
              </table:table-cell>
              <table:table-cell office:value-type="float" office:value="2.81948008649114">
                <text:p>2.81948008649114</text:p>
              </table:table-cell>
              <table:table-cell office:value-type="float" office:value="1.02976">
                <text:p>1.02976</text:p>
              </table:table-cell>
              <table:table-cell office:value-type="float" office:value="6.01169683017342">
                <text:p>6.01169683017342</text:p>
              </table:table-cell>
              <table:table-cell office:value-type="float" office:value="3.80408">
                <text:p>3.80408</text:p>
              </table:table-cell>
              <table:table-cell office:value-type="float" office:value="4.20248000771699">
                <text:p>4.20248000771699</text:p>
              </table:table-cell>
              <table:table-cell office:value-type="float" office:value="0.348444">
                <text:p>0.348444</text:p>
              </table:table-cell>
              <table:table-cell office:value-type="float" office:value="6.9519426260916">
                <text:p>6.9519426260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1114">
                <text:p>2.61114</text:p>
              </table:table-cell>
              <table:table-cell office:value-type="float" office:value="1">
                <text:p>1</text:p>
              </table:table-cell>
              <table:table-cell office:value-type="float" office:value="1.78031">
                <text:p>1.78031</text:p>
              </table:table-cell>
              <table:table-cell office:value-type="float" office:value="0.995643554175364">
                <text:p>0.995643554175364</text:p>
              </table:table-cell>
              <table:table-cell office:value-type="float" office:value="2.3294">
                <text:p>2.3294</text:p>
              </table:table-cell>
              <table:table-cell office:value-type="float" office:value="1.03734537116063">
                <text:p>1.03734537116063</text:p>
              </table:table-cell>
              <table:table-cell office:value-type="float" office:value="2.57087">
                <text:p>2.57087</text:p>
              </table:table-cell>
              <table:table-cell office:value-type="float" office:value="1.0252331643513">
                <text:p>1.0252331643513</text:p>
              </table:table-cell>
              <table:table-cell office:value-type="float" office:value="2.4212">
                <text:p>2.4212</text:p>
              </table:table-cell>
              <table:table-cell office:value-type="float" office:value="2.94999413875721">
                <text:p>2.94999413875721</text:p>
              </table:table-cell>
              <table:table-cell office:value-type="float" office:value="1.03186">
                <text:p>1.03186</text:p>
              </table:table-cell>
              <table:table-cell office:value-type="float" office:value="6.10705817026396">
                <text:p>6.10705817026396</text:p>
              </table:table-cell>
              <table:table-cell office:value-type="float" office:value="3.81295">
                <text:p>3.81295</text:p>
              </table:table-cell>
              <table:table-cell office:value-type="float" office:value="4.4036987526864">
                <text:p>4.4036987526864</text:p>
              </table:table-cell>
              <table:table-cell office:value-type="float" office:value="0.34919">
                <text:p>0.34919</text:p>
              </table:table-cell>
              <table:table-cell office:value-type="float" office:value="7.35012555399027">
                <text:p>7.3501255539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2401">
                <text:p>2.62401</text:p>
              </table:table-cell>
              <table:table-cell office:value-type="float" office:value="1">
                <text:p>1</text:p>
              </table:table-cell>
              <table:table-cell office:value-type="float" office:value="1.79074">
                <text:p>1.79074</text:p>
              </table:table-cell>
              <table:table-cell office:value-type="float" office:value="1.09578092743613">
                <text:p>1.09578092743613</text:p>
              </table:table-cell>
              <table:table-cell office:value-type="float" office:value="2.33111">
                <text:p>2.33111</text:p>
              </table:table-cell>
              <table:table-cell office:value-type="float" office:value="2.36395707155478">
                <text:p>2.36395707155478</text:p>
              </table:table-cell>
              <table:table-cell office:value-type="float" office:value="2.5739">
                <text:p>2.5739</text:p>
              </table:table-cell>
              <table:table-cell office:value-type="float" office:value="1.8860454411141">
                <text:p>1.8860454411141</text:p>
              </table:table-cell>
              <table:table-cell office:value-type="float" office:value="2.41717">
                <text:p>2.41717</text:p>
              </table:table-cell>
              <table:table-cell office:value-type="float" office:value="10.5604859702621">
                <text:p>10.5604859702621</text:p>
              </table:table-cell>
              <table:table-cell office:value-type="float" office:value="1.02375">
                <text:p>1.02375</text:p>
              </table:table-cell>
              <table:table-cell office:value-type="float" office:value="32.9137792751051">
                <text:p>32.9137792751051</text:p>
              </table:table-cell>
              <table:table-cell office:value-type="float" office:value="3.81662">
                <text:p>3.81662</text:p>
              </table:table-cell>
              <table:table-cell office:value-type="float" office:value="17.377352611869">
                <text:p>17.377352611869</text:p>
              </table:table-cell>
              <table:table-cell office:value-type="float" office:value="0.352389">
                <text:p>0.352389</text:p>
              </table:table-cell>
              <table:table-cell office:value-type="float" office:value="29.9341057612482">
                <text:p>29.9341057612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5308">
                <text:p>2.65308</text:p>
              </table:table-cell>
              <table:table-cell office:value-type="float" office:value="1">
                <text:p>1</text:p>
              </table:table-cell>
              <table:table-cell office:value-type="float" office:value="1.78236">
                <text:p>1.78236</text:p>
              </table:table-cell>
              <table:table-cell office:value-type="float" office:value="1.24986410537301">
                <text:p>1.24986410537301</text:p>
              </table:table-cell>
              <table:table-cell office:value-type="float" office:value="2.33969">
                <text:p>2.33969</text:p>
              </table:table-cell>
              <table:table-cell office:value-type="float" office:value="2.62800833519663">
                <text:p>2.62800833519663</text:p>
              </table:table-cell>
              <table:table-cell office:value-type="float" office:value="2.56403">
                <text:p>2.56403</text:p>
              </table:table-cell>
              <table:table-cell office:value-type="float" office:value="2.1593355327632">
                <text:p>2.1593355327632</text:p>
              </table:table-cell>
              <table:table-cell office:value-type="float" office:value="2.51426">
                <text:p>2.51426</text:p>
              </table:table-cell>
              <table:table-cell office:value-type="float" office:value="12.543690061418">
                <text:p>12.543690061418</text:p>
              </table:table-cell>
              <table:table-cell office:value-type="float" office:value="1.02989">
                <text:p>1.02989</text:p>
              </table:table-cell>
              <table:table-cell office:value-type="float" office:value="32.9539602214043">
                <text:p>32.9539602214043</text:p>
              </table:table-cell>
              <table:table-cell office:value-type="float" office:value="3.8095">
                <text:p>3.8095</text:p>
              </table:table-cell>
              <table:table-cell office:value-type="float" office:value="19.115811578369">
                <text:p>19.115811578369</text:p>
              </table:table-cell>
              <table:table-cell office:value-type="float" office:value="0.343677">
                <text:p>0.343677</text:p>
              </table:table-cell>
              <table:table-cell office:value-type="float" office:value="37.450438214303">
                <text:p>37.45043821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1165">
                <text:p>2.61165</text:p>
              </table:table-cell>
              <table:table-cell office:value-type="float" office:value="1">
                <text:p>1</text:p>
              </table:table-cell>
              <table:table-cell office:value-type="float" office:value="1.78428">
                <text:p>1.78428</text:p>
              </table:table-cell>
              <table:table-cell office:value-type="float" office:value="1.1205601160686">
                <text:p>1.1205601160686</text:p>
              </table:table-cell>
              <table:table-cell office:value-type="float" office:value="2.33763">
                <text:p>2.33763</text:p>
              </table:table-cell>
              <table:table-cell office:value-type="float" office:value="2.34539577219174">
                <text:p>2.34539577219174</text:p>
              </table:table-cell>
              <table:table-cell office:value-type="float" office:value="2.58109">
                <text:p>2.58109</text:p>
              </table:table-cell>
              <table:table-cell office:value-type="float" office:value="1.85093502332242">
                <text:p>1.85093502332242</text:p>
              </table:table-cell>
              <table:table-cell office:value-type="float" office:value="2.39104">
                <text:p>2.39104</text:p>
              </table:table-cell>
              <table:table-cell office:value-type="float" office:value="11.822534132959">
                <text:p>11.822534132959</text:p>
              </table:table-cell>
              <table:table-cell office:value-type="float" office:value="1.02234">
                <text:p>1.02234</text:p>
              </table:table-cell>
              <table:table-cell office:value-type="float" office:value="29.0458329198153">
                <text:p>29.0458329198153</text:p>
              </table:table-cell>
              <table:table-cell office:value-type="float" office:value="3.80471">
                <text:p>3.80471</text:p>
              </table:table-cell>
              <table:table-cell office:value-type="float" office:value="17.6571713476907">
                <text:p>17.6571713476907</text:p>
              </table:table-cell>
              <table:table-cell office:value-type="float" office:value="0.350803">
                <text:p>0.350803</text:p>
              </table:table-cell>
              <table:table-cell office:value-type="float" office:value="32.761962958237">
                <text:p>32.761962958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659">
                <text:p>2.62659</text:p>
              </table:table-cell>
              <table:table-cell office:value-type="float" office:value="1">
                <text:p>1</text:p>
              </table:table-cell>
              <table:table-cell office:value-type="float" office:value="1.7697">
                <text:p>1.7697</text:p>
              </table:table-cell>
              <table:table-cell office:value-type="float" office:value="0.980986504507268">
                <text:p>0.980986504507268</text:p>
              </table:table-cell>
              <table:table-cell office:value-type="float" office:value="2.34014">
                <text:p>2.34014</text:p>
              </table:table-cell>
              <table:table-cell office:value-type="float" office:value="0.957321973815184">
                <text:p>0.957321973815184</text:p>
              </table:table-cell>
              <table:table-cell office:value-type="float" office:value="2.54923">
                <text:p>2.54923</text:p>
              </table:table-cell>
              <table:table-cell office:value-type="float" office:value="0.937765769840994">
                <text:p>0.937765769840994</text:p>
              </table:table-cell>
              <table:table-cell office:value-type="float" office:value="2.48598">
                <text:p>2.48598</text:p>
              </table:table-cell>
              <table:table-cell office:value-type="float" office:value="2.32854319666156">
                <text:p>2.32854319666156</text:p>
              </table:table-cell>
              <table:table-cell office:value-type="float" office:value="1.0326">
                <text:p>1.0326</text:p>
              </table:table-cell>
              <table:table-cell office:value-type="float" office:value="4.77670843443103">
                <text:p>4.77670843443103</text:p>
              </table:table-cell>
              <table:table-cell office:value-type="float" office:value="3.81881">
                <text:p>3.81881</text:p>
              </table:table-cell>
              <table:table-cell office:value-type="float" office:value="3.31711082472207">
                <text:p>3.31711082472207</text:p>
              </table:table-cell>
              <table:table-cell office:value-type="float" office:value="0.346893">
                <text:p>0.346893</text:p>
              </table:table-cell>
              <table:table-cell office:value-type="float" office:value="5.36158123328179">
                <text:p>5.36158123328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4802">
                <text:p>2.64802</text:p>
              </table:table-cell>
              <table:table-cell office:value-type="float" office:value="1">
                <text:p>1</text:p>
              </table:table-cell>
              <table:table-cell office:value-type="float" office:value="1.76359">
                <text:p>1.76359</text:p>
              </table:table-cell>
              <table:table-cell office:value-type="float" office:value="1.20993167832281">
                <text:p>1.20993167832281</text:p>
              </table:table-cell>
              <table:table-cell office:value-type="float" office:value="2.34933">
                <text:p>2.34933</text:p>
              </table:table-cell>
              <table:table-cell office:value-type="float" office:value="2.9330005341199">
                <text:p>2.9330005341199</text:p>
              </table:table-cell>
              <table:table-cell office:value-type="float" office:value="2.60032">
                <text:p>2.60032</text:p>
              </table:table-cell>
              <table:table-cell office:value-type="float" office:value="2.6497827596789">
                <text:p>2.6497827596789</text:p>
              </table:table-cell>
              <table:table-cell office:value-type="float" office:value="2.09304">
                <text:p>2.09304</text:p>
              </table:table-cell>
              <table:table-cell office:value-type="float" office:value="14.9782319684407">
                <text:p>14.9782319684407</text:p>
              </table:table-cell>
              <table:table-cell office:value-type="float" office:value="1.02132">
                <text:p>1.02132</text:p>
              </table:table-cell>
              <table:table-cell office:value-type="float" office:value="37.9175698157091">
                <text:p>37.9175698157091</text:p>
              </table:table-cell>
              <table:table-cell office:value-type="float" office:value="3.77957">
                <text:p>3.77957</text:p>
              </table:table-cell>
              <table:table-cell office:value-type="float" office:value="23.8187601400631">
                <text:p>23.8187601400631</text:p>
              </table:table-cell>
              <table:table-cell office:value-type="float" office:value="0.358305">
                <text:p>0.358305</text:p>
              </table:table-cell>
              <table:table-cell office:value-type="float" office:value="43.0987826633257">
                <text:p>43.0987826633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3459">
                <text:p>2.63459</text:p>
              </table:table-cell>
              <table:table-cell office:value-type="float" office:value="1">
                <text:p>1</text:p>
              </table:table-cell>
              <table:table-cell office:value-type="float" office:value="1.79246">
                <text:p>1.79246</text:p>
              </table:table-cell>
              <table:table-cell office:value-type="float" office:value="1.26525289525257">
                <text:p>1.26525289525257</text:p>
              </table:table-cell>
              <table:table-cell office:value-type="float" office:value="2.36151">
                <text:p>2.36151</text:p>
              </table:table-cell>
              <table:table-cell office:value-type="float" office:value="2.86884143957826">
                <text:p>2.86884143957826</text:p>
              </table:table-cell>
              <table:table-cell office:value-type="float" office:value="2.59605">
                <text:p>2.59605</text:p>
              </table:table-cell>
              <table:table-cell office:value-type="float" office:value="2.6755379869446">
                <text:p>2.6755379869446</text:p>
              </table:table-cell>
              <table:table-cell office:value-type="float" office:value="1.96858">
                <text:p>1.96858</text:p>
              </table:table-cell>
              <table:table-cell office:value-type="float" office:value="14.3142925494431">
                <text:p>14.3142925494431</text:p>
              </table:table-cell>
              <table:table-cell office:value-type="float" office:value="1.01558">
                <text:p>1.01558</text:p>
              </table:table-cell>
              <table:table-cell office:value-type="float" office:value="35.4853215613431">
                <text:p>35.4853215613431</text:p>
              </table:table-cell>
              <table:table-cell office:value-type="float" office:value="3.78028">
                <text:p>3.78028</text:p>
              </table:table-cell>
              <table:table-cell office:value-type="float" office:value="22.6968078328923">
                <text:p>22.6968078328923</text:p>
              </table:table-cell>
              <table:table-cell office:value-type="float" office:value="0.356952">
                <text:p>0.356952</text:p>
              </table:table-cell>
              <table:table-cell office:value-type="float" office:value="43.3777176715937">
                <text:p>43.3777176715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5824">
                <text:p>2.65824</text:p>
              </table:table-cell>
              <table:table-cell office:value-type="float" office:value="1">
                <text:p>1</text:p>
              </table:table-cell>
              <table:table-cell office:value-type="float" office:value="1.76807">
                <text:p>1.76807</text:p>
              </table:table-cell>
              <table:table-cell office:value-type="float" office:value="1.00770193060061">
                <text:p>1.00770193060061</text:p>
              </table:table-cell>
              <table:table-cell office:value-type="float" office:value="2.30718">
                <text:p>2.30718</text:p>
              </table:table-cell>
              <table:table-cell office:value-type="float" office:value="1.26407352023197">
                <text:p>1.26407352023197</text:p>
              </table:table-cell>
              <table:table-cell office:value-type="float" office:value="2.55795">
                <text:p>2.55795</text:p>
              </table:table-cell>
              <table:table-cell office:value-type="float" office:value="1.214788466616">
                <text:p>1.214788466616</text:p>
              </table:table-cell>
              <table:table-cell office:value-type="float" office:value="0.415458">
                <text:p>0.415458</text:p>
              </table:table-cell>
              <table:table-cell office:value-type="float" office:value="5.26747367063496">
                <text:p>5.26747367063496</text:p>
              </table:table-cell>
              <table:table-cell office:value-type="float" office:value="1.04139">
                <text:p>1.04139</text:p>
              </table:table-cell>
              <table:table-cell office:value-type="float" office:value="10.6880831783041">
                <text:p>10.6880831783041</text:p>
              </table:table-cell>
              <table:table-cell office:value-type="float" office:value="3.8185">
                <text:p>3.8185</text:p>
              </table:table-cell>
              <table:table-cell office:value-type="float" office:value="7.84557003841989">
                <text:p>7.84557003841989</text:p>
              </table:table-cell>
              <table:table-cell office:value-type="float" office:value="0.341985">
                <text:p>0.341985</text:p>
              </table:table-cell>
              <table:table-cell office:value-type="float" office:value="11.8905320249007">
                <text:p>11.8905320249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4907">
                <text:p>2.64907</text:p>
              </table:table-cell>
              <table:table-cell office:value-type="float" office:value="1">
                <text:p>1</text:p>
              </table:table-cell>
              <table:table-cell office:value-type="float" office:value="1.77175">
                <text:p>1.77175</text:p>
              </table:table-cell>
              <table:table-cell office:value-type="float" office:value="1.02316581755755">
                <text:p>1.02316581755755</text:p>
              </table:table-cell>
              <table:table-cell office:value-type="float" office:value="2.3444">
                <text:p>2.3444</text:p>
              </table:table-cell>
              <table:table-cell office:value-type="float" office:value="1.33256316473374">
                <text:p>1.33256316473374</text:p>
              </table:table-cell>
              <table:table-cell office:value-type="float" office:value="2.56918">
                <text:p>2.56918</text:p>
              </table:table-cell>
              <table:table-cell office:value-type="float" office:value="1.24951575829434">
                <text:p>1.24951575829434</text:p>
              </table:table-cell>
              <table:table-cell office:value-type="float" office:value="2.31479">
                <text:p>2.31479</text:p>
              </table:table-cell>
              <table:table-cell office:value-type="float" office:value="5.20559372773566">
                <text:p>5.20559372773566</text:p>
              </table:table-cell>
              <table:table-cell office:value-type="float" office:value="1.02977">
                <text:p>1.02977</text:p>
              </table:table-cell>
              <table:table-cell office:value-type="float" office:value="11.0881328115048">
                <text:p>11.0881328115048</text:p>
              </table:table-cell>
              <table:table-cell office:value-type="float" office:value="3.77769">
                <text:p>3.77769</text:p>
              </table:table-cell>
              <table:table-cell office:value-type="float" office:value="7.9085895230595">
                <text:p>7.9085895230595</text:p>
              </table:table-cell>
              <table:table-cell office:value-type="float" office:value="0.353326">
                <text:p>0.353326</text:p>
              </table:table-cell>
              <table:table-cell office:value-type="float" office:value="12.3880138293204">
                <text:p>12.3880138293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7268">
                <text:p>2.47268</text:p>
              </table:table-cell>
              <table:table-cell office:value-type="float" office:value="1">
                <text:p>1</text:p>
              </table:table-cell>
              <table:table-cell office:value-type="float" office:value="1.80761">
                <text:p>1.80761</text:p>
              </table:table-cell>
              <table:table-cell office:value-type="float" office:value="1.01042501800943">
                <text:p>1.01042501800943</text:p>
              </table:table-cell>
              <table:table-cell office:value-type="float" office:value="2.27772">
                <text:p>2.27772</text:p>
              </table:table-cell>
              <table:table-cell office:value-type="float" office:value="1.68454844913181">
                <text:p>1.68454844913181</text:p>
              </table:table-cell>
              <table:table-cell office:value-type="float" office:value="2.54129">
                <text:p>2.54129</text:p>
              </table:table-cell>
              <table:table-cell office:value-type="float" office:value="1.52050764300253">
                <text:p>1.52050764300253</text:p>
              </table:table-cell>
              <table:table-cell office:value-type="float" office:value="2.51224">
                <text:p>2.51224</text:p>
              </table:table-cell>
              <table:table-cell office:value-type="float" office:value="5.87839327888171">
                <text:p>5.87839327888171</text:p>
              </table:table-cell>
              <table:table-cell office:value-type="float" office:value="1.03498">
                <text:p>1.03498</text:p>
              </table:table-cell>
              <table:table-cell office:value-type="float" office:value="13.4496321730644">
                <text:p>13.4496321730644</text:p>
              </table:table-cell>
              <table:table-cell office:value-type="float" office:value="3.85153">
                <text:p>3.85153</text:p>
              </table:table-cell>
              <table:table-cell office:value-type="float" office:value="9.02787030619388">
                <text:p>9.02787030619388</text:p>
              </table:table-cell>
              <table:table-cell office:value-type="float" office:value="0.372197">
                <text:p>0.372197</text:p>
              </table:table-cell>
              <table:table-cell office:value-type="float" office:value="15.4689032491861">
                <text:p>15.4689032491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5646">
                <text:p>2.65646</text:p>
              </table:table-cell>
              <table:table-cell office:value-type="float" office:value="1">
                <text:p>1</text:p>
              </table:table-cell>
              <table:table-cell office:value-type="float" office:value="1.90034">
                <text:p>1.90034</text:p>
              </table:table-cell>
              <table:table-cell office:value-type="float" office:value="0.94727527499231">
                <text:p>0.94727527499231</text:p>
              </table:table-cell>
              <table:table-cell office:value-type="float" office:value="2.54488">
                <text:p>2.54488</text:p>
              </table:table-cell>
              <table:table-cell office:value-type="float" office:value="1.08575183873683">
                <text:p>1.08575183873683</text:p>
              </table:table-cell>
              <table:table-cell office:value-type="float" office:value="2.68107">
                <text:p>2.68107</text:p>
              </table:table-cell>
              <table:table-cell office:value-type="float" office:value="1.10317739284872">
                <text:p>1.10317739284872</text:p>
              </table:table-cell>
              <table:table-cell office:value-type="float" office:value="1.98618">
                <text:p>1.98618</text:p>
              </table:table-cell>
              <table:table-cell office:value-type="float" office:value="2.47806781010021">
                <text:p>2.47806781010021</text:p>
              </table:table-cell>
              <table:table-cell office:value-type="float" office:value="1.01873">
                <text:p>1.01873</text:p>
              </table:table-cell>
              <table:table-cell office:value-type="float" office:value="5.65166304528532">
                <text:p>5.65166304528532</text:p>
              </table:table-cell>
              <table:table-cell office:value-type="float" office:value="3.76941">
                <text:p>3.76941</text:p>
              </table:table-cell>
              <table:table-cell office:value-type="float" office:value="4.05952044839865">
                <text:p>4.05952044839865</text:p>
              </table:table-cell>
              <table:table-cell office:value-type="float" office:value="0.360906">
                <text:p>0.360906</text:p>
              </table:table-cell>
              <table:table-cell office:value-type="float" office:value="6.68947478481696">
                <text:p>6.68947478481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9126">
                <text:p>2.59126</text:p>
              </table:table-cell>
              <table:table-cell office:value-type="float" office:value="1">
                <text:p>1</text:p>
              </table:table-cell>
              <table:table-cell office:value-type="float" office:value="1.77784">
                <text:p>1.77784</text:p>
              </table:table-cell>
              <table:table-cell office:value-type="float" office:value="1.0771947201826">
                <text:p>1.0771947201826</text:p>
              </table:table-cell>
              <table:table-cell office:value-type="float" office:value="2.31364">
                <text:p>2.31364</text:p>
              </table:table-cell>
              <table:table-cell office:value-type="float" office:value="1.62908346732677">
                <text:p>1.62908346732677</text:p>
              </table:table-cell>
              <table:table-cell office:value-type="float" office:value="2.5497">
                <text:p>2.5497</text:p>
              </table:table-cell>
              <table:table-cell office:value-type="float" office:value="1.44466865792849">
                <text:p>1.44466865792849</text:p>
              </table:table-cell>
              <table:table-cell office:value-type="float" office:value="2.44408">
                <text:p>2.44408</text:p>
              </table:table-cell>
              <table:table-cell office:value-type="float" office:value="5.96227427471064">
                <text:p>5.96227427471064</text:p>
              </table:table-cell>
              <table:table-cell office:value-type="float" office:value="1.02068">
                <text:p>1.02068</text:p>
              </table:table-cell>
              <table:table-cell office:value-type="float" office:value="13.4655417516805">
                <text:p>13.4655417516805</text:p>
              </table:table-cell>
              <table:table-cell office:value-type="float" office:value="3.78611">
                <text:p>3.78611</text:p>
              </table:table-cell>
              <table:table-cell office:value-type="float" office:value="8.27567477541177">
                <text:p>8.27567477541177</text:p>
              </table:table-cell>
              <table:table-cell office:value-type="float" office:value="0.349247">
                <text:p>0.349247</text:p>
              </table:table-cell>
              <table:table-cell office:value-type="float" office:value="14.2224490235361">
                <text:p>14.22244902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0298">
                <text:p>2.60298</text:p>
              </table:table-cell>
              <table:table-cell office:value-type="float" office:value="1">
                <text:p>1</text:p>
              </table:table-cell>
              <table:table-cell office:value-type="float" office:value="1.78813">
                <text:p>1.78813</text:p>
              </table:table-cell>
              <table:table-cell office:value-type="float" office:value="1.0795283249996">
                <text:p>1.0795283249996</text:p>
              </table:table-cell>
              <table:table-cell office:value-type="float" office:value="2.32407">
                <text:p>2.32407</text:p>
              </table:table-cell>
              <table:table-cell office:value-type="float" office:value="1.58488819670863">
                <text:p>1.58488819670863</text:p>
              </table:table-cell>
              <table:table-cell office:value-type="float" office:value="2.57613">
                <text:p>2.57613</text:p>
              </table:table-cell>
              <table:table-cell office:value-type="float" office:value="1.41422145288455">
                <text:p>1.41422145288455</text:p>
              </table:table-cell>
              <table:table-cell office:value-type="float" office:value="2.39955">
                <text:p>2.39955</text:p>
              </table:table-cell>
              <table:table-cell office:value-type="float" office:value="5.88141922672548">
                <text:p>5.88141922672548</text:p>
              </table:table-cell>
              <table:table-cell office:value-type="float" office:value="1.02625">
                <text:p>1.02625</text:p>
              </table:table-cell>
              <table:table-cell office:value-type="float" office:value="10.2542826294869">
                <text:p>10.2542826294869</text:p>
              </table:table-cell>
              <table:table-cell office:value-type="float" office:value="3.80648">
                <text:p>3.80648</text:p>
              </table:table-cell>
              <table:table-cell office:value-type="float" office:value="7.74462825590388">
                <text:p>7.74462825590388</text:p>
              </table:table-cell>
              <table:table-cell office:value-type="float" office:value="0.350335">
                <text:p>0.350335</text:p>
              </table:table-cell>
              <table:table-cell office:value-type="float" office:value="11.8559664013018">
                <text:p>11.8559664013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9928">
                <text:p>2.59928</text:p>
              </table:table-cell>
              <table:table-cell office:value-type="float" office:value="1">
                <text:p>1</text:p>
              </table:table-cell>
              <table:table-cell office:value-type="float" office:value="1.77122">
                <text:p>1.77122</text:p>
              </table:table-cell>
              <table:table-cell office:value-type="float" office:value="1.14432174610353">
                <text:p>1.14432174610353</text:p>
              </table:table-cell>
              <table:table-cell office:value-type="float" office:value="2.32381">
                <text:p>2.32381</text:p>
              </table:table-cell>
              <table:table-cell office:value-type="float" office:value="2.10836903941523">
                <text:p>2.10836903941523</text:p>
              </table:table-cell>
              <table:table-cell office:value-type="float" office:value="2.5587">
                <text:p>2.5587</text:p>
              </table:table-cell>
              <table:table-cell office:value-type="float" office:value="1.88205206865944">
                <text:p>1.88205206865944</text:p>
              </table:table-cell>
              <table:table-cell office:value-type="float" office:value="2.42737">
                <text:p>2.42737</text:p>
              </table:table-cell>
              <table:table-cell office:value-type="float" office:value="10.5206629093981">
                <text:p>10.5206629093981</text:p>
              </table:table-cell>
              <table:table-cell office:value-type="float" office:value="1.03207">
                <text:p>1.03207</text:p>
              </table:table-cell>
              <table:table-cell office:value-type="float" office:value="26.7996079568076">
                <text:p>26.7996079568076</text:p>
              </table:table-cell>
              <table:table-cell office:value-type="float" office:value="3.80793">
                <text:p>3.80793</text:p>
              </table:table-cell>
              <table:table-cell office:value-type="float" office:value="16.3086291233053">
                <text:p>16.3086291233053</text:p>
              </table:table-cell>
              <table:table-cell office:value-type="float" office:value="0.349738">
                <text:p>0.349738</text:p>
              </table:table-cell>
              <table:table-cell office:value-type="float" office:value="26.7149735461074">
                <text:p>26.7149735461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6392">
                <text:p>2.56392</text:p>
              </table:table-cell>
              <table:table-cell office:value-type="float" office:value="1">
                <text:p>1</text:p>
              </table:table-cell>
              <table:table-cell office:value-type="float" office:value="1.80293">
                <text:p>1.80293</text:p>
              </table:table-cell>
              <table:table-cell office:value-type="float" office:value="1.00112618898977">
                <text:p>1.00112618898977</text:p>
              </table:table-cell>
              <table:table-cell office:value-type="float" office:value="2.32019">
                <text:p>2.32019</text:p>
              </table:table-cell>
              <table:table-cell office:value-type="float" office:value="1.13709699309076">
                <text:p>1.13709699309076</text:p>
              </table:table-cell>
              <table:table-cell office:value-type="float" office:value="2.55761">
                <text:p>2.55761</text:p>
              </table:table-cell>
              <table:table-cell office:value-type="float" office:value="1.08132631159534">
                <text:p>1.08132631159534</text:p>
              </table:table-cell>
              <table:table-cell office:value-type="float" office:value="2.39354">
                <text:p>2.39354</text:p>
              </table:table-cell>
              <table:table-cell office:value-type="float" office:value="3.3183586217987">
                <text:p>3.3183586217987</text:p>
              </table:table-cell>
              <table:table-cell office:value-type="float" office:value="1.02055">
                <text:p>1.02055</text:p>
              </table:table-cell>
              <table:table-cell office:value-type="float" office:value="7.2237474796464">
                <text:p>7.2237474796464</text:p>
              </table:table-cell>
              <table:table-cell office:value-type="float" office:value="3.80554">
                <text:p>3.80554</text:p>
              </table:table-cell>
              <table:table-cell office:value-type="float" office:value="5.34020740519194">
                <text:p>5.34020740519194</text:p>
              </table:table-cell>
              <table:table-cell office:value-type="float" office:value="0.351681">
                <text:p>0.351681</text:p>
              </table:table-cell>
              <table:table-cell office:value-type="float" office:value="8.88574584797832">
                <text:p>8.88574584797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